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797cm"/>
    </style:style>
    <style:style style:name="co39" style:family="table-column">
      <style:table-column-properties fo:break-before="auto" style:column-width="2.178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988cm"/>
    </style:style>
    <style:style style:name="co42" style:family="table-column">
      <style:table-column-properties fo:break-before="auto" style:column-width="2.205cm"/>
    </style:style>
    <style:style style:name="co43" style:family="table-column">
      <style:table-column-properties fo:break-before="auto" style:column-width="1.252cm"/>
    </style:style>
    <style:style style:name="co44" style:family="table-column">
      <style:table-column-properties fo:break-before="auto" style:column-width="1.307cm"/>
    </style:style>
    <style:style style:name="co45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1.279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.034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58" style:family="table-column">
      <style:table-column-properties fo:break-before="auto" style:column-width="1.06cm"/>
    </style:style>
    <style:style style:name="co59" style:family="table-column">
      <style:table-column-properties fo:break-before="auto" style:column-width="2.014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1.161cm"/>
    </style:style>
    <style:style style:name="co62" style:family="table-column">
      <style:table-column-properties fo:break-before="auto" style:column-width="1.388cm"/>
    </style:style>
    <style:style style:name="co63" style:family="table-column">
      <style:table-column-properties fo:break-before="auto" style:column-width="1.6cm"/>
    </style:style>
    <style:style style:name="co64" style:family="table-column">
      <style:table-column-properties fo:break-before="auto" style:column-width="1.4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1.289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39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316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fo:padding="0.071cm"/>
    </style:style>
    <style:style style:name="ce34" style:family="table-cell" style:parent-style-name="Default">
      <style:table-cell-properties fo:background-color="#ff9900" fo:padding="0.071c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38" style:family="table-cell" style:parent-style-name="Default">
      <style:table-cell-properties fo:border-bottom="none" fo:border-left="0.06pt solid #000000" fo:padding="0.071cm" fo:border-right="none" fo:border-top="none"/>
    </style:style>
    <style:style style:name="ce39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40" style:family="table-cell" style:parent-style-name="Default">
      <style:table-cell-properties fo:border-bottom="none" fo:background-color="#c0c0c0" fo:border-left="0.06pt solid #000000" fo:padding="0.071cm" fo:border-right="none" fo:border-top="none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c0c0c0" fo:padding="0.071cm"/>
    </style:style>
    <style:style style:name="ce44" style:family="table-cell" style:parent-style-name="Default">
      <style:table-cell-properties fo:background-color="transparent" fo:padding="0.071cm"/>
    </style:style>
    <style:style style:name="ce45" style:family="table-cell" style:parent-style-name="Default">
      <style:table-cell-properties fo:border-bottom="none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fo:border-left="none" fo:padding="0.071cm" fo:border-right="none" fo:border-top="0.06pt solid #000000"/>
    </style:style>
    <style:style style:name="ce48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49" style:family="table-cell" style:parent-style-name="Default">
      <style:table-cell-properties fo:border-bottom="0.06pt solid #000000" fo:border-left="none" fo:padding="0.071cm" fo:border-right="none" fo:border-top="non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63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</style:style>
    <style:style style:name="ce64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74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7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78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0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95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99" style:family="table-cell" style:parent-style-name="Default">
      <style:table-cell-properties fo:background-color="#ccffff"/>
    </style:style>
    <style:style style:name="ce100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underline-style="none"/>
    </style:style>
    <style:style style:name="ce10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10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1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112" style:family="table-cell" style:parent-style-name="Default" style:data-style-name="N0">
      <style:table-cell-properties fo:padding="0.071cm"/>
    </style:style>
    <style:style style:name="ce113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2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43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144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50" style:family="table-cell" style:parent-style-name="Default">
      <style:table-cell-properties fo:border-bottom="0.06pt solid #000000" fo:background-color="#b3b3b3" fo:border-left="none" fo:border-right="0.06pt solid #000000" fo:border-top="none"/>
    </style:style>
    <style:style style:name="ce15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69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1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2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73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5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6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7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9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80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1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2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3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9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0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92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93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95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9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9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98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99" style:family="table-cell" style:parent-style-name="Default" style:data-style-name="N1">
      <style:table-cell-properties fo:padding="0.071cm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0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201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</style:style>
    <style:style style:name="ce204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207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211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0.06pt solid #000000" fo:background-color="transparent" fo:border-left="none" fo:padding="0.071cm" fo:border-right="none" fo:border-top="none"/>
    </style:style>
    <style:style style:name="ce2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6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7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18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9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20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1" style:family="table-cell" style:parent-style-name="Default" style:data-style-name="N143"/>
    <style:style style:name="ce222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2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29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30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1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5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9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0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41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1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52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53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56" style:family="table-cell" style:parent-style-name="Default">
      <style:text-properties style:text-underline-style="none"/>
    </style:style>
    <style:style style:name="ce257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5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9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underline-style="none"/>
    </style:style>
    <style:style style:name="ce260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underline-style="none"/>
    </style:style>
    <style:style style:name="ce261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4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5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underline-style="none"/>
    </style:style>
    <style:style style:name="ce266" style:family="table-cell" style:parent-style-name="Default">
      <style:table-cell-properties fo:border-bottom="none" fo:background-color="#ccffff" fo:border-left="0.06pt solid #000000" fo:border-right="none" fo:border-top="none"/>
      <style:text-properties style:text-underline-style="none"/>
    </style:style>
    <style:style style:name="ce267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underline-style="none"/>
    </style:style>
    <style:style style:name="ce268" style:family="table-cell" style:parent-style-name="Default">
      <style:table-cell-properties fo:border-bottom="none" fo:background-color="#ccffff" fo:border-left="none" fo:border-right="0.06pt solid #000000" fo:border-top="none"/>
      <style:text-properties style:text-underline-style="none"/>
    </style:style>
    <style:style style:name="ce269" style:family="table-cell" style:parent-style-name="Default">
      <style:table-cell-properties fo:background-color="#ccffff"/>
      <style:text-properties style:text-underline-style="none"/>
    </style:style>
    <style:style style:name="ce270" style:family="table-cell" style:parent-style-name="Default">
      <style:table-cell-properties fo:border-bottom="none" fo:border-left="0.06pt solid #000000" fo:border-right="none" fo:border-top="0.06pt solid #000000"/>
    </style:style>
    <style:style style:name="ce271" style:family="table-cell" style:parent-style-name="Default">
      <style:table-cell-properties fo:border-bottom="none" fo:border-left="0.06pt solid #000000" fo:border-right="none" fo:border-top="none"/>
    </style:style>
    <style:style style:name="ce272" style:family="table-cell" style:parent-style-name="Default">
      <style:text-properties fo:color="#ff0000"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77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0.06pt solid #000000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0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3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284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</style:style>
    <style:style style:name="ce285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88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89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90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292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293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4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5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96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</style:style>
    <style:style style:name="ce297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29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1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0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3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3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05" style:family="table-cell" style:parent-style-name="Default">
      <style:table-cell-properties fo:border-bottom="none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07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30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309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0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1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3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16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18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19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21" style:family="table-cell" style:parent-style-name="Default">
      <style:table-cell-properties fo:border-bottom="none" fo:border-left="none" fo:padding="0.071cm" fo:border-right="0.06pt solid #000000" fo:border-top="0.06pt solid #000000"/>
    </style:style>
    <style:style style:name="ce322" style:family="table-cell" style:parent-style-name="Default">
      <style:table-cell-properties fo:border-bottom="none" fo:border-left="none" fo:padding="0.071cm" fo:border-right="0.06pt solid #000000" fo:border-top="none"/>
    </style:style>
    <style:style style:name="ce323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324" style:family="table-cell" style:parent-style-name="Default">
      <style:table-cell-properties fo:border-bottom="none" fo:background-color="#c0c0c0" fo:border-left="none" fo:padding="0.071cm" fo:border-right="0.06pt solid #000000" fo:border-top="none"/>
    </style:style>
    <style:style style:name="ce325" style:family="table-cell" style:parent-style-name="Default">
      <style:table-cell-properties fo:border-bottom="0.06pt solid #000000" fo:border-left="none" fo:padding="0.071cm" fo:border-right="0.06pt solid #000000" fo:border-top="none"/>
    </style:style>
    <style:style style:name="ce32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0000" fo:font-weight="bold" style:font-weight-asian="bold" style:font-weight-complex="bold"/>
    </style:style>
    <style:style style:name="ce327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</style:style>
    <style:style style:name="ce328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0000" fo:font-weight="bold" style:font-weight-asian="bold" style:font-weight-complex="bold"/>
    </style:style>
    <style:style style:name="ce329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30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ce331" style:family="table-cell" style:parent-style-name="Default" style:data-style-name="N14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334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35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36" style:family="table-cell" style:parent-style-name="Default">
      <style:table-cell-properties fo:border-bottom="0.06pt solid #000000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339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center" fo:margin-left="0cm"/>
    </style:style>
    <style:style style:name="ce3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3" style:family="table-cell" style:parent-style-name="Default">
      <style:table-cell-properties fo:border-bottom="0.06pt solid #000000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order-left="none" fo:border-right="0.06pt solid #000000" fo:border-top="0.06pt solid #000000"/>
    </style:style>
    <style:style style:name="ce347" style:family="table-cell" style:parent-style-name="Default">
      <style:table-cell-properties fo:border-bottom="none" fo:border-left="none" fo:border-right="0.06pt solid #000000" fo:border-top="none"/>
    </style:style>
    <style:style style:name="ce348" style:family="table-cell" style:parent-style-name="Default" style:data-style-name="N14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49" style:family="table-cell" style:parent-style-name="Default" style:data-style-name="N14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</style:style>
    <style:style style:name="ce351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2" style:family="table-cell" style:parent-style-name="Default">
      <style:table-cell-properties style:glyph-orientation-vertical="0" fo:border-bottom="none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3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55" style:family="table-cell" style:parent-style-name="Default">
      <style:table-cell-properties fo:border-bottom="0.06pt solid #000000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56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59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/>
    </style:style>
    <style:style style:name="ce3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6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4" style:family="table-cell" style:parent-style-name="Default">
      <style:table-cell-properties fo:background-color="transparent"/>
      <style:text-properties style:use-window-font-color="true"/>
    </style:style>
    <style:style style:name="ce36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67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368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71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72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73" style:family="table-cell" style:parent-style-name="Default" style:data-style-name="N2">
      <style:table-cell-properties fo:background-color="transparent"/>
    </style:style>
    <style:style style:name="ce374" style:family="table-cell" style:parent-style-name="Default" style:data-style-name="N2"/>
    <style:style style:name="ce3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6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/>
    </style:style>
    <style:style style:name="ce377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</style:style>
    <style:style style:name="ce378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</style:style>
    <style:style style:name="ce37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0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ackground-color="#ffff00"/>
    </style:style>
    <style:style style:name="ce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9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39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9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8]-[.J8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48">
            <text:p>248</text:p>
          </table:table-cell>
          <table:table-cell table:style-name="ce10" table:formula="of:=[.D9]-[.J9]" office:value-type="float" office:value="239">
            <text:p>239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206">
            <text:p>20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0]-[.J10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33">
            <text:p>233</text:p>
          </table:table-cell>
          <table:table-cell table:style-name="ce10" table:formula="of:=[.D11]-[.J11]" office:value-type="float" office:value="254">
            <text:p>254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56">
            <text:p>25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2]-[.J12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9" office:value-type="float" office:value="465">
            <text:p>465</text:p>
          </table:table-cell>
          <table:table-cell table:style-name="ce10" table:formula="of:=[.D13]-[.J13]" office:value-type="float" office:value="22">
            <text:p>22</text:p>
          </table:table-cell>
          <table:table-cell table:style-name="ce9" office:value-type="float" office:value="466">
            <text:p>466</text:p>
          </table:table-cell>
          <table:table-cell table:style-name="ce9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4]-[.J1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8">
            <text:p>28</text:p>
          </table:table-cell>
          <table:table-cell table:style-name="ce10" table:formula="of:=[.D15]-[.J15]" office:value-type="float" office:value="459">
            <text:p>4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50">
            <text:p>450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6]-[.J1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0" office:value-type="float" office:value="435">
            <text:p>435</text:p>
          </table:table-cell>
          <table:table-cell table:style-name="ce10" table:formula="of:=[.D17]-[.J17]" office:value-type="float" office:value="52">
            <text:p>52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69">
            <text:p>6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8]-[.J18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30">
            <text:p>330</text:p>
          </table:table-cell>
          <table:table-cell table:style-name="ce10" table:formula="of:=[.D19]-[.J19]" office:value-type="float" office:value="157">
            <text:p>15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178">
            <text:p>178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0]-[.J20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table:formula="of:=[.D21]-[.J21]" office:value-type="float" office:value="187">
            <text:p>187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99">
            <text:p>19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2]-[.J22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7">
            <text:p>37</text:p>
          </table:table-cell>
          <table:table-cell table:style-name="ce10" table:formula="of:=[.D23]-[.J23]" office:value-type="float" office:value="450">
            <text:p>45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54">
            <text:p>454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4]-[.J2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296">
            <text:p>296</text:p>
          </table:table-cell>
          <table:table-cell table:style-name="ce10" table:formula="of:=[.D25]-[.J25]" office:value-type="float" office:value="191">
            <text:p>19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93">
            <text:p>193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6]-[.J2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14">
            <text:p>314</text:p>
          </table:table-cell>
          <table:table-cell table:style-name="ce10" table:formula="of:=[.D27]-[.J27]" office:value-type="float" office:value="173">
            <text:p>173</text:p>
          </table:table-cell>
          <table:table-cell table:style-name="ce9" office:value-type="float" office:value="325">
            <text:p>325</text:p>
          </table:table-cell>
          <table:table-cell table:style-name="ce9" office:value-type="float" office:value="162">
            <text:p>162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7" table:visibility="collapse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14" office:value-type="string">
            <text:p><text:s/>Len source CSt</text:p>
          </table:table-cell>
          <table:table-cell table:style-name="ce14" office:value-type="string">
            <text:p>Len target CS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3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1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8">
          <table:table-cell table:style-name="ce17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18"/>
          <table:covered-table-cell table:number-columns-repeated="8" table:style-name="ce17"/>
          <table:covered-table-cell table:number-columns-repeated="3"/>
          <table:table-cell table:number-columns-repeated="3"/>
        </table:table-row>
        <table:table-row table:style-name="ro8">
          <table:table-cell office:value-type="string">
            <text:p>Native space Left_BOI</text:p>
          </table:table-cell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66">
            <text:p>266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355">
            <text:p>355</text:p>
          </table:table-cell>
          <table:table-cell table:style-name="ce20" office:value-type="float" office:value="216">
            <text:p>216</text:p>
          </table:table-cell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48">
            <text:p>48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302">
            <text:p>302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301">
            <text:p>301</text:p>
          </table:table-cell>
          <table:table-cell table:style-name="ce20" office:value-type="float" office:value="436">
            <text:p>436</text:p>
          </table:table-cell>
          <table:table-cell table:style-name="ce20" office:value-type="float" office:value="264">
            <text:p>264</text:p>
          </table:table-cell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">
            <text:p>7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42">
            <text:p>442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30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505">
            <text:p>50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0" table:formula="of:=[.E31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10" table:number-columns-repeated="3"/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9">
            <text:p>359</text:p>
          </table:table-cell>
          <table:table-cell table:style-name="ce20" office:value-type="float" office:value="646">
            <text:p>646</text:p>
          </table:table-cell>
          <table:table-cell table:style-name="ce20" office:value-type="float" office:value="356">
            <text:p>356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32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756">
            <text:p>75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188">
            <text:p>188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20" office:value-type="float" office:value="205">
            <text:p>205</text:p>
          </table:table-cell>
          <table:table-cell table:style-name="ce20" table:formula="of:=[.E33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5">
            <text:p>45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4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683">
            <text:p>68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600">
            <text:p>60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20" office:value-type="float" office:value="207">
            <text:p>207</text:p>
          </table:table-cell>
          <table:table-cell table:style-name="ce20" table:formula="of:=[.E35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581">
            <text:p>581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229">
            <text:p>229</text:p>
          </table:table-cell>
          <table:table-cell table:style-name="ce20" office:value-type="float" office:value="429">
            <text:p>429</text:p>
          </table:table-cell>
          <table:table-cell table:style-name="ce20" office:value-type="float" office:value="664">
            <text:p>664</text:p>
          </table:table-cell>
          <table:table-cell table:style-name="ce20" office:value-type="float" office:value="316">
            <text:p>316</text:p>
          </table:table-cell>
        </table:table-row>
        <table:table-row table:style-name="ro1">
          <table:table-cell/>
          <table:table-cell table:style-name="ce4" office:value-type="float" office:value="208">
            <text:p>208</text:p>
          </table:table-cell>
          <table:table-cell table:style-name="ce4" table:formula="of:=[.E36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336">
            <text:p>336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38">
            <text:p>438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/>
          <table:table-cell table:style-name="ce20" office:value-type="float" office:value="209">
            <text:p>209</text:p>
          </table:table-cell>
          <table:table-cell table:style-name="ce20" table:formula="of:=[.E37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279">
            <text:p>279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26">
            <text:p>526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10">
            <text:p>1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10">
            <text:p>210</text:p>
          </table:table-cell>
          <table:table-cell table:style-name="ce4" table:formula="of:=[.E38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480">
            <text:p>480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188">
            <text:p>188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147">
            <text:p>147</text:p>
          </table:table-cell>
        </table:table-row>
        <table:table-row table:style-name="ro1">
          <table:table-cell/>
          <table:table-cell table:style-name="ce20" office:value-type="float" office:value="212">
            <text:p>212</text:p>
          </table:table-cell>
          <table:table-cell table:style-name="ce20" table:formula="of:=[.E39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463">
            <text:p>463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47">
            <text:p>347</text:p>
          </table:table-cell>
          <table:table-cell table:style-name="ce20" office:value-type="float" office:value="390">
            <text:p>390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41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111">
            <text:p>11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42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office:value-type="float" office:value="165">
            <text:p>16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57">
            <text:p>57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43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183">
            <text:p>1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5">
            <text:p>55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44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7">
            <text:p>13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45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38">
            <text:p>138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46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105">
            <text:p>105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107">
            <text:p>107</text:p>
          </table:table-cell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47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48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49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116">
            <text:p>11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50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117">
            <text:p>11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874.225972997">
            <text:p>874.225972997</text:p>
          </table:table-cell>
          <table:table-cell table:style-name="ce3" office:value-type="float" office:value="841.544892389">
            <text:p>841.544892389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11.04382453">
            <text:p>1711.04382453</text:p>
          </table:table-cell>
          <table:table-cell table:style-name="ce10" office:value-type="float" office:value="1601.7315637">
            <text:p>1601.7315637</text:p>
          </table:table-cell>
          <table:table-cell table:style-name="ce10" office:value-type="float" office:value="99">
            <text:p>99</text:p>
          </table:table-cell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022.57589615">
            <text:p>1022.57589615</text:p>
          </table:table-cell>
          <table:table-cell table:style-name="ce3" office:value-type="float" office:value="984.726067243">
            <text:p>984.726067243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789.916186745">
            <text:p>789.916186745</text:p>
          </table:table-cell>
          <table:table-cell table:style-name="ce10" table:number-columns-repeated="2"/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0"/>
        <table:table-row table:style-name="ro2">
          <table:table-cell table:style-name="ce17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18"/>
          <table:covered-table-cell table:number-columns-repeated="10" table:style-name="ce17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8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3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100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<text:s/>100</text:p>
          </table:table-cell>
          <table:covered-table-cell table:style-name="ce13"/>
          <table:table-cell table:style-name="ce22" office:value-type="string" table:number-columns-spanned="3" table:number-rows-spanned="1">
            <text:p>Radius = 4</text:p>
          </table:table-cell>
          <table:covered-table-cell table:number-columns-repeated="2" table:style-name="ce24"/>
          <table:table-cell table:style-name="ce28" office:value-type="string" table:number-columns-spanned="4" table:number-rows-spanned="1">
            <text:p>Anneal <text:s/>1000</text:p>
          </table:table-cell>
          <table:covered-table-cell table:style-name="ce28"/>
          <table:covered-table-cell table:number-columns-repeated="2" table:style-name="ce13"/>
          <table:table-cell table:style-name="ce22" office:value-type="string" table:number-columns-spanned="3" table:number-rows-spanned="1">
            <text:p>Radius = 4</text:p>
          </table:table-cell>
          <table:covered-table-cell table:number-columns-repeated="2" table:style-name="ce24"/>
          <table:table-cell/>
        </table:table-row>
        <table:table-row table:style-name="ro9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9" office:value-type="string">
            <text:p>Loss function value</text:p>
          </table:table-cell>
          <table:table-cell table:style-name="ce29" office:value-type="string">
            <text:p>Iteration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1079.06762064">
            <text:p>1079.06762064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1105.93094291">
            <text:p>1105.93094291</text:p>
          </table:table-cell>
          <table:table-cell table:number-columns-repeated="2" table:style-name="ce10" office:value-type="string">
            <text:p>x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346">
            <text:p>346</text:p>
          </table:table-cell>
          <table:table-cell table:style-name="ce20" office:value-type="float" office:value="334">
            <text:p>334</text:p>
          </table:table-cell>
          <table:table-cell table:style-name="ce20" office:value-type="float" office:value="232">
            <text:p>232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1123.2348249">
            <text:p>1123.2348249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26">
            <text:p>26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69.98093274">
            <text:p>1769.98093274</text:p>
          </table:table-cell>
          <table:table-cell table:style-name="ce10" office:value-type="float" office:value="1624.41639554">
            <text:p>1624.4163955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46">
            <text:p>44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3">
            <text:p>403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123.37226052">
            <text:p>1123.37226052</text:p>
          </table:table-cell>
          <table:table-cell table:style-name="ce3" office:value-type="float" office:value="1080.29453201">
            <text:p>1080.2945320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16">
            <text:p>116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1055.41392549">
            <text:p>1055.41392549</text:p>
          </table:table-cell>
          <table:table-cell table:style-name="ce10" office:value-type="float" office:value="1005.64828733">
            <text:p>1005.6482873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63">
            <text:p>63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1218.8312886">
            <text:p>1218.8312886</text:p>
          </table:table-cell>
          <table:table-cell table:style-name="ce3" office:value-type="float" office:value="1175.05914265">
            <text:p>1175.0591426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1">
            <text:p>31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1266.24188003">
            <text:p>1266.24188003</text:p>
          </table:table-cell>
          <table:table-cell table:style-name="ce10" office:value-type="float" office:value="1202.13794458">
            <text:p>1202.13794458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93">
            <text:p>293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00">
            <text:p>100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983.480107413">
            <text:p>983.480107413</text:p>
          </table:table-cell>
          <table:table-cell table:style-name="ce3" office:value-type="float" office:value="916.831776631">
            <text:p>916.83177663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1218.83492111">
            <text:p>1218.83492111</text:p>
          </table:table-cell>
          <table:table-cell table:style-name="ce10" office:value-type="float" office:value="1094.16629795">
            <text:p>1094.1662979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13">
            <text:p>13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16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511.14220929">
            <text:p>1511.14220929</text:p>
          </table:table-cell>
          <table:table-cell table:style-name="ce4" table:number-columns-repeated="6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3">
            <text:p>203</text:p>
          </table:table-cell>
          <table:table-cell table:style-name="ce20" table:formula="of:=[.E17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4">
            <text:p>204</text:p>
          </table:table-cell>
          <table:table-cell table:style-name="ce4" table:formula="of:=[.E18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5">
            <text:p>205</text:p>
          </table:table-cell>
          <table:table-cell table:style-name="ce20" table:formula="of:=[.E19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table:formula="of:=[.E20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7">
            <text:p>207</text:p>
          </table:table-cell>
          <table:table-cell table:style-name="ce20" table:formula="of:=[.E21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8">
            <text:p>208</text:p>
          </table:table-cell>
          <table:table-cell table:style-name="ce4" table:formula="of:=[.E22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9">
            <text:p>209</text:p>
          </table:table-cell>
          <table:table-cell table:style-name="ce20" table:formula="of:=[.E23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10">
            <text:p>210</text:p>
          </table:table-cell>
          <table:table-cell table:style-name="ce4" table:formula="of:=[.E24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12">
            <text:p>212</text:p>
          </table:table-cell>
          <table:table-cell table:style-name="ce20" table:formula="of:=[.E25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2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27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541.649227561">
            <text:p>541.649227561</text:p>
          </table:table-cell>
          <table:table-cell table:style-name="ce4" office:value-type="float" office:value="489.996421482">
            <text:p>489.9964214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5">
            <text:p>65</text:p>
          </table:table-cell>
          <table:table-cell table:style-name="ce25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0">
            <text:p>80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28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49.060785267">
            <text:p>549.060785267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">
            <text:p>1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29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540.377980498">
            <text:p>540.377980498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72.382885114">
            <text:p>372.382885114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7">
            <text:p>27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30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1063.54504336">
            <text:p>1063.54504336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545.389962205">
            <text:p>545.38996220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29">
            <text:p>29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1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573.137709864">
            <text:p>573.137709864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385.246967515">
            <text:p>385.246967515</text:p>
          </table:table-cell>
          <table:table-cell table:style-name="ce4" office:value-type="float" office:value="993">
            <text:p>9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9">
            <text:p>19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32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682.81913">
            <text:p>682.81913</text:p>
          </table:table-cell>
          <table:table-cell table:style-name="ce20" office:value-type="float" office:value="641.810368991">
            <text:p>641.81036899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375.664917955">
            <text:p>375.664917955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102">
            <text:p>102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33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565.109249044">
            <text:p>565.109249044</text:p>
          </table:table-cell>
          <table:table-cell table:style-name="ce4" office:value-type="float" office:value="524.245812505">
            <text:p>524.2458125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388.428842762">
            <text:p>388.4288427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34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825.603887031">
            <text:p>825.603887031</text:p>
          </table:table-cell>
          <table:table-cell table:style-name="ce20" office:value-type="float" office:value="690.690073472">
            <text:p>690.69007347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68">
            <text:p>68</text:p>
          </table:table-cell>
          <table:table-cell table:style-name="ce25" office:value-type="float" office:value="0">
            <text:p>0</text:p>
          </table:table-cell>
          <table:table-cell table:style-name="ce20" office:value-type="float" office:value="427.796704558">
            <text:p>427.796704558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73">
            <text:p>73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35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567.081471346">
            <text:p>567.081471346</text:p>
          </table:table-cell>
          <table:table-cell table:style-name="ce4" office:value-type="float" office:value="524.118096546">
            <text:p>524.11809654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number-columns-repeated="2" table:style-name="ce4" office:value-type="float" office:value="66">
            <text:p>66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76.637168742">
            <text:p>376.637168742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44">
            <text:p>44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36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614.069071495">
            <text:p>614.069071495</text:p>
          </table:table-cell>
          <table:table-cell table:style-name="ce20" office:value-type="float" office:value="590.474681466">
            <text:p>590.474681466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417.942975573">
            <text:p>417.942975573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48">
            <text:p>48</text:p>
          </table:table-cell>
          <table:table-cell table:style-name="ce27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1918.5162228">
            <text:p>1918.5162228</text:p>
          </table:table-cell>
          <table:table-cell table:style-name="ce3" table:number-columns-repeated="2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8">
            <text:p>20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4"/>
          <table:table-cell table:number-columns-repeated="21"/>
        </table:table-row>
        <table:table-row table:style-name="ro1" table:visibility="collapse">
          <table:table-cell table:style-name="ce4" office:value-type="float" office:value="209">
            <text:p>20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408">
            <text:p>408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78.412890428">
            <text:p>978.412890428</text:p>
          </table:table-cell>
          <table:table-cell table:style-name="ce4" office:value-type="float" office:value="926.707207841">
            <text:p>926.7072078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94">
            <text:p>29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091.40439669">
            <text:p>1091.40439669</text:p>
          </table:table-cell>
          <table:table-cell table:style-name="ce20" office:value-type="float" office:value="1041.55895973">
            <text:p>1041.5589597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81.9322107">
            <text:p>1081.9322107</text:p>
          </table:table-cell>
          <table:table-cell table:style-name="ce4" office:value-type="float" office:value="1053.54117608">
            <text:p>1053.541176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247">
            <text:p>247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32.104538715">
            <text:p>932.104538715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60">
            <text:p>60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63">
            <text:p>1163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3">
            <text:p>383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86">
            <text:p>186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53">
            <text:p>353</text:p>
          </table:table-cell>
          <table:table-cell table:style-name="ce20" office:value-type="string">
            <text:p>x</text:p>
          </table:table-cell>
          <table:table-cell table:style-name="ce20" office:value-type="float" office:value="725.779704633">
            <text:p>725.77970463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6">
            <text:p>206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83">
            <text:p>83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038.68935761">
            <text:p>1038.68935761</text:p>
          </table:table-cell>
          <table:table-cell table:style-name="ce4" office:value-type="float" office:value="976.575684204">
            <text:p>976.575684204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135">
            <text:p>135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1021.42858051">
            <text:p>1021.42858051</text:p>
          </table:table-cell>
          <table:table-cell table:style-name="ce20" office:value-type="float" office:value="950.501365905">
            <text:p>950.50136590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12.71297059">
            <text:p>1112.71297059</text:p>
          </table:table-cell>
          <table:table-cell table:style-name="ce4" office:value-type="float" office:value="1000.19872817">
            <text:p>1000.1987281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190">
            <text:p>190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1149.11737425">
            <text:p>1149.11737425</text:p>
          </table:table-cell>
          <table:table-cell table:style-name="ce20" office:value-type="float" office:value="1106.95053891">
            <text:p>1106.95053891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1">
            <text:p>71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03.195732261">
            <text:p>703.195732261</text:p>
          </table:table-cell>
          <table:table-cell table:style-name="ce4" office:value-type="float" office:value="660.304108649">
            <text:p>660.30410864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47.686713015">
            <text:p>447.686713015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6">
            <text:p>16</text:p>
          </table:table-cell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892.986549915">
            <text:p>892.986549915</text:p>
          </table:table-cell>
          <table:table-cell table:style-name="ce20" office:value-type="float" office:value="795.108119587">
            <text:p>795.108119587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463.632472154">
            <text:p>463.63247215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183">
            <text:p>183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30.86583938">
            <text:p>1030.86583938</text:p>
          </table:table-cell>
          <table:table-cell table:style-name="ce4" office:value-type="float" office:value="925.263403662">
            <text:p>925.26340366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524.00856662">
            <text:p>524.008566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326">
            <text:p>326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21">
            <text:p>321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88.683743081">
            <text:p>988.683743081</text:p>
          </table:table-cell>
          <table:table-cell table:style-name="ce20" office:value-type="float" office:value="912.882914187">
            <text:p>912.88291418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01">
            <text:p>201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23.523968394">
            <text:p>523.52396839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96">
            <text:p>196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1">
            <text:p>11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372.22557297">
            <text:p>1372.22557297</text:p>
          </table:table-cell>
          <table:table-cell table:style-name="ce4" office:value-type="float" office:value="1250.83391992">
            <text:p>1250.833919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614.202116077">
            <text:p>614.202116077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87.013707311">
            <text:p>987.013707311</text:p>
          </table:table-cell>
          <table:table-cell table:style-name="ce20" office:value-type="float" office:value="912.714852309">
            <text:p>912.71485230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13">
            <text:p>213</text:p>
          </table:table-cell>
          <table:table-cell table:style-name="ce25" office:value-type="float" office:value="0">
            <text:p>0</text:p>
          </table:table-cell>
          <table:table-cell table:style-name="ce20" office:value-type="float" office:value="555.984676755">
            <text:p>555.98467675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213">
            <text:p>213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744.347557059">
            <text:p>744.347557059</text:p>
          </table:table-cell>
          <table:table-cell table:style-name="ce4" office:value-type="float" office:value="711.682529425">
            <text:p>711.68252942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43">
            <text:p>243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469.778336805">
            <text:p>469.778336805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38">
            <text:p>238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876.230052727">
            <text:p>876.230052727</text:p>
          </table:table-cell>
          <table:table-cell table:style-name="ce20" office:value-type="float" office:value="782.534198234">
            <text:p>782.534198234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473.218081722">
            <text:p>473.218081722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274">
            <text:p>274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44">
            <text:p>44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023.90302246">
            <text:p>1023.90302246</text:p>
          </table:table-cell>
          <table:table-cell table:style-name="ce4" office:value-type="float" office:value="901.195691668">
            <text:p>901.19569166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5">
            <text:p>65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546.319380271">
            <text:p>546.31938027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92">
            <text:p>92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10">
            <text:p>210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06">
            <text:p>90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86.755573">
            <text:p>986.755573</text:p>
          </table:table-cell>
          <table:table-cell table:style-name="ce20" office:value-type="float" office:value="954.259026567">
            <text:p>954.25902656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310">
            <text:p>310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85.853012058">
            <text:p>485.853012058</text:p>
          </table:table-cell>
          <table:table-cell table:style-name="ce20" office:value-type="float" office:value="998">
            <text:p>998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38">
            <text:p>38</text:p>
          </table:table-cell>
          <table:table-cell table:style-name="ce27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38" table:default-cell-style-name="ce4"/>
        <table:table-column table:style-name="co10" table:default-cell-style-name="ce4"/>
        <table:table-column table:style-name="co21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31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10">
          <table:table-cell table:style-name="ce32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42"/>
          <table:covered-table-cell table:number-columns-repeated="7"/>
          <table:table-cell table:number-columns-repeated="21"/>
        </table:table-row>
        <table:table-row table:style-name="ro11">
          <table:table-cell table:number-columns-repeated="3"/>
          <table:table-cell table:style-name="ce42"/>
          <table:table-cell table:style-name="ce61" table:number-columns-repeated="3"/>
          <table:table-cell table:number-columns-repeated="25"/>
        </table:table-row>
        <table:table-row table:style-name="ro12">
          <table:table-cell table:number-columns-repeated="3"/>
          <table:table-cell table:style-name="ce42"/>
          <table:table-cell table:style-name="ce61" table:number-columns-repeated="3"/>
          <table:table-cell table:number-columns-repeated="3"/>
          <table:table-cell table:style-name="ce111" office:value-type="string">
            <text:p>Old-statistics</text:p>
          </table:table-cell>
          <table:table-cell table:number-columns-repeated="21"/>
        </table:table-row>
        <table:table-row table:style-name="ro11">
          <table:table-cell table:style-name="ce33"/>
          <table:table-cell/>
          <table:table-cell table:style-name="ce50" office:value-type="string">
            <text:p>Left</text:p>
          </table:table-cell>
          <table:table-cell table:style-name="ce50"/>
          <table:table-cell table:style-name="ce62" table:number-columns-repeated="2"/>
          <table:table-cell table:style-name="ce50" office:value-type="string">
            <text:p>Right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/>
          <table:table-cell table:style-name="ce33" office:value-type="string">
            <text:p>id number</text:p>
          </table:table-cell>
          <table:table-cell table:style-name="ce50" office:value-type="string">
            <text:p>L/R</text:p>
          </table:table-cell>
          <table:table-cell table:style-name="ce50" office:value-type="string">
            <text:p>Comment</text:p>
          </table:table-cell>
          <table:table-cell table:style-name="ce62"/>
          <table:table-cell table:style-name="ce62" office:value-type="string">
            <text:p>id number</text:p>
          </table:table-cell>
          <table:table-cell table:style-name="ce50" office:value-type="string">
            <text:p>L/R</text:p>
          </table:table-cell>
          <table:table-cell table:style-name="ce50" office:value-type="string">
            <text:p>Comment</text:p>
          </table:table-cell>
          <table:table-cell table:number-columns-repeated="2"/>
          <table:table-cell table:style-name="ce112" office:value-type="string">
            <text:p>L_CST</text:p>
          </table:table-cell>
          <table:table-cell table:style-name="ce112" office:value-type="string">
            <text:p>Not L_CST</text:p>
          </table:table-cell>
          <table:table-cell table:style-name="ce112" office:value-type="string">
            <text:p>All tractography</text:p>
          </table:table-cell>
          <table:table-cell table:style-name="ce112"/>
          <table:table-cell table:style-name="ce112" office:value-type="string">
            <text:p>R_CST</text:p>
          </table:table-cell>
          <table:table-cell table:style-name="ce112" office:value-type="string">
            <text:p>not R_CST</text:p>
          </table:table-cell>
          <table:table-cell table:style-name="ce112" office:value-type="string">
            <text:p>All tractography</text:p>
          </table:table-cell>
          <table:table-cell table:number-columns-repeated="15"/>
        </table:table-row>
        <table:table-row table:style-name="ro13">
          <table:table-cell table:style-name="ce33" office:value-type="float" office:value="101">
            <text:p>101</text:p>
          </table:table-cell>
          <table:table-cell table:style-name="ce33" office:value-type="float" office:value="1">
            <text:p>1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">
            <text:p>1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1">
            <text:p>101</text:p>
          </table:table-cell>
          <table:table-cell table:style-name="ce113" office:value-type="float" office:value="499">
            <text:p>499</text:p>
          </table:table-cell>
          <table:table-cell table:style-name="ce112" office:value-type="string">
            <text:p>499 259987 260486</text:p>
          </table:table-cell>
          <table:table-cell/>
          <table:table-cell table:style-name="ce112"/>
          <table:table-cell table:style-name="ce118" office:value-type="float" office:value="536">
            <text:p>536</text:p>
          </table:table-cell>
          <table:table-cell table:style-name="ce112" office:value-type="string">
            <text:p>536 259950 260486</text:p>
          </table:table-cell>
          <table:table-cell table:number-columns-repeated="16"/>
        </table:table-row>
        <table:table-row table:style-name="ro13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2">
            <text:p>102</text:p>
          </table:table-cell>
          <table:table-cell table:style-name="ce114" office:value-type="float" office:value="427">
            <text:p>427</text:p>
          </table:table-cell>
          <table:table-cell table:style-name="ce112" office:value-type="string">
            <text:p>427 300691 301118</text:p>
          </table:table-cell>
          <table:table-cell/>
          <table:table-cell table:style-name="ce112"/>
          <table:table-cell table:style-name="ce119" office:value-type="float" office:value="207">
            <text:p>207</text:p>
          </table:table-cell>
          <table:table-cell table:style-name="ce112" office:value-type="string">
            <text:p>207 300911 301118</text:p>
          </table:table-cell>
          <table:table-cell table:number-columns-repeated="16"/>
        </table:table-row>
        <table:table-row table:style-name="ro13">
          <table:table-cell table:style-name="ce34" office:value-type="float" office:value="102">
            <text:p>102</text:p>
          </table:table-cell>
          <table:table-cell table:style-name="ce34" office:value-type="float" office:value="3">
            <text:p>3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3">
            <text:p>3</text:p>
          </table:table-cell>
          <table:table-cell table:style-name="ce51" office:value-type="string">
            <text:p>L</text:p>
          </table:table-cell>
          <table:table-cell table:style-name="ce50"/>
          <table:table-cell/>
          <table:table-cell table:style-name="ce105" office:value-type="float" office:value="103">
            <text:p>103</text:p>
          </table:table-cell>
          <table:table-cell table:style-name="ce114" office:value-type="float" office:value="516">
            <text:p>516</text:p>
          </table:table-cell>
          <table:table-cell table:style-name="ce112" office:value-type="string">
            <text:p>516 216367 216883</text:p>
          </table:table-cell>
          <table:table-cell/>
          <table:table-cell table:style-name="ce112"/>
          <table:table-cell table:style-name="ce119" office:value-type="float" office:value="561">
            <text:p>561</text:p>
          </table:table-cell>
          <table:table-cell table:style-name="ce112" office:value-type="string">
            <text:p>561 216322 216883</text:p>
          </table:table-cell>
          <table:table-cell table:number-columns-repeated="16"/>
        </table:table-row>
        <table:table-row table:style-name="ro13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 table:style-name="ce105" office:value-type="float" office:value="104">
            <text:p>104</text:p>
          </table:table-cell>
          <table:table-cell table:style-name="ce114" office:value-type="float" office:value="605">
            <text:p>605</text:p>
          </table:table-cell>
          <table:table-cell table:style-name="ce112" office:value-type="string">
            <text:p>605 291436 292041</text:p>
          </table:table-cell>
          <table:table-cell/>
          <table:table-cell table:style-name="ce112"/>
          <table:table-cell table:style-name="ce119" office:value-type="float" office:value="437">
            <text:p>437</text:p>
          </table:table-cell>
          <table:table-cell table:style-name="ce112" office:value-type="string">
            <text:p>437 291604 292041</text:p>
          </table:table-cell>
          <table:table-cell table:number-columns-repeated="16"/>
        </table:table-row>
        <table:table-row table:style-name="ro13">
          <table:table-cell table:style-name="ce33" office:value-type="float" office:value="103">
            <text:p>103</text:p>
          </table:table-cell>
          <table:table-cell table:style-name="ce33" office:value-type="float" office:value="5">
            <text:p>5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5">
            <text:p>5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5">
            <text:p>105</text:p>
          </table:table-cell>
          <table:table-cell table:style-name="ce115" office:value-type="float" office:value="470">
            <text:p>470</text:p>
          </table:table-cell>
          <table:table-cell table:style-name="ce112" office:value-type="string">
            <text:p>470 231270 231740</text:p>
          </table:table-cell>
          <table:table-cell/>
          <table:table-cell table:style-name="ce112"/>
          <table:table-cell table:style-name="ce119" office:value-type="float" office:value="165">
            <text:p>165</text:p>
          </table:table-cell>
          <table:table-cell table:style-name="ce112" office:value-type="string">
            <text:p>165 231575 231740</text:p>
          </table:table-cell>
          <table:table-cell table:number-columns-repeated="16"/>
        </table:table-row>
        <table:table-row table:style-name="ro13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6">
            <text:p>106</text:p>
          </table:table-cell>
          <table:table-cell table:style-name="ce115" office:value-type="float" office:value="362">
            <text:p>362</text:p>
          </table:table-cell>
          <table:table-cell table:style-name="ce112" office:value-type="string">
            <text:p>362 231544 231906</text:p>
          </table:table-cell>
          <table:table-cell/>
          <table:table-cell table:style-name="ce112"/>
          <table:table-cell table:style-name="ce119" office:value-type="float" office:value="219">
            <text:p>219</text:p>
          </table:table-cell>
          <table:table-cell table:style-name="ce112" office:value-type="string">
            <text:p>219 231687 231906</text:p>
          </table:table-cell>
          <table:table-cell table:number-columns-repeated="16"/>
        </table:table-row>
        <table:table-row table:style-name="ro13">
          <table:table-cell table:style-name="ce34" office:value-type="float" office:value="104">
            <text:p>104</text:p>
          </table:table-cell>
          <table:table-cell table:style-name="ce34" office:value-type="float" office:value="7">
            <text:p>7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7">
            <text:p>7</text:p>
          </table:table-cell>
          <table:table-cell table:style-name="ce51" office:value-type="string">
            <text:p>L</text:p>
          </table:table-cell>
          <table:table-cell table:style-name="ce50"/>
          <table:table-cell/>
          <table:table-cell table:style-name="ce105" office:value-type="float" office:value="107">
            <text:p>107</text:p>
          </table:table-cell>
          <table:table-cell table:style-name="ce114" office:value-type="float" office:value="346">
            <text:p>346</text:p>
          </table:table-cell>
          <table:table-cell table:style-name="ce112" office:value-type="string">
            <text:p>346 227695 228041</text:p>
          </table:table-cell>
          <table:table-cell/>
          <table:table-cell table:style-name="ce112"/>
          <table:table-cell table:style-name="ce119" office:value-type="float" office:value="126">
            <text:p>126</text:p>
          </table:table-cell>
          <table:table-cell table:style-name="ce112" office:value-type="string">
            <text:p>126 227915 228041</text:p>
          </table:table-cell>
          <table:table-cell table:number-columns-repeated="16"/>
        </table:table-row>
        <table:table-row table:style-name="ro13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9">
            <text:p>109</text:p>
          </table:table-cell>
          <table:table-cell table:style-name="ce114" office:value-type="float" office:value="710">
            <text:p>710</text:p>
          </table:table-cell>
          <table:table-cell table:style-name="ce112" office:value-type="string">
            <text:p>710 227965 228675</text:p>
          </table:table-cell>
          <table:table-cell/>
          <table:table-cell table:style-name="ce112"/>
          <table:table-cell table:style-name="ce119" office:value-type="float" office:value="367">
            <text:p>367</text:p>
          </table:table-cell>
          <table:table-cell table:style-name="ce112" office:value-type="string">
            <text:p>367 228308 228675</text:p>
          </table:table-cell>
          <table:table-cell table:number-columns-repeated="16"/>
        </table:table-row>
        <table:table-row table:style-name="ro13">
          <table:table-cell table:style-name="ce33" office:value-type="float" office:value="105">
            <text:p>105</text:p>
          </table:table-cell>
          <table:table-cell table:style-name="ce33" office:value-type="float" office:value="9">
            <text:p>9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9">
            <text:p>9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 table:style-name="ce105" office:value-type="float" office:value="110">
            <text:p>110</text:p>
          </table:table-cell>
          <table:table-cell table:style-name="ce116" office:value-type="float" office:value="820">
            <text:p>820</text:p>
          </table:table-cell>
          <table:table-cell table:style-name="ce112" office:value-type="string">
            <text:p>820 285031 285851</text:p>
          </table:table-cell>
          <table:table-cell/>
          <table:table-cell table:style-name="ce112"/>
          <table:table-cell table:style-name="ce119" office:value-type="float" office:value="390">
            <text:p>390</text:p>
          </table:table-cell>
          <table:table-cell table:style-name="ce112" office:value-type="string">
            <text:p>390 285461 285851</text:p>
          </table:table-cell>
          <table:table-cell table:number-columns-repeated="16"/>
        </table:table-row>
        <table:table-row table:style-name="ro13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11">
            <text:p>111</text:p>
          </table:table-cell>
          <table:table-cell table:style-name="ce114" office:value-type="float" office:value="221">
            <text:p>221</text:p>
          </table:table-cell>
          <table:table-cell table:style-name="ce112" office:value-type="string">
            <text:p>221 269038 269259</text:p>
          </table:table-cell>
          <table:table-cell/>
          <table:table-cell table:style-name="ce112"/>
          <table:table-cell table:style-name="ce144" office:value-type="float" office:value="121">
            <text:p>121</text:p>
          </table:table-cell>
          <table:table-cell table:style-name="ce112" office:value-type="string">
            <text:p>121 269138 269259</text:p>
          </table:table-cell>
          <table:table-cell table:number-columns-repeated="16"/>
        </table:table-row>
        <table:table-row table:style-name="ro13">
          <table:table-cell table:style-name="ce33" office:value-type="float" office:value="106">
            <text:p>106</text:p>
          </table:table-cell>
          <table:table-cell table:style-name="ce43" office:value-type="float" office:value="11">
            <text:p>11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d</text:p>
          </table:table-cell>
          <table:table-cell table:style-name="ce62"/>
          <table:table-cell table:style-name="ce62" office:value-type="float" office:value="11">
            <text:p>11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105" office:value-type="float" office:value="112">
            <text:p>112</text:p>
          </table:table-cell>
          <table:table-cell table:style-name="ce114" office:value-type="float" office:value="709">
            <text:p>709</text:p>
          </table:table-cell>
          <table:table-cell table:style-name="ce112" office:value-type="string">
            <text:p>709 267223 267932</text:p>
          </table:table-cell>
          <table:table-cell/>
          <table:table-cell table:style-name="ce112"/>
          <table:table-cell table:style-name="ce119" office:value-type="float" office:value="123">
            <text:p>123</text:p>
          </table:table-cell>
          <table:table-cell table:style-name="ce112" office:value-type="string">
            <text:p>123 267809 267932</text:p>
          </table:table-cell>
          <table:table-cell table:number-columns-repeated="16"/>
        </table:table-row>
        <table:table-row table:style-name="ro13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13">
            <text:p>113</text:p>
          </table:table-cell>
          <table:table-cell table:style-name="ce117" office:value-type="float" office:value="139">
            <text:p>139</text:p>
          </table:table-cell>
          <table:table-cell table:style-name="ce112" office:value-type="string">
            <text:p>139 236835 236974</text:p>
          </table:table-cell>
          <table:table-cell/>
          <table:table-cell table:style-name="ce112"/>
          <table:table-cell table:style-name="ce145" office:value-type="float" office:value="286">
            <text:p>286</text:p>
          </table:table-cell>
          <table:table-cell table:style-name="ce112" office:value-type="string">
            <text:p>286 236688 236974</text:p>
          </table:table-cell>
          <table:table-cell table:number-columns-repeated="16"/>
        </table:table-row>
        <table:table-row table:style-name="ro11">
          <table:table-cell table:style-name="ce33" office:value-type="float" office:value="107">
            <text:p>107</text:p>
          </table:table-cell>
          <table:table-cell table:style-name="ce33" office:value-type="float" office:value="13">
            <text:p>13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3">
            <text:p>13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number-columns-repeated="4"/>
          <table:table-cell table:style-name="ce112"/>
          <table:table-cell table:number-columns-repeated="18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5"/>
          <table:table-cell table:style-name="ce112"/>
          <table:table-cell table:number-columns-repeated="18"/>
        </table:table-row>
        <table:table-row table:style-name="ro11">
          <table:table-cell table:style-name="ce34" office:value-type="float" office:value="109">
            <text:p>109</text:p>
          </table:table-cell>
          <table:table-cell table:style-name="ce34" office:value-type="float" office:value="15">
            <text:p>15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15">
            <text:p>15</text:p>
          </table:table-cell>
          <table:table-cell table:style-name="ce51" office:value-type="string">
            <text:p>L</text:p>
          </table:table-cell>
          <table:table-cell table:style-name="ce50"/>
          <table:table-cell table:number-columns-repeated="2"/>
          <table:table-cell table:style-name="ce112" table:formula="of:=SUM([.K7:.K18])" office:value-type="float" office:value="5824">
            <text:p>5824</text:p>
          </table:table-cell>
          <table:table-cell table:number-columns-repeated="2"/>
          <table:table-cell table:style-name="ce112"/>
          <table:table-cell table:style-name="ce112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short and weird</text:p>
          </table:table-cell>
          <table:table-cell table:style-name="ce62" office:value-type="string">
            <text:p>excluded</text:p>
          </table:table-cell>
          <table:table-cell table:number-columns-repeated="4"/>
          <table:table-cell table:style-name="ce112"/>
          <table:table-cell table:number-columns-repeated="18"/>
        </table:table-row>
        <table:table-row table:style-name="ro13">
          <table:table-cell table:style-name="ce33" office:value-type="float" office:value="110">
            <text:p>110</text:p>
          </table:table-cell>
          <table:table-cell table:style-name="ce43" office:value-type="float" office:value="17">
            <text:p>17</text:p>
          </table:table-cell>
          <table:table-cell table:style-name="ce52" office:value-type="string">
            <text:p>not CST</text:p>
          </table:table-cell>
          <table:table-cell table:style-name="ce50" office:value-type="string">
            <text:p>not CST</text:p>
          </table:table-cell>
          <table:table-cell table:style-name="ce62" office:value-type="string">
            <text:p>excluded</text:p>
          </table:table-cell>
          <table:table-cell table:style-name="ce62" office:value-type="float" office:value="17">
            <text:p>17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1">
            <text:p>201</text:p>
          </table:table-cell>
          <table:table-cell table:style-name="ce118" office:value-type="float" office:value="487">
            <text:p>487</text:p>
          </table:table-cell>
          <table:table-cell table:style-name="ce112" office:value-type="string">
            <text:p>487 214623 215110</text:p>
          </table:table-cell>
          <table:table-cell/>
          <table:table-cell table:style-name="ce112"/>
          <table:table-cell table:style-name="ce118" office:value-type="float" office:value="733">
            <text:p>733</text:p>
          </table:table-cell>
          <table:table-cell table:style-name="ce112" office:value-type="string">
            <text:p>733 214377 215110</text:p>
          </table:table-cell>
          <table:table-cell table:number-columns-repeated="16"/>
        </table:table-row>
        <table:table-row table:style-name="ro13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2">
            <text:p>202</text:p>
          </table:table-cell>
          <table:table-cell table:style-name="ce119" office:value-type="float" office:value="784">
            <text:p>784</text:p>
          </table:table-cell>
          <table:table-cell table:style-name="ce112" office:value-type="string">
            <text:p>784 268321 269105</text:p>
          </table:table-cell>
          <table:table-cell/>
          <table:table-cell table:style-name="ce112"/>
          <table:table-cell table:style-name="ce119" office:value-type="float" office:value="746">
            <text:p>746</text:p>
          </table:table-cell>
          <table:table-cell table:style-name="ce112" office:value-type="string">
            <text:p>746 268359 269105</text:p>
          </table:table-cell>
          <table:table-cell table:number-columns-repeated="16"/>
        </table:table-row>
        <table:table-row table:style-name="ro13">
          <table:table-cell table:style-name="ce33" office:value-type="float" office:value="111">
            <text:p>111</text:p>
          </table:table-cell>
          <table:table-cell table:style-name="ce44" office:value-type="float" office:value="19">
            <text:p>19</text:p>
          </table:table-cell>
          <table:table-cell table:style-name="ce53" office:value-type="string">
            <text:p>L</text:p>
          </table:table-cell>
          <table:table-cell table:style-name="ce50" office:value-type="string">
            <text:p>short </text:p>
          </table:table-cell>
          <table:table-cell table:style-name="ce62" office:value-type="string">
            <text:p>keep</text:p>
          </table:table-cell>
          <table:table-cell table:style-name="ce64" office:value-type="float" office:value="19">
            <text:p>19</text:p>
          </table:table-cell>
          <table:table-cell table:style-name="ce52" office:value-type="string">
            <text:p>not CST</text:p>
          </table:table-cell>
          <table:table-cell table:style-name="ce50" office:value-type="string">
            <text:p>should excluded</text:p>
          </table:table-cell>
          <table:table-cell table:style-name="ce62" office:value-type="string">
            <text:p>excluded</text:p>
          </table:table-cell>
          <table:table-cell table:style-name="ce105" office:value-type="float" office:value="203">
            <text:p>203</text:p>
          </table:table-cell>
          <table:table-cell table:style-name="ce119" office:value-type="float" office:value="186">
            <text:p>186</text:p>
          </table:table-cell>
          <table:table-cell table:style-name="ce112" office:value-type="string">
            <text:p>186 274059 274245</text:p>
          </table:table-cell>
          <table:table-cell/>
          <table:table-cell table:style-name="ce112"/>
          <table:table-cell table:style-name="ce119" office:value-type="float" office:value="545">
            <text:p>545</text:p>
          </table:table-cell>
          <table:table-cell table:style-name="ce112" office:value-type="string">
            <text:p>545 273700 274245</text:p>
          </table:table-cell>
          <table:table-cell table:number-columns-repeated="16"/>
        </table:table-row>
        <table:table-row table:style-name="ro13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4">
            <text:p>204</text:p>
          </table:table-cell>
          <table:table-cell table:style-name="ce120" office:value-type="float" office:value="924">
            <text:p>924</text:p>
          </table:table-cell>
          <table:table-cell table:style-name="ce112" office:value-type="string">
            <text:p>924 239014 239938</text:p>
          </table:table-cell>
          <table:table-cell/>
          <table:table-cell table:style-name="ce112"/>
          <table:table-cell table:style-name="ce119" office:value-type="float" office:value="651">
            <text:p>651</text:p>
          </table:table-cell>
          <table:table-cell table:style-name="ce112" office:value-type="string">
            <text:p>651 239287 239938</text:p>
          </table:table-cell>
          <table:table-cell table:number-columns-repeated="16"/>
        </table:table-row>
        <table:table-row table:style-name="ro13">
          <table:table-cell table:style-name="ce33" office:value-type="float" office:value="112">
            <text:p>112</text:p>
          </table:table-cell>
          <table:table-cell table:style-name="ce33" office:value-type="float" office:value="21">
            <text:p>21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1">
            <text:p>21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105" office:value-type="float" office:value="205">
            <text:p>205</text:p>
          </table:table-cell>
          <table:table-cell table:style-name="ce120" office:value-type="float" office:value="1163">
            <text:p>1163</text:p>
          </table:table-cell>
          <table:table-cell table:style-name="ce112" office:value-type="string">
            <text:p>1163 264899 266062</text:p>
          </table:table-cell>
          <table:table-cell/>
          <table:table-cell table:style-name="ce112"/>
          <table:table-cell table:style-name="ce119" office:value-type="float" office:value="502">
            <text:p>502</text:p>
          </table:table-cell>
          <table:table-cell table:style-name="ce112" office:value-type="string">
            <text:p>502 265560 266062</text:p>
          </table:table-cell>
          <table:table-cell table:number-columns-repeated="16"/>
        </table:table-row>
        <table:table-row table:style-name="ro13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6">
            <text:p>206</text:p>
          </table:table-cell>
          <table:table-cell table:style-name="ce119" office:value-type="float" office:value="353">
            <text:p>353</text:p>
          </table:table-cell>
          <table:table-cell table:style-name="ce112" office:value-type="string">
            <text:p>353 230172 230525</text:p>
          </table:table-cell>
          <table:table-cell/>
          <table:table-cell table:style-name="ce112"/>
          <table:table-cell table:style-name="ce120" office:value-type="float" office:value="637">
            <text:p>637</text:p>
          </table:table-cell>
          <table:table-cell table:style-name="ce112" office:value-type="string">
            <text:p>637 229888 230525</text:p>
          </table:table-cell>
          <table:table-cell/>
          <table:table-cell table:style-name="ce112" office:value-type="string">
            <text:p>637 229888 230525</text:p>
          </table:table-cell>
          <table:table-cell table:number-columns-repeated="14"/>
        </table:table-row>
        <table:table-row table:style-name="ro13">
          <table:table-cell table:style-name="ce33" office:value-type="float" office:value="113">
            <text:p>113</text:p>
          </table:table-cell>
          <table:table-cell table:style-name="ce33" office:value-type="float" office:value="23">
            <text:p>23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62" office:value-type="float" office:value="23">
            <text:p>23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little weird</text:p>
          </table:table-cell>
          <table:table-cell table:style-name="ce50" office:value-type="string">
            <text:p>ok</text:p>
          </table:table-cell>
          <table:table-cell table:style-name="ce105" office:value-type="float" office:value="207">
            <text:p>207</text:p>
          </table:table-cell>
          <table:table-cell table:style-name="ce119" office:value-type="float" office:value="453">
            <text:p>453</text:p>
          </table:table-cell>
          <table:table-cell table:style-name="ce112" office:value-type="string">
            <text:p>453 240022 240475</text:p>
          </table:table-cell>
          <table:table-cell/>
          <table:table-cell table:style-name="ce112"/>
          <table:table-cell table:style-name="ce119" office:value-type="float" office:value="465">
            <text:p>465</text:p>
          </table:table-cell>
          <table:table-cell table:style-name="ce112" office:value-type="string">
            <text:p>465 240010 240475</text:p>
          </table:table-cell>
          <table:table-cell table:number-columns-repeated="16"/>
        </table:table-row>
        <table:table-row table:style-name="ro13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62"/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8">
            <text:p>208</text:p>
          </table:table-cell>
          <table:table-cell table:style-name="ce119" office:value-type="float" office:value="408">
            <text:p>408</text:p>
          </table:table-cell>
          <table:table-cell table:style-name="ce112" office:value-type="string">
            <text:p>408 281975 282383</text:p>
          </table:table-cell>
          <table:table-cell/>
          <table:table-cell table:style-name="ce112"/>
          <table:table-cell table:style-name="ce144" office:value-type="float" office:value="341">
            <text:p>341</text:p>
          </table:table-cell>
          <table:table-cell table:style-name="ce112" office:value-type="string">
            <text:p>341 282042 282383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09">
            <text:p>209</text:p>
          </table:table-cell>
          <table:table-cell table:style-name="ce120" office:value-type="float" office:value="763">
            <text:p>763</text:p>
          </table:table-cell>
          <table:table-cell table:style-name="ce112" office:value-type="string">
            <text:p>763 253020 253783</text:p>
          </table:table-cell>
          <table:table-cell/>
          <table:table-cell table:style-name="ce112"/>
          <table:table-cell table:style-name="ce120" office:value-type="float" office:value="1265">
            <text:p>1265</text:p>
          </table:table-cell>
          <table:table-cell table:style-name="ce112" office:value-type="string">
            <text:p>1265 252518 253783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0">
            <text:p>210</text:p>
          </table:table-cell>
          <table:table-cell table:style-name="ce119" office:value-type="float" office:value="389">
            <text:p>389</text:p>
          </table:table-cell>
          <table:table-cell table:style-name="ce112" office:value-type="string">
            <text:p>389 251376 251765</text:p>
          </table:table-cell>
          <table:table-cell/>
          <table:table-cell table:style-name="ce112"/>
          <table:table-cell table:style-name="ce119" office:value-type="float" office:value="527">
            <text:p>527</text:p>
          </table:table-cell>
          <table:table-cell table:style-name="ce112" office:value-type="string">
            <text:p>527 251238 251765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2">
            <text:p>212</text:p>
          </table:table-cell>
          <table:table-cell table:style-name="ce119" office:value-type="float" office:value="339">
            <text:p>339</text:p>
          </table:table-cell>
          <table:table-cell table:style-name="ce112" office:value-type="string">
            <text:p>339 235080 235419</text:p>
          </table:table-cell>
          <table:table-cell/>
          <table:table-cell table:style-name="ce112"/>
          <table:table-cell table:style-name="ce119" office:value-type="float" office:value="456">
            <text:p>456</text:p>
          </table:table-cell>
          <table:table-cell table:style-name="ce112" office:value-type="string">
            <text:p>456 234963 235419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3">
            <text:p>213</text:p>
          </table:table-cell>
          <table:table-cell table:style-name="ce121" office:value-type="float" office:value="976">
            <text:p>976</text:p>
          </table:table-cell>
          <table:table-cell table:style-name="ce112" office:value-type="string">
            <text:p>976 206096 207072</text:p>
          </table:table-cell>
          <table:table-cell/>
          <table:table-cell table:style-name="ce112"/>
          <table:table-cell table:style-name="ce145" office:value-type="float" office:value="815">
            <text:p>815</text:p>
          </table:table-cell>
          <table:table-cell table:style-name="ce112" office:value-type="string">
            <text:p>815 206257 207072</text:p>
          </table:table-cell>
          <table:table-cell table:number-columns-repeated="16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5"/>
          <table:table-cell table:style-name="ce112"/>
          <table:table-cell table:number-columns-repeated="18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/>
          <table:table-cell table:style-name="ce112" table:formula="of:=SUM([.K23:.K34])" office:value-type="float" office:value="7225">
            <text:p>7225</text:p>
          </table:table-cell>
          <table:table-cell table:style-name="ce112" office:value-type="string">
            <text:p>353 230172 230525</text:p>
          </table:table-cell>
          <table:table-cell/>
          <table:table-cell table:style-name="ce112"/>
          <table:table-cell table:style-name="ce112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4"/>
          <table:table-cell table:style-name="ce57" table:number-columns-repeated="2"/>
          <table:table-cell table:number-columns-repeated="18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short and weird</text:p>
          </table:table-cell>
          <table:table-cell table:style-name="ce62" office:value-type="string">
            <text:p>excluded</text:p>
          </table:table-cell>
          <table:table-cell table:number-columns-repeated="23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62"/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">
          <table:table-cell table:number-columns-repeated="7"/>
          <table:table-cell table:style-name="ce83" table:number-columns-spanned="6" table:number-rows-spanned="1"/>
          <table:covered-table-cell table:number-columns-repeated="2" table:style-name="ce27"/>
          <table:covered-table-cell table:number-columns-repeated="3" table:style-name="ce30"/>
          <table:table-cell table:style-name="ce140" table:number-columns-spanned="6" table:number-rows-spanned="1"/>
          <table:covered-table-cell table:number-columns-repeated="5" table:style-name="ce30"/>
          <table:table-cell table:number-columns-repeated="13"/>
        </table:table-row>
        <table:table-row table:style-name="ro14">
          <table:table-cell table:number-columns-repeated="3"/>
          <table:table-cell table:style-name="ce57" office:value-type="string" table:number-columns-spanned="1" table:number-rows-spanned="2">
            <text:p>CST</text:p>
          </table:table-cell>
          <table:table-cell table:style-name="ce3" office:value-type="string" table:number-columns-spanned="1" table:number-rows-spanned="2">
            <text:p>CST plus 50SFF</text:p>
          </table:table-cell>
          <table:table-cell table:style-name="ce3" office:value-type="string" table:number-columns-spanned="1" table:number-rows-spanned="2">
            <text:p>CST Extension</text:p>
          </table:table-cell>
          <table:table-cell table:style-name="ce3" office:value-type="string" table:number-columns-spanned="1" table:number-rows-spanned="2">
            <text:p>CST Extension plus 50SFF</text:p>
          </table:table-cell>
          <table:table-cell table:style-name="ce84"/>
          <table:table-cell table:number-columns-repeated="3"/>
          <table:table-cell table:style-name="ce57" office:value-type="string" table:number-columns-spanned="1" table:number-rows-spanned="2">
            <text:p>CST</text:p>
          </table:table-cell>
          <table:table-cell table:style-name="ce57" office:value-type="string" table:number-columns-spanned="1" table:number-rows-spanned="2">
            <text:p>CST plus 50SFF</text:p>
          </table:table-cell>
          <table:table-cell table:style-name="ce57" office:value-type="string" table:number-columns-spanned="1" table:number-rows-spanned="2">
            <text:p>CST Extension</text:p>
          </table:table-cell>
          <table:table-cell table:style-name="ce57" office:value-type="string" table:number-columns-spanned="1" table:number-rows-spanned="2">
            <text:p>CST Extension plus 50SFF</text:p>
          </table:table-cell>
          <table:table-cell table:style-name="ce146"/>
          <table:table-cell/>
          <table:table-cell table:style-name="ce151" office:value-type="string">
            <text:p>Left</text:p>
          </table:table-cell>
          <table:table-cell table:style-name="ce158" table:number-columns-repeated="2"/>
          <table:table-cell table:style-name="ce161"/>
          <table:table-cell table:style-name="ce158" office:value-type="string">
            <text:p>Right</text:p>
          </table:table-cell>
          <table:table-cell table:style-name="ce158"/>
          <table:table-cell table:style-name="ce165"/>
          <table:table-cell table:number-columns-repeated="8"/>
        </table:table-row>
        <table:table-row table:style-name="ro14">
          <table:table-cell table:number-columns-repeated="3"/>
          <table:covered-table-cell table:number-columns-repeated="4" table:style-name="ce3"/>
          <table:table-cell table:style-name="ce85"/>
          <table:table-cell table:number-columns-repeated="3"/>
          <table:covered-table-cell table:number-columns-repeated="4" table:style-name="ce3"/>
          <table:table-cell table:style-name="ce30"/>
          <table:table-cell/>
          <table:table-cell table:style-name="ce152" office:value-type="string">
            <text:p>Source </text:p>
          </table:table-cell>
          <table:table-cell table:style-name="ce159" office:value-type="string">
            <text:p><text:s/>Len </text:p>
          </table:table-cell>
          <table:table-cell table:style-name="ce159" office:value-type="string">
            <text:p><text:s/>Entropy </text:p>
          </table:table-cell>
          <table:table-cell table:style-name="ce162"/>
          <table:table-cell table:style-name="ce159" office:value-type="string">
            <text:p>Source </text:p>
          </table:table-cell>
          <table:table-cell table:style-name="ce159" office:value-type="string">
            <text:p><text:s/>Len </text:p>
          </table:table-cell>
          <table:table-cell table:style-name="ce166" office:value-type="string">
            <text:p><text:s/>Entropy </text:p>
          </table:table-cell>
          <table:table-cell table:number-columns-repeated="8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487">
            <text:p>487</text:p>
          </table:table-cell>
          <table:table-cell table:style-name="ce62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86"/>
          <table:table-cell table:style-name="ce62" office:value-type="float" office:value="201">
            <text:p>201</text:p>
          </table:table-cell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62" office:value-type="float" office:value="783">
            <text:p>783</text:p>
          </table:table-cell>
          <table:table-cell table:style-name="ce4" office:value-type="float" office:value="1613">
            <text:p>1613</text:p>
          </table:table-cell>
          <table:table-cell table:style-name="ce4" office:value-type="float" office:value="1663">
            <text:p>1663</text:p>
          </table:table-cell>
          <table:table-cell table:style-name="ce27"/>
          <table:table-cell/>
          <table:table-cell table:style-name="ce153" office:value-type="float" office:value="201">
            <text:p>201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0.483052604959">
            <text:p>0.483052605</text:p>
          </table:table-cell>
          <table:table-cell table:style-name="ce4"/>
          <table:table-cell table:style-name="ce4" office:value-type="float" office:value="201">
            <text:p>201</text:p>
          </table:table-cell>
          <table:table-cell table:style-name="ce4" office:value-type="float" office:value="733">
            <text:p>733</text:p>
          </table:table-cell>
          <table:table-cell table:style-name="ce137" office:value-type="float" office:value="0.721607509243">
            <text:p>0.7216075092</text:p>
          </table:table-cell>
          <table:table-cell table:number-columns-repeated="8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62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86"/>
          <table:table-cell table:style-name="ce64" office:value-type="float" office:value="202">
            <text:p>202</text:p>
          </table:table-cell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27"/>
          <table:table-cell/>
          <table:table-cell table:style-name="ce153" office:value-type="float" office:value="202">
            <text:p>202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0.718071536355">
            <text:p>0.7180715364</text:p>
          </table:table-cell>
          <table:table-cell table:style-name="ce4"/>
          <table:table-cell table:style-name="ce4" office:value-type="float" office:value="202">
            <text:p>202</text:p>
          </table:table-cell>
          <table:table-cell table:style-name="ce4" office:value-type="float" office:value="746">
            <text:p>746</text:p>
          </table:table-cell>
          <table:table-cell table:style-name="ce137" office:value-type="float" office:value="0.725557669636">
            <text:p>0.7255576696</text:p>
          </table:table-cell>
          <table:table-cell table:number-columns-repeated="8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62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86"/>
          <table:table-cell table:style-name="ce62" office:value-type="float" office:value="203">
            <text:p>203</text:p>
          </table:table-cell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62" office:value-type="float" office:value="595">
            <text:p>595</text:p>
          </table:table-cell>
          <table:table-cell table:style-name="ce4" office:value-type="float" office:value="1086">
            <text:p>1086</text:p>
          </table:table-cell>
          <table:table-cell table:style-name="ce4" office:value-type="float" office:value="1136">
            <text:p>1136</text:p>
          </table:table-cell>
          <table:table-cell table:style-name="ce27"/>
          <table:table-cell/>
          <table:table-cell table:style-name="ce153" office:value-type="float" office:value="203">
            <text:p>203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0.572432014207">
            <text:p>0.5724320142</text:p>
          </table:table-cell>
          <table:table-cell table:style-name="ce4"/>
          <table:table-cell table:style-name="ce4" office:value-type="float" office:value="203">
            <text:p>203</text:p>
          </table:table-cell>
          <table:table-cell table:style-name="ce4" office:value-type="float" office:value="545">
            <text:p>545</text:p>
          </table:table-cell>
          <table:table-cell table:style-name="ce137" office:value-type="float" office:value="0.531643348161">
            <text:p>0.5316433482</text:p>
          </table:table-cell>
          <table:table-cell table:number-columns-repeated="8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62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86"/>
          <table:table-cell table:style-name="ce62" office:value-type="float" office:value="204">
            <text:p>204</text:p>
          </table:table-cell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62" office:value-type="float" office:value="701">
            <text:p>701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1482">
            <text:p>1482</text:p>
          </table:table-cell>
          <table:table-cell table:style-name="ce27"/>
          <table:table-cell/>
          <table:table-cell table:style-name="ce153" office:value-type="float" office:value="204">
            <text:p>204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0.684683563034">
            <text:p>0.684683563</text:p>
          </table:table-cell>
          <table:table-cell table:style-name="ce4"/>
          <table:table-cell table:style-name="ce4" office:value-type="float" office:value="204">
            <text:p>204</text:p>
          </table:table-cell>
          <table:table-cell table:style-name="ce4" office:value-type="float" office:value="651">
            <text:p>651</text:p>
          </table:table-cell>
          <table:table-cell table:style-name="ce137" office:value-type="float" office:value="0.487815719139">
            <text:p>0.4878157191</text:p>
          </table:table-cell>
          <table:table-cell table:number-columns-repeated="8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62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86"/>
          <table:table-cell table:style-name="ce62" office:value-type="float" office:value="205">
            <text:p>205</text:p>
          </table:table-cell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62" office:value-type="float" office:value="552">
            <text:p>552</text:p>
          </table:table-cell>
          <table:table-cell table:style-name="ce4" office:value-type="float" office:value="1104">
            <text:p>1104</text:p>
          </table:table-cell>
          <table:table-cell table:style-name="ce4" office:value-type="float" office:value="1154">
            <text:p>1154</text:p>
          </table:table-cell>
          <table:table-cell table:style-name="ce27"/>
          <table:table-cell/>
          <table:table-cell table:style-name="ce153" office:value-type="float" office:value="205">
            <text:p>20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0.873304403878">
            <text:p>0.8733044039</text:p>
          </table:table-cell>
          <table:table-cell table:style-name="ce4"/>
          <table:table-cell table:style-name="ce4" office:value-type="float" office:value="205">
            <text:p>205</text:p>
          </table:table-cell>
          <table:table-cell table:style-name="ce4" office:value-type="float" office:value="502">
            <text:p>502</text:p>
          </table:table-cell>
          <table:table-cell table:style-name="ce137" office:value-type="float" office:value="0.530413653938">
            <text:p>0.5304136539</text:p>
          </table:table-cell>
          <table:table-cell table:number-columns-repeated="8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62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86"/>
          <table:table-cell table:style-name="ce62" office:value-type="float" office:value="206">
            <text:p>206</text:p>
          </table:table-cell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62" office:value-type="float" office:value="687">
            <text:p>687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451">
            <text:p>1451</text:p>
          </table:table-cell>
          <table:table-cell table:style-name="ce27"/>
          <table:table-cell/>
          <table:table-cell table:style-name="ce153" office:value-type="float" office:value="206">
            <text:p>20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0.65059100707">
            <text:p>0.6505910071</text:p>
          </table:table-cell>
          <table:table-cell table:style-name="ce4"/>
          <table:table-cell table:style-name="ce4" office:value-type="float" office:value="206">
            <text:p>206</text:p>
          </table:table-cell>
          <table:table-cell table:style-name="ce4" office:value-type="float" office:value="637">
            <text:p>637</text:p>
          </table:table-cell>
          <table:table-cell table:style-name="ce137" office:value-type="float" office:value="0.6785126782">
            <text:p>0.6785126782</text:p>
          </table:table-cell>
          <table:table-cell table:number-columns-repeated="8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62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86"/>
          <table:table-cell table:style-name="ce62" office:value-type="float" office:value="207">
            <text:p>207</text:p>
          </table:table-cell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867">
            <text:p>867</text:p>
          </table:table-cell>
          <table:table-cell table:style-name="ce4" office:value-type="float" office:value="917">
            <text:p>917</text:p>
          </table:table-cell>
          <table:table-cell table:style-name="ce27"/>
          <table:table-cell/>
          <table:table-cell table:style-name="ce153" office:value-type="float" office:value="207">
            <text:p>20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0.545250238886">
            <text:p>0.5452502389</text:p>
          </table:table-cell>
          <table:table-cell table:style-name="ce4"/>
          <table:table-cell table:style-name="ce4" office:value-type="float" office:value="207">
            <text:p>207</text:p>
          </table:table-cell>
          <table:table-cell table:style-name="ce4" office:value-type="float" office:value="465">
            <text:p>465</text:p>
          </table:table-cell>
          <table:table-cell table:style-name="ce137" office:value-type="float" office:value="0.309093367843">
            <text:p>0.3090933678</text:p>
          </table:table-cell>
          <table:table-cell table:number-columns-repeated="8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62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86"/>
          <table:table-cell table:style-name="ce64" office:value-type="float" office:value="208">
            <text:p>208</text:p>
          </table:table-cell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27"/>
          <table:table-cell/>
          <table:table-cell table:style-name="ce153" office:value-type="float" office:value="208">
            <text:p>208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0.449899412608">
            <text:p>0.4498994126</text:p>
          </table:table-cell>
          <table:table-cell table:style-name="ce4"/>
          <table:table-cell table:style-name="ce4" office:value-type="float" office:value="208">
            <text:p>208</text:p>
          </table:table-cell>
          <table:table-cell table:style-name="ce4" office:value-type="float" office:value="341">
            <text:p>341</text:p>
          </table:table-cell>
          <table:table-cell table:style-name="ce137" office:value-type="float" office:value="0.526381220795">
            <text:p>0.5263812208</text:p>
          </table:table-cell>
          <table:table-cell table:number-columns-repeated="8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62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86"/>
          <table:table-cell table:style-name="ce62" office:value-type="float" office:value="209">
            <text:p>209</text:p>
          </table:table-cell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62" office:value-type="float" office:value="1315">
            <text:p>1315</text:p>
          </table:table-cell>
          <table:table-cell table:style-name="ce4" office:value-type="float" office:value="2783">
            <text:p>2783</text:p>
          </table:table-cell>
          <table:table-cell table:style-name="ce4" office:value-type="float" office:value="2833">
            <text:p>2833</text:p>
          </table:table-cell>
          <table:table-cell table:style-name="ce27"/>
          <table:table-cell/>
          <table:table-cell table:style-name="ce153" office:value-type="float" office:value="209">
            <text:p>209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0.667219561817">
            <text:p>0.6672195618</text:p>
          </table:table-cell>
          <table:table-cell table:style-name="ce4"/>
          <table:table-cell table:style-name="ce4" office:value-type="float" office:value="209">
            <text:p>209</text:p>
          </table:table-cell>
          <table:table-cell table:style-name="ce4" office:value-type="float" office:value="1265">
            <text:p>1265</text:p>
          </table:table-cell>
          <table:table-cell table:style-name="ce137" office:value-type="float" office:value="0.808681228415">
            <text:p>0.8086812284</text:p>
          </table:table-cell>
          <table:table-cell table:number-columns-repeated="8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62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86"/>
          <table:table-cell table:style-name="ce62" office:value-type="float" office:value="210">
            <text:p>210</text:p>
          </table:table-cell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62" office:value-type="float" office:value="577">
            <text:p>577</text:p>
          </table:table-cell>
          <table:table-cell table:style-name="ce4" office:value-type="float" office:value="1159">
            <text:p>1159</text:p>
          </table:table-cell>
          <table:table-cell table:style-name="ce4" office:value-type="float" office:value="1209">
            <text:p>1209</text:p>
          </table:table-cell>
          <table:table-cell table:style-name="ce27"/>
          <table:table-cell/>
          <table:table-cell table:style-name="ce153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0.376837529698">
            <text:p>0.3768375297</text:p>
          </table:table-cell>
          <table:table-cell table:style-name="ce4"/>
          <table:table-cell table:style-name="ce4" office:value-type="float" office:value="210">
            <text:p>210</text:p>
          </table:table-cell>
          <table:table-cell table:style-name="ce4" office:value-type="float" office:value="527">
            <text:p>527</text:p>
          </table:table-cell>
          <table:table-cell table:style-name="ce137" office:value-type="float" office:value="0.791832031957">
            <text:p>0.791832032</text:p>
          </table:table-cell>
          <table:table-cell table:number-columns-repeated="8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62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86"/>
          <table:table-cell table:style-name="ce62" office:value-type="float" office:value="212">
            <text:p>212</text:p>
          </table:table-cell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62" office:value-type="float" office:value="506">
            <text:p>506</text:p>
          </table:table-cell>
          <table:table-cell table:style-name="ce4" office:value-type="float" office:value="1003">
            <text:p>1003</text:p>
          </table:table-cell>
          <table:table-cell table:style-name="ce4" office:value-type="float" office:value="1053">
            <text:p>1053</text:p>
          </table:table-cell>
          <table:table-cell table:style-name="ce27"/>
          <table:table-cell/>
          <table:table-cell table:style-name="ce153" office:value-type="float" office:value="212">
            <text:p>21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0.261443753715">
            <text:p>0.2614437537</text:p>
          </table:table-cell>
          <table:table-cell table:style-name="ce4"/>
          <table:table-cell table:style-name="ce4" office:value-type="float" office:value="212">
            <text:p>212</text:p>
          </table:table-cell>
          <table:table-cell table:style-name="ce4" office:value-type="float" office:value="456">
            <text:p>456</text:p>
          </table:table-cell>
          <table:table-cell table:style-name="ce137" office:value-type="float" office:value="0.548249076712">
            <text:p>0.5482490767</text:p>
          </table:table-cell>
          <table:table-cell table:number-columns-repeated="8"/>
        </table:table-row>
        <table:table-row table:style-name="ro11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86"/>
          <table:table-cell table:style-name="ce62" office:value-type="float" office:value="213">
            <text:p>213</text:p>
          </table:table-cell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3" office:value-type="float" office:value="815">
            <text:p>815</text:p>
          </table:table-cell>
          <table:table-cell table:style-name="ce134" office:value-type="float" office:value="865">
            <text:p>865</text:p>
          </table:table-cell>
          <table:table-cell table:style-name="ce27" office:value-type="float" office:value="1793">
            <text:p>1793</text:p>
          </table:table-cell>
          <table:table-cell table:style-name="ce27" office:value-type="float" office:value="1843">
            <text:p>1843</text:p>
          </table:table-cell>
          <table:table-cell table:style-name="ce27"/>
          <table:table-cell/>
          <table:table-cell table:style-name="ce154"/>
          <table:table-cell table:style-name="ce160" table:number-columns-repeated="2"/>
          <table:table-cell table:style-name="ce133"/>
          <table:table-cell table:style-name="ce133" office:value-type="float" office:value="213">
            <text:p>213</text:p>
          </table:table-cell>
          <table:table-cell table:style-name="ce133" office:value-type="float" office:value="815">
            <text:p>815</text:p>
          </table:table-cell>
          <table:table-cell table:style-name="ce139" office:value-type="float" office:value="0.656016285245">
            <text:p>0.6560162852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4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22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/>
          <table:table-cell table:style-name="ce155"/>
          <table:table-cell table:style-name="ce4" table:number-columns-repeated="6"/>
          <table:table-cell table:number-columns-repeated="8"/>
        </table:table-row>
        <table:table-row table:style-name="ro4">
          <table:table-cell table:style-name="ce35" office:value-type="string" table:number-columns-spanned="3" table:number-rows-spanned="1">
            <text:p>Native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66" office:value-type="string" table:number-columns-spanned="3" table:number-rows-spanned="1">
            <text:p>ROI 1 (native voxel)</text:p>
          </table:table-cell>
          <table:covered-table-cell table:number-columns-repeated="2" table:style-name="ce66"/>
          <table:table-cell table:style-name="ce87" office:value-type="string" table:number-columns-spanned="3" table:number-rows-spanned="1">
            <text:p>ROI 2(native voxel)</text:p>
          </table:table-cell>
          <table:covered-table-cell table:number-columns-repeated="2" table:style-name="ce87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/>
          <table:table-cell table:style-name="ce156" table:number-columns-repeated="3"/>
          <table:table-cell table:style-name="ce163"/>
          <table:table-cell table:style-name="ce156" table:number-columns-repeated="3"/>
          <table:table-cell table:number-columns-repeated="8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67" office:value-type="string">
            <text:p>x</text:p>
          </table:table-cell>
          <table:table-cell table:style-name="ce67" office:value-type="string">
            <text:p>y</text:p>
          </table:table-cell>
          <table:table-cell table:style-name="ce67" office:value-type="string">
            <text:p>z</text:p>
          </table:table-cell>
          <table:table-cell table:style-name="ce88" office:value-type="string">
            <text:p>x</text:p>
          </table:table-cell>
          <table:table-cell table:style-name="ce88" office:value-type="string">
            <text:p>y</text:p>
          </table:table-cell>
          <table:table-cell table:style-name="ce88" office:value-type="string">
            <text:p>z</text:p>
          </table:table-cell>
          <table:table-cell table:style-name="ce124" office:value-type="string" table:number-columns-spanned="3" table:number-rows-spanned="1">
            <text:p>Radius = 5</text:p>
          </table:table-cell>
          <table:covered-table-cell table:number-columns-repeated="2" table:style-name="ce46"/>
          <table:table-cell table:style-name="ce141" office:value-type="string" table:number-columns-spanned="3" table:number-rows-spanned="1">
            <text:p>Radius = 2</text:p>
          </table:table-cell>
          <table:covered-table-cell table:style-name="ce46"/>
          <table:covered-table-cell table:style-name="ce136"/>
          <table:table-cell/>
          <table:table-cell table:style-name="ce156"/>
          <table:table-cell table:style-name="ce159" table:number-columns-repeated="2"/>
          <table:table-cell table:style-name="ce162"/>
          <table:table-cell table:style-name="ce159" table:number-columns-repeated="2"/>
          <table:table-cell table:style-name="ce156"/>
          <table:table-cell table:number-columns-repeated="8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54" office:value-type="string">
            <text:p>L</text:p>
          </table:table-cell>
          <table:table-cell table:style-name="ce54" office:value-type="float" office:value="487">
            <text:p>487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21">
            <text:p>21</text:p>
          </table:table-cell>
          <table:table-cell table:style-name="ce89" office:value-type="float" office:value="54">
            <text:p>54</text:p>
          </table:table-cell>
          <table:table-cell table:style-name="ce89" office:value-type="float" office:value="67">
            <text:p>67</text:p>
          </table:table-cell>
          <table:table-cell table:style-name="ce89" office:value-type="float" office:value="39">
            <text:p>39</text:p>
          </table:table-cell>
          <table:table-cell table:number-columns-repeated="3" table:style-name="ce125" office:value-type="float" office:value="487">
            <text:p>487</text:p>
          </table:table-cell>
          <table:table-cell table:style-name="ce125" office:value-type="float" office:value="330">
            <text:p>330</text:p>
          </table:table-cell>
          <table:table-cell table:style-name="ce125" office:value-type="float" office:value="93">
            <text:p>93</text:p>
          </table:table-cell>
          <table:table-cell table:style-name="ce147" office:value-type="float" office:value="24">
            <text:p>24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23">
            <text:p>23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6">
            <text:p>66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447">
            <text:p>447</text:p>
          </table:table-cell>
          <table:table-cell table:style-name="ce137" office:value-type="float" office:value="242">
            <text:p>242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69" office:value-type="float" office:value="60">
            <text:p>60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20">
            <text:p>20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5">
            <text:p>65</text:p>
          </table:table-cell>
          <table:table-cell table:style-name="ce90" office:value-type="float" office:value="38">
            <text:p>3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41">
            <text:p>141</text:p>
          </table:table-cell>
          <table:table-cell table:style-name="ce137" office:value-type="float" office:value="108">
            <text:p>108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69" office:value-type="float" office:value="63">
            <text:p>63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14">
            <text:p>14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9">
            <text:p>69</text:p>
          </table:table-cell>
          <table:table-cell table:style-name="ce90" office:value-type="float" office:value="36">
            <text:p>36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399">
            <text:p>399</text:p>
          </table:table-cell>
          <table:table-cell table:style-name="ce4" office:value-type="float" office:value="394">
            <text:p>394</text:p>
          </table:table-cell>
          <table:table-cell table:style-name="ce137" office:value-type="float" office:value="28">
            <text:p>28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69" office:value-type="float" office:value="64">
            <text:p>64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17">
            <text:p>17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1">
            <text:p>61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97">
            <text:p>397</text:p>
          </table:table-cell>
          <table:table-cell table:style-name="ce137" office:value-type="float" office:value="7">
            <text:p>7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21">
            <text:p>21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9">
            <text:p>69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8">
            <text:p>138</text:p>
          </table:table-cell>
          <table:table-cell table:style-name="ce148" office:value-type="float" office:value="0">
            <text:p>0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16">
            <text:p>16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8">
            <text:p>68</text:p>
          </table:table-cell>
          <table:table-cell table:style-name="ce90" office:value-type="float" office:value="35">
            <text:p>3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409">
            <text:p>409</text:p>
          </table:table-cell>
          <table:table-cell table:style-name="ce137" office:value-type="float" office:value="209">
            <text:p>20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22">
            <text:p>22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7">
            <text:p>67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64">
            <text:p>64</text:p>
          </table:table-cell>
          <table:table-cell table:style-name="ce137" office:value-type="float" office:value="33">
            <text:p>33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19">
            <text:p>19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71">
            <text:p>71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47">
            <text:p>447</text:p>
          </table:table-cell>
          <table:table-cell table:style-name="ce148" office:value-type="float" office:value="0">
            <text:p>0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69" office:value-type="float" office:value="64">
            <text:p>64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21">
            <text:p>21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8">
            <text:p>68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387">
            <text:p>387</text:p>
          </table:table-cell>
          <table:table-cell table:style-name="ce137" office:value-type="float" office:value="129">
            <text:p>12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17">
            <text:p>17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6">
            <text:p>66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263">
            <text:p>263</text:p>
          </table:table-cell>
          <table:table-cell table:style-name="ce137" office:value-type="float" office:value="129">
            <text:p>12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8" office:value-type="float" office:value="24">
            <text:p>24</text:p>
          </table:table-cell>
          <table:table-cell table:style-name="ce55" office:value-type="string">
            <text:p>R</text:p>
          </table:table-cell>
          <table:table-cell table:style-name="ce55" office:value-type="string">
            <text:p>exclude</text:p>
          </table:table-cell>
          <table:table-cell table:style-name="ce70" office:value-type="float" office:value="60">
            <text:p>60</text:p>
          </table:table-cell>
          <table:table-cell table:style-name="ce70" office:value-type="float" office:value="71">
            <text:p>71</text:p>
          </table:table-cell>
          <table:table-cell table:style-name="ce70" office:value-type="float" office:value="19">
            <text:p>19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71">
            <text:p>71</text:p>
          </table:table-cell>
          <table:table-cell table:style-name="ce91" office:value-type="float" office:value="39">
            <text:p>39</text:p>
          </table:table-cell>
          <table:table-cell table:style-name="ce126" table:number-columns-repeated="3"/>
          <table:table-cell table:style-name="ce142" table:number-columns-repeated="2"/>
          <table:table-cell table:style-name="ce149"/>
          <table:table-cell/>
          <table:table-cell table:style-name="ce157" table:number-columns-repeated="3"/>
          <table:table-cell table:style-name="ce164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22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Native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1" office:value-type="string" table:number-columns-spanned="3" table:number-rows-spanned="1">
            <text:p>ROI1 (native voxel)</text:p>
          </table:table-cell>
          <table:covered-table-cell table:number-columns-repeated="2" table:style-name="ce81"/>
          <table:table-cell table:style-name="ce92" office:value-type="string" table:number-columns-spanned="3" table:number-rows-spanned="1">
            <text:p>ROI2 (native voxel)</text:p>
          </table:table-cell>
          <table:covered-table-cell table:number-columns-repeated="2" table:style-name="ce104"/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2" office:value-type="string">
            <text:p>x</text:p>
          </table:table-cell>
          <table:table-cell table:style-name="ce72" office:value-type="string">
            <text:p>y</text:p>
          </table:table-cell>
          <table:table-cell table:style-name="ce72" office:value-type="string">
            <text:p>z</text:p>
          </table:table-cell>
          <table:table-cell table:style-name="ce93" office:value-type="string">
            <text:p>x</text:p>
          </table:table-cell>
          <table:table-cell table:style-name="ce93" office:value-type="string">
            <text:p>y</text:p>
          </table:table-cell>
          <table:table-cell table:style-name="ce93" office:value-type="string">
            <text:p>z</text:p>
          </table:table-cell>
          <table:table-cell table:style-name="ce128" office:value-type="string" table:number-columns-spanned="3" table:number-rows-spanned="1">
            <text:p>Radius = 5</text:p>
          </table:table-cell>
          <table:covered-table-cell table:style-name="ce46"/>
          <table:covered-table-cell table:style-name="ce136"/>
          <table:table-cell table:style-name="ce141" office:value-type="string" table:number-columns-spanned="3" table:number-rows-spanned="1">
            <text:p>Radius = 2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5">
            <text:p>75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531">
            <text:p>531</text:p>
          </table:table-cell>
          <table:table-cell table:style-name="ce4" office:value-type="float" office:value="733">
            <text:p>733</text:p>
          </table:table-cell>
          <table:table-cell table:style-name="ce137" office:value-type="float" office:value="531">
            <text:p>531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663">
            <text:p>663</text:p>
          </table:table-cell>
          <table:table-cell table:style-name="ce137" office:value-type="float" office:value="372">
            <text:p>372</text:p>
          </table:table-cell>
          <table:table-cell table:number-columns-repeated="16"/>
        </table:table-row>
        <table:table-row table:style-name="ro11">
          <table:table-cell table:style-name="ce40" office:value-type="float" office:value="202">
            <text:p>202</text:p>
          </table:table-cell>
          <table:table-cell table:style-name="ce43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23">
            <text:p>23</text:p>
          </table:table-cell>
          <table:table-cell table:style-name="ce94" office:value-type="float" office:value="75">
            <text:p>75</text:p>
          </table:table-cell>
          <table:table-cell table:style-name="ce94" office:value-type="float" office:value="66">
            <text:p>66</text:p>
          </table:table-cell>
          <table:table-cell table:style-name="ce94" office:value-type="float" office:value="39">
            <text:p>39</text:p>
          </table:table-cell>
          <table:table-cell table:style-name="ce130"/>
          <table:table-cell table:style-name="ce9"/>
          <table:table-cell table:style-name="ce138"/>
          <table:table-cell table:style-name="ce9" table:number-columns-repeated="2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20">
            <text:p>20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6">
            <text:p>66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137" office:value-type="float" office:value="419">
            <text:p>41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14">
            <text:p>414</text:p>
          </table:table-cell>
          <table:table-cell table:style-name="ce137" office:value-type="float" office:value="38">
            <text:p>38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4">
            <text:p>14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6">
            <text:p>36</text:p>
          </table:table-cell>
          <table:table-cell table:style-name="ce129" office:value-type="float" office:value="578">
            <text:p>578</text:p>
          </table:table-cell>
          <table:table-cell table:style-name="ce4" office:value-type="float" office:value="651">
            <text:p>651</text:p>
          </table:table-cell>
          <table:table-cell table:style-name="ce137" office:value-type="float" office:value="578">
            <text:p>578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314">
            <text:p>314</text:p>
          </table:table-cell>
          <table:table-cell table:style-name="ce137" office:value-type="float" office:value="187">
            <text:p>187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17">
            <text:p>17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3">
            <text:p>63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137" office:value-type="float" office:value="245">
            <text:p>24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04">
            <text:p>304</text:p>
          </table:table-cell>
          <table:table-cell table:style-name="ce137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70">
            <text:p>70</text:p>
          </table:table-cell>
          <table:table-cell table:style-name="ce94" office:value-type="float" office:value="40">
            <text:p>40</text:p>
          </table:table-cell>
          <table:table-cell table:style-name="ce129" office:value-type="float" office:value="295">
            <text:p>295</text:p>
          </table:table-cell>
          <table:table-cell table:style-name="ce4" office:value-type="float" office:value="637">
            <text:p>637</text:p>
          </table:table-cell>
          <table:table-cell table:style-name="ce137" office:value-type="float" office:value="295">
            <text:p>295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352">
            <text:p>352</text:p>
          </table:table-cell>
          <table:table-cell table:style-name="ce137" office:value-type="float" office:value="111">
            <text:p>111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6">
            <text:p>16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5">
            <text:p>65</text:p>
          </table:table-cell>
          <table:table-cell table:style-name="ce94" office:value-type="float" office:value="37">
            <text:p>37</text:p>
          </table:table-cell>
          <table:table-cell table:style-name="ce129" office:value-type="float" office:value="465">
            <text:p>465</text:p>
          </table:table-cell>
          <table:table-cell table:style-name="ce4" office:value-type="float" office:value="465">
            <text:p>465</text:p>
          </table:table-cell>
          <table:table-cell table:style-name="ce137" office:value-type="float" office:value="465">
            <text:p>465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80">
            <text:p>80</text:p>
          </table:table-cell>
          <table:table-cell table:style-name="ce137" office:value-type="float" office:value="66">
            <text:p>66</text:p>
          </table:table-cell>
          <table:table-cell table:number-columns-repeated="16"/>
        </table:table-row>
        <table:table-row table:style-name="ro11">
          <table:table-cell table:style-name="ce40" office:value-type="float" office:value="208">
            <text:p>208</text:p>
          </table:table-cell>
          <table:table-cell table:style-name="ce43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22">
            <text:p>22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40">
            <text:p>40</text:p>
          </table:table-cell>
          <table:table-cell table:style-name="ce130"/>
          <table:table-cell table:style-name="ce9"/>
          <table:table-cell table:style-name="ce138"/>
          <table:table-cell table:style-name="ce9" table:number-columns-repeated="2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9">
            <text:p>19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71">
            <text:p>71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589">
            <text:p>589</text:p>
          </table:table-cell>
          <table:table-cell table:style-name="ce4" office:value-type="float" office:value="1264">
            <text:p>1264</text:p>
          </table:table-cell>
          <table:table-cell table:style-name="ce137" office:value-type="float" office:value="589">
            <text:p>589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18">
            <text:p>618</text:p>
          </table:table-cell>
          <table:table-cell table:style-name="ce137" office:value-type="float" office:value="112">
            <text:p>112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7">
            <text:p>77</text:p>
          </table:table-cell>
          <table:table-cell table:style-name="ce94" office:value-type="float" office:value="666">
            <text:p>666</text:p>
          </table:table-cell>
          <table:table-cell table:style-name="ce94" office:value-type="float" office:value="40">
            <text:p>40</text:p>
          </table:table-cell>
          <table:table-cell table:style-name="ce129" office:value-type="float" office:value="107">
            <text:p>107</text:p>
          </table:table-cell>
          <table:table-cell table:style-name="ce4" office:value-type="float" office:value="527">
            <text:p>527</text:p>
          </table:table-cell>
          <table:table-cell table:style-name="ce137" office:value-type="float" office:value="527">
            <text:p>527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80">
            <text:p>180</text:p>
          </table:table-cell>
          <table:table-cell table:style-name="ce137" office:value-type="float" office:value="28">
            <text:p>28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17">
            <text:p>17</text:p>
          </table:table-cell>
          <table:table-cell table:style-name="ce94" office:value-type="float" office:value="78">
            <text:p>78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378">
            <text:p>378</text:p>
          </table:table-cell>
          <table:table-cell table:style-name="ce4" office:value-type="float" office:value="456">
            <text:p>456</text:p>
          </table:table-cell>
          <table:table-cell table:style-name="ce137" office:value-type="float" office:value="378">
            <text:p>378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347">
            <text:p>347</text:p>
          </table:table-cell>
          <table:table-cell table:style-name="ce137" office:value-type="float" office:value="237">
            <text:p>237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9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74" office:value-type="float" office:value="67">
            <text:p>67</text:p>
          </table:table-cell>
          <table:table-cell table:style-name="ce74" office:value-type="float" office:value="70">
            <text:p>70</text:p>
          </table:table-cell>
          <table:table-cell table:style-name="ce74" office:value-type="float" office:value="19">
            <text:p>19</text:p>
          </table:table-cell>
          <table:table-cell table:style-name="ce95" office:value-type="float" office:value="74">
            <text:p>74</text:p>
          </table:table-cell>
          <table:table-cell table:style-name="ce95" office:value-type="float" office:value="71">
            <text:p>71</text:p>
          </table:table-cell>
          <table:table-cell table:style-name="ce95" office:value-type="float" office:value="39">
            <text:p>39</text:p>
          </table:table-cell>
          <table:table-cell table:style-name="ce131" office:value-type="float" office:value="196">
            <text:p>196</text:p>
          </table:table-cell>
          <table:table-cell table:style-name="ce133" office:value-type="float" office:value="815">
            <text:p>815</text:p>
          </table:table-cell>
          <table:table-cell table:style-name="ce139" office:value-type="float" office:value="196">
            <text:p>196</text:p>
          </table:table-cell>
          <table:table-cell table:style-name="ce133" office:value-type="float" office:value="119">
            <text:p>119</text:p>
          </table:table-cell>
          <table:table-cell table:style-name="ce133" office:value-type="float" office:value="527">
            <text:p>527</text:p>
          </table:table-cell>
          <table:table-cell table:style-name="ce139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1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22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MNI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5" office:value-type="string" table:number-columns-spanned="3" table:number-rows-spanned="1">
            <text:p>ROI 1 (MNI voxel)</text:p>
          </table:table-cell>
          <table:covered-table-cell table:style-name="ce66"/>
          <table:covered-table-cell table:style-name="ce82"/>
          <table:table-cell table:style-name="ce96" office:value-type="string" table:number-columns-spanned="3" table:number-rows-spanned="1">
            <text:p>ROI 2 (MNI voxel)</text:p>
          </table:table-cell>
          <table:covered-table-cell table:style-name="ce87"/>
          <table:covered-table-cell table:style-name="ce106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124" office:value-type="string" table:number-columns-spanned="3" table:number-rows-spanned="1">
            <text:p>Radius = 10</text:p>
          </table:table-cell>
          <table:covered-table-cell table:number-columns-repeated="2" table:style-name="ce46"/>
          <table:table-cell table:style-name="ce128" office:value-type="string" table:number-columns-spanned="3" table:number-rows-spanned="1">
            <text:p>Radius = 4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487">
            <text:p>487</text:p>
          </table:table-cell>
          <table:table-cell table:style-name="ce77" office:value-type="float" office:value="80.4849">
            <text:p>80.4849</text:p>
          </table:table-cell>
          <table:table-cell table:style-name="ce77" office:value-type="float" office:value="104.312">
            <text:p>104.312</text:p>
          </table:table-cell>
          <table:table-cell table:style-name="ce77" office:value-type="float" office:value="48.4603">
            <text:p>48.4603</text:p>
          </table:table-cell>
          <table:table-cell table:style-name="ce98" office:value-type="float" office:value="70.0723">
            <text:p>70.0723</text:p>
          </table:table-cell>
          <table:table-cell table:style-name="ce98" office:value-type="float" office:value="110.154">
            <text:p>110.154</text:p>
          </table:table-cell>
          <table:table-cell table:style-name="ce98" office:value-type="float" office:value="87.3224">
            <text:p>87.3224</text:p>
          </table:table-cell>
          <table:table-cell table:number-columns-repeated="3" table:style-name="ce4" office:value-type="float" office:value="487">
            <text:p>487</text:p>
          </table:table-cell>
          <table:table-cell table:style-name="ce129" office:value-type="float" office:value="309">
            <text:p>309</text:p>
          </table:table-cell>
          <table:table-cell table:style-name="ce4" office:value-type="float" office:value="76">
            <text:p>76</text:p>
          </table:table-cell>
          <table:table-cell table:style-name="ce137" office:value-type="float" office:value="12">
            <text:p>12</text:p>
          </table:table-cell>
          <table:table-cell table:number-columns-repeated="16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77" office:value-type="float" office:value="82.9088">
            <text:p>82.9088</text:p>
          </table:table-cell>
          <table:table-cell table:style-name="ce77" office:value-type="float" office:value="107.951">
            <text:p>107.951</text:p>
          </table:table-cell>
          <table:table-cell table:style-name="ce77" office:value-type="float" office:value="54.4652">
            <text:p>54.4652</text:p>
          </table:table-cell>
          <table:table-cell table:style-name="ce98" office:value-type="float" office:value="67.9789">
            <text:p>67.9789</text:p>
          </table:table-cell>
          <table:table-cell table:style-name="ce98" office:value-type="float" office:value="113.785">
            <text:p>113.785</text:p>
          </table:table-cell>
          <table:table-cell table:style-name="ce98" office:value-type="float" office:value="87.3124">
            <text:p>87.312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129" office:value-type="float" office:value="383">
            <text:p>383</text:p>
          </table:table-cell>
          <table:table-cell table:style-name="ce4" office:value-type="float" office:value="457">
            <text:p>457</text:p>
          </table:table-cell>
          <table:table-cell table:style-name="ce137" office:value-type="float" office:value="253">
            <text:p>253</text:p>
          </table:table-cell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77" office:value-type="float" office:value="79.3689">
            <text:p>79.3689</text:p>
          </table:table-cell>
          <table:table-cell table:style-name="ce77" office:value-type="float" office:value="106.036">
            <text:p>106.036</text:p>
          </table:table-cell>
          <table:table-cell table:style-name="ce77" office:value-type="float" office:value="50.4423">
            <text:p>50.4423</text:p>
          </table:table-cell>
          <table:table-cell table:style-name="ce98" office:value-type="float" office:value="67.4268">
            <text:p>67.4268</text:p>
          </table:table-cell>
          <table:table-cell table:style-name="ce98" office:value-type="float" office:value="113.143">
            <text:p>113.143</text:p>
          </table:table-cell>
          <table:table-cell table:style-name="ce98" office:value-type="float" office:value="85.6323">
            <text:p>85.632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129" office:value-type="float" office:value="109">
            <text:p>109</text:p>
          </table:table-cell>
          <table:table-cell table:style-name="ce4" office:value-type="float" office:value="144">
            <text:p>144</text:p>
          </table:table-cell>
          <table:table-cell table:style-name="ce137" office:value-type="float" office:value="109">
            <text:p>109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77" office:value-type="float" office:value="84.5375">
            <text:p>84.5375</text:p>
          </table:table-cell>
          <table:table-cell table:style-name="ce77" office:value-type="float" office:value="103.552">
            <text:p>103.552</text:p>
          </table:table-cell>
          <table:table-cell table:style-name="ce77" office:value-type="float" office:value="42.673">
            <text:p>42.673</text:p>
          </table:table-cell>
          <table:table-cell table:style-name="ce98" office:value-type="float" office:value="69.6523">
            <text:p>69.6523</text:p>
          </table:table-cell>
          <table:table-cell table:style-name="ce98" office:value-type="float" office:value="110.676">
            <text:p>110.676</text:p>
          </table:table-cell>
          <table:table-cell table:style-name="ce98" office:value-type="float" office:value="87.6017">
            <text:p>87.6017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129" office:value-type="float" office:value="404">
            <text:p>404</text:p>
          </table:table-cell>
          <table:table-cell table:style-name="ce4" office:value-type="float" office:value="385">
            <text:p>385</text:p>
          </table:table-cell>
          <table:table-cell table:style-name="ce137" office:value-type="float" office:value="21">
            <text:p>21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77" office:value-type="float" office:value="83.5895">
            <text:p>83.5895</text:p>
          </table:table-cell>
          <table:table-cell table:style-name="ce77" office:value-type="float" office:value="104.804">
            <text:p>104.804</text:p>
          </table:table-cell>
          <table:table-cell table:style-name="ce77" office:value-type="float" office:value="43.8813">
            <text:p>43.8813</text:p>
          </table:table-cell>
          <table:table-cell table:style-name="ce98" office:value-type="float" office:value="67.1155">
            <text:p>67.1155</text:p>
          </table:table-cell>
          <table:table-cell table:style-name="ce98" office:value-type="float" office:value="115.949">
            <text:p>115.949</text:p>
          </table:table-cell>
          <table:table-cell table:style-name="ce98" office:value-type="float" office:value="87.2646">
            <text:p>87.2646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00">
            <text:p>400</text:p>
          </table:table-cell>
          <table:table-cell table:style-name="ce129" office:value-type="float" office:value="32">
            <text:p>32</text:p>
          </table:table-cell>
          <table:table-cell table:style-name="ce4" office:value-type="float" office:value="453">
            <text:p>453</text:p>
          </table:table-cell>
          <table:table-cell table:style-name="ce137" office:value-type="float" office:value="11">
            <text:p>11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77" office:value-type="float" office:value="82.9308">
            <text:p>82.9308</text:p>
          </table:table-cell>
          <table:table-cell table:style-name="ce77" office:value-type="float" office:value="105.498">
            <text:p>105.498</text:p>
          </table:table-cell>
          <table:table-cell table:style-name="ce77" office:value-type="float" office:value="48.5619">
            <text:p>48.5619</text:p>
          </table:table-cell>
          <table:table-cell table:style-name="ce98" office:value-type="float" office:value="69.9294">
            <text:p>69.9294</text:p>
          </table:table-cell>
          <table:table-cell table:style-name="ce98" office:value-type="float" office:value="113.109">
            <text:p>113.109</text:p>
          </table:table-cell>
          <table:table-cell table:style-name="ce98" office:value-type="float" office:value="86.3022">
            <text:p>86.3022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8">
            <text:p>208</text:p>
          </table:table-cell>
          <table:table-cell table:style-name="ce129" office:value-type="float" office:value="21">
            <text:p>21</text:p>
          </table:table-cell>
          <table:table-cell table:style-name="ce4" office:value-type="float" office:value="141">
            <text:p>141</text:p>
          </table:table-cell>
          <table:table-cell table:style-name="ce148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77" office:value-type="float" office:value="85.1994">
            <text:p>85.1994</text:p>
          </table:table-cell>
          <table:table-cell table:style-name="ce77" office:value-type="float" office:value="102.887">
            <text:p>102.887</text:p>
          </table:table-cell>
          <table:table-cell table:style-name="ce77" office:value-type="float" office:value="47.339">
            <text:p>47.339</text:p>
          </table:table-cell>
          <table:table-cell table:style-name="ce99" office:value-type="float" office:value="68.1379">
            <text:p>68.1379</text:p>
          </table:table-cell>
          <table:table-cell table:style-name="ce98" office:value-type="float" office:value="113.215">
            <text:p>113.215</text:p>
          </table:table-cell>
          <table:table-cell table:style-name="ce107" office:value-type="float" office:value="83.4995">
            <text:p>83.499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129" office:value-type="float" office:value="238">
            <text:p>238</text:p>
          </table:table-cell>
          <table:table-cell table:style-name="ce4" office:value-type="float" office:value="428">
            <text:p>428</text:p>
          </table:table-cell>
          <table:table-cell table:style-name="ce137" office:value-type="float" office:value="225">
            <text:p>225</text:p>
          </table:table-cell>
          <table:table-cell table:number-columns-repeated="16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77" office:value-type="float" office:value="81.0469">
            <text:p>81.0469</text:p>
          </table:table-cell>
          <table:table-cell table:style-name="ce77" office:value-type="float" office:value="106.838">
            <text:p>106.838</text:p>
          </table:table-cell>
          <table:table-cell table:style-name="ce77" office:value-type="float" office:value="52.3129">
            <text:p>52.3129</text:p>
          </table:table-cell>
          <table:table-cell table:style-name="ce98" office:value-type="float" office:value="69.7394">
            <text:p>69.7394</text:p>
          </table:table-cell>
          <table:table-cell table:style-name="ce98" office:value-type="float" office:value="112.939">
            <text:p>112.939</text:p>
          </table:table-cell>
          <table:table-cell table:style-name="ce98" office:value-type="float" office:value="88.0102">
            <text:p>88.0102</text:p>
          </table:table-cell>
          <table:table-cell table:style-name="ce4" office:value-type="float" office:value="341">
            <text:p>34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41">
            <text:p>341</text:p>
          </table:table-cell>
          <table:table-cell table:style-name="ce129" office:value-type="float" office:value="249">
            <text:p>249</text:p>
          </table:table-cell>
          <table:table-cell table:style-name="ce4" office:value-type="float" office:value="80">
            <text:p>80</text:p>
          </table:table-cell>
          <table:table-cell table:style-name="ce137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77" office:value-type="float" office:value="83.3066">
            <text:p>83.3066</text:p>
          </table:table-cell>
          <table:table-cell table:style-name="ce77" office:value-type="float" office:value="107.056">
            <text:p>107.056</text:p>
          </table:table-cell>
          <table:table-cell table:style-name="ce77" office:value-type="float" office:value="48.5478">
            <text:p>48.5478</text:p>
          </table:table-cell>
          <table:table-cell table:style-name="ce98" office:value-type="float" office:value="67.6843">
            <text:p>67.6843</text:p>
          </table:table-cell>
          <table:table-cell table:style-name="ce98" office:value-type="float" office:value="109.944">
            <text:p>109.944</text:p>
          </table:table-cell>
          <table:table-cell table:style-name="ce98" office:value-type="float" office:value="90.32">
            <text:p>90.32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129" office:value-type="float" office:value="35">
            <text:p>35</text:p>
          </table:table-cell>
          <table:table-cell table:style-name="ce4" office:value-type="float" office:value="422">
            <text:p>422</text:p>
          </table:table-cell>
          <table:table-cell table:style-name="ce148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77" office:value-type="float" office:value="86.2009">
            <text:p>86.2009</text:p>
          </table:table-cell>
          <table:table-cell table:style-name="ce77" office:value-type="float" office:value="104.47">
            <text:p>104.47</text:p>
          </table:table-cell>
          <table:table-cell table:style-name="ce77" office:value-type="float" office:value="49.045">
            <text:p>49.045</text:p>
          </table:table-cell>
          <table:table-cell table:style-name="ce98" office:value-type="float" office:value="69.1573">
            <text:p>69.1573</text:p>
          </table:table-cell>
          <table:table-cell table:style-name="ce98" office:value-type="float" office:value="108.505">
            <text:p>108.505</text:p>
          </table:table-cell>
          <table:table-cell table:style-name="ce98" office:value-type="float" office:value="87.7456">
            <text:p>87.7456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129" office:value-type="float" office:value="126">
            <text:p>126</text:p>
          </table:table-cell>
          <table:table-cell table:style-name="ce4" office:value-type="float" office:value="387">
            <text:p>387</text:p>
          </table:table-cell>
          <table:table-cell table:style-name="ce137" office:value-type="float" office:value="125">
            <text:p>125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77" office:value-type="float" office:value="84.4627">
            <text:p>84.4627</text:p>
          </table:table-cell>
          <table:table-cell table:style-name="ce77" office:value-type="float" office:value="104.718">
            <text:p>104.718</text:p>
          </table:table-cell>
          <table:table-cell table:style-name="ce77" office:value-type="float" office:value="41.4922">
            <text:p>41.4922</text:p>
          </table:table-cell>
          <table:table-cell table:style-name="ce98" office:value-type="float" office:value="68.3584">
            <text:p>68.3584</text:p>
          </table:table-cell>
          <table:table-cell table:style-name="ce98" office:value-type="float" office:value="114.538">
            <text:p>114.538</text:p>
          </table:table-cell>
          <table:table-cell table:style-name="ce98" office:value-type="float" office:value="84.6537">
            <text:p>84.6537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131" office:value-type="float" office:value="155">
            <text:p>155</text:p>
          </table:table-cell>
          <table:table-cell table:style-name="ce133" office:value-type="float" office:value="264">
            <text:p>264</text:p>
          </table:table-cell>
          <table:table-cell table:style-name="ce139" office:value-type="float" office:value="130">
            <text:p>130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8" office:value-type="float" office:value="24">
            <text:p>24</text:p>
          </table:table-cell>
          <table:table-cell table:style-name="ce55" office:value-type="string">
            <text:p>R</text:p>
          </table:table-cell>
          <table:table-cell table:style-name="ce55" office:value-type="string">
            <text:p>exclude</text:p>
          </table:table-cell>
          <table:table-cell table:style-name="ce78" office:value-type="float" office:value="81.9652">
            <text:p>81.9652</text:p>
          </table:table-cell>
          <table:table-cell table:style-name="ce78" office:value-type="float" office:value="102.885">
            <text:p>102.885</text:p>
          </table:table-cell>
          <table:table-cell table:style-name="ce78" office:value-type="float" office:value="47.0063">
            <text:p>47.0063</text:p>
          </table:table-cell>
          <table:table-cell table:style-name="ce100" office:value-type="float" office:value="69.9483">
            <text:p>69.9483</text:p>
          </table:table-cell>
          <table:table-cell table:style-name="ce100" office:value-type="float" office:value="110.938">
            <text:p>110.938</text:p>
          </table:table-cell>
          <table:table-cell table:style-name="ce100" office:value-type="float" office:value="87.4317">
            <text:p>87.4317</text:p>
          </table:table-cell>
          <table:table-cell table:style-name="ce132" table:number-columns-repeated="3"/>
          <table:table-cell table:style-name="ce143" table:number-columns-repeated="2"/>
          <table:table-cell table:style-name="ce150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22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MNI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5" office:value-type="string" table:number-columns-spanned="3" table:number-rows-spanned="1">
            <text:p>ROI 1 (MNI voxel)</text:p>
          </table:table-cell>
          <table:covered-table-cell table:style-name="ce66"/>
          <table:covered-table-cell table:style-name="ce82"/>
          <table:table-cell table:style-name="ce96" office:value-type="string" table:number-columns-spanned="3" table:number-rows-spanned="1">
            <text:p>ROI 2 (MNI voxel)</text:p>
          </table:table-cell>
          <table:covered-table-cell table:style-name="ce87"/>
          <table:covered-table-cell table:style-name="ce106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124" office:value-type="string" table:number-columns-spanned="3" table:number-rows-spanned="1">
            <text:p>Radius = 10</text:p>
          </table:table-cell>
          <table:covered-table-cell table:number-columns-repeated="2" table:style-name="ce46"/>
          <table:table-cell table:style-name="ce128" office:value-type="string" table:number-columns-spanned="3" table:number-rows-spanned="1">
            <text:p>Radius = 4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79" office:value-type="float" office:value="100.341">
            <text:p>100.341</text:p>
          </table:table-cell>
          <table:table-cell table:style-name="ce79" office:value-type="float" office:value="104.394">
            <text:p>104.394</text:p>
          </table:table-cell>
          <table:table-cell table:style-name="ce79" office:value-type="float" office:value="47.7587">
            <text:p>47.7587</text:p>
          </table:table-cell>
          <table:table-cell table:style-name="ce101" office:value-type="float" office:value="111.771">
            <text:p>111.771</text:p>
          </table:table-cell>
          <table:table-cell table:style-name="ce101" office:value-type="float" office:value="110.326">
            <text:p>110.326</text:p>
          </table:table-cell>
          <table:table-cell table:style-name="ce108" office:value-type="float" office:value="85.849">
            <text:p>85.849</text:p>
          </table:table-cell>
          <table:table-cell table:style-name="ce4" office:value-type="float" office:value="473">
            <text:p>473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473">
            <text:p>473</text:p>
          </table:table-cell>
          <table:table-cell table:style-name="ce129" office:value-type="float" office:value="380">
            <text:p>380</text:p>
          </table:table-cell>
          <table:table-cell table:style-name="ce4" office:value-type="float" office:value="633">
            <text:p>633</text:p>
          </table:table-cell>
          <table:table-cell table:style-name="ce137" office:value-type="float" office:value="360">
            <text:p>360</text:p>
          </table:table-cell>
          <table:table-cell table:number-columns-repeated="16"/>
        </table:table-row>
        <table:table-row table:style-name="ro11">
          <table:table-cell table:style-name="ce40" office:value-type="float" office:value="202">
            <text:p>202</text:p>
          </table:table-cell>
          <table:table-cell table:style-name="ce43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79" office:value-type="float" office:value="98.7803">
            <text:p>98.7803</text:p>
          </table:table-cell>
          <table:table-cell table:style-name="ce79" office:value-type="float" office:value="108.291">
            <text:p>108.291</text:p>
          </table:table-cell>
          <table:table-cell table:style-name="ce79" office:value-type="float" office:value="53.9216">
            <text:p>53.9216</text:p>
          </table:table-cell>
          <table:table-cell table:style-name="ce101" office:value-type="float" office:value="109.642">
            <text:p>109.642</text:p>
          </table:table-cell>
          <table:table-cell table:style-name="ce101" office:value-type="float" office:value="114.68">
            <text:p>114.68</text:p>
          </table:table-cell>
          <table:table-cell table:style-name="ce108" office:value-type="float" office:value="85.8856">
            <text:p>85.8856</text:p>
          </table:table-cell>
          <table:table-cell table:style-name="ce9" table:number-columns-repeated="3"/>
          <table:table-cell table:style-name="ce130"/>
          <table:table-cell table:style-name="ce9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79" office:value-type="float" office:value="96.9628">
            <text:p>96.9628</text:p>
          </table:table-cell>
          <table:table-cell table:style-name="ce79" office:value-type="float" office:value="106.229">
            <text:p>106.229</text:p>
          </table:table-cell>
          <table:table-cell table:style-name="ce79" office:value-type="float" office:value="50.5495">
            <text:p>50.5495</text:p>
          </table:table-cell>
          <table:table-cell table:style-name="ce101" office:value-type="float" office:value="110.424">
            <text:p>110.424</text:p>
          </table:table-cell>
          <table:table-cell table:style-name="ce101" office:value-type="float" office:value="112.04">
            <text:p>112.04</text:p>
          </table:table-cell>
          <table:table-cell table:style-name="ce108" office:value-type="float" office:value="88.047">
            <text:p>88.047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419">
            <text:p>419</text:p>
          </table:table-cell>
          <table:table-cell table:style-name="ce129" office:value-type="float" office:value="93">
            <text:p>93</text:p>
          </table:table-cell>
          <table:table-cell table:style-name="ce4" office:value-type="float" office:value="427">
            <text:p>427</text:p>
          </table:table-cell>
          <table:table-cell table:style-name="ce137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79" office:value-type="float" office:value="94.755">
            <text:p>94.755</text:p>
          </table:table-cell>
          <table:table-cell table:style-name="ce79" office:value-type="float" office:value="103.724">
            <text:p>103.724</text:p>
          </table:table-cell>
          <table:table-cell table:style-name="ce79" office:value-type="float" office:value="42.4185">
            <text:p>42.4185</text:p>
          </table:table-cell>
          <table:table-cell table:style-name="ce101" office:value-type="float" office:value="112.488">
            <text:p>112.488</text:p>
          </table:table-cell>
          <table:table-cell table:style-name="ce101" office:value-type="float" office:value="115.238">
            <text:p>115.238</text:p>
          </table:table-cell>
          <table:table-cell table:style-name="ce108" office:value-type="float" office:value="85.9448">
            <text:p>85.9448</text:p>
          </table:table-cell>
          <table:table-cell table:style-name="ce4" office:value-type="float" office:value="577">
            <text:p>577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577">
            <text:p>577</text:p>
          </table:table-cell>
          <table:table-cell table:style-name="ce129" office:value-type="float" office:value="437">
            <text:p>437</text:p>
          </table:table-cell>
          <table:table-cell table:style-name="ce4" office:value-type="float" office:value="318">
            <text:p>318</text:p>
          </table:table-cell>
          <table:table-cell table:style-name="ce137" office:value-type="float" office:value="200">
            <text:p>200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79" office:value-type="float" office:value="93.9103">
            <text:p>93.9103</text:p>
          </table:table-cell>
          <table:table-cell table:style-name="ce79" office:value-type="float" office:value="105.365">
            <text:p>105.365</text:p>
          </table:table-cell>
          <table:table-cell table:style-name="ce79" office:value-type="float" office:value="43.2913">
            <text:p>43.2913</text:p>
          </table:table-cell>
          <table:table-cell table:style-name="ce101" office:value-type="float" office:value="110.718">
            <text:p>110.718</text:p>
          </table:table-cell>
          <table:table-cell table:style-name="ce101" office:value-type="float" office:value="114.722">
            <text:p>114.722</text:p>
          </table:table-cell>
          <table:table-cell table:style-name="ce108" office:value-type="float" office:value="85.2737">
            <text:p>85.2737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45">
            <text:p>245</text:p>
          </table:table-cell>
          <table:table-cell table:style-name="ce129" office:value-type="float" office:value="50">
            <text:p>50</text:p>
          </table:table-cell>
          <table:table-cell table:style-name="ce4" office:value-type="float" office:value="327">
            <text:p>327</text:p>
          </table:table-cell>
          <table:table-cell table:style-name="ce137" office:value-type="float" office:value="50">
            <text:p>50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79" office:value-type="float" office:value="98.8109">
            <text:p>98.8109</text:p>
          </table:table-cell>
          <table:table-cell table:style-name="ce79" office:value-type="float" office:value="104.409">
            <text:p>104.409</text:p>
          </table:table-cell>
          <table:table-cell table:style-name="ce79" office:value-type="float" office:value="49.338">
            <text:p>49.338</text:p>
          </table:table-cell>
          <table:table-cell table:style-name="ce101" office:value-type="float" office:value="111.474">
            <text:p>111.474</text:p>
          </table:table-cell>
          <table:table-cell table:style-name="ce101" office:value-type="float" office:value="108.405">
            <text:p>108.405</text:p>
          </table:table-cell>
          <table:table-cell table:style-name="ce108" office:value-type="float" office:value="88.7414">
            <text:p>88.7414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330">
            <text:p>330</text:p>
          </table:table-cell>
          <table:table-cell table:style-name="ce129" office:value-type="float" office:value="147">
            <text:p>147</text:p>
          </table:table-cell>
          <table:table-cell table:style-name="ce4" office:value-type="float" office:value="371">
            <text:p>371</text:p>
          </table:table-cell>
          <table:table-cell table:style-name="ce137" office:value-type="float" office:value="116">
            <text:p>116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79" office:value-type="float" office:value="96.8817">
            <text:p>96.8817</text:p>
          </table:table-cell>
          <table:table-cell table:style-name="ce79" office:value-type="float" office:value="102.328">
            <text:p>102.328</text:p>
          </table:table-cell>
          <table:table-cell table:style-name="ce79" office:value-type="float" office:value="47.9161">
            <text:p>47.9161</text:p>
          </table:table-cell>
          <table:table-cell table:style-name="ce102" office:value-type="float" office:value="111.244">
            <text:p>111.244</text:p>
          </table:table-cell>
          <table:table-cell table:style-name="ce101" office:value-type="float" office:value="117.421">
            <text:p>117.421</text:p>
          </table:table-cell>
          <table:table-cell table:style-name="ce109" office:value-type="float" office:value="88.5004">
            <text:p>88.5004</text:p>
          </table:table-cell>
          <table:table-cell table:number-columns-repeated="3" table:style-name="ce4" office:value-type="float" office:value="465">
            <text:p>465</text:p>
          </table:table-cell>
          <table:table-cell table:style-name="ce129" office:value-type="float" office:value="418">
            <text:p>418</text:p>
          </table:table-cell>
          <table:table-cell table:style-name="ce4" office:value-type="float" office:value="106">
            <text:p>106</text:p>
          </table:table-cell>
          <table:table-cell table:style-name="ce137" office:value-type="float" office:value="91">
            <text:p>91</text:p>
          </table:table-cell>
          <table:table-cell table:number-columns-repeated="16"/>
        </table:table-row>
        <table:table-row table:style-name="ro11">
          <table:table-cell table:style-name="ce40" office:value-type="float" office:value="208">
            <text:p>208</text:p>
          </table:table-cell>
          <table:table-cell table:style-name="ce43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79" office:value-type="float" office:value="98.2385">
            <text:p>98.2385</text:p>
          </table:table-cell>
          <table:table-cell table:style-name="ce79" office:value-type="float" office:value="105.248">
            <text:p>105.248</text:p>
          </table:table-cell>
          <table:table-cell table:style-name="ce79" office:value-type="float" office:value="51.8586">
            <text:p>51.8586</text:p>
          </table:table-cell>
          <table:table-cell table:style-name="ce101" office:value-type="float" office:value="111.66">
            <text:p>111.66</text:p>
          </table:table-cell>
          <table:table-cell table:style-name="ce101" office:value-type="float" office:value="113.552">
            <text:p>113.552</text:p>
          </table:table-cell>
          <table:table-cell table:style-name="ce108" office:value-type="float" office:value="86.2637">
            <text:p>86.2637</text:p>
          </table:table-cell>
          <table:table-cell table:style-name="ce9" table:number-columns-repeated="3"/>
          <table:table-cell table:style-name="ce130"/>
          <table:table-cell table:style-name="ce9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79" office:value-type="float" office:value="99.8736">
            <text:p>99.8736</text:p>
          </table:table-cell>
          <table:table-cell table:style-name="ce79" office:value-type="float" office:value="105.519">
            <text:p>105.519</text:p>
          </table:table-cell>
          <table:table-cell table:style-name="ce79" office:value-type="float" office:value="48.6745">
            <text:p>48.6745</text:p>
          </table:table-cell>
          <table:table-cell table:style-name="ce101" office:value-type="float" office:value="113.168">
            <text:p>113.168</text:p>
          </table:table-cell>
          <table:table-cell table:style-name="ce101" office:value-type="float" office:value="110.971">
            <text:p>110.971</text:p>
          </table:table-cell>
          <table:table-cell table:style-name="ce108" office:value-type="float" office:value="89.6905">
            <text:p>89.6905</text:p>
          </table:table-cell>
          <table:table-cell table:style-name="ce4" office:value-type="float" office:value="587">
            <text:p>587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587">
            <text:p>587</text:p>
          </table:table-cell>
          <table:table-cell table:style-name="ce129" office:value-type="float" office:value="242">
            <text:p>242</text:p>
          </table:table-cell>
          <table:table-cell table:style-name="ce4" office:value-type="float" office:value="619">
            <text:p>619</text:p>
          </table:table-cell>
          <table:table-cell table:style-name="ce137" office:value-type="float" office:value="115">
            <text:p>115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79" office:value-type="float" office:value="98.1257">
            <text:p>98.1257</text:p>
          </table:table-cell>
          <table:table-cell table:style-name="ce79" office:value-type="float" office:value="104.585">
            <text:p>104.585</text:p>
          </table:table-cell>
          <table:table-cell table:style-name="ce79" office:value-type="float" office:value="48.8212">
            <text:p>48.8212</text:p>
          </table:table-cell>
          <table:table-cell table:style-name="ce101" office:value-type="float" office:value="112.817">
            <text:p>112.817</text:p>
          </table:table-cell>
          <table:table-cell table:style-name="ce101" office:value-type="float" office:value="112.856">
            <text:p>112.856</text:p>
          </table:table-cell>
          <table:table-cell table:style-name="ce108" office:value-type="float" office:value="86.1574">
            <text:p>86.1574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117">
            <text:p>117</text:p>
          </table:table-cell>
          <table:table-cell table:style-name="ce129" office:value-type="float" office:value="46">
            <text:p>46</text:p>
          </table:table-cell>
          <table:table-cell table:style-name="ce4" office:value-type="float" office:value="179">
            <text:p>179</text:p>
          </table:table-cell>
          <table:table-cell table:style-name="ce137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79" office:value-type="float" office:value="96.3743">
            <text:p>96.3743</text:p>
          </table:table-cell>
          <table:table-cell table:style-name="ce79" office:value-type="float" office:value="105.001">
            <text:p>105.001</text:p>
          </table:table-cell>
          <table:table-cell table:style-name="ce79" office:value-type="float" office:value="42.0425">
            <text:p>42.0425</text:p>
          </table:table-cell>
          <table:table-cell table:style-name="ce101" office:value-type="float" office:value="114.047">
            <text:p>114.047</text:p>
          </table:table-cell>
          <table:table-cell table:style-name="ce101" office:value-type="float" office:value="113.649">
            <text:p>113.649</text:p>
          </table:table-cell>
          <table:table-cell table:style-name="ce108" office:value-type="float" office:value="87.1388">
            <text:p>87.1388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456">
            <text:p>456</text:p>
          </table:table-cell>
          <table:table-cell table:style-name="ce4" office:value-type="float" office:value="379">
            <text:p>379</text:p>
          </table:table-cell>
          <table:table-cell table:style-name="ce129" office:value-type="float" office:value="315">
            <text:p>315</text:p>
          </table:table-cell>
          <table:table-cell table:style-name="ce4" office:value-type="float" office:value="344">
            <text:p>344</text:p>
          </table:table-cell>
          <table:table-cell table:style-name="ce137" office:value-type="float" office:value="235">
            <text:p>235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9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80" office:value-type="float" office:value="95.9726">
            <text:p>95.9726</text:p>
          </table:table-cell>
          <table:table-cell table:style-name="ce80" office:value-type="float" office:value="104.782">
            <text:p>104.782</text:p>
          </table:table-cell>
          <table:table-cell table:style-name="ce80" office:value-type="float" office:value="46.7367">
            <text:p>46.7367</text:p>
          </table:table-cell>
          <table:table-cell table:style-name="ce103" office:value-type="float" office:value="109.965">
            <text:p>109.965</text:p>
          </table:table-cell>
          <table:table-cell table:style-name="ce103" office:value-type="float" office:value="110.936">
            <text:p>110.936</text:p>
          </table:table-cell>
          <table:table-cell table:style-name="ce110" office:value-type="float" office:value="87.4683">
            <text:p>87.4683</text:p>
          </table:table-cell>
          <table:table-cell table:style-name="ce133" office:value-type="float" office:value="197">
            <text:p>197</text:p>
          </table:table-cell>
          <table:table-cell table:style-name="ce133" office:value-type="float" office:value="815">
            <text:p>815</text:p>
          </table:table-cell>
          <table:table-cell table:style-name="ce133" office:value-type="float" office:value="197">
            <text:p>197</text:p>
          </table:table-cell>
          <table:table-cell table:style-name="ce131" office:value-type="float" office:value="122">
            <text:p>122</text:p>
          </table:table-cell>
          <table:table-cell table:style-name="ce133" office:value-type="float" office:value="536">
            <text:p>536</text:p>
          </table:table-cell>
          <table:table-cell table:style-name="ce139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67" office:value-type="string">
            <text:p>Overlap between CSTs</text:p>
          </table:table-cell>
          <table:table-cell table:style-name="ce167" table:number-columns-repeated="3"/>
          <table:table-cell table:style-name="ce167" office:value-type="string">
            <text:p>Dis-min/max/avg/meds: the min, max, average of pair streamlines</text:p>
          </table:table-cell>
          <table:table-cell table:style-name="ce167" table:number-columns-repeated="7"/>
          <table:table-cell/>
          <table:table-cell table:style-name="ce167"/>
          <table:table-cell/>
          <table:table-cell table:style-name="ce167" office:value-type="string">
            <text:p>Dis-meds: the distance between two medoids</text:p>
          </table:table-cell>
          <table:table-cell table:style-name="ce167" table:number-columns-repeated="8"/>
          <table:table-cell table:number-columns-repeated="25"/>
        </table:table-row>
        <table:table-row table:style-name="ro15">
          <table:table-cell table:number-columns-repeated="49"/>
        </table:table-row>
        <table:table-row table:style-name="ro2">
          <table:table-cell table:style-name="ce168" office:value-type="string" table:number-columns-spanned="1" table:number-rows-spanned="2">
            <text:p>Left – native</text:p>
          </table:table-cell>
          <table:table-cell table:style-name="ce172" office:value-type="float" office:value="201" table:number-columns-spanned="4" table:number-rows-spanned="1">
            <text:p>201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2" table:number-columns-spanned="4" table:number-rows-spanned="1">
            <text:p>202</text:p>
          </table:table-cell>
          <table:covered-table-cell table:number-columns-repeated="3" table:style-name="ce178"/>
          <table:table-cell table:style-name="ce172" office:value-type="float" office:value="203" table:number-columns-spanned="4" table:number-rows-spanned="1">
            <text:p>203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4" table:number-columns-spanned="4" table:number-rows-spanned="1">
            <text:p>204</text:p>
          </table:table-cell>
          <table:covered-table-cell table:number-columns-repeated="3" table:style-name="ce178"/>
          <table:table-cell table:style-name="ce172" office:value-type="float" office:value="205" table:number-columns-spanned="4" table:number-rows-spanned="1">
            <text:p>205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6" table:number-columns-spanned="4" table:number-rows-spanned="1">
            <text:p>206</text:p>
          </table:table-cell>
          <table:covered-table-cell table:number-columns-repeated="3" table:style-name="ce178"/>
          <table:table-cell table:style-name="ce172" office:value-type="float" office:value="207" table:number-columns-spanned="4" table:number-rows-spanned="1">
            <text:p>207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8" table:number-columns-spanned="4" table:number-rows-spanned="1">
            <text:p>208</text:p>
          </table:table-cell>
          <table:covered-table-cell table:number-columns-repeated="3" table:style-name="ce178"/>
          <table:table-cell table:style-name="ce172" office:value-type="float" office:value="209" table:number-columns-spanned="4" table:number-rows-spanned="1">
            <text:p>209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10" table:number-columns-spanned="4" table:number-rows-spanned="1">
            <text:p>210</text:p>
          </table:table-cell>
          <table:covered-table-cell table:number-columns-repeated="3" table:style-name="ce178"/>
          <table:table-cell table:style-name="ce172" office:value-type="float" office:value="212" table:number-columns-spanned="4" table:number-rows-spanned="1">
            <text:p>212</text:p>
          </table:table-cell>
          <table:covered-table-cell table:number-columns-repeated="2" table:style-name="ce178"/>
          <table:covered-table-cell table:style-name="ce185"/>
          <table:table-cell table:style-name="ce193" office:value-type="float" office:value="213" table:number-columns-spanned="4" table:number-rows-spanned="1">
            <text:p>213</text:p>
          </table:table-cell>
          <table:covered-table-cell table:number-columns-repeated="2" table:style-name="ce195"/>
          <table:covered-table-cell table:style-name="ce193"/>
        </table:table-row>
        <table:table-row table:style-name="ro16">
          <table:covered-table-cell table:style-name="ce169"/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94" office:value-type="string">
            <text:p>dis-min</text:p>
          </table:table-cell>
          <table:table-cell table:style-name="ce196" office:value-type="string">
            <text:p>dis-max</text:p>
          </table:table-cell>
          <table:table-cell table:style-name="ce197" office:value-type="string">
            <text:p>dis-avg</text:p>
          </table:table-cell>
          <table:table-cell table:style-name="ce198" office:value-type="string">
            <text:p>dis-meds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174"/>
          <table:table-cell table:style-name="ce180" table:number-columns-repeated="2"/>
          <table:table-cell table:style-name="ce187"/>
          <table:table-cell table:style-name="ce181" office:value-type="float" office:value="1.18346524239">
            <text:p>1.18</text:p>
          </table:table-cell>
          <table:table-cell table:style-name="ce181" office:value-type="float" office:value="7.14136886597">
            <text:p>7.14</text:p>
          </table:table-cell>
          <table:table-cell table:style-name="ce181" office:value-type="float" office:value="3.08074956007">
            <text:p>3.08</text:p>
          </table:table-cell>
          <table:table-cell table:style-name="ce181" office:value-type="float" office:value="1.72875976562">
            <text:p>1.73</text:p>
          </table:table-cell>
          <table:table-cell table:style-name="ce175" office:value-type="float" office:value="1.01294243336">
            <text:p>1.01</text:p>
          </table:table-cell>
          <table:table-cell table:style-name="ce181" office:value-type="float" office:value="6.3532743454">
            <text:p>6.35</text:p>
          </table:table-cell>
          <table:table-cell table:style-name="ce181" office:value-type="float" office:value="3.22298018022">
            <text:p>3.22</text:p>
          </table:table-cell>
          <table:table-cell table:style-name="ce188" office:value-type="float" office:value="2.23240375519">
            <text:p>2.23</text:p>
          </table:table-cell>
          <table:table-cell table:style-name="ce181" office:value-type="float" office:value="0.845146775246">
            <text:p>0.85</text:p>
          </table:table-cell>
          <table:table-cell table:style-name="ce181" office:value-type="float" office:value="7.51318836212">
            <text:p>7.51</text:p>
          </table:table-cell>
          <table:table-cell table:style-name="ce181" office:value-type="float" office:value="3.07134650502">
            <text:p>3.07</text:p>
          </table:table-cell>
          <table:table-cell table:style-name="ce181" office:value-type="float" office:value="2.18188023567">
            <text:p>2.18</text:p>
          </table:table-cell>
          <table:table-cell table:style-name="ce175" office:value-type="float" office:value="1.88262009621">
            <text:p>1.88</text:p>
          </table:table-cell>
          <table:table-cell table:style-name="ce181" office:value-type="float" office:value="24.6203594208">
            <text:p>24.62</text:p>
          </table:table-cell>
          <table:table-cell table:style-name="ce181" office:value-type="float" office:value="5.51635916112">
            <text:p>5.52</text:p>
          </table:table-cell>
          <table:table-cell table:style-name="ce188" office:value-type="float" office:value="4.66689300537">
            <text:p>4.67</text:p>
          </table:table-cell>
          <table:table-cell table:style-name="ce181" office:value-type="float" office:value="1.24156296253">
            <text:p>1.24</text:p>
          </table:table-cell>
          <table:table-cell table:style-name="ce181" office:value-type="float" office:value="10.4390048981">
            <text:p>10.44</text:p>
          </table:table-cell>
          <table:table-cell table:style-name="ce181" office:value-type="float" office:value="4.36344313876">
            <text:p>4.36</text:p>
          </table:table-cell>
          <table:table-cell table:style-name="ce181" office:value-type="float" office:value="3.70636177063">
            <text:p>3.71</text:p>
          </table:table-cell>
          <table:table-cell table:style-name="ce175" office:value-type="float" office:value="1.24364542961">
            <text:p>1.24</text:p>
          </table:table-cell>
          <table:table-cell table:style-name="ce181" office:value-type="float" office:value="7.47479534149">
            <text:p>7.47</text:p>
          </table:table-cell>
          <table:table-cell table:style-name="ce181" office:value-type="float" office:value="3.40461322773">
            <text:p>3.40</text:p>
          </table:table-cell>
          <table:table-cell table:style-name="ce188" office:value-type="float" office:value="2.53596782684">
            <text:p>2.54</text:p>
          </table:table-cell>
          <table:table-cell table:style-name="ce181" office:value-type="float" office:value="0.725673377514">
            <text:p>0.73</text:p>
          </table:table-cell>
          <table:table-cell table:style-name="ce181" office:value-type="float" office:value="8.7037935257">
            <text:p>8.70</text:p>
          </table:table-cell>
          <table:table-cell table:style-name="ce181" office:value-type="float" office:value="2.75596948776">
            <text:p>2.76</text:p>
          </table:table-cell>
          <table:table-cell table:style-name="ce181" office:value-type="float" office:value="1.94364237785">
            <text:p>1.94</text:p>
          </table:table-cell>
          <table:table-cell table:style-name="ce175" office:value-type="float" office:value="1.36368966103">
            <text:p>1.36</text:p>
          </table:table-cell>
          <table:table-cell table:style-name="ce181" office:value-type="float" office:value="8.87196350098">
            <text:p>8.87</text:p>
          </table:table-cell>
          <table:table-cell table:style-name="ce181" office:value-type="float" office:value="4.08591136674">
            <text:p>4.09</text:p>
          </table:table-cell>
          <table:table-cell table:style-name="ce188" office:value-type="float" office:value="3.27338504791">
            <text:p>3.27</text:p>
          </table:table-cell>
          <table:table-cell table:style-name="ce181" office:value-type="float" office:value="1.86233091354">
            <text:p>1.86</text:p>
          </table:table-cell>
          <table:table-cell table:style-name="ce181" office:value-type="float" office:value="10.2002649307">
            <text:p>10.20</text:p>
          </table:table-cell>
          <table:table-cell table:style-name="ce181" office:value-type="float" office:value="3.56732553819">
            <text:p>3.57</text:p>
          </table:table-cell>
          <table:table-cell table:style-name="ce181" office:value-type="float" office:value="2.95044183731">
            <text:p>2.95</text:p>
          </table:table-cell>
          <table:table-cell table:style-name="ce175" office:value-type="float" office:value="1.2099583149">
            <text:p>1.21</text:p>
          </table:table-cell>
          <table:table-cell table:style-name="ce181" office:value-type="float" office:value="6.36439800262">
            <text:p>6.36</text:p>
          </table:table-cell>
          <table:table-cell table:style-name="ce181" office:value-type="float" office:value="2.95233982544">
            <text:p>2.95</text:p>
          </table:table-cell>
          <table:table-cell table:style-name="ce188" office:value-type="float" office:value="2.27553939819">
            <text:p>2.28</text:p>
          </table:table-cell>
          <table:table-cell table:style-name="ce180" office:value-type="float" office:value="11.6169872284">
            <text:p>11.62</text:p>
          </table:table-cell>
          <table:table-cell table:style-name="ce180" office:value-type="float" office:value="25.0662727356">
            <text:p>25.07</text:p>
          </table:table-cell>
          <table:table-cell table:style-name="ce180" office:value-type="float" office:value="17.4051701598">
            <text:p>17.41</text:p>
          </table:table-cell>
          <table:table-cell table:style-name="ce187" office:value-type="float" office:value="17.0175666809">
            <text:p>17.02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175" office:value-type="float" office:value="1.18346524239">
            <text:p>1.18</text:p>
          </table:table-cell>
          <table:table-cell table:style-name="ce181" office:value-type="float" office:value="7.14136886597">
            <text:p>7.14</text:p>
          </table:table-cell>
          <table:table-cell table:style-name="ce181" office:value-type="float" office:value="3.08074956007">
            <text:p>3.08</text:p>
          </table:table-cell>
          <table:table-cell table:style-name="ce188" office:value-type="float" office:value="1.72875976562">
            <text:p>1.73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870871305466">
            <text:p>0.87</text:p>
          </table:table-cell>
          <table:table-cell table:style-name="ce181" office:value-type="float" office:value="7.70766687393">
            <text:p>7.71</text:p>
          </table:table-cell>
          <table:table-cell table:style-name="ce181" office:value-type="float" office:value="3.45727582552">
            <text:p>3.46</text:p>
          </table:table-cell>
          <table:table-cell table:style-name="ce188" office:value-type="float" office:value="2.16487240791">
            <text:p>2.16</text:p>
          </table:table-cell>
          <table:table-cell table:style-name="ce181" office:value-type="float" office:value="1.04292368889">
            <text:p>1.04</text:p>
          </table:table-cell>
          <table:table-cell table:style-name="ce181" office:value-type="float" office:value="9.46421337128">
            <text:p>9.46</text:p>
          </table:table-cell>
          <table:table-cell table:style-name="ce181" office:value-type="float" office:value="3.51244051773">
            <text:p>3.51</text:p>
          </table:table-cell>
          <table:table-cell table:style-name="ce181" office:value-type="float" office:value="2.18414759636">
            <text:p>2.18</text:p>
          </table:table-cell>
          <table:table-cell table:style-name="ce175" office:value-type="float" office:value="1.28623211384">
            <text:p>1.29</text:p>
          </table:table-cell>
          <table:table-cell table:style-name="ce181" office:value-type="float" office:value="24.4148101807">
            <text:p>24.41</text:p>
          </table:table-cell>
          <table:table-cell table:style-name="ce181" office:value-type="float" office:value="5.28802583387">
            <text:p>5.29</text:p>
          </table:table-cell>
          <table:table-cell table:style-name="ce188" office:value-type="float" office:value="4.05867099762">
            <text:p>4.06</text:p>
          </table:table-cell>
          <table:table-cell table:style-name="ce181" office:value-type="float" office:value="1.04274177551">
            <text:p>1.04</text:p>
          </table:table-cell>
          <table:table-cell table:style-name="ce181" office:value-type="float" office:value="10.8636512756">
            <text:p>10.86</text:p>
          </table:table-cell>
          <table:table-cell table:style-name="ce181" office:value-type="float" office:value="4.80069645883">
            <text:p>4.80</text:p>
          </table:table-cell>
          <table:table-cell table:style-name="ce181" office:value-type="float" office:value="4.35298585892">
            <text:p>4.35</text:p>
          </table:table-cell>
          <table:table-cell table:style-name="ce175" office:value-type="float" office:value="1.74055695534">
            <text:p>1.74</text:p>
          </table:table-cell>
          <table:table-cell table:style-name="ce181" office:value-type="float" office:value="9.49955463409">
            <text:p>9.50</text:p>
          </table:table-cell>
          <table:table-cell table:style-name="ce181" office:value-type="float" office:value="4.31941344122">
            <text:p>4.32</text:p>
          </table:table-cell>
          <table:table-cell table:style-name="ce188" office:value-type="float" office:value="3.64086198807">
            <text:p>3.64</text:p>
          </table:table-cell>
          <table:table-cell table:style-name="ce181" office:value-type="float" office:value="0.98788100481">
            <text:p>0.99</text:p>
          </table:table-cell>
          <table:table-cell table:style-name="ce181" office:value-type="float" office:value="9.05431461334">
            <text:p>9.05</text:p>
          </table:table-cell>
          <table:table-cell table:style-name="ce181" office:value-type="float" office:value="2.88064169887">
            <text:p>2.88</text:p>
          </table:table-cell>
          <table:table-cell table:style-name="ce181" office:value-type="float" office:value="1.63389539719">
            <text:p>1.63</text:p>
          </table:table-cell>
          <table:table-cell table:style-name="ce175" office:value-type="float" office:value="0.80962729454">
            <text:p>0.81</text:p>
          </table:table-cell>
          <table:table-cell table:style-name="ce181" office:value-type="float" office:value="10.5856389999">
            <text:p>10.59</text:p>
          </table:table-cell>
          <table:table-cell table:style-name="ce181" office:value-type="float" office:value="4.29757891171">
            <text:p>4.30</text:p>
          </table:table-cell>
          <table:table-cell table:style-name="ce188" office:value-type="float" office:value="3.37607622147">
            <text:p>3.38</text:p>
          </table:table-cell>
          <table:table-cell table:style-name="ce181" office:value-type="float" office:value="0.816710233688">
            <text:p>0.82</text:p>
          </table:table-cell>
          <table:table-cell table:style-name="ce181" office:value-type="float" office:value="9.95993423462">
            <text:p>9.96</text:p>
          </table:table-cell>
          <table:table-cell table:style-name="ce181" office:value-type="float" office:value="2.86866958014">
            <text:p>2.87</text:p>
          </table:table-cell>
          <table:table-cell table:style-name="ce181" office:value-type="float" office:value="1.6977519989">
            <text:p>1.70</text:p>
          </table:table-cell>
          <table:table-cell table:style-name="ce175" office:value-type="float" office:value="1.28070521355">
            <text:p>1.28</text:p>
          </table:table-cell>
          <table:table-cell table:style-name="ce181" office:value-type="float" office:value="7.99096488953">
            <text:p>7.99</text:p>
          </table:table-cell>
          <table:table-cell table:style-name="ce181" office:value-type="float" office:value="3.36975604177">
            <text:p>3.37</text:p>
          </table:table-cell>
          <table:table-cell table:style-name="ce188" office:value-type="float" office:value="2.65475177765">
            <text:p>2.65</text:p>
          </table:table-cell>
          <table:table-cell table:style-name="ce180" office:value-type="float" office:value="10.0828924179">
            <text:p>10.08</text:p>
          </table:table-cell>
          <table:table-cell table:style-name="ce180" office:value-type="float" office:value="25.4804973602">
            <text:p>25.48</text:p>
          </table:table-cell>
          <table:table-cell table:style-name="ce180" office:value-type="float" office:value="17.7123420337">
            <text:p>17.71</text:p>
          </table:table-cell>
          <table:table-cell table:style-name="ce187" office:value-type="float" office:value="17.282535553">
            <text:p>17.28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175" office:value-type="float" office:value="1.01294243336">
            <text:p>1.01</text:p>
          </table:table-cell>
          <table:table-cell table:style-name="ce181" office:value-type="float" office:value="6.3532743454">
            <text:p>6.35</text:p>
          </table:table-cell>
          <table:table-cell table:style-name="ce181" office:value-type="float" office:value="3.22298018022">
            <text:p>3.22</text:p>
          </table:table-cell>
          <table:table-cell table:style-name="ce188" office:value-type="float" office:value="2.23240375519">
            <text:p>2.23</text:p>
          </table:table-cell>
          <table:table-cell table:style-name="ce181" office:value-type="float" office:value="0.870871305466">
            <text:p>0.87</text:p>
          </table:table-cell>
          <table:table-cell table:style-name="ce181" office:value-type="float" office:value="7.70766687393">
            <text:p>7.71</text:p>
          </table:table-cell>
          <table:table-cell table:style-name="ce181" office:value-type="float" office:value="3.45727582552">
            <text:p>3.46</text:p>
          </table:table-cell>
          <table:table-cell table:style-name="ce181" office:value-type="float" office:value="2.16487240791">
            <text:p>2.16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0.917003035545">
            <text:p>0.92</text:p>
          </table:table-cell>
          <table:table-cell table:style-name="ce181" office:value-type="float" office:value="8.10245323181">
            <text:p>8.10</text:p>
          </table:table-cell>
          <table:table-cell table:style-name="ce181" office:value-type="float" office:value="3.43634602186">
            <text:p>3.44</text:p>
          </table:table-cell>
          <table:table-cell table:style-name="ce181" office:value-type="float" office:value="2.18141937256">
            <text:p>2.18</text:p>
          </table:table-cell>
          <table:table-cell table:style-name="ce175" office:value-type="float" office:value="1.96563339233">
            <text:p>1.97</text:p>
          </table:table-cell>
          <table:table-cell table:style-name="ce181" office:value-type="float" office:value="24.205242157">
            <text:p>24.21</text:p>
          </table:table-cell>
          <table:table-cell table:style-name="ce181" office:value-type="float" office:value="5.53119091702">
            <text:p>5.53</text:p>
          </table:table-cell>
          <table:table-cell table:style-name="ce188" office:value-type="float" office:value="4.58854675293">
            <text:p>4.59</text:p>
          </table:table-cell>
          <table:table-cell table:style-name="ce182" office:value-type="float" office:value="1.81100189686">
            <text:p>1.81</text:p>
          </table:table-cell>
          <table:table-cell table:style-name="ce182" office:value-type="float" office:value="11.0990505219">
            <text:p>11.10</text:p>
          </table:table-cell>
          <table:table-cell table:style-name="ce182" office:value-type="float" office:value="5.5575016607">
            <text:p>5.56</text:p>
          </table:table-cell>
          <table:table-cell table:style-name="ce182" office:value-type="float" office:value="5.15533638">
            <text:p>5.16</text:p>
          </table:table-cell>
          <table:table-cell table:style-name="ce175" office:value-type="float" office:value="1.55036187172">
            <text:p>1.55</text:p>
          </table:table-cell>
          <table:table-cell table:style-name="ce181" office:value-type="float" office:value="8.39702987671">
            <text:p>8.40</text:p>
          </table:table-cell>
          <table:table-cell table:style-name="ce181" office:value-type="float" office:value="4.01209441596">
            <text:p>4.01</text:p>
          </table:table-cell>
          <table:table-cell table:style-name="ce188" office:value-type="float" office:value="2.88621306419">
            <text:p>2.89</text:p>
          </table:table-cell>
          <table:table-cell table:style-name="ce181" office:value-type="float" office:value="1.21360611916">
            <text:p>1.21</text:p>
          </table:table-cell>
          <table:table-cell table:style-name="ce181" office:value-type="float" office:value="9.48857688904">
            <text:p>9.49</text:p>
          </table:table-cell>
          <table:table-cell table:style-name="ce181" office:value-type="float" office:value="3.24661970985">
            <text:p>3.25</text:p>
          </table:table-cell>
          <table:table-cell table:style-name="ce181" office:value-type="float" office:value="2.41449832916">
            <text:p>2.41</text:p>
          </table:table-cell>
          <table:table-cell table:style-name="ce175" office:value-type="float" office:value="1.59084582329">
            <text:p>1.59</text:p>
          </table:table-cell>
          <table:table-cell table:style-name="ce181" office:value-type="float" office:value="9.54046344757">
            <text:p>9.54</text:p>
          </table:table-cell>
          <table:table-cell table:style-name="ce181" office:value-type="float" office:value="4.60241674465">
            <text:p>4.60</text:p>
          </table:table-cell>
          <table:table-cell table:style-name="ce188" office:value-type="float" office:value="3.6120929718">
            <text:p>3.61</text:p>
          </table:table-cell>
          <table:table-cell table:style-name="ce181" office:value-type="float" office:value="1.58672428131">
            <text:p>1.59</text:p>
          </table:table-cell>
          <table:table-cell table:style-name="ce181" office:value-type="float" office:value="10.4940052032">
            <text:p>10.49</text:p>
          </table:table-cell>
          <table:table-cell table:style-name="ce181" office:value-type="float" office:value="3.71870226034">
            <text:p>3.72</text:p>
          </table:table-cell>
          <table:table-cell table:style-name="ce181" office:value-type="float" office:value="3.05947542191">
            <text:p>3.06</text:p>
          </table:table-cell>
          <table:table-cell table:style-name="ce175" office:value-type="float" office:value="1.2316352129">
            <text:p>1.23</text:p>
          </table:table-cell>
          <table:table-cell table:style-name="ce181" office:value-type="float" office:value="5.67765283585">
            <text:p>5.68</text:p>
          </table:table-cell>
          <table:table-cell table:style-name="ce181" office:value-type="float" office:value="3.17782416394">
            <text:p>3.18</text:p>
          </table:table-cell>
          <table:table-cell table:style-name="ce188" office:value-type="float" office:value="2.48706531525">
            <text:p>2.49</text:p>
          </table:table-cell>
          <table:table-cell table:style-name="ce180" office:value-type="float" office:value="10.5497303009">
            <text:p>10.55</text:p>
          </table:table-cell>
          <table:table-cell table:style-name="ce180" office:value-type="float" office:value="25.0205955505">
            <text:p>25.02</text:p>
          </table:table-cell>
          <table:table-cell table:style-name="ce180" office:value-type="float" office:value="17.3898189656">
            <text:p>17.39</text:p>
          </table:table-cell>
          <table:table-cell table:style-name="ce187" office:value-type="float" office:value="17.0246086121">
            <text:p>17.02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175" office:value-type="float" office:value="0.845146775246">
            <text:p>0.85</text:p>
          </table:table-cell>
          <table:table-cell table:style-name="ce181" office:value-type="float" office:value="7.51318836212">
            <text:p>7.51</text:p>
          </table:table-cell>
          <table:table-cell table:style-name="ce181" office:value-type="float" office:value="3.07134650502">
            <text:p>3.07</text:p>
          </table:table-cell>
          <table:table-cell table:style-name="ce188" office:value-type="float" office:value="2.18188023567">
            <text:p>2.18</text:p>
          </table:table-cell>
          <table:table-cell table:style-name="ce181" office:value-type="float" office:value="1.04292368889">
            <text:p>1.04</text:p>
          </table:table-cell>
          <table:table-cell table:style-name="ce181" office:value-type="float" office:value="9.46421337128">
            <text:p>9.46</text:p>
          </table:table-cell>
          <table:table-cell table:style-name="ce181" office:value-type="float" office:value="3.51244051773">
            <text:p>3.51</text:p>
          </table:table-cell>
          <table:table-cell table:style-name="ce181" office:value-type="float" office:value="2.18414759636">
            <text:p>2.18</text:p>
          </table:table-cell>
          <table:table-cell table:style-name="ce175" office:value-type="float" office:value="0.917003035545">
            <text:p>0.92</text:p>
          </table:table-cell>
          <table:table-cell table:style-name="ce181" office:value-type="float" office:value="8.10245323181">
            <text:p>8.10</text:p>
          </table:table-cell>
          <table:table-cell table:style-name="ce181" office:value-type="float" office:value="3.43634602186">
            <text:p>3.44</text:p>
          </table:table-cell>
          <table:table-cell table:style-name="ce188" office:value-type="float" office:value="2.18141937256">
            <text:p>2.18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2.27857065201">
            <text:p>2.28</text:p>
          </table:table-cell>
          <table:table-cell table:style-name="ce181" office:value-type="float" office:value="25.6986618042">
            <text:p>25.70</text:p>
          </table:table-cell>
          <table:table-cell table:style-name="ce181" office:value-type="float" office:value="6.53954342289">
            <text:p>6.54</text:p>
          </table:table-cell>
          <table:table-cell table:style-name="ce188" office:value-type="float" office:value="5.52326869965">
            <text:p>5.52</text:p>
          </table:table-cell>
          <table:table-cell table:style-name="ce181" office:value-type="float" office:value="0.832537472248">
            <text:p>0.83</text:p>
          </table:table-cell>
          <table:table-cell table:style-name="ce181" office:value-type="float" office:value="9.58740615845">
            <text:p>9.59</text:p>
          </table:table-cell>
          <table:table-cell table:style-name="ce181" office:value-type="float" office:value="4.28672935006">
            <text:p>4.29</text:p>
          </table:table-cell>
          <table:table-cell table:style-name="ce181" office:value-type="float" office:value="3.45588111877">
            <text:p>3.46</text:p>
          </table:table-cell>
          <table:table-cell table:style-name="ce175" office:value-type="float" office:value="1.00598311424">
            <text:p>1.01</text:p>
          </table:table-cell>
          <table:table-cell table:style-name="ce181" office:value-type="float" office:value="7.50778102875">
            <text:p>7.51</text:p>
          </table:table-cell>
          <table:table-cell table:style-name="ce181" office:value-type="float" office:value="3.31246633463">
            <text:p>3.31</text:p>
          </table:table-cell>
          <table:table-cell table:style-name="ce188" office:value-type="float" office:value="2.11791157722">
            <text:p>2.12</text:p>
          </table:table-cell>
          <table:table-cell table:style-name="ce181" office:value-type="float" office:value="0.955602526665">
            <text:p>0.96</text:p>
          </table:table-cell>
          <table:table-cell table:style-name="ce181" office:value-type="float" office:value="10.8129577637">
            <text:p>10.81</text:p>
          </table:table-cell>
          <table:table-cell table:style-name="ce181" office:value-type="float" office:value="3.47533599389">
            <text:p>3.48</text:p>
          </table:table-cell>
          <table:table-cell table:style-name="ce181" office:value-type="float" office:value="2.5308842659">
            <text:p>2.53</text:p>
          </table:table-cell>
          <table:table-cell table:style-name="ce175" office:value-type="float" office:value="0.714393794537">
            <text:p>0.71</text:p>
          </table:table-cell>
          <table:table-cell table:style-name="ce181" office:value-type="float" office:value="8.43656349182">
            <text:p>8.44</text:p>
          </table:table-cell>
          <table:table-cell table:style-name="ce181" office:value-type="float" office:value="3.38026458528">
            <text:p>3.38</text:p>
          </table:table-cell>
          <table:table-cell table:style-name="ce188" office:value-type="float" office:value="2.04733753204">
            <text:p>2.05</text:p>
          </table:table-cell>
          <table:table-cell table:style-name="ce181" office:value-type="float" office:value="1.16469287872">
            <text:p>1.16</text:p>
          </table:table-cell>
          <table:table-cell table:style-name="ce181" office:value-type="float" office:value="10.2230043411">
            <text:p>10.22</text:p>
          </table:table-cell>
          <table:table-cell table:style-name="ce181" office:value-type="float" office:value="3.58628263572">
            <text:p>3.59</text:p>
          </table:table-cell>
          <table:table-cell table:style-name="ce181" office:value-type="float" office:value="2.73330307007">
            <text:p>2.73</text:p>
          </table:table-cell>
          <table:table-cell table:style-name="ce175" office:value-type="float" office:value="1.36242592335">
            <text:p>1.36</text:p>
          </table:table-cell>
          <table:table-cell table:style-name="ce181" office:value-type="float" office:value="8.17425537109">
            <text:p>8.17</text:p>
          </table:table-cell>
          <table:table-cell table:style-name="ce181" office:value-type="float" office:value="3.79130735808">
            <text:p>3.79</text:p>
          </table:table-cell>
          <table:table-cell table:style-name="ce188" office:value-type="float" office:value="3.43697690964">
            <text:p>3.44</text:p>
          </table:table-cell>
          <table:table-cell table:style-name="ce180" office:value-type="float" office:value="9.40697669983">
            <text:p>9.41</text:p>
          </table:table-cell>
          <table:table-cell table:style-name="ce180" office:value-type="float" office:value="24.9167709351">
            <text:p>24.92</text:p>
          </table:table-cell>
          <table:table-cell table:style-name="ce180" office:value-type="float" office:value="17.5677192783">
            <text:p>17.57</text:p>
          </table:table-cell>
          <table:table-cell table:style-name="ce187" office:value-type="float" office:value="16.8117198944">
            <text:p>16.81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176" office:value-type="float" office:value="1.88262009621">
            <text:p>1.88</text:p>
          </table:table-cell>
          <table:table-cell table:style-name="ce182" office:value-type="float" office:value="24.6203594208">
            <text:p>24.62</text:p>
          </table:table-cell>
          <table:table-cell table:style-name="ce182" office:value-type="float" office:value="5.51635916112">
            <text:p>5.52</text:p>
          </table:table-cell>
          <table:table-cell table:style-name="ce189" office:value-type="float" office:value="4.66689300537">
            <text:p>4.67</text:p>
          </table:table-cell>
          <table:table-cell table:style-name="ce182" office:value-type="float" office:value="1.28623211384">
            <text:p>1.29</text:p>
          </table:table-cell>
          <table:table-cell table:style-name="ce182" office:value-type="float" office:value="24.4148101807">
            <text:p>24.41</text:p>
          </table:table-cell>
          <table:table-cell table:style-name="ce182" office:value-type="float" office:value="5.28802583387">
            <text:p>5.29</text:p>
          </table:table-cell>
          <table:table-cell table:style-name="ce182" office:value-type="float" office:value="4.05867099762">
            <text:p>4.06</text:p>
          </table:table-cell>
          <table:table-cell table:style-name="ce176" office:value-type="float" office:value="1.96563339233">
            <text:p>1.97</text:p>
          </table:table-cell>
          <table:table-cell table:style-name="ce182" office:value-type="float" office:value="24.205242157">
            <text:p>24.21</text:p>
          </table:table-cell>
          <table:table-cell table:style-name="ce182" office:value-type="float" office:value="5.53119091702">
            <text:p>5.53</text:p>
          </table:table-cell>
          <table:table-cell table:style-name="ce189" office:value-type="float" office:value="4.58854675293">
            <text:p>4.59</text:p>
          </table:table-cell>
          <table:table-cell table:style-name="ce182" office:value-type="float" office:value="2.27857065201">
            <text:p>2.28</text:p>
          </table:table-cell>
          <table:table-cell table:style-name="ce182" office:value-type="float" office:value="25.6986618042">
            <text:p>25.70</text:p>
          </table:table-cell>
          <table:table-cell table:style-name="ce182" office:value-type="float" office:value="6.53954342289">
            <text:p>6.54</text:p>
          </table:table-cell>
          <table:table-cell table:style-name="ce182" office:value-type="float" office:value="5.52326869965">
            <text:p>5.52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2" office:value-type="float" office:value="3.40861392021">
            <text:p>3.41</text:p>
          </table:table-cell>
          <table:table-cell table:style-name="ce182" office:value-type="float" office:value="23.7366676331">
            <text:p>23.74</text:p>
          </table:table-cell>
          <table:table-cell table:style-name="ce182" office:value-type="float" office:value="7.81140626903">
            <text:p>7.81</text:p>
          </table:table-cell>
          <table:table-cell table:style-name="ce182" office:value-type="float" office:value="7.15715646744">
            <text:p>7.16</text:p>
          </table:table-cell>
          <table:table-cell table:style-name="ce176" office:value-type="float" office:value="2.67752552032">
            <text:p>2.68</text:p>
          </table:table-cell>
          <table:table-cell table:style-name="ce182" office:value-type="float" office:value="24.8412723541">
            <text:p>24.84</text:p>
          </table:table-cell>
          <table:table-cell table:style-name="ce182" office:value-type="float" office:value="7.21821910847">
            <text:p>7.22</text:p>
          </table:table-cell>
          <table:table-cell table:style-name="ce189" office:value-type="float" office:value="6.52549934387">
            <text:p>6.53</text:p>
          </table:table-cell>
          <table:table-cell table:style-name="ce182" office:value-type="float" office:value="2.21343255043">
            <text:p>2.21</text:p>
          </table:table-cell>
          <table:table-cell table:style-name="ce182" office:value-type="float" office:value="20.0422878265">
            <text:p>20.04</text:p>
          </table:table-cell>
          <table:table-cell table:style-name="ce182" office:value-type="float" office:value="5.16939598538">
            <text:p>5.17</text:p>
          </table:table-cell>
          <table:table-cell table:style-name="ce182" office:value-type="float" office:value="4.33206367493">
            <text:p>4.33</text:p>
          </table:table-cell>
          <table:table-cell table:style-name="ce176" office:value-type="float" office:value="3.52429866791">
            <text:p>3.52</text:p>
          </table:table-cell>
          <table:table-cell table:style-name="ce182" office:value-type="float" office:value="21.2109031677">
            <text:p>21.21</text:p>
          </table:table-cell>
          <table:table-cell table:style-name="ce182" office:value-type="float" office:value="7.68272441294">
            <text:p>7.68</text:p>
          </table:table-cell>
          <table:table-cell table:style-name="ce189" office:value-type="float" office:value="6.93583536148">
            <text:p>6.94</text:p>
          </table:table-cell>
          <table:table-cell table:style-name="ce182" office:value-type="float" office:value="2.63925766945">
            <text:p>2.64</text:p>
          </table:table-cell>
          <table:table-cell table:style-name="ce182" office:value-type="float" office:value="22.3561058044">
            <text:p>22.36</text:p>
          </table:table-cell>
          <table:table-cell table:style-name="ce182" office:value-type="float" office:value="5.45140335917">
            <text:p>5.45</text:p>
          </table:table-cell>
          <table:table-cell table:style-name="ce182" office:value-type="float" office:value="4.17346572876">
            <text:p>4.17</text:p>
          </table:table-cell>
          <table:table-cell table:style-name="ce175" office:value-type="float" office:value="1.30319857597">
            <text:p>1.30</text:p>
          </table:table-cell>
          <table:table-cell table:style-name="ce181" office:value-type="float" office:value="21.2481384277">
            <text:p>21.25</text:p>
          </table:table-cell>
          <table:table-cell table:style-name="ce181" office:value-type="float" office:value="4.87758996246">
            <text:p>4.88</text:p>
          </table:table-cell>
          <table:table-cell table:style-name="ce188" office:value-type="float" office:value="4.13281059265">
            <text:p>4.13</text:p>
          </table:table-cell>
          <table:table-cell table:style-name="ce180" office:value-type="float" office:value="10.5341911316">
            <text:p>10.53</text:p>
          </table:table-cell>
          <table:table-cell table:style-name="ce180" office:value-type="float" office:value="33.4317893982">
            <text:p>33.43</text:p>
          </table:table-cell>
          <table:table-cell table:style-name="ce180" office:value-type="float" office:value="17.7711290441">
            <text:p>17.77</text:p>
          </table:table-cell>
          <table:table-cell table:style-name="ce187" office:value-type="float" office:value="17.0231819153">
            <text:p>17.02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176" office:value-type="float" office:value="1.24156296253">
            <text:p>1.24</text:p>
          </table:table-cell>
          <table:table-cell table:style-name="ce182" office:value-type="float" office:value="10.4390048981">
            <text:p>10.44</text:p>
          </table:table-cell>
          <table:table-cell table:style-name="ce182" office:value-type="float" office:value="4.36344313876">
            <text:p>4.36</text:p>
          </table:table-cell>
          <table:table-cell table:style-name="ce189" office:value-type="float" office:value="3.70636177063">
            <text:p>3.71</text:p>
          </table:table-cell>
          <table:table-cell table:style-name="ce182" office:value-type="float" office:value="1.04274177551">
            <text:p>1.04</text:p>
          </table:table-cell>
          <table:table-cell table:style-name="ce182" office:value-type="float" office:value="10.8636512756">
            <text:p>10.86</text:p>
          </table:table-cell>
          <table:table-cell table:style-name="ce182" office:value-type="float" office:value="4.80069645883">
            <text:p>4.80</text:p>
          </table:table-cell>
          <table:table-cell table:style-name="ce182" office:value-type="float" office:value="4.35298585892">
            <text:p>4.35</text:p>
          </table:table-cell>
          <table:table-cell table:style-name="ce176" office:value-type="float" office:value="1.81100189686">
            <text:p>1.81</text:p>
          </table:table-cell>
          <table:table-cell table:style-name="ce182" office:value-type="float" office:value="11.0990505219">
            <text:p>11.10</text:p>
          </table:table-cell>
          <table:table-cell table:style-name="ce182" office:value-type="float" office:value="5.5575016607">
            <text:p>5.56</text:p>
          </table:table-cell>
          <table:table-cell table:style-name="ce189" office:value-type="float" office:value="5.15533638">
            <text:p>5.16</text:p>
          </table:table-cell>
          <table:table-cell table:style-name="ce181" office:value-type="float" office:value="0.832537472248">
            <text:p>0.83</text:p>
          </table:table-cell>
          <table:table-cell table:style-name="ce181" office:value-type="float" office:value="9.58740615845">
            <text:p>9.59</text:p>
          </table:table-cell>
          <table:table-cell table:style-name="ce181" office:value-type="float" office:value="4.28672935006">
            <text:p>4.29</text:p>
          </table:table-cell>
          <table:table-cell table:style-name="ce181" office:value-type="float" office:value="3.45588111877">
            <text:p>3.46</text:p>
          </table:table-cell>
          <table:table-cell table:style-name="ce176" office:value-type="float" office:value="3.40861392021">
            <text:p>3.41</text:p>
          </table:table-cell>
          <table:table-cell table:style-name="ce182" office:value-type="float" office:value="23.7366676331">
            <text:p>23.74</text:p>
          </table:table-cell>
          <table:table-cell table:style-name="ce182" office:value-type="float" office:value="7.81140626903">
            <text:p>7.81</text:p>
          </table:table-cell>
          <table:table-cell table:style-name="ce189" office:value-type="float" office:value="7.15715646744">
            <text:p>7.16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880949318409">
            <text:p>0.88</text:p>
          </table:table-cell>
          <table:table-cell table:style-name="ce181" office:value-type="float" office:value="8.92736148834">
            <text:p>8.93</text:p>
          </table:table-cell>
          <table:table-cell table:style-name="ce181" office:value-type="float" office:value="3.76082874213">
            <text:p>3.76</text:p>
          </table:table-cell>
          <table:table-cell table:style-name="ce188" office:value-type="float" office:value="2.97850990295">
            <text:p>2.98</text:p>
          </table:table-cell>
          <table:table-cell table:style-name="ce181" office:value-type="float" office:value="1.30014014244">
            <text:p>1.30</text:p>
          </table:table-cell>
          <table:table-cell table:style-name="ce181" office:value-type="float" office:value="10.1613073349">
            <text:p>10.16</text:p>
          </table:table-cell>
          <table:table-cell table:style-name="ce181" office:value-type="float" office:value="5.23951884028">
            <text:p>5.24</text:p>
          </table:table-cell>
          <table:table-cell table:style-name="ce181" office:value-type="float" office:value="4.96279335022">
            <text:p>4.96</text:p>
          </table:table-cell>
          <table:table-cell table:style-name="ce192" office:value-type="float" office:value="0.812761545181">
            <text:p>0.81</text:p>
          </table:table-cell>
          <table:table-cell table:style-name="ce191" office:value-type="float" office:value="7.6080327034">
            <text:p>7.61</text:p>
          </table:table-cell>
          <table:table-cell table:style-name="ce191" office:value-type="float" office:value="3.59227875837">
            <text:p>3.59</text:p>
          </table:table-cell>
          <table:table-cell table:style-name="ce188" office:value-type="float" office:value="2.32979178429">
            <text:p>2.33</text:p>
          </table:table-cell>
          <table:table-cell table:style-name="ce181" office:value-type="float" office:value="0.955221414566">
            <text:p>0.96</text:p>
          </table:table-cell>
          <table:table-cell table:style-name="ce181" office:value-type="float" office:value="9.4805727005">
            <text:p>9.48</text:p>
          </table:table-cell>
          <table:table-cell table:style-name="ce181" office:value-type="float" office:value="4.88296818822">
            <text:p>4.88</text:p>
          </table:table-cell>
          <table:table-cell table:style-name="ce181" office:value-type="float" office:value="4.53665351868">
            <text:p>4.54</text:p>
          </table:table-cell>
          <table:table-cell table:style-name="ce175" office:value-type="float" office:value="1.36008763313">
            <text:p>1.36</text:p>
          </table:table-cell>
          <table:table-cell table:style-name="ce181" office:value-type="float" office:value="9.91826057434">
            <text:p>9.92</text:p>
          </table:table-cell>
          <table:table-cell table:style-name="ce181" office:value-type="float" office:value="4.59809604211">
            <text:p>4.60</text:p>
          </table:table-cell>
          <table:table-cell table:style-name="ce188" office:value-type="float" office:value="4.52348041534">
            <text:p>4.52</text:p>
          </table:table-cell>
          <table:table-cell table:style-name="ce180" office:value-type="float" office:value="11.0102462769">
            <text:p>11.01</text:p>
          </table:table-cell>
          <table:table-cell table:style-name="ce180" office:value-type="float" office:value="23.2233695984">
            <text:p>23.22</text:p>
          </table:table-cell>
          <table:table-cell table:style-name="ce180" office:value-type="float" office:value="16.4801716273">
            <text:p>16.48</text:p>
          </table:table-cell>
          <table:table-cell table:style-name="ce187" office:value-type="float" office:value="15.6717567444">
            <text:p>15.67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175" office:value-type="float" office:value="1.24364542961">
            <text:p>1.24</text:p>
          </table:table-cell>
          <table:table-cell table:style-name="ce181" office:value-type="float" office:value="7.47479534149">
            <text:p>7.47</text:p>
          </table:table-cell>
          <table:table-cell table:style-name="ce181" office:value-type="float" office:value="3.40461322773">
            <text:p>3.40</text:p>
          </table:table-cell>
          <table:table-cell table:style-name="ce188" office:value-type="float" office:value="2.53596782684">
            <text:p>2.54</text:p>
          </table:table-cell>
          <table:table-cell table:style-name="ce181" office:value-type="float" office:value="1.74055695534">
            <text:p>1.74</text:p>
          </table:table-cell>
          <table:table-cell table:style-name="ce181" office:value-type="float" office:value="9.49955463409">
            <text:p>9.50</text:p>
          </table:table-cell>
          <table:table-cell table:style-name="ce181" office:value-type="float" office:value="4.31941344122">
            <text:p>4.32</text:p>
          </table:table-cell>
          <table:table-cell table:style-name="ce181" office:value-type="float" office:value="3.64086198807">
            <text:p>3.64</text:p>
          </table:table-cell>
          <table:table-cell table:style-name="ce175" office:value-type="float" office:value="1.55036187172">
            <text:p>1.55</text:p>
          </table:table-cell>
          <table:table-cell table:style-name="ce181" office:value-type="float" office:value="8.39702987671">
            <text:p>8.40</text:p>
          </table:table-cell>
          <table:table-cell table:style-name="ce181" office:value-type="float" office:value="4.01209441596">
            <text:p>4.01</text:p>
          </table:table-cell>
          <table:table-cell table:style-name="ce188" office:value-type="float" office:value="2.88621306419">
            <text:p>2.89</text:p>
          </table:table-cell>
          <table:table-cell table:style-name="ce181" office:value-type="float" office:value="1.00598311424">
            <text:p>1.01</text:p>
          </table:table-cell>
          <table:table-cell table:style-name="ce181" office:value-type="float" office:value="7.50778102875">
            <text:p>7.51</text:p>
          </table:table-cell>
          <table:table-cell table:style-name="ce181" office:value-type="float" office:value="3.31246633463">
            <text:p>3.31</text:p>
          </table:table-cell>
          <table:table-cell table:style-name="ce181" office:value-type="float" office:value="2.11791157722">
            <text:p>2.12</text:p>
          </table:table-cell>
          <table:table-cell table:style-name="ce175" office:value-type="float" office:value="2.67752552032">
            <text:p>2.68</text:p>
          </table:table-cell>
          <table:table-cell table:style-name="ce181" office:value-type="float" office:value="24.8412723541">
            <text:p>24.84</text:p>
          </table:table-cell>
          <table:table-cell table:style-name="ce181" office:value-type="float" office:value="7.21821910847">
            <text:p>7.22</text:p>
          </table:table-cell>
          <table:table-cell table:style-name="ce188" office:value-type="float" office:value="6.52549934387">
            <text:p>6.53</text:p>
          </table:table-cell>
          <table:table-cell table:style-name="ce181" office:value-type="float" office:value="0.880949318409">
            <text:p>0.88</text:p>
          </table:table-cell>
          <table:table-cell table:style-name="ce181" office:value-type="float" office:value="8.92736148834">
            <text:p>8.93</text:p>
          </table:table-cell>
          <table:table-cell table:style-name="ce181" office:value-type="float" office:value="3.76082874213">
            <text:p>3.76</text:p>
          </table:table-cell>
          <table:table-cell table:style-name="ce181" office:value-type="float" office:value="2.97850990295">
            <text:p>2.9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7605073452">
            <text:p>1.76</text:p>
          </table:table-cell>
          <table:table-cell table:style-name="ce181" office:value-type="float" office:value="10.0114450455">
            <text:p>10.01</text:p>
          </table:table-cell>
          <table:table-cell table:style-name="ce181" office:value-type="float" office:value="4.427729956">
            <text:p>4.43</text:p>
          </table:table-cell>
          <table:table-cell table:style-name="ce181" office:value-type="float" office:value="3.89063882828">
            <text:p>3.89</text:p>
          </table:table-cell>
          <table:table-cell table:style-name="ce175" office:value-type="float" office:value="1.28592920303">
            <text:p>1.29</text:p>
          </table:table-cell>
          <table:table-cell table:style-name="ce181" office:value-type="float" office:value="7.76792955399">
            <text:p>7.77</text:p>
          </table:table-cell>
          <table:table-cell table:style-name="ce181" office:value-type="float" office:value="3.67457069919">
            <text:p>3.67</text:p>
          </table:table-cell>
          <table:table-cell table:style-name="ce188" office:value-type="float" office:value="2.81548786163">
            <text:p>2.82</text:p>
          </table:table-cell>
          <table:table-cell table:style-name="ce182" office:value-type="float" office:value="2.24022436142">
            <text:p>2.24</text:p>
          </table:table-cell>
          <table:table-cell table:style-name="ce182" office:value-type="float" office:value="9.52228736877">
            <text:p>9.52</text:p>
          </table:table-cell>
          <table:table-cell table:style-name="ce182" office:value-type="float" office:value="4.68895431824">
            <text:p>4.69</text:p>
          </table:table-cell>
          <table:table-cell table:style-name="ce182" office:value-type="float" office:value="4.2982006073">
            <text:p>4.30</text:p>
          </table:table-cell>
          <table:table-cell table:style-name="ce175" office:value-type="float" office:value="0.959600925446">
            <text:p>0.96</text:p>
          </table:table-cell>
          <table:table-cell table:style-name="ce181" office:value-type="float" office:value="7.17450904846">
            <text:p>7.17</text:p>
          </table:table-cell>
          <table:table-cell table:style-name="ce181" office:value-type="float" office:value="3.34348011101">
            <text:p>3.34</text:p>
          </table:table-cell>
          <table:table-cell table:style-name="ce188" office:value-type="float" office:value="2.86015558243">
            <text:p>2.86</text:p>
          </table:table-cell>
          <table:table-cell table:style-name="ce180" office:value-type="float" office:value="9.92173862457">
            <text:p>9.92</text:p>
          </table:table-cell>
          <table:table-cell table:style-name="ce180" office:value-type="float" office:value="23.8225383759">
            <text:p>23.82</text:p>
          </table:table-cell>
          <table:table-cell table:style-name="ce180" office:value-type="float" office:value="16.2642828426">
            <text:p>16.26</text:p>
          </table:table-cell>
          <table:table-cell table:style-name="ce187" office:value-type="float" office:value="15.8393936157">
            <text:p>15.84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175" office:value-type="float" office:value="0.725673377514">
            <text:p>0.73</text:p>
          </table:table-cell>
          <table:table-cell table:style-name="ce181" office:value-type="float" office:value="8.7037935257">
            <text:p>8.70</text:p>
          </table:table-cell>
          <table:table-cell table:style-name="ce181" office:value-type="float" office:value="2.75596948776">
            <text:p>2.76</text:p>
          </table:table-cell>
          <table:table-cell table:style-name="ce188" office:value-type="float" office:value="1.94364237785">
            <text:p>1.94</text:p>
          </table:table-cell>
          <table:table-cell table:style-name="ce181" office:value-type="float" office:value="0.98788100481">
            <text:p>0.99</text:p>
          </table:table-cell>
          <table:table-cell table:style-name="ce181" office:value-type="float" office:value="9.05431461334">
            <text:p>9.05</text:p>
          </table:table-cell>
          <table:table-cell table:style-name="ce181" office:value-type="float" office:value="2.88064169887">
            <text:p>2.88</text:p>
          </table:table-cell>
          <table:table-cell table:style-name="ce181" office:value-type="float" office:value="1.63389539719">
            <text:p>1.63</text:p>
          </table:table-cell>
          <table:table-cell table:style-name="ce175" office:value-type="float" office:value="1.21360611916">
            <text:p>1.21</text:p>
          </table:table-cell>
          <table:table-cell table:style-name="ce181" office:value-type="float" office:value="9.48857688904">
            <text:p>9.49</text:p>
          </table:table-cell>
          <table:table-cell table:style-name="ce181" office:value-type="float" office:value="3.24661970985">
            <text:p>3.25</text:p>
          </table:table-cell>
          <table:table-cell table:style-name="ce188" office:value-type="float" office:value="2.41449832916">
            <text:p>2.41</text:p>
          </table:table-cell>
          <table:table-cell table:style-name="ce181" office:value-type="float" office:value="0.955602526665">
            <text:p>0.96</text:p>
          </table:table-cell>
          <table:table-cell table:style-name="ce181" office:value-type="float" office:value="10.8129577637">
            <text:p>10.81</text:p>
          </table:table-cell>
          <table:table-cell table:style-name="ce181" office:value-type="float" office:value="3.47533599389">
            <text:p>3.48</text:p>
          </table:table-cell>
          <table:table-cell table:style-name="ce181" office:value-type="float" office:value="2.5308842659">
            <text:p>2.53</text:p>
          </table:table-cell>
          <table:table-cell table:style-name="ce175" office:value-type="float" office:value="2.21343255043">
            <text:p>2.21</text:p>
          </table:table-cell>
          <table:table-cell table:style-name="ce181" office:value-type="float" office:value="20.0422878265">
            <text:p>20.04</text:p>
          </table:table-cell>
          <table:table-cell table:style-name="ce181" office:value-type="float" office:value="5.16939598538">
            <text:p>5.17</text:p>
          </table:table-cell>
          <table:table-cell table:style-name="ce188" office:value-type="float" office:value="4.33206367493">
            <text:p>4.33</text:p>
          </table:table-cell>
          <table:table-cell table:style-name="ce181" office:value-type="float" office:value="1.30014014244">
            <text:p>1.30</text:p>
          </table:table-cell>
          <table:table-cell table:style-name="ce181" office:value-type="float" office:value="10.1613073349">
            <text:p>10.16</text:p>
          </table:table-cell>
          <table:table-cell table:style-name="ce181" office:value-type="float" office:value="5.23951884028">
            <text:p>5.24</text:p>
          </table:table-cell>
          <table:table-cell table:style-name="ce181" office:value-type="float" office:value="4.96279335022">
            <text:p>4.96</text:p>
          </table:table-cell>
          <table:table-cell table:style-name="ce175" office:value-type="float" office:value="1.7605073452">
            <text:p>1.76</text:p>
          </table:table-cell>
          <table:table-cell table:style-name="ce181" office:value-type="float" office:value="10.0114450455">
            <text:p>10.01</text:p>
          </table:table-cell>
          <table:table-cell table:style-name="ce181" office:value-type="float" office:value="4.427729956">
            <text:p>4.43</text:p>
          </table:table-cell>
          <table:table-cell table:style-name="ce188" office:value-type="float" office:value="3.89063882828">
            <text:p>3.89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978303968906">
            <text:p>0.98</text:p>
          </table:table-cell>
          <table:table-cell table:style-name="ce181" office:value-type="float" office:value="10.5418491364">
            <text:p>10.54</text:p>
          </table:table-cell>
          <table:table-cell table:style-name="ce181" office:value-type="float" office:value="4.37449078116">
            <text:p>4.37</text:p>
          </table:table-cell>
          <table:table-cell table:style-name="ce188" office:value-type="float" office:value="3.72024321556">
            <text:p>3.72</text:p>
          </table:table-cell>
          <table:table-cell table:style-name="ce181" office:value-type="float" office:value="1.62329030037">
            <text:p>1.62</text:p>
          </table:table-cell>
          <table:table-cell table:style-name="ce181" office:value-type="float" office:value="8.64350414276">
            <text:p>8.64</text:p>
          </table:table-cell>
          <table:table-cell table:style-name="ce181" office:value-type="float" office:value="3.18201136543">
            <text:p>3.18</text:p>
          </table:table-cell>
          <table:table-cell table:style-name="ce181" office:value-type="float" office:value="2.66773748398">
            <text:p>2.67</text:p>
          </table:table-cell>
          <table:table-cell table:style-name="ce176" office:value-type="float" office:value="1.92144167423">
            <text:p>1.92</text:p>
          </table:table-cell>
          <table:table-cell table:style-name="ce182" office:value-type="float" office:value="9.43514633179">
            <text:p>9.44</text:p>
          </table:table-cell>
          <table:table-cell table:style-name="ce182" office:value-type="float" office:value="3.46631848316">
            <text:p>3.47</text:p>
          </table:table-cell>
          <table:table-cell table:style-name="ce189" office:value-type="float" office:value="3.20535135269">
            <text:p>3.21</text:p>
          </table:table-cell>
          <table:table-cell table:style-name="ce180" office:value-type="float" office:value="11.8061199188">
            <text:p>11.81</text:p>
          </table:table-cell>
          <table:table-cell table:style-name="ce180" office:value-type="float" office:value="25.7600326538">
            <text:p>25.76</text:p>
          </table:table-cell>
          <table:table-cell table:style-name="ce180" office:value-type="float" office:value="18.4209918864">
            <text:p>18.42</text:p>
          </table:table-cell>
          <table:table-cell table:style-name="ce187" office:value-type="float" office:value="18.014339447">
            <text:p>18.01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175" office:value-type="float" office:value="1.36368966103">
            <text:p>1.36</text:p>
          </table:table-cell>
          <table:table-cell table:style-name="ce181" office:value-type="float" office:value="8.87196350098">
            <text:p>8.87</text:p>
          </table:table-cell>
          <table:table-cell table:style-name="ce181" office:value-type="float" office:value="4.08591136674">
            <text:p>4.09</text:p>
          </table:table-cell>
          <table:table-cell table:style-name="ce188" office:value-type="float" office:value="3.27338504791">
            <text:p>3.27</text:p>
          </table:table-cell>
          <table:table-cell table:style-name="ce181" office:value-type="float" office:value="0.80962729454">
            <text:p>0.81</text:p>
          </table:table-cell>
          <table:table-cell table:style-name="ce181" office:value-type="float" office:value="10.5856389999">
            <text:p>10.59</text:p>
          </table:table-cell>
          <table:table-cell table:style-name="ce181" office:value-type="float" office:value="4.29757891171">
            <text:p>4.30</text:p>
          </table:table-cell>
          <table:table-cell table:style-name="ce181" office:value-type="float" office:value="3.37607622147">
            <text:p>3.38</text:p>
          </table:table-cell>
          <table:table-cell table:style-name="ce175" office:value-type="float" office:value="1.59084582329">
            <text:p>1.59</text:p>
          </table:table-cell>
          <table:table-cell table:style-name="ce181" office:value-type="float" office:value="9.54046344757">
            <text:p>9.54</text:p>
          </table:table-cell>
          <table:table-cell table:style-name="ce181" office:value-type="float" office:value="4.60241674465">
            <text:p>4.60</text:p>
          </table:table-cell>
          <table:table-cell table:style-name="ce188" office:value-type="float" office:value="3.6120929718">
            <text:p>3.61</text:p>
          </table:table-cell>
          <table:table-cell table:style-name="ce181" office:value-type="float" office:value="0.714393794537">
            <text:p>0.71</text:p>
          </table:table-cell>
          <table:table-cell table:style-name="ce181" office:value-type="float" office:value="8.43656349182">
            <text:p>8.44</text:p>
          </table:table-cell>
          <table:table-cell table:style-name="ce181" office:value-type="float" office:value="3.38026458528">
            <text:p>3.38</text:p>
          </table:table-cell>
          <table:table-cell table:style-name="ce181" office:value-type="float" office:value="2.04733753204">
            <text:p>2.05</text:p>
          </table:table-cell>
          <table:table-cell table:style-name="ce176" office:value-type="float" office:value="3.52429866791">
            <text:p>3.52</text:p>
          </table:table-cell>
          <table:table-cell table:style-name="ce182" office:value-type="float" office:value="21.2109031677">
            <text:p>21.21</text:p>
          </table:table-cell>
          <table:table-cell table:style-name="ce182" office:value-type="float" office:value="7.68272441294">
            <text:p>7.68</text:p>
          </table:table-cell>
          <table:table-cell table:style-name="ce189" office:value-type="float" office:value="6.93583536148">
            <text:p>6.94</text:p>
          </table:table-cell>
          <table:table-cell table:style-name="ce191" office:value-type="float" office:value="0.812761545181">
            <text:p>0.81</text:p>
          </table:table-cell>
          <table:table-cell table:style-name="ce191" office:value-type="float" office:value="7.6080327034">
            <text:p>7.61</text:p>
          </table:table-cell>
          <table:table-cell table:style-name="ce191" office:value-type="float" office:value="3.59227875837">
            <text:p>3.59</text:p>
          </table:table-cell>
          <table:table-cell table:style-name="ce191" office:value-type="float" office:value="2.32979178429">
            <text:p>2.33</text:p>
          </table:table-cell>
          <table:table-cell table:style-name="ce175" office:value-type="float" office:value="1.28592920303">
            <text:p>1.29</text:p>
          </table:table-cell>
          <table:table-cell table:style-name="ce181" office:value-type="float" office:value="7.76792955399">
            <text:p>7.77</text:p>
          </table:table-cell>
          <table:table-cell table:style-name="ce181" office:value-type="float" office:value="3.67457069919">
            <text:p>3.67</text:p>
          </table:table-cell>
          <table:table-cell table:style-name="ce188" office:value-type="float" office:value="2.81548786163">
            <text:p>2.82</text:p>
          </table:table-cell>
          <table:table-cell table:style-name="ce181" office:value-type="float" office:value="0.978303968906">
            <text:p>0.98</text:p>
          </table:table-cell>
          <table:table-cell table:style-name="ce181" office:value-type="float" office:value="10.5418491364">
            <text:p>10.54</text:p>
          </table:table-cell>
          <table:table-cell table:style-name="ce181" office:value-type="float" office:value="4.37449078116">
            <text:p>4.37</text:p>
          </table:table-cell>
          <table:table-cell table:style-name="ce181" office:value-type="float" office:value="3.72024321556">
            <text:p>3.72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02319312096">
            <text:p>1.02</text:p>
          </table:table-cell>
          <table:table-cell table:style-name="ce181" office:value-type="float" office:value="9.03507328033">
            <text:p>9.04</text:p>
          </table:table-cell>
          <table:table-cell table:style-name="ce181" office:value-type="float" office:value="4.28250909199">
            <text:p>4.28</text:p>
          </table:table-cell>
          <table:table-cell table:style-name="ce181" office:value-type="float" office:value="3.68530654907">
            <text:p>3.69</text:p>
          </table:table-cell>
          <table:table-cell table:style-name="ce176" office:value-type="float" office:value="2.29531574249">
            <text:p>2.30</text:p>
          </table:table-cell>
          <table:table-cell table:style-name="ce182" office:value-type="float" office:value="8.43630313873">
            <text:p>8.44</text:p>
          </table:table-cell>
          <table:table-cell table:style-name="ce182" office:value-type="float" office:value="4.83644594201">
            <text:p>4.84</text:p>
          </table:table-cell>
          <table:table-cell table:style-name="ce189" office:value-type="float" office:value="4.56674766541">
            <text:p>4.57</text:p>
          </table:table-cell>
          <table:table-cell table:style-name="ce180" office:value-type="float" office:value="10.1940498352">
            <text:p>10.19</text:p>
          </table:table-cell>
          <table:table-cell table:style-name="ce180" office:value-type="float" office:value="24.1414146423">
            <text:p>24.14</text:p>
          </table:table-cell>
          <table:table-cell table:style-name="ce180" office:value-type="float" office:value="17.1339049189">
            <text:p>17.13</text:p>
          </table:table-cell>
          <table:table-cell table:style-name="ce187" office:value-type="float" office:value="16.3792304993">
            <text:p>16.38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175" office:value-type="float" office:value="1.86233091354">
            <text:p>1.86</text:p>
          </table:table-cell>
          <table:table-cell table:style-name="ce181" office:value-type="float" office:value="10.2002649307">
            <text:p>10.20</text:p>
          </table:table-cell>
          <table:table-cell table:style-name="ce181" office:value-type="float" office:value="3.56732553819">
            <text:p>3.57</text:p>
          </table:table-cell>
          <table:table-cell table:style-name="ce188" office:value-type="float" office:value="2.95044183731">
            <text:p>2.95</text:p>
          </table:table-cell>
          <table:table-cell table:style-name="ce181" office:value-type="float" office:value="0.816710233688">
            <text:p>0.82</text:p>
          </table:table-cell>
          <table:table-cell table:style-name="ce181" office:value-type="float" office:value="9.95993423462">
            <text:p>9.96</text:p>
          </table:table-cell>
          <table:table-cell table:style-name="ce181" office:value-type="float" office:value="2.86866958014">
            <text:p>2.87</text:p>
          </table:table-cell>
          <table:table-cell table:style-name="ce181" office:value-type="float" office:value="1.6977519989">
            <text:p>1.70</text:p>
          </table:table-cell>
          <table:table-cell table:style-name="ce175" office:value-type="float" office:value="1.58672428131">
            <text:p>1.59</text:p>
          </table:table-cell>
          <table:table-cell table:style-name="ce181" office:value-type="float" office:value="10.4940052032">
            <text:p>10.49</text:p>
          </table:table-cell>
          <table:table-cell table:style-name="ce181" office:value-type="float" office:value="3.71870226034">
            <text:p>3.72</text:p>
          </table:table-cell>
          <table:table-cell table:style-name="ce188" office:value-type="float" office:value="3.05947542191">
            <text:p>3.06</text:p>
          </table:table-cell>
          <table:table-cell table:style-name="ce181" office:value-type="float" office:value="1.16469287872">
            <text:p>1.16</text:p>
          </table:table-cell>
          <table:table-cell table:style-name="ce181" office:value-type="float" office:value="10.2230043411">
            <text:p>10.22</text:p>
          </table:table-cell>
          <table:table-cell table:style-name="ce181" office:value-type="float" office:value="3.58628263572">
            <text:p>3.59</text:p>
          </table:table-cell>
          <table:table-cell table:style-name="ce181" office:value-type="float" office:value="2.73330307007">
            <text:p>2.73</text:p>
          </table:table-cell>
          <table:table-cell table:style-name="ce175" office:value-type="float" office:value="2.63925766945">
            <text:p>2.64</text:p>
          </table:table-cell>
          <table:table-cell table:style-name="ce181" office:value-type="float" office:value="22.3561058044">
            <text:p>22.36</text:p>
          </table:table-cell>
          <table:table-cell table:style-name="ce181" office:value-type="float" office:value="5.45140335917">
            <text:p>5.45</text:p>
          </table:table-cell>
          <table:table-cell table:style-name="ce188" office:value-type="float" office:value="4.17346572876">
            <text:p>4.17</text:p>
          </table:table-cell>
          <table:table-cell table:style-name="ce181" office:value-type="float" office:value="0.955221414566">
            <text:p>0.96</text:p>
          </table:table-cell>
          <table:table-cell table:style-name="ce181" office:value-type="float" office:value="9.4805727005">
            <text:p>9.48</text:p>
          </table:table-cell>
          <table:table-cell table:style-name="ce181" office:value-type="float" office:value="4.88296818822">
            <text:p>4.88</text:p>
          </table:table-cell>
          <table:table-cell table:style-name="ce181" office:value-type="float" office:value="4.53665351868">
            <text:p>4.54</text:p>
          </table:table-cell>
          <table:table-cell table:style-name="ce175" office:value-type="float" office:value="2.24022436142">
            <text:p>2.24</text:p>
          </table:table-cell>
          <table:table-cell table:style-name="ce181" office:value-type="float" office:value="9.52228736877">
            <text:p>9.52</text:p>
          </table:table-cell>
          <table:table-cell table:style-name="ce181" office:value-type="float" office:value="4.68895431824">
            <text:p>4.69</text:p>
          </table:table-cell>
          <table:table-cell table:style-name="ce188" office:value-type="float" office:value="4.2982006073">
            <text:p>4.30</text:p>
          </table:table-cell>
          <table:table-cell table:style-name="ce181" office:value-type="float" office:value="1.62329030037">
            <text:p>1.62</text:p>
          </table:table-cell>
          <table:table-cell table:style-name="ce181" office:value-type="float" office:value="8.64350414276">
            <text:p>8.64</text:p>
          </table:table-cell>
          <table:table-cell table:style-name="ce181" office:value-type="float" office:value="3.18201136543">
            <text:p>3.18</text:p>
          </table:table-cell>
          <table:table-cell table:style-name="ce181" office:value-type="float" office:value="2.66773748398">
            <text:p>2.67</text:p>
          </table:table-cell>
          <table:table-cell table:style-name="ce175" office:value-type="float" office:value="1.02319312096">
            <text:p>1.02</text:p>
          </table:table-cell>
          <table:table-cell table:style-name="ce181" office:value-type="float" office:value="9.03507328033">
            <text:p>9.04</text:p>
          </table:table-cell>
          <table:table-cell table:style-name="ce181" office:value-type="float" office:value="4.28250909199">
            <text:p>4.28</text:p>
          </table:table-cell>
          <table:table-cell table:style-name="ce188" office:value-type="float" office:value="3.68530654907">
            <text:p>3.69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61965942383">
            <text:p>1.62</text:p>
          </table:table-cell>
          <table:table-cell table:style-name="ce181" office:value-type="float" office:value="8.16793632507">
            <text:p>8.17</text:p>
          </table:table-cell>
          <table:table-cell table:style-name="ce181" office:value-type="float" office:value="3.65339595505">
            <text:p>3.65</text:p>
          </table:table-cell>
          <table:table-cell table:style-name="ce188" office:value-type="float" office:value="3.43666982651">
            <text:p>3.44</text:p>
          </table:table-cell>
          <table:table-cell table:style-name="ce180" office:value-type="float" office:value="10.7380752563">
            <text:p>10.74</text:p>
          </table:table-cell>
          <table:table-cell table:style-name="ce180" office:value-type="float" office:value="24.1232299805">
            <text:p>24.12</text:p>
          </table:table-cell>
          <table:table-cell table:style-name="ce180" office:value-type="float" office:value="17.6536957485">
            <text:p>17.65</text:p>
          </table:table-cell>
          <table:table-cell table:style-name="ce187" office:value-type="float" office:value="16.9703769684">
            <text:p>16.97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175" office:value-type="float" office:value="1.2099583149">
            <text:p>1.21</text:p>
          </table:table-cell>
          <table:table-cell table:style-name="ce181" office:value-type="float" office:value="6.36439800262">
            <text:p>6.36</text:p>
          </table:table-cell>
          <table:table-cell table:style-name="ce181" office:value-type="float" office:value="2.95233982544">
            <text:p>2.95</text:p>
          </table:table-cell>
          <table:table-cell table:style-name="ce188" office:value-type="float" office:value="2.27553939819">
            <text:p>2.28</text:p>
          </table:table-cell>
          <table:table-cell table:style-name="ce181" office:value-type="float" office:value="1.28070521355">
            <text:p>1.28</text:p>
          </table:table-cell>
          <table:table-cell table:style-name="ce181" office:value-type="float" office:value="7.99096488953">
            <text:p>7.99</text:p>
          </table:table-cell>
          <table:table-cell table:style-name="ce181" office:value-type="float" office:value="3.36975604177">
            <text:p>3.37</text:p>
          </table:table-cell>
          <table:table-cell table:style-name="ce181" office:value-type="float" office:value="2.65475177765">
            <text:p>2.65</text:p>
          </table:table-cell>
          <table:table-cell table:style-name="ce175" office:value-type="float" office:value="1.2316352129">
            <text:p>1.23</text:p>
          </table:table-cell>
          <table:table-cell table:style-name="ce181" office:value-type="float" office:value="5.67765283585">
            <text:p>5.68</text:p>
          </table:table-cell>
          <table:table-cell table:style-name="ce181" office:value-type="float" office:value="3.17782416394">
            <text:p>3.18</text:p>
          </table:table-cell>
          <table:table-cell table:style-name="ce188" office:value-type="float" office:value="2.48706531525">
            <text:p>2.49</text:p>
          </table:table-cell>
          <table:table-cell table:style-name="ce181" office:value-type="float" office:value="1.36242592335">
            <text:p>1.36</text:p>
          </table:table-cell>
          <table:table-cell table:style-name="ce181" office:value-type="float" office:value="8.17425537109">
            <text:p>8.17</text:p>
          </table:table-cell>
          <table:table-cell table:style-name="ce181" office:value-type="float" office:value="3.79130735808">
            <text:p>3.79</text:p>
          </table:table-cell>
          <table:table-cell table:style-name="ce181" office:value-type="float" office:value="3.43697690964">
            <text:p>3.44</text:p>
          </table:table-cell>
          <table:table-cell table:style-name="ce175" office:value-type="float" office:value="1.30319857597">
            <text:p>1.30</text:p>
          </table:table-cell>
          <table:table-cell table:style-name="ce181" office:value-type="float" office:value="21.2481384277">
            <text:p>21.25</text:p>
          </table:table-cell>
          <table:table-cell table:style-name="ce181" office:value-type="float" office:value="4.87758996246">
            <text:p>4.88</text:p>
          </table:table-cell>
          <table:table-cell table:style-name="ce188" office:value-type="float" office:value="4.13281059265">
            <text:p>4.13</text:p>
          </table:table-cell>
          <table:table-cell table:style-name="ce181" office:value-type="float" office:value="1.36008763313">
            <text:p>1.36</text:p>
          </table:table-cell>
          <table:table-cell table:style-name="ce181" office:value-type="float" office:value="9.91826057434">
            <text:p>9.92</text:p>
          </table:table-cell>
          <table:table-cell table:style-name="ce181" office:value-type="float" office:value="4.59809604211">
            <text:p>4.60</text:p>
          </table:table-cell>
          <table:table-cell table:style-name="ce181" office:value-type="float" office:value="4.52348041534">
            <text:p>4.52</text:p>
          </table:table-cell>
          <table:table-cell table:style-name="ce175" office:value-type="float" office:value="0.959600925446">
            <text:p>0.96</text:p>
          </table:table-cell>
          <table:table-cell table:style-name="ce181" office:value-type="float" office:value="7.17450904846">
            <text:p>7.17</text:p>
          </table:table-cell>
          <table:table-cell table:style-name="ce181" office:value-type="float" office:value="3.34348011101">
            <text:p>3.34</text:p>
          </table:table-cell>
          <table:table-cell table:style-name="ce188" office:value-type="float" office:value="2.86015558243">
            <text:p>2.86</text:p>
          </table:table-cell>
          <table:table-cell table:style-name="ce182" office:value-type="float" office:value="1.92144167423">
            <text:p>1.92</text:p>
          </table:table-cell>
          <table:table-cell table:style-name="ce182" office:value-type="float" office:value="9.43514633179">
            <text:p>9.44</text:p>
          </table:table-cell>
          <table:table-cell table:style-name="ce182" office:value-type="float" office:value="3.46631848316">
            <text:p>3.47</text:p>
          </table:table-cell>
          <table:table-cell table:style-name="ce182" office:value-type="float" office:value="3.20535135269">
            <text:p>3.21</text:p>
          </table:table-cell>
          <table:table-cell table:style-name="ce176" office:value-type="float" office:value="2.29531574249">
            <text:p>2.30</text:p>
          </table:table-cell>
          <table:table-cell table:style-name="ce182" office:value-type="float" office:value="8.43630313873">
            <text:p>8.44</text:p>
          </table:table-cell>
          <table:table-cell table:style-name="ce182" office:value-type="float" office:value="4.83644594201">
            <text:p>4.84</text:p>
          </table:table-cell>
          <table:table-cell table:style-name="ce189" office:value-type="float" office:value="4.56674766541">
            <text:p>4.57</text:p>
          </table:table-cell>
          <table:table-cell table:style-name="ce181" office:value-type="float" office:value="1.61965942383">
            <text:p>1.62</text:p>
          </table:table-cell>
          <table:table-cell table:style-name="ce181" office:value-type="float" office:value="8.16793632507">
            <text:p>8.17</text:p>
          </table:table-cell>
          <table:table-cell table:style-name="ce181" office:value-type="float" office:value="3.65339595505">
            <text:p>3.65</text:p>
          </table:table-cell>
          <table:table-cell table:style-name="ce181" office:value-type="float" office:value="3.43666982651">
            <text:p>3.44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0" office:value-type="float" office:value="10.9458885193">
            <text:p>10.95</text:p>
          </table:table-cell>
          <table:table-cell table:style-name="ce180" office:value-type="float" office:value="22.4122219086">
            <text:p>22.41</text:p>
          </table:table-cell>
          <table:table-cell table:style-name="ce180" office:value-type="float" office:value="16.0980456074">
            <text:p>16.10</text:p>
          </table:table-cell>
          <table:table-cell table:style-name="ce187" office:value-type="float" office:value="15.8549432755">
            <text:p>15.85</text:p>
          </table:table-cell>
        </table:table-row>
        <table:table-row table:style-name="ro11">
          <table:table-cell table:style-name="ce171" office:value-type="float" office:value="213">
            <text:p>213</text:p>
          </table:table-cell>
          <table:table-cell table:style-name="ce177" office:value-type="float" office:value="11.6169872284">
            <text:p>11.62</text:p>
          </table:table-cell>
          <table:table-cell table:style-name="ce183" office:value-type="float" office:value="25.0662727356">
            <text:p>25.07</text:p>
          </table:table-cell>
          <table:table-cell table:style-name="ce183" office:value-type="float" office:value="17.4051701598">
            <text:p>17.41</text:p>
          </table:table-cell>
          <table:table-cell table:style-name="ce190" office:value-type="float" office:value="17.0175666809">
            <text:p>17.02</text:p>
          </table:table-cell>
          <table:table-cell table:style-name="ce183" office:value-type="float" office:value="10.0828924179">
            <text:p>10.08</text:p>
          </table:table-cell>
          <table:table-cell table:style-name="ce183" office:value-type="float" office:value="25.4804973602">
            <text:p>25.48</text:p>
          </table:table-cell>
          <table:table-cell table:style-name="ce183" office:value-type="float" office:value="17.7123420337">
            <text:p>17.71</text:p>
          </table:table-cell>
          <table:table-cell table:style-name="ce183" office:value-type="float" office:value="17.282535553">
            <text:p>17.28</text:p>
          </table:table-cell>
          <table:table-cell table:style-name="ce177" office:value-type="float" office:value="10.5497303009">
            <text:p>10.55</text:p>
          </table:table-cell>
          <table:table-cell table:style-name="ce183" office:value-type="float" office:value="25.0205955505">
            <text:p>25.02</text:p>
          </table:table-cell>
          <table:table-cell table:style-name="ce183" office:value-type="float" office:value="17.3898189656">
            <text:p>17.39</text:p>
          </table:table-cell>
          <table:table-cell table:style-name="ce190" office:value-type="float" office:value="17.0246086121">
            <text:p>17.02</text:p>
          </table:table-cell>
          <table:table-cell table:style-name="ce183" office:value-type="float" office:value="9.40697669983">
            <text:p>9.41</text:p>
          </table:table-cell>
          <table:table-cell table:style-name="ce183" office:value-type="float" office:value="24.9167709351">
            <text:p>24.92</text:p>
          </table:table-cell>
          <table:table-cell table:style-name="ce183" office:value-type="float" office:value="17.5677192783">
            <text:p>17.57</text:p>
          </table:table-cell>
          <table:table-cell table:style-name="ce183" office:value-type="float" office:value="16.8117198944">
            <text:p>16.81</text:p>
          </table:table-cell>
          <table:table-cell table:style-name="ce177" office:value-type="float" office:value="10.5341911316">
            <text:p>10.53</text:p>
          </table:table-cell>
          <table:table-cell table:style-name="ce183" office:value-type="float" office:value="33.4317893982">
            <text:p>33.43</text:p>
          </table:table-cell>
          <table:table-cell table:style-name="ce183" office:value-type="float" office:value="17.7711290441">
            <text:p>17.77</text:p>
          </table:table-cell>
          <table:table-cell table:style-name="ce190" office:value-type="float" office:value="17.0231819153">
            <text:p>17.02</text:p>
          </table:table-cell>
          <table:table-cell table:style-name="ce183" office:value-type="float" office:value="11.0102462769">
            <text:p>11.01</text:p>
          </table:table-cell>
          <table:table-cell table:style-name="ce183" office:value-type="float" office:value="23.2233695984">
            <text:p>23.22</text:p>
          </table:table-cell>
          <table:table-cell table:style-name="ce183" office:value-type="float" office:value="16.4801716273">
            <text:p>16.48</text:p>
          </table:table-cell>
          <table:table-cell table:style-name="ce183" office:value-type="float" office:value="15.6717567444">
            <text:p>15.67</text:p>
          </table:table-cell>
          <table:table-cell table:style-name="ce177" office:value-type="float" office:value="9.92173862457">
            <text:p>9.92</text:p>
          </table:table-cell>
          <table:table-cell table:style-name="ce183" office:value-type="float" office:value="23.8225383759">
            <text:p>23.82</text:p>
          </table:table-cell>
          <table:table-cell table:style-name="ce183" office:value-type="float" office:value="16.2642828426">
            <text:p>16.26</text:p>
          </table:table-cell>
          <table:table-cell table:style-name="ce190" office:value-type="float" office:value="15.8393936157">
            <text:p>15.84</text:p>
          </table:table-cell>
          <table:table-cell table:style-name="ce183" office:value-type="float" office:value="11.8061199188">
            <text:p>11.81</text:p>
          </table:table-cell>
          <table:table-cell table:style-name="ce183" office:value-type="float" office:value="25.7600326538">
            <text:p>25.76</text:p>
          </table:table-cell>
          <table:table-cell table:style-name="ce183" office:value-type="float" office:value="18.4209918864">
            <text:p>18.42</text:p>
          </table:table-cell>
          <table:table-cell table:style-name="ce183" office:value-type="float" office:value="18.014339447">
            <text:p>18.01</text:p>
          </table:table-cell>
          <table:table-cell table:style-name="ce177" office:value-type="float" office:value="10.1940498352">
            <text:p>10.19</text:p>
          </table:table-cell>
          <table:table-cell table:style-name="ce183" office:value-type="float" office:value="24.1414146423">
            <text:p>24.14</text:p>
          </table:table-cell>
          <table:table-cell table:style-name="ce183" office:value-type="float" office:value="17.1339049189">
            <text:p>17.13</text:p>
          </table:table-cell>
          <table:table-cell table:style-name="ce190" office:value-type="float" office:value="16.3792304993">
            <text:p>16.38</text:p>
          </table:table-cell>
          <table:table-cell table:style-name="ce183" office:value-type="float" office:value="10.7380752563">
            <text:p>10.74</text:p>
          </table:table-cell>
          <table:table-cell table:style-name="ce183" office:value-type="float" office:value="24.1232299805">
            <text:p>24.12</text:p>
          </table:table-cell>
          <table:table-cell table:style-name="ce183" office:value-type="float" office:value="17.6536957485">
            <text:p>17.65</text:p>
          </table:table-cell>
          <table:table-cell table:style-name="ce183" office:value-type="float" office:value="16.9703769684">
            <text:p>16.97</text:p>
          </table:table-cell>
          <table:table-cell table:style-name="ce177" office:value-type="float" office:value="10.9458885193">
            <text:p>10.95</text:p>
          </table:table-cell>
          <table:table-cell table:style-name="ce183" office:value-type="float" office:value="22.4122219086">
            <text:p>22.41</text:p>
          </table:table-cell>
          <table:table-cell table:style-name="ce183" office:value-type="float" office:value="16.0980456074">
            <text:p>16.10</text:p>
          </table:table-cell>
          <table:table-cell table:style-name="ce190" office:value-type="float" office:value="15.8549432755">
            <text:p>15.85</text:p>
          </table:table-cell>
          <table:table-cell table:style-name="ce180" table:number-columns-repeated="3"/>
          <table:table-cell table:style-name="ce187"/>
        </table:table-row>
        <table:table-row table:style-name="ro1">
          <table:table-cell table:number-columns-repeated="49"/>
        </table:table-row>
        <table:table-row table:style-name="ro1">
          <table:table-cell table:style-name="ce167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68" office:value-type="string" table:number-columns-spanned="1" table:number-rows-spanned="2">
            <text:p>Left – MNI</text:p>
          </table:table-cell>
          <table:table-cell table:style-name="ce172" office:value-type="float" office:value="201" table:number-columns-spanned="4" table:number-rows-spanned="1">
            <text:p>201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2" table:number-columns-spanned="4" table:number-rows-spanned="1">
            <text:p>202</text:p>
          </table:table-cell>
          <table:covered-table-cell table:number-columns-repeated="3" table:style-name="ce178"/>
          <table:table-cell table:style-name="ce172" office:value-type="float" office:value="203" table:number-columns-spanned="4" table:number-rows-spanned="1">
            <text:p>203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4" table:number-columns-spanned="4" table:number-rows-spanned="1">
            <text:p>204</text:p>
          </table:table-cell>
          <table:covered-table-cell table:number-columns-repeated="3" table:style-name="ce178"/>
          <table:table-cell table:style-name="ce172" office:value-type="float" office:value="205" table:number-columns-spanned="4" table:number-rows-spanned="1">
            <text:p>205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6" table:number-columns-spanned="4" table:number-rows-spanned="1">
            <text:p>206</text:p>
          </table:table-cell>
          <table:covered-table-cell table:number-columns-repeated="3" table:style-name="ce178"/>
          <table:table-cell table:style-name="ce172" office:value-type="float" office:value="207" table:number-columns-spanned="4" table:number-rows-spanned="1">
            <text:p>207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8" table:number-columns-spanned="4" table:number-rows-spanned="1">
            <text:p>208</text:p>
          </table:table-cell>
          <table:covered-table-cell table:number-columns-repeated="3" table:style-name="ce178"/>
          <table:table-cell table:style-name="ce172" office:value-type="float" office:value="209" table:number-columns-spanned="4" table:number-rows-spanned="1">
            <text:p>209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10" table:number-columns-spanned="4" table:number-rows-spanned="1">
            <text:p>210</text:p>
          </table:table-cell>
          <table:covered-table-cell table:number-columns-repeated="3" table:style-name="ce178"/>
          <table:table-cell table:style-name="ce172" office:value-type="float" office:value="212" table:number-columns-spanned="4" table:number-rows-spanned="1">
            <text:p>212</text:p>
          </table:table-cell>
          <table:covered-table-cell table:number-columns-repeated="2" table:style-name="ce178"/>
          <table:covered-table-cell table:style-name="ce185"/>
          <table:table-cell table:style-name="ce193" office:value-type="float" office:value="213" table:number-columns-spanned="4" table:number-rows-spanned="1">
            <text:p>213</text:p>
          </table:table-cell>
          <table:covered-table-cell table:number-columns-repeated="2" table:style-name="ce195"/>
          <table:covered-table-cell table:style-name="ce193"/>
        </table:table-row>
        <table:table-row table:style-name="ro16">
          <table:covered-table-cell table:style-name="ce169"/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94" office:value-type="string">
            <text:p>dis-min</text:p>
          </table:table-cell>
          <table:table-cell table:style-name="ce196" office:value-type="string">
            <text:p>dis-max</text:p>
          </table:table-cell>
          <table:table-cell table:style-name="ce197" office:value-type="string">
            <text:p>dis-avg</text:p>
          </table:table-cell>
          <table:table-cell table:style-name="ce198" office:value-type="string">
            <text:p>dis-meds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174"/>
          <table:table-cell table:style-name="ce180" table:number-columns-repeated="2"/>
          <table:table-cell table:style-name="ce187"/>
          <table:table-cell table:style-name="ce182" office:value-type="float" office:value="1.56164193153">
            <text:p>1.56</text:p>
          </table:table-cell>
          <table:table-cell table:style-name="ce182" office:value-type="float" office:value="17.3637466431">
            <text:p>17.36</text:p>
          </table:table-cell>
          <table:table-cell table:style-name="ce182" office:value-type="float" office:value="6.66398900459">
            <text:p>6.66</text:p>
          </table:table-cell>
          <table:table-cell table:style-name="ce182" office:value-type="float" office:value="4.83420848846">
            <text:p>4.83</text:p>
          </table:table-cell>
          <table:table-cell table:style-name="ce175" office:value-type="float" office:value="1.41850435734">
            <text:p>1.42</text:p>
          </table:table-cell>
          <table:table-cell table:style-name="ce181" office:value-type="float" office:value="12.7356510162">
            <text:p>12.74</text:p>
          </table:table-cell>
          <table:table-cell table:style-name="ce181" office:value-type="float" office:value="6.20304622664">
            <text:p>6.20</text:p>
          </table:table-cell>
          <table:table-cell table:style-name="ce188" office:value-type="float" office:value="4.66926193237">
            <text:p>4.67</text:p>
          </table:table-cell>
          <table:table-cell table:style-name="ce181" office:value-type="float" office:value="1.38036131859">
            <text:p>1.38</text:p>
          </table:table-cell>
          <table:table-cell table:style-name="ce181" office:value-type="float" office:value="19.5822925568">
            <text:p>19.58</text:p>
          </table:table-cell>
          <table:table-cell table:style-name="ce181" office:value-type="float" office:value="6.52448047026">
            <text:p>6.52</text:p>
          </table:table-cell>
          <table:table-cell table:style-name="ce181" office:value-type="float" office:value="4.76769399643">
            <text:p>4.77</text:p>
          </table:table-cell>
          <table:table-cell table:style-name="ce175" office:value-type="float" office:value="1.76503169537">
            <text:p>1.77</text:p>
          </table:table-cell>
          <table:table-cell table:style-name="ce181" office:value-type="float" office:value="49.4492301941">
            <text:p>49.45</text:p>
          </table:table-cell>
          <table:table-cell table:style-name="ce181" office:value-type="float" office:value="8.38918647923">
            <text:p>8.39</text:p>
          </table:table-cell>
          <table:table-cell table:style-name="ce188" office:value-type="float" office:value="6.62751150131">
            <text:p>6.63</text:p>
          </table:table-cell>
          <table:table-cell table:style-name="ce181" office:value-type="float" office:value="0.918044865131">
            <text:p>0.92</text:p>
          </table:table-cell>
          <table:table-cell table:style-name="ce181" office:value-type="float" office:value="19.0001411438">
            <text:p>19.00</text:p>
          </table:table-cell>
          <table:table-cell table:style-name="ce181" office:value-type="float" office:value="6.30462073927">
            <text:p>6.30</text:p>
          </table:table-cell>
          <table:table-cell table:style-name="ce181" office:value-type="float" office:value="4.46753692627">
            <text:p>4.47</text:p>
          </table:table-cell>
          <table:table-cell table:style-name="ce175" office:value-type="float" office:value="1.1665365696">
            <text:p>1.17</text:p>
          </table:table-cell>
          <table:table-cell table:style-name="ce181" office:value-type="float" office:value="15.4001274109">
            <text:p>15.40</text:p>
          </table:table-cell>
          <table:table-cell table:style-name="ce181" office:value-type="float" office:value="5.91947689321">
            <text:p>5.92</text:p>
          </table:table-cell>
          <table:table-cell table:style-name="ce188" office:value-type="float" office:value="4.32989215851">
            <text:p>4.33</text:p>
          </table:table-cell>
          <table:table-cell table:style-name="ce182" office:value-type="float" office:value="1.4642033577">
            <text:p>1.46</text:p>
          </table:table-cell>
          <table:table-cell table:style-name="ce182" office:value-type="float" office:value="19.4003486633">
            <text:p>19.40</text:p>
          </table:table-cell>
          <table:table-cell table:style-name="ce182" office:value-type="float" office:value="6.44563900742">
            <text:p>6.45</text:p>
          </table:table-cell>
          <table:table-cell table:style-name="ce182" office:value-type="float" office:value="5.45647621155">
            <text:p>5.46</text:p>
          </table:table-cell>
          <table:table-cell table:style-name="ce176" office:value-type="float" office:value="2.07898926735">
            <text:p>2.08</text:p>
          </table:table-cell>
          <table:table-cell table:style-name="ce182" office:value-type="float" office:value="19.7892608643">
            <text:p>19.79</text:p>
          </table:table-cell>
          <table:table-cell table:style-name="ce182" office:value-type="float" office:value="6.87464750295">
            <text:p>6.87</text:p>
          </table:table-cell>
          <table:table-cell table:style-name="ce189" office:value-type="float" office:value="4.62215423584">
            <text:p>4.62</text:p>
          </table:table-cell>
          <table:table-cell table:style-name="ce181" office:value-type="float" office:value="2.09046030045">
            <text:p>2.09</text:p>
          </table:table-cell>
          <table:table-cell table:style-name="ce181" office:value-type="float" office:value="19.1095066071">
            <text:p>19.11</text:p>
          </table:table-cell>
          <table:table-cell table:style-name="ce181" office:value-type="float" office:value="6.39441452666">
            <text:p>6.39</text:p>
          </table:table-cell>
          <table:table-cell table:style-name="ce181" office:value-type="float" office:value="5.6854300499">
            <text:p>5.69</text:p>
          </table:table-cell>
          <table:table-cell table:style-name="ce175" office:value-type="float" office:value="1.27005445957">
            <text:p>1.27</text:p>
          </table:table-cell>
          <table:table-cell table:style-name="ce181" office:value-type="float" office:value="14.8426914215">
            <text:p>14.84</text:p>
          </table:table-cell>
          <table:table-cell table:style-name="ce181" office:value-type="float" office:value="5.4745440126">
            <text:p>5.47</text:p>
          </table:table-cell>
          <table:table-cell table:style-name="ce188" office:value-type="float" office:value="4.88740873337">
            <text:p>4.89</text:p>
          </table:table-cell>
          <table:table-cell table:style-name="ce180" office:value-type="float" office:value="21.6274414062">
            <text:p>21.63</text:p>
          </table:table-cell>
          <table:table-cell table:style-name="ce180" office:value-type="float" office:value="49.7862625122">
            <text:p>49.79</text:p>
          </table:table-cell>
          <table:table-cell table:style-name="ce180" office:value-type="float" office:value="34.2698386579">
            <text:p>34.27</text:p>
          </table:table-cell>
          <table:table-cell table:style-name="ce187" office:value-type="float" office:value="32.9468269348">
            <text:p>32.95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175" office:value-type="float" office:value="1.56164193153">
            <text:p>1.56</text:p>
          </table:table-cell>
          <table:table-cell table:style-name="ce181" office:value-type="float" office:value="17.3637466431">
            <text:p>17.36</text:p>
          </table:table-cell>
          <table:table-cell table:style-name="ce181" office:value-type="float" office:value="6.66398900459">
            <text:p>6.66</text:p>
          </table:table-cell>
          <table:table-cell table:style-name="ce188" office:value-type="float" office:value="4.83420848846">
            <text:p>4.83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64448940754">
            <text:p>1.64</text:p>
          </table:table-cell>
          <table:table-cell table:style-name="ce181" office:value-type="float" office:value="15.7219543457">
            <text:p>15.72</text:p>
          </table:table-cell>
          <table:table-cell table:style-name="ce181" office:value-type="float" office:value="6.517670155">
            <text:p>6.52</text:p>
          </table:table-cell>
          <table:table-cell table:style-name="ce188" office:value-type="float" office:value="4.17759847641">
            <text:p>4.18</text:p>
          </table:table-cell>
          <table:table-cell table:style-name="ce181" office:value-type="float" office:value="0.749144136906">
            <text:p>0.75</text:p>
          </table:table-cell>
          <table:table-cell table:style-name="ce181" office:value-type="float" office:value="16.2991714478">
            <text:p>16.30</text:p>
          </table:table-cell>
          <table:table-cell table:style-name="ce181" office:value-type="float" office:value="5.58443170832">
            <text:p>5.58</text:p>
          </table:table-cell>
          <table:table-cell table:style-name="ce181" office:value-type="float" office:value="2.30957651138">
            <text:p>2.31</text:p>
          </table:table-cell>
          <table:table-cell table:style-name="ce175" office:value-type="float" office:value="1.58202672005">
            <text:p>1.58</text:p>
          </table:table-cell>
          <table:table-cell table:style-name="ce181" office:value-type="float" office:value="47.1363983154">
            <text:p>47.14</text:p>
          </table:table-cell>
          <table:table-cell table:style-name="ce181" office:value-type="float" office:value="7.50189619299">
            <text:p>7.50</text:p>
          </table:table-cell>
          <table:table-cell table:style-name="ce188" office:value-type="float" office:value="4.75771331787">
            <text:p>4.76</text:p>
          </table:table-cell>
          <table:table-cell table:style-name="ce181" office:value-type="float" office:value="1.18387973309">
            <text:p>1.18</text:p>
          </table:table-cell>
          <table:table-cell table:style-name="ce181" office:value-type="float" office:value="17.0877838135">
            <text:p>17.09</text:p>
          </table:table-cell>
          <table:table-cell table:style-name="ce181" office:value-type="float" office:value="6.4417237845">
            <text:p>6.44</text:p>
          </table:table-cell>
          <table:table-cell table:style-name="ce181" office:value-type="float" office:value="4.18209266663">
            <text:p>4.18</text:p>
          </table:table-cell>
          <table:table-cell table:style-name="ce175" office:value-type="float" office:value="1.30144357681">
            <text:p>1.30</text:p>
          </table:table-cell>
          <table:table-cell table:style-name="ce181" office:value-type="float" office:value="13.6911468506">
            <text:p>13.69</text:p>
          </table:table-cell>
          <table:table-cell table:style-name="ce181" office:value-type="float" office:value="5.64399758511">
            <text:p>5.64</text:p>
          </table:table-cell>
          <table:table-cell table:style-name="ce188" office:value-type="float" office:value="3.33509302139">
            <text:p>3.34</text:p>
          </table:table-cell>
          <table:table-cell table:style-name="ce181" office:value-type="float" office:value="1.30775785446">
            <text:p>1.31</text:p>
          </table:table-cell>
          <table:table-cell table:style-name="ce181" office:value-type="float" office:value="17.0398025513">
            <text:p>17.04</text:p>
          </table:table-cell>
          <table:table-cell table:style-name="ce181" office:value-type="float" office:value="5.38396931178">
            <text:p>5.38</text:p>
          </table:table-cell>
          <table:table-cell table:style-name="ce181" office:value-type="float" office:value="2.92648792267">
            <text:p>2.93</text:p>
          </table:table-cell>
          <table:table-cell table:style-name="ce175" office:value-type="float" office:value="1.06870758533">
            <text:p>1.07</text:p>
          </table:table-cell>
          <table:table-cell table:style-name="ce181" office:value-type="float" office:value="16.3944778442">
            <text:p>16.39</text:p>
          </table:table-cell>
          <table:table-cell table:style-name="ce181" office:value-type="float" office:value="5.82112894773">
            <text:p>5.82</text:p>
          </table:table-cell>
          <table:table-cell table:style-name="ce188" office:value-type="float" office:value="2.56781196594">
            <text:p>2.57</text:p>
          </table:table-cell>
          <table:table-cell table:style-name="ce181" office:value-type="float" office:value="1.89368963242">
            <text:p>1.89</text:p>
          </table:table-cell>
          <table:table-cell table:style-name="ce181" office:value-type="float" office:value="19.6341934204">
            <text:p>19.63</text:p>
          </table:table-cell>
          <table:table-cell table:style-name="ce181" office:value-type="float" office:value="6.08902204008">
            <text:p>6.09</text:p>
          </table:table-cell>
          <table:table-cell table:style-name="ce181" office:value-type="float" office:value="3.66428899765">
            <text:p>3.66</text:p>
          </table:table-cell>
          <table:table-cell table:style-name="ce175" office:value-type="float" office:value="1.85893416405">
            <text:p>1.86</text:p>
          </table:table-cell>
          <table:table-cell table:style-name="ce181" office:value-type="float" office:value="14.5622234344">
            <text:p>14.56</text:p>
          </table:table-cell>
          <table:table-cell table:style-name="ce181" office:value-type="float" office:value="5.69995071273">
            <text:p>5.70</text:p>
          </table:table-cell>
          <table:table-cell table:style-name="ce188" office:value-type="float" office:value="4.51248550415">
            <text:p>4.51</text:p>
          </table:table-cell>
          <table:table-cell table:style-name="ce180" office:value-type="float" office:value="20.2911605835">
            <text:p>20.29</text:p>
          </table:table-cell>
          <table:table-cell table:style-name="ce180" office:value-type="float" office:value="50.8650512695">
            <text:p>50.87</text:p>
          </table:table-cell>
          <table:table-cell table:style-name="ce180" office:value-type="float" office:value="35.5794103177">
            <text:p>35.58</text:p>
          </table:table-cell>
          <table:table-cell table:style-name="ce187" office:value-type="float" office:value="34.2147636414">
            <text:p>34.21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175" office:value-type="float" office:value="1.41850435734">
            <text:p>1.42</text:p>
          </table:table-cell>
          <table:table-cell table:style-name="ce181" office:value-type="float" office:value="12.7356510162">
            <text:p>12.74</text:p>
          </table:table-cell>
          <table:table-cell table:style-name="ce181" office:value-type="float" office:value="6.20304622664">
            <text:p>6.20</text:p>
          </table:table-cell>
          <table:table-cell table:style-name="ce188" office:value-type="float" office:value="4.66926193237">
            <text:p>4.67</text:p>
          </table:table-cell>
          <table:table-cell table:style-name="ce181" office:value-type="float" office:value="1.64448940754">
            <text:p>1.64</text:p>
          </table:table-cell>
          <table:table-cell table:style-name="ce181" office:value-type="float" office:value="15.7219543457">
            <text:p>15.72</text:p>
          </table:table-cell>
          <table:table-cell table:style-name="ce181" office:value-type="float" office:value="6.517670155">
            <text:p>6.52</text:p>
          </table:table-cell>
          <table:table-cell table:style-name="ce181" office:value-type="float" office:value="4.17759847641">
            <text:p>4.1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66592001915">
            <text:p>1.67</text:p>
          </table:table-cell>
          <table:table-cell table:style-name="ce181" office:value-type="float" office:value="16.3511791229">
            <text:p>16.35</text:p>
          </table:table-cell>
          <table:table-cell table:style-name="ce181" office:value-type="float" office:value="6.32378919513">
            <text:p>6.32</text:p>
          </table:table-cell>
          <table:table-cell table:style-name="ce181" office:value-type="float" office:value="3.94411277771">
            <text:p>3.94</text:p>
          </table:table-cell>
          <table:table-cell table:style-name="ce175" office:value-type="float" office:value="1.5750991106">
            <text:p>1.58</text:p>
          </table:table-cell>
          <table:table-cell table:style-name="ce181" office:value-type="float" office:value="48.2557792664">
            <text:p>48.26</text:p>
          </table:table-cell>
          <table:table-cell table:style-name="ce181" office:value-type="float" office:value="8.70534359829">
            <text:p>8.71</text:p>
          </table:table-cell>
          <table:table-cell table:style-name="ce188" office:value-type="float" office:value="6.35067605972">
            <text:p>6.35</text:p>
          </table:table-cell>
          <table:table-cell table:style-name="ce181" office:value-type="float" office:value="1.26168787479">
            <text:p>1.26</text:p>
          </table:table-cell>
          <table:table-cell table:style-name="ce181" office:value-type="float" office:value="16.537115097">
            <text:p>16.54</text:p>
          </table:table-cell>
          <table:table-cell table:style-name="ce181" office:value-type="float" office:value="7.79777861583">
            <text:p>7.80</text:p>
          </table:table-cell>
          <table:table-cell table:style-name="ce181" office:value-type="float" office:value="5.58766889572">
            <text:p>5.59</text:p>
          </table:table-cell>
          <table:table-cell table:style-name="ce175" office:value-type="float" office:value="1.70799088478">
            <text:p>1.71</text:p>
          </table:table-cell>
          <table:table-cell table:style-name="ce181" office:value-type="float" office:value="13.7741928101">
            <text:p>13.77</text:p>
          </table:table-cell>
          <table:table-cell table:style-name="ce181" office:value-type="float" office:value="5.97904968042">
            <text:p>5.98</text:p>
          </table:table-cell>
          <table:table-cell table:style-name="ce188" office:value-type="float" office:value="4.43762111664">
            <text:p>4.44</text:p>
          </table:table-cell>
          <table:table-cell table:style-name="ce182" office:value-type="float" office:value="1.89853811264">
            <text:p>1.90</text:p>
          </table:table-cell>
          <table:table-cell table:style-name="ce182" office:value-type="float" office:value="16.0573863983">
            <text:p>16.06</text:p>
          </table:table-cell>
          <table:table-cell table:style-name="ce182" office:value-type="float" office:value="6.61920697167">
            <text:p>6.62</text:p>
          </table:table-cell>
          <table:table-cell table:style-name="ce182" office:value-type="float" office:value="5.26050376892">
            <text:p>5.26</text:p>
          </table:table-cell>
          <table:table-cell table:style-name="ce176" office:value-type="float" office:value="2.32510709763">
            <text:p>2.33</text:p>
          </table:table-cell>
          <table:table-cell table:style-name="ce182" office:value-type="float" office:value="17.5888786316">
            <text:p>17.59</text:p>
          </table:table-cell>
          <table:table-cell table:style-name="ce182" office:value-type="float" office:value="6.95985791465">
            <text:p>6.96</text:p>
          </table:table-cell>
          <table:table-cell table:style-name="ce189" office:value-type="float" office:value="4.415766716">
            <text:p>4.42</text:p>
          </table:table-cell>
          <table:table-cell table:style-name="ce181" office:value-type="float" office:value="1.77606117725">
            <text:p>1.78</text:p>
          </table:table-cell>
          <table:table-cell table:style-name="ce181" office:value-type="float" office:value="19.4046669006">
            <text:p>19.40</text:p>
          </table:table-cell>
          <table:table-cell table:style-name="ce181" office:value-type="float" office:value="5.77453025936">
            <text:p>5.77</text:p>
          </table:table-cell>
          <table:table-cell table:style-name="ce181" office:value-type="float" office:value="3.47723531723">
            <text:p>3.48</text:p>
          </table:table-cell>
          <table:table-cell table:style-name="ce175" office:value-type="float" office:value="1.88144958019">
            <text:p>1.88</text:p>
          </table:table-cell>
          <table:table-cell table:style-name="ce181" office:value-type="float" office:value="12.5779981613">
            <text:p>12.58</text:p>
          </table:table-cell>
          <table:table-cell table:style-name="ce181" office:value-type="float" office:value="6.01638320216">
            <text:p>6.02</text:p>
          </table:table-cell>
          <table:table-cell table:style-name="ce188" office:value-type="float" office:value="5.74221944809">
            <text:p>5.74</text:p>
          </table:table-cell>
          <table:table-cell table:style-name="ce180" office:value-type="float" office:value="22.4388885498">
            <text:p>22.44</text:p>
          </table:table-cell>
          <table:table-cell table:style-name="ce180" office:value-type="float" office:value="49.9090423584">
            <text:p>49.91</text:p>
          </table:table-cell>
          <table:table-cell table:style-name="ce180" office:value-type="float" office:value="35.5199393501">
            <text:p>35.52</text:p>
          </table:table-cell>
          <table:table-cell table:style-name="ce187" office:value-type="float" office:value="34.4282264709">
            <text:p>34.43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175" office:value-type="float" office:value="1.38036131859">
            <text:p>1.38</text:p>
          </table:table-cell>
          <table:table-cell table:style-name="ce181" office:value-type="float" office:value="19.5822925568">
            <text:p>19.58</text:p>
          </table:table-cell>
          <table:table-cell table:style-name="ce181" office:value-type="float" office:value="6.52448047026">
            <text:p>6.52</text:p>
          </table:table-cell>
          <table:table-cell table:style-name="ce188" office:value-type="float" office:value="4.76769399643">
            <text:p>4.77</text:p>
          </table:table-cell>
          <table:table-cell table:style-name="ce191" office:value-type="float" office:value="0.749144136906">
            <text:p>0.75</text:p>
          </table:table-cell>
          <table:table-cell table:style-name="ce191" office:value-type="float" office:value="16.2991714478">
            <text:p>16.30</text:p>
          </table:table-cell>
          <table:table-cell table:style-name="ce191" office:value-type="float" office:value="5.58443170832">
            <text:p>5.58</text:p>
          </table:table-cell>
          <table:table-cell table:style-name="ce191" office:value-type="float" office:value="2.30957651138">
            <text:p>2.31</text:p>
          </table:table-cell>
          <table:table-cell table:style-name="ce175" office:value-type="float" office:value="1.66592001915">
            <text:p>1.67</text:p>
          </table:table-cell>
          <table:table-cell table:style-name="ce181" office:value-type="float" office:value="16.3511791229">
            <text:p>16.35</text:p>
          </table:table-cell>
          <table:table-cell table:style-name="ce181" office:value-type="float" office:value="6.32378919513">
            <text:p>6.32</text:p>
          </table:table-cell>
          <table:table-cell table:style-name="ce188" office:value-type="float" office:value="3.94411277771">
            <text:p>3.94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85320794582">
            <text:p>1.85</text:p>
          </table:table-cell>
          <table:table-cell table:style-name="ce181" office:value-type="float" office:value="44.2501296997">
            <text:p>44.25</text:p>
          </table:table-cell>
          <table:table-cell table:style-name="ce181" office:value-type="float" office:value="7.60751693588">
            <text:p>7.61</text:p>
          </table:table-cell>
          <table:table-cell table:style-name="ce188" office:value-type="float" office:value="4.68101739883">
            <text:p>4.68</text:p>
          </table:table-cell>
          <table:table-cell table:style-name="ce181" office:value-type="float" office:value="1.25291347504">
            <text:p>1.25</text:p>
          </table:table-cell>
          <table:table-cell table:style-name="ce181" office:value-type="float" office:value="15.1409320831">
            <text:p>15.14</text:p>
          </table:table-cell>
          <table:table-cell table:style-name="ce181" office:value-type="float" office:value="6.60579047758">
            <text:p>6.61</text:p>
          </table:table-cell>
          <table:table-cell table:style-name="ce181" office:value-type="float" office:value="4.03102493286">
            <text:p>4.03</text:p>
          </table:table-cell>
          <table:table-cell table:style-name="ce175" office:value-type="float" office:value="1.27328109741">
            <text:p>1.27</text:p>
          </table:table-cell>
          <table:table-cell table:style-name="ce181" office:value-type="float" office:value="14.8686599731">
            <text:p>14.87</text:p>
          </table:table-cell>
          <table:table-cell table:style-name="ce181" office:value-type="float" office:value="5.64652998189">
            <text:p>5.65</text:p>
          </table:table-cell>
          <table:table-cell table:style-name="ce188" office:value-type="float" office:value="3.4812066555">
            <text:p>3.48</text:p>
          </table:table-cell>
          <table:table-cell table:style-name="ce181" office:value-type="float" office:value="1.34305918217">
            <text:p>1.34</text:p>
          </table:table-cell>
          <table:table-cell table:style-name="ce181" office:value-type="float" office:value="16.1539993286">
            <text:p>16.15</text:p>
          </table:table-cell>
          <table:table-cell table:style-name="ce181" office:value-type="float" office:value="5.35973086256">
            <text:p>5.36</text:p>
          </table:table-cell>
          <table:table-cell table:style-name="ce181" office:value-type="float" office:value="3.60996007919">
            <text:p>3.61</text:p>
          </table:table-cell>
          <table:table-cell table:style-name="ce175" office:value-type="float" office:value="1.34384346008">
            <text:p>1.34</text:p>
          </table:table-cell>
          <table:table-cell table:style-name="ce181" office:value-type="float" office:value="17.8242988586">
            <text:p>17.82</text:p>
          </table:table-cell>
          <table:table-cell table:style-name="ce181" office:value-type="float" office:value="5.88014030879">
            <text:p>5.88</text:p>
          </table:table-cell>
          <table:table-cell table:style-name="ce188" office:value-type="float" office:value="3.09554672241">
            <text:p>3.10</text:p>
          </table:table-cell>
          <table:table-cell table:style-name="ce181" office:value-type="float" office:value="1.56841742992">
            <text:p>1.57</text:p>
          </table:table-cell>
          <table:table-cell table:style-name="ce181" office:value-type="float" office:value="16.8324775696">
            <text:p>16.83</text:p>
          </table:table-cell>
          <table:table-cell table:style-name="ce181" office:value-type="float" office:value="5.86553077719">
            <text:p>5.87</text:p>
          </table:table-cell>
          <table:table-cell table:style-name="ce181" office:value-type="float" office:value="3.64576816559">
            <text:p>3.65</text:p>
          </table:table-cell>
          <table:table-cell table:style-name="ce175" office:value-type="float" office:value="1.88266313076">
            <text:p>1.88</text:p>
          </table:table-cell>
          <table:table-cell table:style-name="ce181" office:value-type="float" office:value="15.040304184">
            <text:p>15.04</text:p>
          </table:table-cell>
          <table:table-cell table:style-name="ce181" office:value-type="float" office:value="5.61950293413">
            <text:p>5.62</text:p>
          </table:table-cell>
          <table:table-cell table:style-name="ce188" office:value-type="float" office:value="4.49260187149">
            <text:p>4.49</text:p>
          </table:table-cell>
          <table:table-cell table:style-name="ce180" office:value-type="float" office:value="21.8409194946">
            <text:p>21.84</text:p>
          </table:table-cell>
          <table:table-cell table:style-name="ce180" office:value-type="float" office:value="50.3354721069">
            <text:p>50.34</text:p>
          </table:table-cell>
          <table:table-cell table:style-name="ce180" office:value-type="float" office:value="35.7408412312">
            <text:p>35.74</text:p>
          </table:table-cell>
          <table:table-cell table:style-name="ce187" office:value-type="float" office:value="34.0641937256">
            <text:p>34.06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176" office:value-type="float" office:value="1.76503169537">
            <text:p>1.77</text:p>
          </table:table-cell>
          <table:table-cell table:style-name="ce182" office:value-type="float" office:value="49.4492301941">
            <text:p>49.45</text:p>
          </table:table-cell>
          <table:table-cell table:style-name="ce182" office:value-type="float" office:value="8.38918647923">
            <text:p>8.39</text:p>
          </table:table-cell>
          <table:table-cell table:style-name="ce189" office:value-type="float" office:value="6.62751150131">
            <text:p>6.63</text:p>
          </table:table-cell>
          <table:table-cell table:style-name="ce182" office:value-type="float" office:value="1.58202672005">
            <text:p>1.58</text:p>
          </table:table-cell>
          <table:table-cell table:style-name="ce182" office:value-type="float" office:value="47.1363983154">
            <text:p>47.14</text:p>
          </table:table-cell>
          <table:table-cell table:style-name="ce182" office:value-type="float" office:value="7.50189619299">
            <text:p>7.50</text:p>
          </table:table-cell>
          <table:table-cell table:style-name="ce182" office:value-type="float" office:value="4.75771331787">
            <text:p>4.76</text:p>
          </table:table-cell>
          <table:table-cell table:style-name="ce176" office:value-type="float" office:value="1.5750991106">
            <text:p>1.58</text:p>
          </table:table-cell>
          <table:table-cell table:style-name="ce182" office:value-type="float" office:value="48.2557792664">
            <text:p>48.26</text:p>
          </table:table-cell>
          <table:table-cell table:style-name="ce182" office:value-type="float" office:value="8.70534359829">
            <text:p>8.71</text:p>
          </table:table-cell>
          <table:table-cell table:style-name="ce189" office:value-type="float" office:value="6.35067605972">
            <text:p>6.35</text:p>
          </table:table-cell>
          <table:table-cell table:style-name="ce182" office:value-type="float" office:value="1.85320794582">
            <text:p>1.85</text:p>
          </table:table-cell>
          <table:table-cell table:style-name="ce182" office:value-type="float" office:value="44.2501296997">
            <text:p>44.25</text:p>
          </table:table-cell>
          <table:table-cell table:style-name="ce182" office:value-type="float" office:value="7.60751693588">
            <text:p>7.61</text:p>
          </table:table-cell>
          <table:table-cell table:style-name="ce182" office:value-type="float" office:value="4.68101739883">
            <text:p>4.6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60663604736">
            <text:p>1.61</text:p>
          </table:table-cell>
          <table:table-cell table:style-name="ce181" office:value-type="float" office:value="48.0297966003">
            <text:p>48.03</text:p>
          </table:table-cell>
          <table:table-cell table:style-name="ce181" office:value-type="float" office:value="7.51241280608">
            <text:p>7.51</text:p>
          </table:table-cell>
          <table:table-cell table:style-name="ce181" office:value-type="float" office:value="4.14084720612">
            <text:p>4.14</text:p>
          </table:table-cell>
          <table:table-cell table:style-name="ce176" office:value-type="float" office:value="1.99035024643">
            <text:p>1.99</text:p>
          </table:table-cell>
          <table:table-cell table:style-name="ce182" office:value-type="float" office:value="42.7841911316">
            <text:p>42.78</text:p>
          </table:table-cell>
          <table:table-cell table:style-name="ce182" office:value-type="float" office:value="7.21414727751">
            <text:p>7.21</text:p>
          </table:table-cell>
          <table:table-cell table:style-name="ce189" office:value-type="float" office:value="5.0299038887">
            <text:p>5.03</text:p>
          </table:table-cell>
          <table:table-cell table:style-name="ce181" office:value-type="float" office:value="1.0012409687">
            <text:p>1.00</text:p>
          </table:table-cell>
          <table:table-cell table:style-name="ce181" office:value-type="float" office:value="36.1983184814">
            <text:p>36.20</text:p>
          </table:table-cell>
          <table:table-cell table:style-name="ce181" office:value-type="float" office:value="6.6413907053">
            <text:p>6.64</text:p>
          </table:table-cell>
          <table:table-cell table:style-name="ce181" office:value-type="float" office:value="4.3369178772">
            <text:p>4.34</text:p>
          </table:table-cell>
          <table:table-cell table:style-name="ce175" office:value-type="float" office:value="1.37096166611">
            <text:p>1.37</text:p>
          </table:table-cell>
          <table:table-cell table:style-name="ce181" office:value-type="float" office:value="35.8142738342">
            <text:p>35.81</text:p>
          </table:table-cell>
          <table:table-cell table:style-name="ce181" office:value-type="float" office:value="7.19534786991">
            <text:p>7.20</text:p>
          </table:table-cell>
          <table:table-cell table:style-name="ce188" office:value-type="float" office:value="4.04170036316">
            <text:p>4.04</text:p>
          </table:table-cell>
          <table:table-cell table:style-name="ce182" office:value-type="float" office:value="2.98773217201">
            <text:p>2.99</text:p>
          </table:table-cell>
          <table:table-cell table:style-name="ce182" office:value-type="float" office:value="44.5554389954">
            <text:p>44.56</text:p>
          </table:table-cell>
          <table:table-cell table:style-name="ce182" office:value-type="float" office:value="8.32605339852">
            <text:p>8.33</text:p>
          </table:table-cell>
          <table:table-cell table:style-name="ce182" office:value-type="float" office:value="6.13911867142">
            <text:p>6.14</text:p>
          </table:table-cell>
          <table:table-cell table:style-name="ce176" office:value-type="float" office:value="2.25896644592">
            <text:p>2.26</text:p>
          </table:table-cell>
          <table:table-cell table:style-name="ce182" office:value-type="float" office:value="42.6133537292">
            <text:p>42.61</text:p>
          </table:table-cell>
          <table:table-cell table:style-name="ce182" office:value-type="float" office:value="7.45387449863">
            <text:p>7.45</text:p>
          </table:table-cell>
          <table:table-cell table:style-name="ce189" office:value-type="float" office:value="6.33689403534">
            <text:p>6.34</text:p>
          </table:table-cell>
          <table:table-cell table:style-name="ce180" office:value-type="float" office:value="21.4642181396">
            <text:p>21.46</text:p>
          </table:table-cell>
          <table:table-cell table:style-name="ce180" office:value-type="float" office:value="67.04347229">
            <text:p>67.04</text:p>
          </table:table-cell>
          <table:table-cell table:style-name="ce180" office:value-type="float" office:value="35.0561362573">
            <text:p>35.06</text:p>
          </table:table-cell>
          <table:table-cell table:style-name="ce187" office:value-type="float" office:value="32.8607940674">
            <text:p>32.86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175" office:value-type="float" office:value="0.918044865131">
            <text:p>0.92</text:p>
          </table:table-cell>
          <table:table-cell table:style-name="ce181" office:value-type="float" office:value="19.0001411438">
            <text:p>19.00</text:p>
          </table:table-cell>
          <table:table-cell table:style-name="ce181" office:value-type="float" office:value="6.30462073927">
            <text:p>6.30</text:p>
          </table:table-cell>
          <table:table-cell table:style-name="ce188" office:value-type="float" office:value="4.46753692627">
            <text:p>4.47</text:p>
          </table:table-cell>
          <table:table-cell table:style-name="ce181" office:value-type="float" office:value="1.18387973309">
            <text:p>1.18</text:p>
          </table:table-cell>
          <table:table-cell table:style-name="ce181" office:value-type="float" office:value="17.0877838135">
            <text:p>17.09</text:p>
          </table:table-cell>
          <table:table-cell table:style-name="ce181" office:value-type="float" office:value="6.4417237845">
            <text:p>6.44</text:p>
          </table:table-cell>
          <table:table-cell table:style-name="ce181" office:value-type="float" office:value="4.18209266663">
            <text:p>4.18</text:p>
          </table:table-cell>
          <table:table-cell table:style-name="ce175" office:value-type="float" office:value="1.26168787479">
            <text:p>1.26</text:p>
          </table:table-cell>
          <table:table-cell table:style-name="ce181" office:value-type="float" office:value="16.537115097">
            <text:p>16.54</text:p>
          </table:table-cell>
          <table:table-cell table:style-name="ce181" office:value-type="float" office:value="7.79777861583">
            <text:p>7.80</text:p>
          </table:table-cell>
          <table:table-cell table:style-name="ce188" office:value-type="float" office:value="5.58766889572">
            <text:p>5.59</text:p>
          </table:table-cell>
          <table:table-cell table:style-name="ce181" office:value-type="float" office:value="1.25291347504">
            <text:p>1.25</text:p>
          </table:table-cell>
          <table:table-cell table:style-name="ce181" office:value-type="float" office:value="15.1409320831">
            <text:p>15.14</text:p>
          </table:table-cell>
          <table:table-cell table:style-name="ce181" office:value-type="float" office:value="6.60579047758">
            <text:p>6.61</text:p>
          </table:table-cell>
          <table:table-cell table:style-name="ce181" office:value-type="float" office:value="4.03102493286">
            <text:p>4.03</text:p>
          </table:table-cell>
          <table:table-cell table:style-name="ce175" office:value-type="float" office:value="1.60663604736">
            <text:p>1.61</text:p>
          </table:table-cell>
          <table:table-cell table:style-name="ce181" office:value-type="float" office:value="48.0297966003">
            <text:p>48.03</text:p>
          </table:table-cell>
          <table:table-cell table:style-name="ce181" office:value-type="float" office:value="7.51241280608">
            <text:p>7.51</text:p>
          </table:table-cell>
          <table:table-cell table:style-name="ce188" office:value-type="float" office:value="4.14084720612">
            <text:p>4.14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15782189369">
            <text:p>1.16</text:p>
          </table:table-cell>
          <table:table-cell table:style-name="ce181" office:value-type="float" office:value="15.062620163">
            <text:p>15.06</text:p>
          </table:table-cell>
          <table:table-cell table:style-name="ce181" office:value-type="float" office:value="6.20650797572">
            <text:p>6.21</text:p>
          </table:table-cell>
          <table:table-cell table:style-name="ce188" office:value-type="float" office:value="4.47622919083">
            <text:p>4.48</text:p>
          </table:table-cell>
          <table:table-cell table:style-name="ce181" office:value-type="float" office:value="1.69690966606">
            <text:p>1.70</text:p>
          </table:table-cell>
          <table:table-cell table:style-name="ce181" office:value-type="float" office:value="15.9209575653">
            <text:p>15.92</text:p>
          </table:table-cell>
          <table:table-cell table:style-name="ce181" office:value-type="float" office:value="6.40074806">
            <text:p>6.40</text:p>
          </table:table-cell>
          <table:table-cell table:style-name="ce181" office:value-type="float" office:value="4.98839521408">
            <text:p>4.99</text:p>
          </table:table-cell>
          <table:table-cell table:style-name="ce192" office:value-type="float" office:value="1.50909423828">
            <text:p>1.51</text:p>
          </table:table-cell>
          <table:table-cell table:style-name="ce191" office:value-type="float" office:value="15.8569507599">
            <text:p>15.86</text:p>
          </table:table-cell>
          <table:table-cell table:style-name="ce191" office:value-type="float" office:value="6.5223072499">
            <text:p>6.52</text:p>
          </table:table-cell>
          <table:table-cell table:style-name="ce188" office:value-type="float" office:value="3.72275447845">
            <text:p>3.72</text:p>
          </table:table-cell>
          <table:table-cell table:style-name="ce181" office:value-type="float" office:value="1.90494847298">
            <text:p>1.90</text:p>
          </table:table-cell>
          <table:table-cell table:style-name="ce181" office:value-type="float" office:value="18.2966766357">
            <text:p>18.30</text:p>
          </table:table-cell>
          <table:table-cell table:style-name="ce181" office:value-type="float" office:value="6.94755450785">
            <text:p>6.95</text:p>
          </table:table-cell>
          <table:table-cell table:style-name="ce181" office:value-type="float" office:value="5.05558109283">
            <text:p>5.06</text:p>
          </table:table-cell>
          <table:table-cell table:style-name="ce175" office:value-type="float" office:value="1.65047287941">
            <text:p>1.65</text:p>
          </table:table-cell>
          <table:table-cell table:style-name="ce181" office:value-type="float" office:value="16.6032752991">
            <text:p>16.60</text:p>
          </table:table-cell>
          <table:table-cell table:style-name="ce181" office:value-type="float" office:value="6.38103731686">
            <text:p>6.38</text:p>
          </table:table-cell>
          <table:table-cell table:style-name="ce188" office:value-type="float" office:value="5.87205219269">
            <text:p>5.87</text:p>
          </table:table-cell>
          <table:table-cell table:style-name="ce180" office:value-type="float" office:value="22.2982082367">
            <text:p>22.30</text:p>
          </table:table-cell>
          <table:table-cell table:style-name="ce180" office:value-type="float" office:value="49.2293701172">
            <text:p>49.23</text:p>
          </table:table-cell>
          <table:table-cell table:style-name="ce180" office:value-type="float" office:value="35.2349113484">
            <text:p>35.23</text:p>
          </table:table-cell>
          <table:table-cell table:style-name="ce187" office:value-type="float" office:value="33.5625076294">
            <text:p>33.56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175" office:value-type="float" office:value="1.1665365696">
            <text:p>1.17</text:p>
          </table:table-cell>
          <table:table-cell table:style-name="ce181" office:value-type="float" office:value="15.4001274109">
            <text:p>15.40</text:p>
          </table:table-cell>
          <table:table-cell table:style-name="ce181" office:value-type="float" office:value="5.91947689321">
            <text:p>5.92</text:p>
          </table:table-cell>
          <table:table-cell table:style-name="ce188" office:value-type="float" office:value="4.32989215851">
            <text:p>4.33</text:p>
          </table:table-cell>
          <table:table-cell table:style-name="ce181" office:value-type="float" office:value="1.30144357681">
            <text:p>1.30</text:p>
          </table:table-cell>
          <table:table-cell table:style-name="ce181" office:value-type="float" office:value="13.6911468506">
            <text:p>13.69</text:p>
          </table:table-cell>
          <table:table-cell table:style-name="ce181" office:value-type="float" office:value="5.64399758511">
            <text:p>5.64</text:p>
          </table:table-cell>
          <table:table-cell table:style-name="ce181" office:value-type="float" office:value="3.33509302139">
            <text:p>3.34</text:p>
          </table:table-cell>
          <table:table-cell table:style-name="ce175" office:value-type="float" office:value="1.70799088478">
            <text:p>1.71</text:p>
          </table:table-cell>
          <table:table-cell table:style-name="ce181" office:value-type="float" office:value="13.7741928101">
            <text:p>13.77</text:p>
          </table:table-cell>
          <table:table-cell table:style-name="ce181" office:value-type="float" office:value="5.97904968042">
            <text:p>5.98</text:p>
          </table:table-cell>
          <table:table-cell table:style-name="ce188" office:value-type="float" office:value="4.43762111664">
            <text:p>4.44</text:p>
          </table:table-cell>
          <table:table-cell table:style-name="ce181" office:value-type="float" office:value="1.27328109741">
            <text:p>1.27</text:p>
          </table:table-cell>
          <table:table-cell table:style-name="ce181" office:value-type="float" office:value="14.8686599731">
            <text:p>14.87</text:p>
          </table:table-cell>
          <table:table-cell table:style-name="ce181" office:value-type="float" office:value="5.64652998189">
            <text:p>5.65</text:p>
          </table:table-cell>
          <table:table-cell table:style-name="ce181" office:value-type="float" office:value="3.4812066555">
            <text:p>3.48</text:p>
          </table:table-cell>
          <table:table-cell table:style-name="ce175" office:value-type="float" office:value="1.99035024643">
            <text:p>1.99</text:p>
          </table:table-cell>
          <table:table-cell table:style-name="ce181" office:value-type="float" office:value="42.7841911316">
            <text:p>42.78</text:p>
          </table:table-cell>
          <table:table-cell table:style-name="ce181" office:value-type="float" office:value="7.21414727751">
            <text:p>7.21</text:p>
          </table:table-cell>
          <table:table-cell table:style-name="ce188" office:value-type="float" office:value="5.0299038887">
            <text:p>5.03</text:p>
          </table:table-cell>
          <table:table-cell table:style-name="ce181" office:value-type="float" office:value="1.15782189369">
            <text:p>1.16</text:p>
          </table:table-cell>
          <table:table-cell table:style-name="ce181" office:value-type="float" office:value="15.062620163">
            <text:p>15.06</text:p>
          </table:table-cell>
          <table:table-cell table:style-name="ce181" office:value-type="float" office:value="6.20650797572">
            <text:p>6.21</text:p>
          </table:table-cell>
          <table:table-cell table:style-name="ce181" office:value-type="float" office:value="4.47622919083">
            <text:p>4.4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82088220119">
            <text:p>1.82</text:p>
          </table:table-cell>
          <table:table-cell table:style-name="ce181" office:value-type="float" office:value="14.6913890839">
            <text:p>14.69</text:p>
          </table:table-cell>
          <table:table-cell table:style-name="ce181" office:value-type="float" office:value="5.1279755287">
            <text:p>5.13</text:p>
          </table:table-cell>
          <table:table-cell table:style-name="ce181" office:value-type="float" office:value="3.45400094986">
            <text:p>3.45</text:p>
          </table:table-cell>
          <table:table-cell table:style-name="ce175" office:value-type="float" office:value="1.99169480801">
            <text:p>1.99</text:p>
          </table:table-cell>
          <table:table-cell table:style-name="ce181" office:value-type="float" office:value="14.8915958405">
            <text:p>14.89</text:p>
          </table:table-cell>
          <table:table-cell table:style-name="ce181" office:value-type="float" office:value="6.12196201312">
            <text:p>6.12</text:p>
          </table:table-cell>
          <table:table-cell table:style-name="ce188" office:value-type="float" office:value="3.8101811409">
            <text:p>3.81</text:p>
          </table:table-cell>
          <table:table-cell table:style-name="ce182" office:value-type="float" office:value="2.5728058815">
            <text:p>2.57</text:p>
          </table:table-cell>
          <table:table-cell table:style-name="ce182" office:value-type="float" office:value="16.4913673401">
            <text:p>16.49</text:p>
          </table:table-cell>
          <table:table-cell table:style-name="ce182" office:value-type="float" office:value="6.26952069245">
            <text:p>6.27</text:p>
          </table:table-cell>
          <table:table-cell table:style-name="ce182" office:value-type="float" office:value="5.06453990936">
            <text:p>5.06</text:p>
          </table:table-cell>
          <table:table-cell table:style-name="ce175" office:value-type="float" office:value="1.24016284943">
            <text:p>1.24</text:p>
          </table:table-cell>
          <table:table-cell table:style-name="ce181" office:value-type="float" office:value="11.8458118439">
            <text:p>11.85</text:p>
          </table:table-cell>
          <table:table-cell table:style-name="ce181" office:value-type="float" office:value="4.47098256457">
            <text:p>4.47</text:p>
          </table:table-cell>
          <table:table-cell table:style-name="ce188" office:value-type="float" office:value="2.34363722801">
            <text:p>2.34</text:p>
          </table:table-cell>
          <table:table-cell table:style-name="ce180" office:value-type="float" office:value="21.9830341339">
            <text:p>21.98</text:p>
          </table:table-cell>
          <table:table-cell table:style-name="ce180" office:value-type="float" office:value="48.6933135986">
            <text:p>48.69</text:p>
          </table:table-cell>
          <table:table-cell table:style-name="ce180" office:value-type="float" office:value="34.1784503887">
            <text:p>34.18</text:p>
          </table:table-cell>
          <table:table-cell table:style-name="ce187" office:value-type="float" office:value="33.0312194824">
            <text:p>33.03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175" office:value-type="float" office:value="1.4642033577">
            <text:p>1.46</text:p>
          </table:table-cell>
          <table:table-cell table:style-name="ce181" office:value-type="float" office:value="19.4003486633">
            <text:p>19.40</text:p>
          </table:table-cell>
          <table:table-cell table:style-name="ce181" office:value-type="float" office:value="6.44563900742">
            <text:p>6.45</text:p>
          </table:table-cell>
          <table:table-cell table:style-name="ce188" office:value-type="float" office:value="5.45647621155">
            <text:p>5.46</text:p>
          </table:table-cell>
          <table:table-cell table:style-name="ce181" office:value-type="float" office:value="1.30775785446">
            <text:p>1.31</text:p>
          </table:table-cell>
          <table:table-cell table:style-name="ce181" office:value-type="float" office:value="17.0398025513">
            <text:p>17.04</text:p>
          </table:table-cell>
          <table:table-cell table:style-name="ce181" office:value-type="float" office:value="5.38396931178">
            <text:p>5.38</text:p>
          </table:table-cell>
          <table:table-cell table:style-name="ce181" office:value-type="float" office:value="2.92648792267">
            <text:p>2.93</text:p>
          </table:table-cell>
          <table:table-cell table:style-name="ce175" office:value-type="float" office:value="1.89853811264">
            <text:p>1.90</text:p>
          </table:table-cell>
          <table:table-cell table:style-name="ce181" office:value-type="float" office:value="16.0573863983">
            <text:p>16.06</text:p>
          </table:table-cell>
          <table:table-cell table:style-name="ce181" office:value-type="float" office:value="6.61920697167">
            <text:p>6.62</text:p>
          </table:table-cell>
          <table:table-cell table:style-name="ce188" office:value-type="float" office:value="5.26050376892">
            <text:p>5.26</text:p>
          </table:table-cell>
          <table:table-cell table:style-name="ce181" office:value-type="float" office:value="1.34305918217">
            <text:p>1.34</text:p>
          </table:table-cell>
          <table:table-cell table:style-name="ce181" office:value-type="float" office:value="16.1539993286">
            <text:p>16.15</text:p>
          </table:table-cell>
          <table:table-cell table:style-name="ce181" office:value-type="float" office:value="5.35973086256">
            <text:p>5.36</text:p>
          </table:table-cell>
          <table:table-cell table:style-name="ce181" office:value-type="float" office:value="3.60996007919">
            <text:p>3.61</text:p>
          </table:table-cell>
          <table:table-cell table:style-name="ce175" office:value-type="float" office:value="1.0012409687">
            <text:p>1.00</text:p>
          </table:table-cell>
          <table:table-cell table:style-name="ce181" office:value-type="float" office:value="36.1983184814">
            <text:p>36.20</text:p>
          </table:table-cell>
          <table:table-cell table:style-name="ce181" office:value-type="float" office:value="6.6413907053">
            <text:p>6.64</text:p>
          </table:table-cell>
          <table:table-cell table:style-name="ce188" office:value-type="float" office:value="4.3369178772">
            <text:p>4.34</text:p>
          </table:table-cell>
          <table:table-cell table:style-name="ce181" office:value-type="float" office:value="1.69690966606">
            <text:p>1.70</text:p>
          </table:table-cell>
          <table:table-cell table:style-name="ce181" office:value-type="float" office:value="15.9209575653">
            <text:p>15.92</text:p>
          </table:table-cell>
          <table:table-cell table:style-name="ce181" office:value-type="float" office:value="6.40074806">
            <text:p>6.40</text:p>
          </table:table-cell>
          <table:table-cell table:style-name="ce181" office:value-type="float" office:value="4.98839521408">
            <text:p>4.99</text:p>
          </table:table-cell>
          <table:table-cell table:style-name="ce175" office:value-type="float" office:value="1.82088220119">
            <text:p>1.82</text:p>
          </table:table-cell>
          <table:table-cell table:style-name="ce181" office:value-type="float" office:value="14.6913890839">
            <text:p>14.69</text:p>
          </table:table-cell>
          <table:table-cell table:style-name="ce181" office:value-type="float" office:value="5.1279755287">
            <text:p>5.13</text:p>
          </table:table-cell>
          <table:table-cell table:style-name="ce188" office:value-type="float" office:value="3.45400094986">
            <text:p>3.45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37198781967">
            <text:p>1.37</text:p>
          </table:table-cell>
          <table:table-cell table:style-name="ce181" office:value-type="float" office:value="15.8799743652">
            <text:p>15.88</text:p>
          </table:table-cell>
          <table:table-cell table:style-name="ce181" office:value-type="float" office:value="5.634488479">
            <text:p>5.63</text:p>
          </table:table-cell>
          <table:table-cell table:style-name="ce188" office:value-type="float" office:value="3.0758793354">
            <text:p>3.08</text:p>
          </table:table-cell>
          <table:table-cell table:style-name="ce181" office:value-type="float" office:value="1.83669114113">
            <text:p>1.84</text:p>
          </table:table-cell>
          <table:table-cell table:style-name="ce181" office:value-type="float" office:value="17.4121322632">
            <text:p>17.41</text:p>
          </table:table-cell>
          <table:table-cell table:style-name="ce181" office:value-type="float" office:value="6.69918852589">
            <text:p>6.70</text:p>
          </table:table-cell>
          <table:table-cell table:style-name="ce181" office:value-type="float" office:value="5.4318985939">
            <text:p>5.43</text:p>
          </table:table-cell>
          <table:table-cell table:style-name="ce175" office:value-type="float" office:value="1.97620725632">
            <text:p>1.98</text:p>
          </table:table-cell>
          <table:table-cell table:style-name="ce181" office:value-type="float" office:value="15.5609741211">
            <text:p>15.56</text:p>
          </table:table-cell>
          <table:table-cell table:style-name="ce181" office:value-type="float" office:value="4.78374577143">
            <text:p>4.78</text:p>
          </table:table-cell>
          <table:table-cell table:style-name="ce188" office:value-type="float" office:value="3.90621185303">
            <text:p>3.91</text:p>
          </table:table-cell>
          <table:table-cell table:style-name="ce180" office:value-type="float" office:value="23.0099010468">
            <text:p>23.01</text:p>
          </table:table-cell>
          <table:table-cell table:style-name="ce180" office:value-type="float" office:value="50.3396072388">
            <text:p>50.34</text:p>
          </table:table-cell>
          <table:table-cell table:style-name="ce180" office:value-type="float" office:value="35.7227072052">
            <text:p>35.72</text:p>
          </table:table-cell>
          <table:table-cell table:style-name="ce187" office:value-type="float" office:value="34.5148658752">
            <text:p>34.51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175" office:value-type="float" office:value="2.07898926735">
            <text:p>2.08</text:p>
          </table:table-cell>
          <table:table-cell table:style-name="ce181" office:value-type="float" office:value="19.7892608643">
            <text:p>19.79</text:p>
          </table:table-cell>
          <table:table-cell table:style-name="ce181" office:value-type="float" office:value="6.87464750295">
            <text:p>6.87</text:p>
          </table:table-cell>
          <table:table-cell table:style-name="ce188" office:value-type="float" office:value="4.62215423584">
            <text:p>4.62</text:p>
          </table:table-cell>
          <table:table-cell table:style-name="ce181" office:value-type="float" office:value="1.06870758533">
            <text:p>1.07</text:p>
          </table:table-cell>
          <table:table-cell table:style-name="ce181" office:value-type="float" office:value="16.3944778442">
            <text:p>16.39</text:p>
          </table:table-cell>
          <table:table-cell table:style-name="ce181" office:value-type="float" office:value="5.82112894773">
            <text:p>5.82</text:p>
          </table:table-cell>
          <table:table-cell table:style-name="ce181" office:value-type="float" office:value="2.56781196594">
            <text:p>2.57</text:p>
          </table:table-cell>
          <table:table-cell table:style-name="ce176" office:value-type="float" office:value="2.32510709763">
            <text:p>2.33</text:p>
          </table:table-cell>
          <table:table-cell table:style-name="ce182" office:value-type="float" office:value="17.5888786316">
            <text:p>17.59</text:p>
          </table:table-cell>
          <table:table-cell table:style-name="ce182" office:value-type="float" office:value="6.95985791465">
            <text:p>6.96</text:p>
          </table:table-cell>
          <table:table-cell table:style-name="ce189" office:value-type="float" office:value="4.415766716">
            <text:p>4.42</text:p>
          </table:table-cell>
          <table:table-cell table:style-name="ce181" office:value-type="float" office:value="1.34384346008">
            <text:p>1.34</text:p>
          </table:table-cell>
          <table:table-cell table:style-name="ce181" office:value-type="float" office:value="17.8242988586">
            <text:p>17.82</text:p>
          </table:table-cell>
          <table:table-cell table:style-name="ce181" office:value-type="float" office:value="5.88014030879">
            <text:p>5.88</text:p>
          </table:table-cell>
          <table:table-cell table:style-name="ce181" office:value-type="float" office:value="3.09554672241">
            <text:p>3.10</text:p>
          </table:table-cell>
          <table:table-cell table:style-name="ce175" office:value-type="float" office:value="1.37096166611">
            <text:p>1.37</text:p>
          </table:table-cell>
          <table:table-cell table:style-name="ce181" office:value-type="float" office:value="35.8142738342">
            <text:p>35.81</text:p>
          </table:table-cell>
          <table:table-cell table:style-name="ce181" office:value-type="float" office:value="7.19534786991">
            <text:p>7.20</text:p>
          </table:table-cell>
          <table:table-cell table:style-name="ce188" office:value-type="float" office:value="4.04170036316">
            <text:p>4.04</text:p>
          </table:table-cell>
          <table:table-cell table:style-name="ce191" office:value-type="float" office:value="1.50909423828">
            <text:p>1.51</text:p>
          </table:table-cell>
          <table:table-cell table:style-name="ce191" office:value-type="float" office:value="15.8569507599">
            <text:p>15.86</text:p>
          </table:table-cell>
          <table:table-cell table:style-name="ce191" office:value-type="float" office:value="6.5223072499">
            <text:p>6.52</text:p>
          </table:table-cell>
          <table:table-cell table:style-name="ce191" office:value-type="float" office:value="3.72275447845">
            <text:p>3.72</text:p>
          </table:table-cell>
          <table:table-cell table:style-name="ce175" office:value-type="float" office:value="1.99169480801">
            <text:p>1.99</text:p>
          </table:table-cell>
          <table:table-cell table:style-name="ce181" office:value-type="float" office:value="14.8915958405">
            <text:p>14.89</text:p>
          </table:table-cell>
          <table:table-cell table:style-name="ce181" office:value-type="float" office:value="6.12196201312">
            <text:p>6.12</text:p>
          </table:table-cell>
          <table:table-cell table:style-name="ce188" office:value-type="float" office:value="3.8101811409">
            <text:p>3.81</text:p>
          </table:table-cell>
          <table:table-cell table:style-name="ce181" office:value-type="float" office:value="1.37198781967">
            <text:p>1.37</text:p>
          </table:table-cell>
          <table:table-cell table:style-name="ce181" office:value-type="float" office:value="15.8799743652">
            <text:p>15.88</text:p>
          </table:table-cell>
          <table:table-cell table:style-name="ce181" office:value-type="float" office:value="5.634488479">
            <text:p>5.63</text:p>
          </table:table-cell>
          <table:table-cell table:style-name="ce181" office:value-type="float" office:value="3.0758793354">
            <text:p>3.0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92214620113">
            <text:p>1.92</text:p>
          </table:table-cell>
          <table:table-cell table:style-name="ce181" office:value-type="float" office:value="18.7358360291">
            <text:p>18.74</text:p>
          </table:table-cell>
          <table:table-cell table:style-name="ce181" office:value-type="float" office:value="6.01605270145">
            <text:p>6.02</text:p>
          </table:table-cell>
          <table:table-cell table:style-name="ce181" office:value-type="float" office:value="3.75734567642">
            <text:p>3.76</text:p>
          </table:table-cell>
          <table:table-cell table:style-name="ce176" office:value-type="float" office:value="3.01497745514">
            <text:p>3.01</text:p>
          </table:table-cell>
          <table:table-cell table:style-name="ce182" office:value-type="float" office:value="16.2250785828">
            <text:p>16.23</text:p>
          </table:table-cell>
          <table:table-cell table:style-name="ce182" office:value-type="float" office:value="6.43459022225">
            <text:p>6.43</text:p>
          </table:table-cell>
          <table:table-cell table:style-name="ce189" office:value-type="float" office:value="5.03918266296">
            <text:p>5.04</text:p>
          </table:table-cell>
          <table:table-cell table:style-name="ce180" office:value-type="float" office:value="21.6544342041">
            <text:p>21.65</text:p>
          </table:table-cell>
          <table:table-cell table:style-name="ce180" office:value-type="float" office:value="49.9051361084">
            <text:p>49.91</text:p>
          </table:table-cell>
          <table:table-cell table:style-name="ce180" office:value-type="float" office:value="35.861770637">
            <text:p>35.86</text:p>
          </table:table-cell>
          <table:table-cell table:style-name="ce187" office:value-type="float" office:value="34.360118866">
            <text:p>34.36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176" office:value-type="float" office:value="2.09046030045">
            <text:p>2.09</text:p>
          </table:table-cell>
          <table:table-cell table:style-name="ce182" office:value-type="float" office:value="19.1095066071">
            <text:p>19.11</text:p>
          </table:table-cell>
          <table:table-cell table:style-name="ce182" office:value-type="float" office:value="6.39441452666">
            <text:p>6.39</text:p>
          </table:table-cell>
          <table:table-cell table:style-name="ce189" office:value-type="float" office:value="5.6854300499">
            <text:p>5.69</text:p>
          </table:table-cell>
          <table:table-cell table:style-name="ce181" office:value-type="float" office:value="1.89368963242">
            <text:p>1.89</text:p>
          </table:table-cell>
          <table:table-cell table:style-name="ce181" office:value-type="float" office:value="19.6341934204">
            <text:p>19.63</text:p>
          </table:table-cell>
          <table:table-cell table:style-name="ce181" office:value-type="float" office:value="6.08902204008">
            <text:p>6.09</text:p>
          </table:table-cell>
          <table:table-cell table:style-name="ce181" office:value-type="float" office:value="3.66428899765">
            <text:p>3.66</text:p>
          </table:table-cell>
          <table:table-cell table:style-name="ce175" office:value-type="float" office:value="1.77606117725">
            <text:p>1.78</text:p>
          </table:table-cell>
          <table:table-cell table:style-name="ce181" office:value-type="float" office:value="19.4046669006">
            <text:p>19.40</text:p>
          </table:table-cell>
          <table:table-cell table:style-name="ce181" office:value-type="float" office:value="5.77453025936">
            <text:p>5.77</text:p>
          </table:table-cell>
          <table:table-cell table:style-name="ce188" office:value-type="float" office:value="3.47723531723">
            <text:p>3.48</text:p>
          </table:table-cell>
          <table:table-cell table:style-name="ce181" office:value-type="float" office:value="1.56841742992">
            <text:p>1.57</text:p>
          </table:table-cell>
          <table:table-cell table:style-name="ce181" office:value-type="float" office:value="16.8324775696">
            <text:p>16.83</text:p>
          </table:table-cell>
          <table:table-cell table:style-name="ce181" office:value-type="float" office:value="5.86553077719">
            <text:p>5.87</text:p>
          </table:table-cell>
          <table:table-cell table:style-name="ce181" office:value-type="float" office:value="3.64576816559">
            <text:p>3.65</text:p>
          </table:table-cell>
          <table:table-cell table:style-name="ce176" office:value-type="float" office:value="2.98773217201">
            <text:p>2.99</text:p>
          </table:table-cell>
          <table:table-cell table:style-name="ce182" office:value-type="float" office:value="44.5554389954">
            <text:p>44.56</text:p>
          </table:table-cell>
          <table:table-cell table:style-name="ce182" office:value-type="float" office:value="8.32605339852">
            <text:p>8.33</text:p>
          </table:table-cell>
          <table:table-cell table:style-name="ce189" office:value-type="float" office:value="6.13911867142">
            <text:p>6.14</text:p>
          </table:table-cell>
          <table:table-cell table:style-name="ce182" office:value-type="float" office:value="1.90494847298">
            <text:p>1.90</text:p>
          </table:table-cell>
          <table:table-cell table:style-name="ce182" office:value-type="float" office:value="18.2966766357">
            <text:p>18.30</text:p>
          </table:table-cell>
          <table:table-cell table:style-name="ce182" office:value-type="float" office:value="6.94755450785">
            <text:p>6.95</text:p>
          </table:table-cell>
          <table:table-cell table:style-name="ce182" office:value-type="float" office:value="5.05558109283">
            <text:p>5.06</text:p>
          </table:table-cell>
          <table:table-cell table:style-name="ce176" office:value-type="float" office:value="2.5728058815">
            <text:p>2.57</text:p>
          </table:table-cell>
          <table:table-cell table:style-name="ce182" office:value-type="float" office:value="16.4913673401">
            <text:p>16.49</text:p>
          </table:table-cell>
          <table:table-cell table:style-name="ce182" office:value-type="float" office:value="6.26952069245">
            <text:p>6.27</text:p>
          </table:table-cell>
          <table:table-cell table:style-name="ce189" office:value-type="float" office:value="5.06453990936">
            <text:p>5.06</text:p>
          </table:table-cell>
          <table:table-cell table:style-name="ce182" office:value-type="float" office:value="1.83669114113">
            <text:p>1.84</text:p>
          </table:table-cell>
          <table:table-cell table:style-name="ce182" office:value-type="float" office:value="17.4121322632">
            <text:p>17.41</text:p>
          </table:table-cell>
          <table:table-cell table:style-name="ce182" office:value-type="float" office:value="6.69918852589">
            <text:p>6.70</text:p>
          </table:table-cell>
          <table:table-cell table:style-name="ce182" office:value-type="float" office:value="5.4318985939">
            <text:p>5.43</text:p>
          </table:table-cell>
          <table:table-cell table:style-name="ce175" office:value-type="float" office:value="1.92214620113">
            <text:p>1.92</text:p>
          </table:table-cell>
          <table:table-cell table:style-name="ce181" office:value-type="float" office:value="18.7358360291">
            <text:p>18.74</text:p>
          </table:table-cell>
          <table:table-cell table:style-name="ce181" office:value-type="float" office:value="6.01605270145">
            <text:p>6.02</text:p>
          </table:table-cell>
          <table:table-cell table:style-name="ce188" office:value-type="float" office:value="3.75734567642">
            <text:p>3.76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6" office:value-type="float" office:value="3.35904383659">
            <text:p>3.36</text:p>
          </table:table-cell>
          <table:table-cell table:style-name="ce182" office:value-type="float" office:value="16.9845409393">
            <text:p>16.98</text:p>
          </table:table-cell>
          <table:table-cell table:style-name="ce182" office:value-type="float" office:value="6.85970801311">
            <text:p>6.86</text:p>
          </table:table-cell>
          <table:table-cell table:style-name="ce189" office:value-type="float" office:value="6.19035243988">
            <text:p>6.19</text:p>
          </table:table-cell>
          <table:table-cell table:style-name="ce180" office:value-type="float" office:value="21.3857860565">
            <text:p>21.39</text:p>
          </table:table-cell>
          <table:table-cell table:style-name="ce180" office:value-type="float" office:value="48.8511734009">
            <text:p>48.85</text:p>
          </table:table-cell>
          <table:table-cell table:style-name="ce180" office:value-type="float" office:value="35.998128111">
            <text:p>36.00</text:p>
          </table:table-cell>
          <table:table-cell table:style-name="ce187" office:value-type="float" office:value="34.204044342">
            <text:p>34.20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175" office:value-type="float" office:value="1.27005445957">
            <text:p>1.27</text:p>
          </table:table-cell>
          <table:table-cell table:style-name="ce181" office:value-type="float" office:value="14.8426914215">
            <text:p>14.84</text:p>
          </table:table-cell>
          <table:table-cell table:style-name="ce181" office:value-type="float" office:value="5.4745440126">
            <text:p>5.47</text:p>
          </table:table-cell>
          <table:table-cell table:style-name="ce188" office:value-type="float" office:value="4.88740873337">
            <text:p>4.89</text:p>
          </table:table-cell>
          <table:table-cell table:style-name="ce181" office:value-type="float" office:value="1.85893416405">
            <text:p>1.86</text:p>
          </table:table-cell>
          <table:table-cell table:style-name="ce181" office:value-type="float" office:value="14.5622234344">
            <text:p>14.56</text:p>
          </table:table-cell>
          <table:table-cell table:style-name="ce181" office:value-type="float" office:value="5.69995071273">
            <text:p>5.70</text:p>
          </table:table-cell>
          <table:table-cell table:style-name="ce181" office:value-type="float" office:value="4.51248550415">
            <text:p>4.51</text:p>
          </table:table-cell>
          <table:table-cell table:style-name="ce176" office:value-type="float" office:value="1.88144958019">
            <text:p>1.88</text:p>
          </table:table-cell>
          <table:table-cell table:style-name="ce182" office:value-type="float" office:value="12.5779981613">
            <text:p>12.58</text:p>
          </table:table-cell>
          <table:table-cell table:style-name="ce182" office:value-type="float" office:value="6.01638320216">
            <text:p>6.02</text:p>
          </table:table-cell>
          <table:table-cell table:style-name="ce189" office:value-type="float" office:value="5.74221944809">
            <text:p>5.74</text:p>
          </table:table-cell>
          <table:table-cell table:style-name="ce182" office:value-type="float" office:value="1.88266313076">
            <text:p>1.88</text:p>
          </table:table-cell>
          <table:table-cell table:style-name="ce182" office:value-type="float" office:value="15.040304184">
            <text:p>15.04</text:p>
          </table:table-cell>
          <table:table-cell table:style-name="ce182" office:value-type="float" office:value="5.61950293413">
            <text:p>5.62</text:p>
          </table:table-cell>
          <table:table-cell table:style-name="ce182" office:value-type="float" office:value="4.49260187149">
            <text:p>4.49</text:p>
          </table:table-cell>
          <table:table-cell table:style-name="ce176" office:value-type="float" office:value="2.25896644592">
            <text:p>2.26</text:p>
          </table:table-cell>
          <table:table-cell table:style-name="ce182" office:value-type="float" office:value="42.6133537292">
            <text:p>42.61</text:p>
          </table:table-cell>
          <table:table-cell table:style-name="ce182" office:value-type="float" office:value="7.45387449863">
            <text:p>7.45</text:p>
          </table:table-cell>
          <table:table-cell table:style-name="ce189" office:value-type="float" office:value="6.33689403534">
            <text:p>6.34</text:p>
          </table:table-cell>
          <table:table-cell table:style-name="ce182" office:value-type="float" office:value="1.65047287941">
            <text:p>1.65</text:p>
          </table:table-cell>
          <table:table-cell table:style-name="ce182" office:value-type="float" office:value="16.6032752991">
            <text:p>16.60</text:p>
          </table:table-cell>
          <table:table-cell table:style-name="ce182" office:value-type="float" office:value="6.38103731686">
            <text:p>6.38</text:p>
          </table:table-cell>
          <table:table-cell table:style-name="ce182" office:value-type="float" office:value="5.87205219269">
            <text:p>5.87</text:p>
          </table:table-cell>
          <table:table-cell table:style-name="ce175" office:value-type="float" office:value="1.24016284943">
            <text:p>1.24</text:p>
          </table:table-cell>
          <table:table-cell table:style-name="ce181" office:value-type="float" office:value="11.8458118439">
            <text:p>11.85</text:p>
          </table:table-cell>
          <table:table-cell table:style-name="ce181" office:value-type="float" office:value="4.47098256457">
            <text:p>4.47</text:p>
          </table:table-cell>
          <table:table-cell table:style-name="ce188" office:value-type="float" office:value="2.34363722801">
            <text:p>2.34</text:p>
          </table:table-cell>
          <table:table-cell table:style-name="ce181" office:value-type="float" office:value="1.97620725632">
            <text:p>1.98</text:p>
          </table:table-cell>
          <table:table-cell table:style-name="ce181" office:value-type="float" office:value="15.5609741211">
            <text:p>15.56</text:p>
          </table:table-cell>
          <table:table-cell table:style-name="ce181" office:value-type="float" office:value="4.78374577143">
            <text:p>4.78</text:p>
          </table:table-cell>
          <table:table-cell table:style-name="ce181" office:value-type="float" office:value="3.90621185303">
            <text:p>3.91</text:p>
          </table:table-cell>
          <table:table-cell table:style-name="ce176" office:value-type="float" office:value="3.01497745514">
            <text:p>3.01</text:p>
          </table:table-cell>
          <table:table-cell table:style-name="ce182" office:value-type="float" office:value="16.2250785828">
            <text:p>16.23</text:p>
          </table:table-cell>
          <table:table-cell table:style-name="ce182" office:value-type="float" office:value="6.43459022225">
            <text:p>6.43</text:p>
          </table:table-cell>
          <table:table-cell table:style-name="ce189" office:value-type="float" office:value="5.03918266296">
            <text:p>5.04</text:p>
          </table:table-cell>
          <table:table-cell table:style-name="ce182" office:value-type="float" office:value="3.35904383659">
            <text:p>3.36</text:p>
          </table:table-cell>
          <table:table-cell table:style-name="ce182" office:value-type="float" office:value="16.9845409393">
            <text:p>16.98</text:p>
          </table:table-cell>
          <table:table-cell table:style-name="ce182" office:value-type="float" office:value="6.85970801311">
            <text:p>6.86</text:p>
          </table:table-cell>
          <table:table-cell table:style-name="ce182" office:value-type="float" office:value="6.19035243988">
            <text:p>6.19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0" office:value-type="float" office:value="22.11277771">
            <text:p>22.11</text:p>
          </table:table-cell>
          <table:table-cell table:style-name="ce180" office:value-type="float" office:value="47.8770980835">
            <text:p>47.88</text:p>
          </table:table-cell>
          <table:table-cell table:style-name="ce180" office:value-type="float" office:value="34.1428571">
            <text:p>34.14</text:p>
          </table:table-cell>
          <table:table-cell table:style-name="ce187" office:value-type="float" office:value="33.3501739502">
            <text:p>33.35</text:p>
          </table:table-cell>
        </table:table-row>
        <table:table-row table:style-name="ro11">
          <table:table-cell table:style-name="ce171" office:value-type="float" office:value="213">
            <text:p>213</text:p>
          </table:table-cell>
          <table:table-cell table:style-name="ce177" office:value-type="float" office:value="21.6274414062">
            <text:p>21.63</text:p>
          </table:table-cell>
          <table:table-cell table:style-name="ce183" office:value-type="float" office:value="49.7862625122">
            <text:p>49.79</text:p>
          </table:table-cell>
          <table:table-cell table:style-name="ce183" office:value-type="float" office:value="34.2698386579">
            <text:p>34.27</text:p>
          </table:table-cell>
          <table:table-cell table:style-name="ce190" office:value-type="float" office:value="32.9468269348">
            <text:p>32.95</text:p>
          </table:table-cell>
          <table:table-cell table:style-name="ce183" office:value-type="float" office:value="20.2911605835">
            <text:p>20.29</text:p>
          </table:table-cell>
          <table:table-cell table:style-name="ce183" office:value-type="float" office:value="50.8650512695">
            <text:p>50.87</text:p>
          </table:table-cell>
          <table:table-cell table:style-name="ce183" office:value-type="float" office:value="35.5794103177">
            <text:p>35.58</text:p>
          </table:table-cell>
          <table:table-cell table:style-name="ce183" office:value-type="float" office:value="34.2147636414">
            <text:p>34.21</text:p>
          </table:table-cell>
          <table:table-cell table:style-name="ce177" office:value-type="float" office:value="22.4388885498">
            <text:p>22.44</text:p>
          </table:table-cell>
          <table:table-cell table:style-name="ce183" office:value-type="float" office:value="49.9090423584">
            <text:p>49.91</text:p>
          </table:table-cell>
          <table:table-cell table:style-name="ce183" office:value-type="float" office:value="35.5199393501">
            <text:p>35.52</text:p>
          </table:table-cell>
          <table:table-cell table:style-name="ce190" office:value-type="float" office:value="34.4282264709">
            <text:p>34.43</text:p>
          </table:table-cell>
          <table:table-cell table:style-name="ce183" office:value-type="float" office:value="21.8409194946">
            <text:p>21.84</text:p>
          </table:table-cell>
          <table:table-cell table:style-name="ce183" office:value-type="float" office:value="50.3354721069">
            <text:p>50.34</text:p>
          </table:table-cell>
          <table:table-cell table:style-name="ce183" office:value-type="float" office:value="35.7408412312">
            <text:p>35.74</text:p>
          </table:table-cell>
          <table:table-cell table:style-name="ce183" office:value-type="float" office:value="34.0641937256">
            <text:p>34.06</text:p>
          </table:table-cell>
          <table:table-cell table:style-name="ce177" office:value-type="float" office:value="21.4642181396">
            <text:p>21.46</text:p>
          </table:table-cell>
          <table:table-cell table:style-name="ce183" office:value-type="float" office:value="67.04347229">
            <text:p>67.04</text:p>
          </table:table-cell>
          <table:table-cell table:style-name="ce183" office:value-type="float" office:value="35.0561362573">
            <text:p>35.06</text:p>
          </table:table-cell>
          <table:table-cell table:style-name="ce190" office:value-type="float" office:value="32.8607940674">
            <text:p>32.86</text:p>
          </table:table-cell>
          <table:table-cell table:style-name="ce183" office:value-type="float" office:value="22.2982082367">
            <text:p>22.30</text:p>
          </table:table-cell>
          <table:table-cell table:style-name="ce183" office:value-type="float" office:value="49.2293701172">
            <text:p>49.23</text:p>
          </table:table-cell>
          <table:table-cell table:style-name="ce183" office:value-type="float" office:value="35.2349113484">
            <text:p>35.23</text:p>
          </table:table-cell>
          <table:table-cell table:style-name="ce183" office:value-type="float" office:value="33.5625076294">
            <text:p>33.56</text:p>
          </table:table-cell>
          <table:table-cell table:style-name="ce177" office:value-type="float" office:value="21.9830341339">
            <text:p>21.98</text:p>
          </table:table-cell>
          <table:table-cell table:style-name="ce183" office:value-type="float" office:value="48.6933135986">
            <text:p>48.69</text:p>
          </table:table-cell>
          <table:table-cell table:style-name="ce183" office:value-type="float" office:value="34.1784503887">
            <text:p>34.18</text:p>
          </table:table-cell>
          <table:table-cell table:style-name="ce190" office:value-type="float" office:value="33.0312194824">
            <text:p>33.03</text:p>
          </table:table-cell>
          <table:table-cell table:style-name="ce183" office:value-type="float" office:value="23.0099010468">
            <text:p>23.01</text:p>
          </table:table-cell>
          <table:table-cell table:style-name="ce183" office:value-type="float" office:value="50.3396072388">
            <text:p>50.34</text:p>
          </table:table-cell>
          <table:table-cell table:style-name="ce183" office:value-type="float" office:value="35.7227072052">
            <text:p>35.72</text:p>
          </table:table-cell>
          <table:table-cell table:style-name="ce183" office:value-type="float" office:value="34.5148658752">
            <text:p>34.51</text:p>
          </table:table-cell>
          <table:table-cell table:style-name="ce177" office:value-type="float" office:value="21.6544342041">
            <text:p>21.65</text:p>
          </table:table-cell>
          <table:table-cell table:style-name="ce183" office:value-type="float" office:value="49.9051361084">
            <text:p>49.91</text:p>
          </table:table-cell>
          <table:table-cell table:style-name="ce183" office:value-type="float" office:value="35.861770637">
            <text:p>35.86</text:p>
          </table:table-cell>
          <table:table-cell table:style-name="ce190" office:value-type="float" office:value="34.360118866">
            <text:p>34.36</text:p>
          </table:table-cell>
          <table:table-cell table:style-name="ce183" office:value-type="float" office:value="21.3857860565">
            <text:p>21.39</text:p>
          </table:table-cell>
          <table:table-cell table:style-name="ce183" office:value-type="float" office:value="48.8511734009">
            <text:p>48.85</text:p>
          </table:table-cell>
          <table:table-cell table:style-name="ce183" office:value-type="float" office:value="35.998128111">
            <text:p>36.00</text:p>
          </table:table-cell>
          <table:table-cell table:style-name="ce183" office:value-type="float" office:value="34.204044342">
            <text:p>34.20</text:p>
          </table:table-cell>
          <table:table-cell table:style-name="ce177" office:value-type="float" office:value="22.11277771">
            <text:p>22.11</text:p>
          </table:table-cell>
          <table:table-cell table:style-name="ce183" office:value-type="float" office:value="47.8770980835">
            <text:p>47.88</text:p>
          </table:table-cell>
          <table:table-cell table:style-name="ce183" office:value-type="float" office:value="34.1428571">
            <text:p>34.14</text:p>
          </table:table-cell>
          <table:table-cell table:style-name="ce190" office:value-type="float" office:value="33.3501739502">
            <text:p>33.35</text:p>
          </table:table-cell>
          <table:table-cell table:style-name="ce180" table:number-columns-repeated="3"/>
          <table:table-cell table:style-name="ce187"/>
        </table:table-row>
        <table:table-row table:style-name="ro1">
          <table:table-cell table:number-columns-repeated="49"/>
        </table:table-row>
        <table:table-row table:style-name="ro1">
          <table:table-cell table:style-name="ce167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8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8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4">
          <table:table-cell table:style-name="ce199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LAS: (x1,y1,x1) and LPS(x1,128-y1, z1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Because the dimension of head is (128,128,70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Radius = 2 in native voxel and should be 4 in MNI<text:span text:style-name="T1"> </text:span><text:span text:style-name="T1">(beca</text:span><text:span text:style-name="T1">use </text:span><text:span text:style-name="T1">the </text:span><text:span text:style-name="T1">voxel </text:span><text:span text:style-name="T1">size </text:span><text:span text:style-name="T1">in </text:span><text:span text:style-name="T1">native </text:span><text:span text:style-name="T1">is </text:span><text:span text:style-name="T1">2x2x2</text:span><text:span text:style-name="T1">, </text:span><text:span text:style-name="T1">while </text:span><text:span text:style-name="T1">in MNI </text:span><text:span text:style-name="T1">is </text:span><text:span text:style-name="T1">1x1x1</text:span><text:span text:style-name="T1">)</text:span>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7">
          <table:table-cell table:style-name="ce25" office:value-type="string">
            <text:p>LPS</text:p>
          </table:table-cell>
          <table:table-cell table:number-columns-repeated="2"/>
          <table:table-cell table:style-name="ce233" office:value-type="string" table:number-columns-spanned="3" table:number-rows-spanned="1">
            <text:p>ROI 1 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ROI 2 (native voxel)</text:p>
          </table:table-cell>
          <table:covered-table-cell table:style-name="ce246"/>
          <table:covered-table-cell table:style-name="ce247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5"/>
          <table:table-cell table:style-name="ce25" office:value-type="string">
            <text:p>LPS</text:p>
          </table:table-cell>
          <table:table-cell table:number-columns-repeated="2"/>
          <table:table-cell table:style-name="ce253" office:value-type="string" table:number-columns-spanned="3" table:number-rows-spanned="1">
            <text:p>ROI1 (native voxel)</text:p>
          </table:table-cell>
          <table:covered-table-cell table:number-columns-repeated="2" table:style-name="ce25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61" office:value-type="string" table:number-columns-spanned="3" table:number-rows-spanned="1">
            <text:p>ROI2 (native)</text:p>
          </table:table-cell>
          <table:covered-table-cell table:number-columns-repeated="2" table:style-name="ce261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4"/>
        </table:table-row>
        <table:table-row table:style-name="ro14">
          <table:table-cell table:number-columns-repeated="3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8"/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262" office:value-type="string">
            <text:p>x</text:p>
          </table:table-cell>
          <table:table-cell table:style-name="ce262" office:value-type="string">
            <text:p>y</text:p>
          </table:table-cell>
          <table:table-cell table:style-name="ce262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office:value-type="float" office:value="67">
            <text:p>67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8.62874">
            <text:p>8.62874</text:p>
          </table:table-cell>
          <table:table-cell table:style-name="ce77" office:value-type="float" office:value="-9.41393">
            <text:p>-9.41393</text:p>
          </table:table-cell>
          <table:table-cell table:style-name="ce77" office:value-type="float" office:value="-24.2606">
            <text:p>-24.2606</text:p>
          </table:table-cell>
          <table:table-cell table:style-name="ce77" office:value-type="float" office:value="81.3713">
            <text:p>81.3713</text:p>
          </table:table-cell>
          <table:table-cell table:style-name="ce77" office:value-type="float" office:value="116.586">
            <text:p>116.586</text:p>
          </table:table-cell>
          <table:table-cell table:style-name="ce77" office:value-type="float" office:value="47.7394">
            <text:p>47.7394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19.0414">
            <text:p>19.0414</text:p>
          </table:table-cell>
          <table:table-cell table:style-name="ce98" office:value-type="float" office:value="-3.57136">
            <text:p>-3.57136</text:p>
          </table:table-cell>
          <table:table-cell table:style-name="ce98" office:value-type="float" office:value="14.6015">
            <text:p>14.6015</text:p>
          </table:table-cell>
          <table:table-cell table:style-name="ce98" office:value-type="float" office:value="70.9586">
            <text:p>70.9586</text:p>
          </table:table-cell>
          <table:table-cell table:style-name="ce98" office:value-type="float" office:value="122.429">
            <text:p>122.429</text:p>
          </table:table-cell>
          <table:table-cell table:style-name="ce98" office:value-type="float" office:value="86.6015">
            <text:p>86.6015</text:p>
          </table:table-cell>
          <table:table-cell table:number-columns-repeated="5"/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5">
            <text:p>75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5">
            <text:p>65</text:p>
          </table:table-cell>
          <table:table-cell table:style-name="ce234" office:value-type="float" office:value="23">
            <text:p>23</text:p>
          </table:table-cell>
          <table:table-cell table:style-name="ce77" office:value-type="float" office:value="6.1493">
            <text:p>6.1493</text:p>
          </table:table-cell>
          <table:table-cell table:style-name="ce77" office:value-type="float" office:value="-14.9657">
            <text:p>-14.9657</text:p>
          </table:table-cell>
          <table:table-cell table:style-name="ce77" office:value-type="float" office:value="-17.0077">
            <text:p>-17.0077</text:p>
          </table:table-cell>
          <table:table-cell table:style-name="ce77" office:value-type="float" office:value="83.8507">
            <text:p>83.8507</text:p>
          </table:table-cell>
          <table:table-cell table:style-name="ce77" office:value-type="float" office:value="111.034">
            <text:p>111.034</text:p>
          </table:table-cell>
          <table:table-cell table:style-name="ce77" office:value-type="float" office:value="54.9923">
            <text:p>54.9923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1829">
            <text:p>21.1829</text:p>
          </table:table-cell>
          <table:table-cell table:style-name="ce98" office:value-type="float" office:value="-5.38302">
            <text:p>-5.38302</text:p>
          </table:table-cell>
          <table:table-cell table:style-name="ce98" office:value-type="float" office:value="15.2539">
            <text:p>15.2539</text:p>
          </table:table-cell>
          <table:table-cell table:style-name="ce98" office:value-type="float" office:value="68.8171">
            <text:p>68.8171</text:p>
          </table:table-cell>
          <table:table-cell table:style-name="ce98" office:value-type="float" office:value="120.617">
            <text:p>120.617</text:p>
          </table:table-cell>
          <table:table-cell table:style-name="ce98" office:value-type="float" office:value="87.2539">
            <text:p>87.2539</text:p>
          </table:table-cell>
          <table:table-cell table:number-columns-repeated="5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3">
            <text:p>23</text:p>
          </table:table-cell>
          <table:table-cell table:style-name="ce259" table:number-columns-repeated="6"/>
          <table:table-cell table:style-name="ce263" office:value-type="float" office:value="75">
            <text:p>75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20">
            <text:p>20</text:p>
          </table:table-cell>
          <table:table-cell table:style-name="ce77" office:value-type="float" office:value="9.66368">
            <text:p>9.66368</text:p>
          </table:table-cell>
          <table:table-cell table:style-name="ce77" office:value-type="float" office:value="-13.2517">
            <text:p>-13.2517</text:p>
          </table:table-cell>
          <table:table-cell table:style-name="ce77" office:value-type="float" office:value="-21.209">
            <text:p>-21.209</text:p>
          </table:table-cell>
          <table:table-cell table:style-name="ce77" office:value-type="float" office:value="80.3363">
            <text:p>80.3363</text:p>
          </table:table-cell>
          <table:table-cell table:style-name="ce77" office:value-type="float" office:value="112.748">
            <text:p>112.748</text:p>
          </table:table-cell>
          <table:table-cell table:style-name="ce77" office:value-type="float" office:value="50.791">
            <text:p>50.791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5">
            <text:p>65</text:p>
          </table:table-cell>
          <table:table-cell table:style-name="ce243" office:value-type="float" office:value="38">
            <text:p>38</text:p>
          </table:table-cell>
          <table:table-cell table:style-name="ce98" office:value-type="float" office:value="21.6034">
            <text:p>21.6034</text:p>
          </table:table-cell>
          <table:table-cell table:style-name="ce98" office:value-type="float" office:value="-9.8891">
            <text:p>-9.8891</text:p>
          </table:table-cell>
          <table:table-cell table:style-name="ce98" office:value-type="float" office:value="14.3478">
            <text:p>14.3478</text:p>
          </table:table-cell>
          <table:table-cell table:style-name="ce98" office:value-type="float" office:value="68.3966">
            <text:p>68.3966</text:p>
          </table:table-cell>
          <table:table-cell table:style-name="ce98" office:value-type="float" office:value="116.111">
            <text:p>116.111</text:p>
          </table:table-cell>
          <table:table-cell table:style-name="ce98" office:value-type="float" office:value="86.3478">
            <text:p>86.3478</text:p>
          </table:table-cell>
          <table:table-cell table:number-columns-repeated="5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20">
            <text:p>20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4">
            <text:p>14</text:p>
          </table:table-cell>
          <table:table-cell table:style-name="ce77" office:value-type="float" office:value="4.77806">
            <text:p>4.77806</text:p>
          </table:table-cell>
          <table:table-cell table:style-name="ce77" office:value-type="float" office:value="-4.03347">
            <text:p>-4.03347</text:p>
          </table:table-cell>
          <table:table-cell table:style-name="ce77" office:value-type="float" office:value="-31.1325">
            <text:p>-31.1325</text:p>
          </table:table-cell>
          <table:table-cell table:style-name="ce77" office:value-type="float" office:value="85.2219">
            <text:p>85.2219</text:p>
          </table:table-cell>
          <table:table-cell table:style-name="ce77" office:value-type="float" office:value="121.967">
            <text:p>121.967</text:p>
          </table:table-cell>
          <table:table-cell table:style-name="ce77" office:value-type="float" office:value="40.8675">
            <text:p>40.8675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36">
            <text:p>36</text:p>
          </table:table-cell>
          <table:table-cell table:style-name="ce98" office:value-type="float" office:value="19.6632">
            <text:p>19.6632</text:p>
          </table:table-cell>
          <table:table-cell table:style-name="ce98" office:value-type="float" office:value="3.09118">
            <text:p>3.09118</text:p>
          </table:table-cell>
          <table:table-cell table:style-name="ce98" office:value-type="float" office:value="13.7962">
            <text:p>13.7962</text:p>
          </table:table-cell>
          <table:table-cell table:style-name="ce98" office:value-type="float" office:value="70.3368">
            <text:p>70.3368</text:p>
          </table:table-cell>
          <table:table-cell table:style-name="ce98" office:value-type="float" office:value="129.091">
            <text:p>129.091</text:p>
          </table:table-cell>
          <table:table-cell table:style-name="ce98" office:value-type="float" office:value="85.7962">
            <text:p>85.7962</text:p>
          </table:table-cell>
          <table:table-cell table:number-columns-repeated="5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4">
            <text:p>14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6">
            <text:p>36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4.75283">
            <text:p>4.75283</text:p>
          </table:table-cell>
          <table:table-cell table:style-name="ce77" office:value-type="float" office:value="-28.9714">
            <text:p>-28.9714</text:p>
          </table:table-cell>
          <table:table-cell table:style-name="ce77" office:value-type="float" office:value="-26.1153">
            <text:p>-26.1153</text:p>
          </table:table-cell>
          <table:table-cell table:style-name="ce77" office:value-type="float" office:value="85.2472">
            <text:p>85.2472</text:p>
          </table:table-cell>
          <table:table-cell table:style-name="ce77" office:value-type="float" office:value="97.0286">
            <text:p>97.0286</text:p>
          </table:table-cell>
          <table:table-cell table:style-name="ce77" office:value-type="float" office:value="45.8847">
            <text:p>45.8847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0.9713">
            <text:p>20.9713</text:p>
          </table:table-cell>
          <table:table-cell table:style-name="ce98" office:value-type="float" office:value="-21.4114">
            <text:p>-21.4114</text:p>
          </table:table-cell>
          <table:table-cell table:style-name="ce98" office:value-type="float" office:value="17.7547">
            <text:p>17.7547</text:p>
          </table:table-cell>
          <table:table-cell table:style-name="ce98" office:value-type="float" office:value="69.0287">
            <text:p>69.0287</text:p>
          </table:table-cell>
          <table:table-cell table:style-name="ce98" office:value-type="float" office:value="104.589">
            <text:p>104.589</text:p>
          </table:table-cell>
          <table:table-cell table:style-name="ce98" office:value-type="float" office:value="89.7547">
            <text:p>89.7547</text:p>
          </table:table-cell>
          <table:table-cell table:number-columns-repeated="5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2">
            <text:p>62</text:p>
          </table:table-cell>
          <table:table-cell table:style-name="ce255" office:value-type="float" office:value="17">
            <text:p>17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3">
            <text:p>63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5.04659">
            <text:p>5.04659</text:p>
          </table:table-cell>
          <table:table-cell table:style-name="ce77" office:value-type="float" office:value="-6.50777">
            <text:p>-6.50777</text:p>
          </table:table-cell>
          <table:table-cell table:style-name="ce77" office:value-type="float" office:value="-25.4048">
            <text:p>-25.4048</text:p>
          </table:table-cell>
          <table:table-cell table:style-name="ce77" office:value-type="float" office:value="84.9534">
            <text:p>84.9534</text:p>
          </table:table-cell>
          <table:table-cell table:style-name="ce77" office:value-type="float" office:value="119.492">
            <text:p>119.492</text:p>
          </table:table-cell>
          <table:table-cell table:style-name="ce77" office:value-type="float" office:value="46.5952">
            <text:p>46.5952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17.7666">
            <text:p>17.7666</text:p>
          </table:table-cell>
          <table:table-cell table:style-name="ce98" office:value-type="float" office:value="4.79244">
            <text:p>4.79244</text:p>
          </table:table-cell>
          <table:table-cell table:style-name="ce98" office:value-type="float" office:value="11.532">
            <text:p>11.532</text:p>
          </table:table-cell>
          <table:table-cell table:style-name="ce98" office:value-type="float" office:value="72.2334">
            <text:p>72.2334</text:p>
          </table:table-cell>
          <table:table-cell table:style-name="ce98" office:value-type="float" office:value="130.792">
            <text:p>130.792</text:p>
          </table:table-cell>
          <table:table-cell table:style-name="ce98" office:value-type="float" office:value="83.532">
            <text:p>83.532</text:p>
          </table:table-cell>
          <table:table-cell table:number-columns-repeated="5"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70">
            <text:p>70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6">
            <text:p>16</text:p>
          </table:table-cell>
          <table:table-cell table:style-name="ce77" office:value-type="float" office:value="2.468">
            <text:p>2.468</text:p>
          </table:table-cell>
          <table:table-cell table:style-name="ce77" office:value-type="float" office:value="-5.73293">
            <text:p>-5.73293</text:p>
          </table:table-cell>
          <table:table-cell table:style-name="ce77" office:value-type="float" office:value="-26.9222">
            <text:p>-26.9222</text:p>
          </table:table-cell>
          <table:table-cell table:style-name="ce77" office:value-type="float" office:value="87.532">
            <text:p>87.532</text:p>
          </table:table-cell>
          <table:table-cell table:style-name="ce77" office:value-type="float" office:value="120.267">
            <text:p>120.267</text:p>
          </table:table-cell>
          <table:table-cell table:style-name="ce77" office:value-type="float" office:value="45.0778">
            <text:p>45.0778</text:p>
          </table:table-cell>
          <table:table-cell table:style-name="ce244" office:value-type="float" office:value="54">
            <text:p>54</text:p>
          </table:table-cell>
          <table:table-cell table:style-name="ce243" office:value-type="float" office:value="68">
            <text:p>68</text:p>
          </table:table-cell>
          <table:table-cell table:style-name="ce248" office:value-type="float" office:value="35">
            <text:p>35</text:p>
          </table:table-cell>
          <table:table-cell table:style-name="ce251" office:value-type="float" office:value="19.8247">
            <text:p>19.8247</text:p>
          </table:table-cell>
          <table:table-cell table:style-name="ce98" office:value-type="float" office:value="0.969612">
            <text:p>0.969612</text:p>
          </table:table-cell>
          <table:table-cell table:style-name="ce107" office:value-type="float" office:value="9.93099">
            <text:p>9.93099</text:p>
          </table:table-cell>
          <table:table-cell table:style-name="ce99" office:value-type="float" office:value="70.1753">
            <text:p>70.1753</text:p>
          </table:table-cell>
          <table:table-cell table:style-name="ce98" office:value-type="float" office:value="126.97">
            <text:p>126.97</text:p>
          </table:table-cell>
          <table:table-cell table:style-name="ce107" office:value-type="float" office:value="81.931">
            <text:p>81.931</text:p>
          </table:table-cell>
          <table:table-cell table:number-columns-repeated="5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6">
            <text:p>16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5">
            <text:p>65</text:p>
          </table:table-cell>
          <table:table-cell table:style-name="ce263" office:value-type="float" office:value="37">
            <text:p>37</text:p>
          </table:table-cell>
          <table:table-cell table:style-name="ce266"/>
          <table:table-cell table:style-name="ce265"/>
          <table:table-cell table:style-name="ce268"/>
          <table:table-cell table:style-name="ce269"/>
          <table:table-cell table:style-name="ce265"/>
          <table:table-cell table:style-name="ce107"/>
          <table:table-cell table:number-columns-repeated="4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22">
            <text:p>22</text:p>
          </table:table-cell>
          <table:table-cell table:style-name="ce77" office:value-type="float" office:value="8.09244">
            <text:p>8.09244</text:p>
          </table:table-cell>
          <table:table-cell table:style-name="ce77" office:value-type="float" office:value="-12.48">
            <text:p>-12.48</text:p>
          </table:table-cell>
          <table:table-cell table:style-name="ce77" office:value-type="float" office:value="-19.6686">
            <text:p>-19.6686</text:p>
          </table:table-cell>
          <table:table-cell table:style-name="ce77" office:value-type="float" office:value="81.9076">
            <text:p>81.9076</text:p>
          </table:table-cell>
          <table:table-cell table:style-name="ce77" office:value-type="float" office:value="113.52">
            <text:p>113.52</text:p>
          </table:table-cell>
          <table:table-cell table:style-name="ce77" office:value-type="float" office:value="52.3314">
            <text:p>52.3314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19.4842">
            <text:p>19.4842</text:p>
          </table:table-cell>
          <table:table-cell table:style-name="ce98" office:value-type="float" office:value="-2.69769">
            <text:p>-2.69769</text:p>
          </table:table-cell>
          <table:table-cell table:style-name="ce98" office:value-type="float" office:value="15.5083">
            <text:p>15.5083</text:p>
          </table:table-cell>
          <table:table-cell table:style-name="ce98" office:value-type="float" office:value="70.5158">
            <text:p>70.5158</text:p>
          </table:table-cell>
          <table:table-cell table:style-name="ce98" office:value-type="float" office:value="123.302">
            <text:p>123.302</text:p>
          </table:table-cell>
          <table:table-cell table:style-name="ce98" office:value-type="float" office:value="87.5083">
            <text:p>87.5083</text:p>
          </table:table-cell>
          <table:table-cell table:number-columns-repeated="5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22">
            <text:p>22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19">
            <text:p>19</text:p>
          </table:table-cell>
          <table:table-cell table:style-name="ce77" office:value-type="float" office:value="5.84651">
            <text:p>5.84651</text:p>
          </table:table-cell>
          <table:table-cell table:style-name="ce77" office:value-type="float" office:value="-4.36627">
            <text:p>-4.36627</text:p>
          </table:table-cell>
          <table:table-cell table:style-name="ce77" office:value-type="float" office:value="-25.1219">
            <text:p>-25.1219</text:p>
          </table:table-cell>
          <table:table-cell table:style-name="ce77" office:value-type="float" office:value="84.1535">
            <text:p>84.1535</text:p>
          </table:table-cell>
          <table:table-cell table:style-name="ce77" office:value-type="float" office:value="121.634">
            <text:p>121.634</text:p>
          </table:table-cell>
          <table:table-cell table:style-name="ce77" office:value-type="float" office:value="46.8781">
            <text:p>46.8781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71">
            <text:p>7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6349">
            <text:p>21.6349</text:p>
          </table:table-cell>
          <table:table-cell table:style-name="ce98" office:value-type="float" office:value="9.98443">
            <text:p>9.98443</text:p>
          </table:table-cell>
          <table:table-cell table:style-name="ce98" office:value-type="float" office:value="14.5165">
            <text:p>14.5165</text:p>
          </table:table-cell>
          <table:table-cell table:style-name="ce98" office:value-type="float" office:value="68.3651">
            <text:p>68.3651</text:p>
          </table:table-cell>
          <table:table-cell table:style-name="ce98" office:value-type="float" office:value="135.984">
            <text:p>135.984</text:p>
          </table:table-cell>
          <table:table-cell table:style-name="ce98" office:value-type="float" office:value="86.5165">
            <text:p>86.5165</text:p>
          </table:table-cell>
          <table:table-cell table:number-columns-repeated="5"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9">
            <text:p>19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5">
            <text:p>65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2.83449">
            <text:p>2.83449</text:p>
          </table:table-cell>
          <table:table-cell table:style-name="ce77" office:value-type="float" office:value="-18.3056">
            <text:p>-18.3056</text:p>
          </table:table-cell>
          <table:table-cell table:style-name="ce77" office:value-type="float" office:value="-22.5702">
            <text:p>-22.5702</text:p>
          </table:table-cell>
          <table:table-cell table:style-name="ce77" office:value-type="float" office:value="87.1655">
            <text:p>87.1655</text:p>
          </table:table-cell>
          <table:table-cell table:style-name="ce77" office:value-type="float" office:value="107.694">
            <text:p>107.694</text:p>
          </table:table-cell>
          <table:table-cell table:style-name="ce77" office:value-type="float" office:value="49.4298">
            <text:p>49.4298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8">
            <text:p>68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0729">
            <text:p>20.0729</text:p>
          </table:table-cell>
          <table:table-cell table:style-name="ce98" office:value-type="float" office:value="-2.4762">
            <text:p>-2.4762</text:p>
          </table:table-cell>
          <table:table-cell table:style-name="ce98" office:value-type="float" office:value="13.8269">
            <text:p>13.8269</text:p>
          </table:table-cell>
          <table:table-cell table:style-name="ce98" office:value-type="float" office:value="69.9271">
            <text:p>69.9271</text:p>
          </table:table-cell>
          <table:table-cell table:style-name="ce98" office:value-type="float" office:value="123.524">
            <text:p>123.524</text:p>
          </table:table-cell>
          <table:table-cell table:style-name="ce98" office:value-type="float" office:value="85.8269">
            <text:p>85.8269</text:p>
          </table:table-cell>
          <table:table-cell table:number-columns-repeated="5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7">
            <text:p>77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4.69006">
            <text:p>4.69006</text:p>
          </table:table-cell>
          <table:table-cell table:style-name="ce77" office:value-type="float" office:value="-14.1204">
            <text:p>-14.1204</text:p>
          </table:table-cell>
          <table:table-cell table:style-name="ce77" office:value-type="float" office:value="-30.7804">
            <text:p>-30.7804</text:p>
          </table:table-cell>
          <table:table-cell table:style-name="ce77" office:value-type="float" office:value="85.3099">
            <text:p>85.3099</text:p>
          </table:table-cell>
          <table:table-cell table:style-name="ce77" office:value-type="float" office:value="111.88">
            <text:p>111.88</text:p>
          </table:table-cell>
          <table:table-cell table:style-name="ce77" office:value-type="float" office:value="41.2196">
            <text:p>41.2196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0.7944">
            <text:p>20.7944</text:p>
          </table:table-cell>
          <table:table-cell table:style-name="ce98" office:value-type="float" office:value="-4.30026">
            <text:p>-4.30026</text:p>
          </table:table-cell>
          <table:table-cell table:style-name="ce98" office:value-type="float" office:value="12.3812">
            <text:p>12.3812</text:p>
          </table:table-cell>
          <table:table-cell table:style-name="ce98" office:value-type="float" office:value="69.2056">
            <text:p>69.2056</text:p>
          </table:table-cell>
          <table:table-cell table:style-name="ce98" office:value-type="float" office:value="121.7">
            <text:p>121.7</text:p>
          </table:table-cell>
          <table:table-cell table:style-name="ce98" office:value-type="float" office:value="84.3812">
            <text:p>84.3812</text:p>
          </table:table-cell>
          <table:table-cell table:number-columns-repeated="5"/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17">
            <text:p>17</text:p>
          </table:table-cell>
          <table:table-cell table:style-name="ce259" table:number-columns-repeated="6"/>
          <table:table-cell table:style-name="ce263" office:value-type="float" office:value="78">
            <text:p>78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R</text:p>
          </table:table-cell>
          <table:table-cell table:style-name="ce235" office:value-type="float" office:value="60">
            <text:p>60</text:p>
          </table:table-cell>
          <table:table-cell table:style-name="ce235" office:value-type="float" office:value="71">
            <text:p>71</text:p>
          </table:table-cell>
          <table:table-cell table:style-name="ce235" office:value-type="float" office:value="19">
            <text:p>19</text:p>
          </table:table-cell>
          <table:table-cell table:style-name="ce78" office:value-type="float" office:value="7.01227">
            <text:p>7.01227</text:p>
          </table:table-cell>
          <table:table-cell table:style-name="ce78" office:value-type="float" office:value="2.70327">
            <text:p>2.70327</text:p>
          </table:table-cell>
          <table:table-cell table:style-name="ce78" office:value-type="float" office:value="-27.7935">
            <text:p>-27.7935</text:p>
          </table:table-cell>
          <table:table-cell table:style-name="ce78" office:value-type="float" office:value="82.9877">
            <text:p>82.9877</text:p>
          </table:table-cell>
          <table:table-cell table:style-name="ce78" office:value-type="float" office:value="128.703">
            <text:p>128.703</text:p>
          </table:table-cell>
          <table:table-cell table:style-name="ce78" office:value-type="float" office:value="44.2065">
            <text:p>44.2065</text:p>
          </table:table-cell>
          <table:table-cell table:style-name="ce245" office:value-type="float" office:value="54">
            <text:p>54</text:p>
          </table:table-cell>
          <table:table-cell table:style-name="ce245" office:value-type="float" office:value="71">
            <text:p>71</text:p>
          </table:table-cell>
          <table:table-cell table:style-name="ce245" office:value-type="float" office:value="39">
            <text:p>39</text:p>
          </table:table-cell>
          <table:table-cell table:style-name="ce100" office:value-type="float" office:value="19.0292">
            <text:p>19.0292</text:p>
          </table:table-cell>
          <table:table-cell table:style-name="ce100" office:value-type="float" office:value="10.7559">
            <text:p>10.7559</text:p>
          </table:table-cell>
          <table:table-cell table:style-name="ce100" office:value-type="float" office:value="12.6319">
            <text:p>12.6319</text:p>
          </table:table-cell>
          <table:table-cell table:style-name="ce100" office:value-type="float" office:value="70.9708">
            <text:p>70.9708</text:p>
          </table:table-cell>
          <table:table-cell table:style-name="ce100" office:value-type="float" office:value="136.756">
            <text:p>136.756</text:p>
          </table:table-cell>
          <table:table-cell table:style-name="ce100" office:value-type="float" office:value="84.6319">
            <text:p>84.6319</text:p>
          </table:table-cell>
          <table:table-cell table:number-columns-repeated="5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L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19">
            <text:p>19</text:p>
          </table:table-cell>
          <table:table-cell table:style-name="ce260" table:number-columns-repeated="6"/>
          <table:table-cell table:style-name="ce263" office:value-type="float" office:value="74">
            <text:p>74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267" table:number-columns-repeated="5"/>
          <table:table-cell table:style-name="ce100"/>
          <table:table-cell table:number-columns-repeated="4"/>
        </table:table-row>
        <table:table-row table:style-name="ro1">
          <table:table-cell table:number-columns-repeated="29"/>
          <table:table-cell table:style-name="ce256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56" table:number-columns-repeated="17"/>
          <table:table-cell table:number-columns-repeated="5"/>
        </table:table-row>
        <table:table-row table:style-name="ro17">
          <table:table-cell table:style-name="ce25" office:value-type="string">
            <text:p>LAS</text:p>
          </table:table-cell>
          <table:table-cell table:number-columns-repeated="2"/>
          <table:table-cell table:style-name="ce233" office:value-type="string" table:number-columns-spanned="3" table:number-rows-spanned="1">
            <text:p>ROI 1 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ROI 2 (native voxel)</text:p>
          </table:table-cell>
          <table:covered-table-cell table:style-name="ce246"/>
          <table:covered-table-cell table:style-name="ce247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5"/>
          <table:table-cell table:style-name="ce25" office:value-type="string">
            <text:p>LAS</text:p>
          </table:table-cell>
          <table:table-cell table:number-columns-repeated="2"/>
          <table:table-cell table:style-name="ce253" office:value-type="string" table:number-columns-spanned="3" table:number-rows-spanned="1">
            <text:p>ROI1 (native voxel)</text:p>
          </table:table-cell>
          <table:covered-table-cell table:number-columns-repeated="2" table:style-name="ce25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61" office:value-type="string" table:number-columns-spanned="3" table:number-rows-spanned="1">
            <text:p>ROI2 (native)</text:p>
          </table:table-cell>
          <table:covered-table-cell table:number-columns-repeated="2" table:style-name="ce261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4"/>
        </table:table-row>
        <table:table-row table:style-name="ro14">
          <table:table-cell table:number-columns-repeated="3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8"/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262" office:value-type="string">
            <text:p>x</text:p>
          </table:table-cell>
          <table:table-cell table:style-name="ce262" office:value-type="string">
            <text:p>y</text:p>
          </table:table-cell>
          <table:table-cell table:style-name="ce262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table:formula="of:=128-[.E8]" office:value-type="float" office:value="61">
            <text:p>61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9.5151">
            <text:p>9.5151</text:p>
          </table:table-cell>
          <table:table-cell table:style-name="ce77" office:value-type="float" office:value="-21.6881">
            <text:p>-21.6881</text:p>
          </table:table-cell>
          <table:table-cell table:style-name="ce77" office:value-type="float" office:value="-23.5397">
            <text:p>-23.5397</text:p>
          </table:table-cell>
          <table:table-cell table:style-name="ce77" office:value-type="float" office:value="80.4849">
            <text:p>80.4849</text:p>
          </table:table-cell>
          <table:table-cell table:style-name="ce77" office:value-type="float" office:value="104.312">
            <text:p>104.312</text:p>
          </table:table-cell>
          <table:table-cell table:style-name="ce77" office:value-type="float" office:value="48.4603">
            <text:p>48.4603</text:p>
          </table:table-cell>
          <table:table-cell table:style-name="ce243" office:value-type="float" office:value="54">
            <text:p>54</text:p>
          </table:table-cell>
          <table:table-cell table:style-name="ce243" table:formula="of:=128-[.N8]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19.9277">
            <text:p>19.9277</text:p>
          </table:table-cell>
          <table:table-cell table:style-name="ce98" office:value-type="float" office:value="-15.8455">
            <text:p>-15.8455</text:p>
          </table:table-cell>
          <table:table-cell table:style-name="ce98" office:value-type="float" office:value="15.3224">
            <text:p>15.3224</text:p>
          </table:table-cell>
          <table:table-cell table:style-name="ce98" office:value-type="float" office:value="70.0723">
            <text:p>70.0723</text:p>
          </table:table-cell>
          <table:table-cell table:style-name="ce98" office:value-type="float" office:value="110.154">
            <text:p>110.154</text:p>
          </table:table-cell>
          <table:table-cell table:style-name="ce98" office:value-type="float" office:value="87.3224">
            <text:p>87.3224</text:p>
          </table:table-cell>
          <table:table-cell table:number-columns-repeated="5"/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8]" office:value-type="float" office:value="61">
            <text:p>61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10.3412">
            <text:p>-10.3412</text:p>
          </table:table-cell>
          <table:table-cell table:style-name="ce259" office:value-type="float" office:value="-21.6062">
            <text:p>-21.6062</text:p>
          </table:table-cell>
          <table:table-cell table:style-name="ce259" office:value-type="float" office:value="-24.2413">
            <text:p>-24.2413</text:p>
          </table:table-cell>
          <table:table-cell table:style-name="ce259" office:value-type="float" office:value="100.341">
            <text:p>100.341</text:p>
          </table:table-cell>
          <table:table-cell table:style-name="ce259" office:value-type="float" office:value="104.394">
            <text:p>104.394</text:p>
          </table:table-cell>
          <table:table-cell table:style-name="ce259" office:value-type="float" office:value="47.7587">
            <text:p>47.7587</text:p>
          </table:table-cell>
          <table:table-cell table:style-name="ce263" office:value-type="float" office:value="75">
            <text:p>75</text:p>
          </table:table-cell>
          <table:table-cell table:style-name="ce263" table:formula="of:=128-[.AN8]" office:value-type="float" office:value="61">
            <text:p>61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1.7706">
            <text:p>-21.7706</text:p>
          </table:table-cell>
          <table:table-cell table:style-name="ce265" office:value-type="float" office:value="-15.6736">
            <text:p>-15.6736</text:p>
          </table:table-cell>
          <table:table-cell table:style-name="ce265" office:value-type="float" office:value="13.849">
            <text:p>13.849</text:p>
          </table:table-cell>
          <table:table-cell table:style-name="ce265" office:value-type="float" office:value="111.771">
            <text:p>111.771</text:p>
          </table:table-cell>
          <table:table-cell table:style-name="ce265" office:value-type="float" office:value="110.326">
            <text:p>110.326</text:p>
          </table:table-cell>
          <table:table-cell table:style-name="ce98" office:value-type="float" office:value="85.849">
            <text:p>85.849</text:p>
          </table:table-cell>
          <table:table-cell table:number-columns-repeated="4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9]" office:value-type="float" office:value="63">
            <text:p>63</text:p>
          </table:table-cell>
          <table:table-cell table:style-name="ce234" office:value-type="float" office:value="23">
            <text:p>23</text:p>
          </table:table-cell>
          <table:table-cell table:style-name="ce77" office:value-type="float" office:value="7.09124">
            <text:p>7.09124</text:p>
          </table:table-cell>
          <table:table-cell table:style-name="ce77" office:value-type="float" office:value="-18.0495">
            <text:p>-18.0495</text:p>
          </table:table-cell>
          <table:table-cell table:style-name="ce77" office:value-type="float" office:value="-17.5348">
            <text:p>-17.5348</text:p>
          </table:table-cell>
          <table:table-cell table:style-name="ce77" office:value-type="float" office:value="82.9088">
            <text:p>82.9088</text:p>
          </table:table-cell>
          <table:table-cell table:style-name="ce77" office:value-type="float" office:value="107.951">
            <text:p>107.951</text:p>
          </table:table-cell>
          <table:table-cell table:style-name="ce77" office:value-type="float" office:value="54.4652">
            <text:p>54.4652</text:p>
          </table:table-cell>
          <table:table-cell table:style-name="ce243" office:value-type="float" office:value="54">
            <text:p>54</text:p>
          </table:table-cell>
          <table:table-cell table:style-name="ce243" table:formula="of:=128-[.N9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0211">
            <text:p>22.0211</text:p>
          </table:table-cell>
          <table:table-cell table:style-name="ce98" office:value-type="float" office:value="-12.2146">
            <text:p>-12.2146</text:p>
          </table:table-cell>
          <table:table-cell table:style-name="ce98" office:value-type="float" office:value="15.3124">
            <text:p>15.3124</text:p>
          </table:table-cell>
          <table:table-cell table:style-name="ce98" office:value-type="float" office:value="67.9789">
            <text:p>67.9789</text:p>
          </table:table-cell>
          <table:table-cell table:style-name="ce98" office:value-type="float" office:value="113.785">
            <text:p>113.785</text:p>
          </table:table-cell>
          <table:table-cell table:style-name="ce98" office:value-type="float" office:value="87.3124">
            <text:p>87.3124</text:p>
          </table:table-cell>
          <table:table-cell table:number-columns-repeated="5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9]" office:value-type="float" office:value="63">
            <text:p>63</text:p>
          </table:table-cell>
          <table:table-cell table:style-name="ce255" office:value-type="float" office:value="23">
            <text:p>23</text:p>
          </table:table-cell>
          <table:table-cell table:style-name="ce259" office:value-type="float" office:value="-8.78028">
            <text:p>-8.78028</text:p>
          </table:table-cell>
          <table:table-cell table:style-name="ce259" office:value-type="float" office:value="-17.7085">
            <text:p>-17.7085</text:p>
          </table:table-cell>
          <table:table-cell table:style-name="ce259" office:value-type="float" office:value="-18.0784">
            <text:p>-18.0784</text:p>
          </table:table-cell>
          <table:table-cell table:style-name="ce259" office:value-type="float" office:value="98.7803">
            <text:p>98.7803</text:p>
          </table:table-cell>
          <table:table-cell table:style-name="ce259" office:value-type="float" office:value="108.291">
            <text:p>108.291</text:p>
          </table:table-cell>
          <table:table-cell table:style-name="ce259" office:value-type="float" office:value="53.9216">
            <text:p>53.9216</text:p>
          </table:table-cell>
          <table:table-cell table:style-name="ce263" office:value-type="float" office:value="75">
            <text:p>75</text:p>
          </table:table-cell>
          <table:table-cell table:style-name="ce263" table:formula="of:=128-[.AN9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19.6417">
            <text:p>-19.6417</text:p>
          </table:table-cell>
          <table:table-cell table:style-name="ce265" office:value-type="float" office:value="-11.3197">
            <text:p>-11.3197</text:p>
          </table:table-cell>
          <table:table-cell table:style-name="ce265" office:value-type="float" office:value="13.8856">
            <text:p>13.8856</text:p>
          </table:table-cell>
          <table:table-cell table:style-name="ce265" office:value-type="float" office:value="109.642">
            <text:p>109.642</text:p>
          </table:table-cell>
          <table:table-cell table:style-name="ce265" office:value-type="float" office:value="114.68">
            <text:p>114.68</text:p>
          </table:table-cell>
          <table:table-cell table:style-name="ce98" office:value-type="float" office:value="85.8856">
            <text:p>85.8856</text:p>
          </table:table-cell>
          <table:table-cell table:number-columns-repeated="4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table:formula="of:=128-[.E10]" office:value-type="float" office:value="62">
            <text:p>62</text:p>
          </table:table-cell>
          <table:table-cell table:style-name="ce234" office:value-type="float" office:value="20">
            <text:p>20</text:p>
          </table:table-cell>
          <table:table-cell table:style-name="ce77" office:value-type="float" office:value="10.6311">
            <text:p>10.6311</text:p>
          </table:table-cell>
          <table:table-cell table:style-name="ce77" office:value-type="float" office:value="-19.9636">
            <text:p>-19.9636</text:p>
          </table:table-cell>
          <table:table-cell table:style-name="ce77" office:value-type="float" office:value="-21.5577">
            <text:p>-21.5577</text:p>
          </table:table-cell>
          <table:table-cell table:style-name="ce77" office:value-type="float" office:value="79.3689">
            <text:p>79.3689</text:p>
          </table:table-cell>
          <table:table-cell table:style-name="ce77" office:value-type="float" office:value="106.036">
            <text:p>106.036</text:p>
          </table:table-cell>
          <table:table-cell table:style-name="ce77" office:value-type="float" office:value="50.4423">
            <text:p>50.4423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0]" office:value-type="float" office:value="63">
            <text:p>63</text:p>
          </table:table-cell>
          <table:table-cell table:style-name="ce243" office:value-type="float" office:value="38">
            <text:p>38</text:p>
          </table:table-cell>
          <table:table-cell table:style-name="ce98" office:value-type="float" office:value="22.5732">
            <text:p>22.5732</text:p>
          </table:table-cell>
          <table:table-cell table:style-name="ce98" office:value-type="float" office:value="-12.8569">
            <text:p>-12.8569</text:p>
          </table:table-cell>
          <table:table-cell table:style-name="ce98" office:value-type="float" office:value="13.6323">
            <text:p>13.6323</text:p>
          </table:table-cell>
          <table:table-cell table:style-name="ce98" office:value-type="float" office:value="67.4268">
            <text:p>67.4268</text:p>
          </table:table-cell>
          <table:table-cell table:style-name="ce98" office:value-type="float" office:value="113.143">
            <text:p>113.143</text:p>
          </table:table-cell>
          <table:table-cell table:style-name="ce98" office:value-type="float" office:value="85.6323">
            <text:p>85.6323</text:p>
          </table:table-cell>
          <table:table-cell table:number-columns-repeated="5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0]" office:value-type="float" office:value="62">
            <text:p>62</text:p>
          </table:table-cell>
          <table:table-cell table:style-name="ce255" office:value-type="float" office:value="20">
            <text:p>20</text:p>
          </table:table-cell>
          <table:table-cell table:style-name="ce259" office:value-type="float" office:value="-6.96279">
            <text:p>-6.96279</text:p>
          </table:table-cell>
          <table:table-cell table:style-name="ce259" office:value-type="float" office:value="-19.7711">
            <text:p>-19.7711</text:p>
          </table:table-cell>
          <table:table-cell table:style-name="ce259" office:value-type="float" office:value="-21.4505">
            <text:p>-21.4505</text:p>
          </table:table-cell>
          <table:table-cell table:style-name="ce259" office:value-type="float" office:value="96.9628">
            <text:p>96.9628</text:p>
          </table:table-cell>
          <table:table-cell table:style-name="ce259" office:value-type="float" office:value="106.229">
            <text:p>106.229</text:p>
          </table:table-cell>
          <table:table-cell table:style-name="ce259" office:value-type="float" office:value="50.5495">
            <text:p>50.549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0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0.4235">
            <text:p>-20.4235</text:p>
          </table:table-cell>
          <table:table-cell table:style-name="ce265" office:value-type="float" office:value="-13.9604">
            <text:p>-13.9604</text:p>
          </table:table-cell>
          <table:table-cell table:style-name="ce265" office:value-type="float" office:value="16.047">
            <text:p>16.047</text:p>
          </table:table-cell>
          <table:table-cell table:style-name="ce265" office:value-type="float" office:value="110.424">
            <text:p>110.424</text:p>
          </table:table-cell>
          <table:table-cell table:style-name="ce265" office:value-type="float" office:value="112.04">
            <text:p>112.04</text:p>
          </table:table-cell>
          <table:table-cell table:style-name="ce98" office:value-type="float" office:value="88.047">
            <text:p>88.047</text:p>
          </table:table-cell>
          <table:table-cell table:number-columns-repeated="4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table:formula="of:=128-[.E11]" office:value-type="float" office:value="59">
            <text:p>59</text:p>
          </table:table-cell>
          <table:table-cell table:style-name="ce234" office:value-type="float" office:value="14">
            <text:p>14</text:p>
          </table:table-cell>
          <table:table-cell table:style-name="ce77" office:value-type="float" office:value="5.46255">
            <text:p>5.46255</text:p>
          </table:table-cell>
          <table:table-cell table:style-name="ce77" office:value-type="float" office:value="-22.4484">
            <text:p>-22.4484</text:p>
          </table:table-cell>
          <table:table-cell table:style-name="ce77" office:value-type="float" office:value="-29.327">
            <text:p>-29.327</text:p>
          </table:table-cell>
          <table:table-cell table:style-name="ce77" office:value-type="float" office:value="84.5375">
            <text:p>84.5375</text:p>
          </table:table-cell>
          <table:table-cell table:style-name="ce77" office:value-type="float" office:value="103.552">
            <text:p>103.552</text:p>
          </table:table-cell>
          <table:table-cell table:style-name="ce77" office:value-type="float" office:value="42.673">
            <text:p>42.673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1]" office:value-type="float" office:value="59">
            <text:p>59</text:p>
          </table:table-cell>
          <table:table-cell table:style-name="ce243" office:value-type="float" office:value="36">
            <text:p>36</text:p>
          </table:table-cell>
          <table:table-cell table:style-name="ce98" office:value-type="float" office:value="20.3477">
            <text:p>20.3477</text:p>
          </table:table-cell>
          <table:table-cell table:style-name="ce98" office:value-type="float" office:value="-15.3237">
            <text:p>-15.3237</text:p>
          </table:table-cell>
          <table:table-cell table:style-name="ce98" office:value-type="float" office:value="15.6017">
            <text:p>15.6017</text:p>
          </table:table-cell>
          <table:table-cell table:style-name="ce98" office:value-type="float" office:value="69.6523">
            <text:p>69.6523</text:p>
          </table:table-cell>
          <table:table-cell table:style-name="ce98" office:value-type="float" office:value="110.676">
            <text:p>110.676</text:p>
          </table:table-cell>
          <table:table-cell table:style-name="ce98" office:value-type="float" office:value="87.6017">
            <text:p>87.6017</text:p>
          </table:table-cell>
          <table:table-cell table:number-columns-repeated="5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1]" office:value-type="float" office:value="59">
            <text:p>59</text:p>
          </table:table-cell>
          <table:table-cell table:style-name="ce255" office:value-type="float" office:value="14">
            <text:p>14</text:p>
          </table:table-cell>
          <table:table-cell table:style-name="ce259" office:value-type="float" office:value="-4.75505">
            <text:p>-4.75505</text:p>
          </table:table-cell>
          <table:table-cell table:style-name="ce259" office:value-type="float" office:value="-22.2761">
            <text:p>-22.2761</text:p>
          </table:table-cell>
          <table:table-cell table:style-name="ce259" office:value-type="float" office:value="-29.5815">
            <text:p>-29.5815</text:p>
          </table:table-cell>
          <table:table-cell table:style-name="ce259" office:value-type="float" office:value="94.755">
            <text:p>94.755</text:p>
          </table:table-cell>
          <table:table-cell table:style-name="ce259" office:value-type="float" office:value="103.724">
            <text:p>103.724</text:p>
          </table:table-cell>
          <table:table-cell table:style-name="ce259" office:value-type="float" office:value="42.4185">
            <text:p>42.418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1]" office:value-type="float" office:value="61">
            <text:p>61</text:p>
          </table:table-cell>
          <table:table-cell table:style-name="ce263" office:value-type="float" office:value="36">
            <text:p>36</text:p>
          </table:table-cell>
          <table:table-cell table:style-name="ce265" office:value-type="float" office:value="-22.4882">
            <text:p>-22.4882</text:p>
          </table:table-cell>
          <table:table-cell table:style-name="ce265" office:value-type="float" office:value="-10.7623">
            <text:p>-10.7623</text:p>
          </table:table-cell>
          <table:table-cell table:style-name="ce265" office:value-type="float" office:value="13.9448">
            <text:p>13.9448</text:p>
          </table:table-cell>
          <table:table-cell table:style-name="ce265" office:value-type="float" office:value="112.488">
            <text:p>112.488</text:p>
          </table:table-cell>
          <table:table-cell table:style-name="ce265" office:value-type="float" office:value="115.238">
            <text:p>115.238</text:p>
          </table:table-cell>
          <table:table-cell table:style-name="ce98" office:value-type="float" office:value="85.9448">
            <text:p>85.9448</text:p>
          </table:table-cell>
          <table:table-cell table:number-columns-repeated="4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E12]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6.41053">
            <text:p>6.41053</text:p>
          </table:table-cell>
          <table:table-cell table:style-name="ce77" office:value-type="float" office:value="-21.1963">
            <text:p>-21.1963</text:p>
          </table:table-cell>
          <table:table-cell table:style-name="ce77" office:value-type="float" office:value="-28.1187">
            <text:p>-28.1187</text:p>
          </table:table-cell>
          <table:table-cell table:style-name="ce77" office:value-type="float" office:value="83.5895">
            <text:p>83.5895</text:p>
          </table:table-cell>
          <table:table-cell table:style-name="ce77" office:value-type="float" office:value="104.804">
            <text:p>104.804</text:p>
          </table:table-cell>
          <table:table-cell table:style-name="ce77" office:value-type="float" office:value="43.8813">
            <text:p>43.8813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2]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8845">
            <text:p>22.8845</text:p>
          </table:table-cell>
          <table:table-cell table:style-name="ce98" office:value-type="float" office:value="-10.051">
            <text:p>-10.051</text:p>
          </table:table-cell>
          <table:table-cell table:style-name="ce98" office:value-type="float" office:value="15.2646">
            <text:p>15.2646</text:p>
          </table:table-cell>
          <table:table-cell table:style-name="ce98" office:value-type="float" office:value="67.1155">
            <text:p>67.1155</text:p>
          </table:table-cell>
          <table:table-cell table:style-name="ce98" office:value-type="float" office:value="115.949">
            <text:p>115.949</text:p>
          </table:table-cell>
          <table:table-cell table:style-name="ce98" office:value-type="float" office:value="87.2646">
            <text:p>87.2646</text:p>
          </table:table-cell>
          <table:table-cell table:number-columns-repeated="5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2]" office:value-type="float" office:value="66">
            <text:p>66</text:p>
          </table:table-cell>
          <table:table-cell table:style-name="ce255" office:value-type="float" office:value="17">
            <text:p>17</text:p>
          </table:table-cell>
          <table:table-cell table:style-name="ce259" office:value-type="float" office:value="-3.91027">
            <text:p>-3.91027</text:p>
          </table:table-cell>
          <table:table-cell table:style-name="ce259" office:value-type="float" office:value="-20.6348">
            <text:p>-20.6348</text:p>
          </table:table-cell>
          <table:table-cell table:style-name="ce259" office:value-type="float" office:value="-28.7087">
            <text:p>-28.7087</text:p>
          </table:table-cell>
          <table:table-cell table:style-name="ce259" office:value-type="float" office:value="93.9103">
            <text:p>93.9103</text:p>
          </table:table-cell>
          <table:table-cell table:style-name="ce259" office:value-type="float" office:value="105.365">
            <text:p>105.365</text:p>
          </table:table-cell>
          <table:table-cell table:style-name="ce259" office:value-type="float" office:value="43.2913">
            <text:p>43.2913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2]" office:value-type="float" office:value="65">
            <text:p>65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0.7184">
            <text:p>-20.7184</text:p>
          </table:table-cell>
          <table:table-cell table:style-name="ce265" office:value-type="float" office:value="-11.2782">
            <text:p>-11.2782</text:p>
          </table:table-cell>
          <table:table-cell table:style-name="ce265" office:value-type="float" office:value="13.2737">
            <text:p>13.2737</text:p>
          </table:table-cell>
          <table:table-cell table:style-name="ce265" office:value-type="float" office:value="110.718">
            <text:p>110.718</text:p>
          </table:table-cell>
          <table:table-cell table:style-name="ce265" office:value-type="float" office:value="114.722">
            <text:p>114.722</text:p>
          </table:table-cell>
          <table:table-cell table:style-name="ce98" office:value-type="float" office:value="85.2737">
            <text:p>85.2737</text:p>
          </table:table-cell>
          <table:table-cell table:number-columns-repeated="4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E13]" office:value-type="float" office:value="60">
            <text:p>60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7.06925">
            <text:p>7.06925</text:p>
          </table:table-cell>
          <table:table-cell table:style-name="ce77" office:value-type="float" office:value="-20.502">
            <text:p>-20.502</text:p>
          </table:table-cell>
          <table:table-cell table:style-name="ce77" office:value-type="float" office:value="-23.4381">
            <text:p>-23.4381</text:p>
          </table:table-cell>
          <table:table-cell table:style-name="ce77" office:value-type="float" office:value="82.9308">
            <text:p>82.9308</text:p>
          </table:table-cell>
          <table:table-cell table:style-name="ce77" office:value-type="float" office:value="105.498">
            <text:p>105.498</text:p>
          </table:table-cell>
          <table:table-cell table:style-name="ce77" office:value-type="float" office:value="48.5619">
            <text:p>48.5619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3]" office:value-type="float" office:value="59">
            <text:p>59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0706">
            <text:p>20.0706</text:p>
          </table:table-cell>
          <table:table-cell table:style-name="ce98" office:value-type="float" office:value="-12.8911">
            <text:p>-12.8911</text:p>
          </table:table-cell>
          <table:table-cell table:style-name="ce98" office:value-type="float" office:value="14.3022">
            <text:p>14.3022</text:p>
          </table:table-cell>
          <table:table-cell table:style-name="ce98" office:value-type="float" office:value="69.9294">
            <text:p>69.9294</text:p>
          </table:table-cell>
          <table:table-cell table:style-name="ce98" office:value-type="float" office:value="113.109">
            <text:p>113.109</text:p>
          </table:table-cell>
          <table:table-cell table:style-name="ce98" office:value-type="float" office:value="86.3022">
            <text:p>86.3022</text:p>
          </table:table-cell>
          <table:table-cell table:number-columns-repeated="5"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3]" office:value-type="float" office:value="60">
            <text:p>60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8.81087">
            <text:p>-8.81087</text:p>
          </table:table-cell>
          <table:table-cell table:style-name="ce259" office:value-type="float" office:value="-21.5911">
            <text:p>-21.5911</text:p>
          </table:table-cell>
          <table:table-cell table:style-name="ce259" office:value-type="float" office:value="-22.662">
            <text:p>-22.662</text:p>
          </table:table-cell>
          <table:table-cell table:style-name="ce259" office:value-type="float" office:value="98.8109">
            <text:p>98.8109</text:p>
          </table:table-cell>
          <table:table-cell table:style-name="ce259" office:value-type="float" office:value="104.409">
            <text:p>104.409</text:p>
          </table:table-cell>
          <table:table-cell table:style-name="ce259" office:value-type="float" office:value="49.338">
            <text:p>49.338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3]" office:value-type="float" office:value="58">
            <text:p>58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1.474">
            <text:p>-21.474</text:p>
          </table:table-cell>
          <table:table-cell table:style-name="ce265" office:value-type="float" office:value="-17.5948">
            <text:p>-17.5948</text:p>
          </table:table-cell>
          <table:table-cell table:style-name="ce265" office:value-type="float" office:value="16.7414">
            <text:p>16.7414</text:p>
          </table:table-cell>
          <table:table-cell table:style-name="ce265" office:value-type="float" office:value="111.474">
            <text:p>111.474</text:p>
          </table:table-cell>
          <table:table-cell table:style-name="ce265" office:value-type="float" office:value="108.405">
            <text:p>108.405</text:p>
          </table:table-cell>
          <table:table-cell table:style-name="ce98" office:value-type="float" office:value="88.7414">
            <text:p>88.7414</text:p>
          </table:table-cell>
          <table:table-cell table:number-columns-repeated="4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4]" office:value-type="float" office:value="59">
            <text:p>59</text:p>
          </table:table-cell>
          <table:table-cell table:style-name="ce234" office:value-type="float" office:value="16">
            <text:p>16</text:p>
          </table:table-cell>
          <table:table-cell table:style-name="ce77" office:value-type="float" office:value="4.80061">
            <text:p>4.80061</text:p>
          </table:table-cell>
          <table:table-cell table:style-name="ce77" office:value-type="float" office:value="-23.1131">
            <text:p>-23.1131</text:p>
          </table:table-cell>
          <table:table-cell table:style-name="ce77" office:value-type="float" office:value="-24.661">
            <text:p>-24.661</text:p>
          </table:table-cell>
          <table:table-cell table:style-name="ce77" office:value-type="float" office:value="85.1994">
            <text:p>85.1994</text:p>
          </table:table-cell>
          <table:table-cell table:style-name="ce77" office:value-type="float" office:value="102.887">
            <text:p>102.887</text:p>
          </table:table-cell>
          <table:table-cell table:style-name="ce77" office:value-type="float" office:value="47.339">
            <text:p>47.339</text:p>
          </table:table-cell>
          <table:table-cell table:style-name="ce244" office:value-type="float" office:value="54">
            <text:p>54</text:p>
          </table:table-cell>
          <table:table-cell table:style-name="ce243" table:formula="of:=128-[.N14]" office:value-type="float" office:value="60">
            <text:p>60</text:p>
          </table:table-cell>
          <table:table-cell table:style-name="ce248" office:value-type="float" office:value="35">
            <text:p>35</text:p>
          </table:table-cell>
          <table:table-cell table:style-name="ce251" office:value-type="float" office:value="21.8621">
            <text:p>21.8621</text:p>
          </table:table-cell>
          <table:table-cell table:style-name="ce98" office:value-type="float" office:value="-12.7848">
            <text:p>-12.7848</text:p>
          </table:table-cell>
          <table:table-cell table:style-name="ce107" office:value-type="float" office:value="11.4995">
            <text:p>11.4995</text:p>
          </table:table-cell>
          <table:table-cell table:style-name="ce99" office:value-type="float" office:value="68.1379">
            <text:p>68.1379</text:p>
          </table:table-cell>
          <table:table-cell table:style-name="ce98" office:value-type="float" office:value="113.215">
            <text:p>113.215</text:p>
          </table:table-cell>
          <table:table-cell table:style-name="ce107" office:value-type="float" office:value="83.4995">
            <text:p>83.4995</text:p>
          </table:table-cell>
          <table:table-cell table:number-columns-repeated="5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4]" office:value-type="float" office:value="59">
            <text:p>59</text:p>
          </table:table-cell>
          <table:table-cell table:style-name="ce255" office:value-type="float" office:value="16">
            <text:p>16</text:p>
          </table:table-cell>
          <table:table-cell table:style-name="ce259" office:value-type="float" office:value="-6.88173">
            <text:p>-6.88173</text:p>
          </table:table-cell>
          <table:table-cell table:style-name="ce259" office:value-type="float" office:value="-23.6724">
            <text:p>-23.6724</text:p>
          </table:table-cell>
          <table:table-cell table:style-name="ce259" office:value-type="float" office:value="-24.0839">
            <text:p>-24.0839</text:p>
          </table:table-cell>
          <table:table-cell table:style-name="ce259" office:value-type="float" office:value="96.8817">
            <text:p>96.8817</text:p>
          </table:table-cell>
          <table:table-cell table:style-name="ce259" office:value-type="float" office:value="102.328">
            <text:p>102.328</text:p>
          </table:table-cell>
          <table:table-cell table:style-name="ce259" office:value-type="float" office:value="47.9161">
            <text:p>47.9161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4]" office:value-type="float" office:value="63">
            <text:p>63</text:p>
          </table:table-cell>
          <table:table-cell table:style-name="ce263" office:value-type="float" office:value="37">
            <text:p>37</text:p>
          </table:table-cell>
          <table:table-cell table:style-name="ce266" office:value-type="float" office:value="-21.244">
            <text:p>-21.244</text:p>
          </table:table-cell>
          <table:table-cell table:style-name="ce265" office:value-type="float" office:value="-8.57914">
            <text:p>-8.57914</text:p>
          </table:table-cell>
          <table:table-cell table:style-name="ce268" office:value-type="float" office:value="16.5004">
            <text:p>16.5004</text:p>
          </table:table-cell>
          <table:table-cell table:style-name="ce269" office:value-type="float" office:value="111.244">
            <text:p>111.244</text:p>
          </table:table-cell>
          <table:table-cell table:style-name="ce265" office:value-type="float" office:value="117.421">
            <text:p>117.421</text:p>
          </table:table-cell>
          <table:table-cell table:style-name="ce107" office:value-type="float" office:value="88.5004">
            <text:p>88.5004</text:p>
          </table:table-cell>
          <table:table-cell table:number-columns-repeated="4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E15]" office:value-type="float" office:value="62">
            <text:p>62</text:p>
          </table:table-cell>
          <table:table-cell table:style-name="ce234" office:value-type="float" office:value="22">
            <text:p>22</text:p>
          </table:table-cell>
          <table:table-cell table:style-name="ce77" office:value-type="float" office:value="8.95311">
            <text:p>8.95311</text:p>
          </table:table-cell>
          <table:table-cell table:style-name="ce77" office:value-type="float" office:value="-19.1617">
            <text:p>-19.1617</text:p>
          </table:table-cell>
          <table:table-cell table:style-name="ce77" office:value-type="float" office:value="-19.6871">
            <text:p>-19.6871</text:p>
          </table:table-cell>
          <table:table-cell table:style-name="ce77" office:value-type="float" office:value="81.0469">
            <text:p>81.0469</text:p>
          </table:table-cell>
          <table:table-cell table:style-name="ce77" office:value-type="float" office:value="106.838">
            <text:p>106.838</text:p>
          </table:table-cell>
          <table:table-cell table:style-name="ce77" office:value-type="float" office:value="52.3129">
            <text:p>52.3129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5]" office:value-type="float" office:value="61">
            <text:p>61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2606">
            <text:p>20.2606</text:p>
          </table:table-cell>
          <table:table-cell table:style-name="ce98" office:value-type="float" office:value="-13.0605">
            <text:p>-13.0605</text:p>
          </table:table-cell>
          <table:table-cell table:style-name="ce98" office:value-type="float" office:value="16.0102">
            <text:p>16.0102</text:p>
          </table:table-cell>
          <table:table-cell table:style-name="ce98" office:value-type="float" office:value="69.7394">
            <text:p>69.7394</text:p>
          </table:table-cell>
          <table:table-cell table:style-name="ce98" office:value-type="float" office:value="112.939">
            <text:p>112.939</text:p>
          </table:table-cell>
          <table:table-cell table:style-name="ce98" office:value-type="float" office:value="88.0102">
            <text:p>88.0102</text:p>
          </table:table-cell>
          <table:table-cell table:number-columns-repeated="5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5]" office:value-type="float" office:value="61">
            <text:p>61</text:p>
          </table:table-cell>
          <table:table-cell table:style-name="ce255" office:value-type="float" office:value="22">
            <text:p>22</text:p>
          </table:table-cell>
          <table:table-cell table:style-name="ce259" office:value-type="float" office:value="-8.23852">
            <text:p>-8.23852</text:p>
          </table:table-cell>
          <table:table-cell table:style-name="ce259" office:value-type="float" office:value="-20.7518">
            <text:p>-20.7518</text:p>
          </table:table-cell>
          <table:table-cell table:style-name="ce259" office:value-type="float" office:value="-20.1414">
            <text:p>-20.1414</text:p>
          </table:table-cell>
          <table:table-cell table:style-name="ce259" office:value-type="float" office:value="98.2385">
            <text:p>98.2385</text:p>
          </table:table-cell>
          <table:table-cell table:style-name="ce259" office:value-type="float" office:value="105.248">
            <text:p>105.248</text:p>
          </table:table-cell>
          <table:table-cell table:style-name="ce259" office:value-type="float" office:value="51.8586">
            <text:p>51.8586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5]" office:value-type="float" office:value="61">
            <text:p>61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1.6605">
            <text:p>-21.6605</text:p>
          </table:table-cell>
          <table:table-cell table:style-name="ce265" office:value-type="float" office:value="-12.4482">
            <text:p>-12.4482</text:p>
          </table:table-cell>
          <table:table-cell table:style-name="ce265" office:value-type="float" office:value="14.2637">
            <text:p>14.2637</text:p>
          </table:table-cell>
          <table:table-cell table:style-name="ce265" office:value-type="float" office:value="111.66">
            <text:p>111.66</text:p>
          </table:table-cell>
          <table:table-cell table:style-name="ce265" office:value-type="float" office:value="113.552">
            <text:p>113.552</text:p>
          </table:table-cell>
          <table:table-cell table:style-name="ce98" office:value-type="float" office:value="86.2637">
            <text:p>86.2637</text:p>
          </table:table-cell>
          <table:table-cell table:number-columns-repeated="4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6]" office:value-type="float" office:value="60">
            <text:p>60</text:p>
          </table:table-cell>
          <table:table-cell table:style-name="ce234" office:value-type="float" office:value="19">
            <text:p>19</text:p>
          </table:table-cell>
          <table:table-cell table:style-name="ce77" office:value-type="float" office:value="6.69344">
            <text:p>6.69344</text:p>
          </table:table-cell>
          <table:table-cell table:style-name="ce77" office:value-type="float" office:value="-18.9436">
            <text:p>-18.9436</text:p>
          </table:table-cell>
          <table:table-cell table:style-name="ce77" office:value-type="float" office:value="-23.4522">
            <text:p>-23.4522</text:p>
          </table:table-cell>
          <table:table-cell table:style-name="ce77" office:value-type="float" office:value="83.3066">
            <text:p>83.3066</text:p>
          </table:table-cell>
          <table:table-cell table:style-name="ce77" office:value-type="float" office:value="107.056">
            <text:p>107.056</text:p>
          </table:table-cell>
          <table:table-cell table:style-name="ce77" office:value-type="float" office:value="48.5478">
            <text:p>48.5478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6]" office:value-type="float" office:value="57">
            <text:p>5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3157">
            <text:p>22.3157</text:p>
          </table:table-cell>
          <table:table-cell table:style-name="ce98" office:value-type="float" office:value="-16.0562">
            <text:p>-16.0562</text:p>
          </table:table-cell>
          <table:table-cell table:style-name="ce98" office:value-type="float" office:value="18.32">
            <text:p>18.32</text:p>
          </table:table-cell>
          <table:table-cell table:style-name="ce98" office:value-type="float" office:value="67.6843">
            <text:p>67.6843</text:p>
          </table:table-cell>
          <table:table-cell table:style-name="ce98" office:value-type="float" office:value="109.944">
            <text:p>109.944</text:p>
          </table:table-cell>
          <table:table-cell table:style-name="ce98" office:value-type="float" office:value="90.32">
            <text:p>90.32</text:p>
          </table:table-cell>
          <table:table-cell table:number-columns-repeated="5"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6]" office:value-type="float" office:value="59">
            <text:p>59</text:p>
          </table:table-cell>
          <table:table-cell table:style-name="ce255" office:value-type="float" office:value="19">
            <text:p>19</text:p>
          </table:table-cell>
          <table:table-cell table:style-name="ce259" office:value-type="float" office:value="-9.87361">
            <text:p>-9.87361</text:p>
          </table:table-cell>
          <table:table-cell table:style-name="ce259" office:value-type="float" office:value="-20.4807">
            <text:p>-20.4807</text:p>
          </table:table-cell>
          <table:table-cell table:style-name="ce259" office:value-type="float" office:value="-23.3255">
            <text:p>-23.3255</text:p>
          </table:table-cell>
          <table:table-cell table:style-name="ce259" office:value-type="float" office:value="99.8736">
            <text:p>99.8736</text:p>
          </table:table-cell>
          <table:table-cell table:style-name="ce259" office:value-type="float" office:value="105.519">
            <text:p>105.519</text:p>
          </table:table-cell>
          <table:table-cell table:style-name="ce259" office:value-type="float" office:value="48.6745">
            <text:p>48.674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6]" office:value-type="float" office:value="57">
            <text:p>57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3.1675">
            <text:p>-23.1675</text:p>
          </table:table-cell>
          <table:table-cell table:style-name="ce265" office:value-type="float" office:value="-15.0294">
            <text:p>-15.0294</text:p>
          </table:table-cell>
          <table:table-cell table:style-name="ce265" office:value-type="float" office:value="17.6905">
            <text:p>17.6905</text:p>
          </table:table-cell>
          <table:table-cell table:style-name="ce265" office:value-type="float" office:value="113.168">
            <text:p>113.168</text:p>
          </table:table-cell>
          <table:table-cell table:style-name="ce265" office:value-type="float" office:value="110.971">
            <text:p>110.971</text:p>
          </table:table-cell>
          <table:table-cell table:style-name="ce98" office:value-type="float" office:value="89.6905">
            <text:p>89.6905</text:p>
          </table:table-cell>
          <table:table-cell table:number-columns-repeated="4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E17]" office:value-type="float" office:value="63">
            <text:p>63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3.79915">
            <text:p>3.79915</text:p>
          </table:table-cell>
          <table:table-cell table:style-name="ce77" office:value-type="float" office:value="-21.5296">
            <text:p>-21.5296</text:p>
          </table:table-cell>
          <table:table-cell table:style-name="ce77" office:value-type="float" office:value="-22.955">
            <text:p>-22.955</text:p>
          </table:table-cell>
          <table:table-cell table:style-name="ce77" office:value-type="float" office:value="86.2009">
            <text:p>86.2009</text:p>
          </table:table-cell>
          <table:table-cell table:style-name="ce77" office:value-type="float" office:value="104.47">
            <text:p>104.47</text:p>
          </table:table-cell>
          <table:table-cell table:style-name="ce77" office:value-type="float" office:value="49.045">
            <text:p>49.045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7]" office:value-type="float" office:value="60">
            <text:p>60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8427">
            <text:p>20.8427</text:p>
          </table:table-cell>
          <table:table-cell table:style-name="ce98" office:value-type="float" office:value="-17.4947">
            <text:p>-17.4947</text:p>
          </table:table-cell>
          <table:table-cell table:style-name="ce98" office:value-type="float" office:value="15.7456">
            <text:p>15.7456</text:p>
          </table:table-cell>
          <table:table-cell table:style-name="ce98" office:value-type="float" office:value="69.1573">
            <text:p>69.1573</text:p>
          </table:table-cell>
          <table:table-cell table:style-name="ce98" office:value-type="float" office:value="108.505">
            <text:p>108.505</text:p>
          </table:table-cell>
          <table:table-cell table:style-name="ce98" office:value-type="float" office:value="87.7456">
            <text:p>87.7456</text:p>
          </table:table-cell>
          <table:table-cell table:number-columns-repeated="5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7]" office:value-type="float" office:value="63">
            <text:p>63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8.12573">
            <text:p>-8.12573</text:p>
          </table:table-cell>
          <table:table-cell table:style-name="ce259" office:value-type="float" office:value="-21.4152">
            <text:p>-21.4152</text:p>
          </table:table-cell>
          <table:table-cell table:style-name="ce259" office:value-type="float" office:value="-23.1788">
            <text:p>-23.1788</text:p>
          </table:table-cell>
          <table:table-cell table:style-name="ce259" office:value-type="float" office:value="98.1257">
            <text:p>98.1257</text:p>
          </table:table-cell>
          <table:table-cell table:style-name="ce259" office:value-type="float" office:value="104.585">
            <text:p>104.585</text:p>
          </table:table-cell>
          <table:table-cell table:style-name="ce259" office:value-type="float" office:value="48.8212">
            <text:p>48.8212</text:p>
          </table:table-cell>
          <table:table-cell table:style-name="ce263" office:value-type="float" office:value="77">
            <text:p>77</text:p>
          </table:table-cell>
          <table:table-cell table:style-name="ce263" table:formula="of:=128-[.AN17]" office:value-type="float" office:value="62">
            <text:p>62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2.8169">
            <text:p>-22.8169</text:p>
          </table:table-cell>
          <table:table-cell table:style-name="ce265" office:value-type="float" office:value="-13.1437">
            <text:p>-13.1437</text:p>
          </table:table-cell>
          <table:table-cell table:style-name="ce265" office:value-type="float" office:value="14.1574">
            <text:p>14.1574</text:p>
          </table:table-cell>
          <table:table-cell table:style-name="ce265" office:value-type="float" office:value="112.817">
            <text:p>112.817</text:p>
          </table:table-cell>
          <table:table-cell table:style-name="ce265" office:value-type="float" office:value="112.856">
            <text:p>112.856</text:p>
          </table:table-cell>
          <table:table-cell table:style-name="ce98" office:value-type="float" office:value="86.1574">
            <text:p>86.1574</text:p>
          </table:table-cell>
          <table:table-cell table:number-columns-repeated="4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8]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5.53725">
            <text:p>5.53725</text:p>
          </table:table-cell>
          <table:table-cell table:style-name="ce77" office:value-type="float" office:value="-21.2825">
            <text:p>-21.2825</text:p>
          </table:table-cell>
          <table:table-cell table:style-name="ce77" office:value-type="float" office:value="-30.5078">
            <text:p>-30.5078</text:p>
          </table:table-cell>
          <table:table-cell table:style-name="ce77" office:value-type="float" office:value="84.4627">
            <text:p>84.4627</text:p>
          </table:table-cell>
          <table:table-cell table:style-name="ce77" office:value-type="float" office:value="104.718">
            <text:p>104.718</text:p>
          </table:table-cell>
          <table:table-cell table:style-name="ce77" office:value-type="float" office:value="41.4922">
            <text:p>41.4922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8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6416">
            <text:p>21.6416</text:p>
          </table:table-cell>
          <table:table-cell table:style-name="ce98" office:value-type="float" office:value="-11.4623">
            <text:p>-11.4623</text:p>
          </table:table-cell>
          <table:table-cell table:style-name="ce98" office:value-type="float" office:value="12.6537">
            <text:p>12.6537</text:p>
          </table:table-cell>
          <table:table-cell table:style-name="ce98" office:value-type="float" office:value="68.3584">
            <text:p>68.3584</text:p>
          </table:table-cell>
          <table:table-cell table:style-name="ce98" office:value-type="float" office:value="114.538">
            <text:p>114.538</text:p>
          </table:table-cell>
          <table:table-cell table:style-name="ce98" office:value-type="float" office:value="84.6537">
            <text:p>84.6537</text:p>
          </table:table-cell>
          <table:table-cell table:number-columns-repeated="5"/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8]" office:value-type="float" office:value="62">
            <text:p>62</text:p>
          </table:table-cell>
          <table:table-cell table:style-name="ce255" office:value-type="float" office:value="17">
            <text:p>17</text:p>
          </table:table-cell>
          <table:table-cell table:style-name="ce259" office:value-type="float" office:value="-6.37431">
            <text:p>-6.37431</text:p>
          </table:table-cell>
          <table:table-cell table:style-name="ce259" office:value-type="float" office:value="-20.9995">
            <text:p>-20.9995</text:p>
          </table:table-cell>
          <table:table-cell table:style-name="ce259" office:value-type="float" office:value="-29.9575">
            <text:p>-29.9575</text:p>
          </table:table-cell>
          <table:table-cell table:style-name="ce259" office:value-type="float" office:value="96.3743">
            <text:p>96.3743</text:p>
          </table:table-cell>
          <table:table-cell table:style-name="ce259" office:value-type="float" office:value="105.001">
            <text:p>105.001</text:p>
          </table:table-cell>
          <table:table-cell table:style-name="ce259" office:value-type="float" office:value="42.0425">
            <text:p>42.0425</text:p>
          </table:table-cell>
          <table:table-cell table:style-name="ce263" office:value-type="float" office:value="78">
            <text:p>78</text:p>
          </table:table-cell>
          <table:table-cell table:style-name="ce263" table:formula="of:=128-[.AN18]" office:value-type="float" office:value="61">
            <text:p>61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4.0466">
            <text:p>-24.0466</text:p>
          </table:table-cell>
          <table:table-cell table:style-name="ce265" office:value-type="float" office:value="-12.3513">
            <text:p>-12.3513</text:p>
          </table:table-cell>
          <table:table-cell table:style-name="ce265" office:value-type="float" office:value="15.1388">
            <text:p>15.1388</text:p>
          </table:table-cell>
          <table:table-cell table:style-name="ce265" office:value-type="float" office:value="114.047">
            <text:p>114.047</text:p>
          </table:table-cell>
          <table:table-cell table:style-name="ce265" office:value-type="float" office:value="113.649">
            <text:p>113.649</text:p>
          </table:table-cell>
          <table:table-cell table:style-name="ce98" office:value-type="float" office:value="87.1388">
            <text:p>87.1388</text:p>
          </table:table-cell>
          <table:table-cell table:number-columns-repeated="4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R</text:p>
          </table:table-cell>
          <table:table-cell table:style-name="ce235" office:value-type="float" office:value="60">
            <text:p>60</text:p>
          </table:table-cell>
          <table:table-cell table:style-name="ce235" table:formula="of:=128-[.E19]" office:value-type="float" office:value="57">
            <text:p>57</text:p>
          </table:table-cell>
          <table:table-cell table:style-name="ce235" office:value-type="float" office:value="19">
            <text:p>19</text:p>
          </table:table-cell>
          <table:table-cell table:style-name="ce78" office:value-type="float" office:value="8.0348">
            <text:p>8.0348</text:p>
          </table:table-cell>
          <table:table-cell table:style-name="ce78" office:value-type="float" office:value="-23.115">
            <text:p>-23.115</text:p>
          </table:table-cell>
          <table:table-cell table:style-name="ce78" office:value-type="float" office:value="-24.9937">
            <text:p>-24.9937</text:p>
          </table:table-cell>
          <table:table-cell table:style-name="ce78" office:value-type="float" office:value="81.9652">
            <text:p>81.9652</text:p>
          </table:table-cell>
          <table:table-cell table:style-name="ce78" office:value-type="float" office:value="102.885">
            <text:p>102.885</text:p>
          </table:table-cell>
          <table:table-cell table:style-name="ce78" office:value-type="float" office:value="47.0063">
            <text:p>47.0063</text:p>
          </table:table-cell>
          <table:table-cell table:style-name="ce245" office:value-type="float" office:value="54">
            <text:p>54</text:p>
          </table:table-cell>
          <table:table-cell table:style-name="ce245" table:formula="of:=128-[.N19]" office:value-type="float" office:value="57">
            <text:p>57</text:p>
          </table:table-cell>
          <table:table-cell table:style-name="ce245" office:value-type="float" office:value="39">
            <text:p>39</text:p>
          </table:table-cell>
          <table:table-cell table:style-name="ce100" office:value-type="float" office:value="20.0517">
            <text:p>20.0517</text:p>
          </table:table-cell>
          <table:table-cell table:style-name="ce100" office:value-type="float" office:value="-15.0624">
            <text:p>-15.0624</text:p>
          </table:table-cell>
          <table:table-cell table:style-name="ce100" office:value-type="float" office:value="15.4317">
            <text:p>15.4317</text:p>
          </table:table-cell>
          <table:table-cell table:style-name="ce100" office:value-type="float" office:value="69.9483">
            <text:p>69.9483</text:p>
          </table:table-cell>
          <table:table-cell table:style-name="ce100" office:value-type="float" office:value="110.938">
            <text:p>110.938</text:p>
          </table:table-cell>
          <table:table-cell table:style-name="ce100" office:value-type="float" office:value="87.4317">
            <text:p>87.4317</text:p>
          </table:table-cell>
          <table:table-cell table:number-columns-repeated="5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L</text:p>
          </table:table-cell>
          <table:table-cell table:style-name="ce257" office:value-type="float" office:value="67">
            <text:p>67</text:p>
          </table:table-cell>
          <table:table-cell table:style-name="ce257" table:formula="of:=128-[.AE19]" office:value-type="float" office:value="58">
            <text:p>58</text:p>
          </table:table-cell>
          <table:table-cell table:style-name="ce257" office:value-type="float" office:value="19">
            <text:p>19</text:p>
          </table:table-cell>
          <table:table-cell table:style-name="ce260" office:value-type="float" office:value="-5.9726">
            <text:p>-5.9726</text:p>
          </table:table-cell>
          <table:table-cell table:style-name="ce260" office:value-type="float" office:value="-21.2182">
            <text:p>-21.2182</text:p>
          </table:table-cell>
          <table:table-cell table:style-name="ce260" office:value-type="float" office:value="-25.2633">
            <text:p>-25.2633</text:p>
          </table:table-cell>
          <table:table-cell table:style-name="ce260" office:value-type="float" office:value="95.9726">
            <text:p>95.9726</text:p>
          </table:table-cell>
          <table:table-cell table:style-name="ce260" office:value-type="float" office:value="104.782">
            <text:p>104.782</text:p>
          </table:table-cell>
          <table:table-cell table:style-name="ce260" office:value-type="float" office:value="46.7367">
            <text:p>46.7367</text:p>
          </table:table-cell>
          <table:table-cell table:style-name="ce264" office:value-type="float" office:value="74">
            <text:p>74</text:p>
          </table:table-cell>
          <table:table-cell table:style-name="ce264" table:formula="of:=128-[.AN19]" office:value-type="float" office:value="57">
            <text:p>57</text:p>
          </table:table-cell>
          <table:table-cell table:style-name="ce264" office:value-type="float" office:value="39">
            <text:p>39</text:p>
          </table:table-cell>
          <table:table-cell table:style-name="ce267" office:value-type="float" office:value="-19.9647">
            <text:p>-19.9647</text:p>
          </table:table-cell>
          <table:table-cell table:style-name="ce267" office:value-type="float" office:value="-15.0644">
            <text:p>-15.0644</text:p>
          </table:table-cell>
          <table:table-cell table:style-name="ce267" office:value-type="float" office:value="15.4683">
            <text:p>15.4683</text:p>
          </table:table-cell>
          <table:table-cell table:style-name="ce267" office:value-type="float" office:value="109.965">
            <text:p>109.965</text:p>
          </table:table-cell>
          <table:table-cell table:style-name="ce267" office:value-type="float" office:value="110.936">
            <text:p>110.936</text:p>
          </table:table-cell>
          <table:table-cell table:style-name="ce100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67" office:value-type="string">
            <text:p>Overlap between ROIs (pairwise comparation)</text:p>
          </table:table-cell>
          <table:table-cell table:style-name="ce167" table:number-columns-repeated="5"/>
          <table:table-cell table:number-columns-repeated="3"/>
          <table:table-cell table:style-name="ce167" office:value-type="string">
            <text:p>d: distance between two centers</text:p>
          </table:table-cell>
          <table:table-cell table:style-name="ce167" table:number-columns-repeated="4"/>
          <table:table-cell table:number-columns-repeated="2"/>
          <table:table-cell table:style-name="ce167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200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201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1" office:value-type="float" office:value="9.46449672741">
            <text:p>9.5</text:p>
          </table:table-cell>
          <table:table-cell table:style-name="ce231" office:value-type="float" office:value="2.21203458381">
            <text:p>2.2</text:p>
          </table:table-cell>
          <table:table-cell table:style-name="ce216" office:value-type="float" office:value="5.01135832991">
            <text:p>5.0</text:p>
          </table:table-cell>
          <table:table-cell table:style-name="ce229" office:value-type="float" office:value="162.956063527">
            <text:p>163.0</text:p>
          </table:table-cell>
          <table:table-cell table:style-name="ce231" office:value-type="float" office:value="9.53967113256">
            <text:p>9.5</text:p>
          </table:table-cell>
          <table:table-cell table:style-name="ce231" office:value-type="float" office:value="1.63874244966">
            <text:p>1.6</text:p>
          </table:table-cell>
          <table:table-cell table:style-name="ce216" office:value-type="float" office:value="20.0238421426">
            <text:p>2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4.75241609663">
            <text:p>4.8</text:p>
          </table:table-cell>
          <table:table-cell table:style-name="ce231" office:value-type="float" office:value="178.445255796">
            <text:p>178.4</text:p>
          </table:table-cell>
          <table:table-cell table:style-name="ce216" office:value-type="float" office:value="7.65428416647">
            <text:p>7.7</text:p>
          </table:table-cell>
          <table:table-cell table:style-name="ce229" office:value-type="float" office:value="39.8365616247">
            <text:p>39.8</text:p>
          </table:table-cell>
          <table:table-cell table:style-name="ce231" office:value-type="float" office:value="5.5474748314">
            <text:p>5.5</text:p>
          </table:table-cell>
          <table:table-cell table:style-name="ce231" office:value-type="float" office:value="132.595679347">
            <text:p>132.6</text:p>
          </table:table-cell>
          <table:table-cell table:style-name="ce216" office:value-type="float" office:value="5.82793583704">
            <text:p>5.8</text:p>
          </table:table-cell>
          <table:table-cell table:style-name="ce229" office:value-type="float" office:value="117.695615193">
            <text:p>117.7</text:p>
          </table:table-cell>
          <table:table-cell table:style-name="ce231" office:value-type="float" office:value="10.7469904036">
            <text:p>10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95359026114">
            <text:p>9.0</text:p>
          </table:table-cell>
          <table:table-cell table:style-name="ce229" office:value-type="float" office:value="8.29993319269">
            <text:p>8.3</text:p>
          </table:table-cell>
          <table:table-cell table:style-name="ce231" office:value-type="float" office:value="12.7246182188">
            <text:p>12.7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6" office:value-type="float" office:value="9.46449672741">
            <text:p>9.5</text:p>
          </table:table-cell>
          <table:table-cell table:style-name="ce229" office:value-type="float" office:value="2.21203458381">
            <text:p>2.2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5.73931156722">
            <text:p>5.7</text:p>
          </table:table-cell>
          <table:table-cell table:style-name="ce229" office:value-type="float" office:value="122.327783829">
            <text:p>122.3</text:p>
          </table:table-cell>
          <table:table-cell table:style-name="ce231" office:value-type="float" office:value="17.9142601112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7645337264">
            <text:p>16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9693345209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4.039142929">
            <text:p>14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4.12749336487">
            <text:p>4.1</text:p>
          </table:table-cell>
          <table:table-cell table:style-name="ce231" office:value-type="float" office:value="217.835102211">
            <text:p>217.8</text:p>
          </table:table-cell>
          <table:table-cell table:style-name="ce216" office:value-type="float" office:value="13.3526030214">
            <text:p>1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28593562562">
            <text:p>7.3</text:p>
          </table:table-cell>
          <table:table-cell table:style-name="ce231" office:value-type="float" office:value="52.6196270493">
            <text:p>52.6</text:p>
          </table:table-cell>
          <table:table-cell table:style-name="ce216" office:value-type="float" office:value="13.8755960422">
            <text:p>13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7188796187">
            <text:p>20.7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office:value-type="float" office:value="5.01135832991">
            <text:p>5.0</text:p>
          </table:table-cell>
          <table:table-cell table:style-name="ce229" office:value-type="float" office:value="162.956063527">
            <text:p>163.0</text:p>
          </table:table-cell>
          <table:table-cell table:style-name="ce231" office:value-type="float" office:value="5.73931156722">
            <text:p>5.7</text:p>
          </table:table-cell>
          <table:table-cell table:style-name="ce231" office:value-type="float" office:value="122.327783829">
            <text:p>122.3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4.3991284425">
            <text:p>14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1839511606">
            <text:p>17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18715371238">
            <text:p>9.2</text:p>
          </table:table-cell>
          <table:table-cell table:style-name="ce231" office:value-type="float" office:value="5.04867279721">
            <text:p>5.0</text:p>
          </table:table-cell>
          <table:table-cell table:style-name="ce216" office:value-type="float" office:value="11.8724041159">
            <text:p>11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33190631372">
            <text:p>2.3</text:p>
          </table:table-cell>
          <table:table-cell table:style-name="ce231" office:value-type="float" office:value="343.771005564">
            <text:p>343.8</text:p>
          </table:table-cell>
          <table:table-cell table:style-name="ce216" office:value-type="float" office:value="10.4327758331">
            <text:p>10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60428243071">
            <text:p>8.6</text:p>
          </table:table-cell>
          <table:table-cell table:style-name="ce231" office:value-type="float" office:value="14.5879670937">
            <text:p>14.6</text:p>
          </table:table-cell>
          <table:table-cell table:style-name="ce216" office:value-type="float" office:value="10.8213570542">
            <text:p>10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462749836">
            <text:p>17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office:value-type="float" office:value="9.53967113256">
            <text:p>9.5</text:p>
          </table:table-cell>
          <table:table-cell table:style-name="ce229" office:value-type="float" office:value="1.63874244966">
            <text:p>1.6</text:p>
          </table:table-cell>
          <table:table-cell table:style-name="ce231" office:value-type="float" office:value="17.9142601112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4.3991284425">
            <text:p>14.4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25.438096248">
            <text:p>2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24534128129">
            <text:p>6.2</text:p>
          </table:table-cell>
          <table:table-cell table:style-name="ce231" office:value-type="float" office:value="96.8638633601">
            <text:p>96.9</text:p>
          </table:table-cell>
          <table:table-cell table:style-name="ce216" office:value-type="float" office:value="5.09442752007">
            <text:p>5.1</text:p>
          </table:table-cell>
          <table:table-cell table:style-name="ce229" office:value-type="float" office:value="158.097612974">
            <text:p>158.1</text:p>
          </table:table-cell>
          <table:table-cell table:style-name="ce231" office:value-type="float" office:value="14.6204493037">
            <text:p>14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6.11389274098">
            <text:p>6.1</text:p>
          </table:table-cell>
          <table:table-cell table:style-name="ce229" office:value-type="float" office:value="103.245185544">
            <text:p>103.2</text:p>
          </table:table-cell>
          <table:table-cell table:style-name="ce231" office:value-type="float" office:value="16.7573590411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0935326898">
            <text:p>10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84310314657">
            <text:p>7.8</text:p>
          </table:table-cell>
          <table:table-cell table:style-name="ce229" office:value-type="float" office:value="33.9113451138">
            <text:p>33.9</text:p>
          </table:table-cell>
          <table:table-cell table:number-columns-repeated="26"/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16" office:value-type="float" office:value="20.0238421426">
            <text:p>2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6.7645337264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1839511606">
            <text:p>17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5.438096248">
            <text:p>25.4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2.4765475647">
            <text:p>22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3.3643820407">
            <text:p>2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8.0188499932">
            <text:p>18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4.6497201528">
            <text:p>24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4016793068">
            <text:p>11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5669845799">
            <text:p>15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1.7992033085">
            <text:p>31.8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office:value-type="float" office:value="4.75241609663">
            <text:p>4.8</text:p>
          </table:table-cell>
          <table:table-cell table:style-name="ce229" office:value-type="float" office:value="178.445255796">
            <text:p>178.4</text:p>
          </table:table-cell>
          <table:table-cell table:style-name="ce231" office:value-type="float" office:value="11.9693345209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18715371238">
            <text:p>9.2</text:p>
          </table:table-cell>
          <table:table-cell table:style-name="ce229" office:value-type="float" office:value="5.04867279721">
            <text:p>5.0</text:p>
          </table:table-cell>
          <table:table-cell table:style-name="ce231" office:value-type="float" office:value="6.24534128129">
            <text:p>6.2</text:p>
          </table:table-cell>
          <table:table-cell table:style-name="ce231" office:value-type="float" office:value="96.8638633601">
            <text:p>96.9</text:p>
          </table:table-cell>
          <table:table-cell table:style-name="ce216" office:value-type="float" office:value="22.4765475647">
            <text:p>22.5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3.09067853027">
            <text:p>3.1</text:p>
          </table:table-cell>
          <table:table-cell table:style-name="ce229" office:value-type="float" office:value="288.586572933">
            <text:p>288.6</text:p>
          </table:table-cell>
          <table:table-cell table:style-name="ce231" office:value-type="float" office:value="8.82302076931">
            <text:p>8.8</text:p>
          </table:table-cell>
          <table:table-cell table:style-name="ce231" office:value-type="float" office:value="10.4531147947">
            <text:p>10.5</text:p>
          </table:table-cell>
          <table:table-cell table:style-name="ce218" office:value-type="float" office:value="2.30392195061">
            <text:p>2.3</text:p>
          </table:table-cell>
          <table:table-cell table:style-name="ce229" office:value-type="float" office:value="345.850804438">
            <text:p>345.9</text:p>
          </table:table-cell>
          <table:table-cell table:style-name="ce231" office:value-type="float" office:value="12.333735554">
            <text:p>12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32559328212">
            <text:p>9.3</text:p>
          </table:table-cell>
          <table:table-cell table:style-name="ce229" office:value-type="float" office:value="3.49187918431">
            <text:p>3.5</text:p>
          </table:table-cell>
          <table:table-cell table:style-name="ce231" office:value-type="float" office:value="9.71660862726">
            <text:p>9.7</text:p>
          </table:table-cell>
          <table:table-cell table:style-name="ce229" office:value-type="float" office:value="0.624800144148">
            <text:p>0.6</text:p>
          </table:table-cell>
          <table:table-cell table:number-columns-repeated="26"/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office:value-type="float" office:value="7.65428416647">
            <text:p>7.7</text:p>
          </table:table-cell>
          <table:table-cell table:style-name="ce229" office:value-type="float" office:value="39.8365616247">
            <text:p>39.8</text:p>
          </table:table-cell>
          <table:table-cell table:style-name="ce231" office:value-type="float" office:value="14.039142929">
            <text:p>14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8724041159">
            <text:p>11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5.09442752007">
            <text:p>5.1</text:p>
          </table:table-cell>
          <table:table-cell table:style-name="ce231" office:value-type="float" office:value="158.097612974">
            <text:p>158.1</text:p>
          </table:table-cell>
          <table:table-cell table:style-name="ce216" office:value-type="float" office:value="23.3643820407">
            <text:p>2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.09067853027">
            <text:p>3.1</text:p>
          </table:table-cell>
          <table:table-cell table:style-name="ce231" office:value-type="float" office:value="288.586572933">
            <text:p>288.6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1.3916899258">
            <text:p>11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4.0649730491">
            <text:p>4.1</text:p>
          </table:table-cell>
          <table:table-cell table:style-name="ce229" office:value-type="float" office:value="221.921509162">
            <text:p>221.9</text:p>
          </table:table-cell>
          <table:table-cell table:style-name="ce231" office:value-type="float" office:value="13.3099391426">
            <text:p>13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49553696049">
            <text:p>9.5</text:p>
          </table:table-cell>
          <table:table-cell table:style-name="ce229" office:value-type="float" office:value="1.96509539557">
            <text:p>2.0</text:p>
          </table:table-cell>
          <table:table-cell table:style-name="ce231" office:value-type="float" office:value="9.62164049845">
            <text:p>9.6</text:p>
          </table:table-cell>
          <table:table-cell table:style-name="ce229" office:value-type="float" office:value="1.11016370024">
            <text:p>1.1</text:p>
          </table:table-cell>
          <table:table-cell table:number-columns-repeated="26"/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6" office:value-type="float" office:value="5.5474748314">
            <text:p>5.5</text:p>
          </table:table-cell>
          <table:table-cell table:style-name="ce229" office:value-type="float" office:value="132.595679347">
            <text:p>132.6</text:p>
          </table:table-cell>
          <table:table-cell table:style-name="ce231" office:value-type="float" office:value="4.12749336487">
            <text:p>4.1</text:p>
          </table:table-cell>
          <table:table-cell table:style-name="ce231" office:value-type="float" office:value="217.835102211">
            <text:p>217.8</text:p>
          </table:table-cell>
          <table:table-cell table:style-name="ce216" office:value-type="float" office:value="2.33190631372">
            <text:p>2.3</text:p>
          </table:table-cell>
          <table:table-cell table:style-name="ce229" office:value-type="float" office:value="343.771005564">
            <text:p>343.8</text:p>
          </table:table-cell>
          <table:table-cell table:style-name="ce231" office:value-type="float" office:value="14.6204493037">
            <text:p>14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8.0188499932">
            <text:p>18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82302076931">
            <text:p>8.8</text:p>
          </table:table-cell>
          <table:table-cell table:style-name="ce231" office:value-type="float" office:value="10.4531147947">
            <text:p>10.5</text:p>
          </table:table-cell>
          <table:table-cell table:style-name="ce216" office:value-type="float" office:value="11.3916899258">
            <text:p>11.4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0.0309355024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36701926695">
            <text:p>8.4</text:p>
          </table:table-cell>
          <table:table-cell table:style-name="ce231" office:value-type="float" office:value="19.803613951">
            <text:p>19.8</text:p>
          </table:table-cell>
          <table:table-cell table:style-name="ce216" office:value-type="float" office:value="11.7361556936">
            <text:p>11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2541100954">
            <text:p>17.3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office:value-type="float" office:value="5.82793583704">
            <text:p>5.8</text:p>
          </table:table-cell>
          <table:table-cell table:style-name="ce229" office:value-type="float" office:value="117.695615193">
            <text:p>117.7</text:p>
          </table:table-cell>
          <table:table-cell table:style-name="ce231" office:value-type="float" office:value="13.3526030214">
            <text:p>13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4327758331">
            <text:p>10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11389274098">
            <text:p>6.1</text:p>
          </table:table-cell>
          <table:table-cell table:style-name="ce231" office:value-type="float" office:value="103.245185544">
            <text:p>103.2</text:p>
          </table:table-cell>
          <table:table-cell table:style-name="ce216" office:value-type="float" office:value="24.6497201528">
            <text:p>24.6</text:p>
          </table:table-cell>
          <table:table-cell table:style-name="ce229" office:value-type="float" office:value="0">
            <text:p>0.0</text:p>
          </table:table-cell>
          <table:table-cell table:style-name="ce236" office:value-type="float" office:value="2.30392195061">
            <text:p>2.3</text:p>
          </table:table-cell>
          <table:table-cell table:style-name="ce231" office:value-type="float" office:value="345.850804438">
            <text:p>345.9</text:p>
          </table:table-cell>
          <table:table-cell table:style-name="ce216" office:value-type="float" office:value="4.0649730491">
            <text:p>4.1</text:p>
          </table:table-cell>
          <table:table-cell table:style-name="ce229" office:value-type="float" office:value="221.921509162">
            <text:p>221.9</text:p>
          </table:table-cell>
          <table:table-cell table:style-name="ce231" office:value-type="float" office:value="10.0309355024">
            <text:p>10.0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4.488164873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356299224">
            <text:p>11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64639158229">
            <text:p>7.6</text:p>
          </table:table-cell>
          <table:table-cell table:style-name="ce229" office:value-type="float" office:value="40.0936411501">
            <text:p>40.1</text:p>
          </table:table-cell>
          <table:table-cell table:number-columns-repeated="26"/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16" office:value-type="float" office:value="10.7469904036">
            <text:p>10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28593562562">
            <text:p>7.3</text:p>
          </table:table-cell>
          <table:table-cell table:style-name="ce231" office:value-type="float" office:value="52.6196270493">
            <text:p>52.6</text:p>
          </table:table-cell>
          <table:table-cell table:style-name="ce216" office:value-type="float" office:value="8.60428243071">
            <text:p>8.6</text:p>
          </table:table-cell>
          <table:table-cell table:style-name="ce229" office:value-type="float" office:value="14.5879670937">
            <text:p>14.6</text:p>
          </table:table-cell>
          <table:table-cell table:style-name="ce231" office:value-type="float" office:value="16.7573590411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4016793068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333735554">
            <text:p>12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3.3099391426">
            <text:p>13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36701926695">
            <text:p>8.4</text:p>
          </table:table-cell>
          <table:table-cell table:style-name="ce231" office:value-type="float" office:value="19.803613951">
            <text:p>19.8</text:p>
          </table:table-cell>
          <table:table-cell table:style-name="ce216" office:value-type="float" office:value="14.488164873">
            <text:p>14.5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9.40069963814">
            <text:p>9.4</text:p>
          </table:table-cell>
          <table:table-cell table:style-name="ce229" office:value-type="float" office:value="2.76449221826">
            <text:p>2.8</text:p>
          </table:table-cell>
          <table:table-cell table:style-name="ce231" office:value-type="float" office:value="22.0480162543">
            <text:p>22.0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office:value-type="float" office:value="8.95359026114">
            <text:p>9.0</text:p>
          </table:table-cell>
          <table:table-cell table:style-name="ce229" office:value-type="float" office:value="8.29993319269">
            <text:p>8.3</text:p>
          </table:table-cell>
          <table:table-cell table:style-name="ce231" office:value-type="float" office:value="13.8755960422">
            <text:p>13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8213570542">
            <text:p>10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0.0935326898">
            <text:p>10.1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5669845799">
            <text:p>15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32559328212">
            <text:p>9.3</text:p>
          </table:table-cell>
          <table:table-cell table:style-name="ce231" office:value-type="float" office:value="3.49187918431">
            <text:p>3.5</text:p>
          </table:table-cell>
          <table:table-cell table:style-name="ce216" office:value-type="float" office:value="9.49553696049">
            <text:p>9.5</text:p>
          </table:table-cell>
          <table:table-cell table:style-name="ce229" office:value-type="float" office:value="1.96509539557">
            <text:p>2.0</text:p>
          </table:table-cell>
          <table:table-cell table:style-name="ce231" office:value-type="float" office:value="11.7361556936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356299224">
            <text:p>11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40069963814">
            <text:p>9.4</text:p>
          </table:table-cell>
          <table:table-cell table:style-name="ce231" office:value-type="float" office:value="2.76449221826">
            <text:p>2.8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7.2431927947">
            <text:p>17.2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office:value-type="float" office:value="12.7246182188">
            <text:p>12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7188796187">
            <text:p>20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462749836">
            <text:p>17.5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84310314657">
            <text:p>7.8</text:p>
          </table:table-cell>
          <table:table-cell table:style-name="ce231" office:value-type="float" office:value="33.9113451138">
            <text:p>33.9</text:p>
          </table:table-cell>
          <table:table-cell table:style-name="ce216" office:value-type="float" office:value="31.7992033085">
            <text:p>31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71660862726">
            <text:p>9.7</text:p>
          </table:table-cell>
          <table:table-cell table:style-name="ce231" office:value-type="float" office:value="0.624800144148">
            <text:p>0.6</text:p>
          </table:table-cell>
          <table:table-cell table:style-name="ce216" office:value-type="float" office:value="9.62164049845">
            <text:p>9.6</text:p>
          </table:table-cell>
          <table:table-cell table:style-name="ce229" office:value-type="float" office:value="1.11016370024">
            <text:p>1.1</text:p>
          </table:table-cell>
          <table:table-cell table:style-name="ce231" office:value-type="float" office:value="17.2541100954">
            <text:p>17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64639158229">
            <text:p>7.6</text:p>
          </table:table-cell>
          <table:table-cell table:style-name="ce229" office:value-type="float" office:value="40.0936411501">
            <text:p>40.1</text:p>
          </table:table-cell>
          <table:table-cell table:style-name="ce231" office:value-type="float" office:value="22.0480162543">
            <text:p>2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2431927947">
            <text:p>17.2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28"/>
          <table:table-cell table:number-columns-repeated="26"/>
        </table:table-row>
        <table:table-row table:style-name="ro11" table:number-rows-repeated="3">
          <table:table-cell table:style-name="ce62"/>
          <table:table-cell table:style-name="ce217" table:number-columns-repeated="22"/>
          <table:table-cell table:style-name="ce252" table:number-columns-repeated="2"/>
          <table:table-cell table:number-columns-repeated="26"/>
        </table:table-row>
        <table:table-row table:style-name="ro1">
          <table:table-cell/>
          <table:table-cell table:style-name="ce217" table:number-columns-repeated="24"/>
          <table:table-cell table:number-columns-repeated="26"/>
        </table:table-row>
        <table:table-row table:style-name="ro1">
          <table:table-cell table:style-name="ce203" office:value-type="string" table:number-columns-spanned="1" table:number-rows-spanned="3">
            <text:p>ROI2 (MNI, R = 5)</text:p>
          </table:table-cell>
          <table:table-cell table:style-name="ce217" table:number-columns-repeated="24"/>
          <table:table-cell table:number-columns-repeated="26"/>
        </table:table-row>
        <table:table-row table:style-name="ro2">
          <table:covered-table-cell table:style-name="ce204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5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2.8801064959">
            <text:p>2.9</text:p>
          </table:table-cell>
          <table:table-cell table:style-name="ce229" office:value-type="float" office:value="303.65026442">
            <text:p>303.7</text:p>
          </table:table-cell>
          <table:table-cell table:style-name="ce231" office:value-type="float" office:value="6.82241631534">
            <text:p>6.8</text:p>
          </table:table-cell>
          <table:table-cell table:style-name="ce231" office:value-type="float" office:value="70.9023319991">
            <text:p>70.9</text:p>
          </table:table-cell>
          <table:table-cell table:style-name="ce216" office:value-type="float" office:value="6.73924500581">
            <text:p>6.7</text:p>
          </table:table-cell>
          <table:table-cell table:style-name="ce229" office:value-type="float" office:value="74.4310427775">
            <text:p>74.4</text:p>
          </table:table-cell>
          <table:table-cell table:style-name="ce231" office:value-type="float" office:value="18.2190263835">
            <text:p>18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99926881999">
            <text:p>9.0</text:p>
          </table:table-cell>
          <table:table-cell table:style-name="ce229" office:value-type="float" office:value="7.60309710642">
            <text:p>7.6</text:p>
          </table:table-cell>
          <table:table-cell table:style-name="ce231" office:value-type="float" office:value="5.70916044086">
            <text:p>5.7</text:p>
          </table:table-cell>
          <table:table-cell table:style-name="ce231" office:value-type="float" office:value="123.919905348">
            <text:p>123.9</text:p>
          </table:table-cell>
          <table:table-cell table:style-name="ce218" office:value-type="float" office:value="1.33434999965">
            <text:p>1.3</text:p>
          </table:table-cell>
          <table:table-cell table:style-name="ce229" office:value-type="float" office:value="419.421153821">
            <text:p>419.4</text:p>
          </table:table-cell>
          <table:table-cell table:style-name="ce231" office:value-type="float" office:value="13.8011344996">
            <text:p>13.8</text:p>
          </table:table-cell>
          <table:table-cell table:style-name="ce231" office:value-type="float" office:value="0">
            <text:p>0.0</text:p>
          </table:table-cell>
          <table:table-cell table:style-name="ce218" office:value-type="float" office:value="1.69205087267">
            <text:p>1.7</text:p>
          </table:table-cell>
          <table:table-cell table:style-name="ce229" office:value-type="float" office:value="391.973672515">
            <text:p>392.0</text:p>
          </table:table-cell>
          <table:table-cell table:style-name="ce231" office:value-type="float" office:value="2.92133591519">
            <text:p>2.9</text:p>
          </table:table-cell>
          <table:table-cell table:style-name="ce231" office:value-type="float" office:value="300.684581958">
            <text:p>300.7</text:p>
          </table:table-cell>
          <table:table-cell table:style-name="ce216" office:value-type="float" office:value="14.4617536532">
            <text:p>14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office:value-type="float" office:value="2.8801064959">
            <text:p>2.9</text:p>
          </table:table-cell>
          <table:table-cell table:style-name="ce231" office:value-type="float" office:value="303.65026442">
            <text:p>303.7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4.61539162244">
            <text:p>4.6</text:p>
          </table:table-cell>
          <table:table-cell table:style-name="ce231" office:value-type="float" office:value="186.845921049">
            <text:p>186.8</text:p>
          </table:table-cell>
          <table:table-cell table:style-name="ce216" office:value-type="float" office:value="8.73173272799">
            <text:p>8.7</text:p>
          </table:table-cell>
          <table:table-cell table:style-name="ce229" office:value-type="float" office:value="12.0990707275">
            <text:p>12.1</text:p>
          </table:table-cell>
          <table:table-cell table:style-name="ce231" office:value-type="float" office:value="16.2233028894">
            <text:p>16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602145172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65765816331">
            <text:p>7.7</text:p>
          </table:table-cell>
          <table:table-cell table:style-name="ce231" office:value-type="float" office:value="39.7268913064">
            <text:p>39.7</text:p>
          </table:table-cell>
          <table:table-cell table:style-name="ce216" office:value-type="float" office:value="3.18740560354">
            <text:p>3.2</text:p>
          </table:table-cell>
          <table:table-cell table:style-name="ce229" office:value-type="float" office:value="281.738275218">
            <text:p>281.7</text:p>
          </table:table-cell>
          <table:table-cell table:style-name="ce231" office:value-type="float" office:value="15.3913170054">
            <text:p>15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2331947252">
            <text:p>3.4</text:p>
          </table:table-cell>
          <table:table-cell table:style-name="ce229" office:value-type="float" office:value="265.234833764">
            <text:p>265.2</text:p>
          </table:table-cell>
          <table:table-cell table:style-name="ce231" office:value-type="float" office:value="3.09454381758">
            <text:p>3.1</text:p>
          </table:table-cell>
          <table:table-cell table:style-name="ce231" office:value-type="float" office:value="288.312029013">
            <text:p>288.3</text:p>
          </table:table-cell>
          <table:table-cell table:style-name="ce216" office:value-type="float" office:value="16.49183499">
            <text:p>16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6" office:value-type="float" office:value="6.82241631534">
            <text:p>6.8</text:p>
          </table:table-cell>
          <table:table-cell table:style-name="ce231" office:value-type="float" office:value="70.9023319991">
            <text:p>70.9</text:p>
          </table:table-cell>
          <table:table-cell table:style-name="ce216" office:value-type="float" office:value="4.61539162244">
            <text:p>4.6</text:p>
          </table:table-cell>
          <table:table-cell table:style-name="ce229" office:value-type="float" office:value="186.845921049">
            <text:p>186.8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3.1357952954">
            <text:p>13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0317528558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4331389534">
            <text:p>1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6558958925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5860584379">
            <text:p>7.6</text:p>
          </table:table-cell>
          <table:table-cell table:style-name="ce229" office:value-type="float" office:value="42.0834933156">
            <text:p>42.1</text:p>
          </table:table-cell>
          <table:table-cell table:style-name="ce231" office:value-type="float" office:value="19.8737354956">
            <text:p>19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58725111929">
            <text:p>7.6</text:p>
          </table:table-cell>
          <table:table-cell table:style-name="ce229" office:value-type="float" office:value="42.043736004">
            <text:p>42.0</text:p>
          </table:table-cell>
          <table:table-cell table:style-name="ce231" office:value-type="float" office:value="5.97987232187">
            <text:p>6.0</text:p>
          </table:table-cell>
          <table:table-cell table:style-name="ce231" office:value-type="float" office:value="109.922179741">
            <text:p>109.9</text:p>
          </table:table-cell>
          <table:table-cell table:style-name="ce216" office:value-type="float" office:value="20.8755058182">
            <text:p>20.9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office:value-type="float" office:value="6.73924500581">
            <text:p>6.7</text:p>
          </table:table-cell>
          <table:table-cell table:style-name="ce231" office:value-type="float" office:value="74.4310427775">
            <text:p>74.4</text:p>
          </table:table-cell>
          <table:table-cell table:style-name="ce216" office:value-type="float" office:value="8.73173272799">
            <text:p>8.7</text:p>
          </table:table-cell>
          <table:table-cell table:style-name="ce229" office:value-type="float" office:value="12.0990707275">
            <text:p>12.1</text:p>
          </table:table-cell>
          <table:table-cell table:style-name="ce231" office:value-type="float" office:value="13.1357952954">
            <text:p>13.1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4.8541571166">
            <text:p>24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0839115706">
            <text:p>3.4</text:p>
          </table:table-cell>
          <table:table-cell table:style-name="ce229" office:value-type="float" office:value="266.270496441">
            <text:p>266.3</text:p>
          </table:table-cell>
          <table:table-cell table:style-name="ce231" office:value-type="float" office:value="2.57191357126">
            <text:p>2.6</text:p>
          </table:table-cell>
          <table:table-cell table:style-name="ce231" office:value-type="float" office:value="326.055028124">
            <text:p>326.1</text:p>
          </table:table-cell>
          <table:table-cell table:style-name="ce216" office:value-type="float" office:value="6.03952454925">
            <text:p>6.0</text:p>
          </table:table-cell>
          <table:table-cell table:style-name="ce229" office:value-type="float" office:value="106.929202599">
            <text:p>106.9</text:p>
          </table:table-cell>
          <table:table-cell table:style-name="ce231" office:value-type="float" office:value="7.20553634564">
            <text:p>7.2</text:p>
          </table:table-cell>
          <table:table-cell table:style-name="ce231" office:value-type="float" office:value="55.6189581907">
            <text:p>55.6</text:p>
          </table:table-cell>
          <table:table-cell table:style-name="ce216" office:value-type="float" office:value="5.58214110366">
            <text:p>5.6</text:p>
          </table:table-cell>
          <table:table-cell table:style-name="ce229" office:value-type="float" office:value="130.716134943">
            <text:p>130.7</text:p>
          </table:table-cell>
          <table:table-cell table:style-name="ce231" office:value-type="float" office:value="7.60978481435">
            <text:p>7.6</text:p>
          </table:table-cell>
          <table:table-cell table:style-name="ce231" office:value-type="float" office:value="41.2957778569">
            <text:p>41.3</text:p>
          </table:table-cell>
          <table:table-cell table:style-name="ce216" office:value-type="float" office:value="7.77879742191">
            <text:p>7.8</text:p>
          </table:table-cell>
          <table:table-cell table:style-name="ce229" office:value-type="float" office:value="35.8804932828">
            <text:p>35.9</text:p>
          </table:table-cell>
          <table:table-cell table:number-columns-repeated="26"/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16" office:value-type="float" office:value="18.2190263835">
            <text:p>18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2233028894">
            <text:p>16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0317528558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4.8541571166">
            <text:p>24.9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27.1217607243">
            <text:p>27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3.5556773217">
            <text:p>23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8.9059328163">
            <text:p>18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1.5685299392">
            <text:p>31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9.3589564687">
            <text:p>19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9357764715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2.6302116587">
            <text:p>32.6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6" office:value-type="float" office:value="8.99926881999">
            <text:p>9.0</text:p>
          </table:table-cell>
          <table:table-cell table:style-name="ce231" office:value-type="float" office:value="7.60309710642">
            <text:p>7.6</text:p>
          </table:table-cell>
          <table:table-cell table:style-name="ce216" office:value-type="float" office:value="11.3602145172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5.4331389534">
            <text:p>15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0839115706">
            <text:p>3.4</text:p>
          </table:table-cell>
          <table:table-cell table:style-name="ce229" office:value-type="float" office:value="266.270496441">
            <text:p>266.3</text:p>
          </table:table-cell>
          <table:table-cell table:style-name="ce231" office:value-type="float" office:value="27.1217607243">
            <text:p>27.1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4.04667869298">
            <text:p>4.0</text:p>
          </table:table-cell>
          <table:table-cell table:style-name="ce231" office:value-type="float" office:value="223.121988685">
            <text:p>223.1</text:p>
          </table:table-cell>
          <table:table-cell table:style-name="ce216" office:value-type="float" office:value="8.65224322741">
            <text:p>8.7</text:p>
          </table:table-cell>
          <table:table-cell table:style-name="ce229" office:value-type="float" office:value="13.6254326571">
            <text:p>13.6</text:p>
          </table:table-cell>
          <table:table-cell table:style-name="ce231" office:value-type="float" office:value="7.12935786241">
            <text:p>7.1</text:p>
          </table:table-cell>
          <table:table-cell table:style-name="ce231" office:value-type="float" office:value="58.5283461043">
            <text:p>58.5</text:p>
          </table:table-cell>
          <table:table-cell table:style-name="ce216" office:value-type="float" office:value="7.96300631699">
            <text:p>8.0</text:p>
          </table:table-cell>
          <table:table-cell table:style-name="ce229" office:value-type="float" office:value="30.376088668">
            <text:p>30.4</text:p>
          </table:table-cell>
          <table:table-cell table:style-name="ce231" office:value-type="float" office:value="9.62046687399">
            <text:p>9.6</text:p>
          </table:table-cell>
          <table:table-cell table:style-name="ce231" office:value-type="float" office:value="1.11701730473">
            <text:p>1.1</text:p>
          </table:table-cell>
          <table:table-cell table:style-name="ce216" office:value-type="float" office:value="6.19460220402">
            <text:p>6.2</text:p>
          </table:table-cell>
          <table:table-cell table:style-name="ce229" office:value-type="float" office:value="99.3071592605">
            <text:p>99.3</text:p>
          </table:table-cell>
          <table:table-cell table:number-columns-repeated="26"/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office:value-type="float" office:value="5.70916044086">
            <text:p>5.7</text:p>
          </table:table-cell>
          <table:table-cell table:style-name="ce231" office:value-type="float" office:value="123.919905348">
            <text:p>123.9</text:p>
          </table:table-cell>
          <table:table-cell table:style-name="ce216" office:value-type="float" office:value="7.65765816331">
            <text:p>7.7</text:p>
          </table:table-cell>
          <table:table-cell table:style-name="ce229" office:value-type="float" office:value="39.7268913064">
            <text:p>39.7</text:p>
          </table:table-cell>
          <table:table-cell table:style-name="ce231" office:value-type="float" office:value="11.6558958925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.57191357126">
            <text:p>2.6</text:p>
          </table:table-cell>
          <table:table-cell table:style-name="ce229" office:value-type="float" office:value="326.055028124">
            <text:p>326.1</text:p>
          </table:table-cell>
          <table:table-cell table:style-name="ce231" office:value-type="float" office:value="23.5556773217">
            <text:p>23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4.04667869298">
            <text:p>4.0</text:p>
          </table:table-cell>
          <table:table-cell table:style-name="ce229" office:value-type="float" office:value="223.121988685">
            <text:p>223.1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5.46578846987">
            <text:p>5.5</text:p>
          </table:table-cell>
          <table:table-cell table:style-name="ce229" office:value-type="float" office:value="137.065863968">
            <text:p>137.1</text:p>
          </table:table-cell>
          <table:table-cell table:style-name="ce231" office:value-type="float" office:value="9.15982975164">
            <text:p>9.2</text:p>
          </table:table-cell>
          <table:table-cell table:style-name="ce231" office:value-type="float" office:value="5.38875213153">
            <text:p>5.4</text:p>
          </table:table-cell>
          <table:table-cell table:style-name="ce216" office:value-type="float" office:value="4.31597981137">
            <text:p>4.3</text:p>
          </table:table-cell>
          <table:table-cell table:style-name="ce229" office:value-type="float" office:value="205.67032028">
            <text:p>205.7</text:p>
          </table:table-cell>
          <table:table-cell table:style-name="ce231" office:value-type="float" office:value="5.76806721227">
            <text:p>5.8</text:p>
          </table:table-cell>
          <table:table-cell table:style-name="ce231" office:value-type="float" office:value="120.816985188">
            <text:p>120.8</text:p>
          </table:table-cell>
          <table:table-cell table:style-name="ce216" office:value-type="float" office:value="9.44727995948">
            <text:p>9.4</text:p>
          </table:table-cell>
          <table:table-cell table:style-name="ce229" office:value-type="float" office:value="2.35518070639">
            <text:p>2.4</text:p>
          </table:table-cell>
          <table:table-cell table:number-columns-repeated="26"/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8" office:value-type="float" office:value="1.33434999965">
            <text:p>1.3</text:p>
          </table:table-cell>
          <table:table-cell table:style-name="ce231" office:value-type="float" office:value="419.421153821">
            <text:p>419.4</text:p>
          </table:table-cell>
          <table:table-cell table:style-name="ce216" office:value-type="float" office:value="3.18740560354">
            <text:p>3.2</text:p>
          </table:table-cell>
          <table:table-cell table:style-name="ce229" office:value-type="float" office:value="281.738275218">
            <text:p>281.7</text:p>
          </table:table-cell>
          <table:table-cell table:style-name="ce231" office:value-type="float" office:value="7.5860584379">
            <text:p>7.6</text:p>
          </table:table-cell>
          <table:table-cell table:style-name="ce231" office:value-type="float" office:value="42.0834933156">
            <text:p>42.1</text:p>
          </table:table-cell>
          <table:table-cell table:style-name="ce216" office:value-type="float" office:value="6.03952454925">
            <text:p>6.0</text:p>
          </table:table-cell>
          <table:table-cell table:style-name="ce229" office:value-type="float" office:value="106.929202599">
            <text:p>106.9</text:p>
          </table:table-cell>
          <table:table-cell table:style-name="ce231" office:value-type="float" office:value="18.9059328163">
            <text:p>18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65224322741">
            <text:p>8.7</text:p>
          </table:table-cell>
          <table:table-cell table:style-name="ce229" office:value-type="float" office:value="13.6254326571">
            <text:p>13.6</text:p>
          </table:table-cell>
          <table:table-cell table:style-name="ce231" office:value-type="float" office:value="5.46578846987">
            <text:p>5.5</text:p>
          </table:table-cell>
          <table:table-cell table:style-name="ce231" office:value-type="float" office:value="137.065863968">
            <text:p>137.1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2.9012438507">
            <text:p>12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.79526341357">
            <text:p>1.8</text:p>
          </table:table-cell>
          <table:table-cell table:style-name="ce229" office:value-type="float" office:value="384.11390939">
            <text:p>384.1</text:p>
          </table:table-cell>
          <table:table-cell table:style-name="ce231" office:value-type="float" office:value="3.74990615727">
            <text:p>3.7</text:p>
          </table:table-cell>
          <table:table-cell table:style-name="ce231" office:value-type="float" office:value="242.886625371">
            <text:p>242.9</text:p>
          </table:table-cell>
          <table:table-cell table:style-name="ce216" office:value-type="float" office:value="13.7655623713">
            <text:p>13.8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office:value-type="float" office:value="13.8011344996">
            <text:p>13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3913170054">
            <text:p>1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9.8737354956">
            <text:p>19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20553634564">
            <text:p>7.2</text:p>
          </table:table-cell>
          <table:table-cell table:style-name="ce229" office:value-type="float" office:value="55.6189581907">
            <text:p>55.6</text:p>
          </table:table-cell>
          <table:table-cell table:style-name="ce231" office:value-type="float" office:value="31.5685299392">
            <text:p>31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12935786241">
            <text:p>7.1</text:p>
          </table:table-cell>
          <table:table-cell table:style-name="ce229" office:value-type="float" office:value="58.5283461043">
            <text:p>58.5</text:p>
          </table:table-cell>
          <table:table-cell table:style-name="ce231" office:value-type="float" office:value="9.15982975164">
            <text:p>9.2</text:p>
          </table:table-cell>
          <table:table-cell table:style-name="ce231" office:value-type="float" office:value="5.38875213153">
            <text:p>5.4</text:p>
          </table:table-cell>
          <table:table-cell table:style-name="ce216" office:value-type="float" office:value="12.9012438507">
            <text:p>12.9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2.576438042">
            <text:p>12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4.4671527154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3071780368">
            <text:p>3.3</text:p>
          </table:table-cell>
          <table:table-cell table:style-name="ce229" office:value-type="float" office:value="273.323431871">
            <text:p>273.3</text:p>
          </table:table-cell>
          <table:table-cell table:number-columns-repeated="26"/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8" office:value-type="float" office:value="1.69205087267">
            <text:p>1.7</text:p>
          </table:table-cell>
          <table:table-cell table:style-name="ce231" office:value-type="float" office:value="391.973672515">
            <text:p>392.0</text:p>
          </table:table-cell>
          <table:table-cell table:style-name="ce216" office:value-type="float" office:value="3.42331947252">
            <text:p>3.4</text:p>
          </table:table-cell>
          <table:table-cell table:style-name="ce229" office:value-type="float" office:value="265.234833764">
            <text:p>265.2</text:p>
          </table:table-cell>
          <table:table-cell table:style-name="ce231" office:value-type="float" office:value="7.58725111929">
            <text:p>7.6</text:p>
          </table:table-cell>
          <table:table-cell table:style-name="ce231" office:value-type="float" office:value="42.043736004">
            <text:p>42.0</text:p>
          </table:table-cell>
          <table:table-cell table:style-name="ce216" office:value-type="float" office:value="5.58214110366">
            <text:p>5.6</text:p>
          </table:table-cell>
          <table:table-cell table:style-name="ce229" office:value-type="float" office:value="130.716134943">
            <text:p>130.7</text:p>
          </table:table-cell>
          <table:table-cell table:style-name="ce231" office:value-type="float" office:value="19.3589564687">
            <text:p>19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96300631699">
            <text:p>8.0</text:p>
          </table:table-cell>
          <table:table-cell table:style-name="ce229" office:value-type="float" office:value="30.376088668">
            <text:p>30.4</text:p>
          </table:table-cell>
          <table:table-cell table:style-name="ce231" office:value-type="float" office:value="4.31597981137">
            <text:p>4.3</text:p>
          </table:table-cell>
          <table:table-cell table:style-name="ce231" office:value-type="float" office:value="205.67032028">
            <text:p>205.7</text:p>
          </table:table-cell>
          <table:table-cell table:style-name="ce216" office:value-type="float" office:value="1.79526341357">
            <text:p>1.8</text:p>
          </table:table-cell>
          <table:table-cell table:style-name="ce229" office:value-type="float" office:value="384.11390939">
            <text:p>384.1</text:p>
          </table:table-cell>
          <table:table-cell table:style-name="ce231" office:value-type="float" office:value="12.576438042">
            <text:p>12.6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.43671795942">
            <text:p>2.4</text:p>
          </table:table-cell>
          <table:table-cell table:style-name="ce231" office:value-type="float" office:value="336.007171739">
            <text:p>336.0</text:p>
          </table:table-cell>
          <table:table-cell table:style-name="ce216" office:value-type="float" office:value="13.3267780084">
            <text:p>13.3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office:value-type="float" office:value="2.92133591519">
            <text:p>2.9</text:p>
          </table:table-cell>
          <table:table-cell table:style-name="ce231" office:value-type="float" office:value="300.684581958">
            <text:p>300.7</text:p>
          </table:table-cell>
          <table:table-cell table:style-name="ce216" office:value-type="float" office:value="3.09454381758">
            <text:p>3.1</text:p>
          </table:table-cell>
          <table:table-cell table:style-name="ce229" office:value-type="float" office:value="288.312029013">
            <text:p>288.3</text:p>
          </table:table-cell>
          <table:table-cell table:style-name="ce231" office:value-type="float" office:value="5.97987232187">
            <text:p>6.0</text:p>
          </table:table-cell>
          <table:table-cell table:style-name="ce231" office:value-type="float" office:value="109.922179741">
            <text:p>109.9</text:p>
          </table:table-cell>
          <table:table-cell table:style-name="ce216" office:value-type="float" office:value="7.60978481435">
            <text:p>7.6</text:p>
          </table:table-cell>
          <table:table-cell table:style-name="ce229" office:value-type="float" office:value="41.2957778569">
            <text:p>41.3</text:p>
          </table:table-cell>
          <table:table-cell table:style-name="ce231" office:value-type="float" office:value="17.9357764715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62046687399">
            <text:p>9.6</text:p>
          </table:table-cell>
          <table:table-cell table:style-name="ce229" office:value-type="float" office:value="1.11701730473">
            <text:p>1.1</text:p>
          </table:table-cell>
          <table:table-cell table:style-name="ce231" office:value-type="float" office:value="5.76806721227">
            <text:p>5.8</text:p>
          </table:table-cell>
          <table:table-cell table:style-name="ce231" office:value-type="float" office:value="120.816985188">
            <text:p>120.8</text:p>
          </table:table-cell>
          <table:table-cell table:style-name="ce216" office:value-type="float" office:value="3.74990615727">
            <text:p>3.7</text:p>
          </table:table-cell>
          <table:table-cell table:style-name="ce229" office:value-type="float" office:value="242.886625371">
            <text:p>242.9</text:p>
          </table:table-cell>
          <table:table-cell table:style-name="ce231" office:value-type="float" office:value="14.4671527154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.43671795942">
            <text:p>2.4</text:p>
          </table:table-cell>
          <table:table-cell table:style-name="ce229" office:value-type="float" office:value="336.007171739">
            <text:p>336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5.1611984512">
            <text:p>15.2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office:value-type="float" office:value="14.4617536532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49183499">
            <text:p>16.5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8755058182">
            <text:p>20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77879742191">
            <text:p>7.8</text:p>
          </table:table-cell>
          <table:table-cell table:style-name="ce229" office:value-type="float" office:value="35.8804932828">
            <text:p>35.9</text:p>
          </table:table-cell>
          <table:table-cell table:style-name="ce231" office:value-type="float" office:value="32.6302116587">
            <text:p>32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6.19460220402">
            <text:p>6.2</text:p>
          </table:table-cell>
          <table:table-cell table:style-name="ce229" office:value-type="float" office:value="99.3071592605">
            <text:p>99.3</text:p>
          </table:table-cell>
          <table:table-cell table:style-name="ce231" office:value-type="float" office:value="9.44727995948">
            <text:p>9.4</text:p>
          </table:table-cell>
          <table:table-cell table:style-name="ce231" office:value-type="float" office:value="2.35518070639">
            <text:p>2.4</text:p>
          </table:table-cell>
          <table:table-cell table:style-name="ce216" office:value-type="float" office:value="13.7655623713">
            <text:p>13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.3071780368">
            <text:p>3.3</text:p>
          </table:table-cell>
          <table:table-cell table:style-name="ce231" office:value-type="float" office:value="273.323431871">
            <text:p>273.3</text:p>
          </table:table-cell>
          <table:table-cell table:style-name="ce216" office:value-type="float" office:value="13.3267780084">
            <text:p>13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5.1611984512">
            <text:p>15.2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/>
          <table:table-cell table:number-columns-repeated="26"/>
        </table:table-row>
        <table:table-row table:style-name="ro11">
          <table:table-cell table:style-name="ce62"/>
          <table:table-cell table:style-name="ce219" table:number-columns-repeated="13"/>
          <table:table-cell table:style-name="ce221" table:number-columns-repeated="11"/>
          <table:table-cell table:number-columns-repeated="26"/>
        </table:table-row>
        <table:table-row table:style-name="ro1">
          <table:table-cell table:style-name="ce207" office:value-type="string" table:number-columns-spanned="1" table:number-rows-spanned="3">
            <text:p>AVG (MNI, R = 5)</text:p>
          </table:table-cell>
          <table:table-cell table:style-name="ce219" table:number-columns-repeated="13"/>
          <table:table-cell table:style-name="ce221" table:number-columns-repeated="11"/>
          <table:table-cell table:number-columns-repeated="26"/>
        </table:table-row>
        <table:table-row table:style-name="ro2">
          <table:covered-table-cell table:style-name="ce208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9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28"/>
          <table:table-cell table:style-name="ce216" table:formula="of:=([.D44]+[.D63])/2" office:value-type="float" office:value="6.172301611655">
            <text:p>6.2</text:p>
          </table:table-cell>
          <table:table-cell table:style-name="ce229" table:formula="of:=([.E44]+[.E63])/2" office:value-type="float" office:value="152.931149501905">
            <text:p>152.9</text:p>
          </table:table-cell>
          <table:table-cell table:style-name="ce216" table:formula="of:=([.F44]+[.F63])/2" office:value-type="float" office:value="5.916887322625">
            <text:p>5.9</text:p>
          </table:table-cell>
          <table:table-cell table:style-name="ce229" table:formula="of:=([.G44]+[.G63])/2" office:value-type="float" office:value="116.92919776305">
            <text:p>116.9</text:p>
          </table:table-cell>
          <table:table-cell table:style-name="ce216" table:formula="of:=([.H44]+[.H63])/2" office:value-type="float" office:value="8.139458069185">
            <text:p>8.1</text:p>
          </table:table-cell>
          <table:table-cell table:style-name="ce229" table:formula="of:=([.I44]+[.I63])/2" office:value-type="float" office:value="38.03489261358">
            <text:p>38.0</text:p>
          </table:table-cell>
          <table:table-cell table:style-name="ce216" table:formula="of:=([.J44]+[.J63])/2" office:value-type="float" office:value="19.12143426305">
            <text:p>19.1</text:p>
          </table:table-cell>
          <table:table-cell table:style-name="ce229" table:formula="of:=([.K44]+[.K63])/2" office:value-type="float" office:value="0">
            <text:p>0.0</text:p>
          </table:table-cell>
          <table:table-cell table:style-name="ce216" table:formula="of:=([.L44]+[.L63])/2" office:value-type="float" office:value="6.87584245831">
            <text:p>6.9</text:p>
          </table:table-cell>
          <table:table-cell table:style-name="ce229" table:formula="of:=([.M44]+[.M63])/2" office:value-type="float" office:value="93.02417645121">
            <text:p>93.0</text:p>
          </table:table-cell>
          <table:table-cell table:style-name="ce216" table:formula="of:=([.N44]+[.N63])/2" office:value-type="float" office:value="6.681722303665">
            <text:p>6.7</text:p>
          </table:table-cell>
          <table:table-cell table:style-name="ce229" table:formula="of:=([.O44]+[.O63])/2" office:value-type="float" office:value="81.87823348635">
            <text:p>81.9</text:p>
          </table:table-cell>
          <table:table-cell table:style-name="ce218" table:formula="of:=([.P44]+[.P63])/2" office:value-type="float" office:value="3.440912415525">
            <text:p>3.4</text:p>
          </table:table-cell>
          <table:table-cell table:style-name="ce229" table:formula="of:=([.Q44]+[.Q63])/2" office:value-type="float" office:value="276.008416584">
            <text:p>276.0</text:p>
          </table:table-cell>
          <table:table-cell table:style-name="ce216" table:formula="of:=([.R44]+[.R63])/2" office:value-type="float" office:value="9.81453516832">
            <text:p>9.8</text:p>
          </table:table-cell>
          <table:table-cell table:style-name="ce229" table:formula="of:=([.S44]+[.S63])/2" office:value-type="float" office:value="58.8478075965">
            <text:p>58.8</text:p>
          </table:table-cell>
          <table:table-cell table:style-name="ce216" table:formula="of:=([.T44]+[.T63])/2" office:value-type="float" office:value="6.219520638135">
            <text:p>6.2</text:p>
          </table:table-cell>
          <table:table-cell table:style-name="ce229" table:formula="of:=([.U44]+[.U63])/2" office:value-type="float" office:value="195.9868362575">
            <text:p>196.0</text:p>
          </table:table-cell>
          <table:table-cell table:style-name="ce216" table:formula="of:=([.V44]+[.V63])/2" office:value-type="float" office:value="5.937463088165">
            <text:p>5.9</text:p>
          </table:table-cell>
          <table:table-cell table:style-name="ce229" table:formula="of:=([.W44]+[.W63])/2" office:value-type="float" office:value="154.492257575345">
            <text:p>154.5</text:p>
          </table:table-cell>
          <table:table-cell table:style-name="ce216" table:formula="of:=([.X44]+[.X63])/2" office:value-type="float" office:value="13.593185936">
            <text:p>13.6</text:p>
          </table:table-cell>
          <table:table-cell table:style-name="ce229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table:formula="of:=([.B45]+[.B64])/2" office:value-type="float" office:value="6.172301611655">
            <text:p>6.2</text:p>
          </table:table-cell>
          <table:table-cell table:style-name="ce229" table:formula="of:=([.C45]+[.C64])/2" office:value-type="float" office:value="152.931149501905">
            <text:p>152.9</text:p>
          </table:table-cell>
          <table:table-cell table:style-name="ce215"/>
          <table:table-cell table:style-name="ce228"/>
          <table:table-cell table:style-name="ce216" table:formula="of:=([.F45]+[.F64])/2" office:value-type="float" office:value="5.17735159483">
            <text:p>5.2</text:p>
          </table:table-cell>
          <table:table-cell table:style-name="ce229" table:formula="of:=([.G45]+[.G64])/2" office:value-type="float" office:value="154.586852439">
            <text:p>154.6</text:p>
          </table:table-cell>
          <table:table-cell table:style-name="ce216" table:formula="of:=([.H45]+[.H64])/2" office:value-type="float" office:value="13.322996419595">
            <text:p>13.3</text:p>
          </table:table-cell>
          <table:table-cell table:style-name="ce229" table:formula="of:=([.I45]+[.I64])/2" office:value-type="float" office:value="6.04953536375">
            <text:p>6.0</text:p>
          </table:table-cell>
          <table:table-cell table:style-name="ce216" table:formula="of:=([.J45]+[.J64])/2" office:value-type="float" office:value="16.4939183079">
            <text:p>16.5</text:p>
          </table:table-cell>
          <table:table-cell table:style-name="ce229" table:formula="of:=([.K45]+[.K64])/2" office:value-type="float" office:value="0">
            <text:p>0.0</text:p>
          </table:table-cell>
          <table:table-cell table:style-name="ce216" table:formula="of:=([.L45]+[.L64])/2" office:value-type="float" office:value="11.66477451905">
            <text:p>11.7</text:p>
          </table:table-cell>
          <table:table-cell table:style-name="ce229" table:formula="of:=([.M45]+[.M64])/2" office:value-type="float" office:value="0">
            <text:p>0.0</text:p>
          </table:table-cell>
          <table:table-cell table:style-name="ce216" table:formula="of:=([.N45]+[.N64])/2" office:value-type="float" office:value="10.848400546155">
            <text:p>10.8</text:p>
          </table:table-cell>
          <table:table-cell table:style-name="ce229" table:formula="of:=([.O45]+[.O64])/2" office:value-type="float" office:value="19.8634456532">
            <text:p>19.9</text:p>
          </table:table-cell>
          <table:table-cell table:style-name="ce216" table:formula="of:=([.P45]+[.P64])/2" office:value-type="float" office:value="3.657449484205">
            <text:p>3.7</text:p>
          </table:table-cell>
          <table:table-cell table:style-name="ce229" table:formula="of:=([.Q45]+[.Q64])/2" office:value-type="float" office:value="249.7866887145">
            <text:p>249.8</text:p>
          </table:table-cell>
          <table:table-cell table:style-name="ce216" table:formula="of:=([.R45]+[.R64])/2" office:value-type="float" office:value="14.3719600134">
            <text:p>14.4</text:p>
          </table:table-cell>
          <table:table-cell table:style-name="ce229" table:formula="of:=([.S45]+[.S64])/2" office:value-type="float" office:value="0">
            <text:p>0.0</text:p>
          </table:table-cell>
          <table:table-cell table:style-name="ce216" table:formula="of:=([.T45]+[.T64])/2" office:value-type="float" office:value="5.35462754907">
            <text:p>5.4</text:p>
          </table:table-cell>
          <table:table-cell table:style-name="ce229" table:formula="of:=([.U45]+[.U64])/2" office:value-type="float" office:value="158.92723040665">
            <text:p>158.9</text:p>
          </table:table-cell>
          <table:table-cell table:style-name="ce216" table:formula="of:=([.V45]+[.V64])/2" office:value-type="float" office:value="8.48506992989">
            <text:p>8.5</text:p>
          </table:table-cell>
          <table:table-cell table:style-name="ce229" table:formula="of:=([.W45]+[.W64])/2" office:value-type="float" office:value="144.1560145065">
            <text:p>144.2</text:p>
          </table:table-cell>
          <table:table-cell table:style-name="ce216" table:formula="of:=([.X45]+[.X64])/2" office:value-type="float" office:value="18.60535730435">
            <text:p>18.6</text:p>
          </table:table-cell>
          <table:table-cell table:style-name="ce229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6" table:formula="of:=([.B46]+[.B65])/2" office:value-type="float" office:value="5.916887322625">
            <text:p>5.9</text:p>
          </table:table-cell>
          <table:table-cell table:style-name="ce229" table:formula="of:=([.C46]+[.C65])/2" office:value-type="float" office:value="116.92919776305">
            <text:p>116.9</text:p>
          </table:table-cell>
          <table:table-cell table:style-name="ce216" table:formula="of:=([.D46]+[.D65])/2" office:value-type="float" office:value="5.17735159483">
            <text:p>5.2</text:p>
          </table:table-cell>
          <table:table-cell table:style-name="ce229" table:formula="of:=([.E46]+[.E65])/2" office:value-type="float" office:value="154.586852439">
            <text:p>154.6</text:p>
          </table:table-cell>
          <table:table-cell table:style-name="ce215"/>
          <table:table-cell table:style-name="ce228"/>
          <table:table-cell table:style-name="ce216" table:formula="of:=([.H46]+[.H65])/2" office:value-type="float" office:value="13.76746186895">
            <text:p>13.8</text:p>
          </table:table-cell>
          <table:table-cell table:style-name="ce229" table:formula="of:=([.I46]+[.I65])/2" office:value-type="float" office:value="0">
            <text:p>0.0</text:p>
          </table:table-cell>
          <table:table-cell table:style-name="ce216" table:formula="of:=([.J46]+[.J65])/2" office:value-type="float" office:value="14.6078520082">
            <text:p>14.6</text:p>
          </table:table-cell>
          <table:table-cell table:style-name="ce229" table:formula="of:=([.K46]+[.K65])/2" office:value-type="float" office:value="0">
            <text:p>0.0</text:p>
          </table:table-cell>
          <table:table-cell table:style-name="ce216" table:formula="of:=([.L46]+[.L65])/2" office:value-type="float" office:value="12.31014633289">
            <text:p>12.3</text:p>
          </table:table-cell>
          <table:table-cell table:style-name="ce229" table:formula="of:=([.M46]+[.M65])/2" office:value-type="float" office:value="2.524336398605">
            <text:p>2.5</text:p>
          </table:table-cell>
          <table:table-cell table:style-name="ce216" table:formula="of:=([.N46]+[.N65])/2" office:value-type="float" office:value="11.7641500042">
            <text:p>11.8</text:p>
          </table:table-cell>
          <table:table-cell table:style-name="ce229" table:formula="of:=([.O46]+[.O65])/2" office:value-type="float" office:value="0">
            <text:p>0.0</text:p>
          </table:table-cell>
          <table:table-cell table:style-name="ce216" table:formula="of:=([.P46]+[.P65])/2" office:value-type="float" office:value="4.95898237581">
            <text:p>5.0</text:p>
          </table:table-cell>
          <table:table-cell table:style-name="ce229" table:formula="of:=([.Q46]+[.Q65])/2" office:value-type="float" office:value="192.9272494398">
            <text:p>192.9</text:p>
          </table:table-cell>
          <table:table-cell table:style-name="ce216" table:formula="of:=([.R46]+[.R65])/2" office:value-type="float" office:value="15.15325566435">
            <text:p>15.2</text:p>
          </table:table-cell>
          <table:table-cell table:style-name="ce229" table:formula="of:=([.S46]+[.S65])/2" office:value-type="float" office:value="0">
            <text:p>0.0</text:p>
          </table:table-cell>
          <table:table-cell table:style-name="ce216" table:formula="of:=([.T46]+[.T65])/2" office:value-type="float" office:value="8.095766775">
            <text:p>8.1</text:p>
          </table:table-cell>
          <table:table-cell table:style-name="ce229" table:formula="of:=([.U46]+[.U65])/2" office:value-type="float" office:value="28.31585154885">
            <text:p>28.3</text:p>
          </table:table-cell>
          <table:table-cell table:style-name="ce216" table:formula="of:=([.V46]+[.V65])/2" office:value-type="float" office:value="8.400614688035">
            <text:p>8.4</text:p>
          </table:table-cell>
          <table:table-cell table:style-name="ce229" table:formula="of:=([.W46]+[.W65])/2" office:value-type="float" office:value="54.9610898705">
            <text:p>55.0</text:p>
          </table:table-cell>
          <table:table-cell table:style-name="ce216" table:formula="of:=([.X46]+[.X65])/2" office:value-type="float" office:value="19.1691278271">
            <text:p>19.2</text:p>
          </table:table-cell>
          <table:table-cell table:style-name="ce229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table:formula="of:=([.B47]+[.B66])/2" office:value-type="float" office:value="8.139458069185">
            <text:p>8.1</text:p>
          </table:table-cell>
          <table:table-cell table:style-name="ce229" table:formula="of:=([.C47]+[.C66])/2" office:value-type="float" office:value="38.03489261358">
            <text:p>38.0</text:p>
          </table:table-cell>
          <table:table-cell table:style-name="ce216" table:formula="of:=([.D47]+[.D66])/2" office:value-type="float" office:value="13.322996419595">
            <text:p>13.3</text:p>
          </table:table-cell>
          <table:table-cell table:style-name="ce229" table:formula="of:=([.E47]+[.E66])/2" office:value-type="float" office:value="6.04953536375">
            <text:p>6.0</text:p>
          </table:table-cell>
          <table:table-cell table:style-name="ce216" table:formula="of:=([.F47]+[.F66])/2" office:value-type="float" office:value="13.76746186895">
            <text:p>13.8</text:p>
          </table:table-cell>
          <table:table-cell table:style-name="ce229" table:formula="of:=([.G47]+[.G66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J47]+[.J66])/2" office:value-type="float" office:value="25.1461266823">
            <text:p>25.1</text:p>
          </table:table-cell>
          <table:table-cell table:style-name="ce229" table:formula="of:=([.K47]+[.K66])/2" office:value-type="float" office:value="0">
            <text:p>0.0</text:p>
          </table:table-cell>
          <table:table-cell table:style-name="ce216" table:formula="of:=([.L47]+[.L66])/2" office:value-type="float" office:value="4.826866219175">
            <text:p>4.8</text:p>
          </table:table-cell>
          <table:table-cell table:style-name="ce229" table:formula="of:=([.M47]+[.M66])/2" office:value-type="float" office:value="181.56717990055">
            <text:p>181.6</text:p>
          </table:table-cell>
          <table:table-cell table:style-name="ce216" table:formula="of:=([.N47]+[.N66])/2" office:value-type="float" office:value="3.833170545665">
            <text:p>3.8</text:p>
          </table:table-cell>
          <table:table-cell table:style-name="ce229" table:formula="of:=([.O47]+[.O66])/2" office:value-type="float" office:value="242.076320549">
            <text:p>242.1</text:p>
          </table:table-cell>
          <table:table-cell table:style-name="ce216" table:formula="of:=([.P47]+[.P66])/2" office:value-type="float" office:value="10.329986926475">
            <text:p>10.3</text:p>
          </table:table-cell>
          <table:table-cell table:style-name="ce229" table:formula="of:=([.Q47]+[.Q66])/2" office:value-type="float" office:value="53.4646012995">
            <text:p>53.5</text:p>
          </table:table-cell>
          <table:table-cell table:style-name="ce216" table:formula="of:=([.R47]+[.R66])/2" office:value-type="float" office:value="6.65971454331">
            <text:p>6.7</text:p>
          </table:table-cell>
          <table:table-cell table:style-name="ce229" table:formula="of:=([.S47]+[.S66])/2" office:value-type="float" office:value="79.43207186735">
            <text:p>79.4</text:p>
          </table:table-cell>
          <table:table-cell table:style-name="ce216" table:formula="of:=([.T47]+[.T66])/2" office:value-type="float" office:value="11.16975007238">
            <text:p>11.2</text:p>
          </table:table-cell>
          <table:table-cell table:style-name="ce229" table:formula="of:=([.U47]+[.U66])/2" office:value-type="float" office:value="65.3580674715">
            <text:p>65.4</text:p>
          </table:table-cell>
          <table:table-cell table:style-name="ce216" table:formula="of:=([.V47]+[.V66])/2" office:value-type="float" office:value="8.851658752075">
            <text:p>8.9</text:p>
          </table:table-cell>
          <table:table-cell table:style-name="ce229" table:formula="of:=([.W47]+[.W66])/2" office:value-type="float" office:value="20.64788892845">
            <text:p>20.6</text:p>
          </table:table-cell>
          <table:table-cell table:style-name="ce216" table:formula="of:=([.X47]+[.X66])/2" office:value-type="float" office:value="7.81095028424">
            <text:p>7.8</text:p>
          </table:table-cell>
          <table:table-cell table:style-name="ce229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20" table:formula="of:=([.B48]+[.B67])/2" office:value-type="float" office:value="19.12143426305">
            <text:p>19.1</text:p>
          </table:table-cell>
          <table:table-cell table:style-name="ce229" table:formula="of:=([.C48]+[.C67])/2" office:value-type="float" office:value="0">
            <text:p>0.0</text:p>
          </table:table-cell>
          <table:table-cell table:style-name="ce216" table:formula="of:=([.D48]+[.D67])/2" office:value-type="float" office:value="16.4939183079">
            <text:p>16.5</text:p>
          </table:table-cell>
          <table:table-cell table:style-name="ce229" table:formula="of:=([.E48]+[.E67])/2" office:value-type="float" office:value="0">
            <text:p>0.0</text:p>
          </table:table-cell>
          <table:table-cell table:style-name="ce216" table:formula="of:=([.F48]+[.F67])/2" office:value-type="float" office:value="14.6078520082">
            <text:p>14.6</text:p>
          </table:table-cell>
          <table:table-cell table:style-name="ce229" table:formula="of:=([.G48]+[.G67])/2" office:value-type="float" office:value="0">
            <text:p>0.0</text:p>
          </table:table-cell>
          <table:table-cell table:style-name="ce220" table:formula="of:=([.H48]+[.H67])/2" office:value-type="float" office:value="25.1461266823">
            <text:p>25.1</text:p>
          </table:table-cell>
          <table:table-cell table:style-name="ce229" table:formula="of:=([.I48]+[.I67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L48]+[.L67])/2" office:value-type="float" office:value="24.7991541445">
            <text:p>24.8</text:p>
          </table:table-cell>
          <table:table-cell table:style-name="ce229" table:formula="of:=([.M48]+[.M67])/2" office:value-type="float" office:value="0">
            <text:p>0.0</text:p>
          </table:table-cell>
          <table:table-cell table:style-name="ce216" table:formula="of:=([.N48]+[.N67])/2" office:value-type="float" office:value="23.4600296812">
            <text:p>23.5</text:p>
          </table:table-cell>
          <table:table-cell table:style-name="ce229" table:formula="of:=([.O48]+[.O67])/2" office:value-type="float" office:value="0">
            <text:p>0.0</text:p>
          </table:table-cell>
          <table:table-cell table:style-name="ce216" table:formula="of:=([.P48]+[.P67])/2" office:value-type="float" office:value="18.46239140475">
            <text:p>18.5</text:p>
          </table:table-cell>
          <table:table-cell table:style-name="ce229" table:formula="of:=([.Q48]+[.Q67])/2" office:value-type="float" office:value="0">
            <text:p>0.0</text:p>
          </table:table-cell>
          <table:table-cell table:style-name="ce240" table:formula="of:=([.R48]+[.R67])/2" office:value-type="float" office:value="28.109125046">
            <text:p>28.1</text:p>
          </table:table-cell>
          <table:table-cell table:style-name="ce229" table:formula="of:=([.S48]+[.S67])/2" office:value-type="float" office:value="0">
            <text:p>0.0</text:p>
          </table:table-cell>
          <table:table-cell table:style-name="ce216" table:formula="of:=([.T48]+[.T67])/2" office:value-type="float" office:value="15.38031788775">
            <text:p>15.4</text:p>
          </table:table-cell>
          <table:table-cell table:style-name="ce229" table:formula="of:=([.U48]+[.U67])/2" office:value-type="float" office:value="0">
            <text:p>0.0</text:p>
          </table:table-cell>
          <table:table-cell table:style-name="ce216" table:formula="of:=([.V48]+[.V67])/2" office:value-type="float" office:value="16.7513805257">
            <text:p>16.8</text:p>
          </table:table-cell>
          <table:table-cell table:style-name="ce229" table:formula="of:=([.W48]+[.W67])/2" office:value-type="float" office:value="0">
            <text:p>0.0</text:p>
          </table:table-cell>
          <table:table-cell table:style-name="ce240" table:formula="of:=([.X48]+[.X67])/2" office:value-type="float" office:value="32.2147074836">
            <text:p>32.2</text:p>
          </table:table-cell>
          <table:table-cell table:style-name="ce229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6" table:formula="of:=([.B49]+[.B68])/2" office:value-type="float" office:value="6.87584245831">
            <text:p>6.9</text:p>
          </table:table-cell>
          <table:table-cell table:style-name="ce229" table:formula="of:=([.C49]+[.C68])/2" office:value-type="float" office:value="93.02417645121">
            <text:p>93.0</text:p>
          </table:table-cell>
          <table:table-cell table:style-name="ce216" table:formula="of:=([.D49]+[.D68])/2" office:value-type="float" office:value="11.66477451905">
            <text:p>11.7</text:p>
          </table:table-cell>
          <table:table-cell table:style-name="ce229" table:formula="of:=([.E49]+[.E68])/2" office:value-type="float" office:value="0">
            <text:p>0.0</text:p>
          </table:table-cell>
          <table:table-cell table:style-name="ce216" table:formula="of:=([.F49]+[.F68])/2" office:value-type="float" office:value="12.31014633289">
            <text:p>12.3</text:p>
          </table:table-cell>
          <table:table-cell table:style-name="ce229" table:formula="of:=([.G49]+[.G68])/2" office:value-type="float" office:value="2.524336398605">
            <text:p>2.5</text:p>
          </table:table-cell>
          <table:table-cell table:style-name="ce216" table:formula="of:=([.H49]+[.H68])/2" office:value-type="float" office:value="4.826866219175">
            <text:p>4.8</text:p>
          </table:table-cell>
          <table:table-cell table:style-name="ce229" table:formula="of:=([.I49]+[.I68])/2" office:value-type="float" office:value="181.56717990055">
            <text:p>181.6</text:p>
          </table:table-cell>
          <table:table-cell table:style-name="ce216" table:formula="of:=([.J49]+[.J68])/2" office:value-type="float" office:value="24.7991541445">
            <text:p>24.8</text:p>
          </table:table-cell>
          <table:table-cell table:style-name="ce229" table:formula="of:=([.K49]+[.K68])/2" office:value-type="float" office:value="0">
            <text:p>0.0</text:p>
          </table:table-cell>
          <table:table-cell table:style-name="ce215"/>
          <table:table-cell table:style-name="ce228"/>
          <table:table-cell table:style-name="ce218" table:formula="of:=([.N49]+[.N68])/2" office:value-type="float" office:value="3.568678611625">
            <text:p>3.6</text:p>
          </table:table-cell>
          <table:table-cell table:style-name="ce229" table:formula="of:=([.O49]+[.O68])/2" office:value-type="float" office:value="255.854280809">
            <text:p>255.9</text:p>
          </table:table-cell>
          <table:table-cell table:style-name="ce216" table:formula="of:=([.P49]+[.P68])/2" office:value-type="float" office:value="8.73763199836">
            <text:p>8.7</text:p>
          </table:table-cell>
          <table:table-cell table:style-name="ce229" table:formula="of:=([.Q49]+[.Q68])/2" office:value-type="float" office:value="12.0392737259">
            <text:p>12.0</text:p>
          </table:table-cell>
          <table:table-cell table:style-name="ce216" table:formula="of:=([.R49]+[.R68])/2" office:value-type="float" office:value="4.71663990651">
            <text:p>4.7</text:p>
          </table:table-cell>
          <table:table-cell table:style-name="ce229" table:formula="of:=([.S49]+[.S68])/2" office:value-type="float" office:value="202.18957527115">
            <text:p>202.2</text:p>
          </table:table-cell>
          <table:table-cell table:style-name="ce216" table:formula="of:=([.T49]+[.T68])/2" office:value-type="float" office:value="10.148370935495">
            <text:p>10.1</text:p>
          </table:table-cell>
          <table:table-cell table:style-name="ce229" table:formula="of:=([.U49]+[.U68])/2" office:value-type="float" office:value="15.188044334">
            <text:p>15.2</text:p>
          </table:table-cell>
          <table:table-cell table:style-name="ce216" table:formula="of:=([.V49]+[.V68])/2" office:value-type="float" office:value="9.473030078055">
            <text:p>9.5</text:p>
          </table:table-cell>
          <table:table-cell table:style-name="ce229" table:formula="of:=([.W49]+[.W68])/2" office:value-type="float" office:value="2.30444824452">
            <text:p>2.3</text:p>
          </table:table-cell>
          <table:table-cell table:style-name="ce216" table:formula="of:=([.X49]+[.X68])/2" office:value-type="float" office:value="7.95560541564">
            <text:p>8.0</text:p>
          </table:table-cell>
          <table:table-cell table:style-name="ce229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table:formula="of:=([.B50]+[.B69])/2" office:value-type="float" office:value="6.681722303665">
            <text:p>6.7</text:p>
          </table:table-cell>
          <table:table-cell table:style-name="ce229" table:formula="of:=([.C50]+[.C69])/2" office:value-type="float" office:value="81.87823348635">
            <text:p>81.9</text:p>
          </table:table-cell>
          <table:table-cell table:style-name="ce216" table:formula="of:=([.D50]+[.D69])/2" office:value-type="float" office:value="10.848400546155">
            <text:p>10.8</text:p>
          </table:table-cell>
          <table:table-cell table:style-name="ce229" table:formula="of:=([.E50]+[.E69])/2" office:value-type="float" office:value="19.8634456532">
            <text:p>19.9</text:p>
          </table:table-cell>
          <table:table-cell table:style-name="ce216" table:formula="of:=([.F50]+[.F69])/2" office:value-type="float" office:value="11.7641500042">
            <text:p>11.8</text:p>
          </table:table-cell>
          <table:table-cell table:style-name="ce229" table:formula="of:=([.G50]+[.G69])/2" office:value-type="float" office:value="0">
            <text:p>0.0</text:p>
          </table:table-cell>
          <table:table-cell table:style-name="ce216" table:formula="of:=([.H50]+[.H69])/2" office:value-type="float" office:value="3.833170545665">
            <text:p>3.8</text:p>
          </table:table-cell>
          <table:table-cell table:style-name="ce229" table:formula="of:=([.I50]+[.I69])/2" office:value-type="float" office:value="242.076320549">
            <text:p>242.1</text:p>
          </table:table-cell>
          <table:table-cell table:style-name="ce216" table:formula="of:=([.J50]+[.J69])/2" office:value-type="float" office:value="23.4600296812">
            <text:p>23.5</text:p>
          </table:table-cell>
          <table:table-cell table:style-name="ce229" table:formula="of:=([.K50]+[.K69])/2" office:value-type="float" office:value="0">
            <text:p>0.0</text:p>
          </table:table-cell>
          <table:table-cell table:style-name="ce218" table:formula="of:=([.L50]+[.L69])/2" office:value-type="float" office:value="3.568678611625">
            <text:p>3.6</text:p>
          </table:table-cell>
          <table:table-cell table:style-name="ce229" table:formula="of:=([.M50]+[.M69])/2" office:value-type="float" office:value="255.854280809">
            <text:p>255.9</text:p>
          </table:table-cell>
          <table:table-cell table:style-name="ce215"/>
          <table:table-cell table:style-name="ce228"/>
          <table:table-cell table:style-name="ce216" table:formula="of:=([.P50]+[.P69])/2" office:value-type="float" office:value="8.428739197835">
            <text:p>8.4</text:p>
          </table:table-cell>
          <table:table-cell table:style-name="ce229" table:formula="of:=([.Q50]+[.Q69])/2" office:value-type="float" office:value="68.532931984">
            <text:p>68.5</text:p>
          </table:table-cell>
          <table:table-cell table:style-name="ce216" table:formula="of:=([.R50]+[.R69])/2" office:value-type="float" office:value="6.61240140037">
            <text:p>6.6</text:p>
          </table:table-cell>
          <table:table-cell table:style-name="ce229" table:formula="of:=([.S50]+[.S69])/2" office:value-type="float" office:value="113.655130646765">
            <text:p>113.7</text:p>
          </table:table-cell>
          <table:table-cell table:style-name="ce216" table:formula="of:=([.T50]+[.T69])/2" office:value-type="float" office:value="8.812959476985">
            <text:p>8.8</text:p>
          </table:table-cell>
          <table:table-cell table:style-name="ce229" table:formula="of:=([.U50]+[.U69])/2" office:value-type="float" office:value="102.83516014">
            <text:p>102.8</text:p>
          </table:table-cell>
          <table:table-cell table:style-name="ce216" table:formula="of:=([.V50]+[.V69])/2" office:value-type="float" office:value="7.63180208638">
            <text:p>7.6</text:p>
          </table:table-cell>
          <table:table-cell table:style-name="ce229" table:formula="of:=([.W50]+[.W69])/2" office:value-type="float" office:value="61.391040291785">
            <text:p>61.4</text:p>
          </table:table-cell>
          <table:table-cell table:style-name="ce216" table:formula="of:=([.X50]+[.X69])/2" office:value-type="float" office:value="9.534460228965">
            <text:p>9.5</text:p>
          </table:table-cell>
          <table:table-cell table:style-name="ce229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8" table:formula="of:=([.B51]+[.B70])/2" office:value-type="float" office:value="3.440912415525">
            <text:p>3.4</text:p>
          </table:table-cell>
          <table:table-cell table:style-name="ce229" table:formula="of:=([.C51]+[.C70])/2" office:value-type="float" office:value="276.008416584">
            <text:p>276.0</text:p>
          </table:table-cell>
          <table:table-cell table:style-name="ce216" table:formula="of:=([.D51]+[.D70])/2" office:value-type="float" office:value="3.657449484205">
            <text:p>3.7</text:p>
          </table:table-cell>
          <table:table-cell table:style-name="ce229" table:formula="of:=([.E51]+[.E70])/2" office:value-type="float" office:value="249.7866887145">
            <text:p>249.8</text:p>
          </table:table-cell>
          <table:table-cell table:style-name="ce216" table:formula="of:=([.F51]+[.F70])/2" office:value-type="float" office:value="4.95898237581">
            <text:p>5.0</text:p>
          </table:table-cell>
          <table:table-cell table:style-name="ce229" table:formula="of:=([.G51]+[.G70])/2" office:value-type="float" office:value="192.9272494398">
            <text:p>192.9</text:p>
          </table:table-cell>
          <table:table-cell table:style-name="ce216" table:formula="of:=([.H51]+[.H70])/2" office:value-type="float" office:value="10.329986926475">
            <text:p>10.3</text:p>
          </table:table-cell>
          <table:table-cell table:style-name="ce229" table:formula="of:=([.I51]+[.I70])/2" office:value-type="float" office:value="53.4646012995">
            <text:p>53.5</text:p>
          </table:table-cell>
          <table:table-cell table:style-name="ce216" table:formula="of:=([.J51]+[.J70])/2" office:value-type="float" office:value="18.46239140475">
            <text:p>18.5</text:p>
          </table:table-cell>
          <table:table-cell table:style-name="ce229" table:formula="of:=([.K51]+[.K70])/2" office:value-type="float" office:value="0">
            <text:p>0.0</text:p>
          </table:table-cell>
          <table:table-cell table:style-name="ce216" table:formula="of:=([.L51]+[.L70])/2" office:value-type="float" office:value="8.73763199836">
            <text:p>8.7</text:p>
          </table:table-cell>
          <table:table-cell table:style-name="ce229" table:formula="of:=([.M51]+[.M70])/2" office:value-type="float" office:value="12.0392737259">
            <text:p>12.0</text:p>
          </table:table-cell>
          <table:table-cell table:style-name="ce216" table:formula="of:=([.N51]+[.N70])/2" office:value-type="float" office:value="8.428739197835">
            <text:p>8.4</text:p>
          </table:table-cell>
          <table:table-cell table:style-name="ce229" table:formula="of:=([.O51]+[.O70])/2" office:value-type="float" office:value="68.532931984">
            <text:p>68.5</text:p>
          </table:table-cell>
          <table:table-cell table:style-name="ce215"/>
          <table:table-cell table:style-name="ce228"/>
          <table:table-cell table:style-name="ce216" table:formula="of:=([.R51]+[.R70])/2" office:value-type="float" office:value="11.46608967655">
            <text:p>11.5</text:p>
          </table:table-cell>
          <table:table-cell table:style-name="ce229" table:formula="of:=([.S51]+[.S70])/2" office:value-type="float" office:value="0">
            <text:p>0.0</text:p>
          </table:table-cell>
          <table:table-cell table:style-name="ce216" table:formula="of:=([.T51]+[.T70])/2" office:value-type="float" office:value="5.08114134026">
            <text:p>5.1</text:p>
          </table:table-cell>
          <table:table-cell table:style-name="ce229" table:formula="of:=([.U51]+[.U70])/2" office:value-type="float" office:value="201.9587616705">
            <text:p>202.0</text:p>
          </table:table-cell>
          <table:table-cell table:style-name="ce216" table:formula="of:=([.V51]+[.V70])/2" office:value-type="float" office:value="7.743030925435">
            <text:p>7.7</text:p>
          </table:table-cell>
          <table:table-cell table:style-name="ce229" table:formula="of:=([.W51]+[.W70])/2" office:value-type="float" office:value="121.4433126855">
            <text:p>121.4</text:p>
          </table:table-cell>
          <table:table-cell table:style-name="ce216" table:formula="of:=([.X51]+[.X70])/2" office:value-type="float" office:value="15.50983623335">
            <text:p>15.5</text:p>
          </table:table-cell>
          <table:table-cell table:style-name="ce229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table:formula="of:=([.B52]+[.B71])/2" office:value-type="float" office:value="9.81453516832">
            <text:p>9.8</text:p>
          </table:table-cell>
          <table:table-cell table:style-name="ce229" table:formula="of:=([.C52]+[.C71])/2" office:value-type="float" office:value="58.8478075965">
            <text:p>58.8</text:p>
          </table:table-cell>
          <table:table-cell table:style-name="ce216" table:formula="of:=([.D52]+[.D71])/2" office:value-type="float" office:value="14.3719600134">
            <text:p>14.4</text:p>
          </table:table-cell>
          <table:table-cell table:style-name="ce229" table:formula="of:=([.E52]+[.E71])/2" office:value-type="float" office:value="0">
            <text:p>0.0</text:p>
          </table:table-cell>
          <table:table-cell table:style-name="ce216" table:formula="of:=([.F52]+[.F71])/2" office:value-type="float" office:value="15.15325566435">
            <text:p>15.2</text:p>
          </table:table-cell>
          <table:table-cell table:style-name="ce229" table:formula="of:=([.G52]+[.G71])/2" office:value-type="float" office:value="0">
            <text:p>0.0</text:p>
          </table:table-cell>
          <table:table-cell table:style-name="ce216" table:formula="of:=([.H52]+[.H71])/2" office:value-type="float" office:value="6.65971454331">
            <text:p>6.7</text:p>
          </table:table-cell>
          <table:table-cell table:style-name="ce229" table:formula="of:=([.I52]+[.I71])/2" office:value-type="float" office:value="79.43207186735">
            <text:p>79.4</text:p>
          </table:table-cell>
          <table:table-cell table:style-name="ce240" table:formula="of:=([.J52]+[.J71])/2" office:value-type="float" office:value="28.109125046">
            <text:p>28.1</text:p>
          </table:table-cell>
          <table:table-cell table:style-name="ce229" table:formula="of:=([.K52]+[.K71])/2" office:value-type="float" office:value="0">
            <text:p>0.0</text:p>
          </table:table-cell>
          <table:table-cell table:style-name="ce216" table:formula="of:=([.L52]+[.L71])/2" office:value-type="float" office:value="4.71663990651">
            <text:p>4.7</text:p>
          </table:table-cell>
          <table:table-cell table:style-name="ce229" table:formula="of:=([.M52]+[.M71])/2" office:value-type="float" office:value="202.18957527115">
            <text:p>202.2</text:p>
          </table:table-cell>
          <table:table-cell table:style-name="ce216" table:formula="of:=([.N52]+[.N71])/2" office:value-type="float" office:value="6.61240140037">
            <text:p>6.6</text:p>
          </table:table-cell>
          <table:table-cell table:style-name="ce229" table:formula="of:=([.O52]+[.O71])/2" office:value-type="float" office:value="113.655130646765">
            <text:p>113.7</text:p>
          </table:table-cell>
          <table:table-cell table:style-name="ce216" table:formula="of:=([.P52]+[.P71])/2" office:value-type="float" office:value="11.46608967655">
            <text:p>11.5</text:p>
          </table:table-cell>
          <table:table-cell table:style-name="ce229" table:formula="of:=([.Q52]+[.Q71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T52]+[.T71])/2" office:value-type="float" office:value="13.5323014575">
            <text:p>13.5</text:p>
          </table:table-cell>
          <table:table-cell table:style-name="ce229" table:formula="of:=([.U52]+[.U71])/2" office:value-type="float" office:value="0">
            <text:p>0.0</text:p>
          </table:table-cell>
          <table:table-cell table:style-name="ce216" table:formula="of:=([.V52]+[.V71])/2" office:value-type="float" office:value="12.9013913189">
            <text:p>12.9</text:p>
          </table:table-cell>
          <table:table-cell table:style-name="ce229" table:formula="of:=([.W52]+[.W71])/2" office:value-type="float" office:value="0">
            <text:p>0.0</text:p>
          </table:table-cell>
          <table:table-cell table:style-name="ce216" table:formula="of:=([.X52]+[.X71])/2" office:value-type="float" office:value="5.476784809545">
            <text:p>5.5</text:p>
          </table:table-cell>
          <table:table-cell table:style-name="ce229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6" table:formula="of:=([.B53]+[.B72])/2" office:value-type="float" office:value="6.219520638135">
            <text:p>6.2</text:p>
          </table:table-cell>
          <table:table-cell table:style-name="ce229" table:formula="of:=([.C53]+[.C72])/2" office:value-type="float" office:value="195.9868362575">
            <text:p>196.0</text:p>
          </table:table-cell>
          <table:table-cell table:style-name="ce216" table:formula="of:=([.D53]+[.D72])/2" office:value-type="float" office:value="5.35462754907">
            <text:p>5.4</text:p>
          </table:table-cell>
          <table:table-cell table:style-name="ce229" table:formula="of:=([.E53]+[.E72])/2" office:value-type="float" office:value="158.92723040665">
            <text:p>158.9</text:p>
          </table:table-cell>
          <table:table-cell table:style-name="ce216" table:formula="of:=([.F53]+[.F72])/2" office:value-type="float" office:value="8.095766775">
            <text:p>8.1</text:p>
          </table:table-cell>
          <table:table-cell table:style-name="ce229" table:formula="of:=([.G53]+[.G72])/2" office:value-type="float" office:value="28.31585154885">
            <text:p>28.3</text:p>
          </table:table-cell>
          <table:table-cell table:style-name="ce216" table:formula="of:=([.H53]+[.H72])/2" office:value-type="float" office:value="11.16975007238">
            <text:p>11.2</text:p>
          </table:table-cell>
          <table:table-cell table:style-name="ce229" table:formula="of:=([.I53]+[.I72])/2" office:value-type="float" office:value="65.3580674715">
            <text:p>65.4</text:p>
          </table:table-cell>
          <table:table-cell table:style-name="ce216" table:formula="of:=([.J53]+[.J72])/2" office:value-type="float" office:value="15.38031788775">
            <text:p>15.4</text:p>
          </table:table-cell>
          <table:table-cell table:style-name="ce229" table:formula="of:=([.K53]+[.K72])/2" office:value-type="float" office:value="0">
            <text:p>0.0</text:p>
          </table:table-cell>
          <table:table-cell table:style-name="ce216" table:formula="of:=([.L53]+[.L72])/2" office:value-type="float" office:value="10.148370935495">
            <text:p>10.1</text:p>
          </table:table-cell>
          <table:table-cell table:style-name="ce229" table:formula="of:=([.M53]+[.M72])/2" office:value-type="float" office:value="15.188044334">
            <text:p>15.2</text:p>
          </table:table-cell>
          <table:table-cell table:style-name="ce216" table:formula="of:=([.N53]+[.N72])/2" office:value-type="float" office:value="8.812959476985">
            <text:p>8.8</text:p>
          </table:table-cell>
          <table:table-cell table:style-name="ce229" table:formula="of:=([.O53]+[.O72])/2" office:value-type="float" office:value="102.83516014">
            <text:p>102.8</text:p>
          </table:table-cell>
          <table:table-cell table:style-name="ce216" table:formula="of:=([.P53]+[.P72])/2" office:value-type="float" office:value="5.08114134026">
            <text:p>5.1</text:p>
          </table:table-cell>
          <table:table-cell table:style-name="ce229" table:formula="of:=([.Q53]+[.Q72])/2" office:value-type="float" office:value="201.9587616705">
            <text:p>202.0</text:p>
          </table:table-cell>
          <table:table-cell table:style-name="ce216" table:formula="of:=([.R53]+[.R72])/2" office:value-type="float" office:value="13.5323014575">
            <text:p>13.5</text:p>
          </table:table-cell>
          <table:table-cell table:style-name="ce229" table:formula="of:=([.S53]+[.S72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V53]+[.V72])/2" office:value-type="float" office:value="5.91870879878">
            <text:p>5.9</text:p>
          </table:table-cell>
          <table:table-cell table:style-name="ce229" table:formula="of:=([.W53]+[.W72])/2" office:value-type="float" office:value="169.38583197863">
            <text:p>169.4</text:p>
          </table:table-cell>
          <table:table-cell table:style-name="ce216" table:formula="of:=([.X53]+[.X72])/2" office:value-type="float" office:value="17.68739713135">
            <text:p>17.7</text:p>
          </table:table-cell>
          <table:table-cell table:style-name="ce229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table:formula="of:=([.B54]+[.B73])/2" office:value-type="float" office:value="5.937463088165">
            <text:p>5.9</text:p>
          </table:table-cell>
          <table:table-cell table:style-name="ce229" table:formula="of:=([.C54]+[.C73])/2" office:value-type="float" office:value="154.492257575345">
            <text:p>154.5</text:p>
          </table:table-cell>
          <table:table-cell table:style-name="ce216" table:formula="of:=([.D54]+[.D73])/2" office:value-type="float" office:value="8.48506992989">
            <text:p>8.5</text:p>
          </table:table-cell>
          <table:table-cell table:style-name="ce229" table:formula="of:=([.E54]+[.E73])/2" office:value-type="float" office:value="144.1560145065">
            <text:p>144.2</text:p>
          </table:table-cell>
          <table:table-cell table:style-name="ce216" table:formula="of:=([.F54]+[.F73])/2" office:value-type="float" office:value="8.400614688035">
            <text:p>8.4</text:p>
          </table:table-cell>
          <table:table-cell table:style-name="ce229" table:formula="of:=([.G54]+[.G73])/2" office:value-type="float" office:value="54.9610898705">
            <text:p>55.0</text:p>
          </table:table-cell>
          <table:table-cell table:style-name="ce216" table:formula="of:=([.H54]+[.H73])/2" office:value-type="float" office:value="8.851658752075">
            <text:p>8.9</text:p>
          </table:table-cell>
          <table:table-cell table:style-name="ce229" table:formula="of:=([.I54]+[.I73])/2" office:value-type="float" office:value="20.64788892845">
            <text:p>20.6</text:p>
          </table:table-cell>
          <table:table-cell table:style-name="ce216" table:formula="of:=([.J54]+[.J73])/2" office:value-type="float" office:value="16.7513805257">
            <text:p>16.8</text:p>
          </table:table-cell>
          <table:table-cell table:style-name="ce229" table:formula="of:=([.K54]+[.K73])/2" office:value-type="float" office:value="0">
            <text:p>0.0</text:p>
          </table:table-cell>
          <table:table-cell table:style-name="ce216" table:formula="of:=([.L54]+[.L73])/2" office:value-type="float" office:value="9.473030078055">
            <text:p>9.5</text:p>
          </table:table-cell>
          <table:table-cell table:style-name="ce229" table:formula="of:=([.M54]+[.M73])/2" office:value-type="float" office:value="2.30444824452">
            <text:p>2.3</text:p>
          </table:table-cell>
          <table:table-cell table:style-name="ce216" table:formula="of:=([.N54]+[.N73])/2" office:value-type="float" office:value="7.63180208638">
            <text:p>7.6</text:p>
          </table:table-cell>
          <table:table-cell table:style-name="ce229" table:formula="of:=([.O54]+[.O73])/2" office:value-type="float" office:value="61.391040291785">
            <text:p>61.4</text:p>
          </table:table-cell>
          <table:table-cell table:style-name="ce216" table:formula="of:=([.P54]+[.P73])/2" office:value-type="float" office:value="7.743030925435">
            <text:p>7.7</text:p>
          </table:table-cell>
          <table:table-cell table:style-name="ce229" table:formula="of:=([.Q54]+[.Q73])/2" office:value-type="float" office:value="121.4433126855">
            <text:p>121.4</text:p>
          </table:table-cell>
          <table:table-cell table:style-name="ce216" table:formula="of:=([.R54]+[.R73])/2" office:value-type="float" office:value="12.9013913189">
            <text:p>12.9</text:p>
          </table:table-cell>
          <table:table-cell table:style-name="ce229" table:formula="of:=([.S54]+[.S73])/2" office:value-type="float" office:value="0">
            <text:p>0.0</text:p>
          </table:table-cell>
          <table:table-cell table:style-name="ce216" table:formula="of:=([.T54]+[.T73])/2" office:value-type="float" office:value="5.91870879878">
            <text:p>5.9</text:p>
          </table:table-cell>
          <table:table-cell table:style-name="ce229" table:formula="of:=([.U54]+[.U73])/2" office:value-type="float" office:value="169.38583197863">
            <text:p>169.4</text:p>
          </table:table-cell>
          <table:table-cell table:style-name="ce215"/>
          <table:table-cell table:style-name="ce228"/>
          <table:table-cell table:style-name="ce216" table:formula="of:=([.X54]+[.X73])/2" office:value-type="float" office:value="16.20219562295">
            <text:p>16.2</text:p>
          </table:table-cell>
          <table:table-cell table:style-name="ce229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table:formula="of:=([.B55]+[.B74])/2" office:value-type="float" office:value="13.593185936">
            <text:p>13.6</text:p>
          </table:table-cell>
          <table:table-cell table:style-name="ce229" table:formula="of:=([.C55]+[.C74])/2" office:value-type="float" office:value="0">
            <text:p>0.0</text:p>
          </table:table-cell>
          <table:table-cell table:style-name="ce216" table:formula="of:=([.D55]+[.D74])/2" office:value-type="float" office:value="18.60535730435">
            <text:p>18.6</text:p>
          </table:table-cell>
          <table:table-cell table:style-name="ce229" table:formula="of:=([.E55]+[.E74])/2" office:value-type="float" office:value="0">
            <text:p>0.0</text:p>
          </table:table-cell>
          <table:table-cell table:style-name="ce216" table:formula="of:=([.F55]+[.F74])/2" office:value-type="float" office:value="19.1691278271">
            <text:p>19.2</text:p>
          </table:table-cell>
          <table:table-cell table:style-name="ce229" table:formula="of:=([.G55]+[.G74])/2" office:value-type="float" office:value="0">
            <text:p>0.0</text:p>
          </table:table-cell>
          <table:table-cell table:style-name="ce216" table:formula="of:=([.H55]+[.H74])/2" office:value-type="float" office:value="7.81095028424">
            <text:p>7.8</text:p>
          </table:table-cell>
          <table:table-cell table:style-name="ce229" table:formula="of:=([.I55]+[.I74])/2" office:value-type="float" office:value="34.8959191983">
            <text:p>34.9</text:p>
          </table:table-cell>
          <table:table-cell table:style-name="ce240" table:formula="of:=([.J55]+[.J74])/2" office:value-type="float" office:value="32.2147074836">
            <text:p>32.2</text:p>
          </table:table-cell>
          <table:table-cell table:style-name="ce229" table:formula="of:=([.K55]+[.K74])/2" office:value-type="float" office:value="0">
            <text:p>0.0</text:p>
          </table:table-cell>
          <table:table-cell table:style-name="ce216" table:formula="of:=([.L55]+[.L74])/2" office:value-type="float" office:value="7.95560541564">
            <text:p>8.0</text:p>
          </table:table-cell>
          <table:table-cell table:style-name="ce229" table:formula="of:=([.M55]+[.M74])/2" office:value-type="float" office:value="49.965979702324">
            <text:p>50.0</text:p>
          </table:table-cell>
          <table:table-cell table:style-name="ce216" table:formula="of:=([.N55]+[.N74])/2" office:value-type="float" office:value="9.534460228965">
            <text:p>9.5</text:p>
          </table:table-cell>
          <table:table-cell table:style-name="ce229" table:formula="of:=([.O55]+[.O74])/2" office:value-type="float" office:value="1.732672203315">
            <text:p>1.7</text:p>
          </table:table-cell>
          <table:table-cell table:style-name="ce216" table:formula="of:=([.P55]+[.P74])/2" office:value-type="float" office:value="15.50983623335">
            <text:p>15.5</text:p>
          </table:table-cell>
          <table:table-cell table:style-name="ce229" table:formula="of:=([.Q55]+[.Q74])/2" office:value-type="float" office:value="0">
            <text:p>0.0</text:p>
          </table:table-cell>
          <table:table-cell table:style-name="ce216" table:formula="of:=([.R55]+[.R74])/2" office:value-type="float" office:value="5.476784809545">
            <text:p>5.5</text:p>
          </table:table-cell>
          <table:table-cell table:style-name="ce229" table:formula="of:=([.S55]+[.S74])/2" office:value-type="float" office:value="156.70853651055">
            <text:p>156.7</text:p>
          </table:table-cell>
          <table:table-cell table:style-name="ce216" table:formula="of:=([.T55]+[.T74])/2" office:value-type="float" office:value="17.68739713135">
            <text:p>17.7</text:p>
          </table:table-cell>
          <table:table-cell table:style-name="ce229" table:formula="of:=([.U55]+[.U74])/2" office:value-type="float" office:value="0">
            <text:p>0.0</text:p>
          </table:table-cell>
          <table:table-cell table:style-name="ce216" table:formula="of:=([.V55]+[.V74])/2" office:value-type="float" office:value="16.20219562295">
            <text:p>16.2</text:p>
          </table:table-cell>
          <table:table-cell table:style-name="ce229" table:formula="of:=([.W55]+[.W74])/2" office:value-type="float" office:value="0">
            <text:p>0.0</text:p>
          </table:table-cell>
          <table:table-cell table:style-name="ce215"/>
          <table:table-cell table:style-name="ce228"/>
          <table:table-cell table:number-columns-repeated="26"/>
        </table:table-row>
        <table:table-row table:style-name="ro1">
          <table:table-cell/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167" office:value-type="string">
            <text:p>Close: (201,208); (206,207)</text:p>
          </table:table-cell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167" office:value-type="string">
            <text:p>Far: (205,209); (205,213)</text:p>
          </table:table-cell>
          <table:table-cell table:style-name="ce221" table:number-columns-repeated="24"/>
          <table:table-cell table:number-columns-repeated="26"/>
        </table:table-row>
        <table:table-row table:style-name="ro1" table:number-rows-repeated="2">
          <table:table-cell table:style-name="ce167"/>
          <table:table-cell table:style-name="ce221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200" office:value-type="string" table:number-columns-spanned="1" table:number-rows-spanned="3">
            <text:p>ROI1 (nati, R = 5)</text:p>
          </table:table-cell>
          <table:table-cell table:style-name="ce221" table:number-columns-repeated="24"/>
          <table:table-cell/>
          <table:table-cell table:style-name="ce200" office:value-type="string" table:number-columns-spanned="1" table:number-rows-spanned="3">
            <text:p>ROI1 (nati, R = 5)</text:p>
          </table:table-cell>
          <table:table-cell table:style-name="ce221" table:number-columns-repeated="24"/>
        </table:table-row>
        <table:table-row table:style-name="ro20">
          <table:covered-table-cell table:style-name="ce201" office:value-type="string">
            <text:p>ROI1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01" office:value-type="string">
            <text:p>ROI1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6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7.87400787401">
            <text:p>7.9</text:p>
          </table:table-cell>
          <table:table-cell table:style-name="ce229" office:value-type="float" office:value="32.9830906541">
            <text:p>33.0</text:p>
          </table:table-cell>
          <table:table-cell table:style-name="ce231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/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6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7.54983443527">
            <text:p>7.5</text:p>
          </table:table-cell>
          <table:table-cell table:style-name="ce229" office:value-type="float" office:value="43.2990615456">
            <text:p>43.3</text:p>
          </table:table-cell>
          <table:table-cell table:style-name="ce231" office:value-type="float" office:value="6.48074069841">
            <text:p>6.5</text:p>
          </table:table-cell>
          <table:table-cell table:style-name="ce231" office:value-type="float" office:value="85.8620571876">
            <text:p>85.9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69041575982">
            <text:p>4.7</text:p>
          </table:table-cell>
          <table:table-cell table:style-name="ce229" office:value-type="float" office:value="182.229238703">
            <text:p>182.2</text:p>
          </table:table-cell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office:value-type="float" office:value="3.46410161514">
            <text:p>3.5</text:p>
          </table:table-cell>
          <table:table-cell table:style-name="ce231" office:value-type="float" office:value="262.411667149">
            <text:p>262.4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9.89949493661">
            <text:p>9.9</text:p>
          </table:table-cell>
          <table:table-cell table:style-name="ce229" office:value-type="float" office:value="0.0790693853047">
            <text:p>0.1</text:p>
          </table:table-cell>
          <table:table-cell table:style-name="ce231" office:value-type="float" office:value="7">
            <text:p>7.0</text:p>
          </table:table-cell>
          <table:table-cell table:style-name="ce231" office:value-type="float" office:value="63.6172512352">
            <text:p>63.6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/>
          <table:table-cell table:style-name="ce206" office:value-type="float" office:value="202">
            <text:p>202</text:p>
          </table:table-cell>
          <table:table-cell table:style-name="ce216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5"/>
          <table:table-cell table:style-name="ce228"/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8.30662386292">
            <text:p>8.3</text:p>
          </table:table-cell>
          <table:table-cell table:style-name="ce231" office:value-type="float" office:value="21.2502268987">
            <text:p>21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65685424949">
            <text:p>5.7</text:p>
          </table:table-cell>
          <table:table-cell table:style-name="ce231" office:value-type="float" office:value="126.701233123">
            <text:p>126.7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/>
          <table:table-cell table:style-name="ce206" office:value-type="float" office:value="203">
            <text:p>203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0" table:number-columns-repeated="2"/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office:value-type="float" office:value="7.87400787401">
            <text:p>7.9</text:p>
          </table:table-cell>
          <table:table-cell table:style-name="ce231" office:value-type="float" office:value="32.9830906541">
            <text:p>33.0</text:p>
          </table:table-cell>
          <table:table-cell table:style-name="ce216" office:value-type="float" office:value="9.89949493661">
            <text:p>9.9</text:p>
          </table:table-cell>
          <table:table-cell table:style-name="ce229" office:value-type="float" office:value="0.0790693853047">
            <text:p>0.1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8.77496438739">
            <text:p>8.8</text:p>
          </table:table-cell>
          <table:table-cell table:style-name="ce229" office:value-type="float" office:value="11.3052676773">
            <text:p>11.3</text:p>
          </table:table-cell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8.12403840464">
            <text:p>8.1</text:p>
          </table:table-cell>
          <table:table-cell table:style-name="ce229" office:value-type="float" office:value="25.9115978933">
            <text:p>25.9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/>
          <table:table-cell table:style-name="ce206" office:value-type="float" office:value="204">
            <text:p>204</text:p>
          </table:table-cell>
          <table:table-cell table:style-name="ce216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5"/>
          <table:table-cell table:style-name="ce228"/>
          <table:table-cell table:style-name="ce231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16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6" office:value-type="float" office:value="7">
            <text:p>7.0</text:p>
          </table:table-cell>
          <table:table-cell table:style-name="ce229" office:value-type="float" office:value="63.6172512352">
            <text:p>63.6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7.81024967591">
            <text:p>7.8</text:p>
          </table:table-cell>
          <table:table-cell table:style-name="ce229" office:value-type="float" office:value="34.9110340914">
            <text:p>34.9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/>
          <table:table-cell table:style-name="ce206" office:value-type="float" office:value="205">
            <text:p>205</text:p>
          </table:table-cell>
          <table:table-cell table:style-name="ce216" office:value-type="float" office:value="6.48074069841">
            <text:p>6.5</text:p>
          </table:table-cell>
          <table:table-cell table:style-name="ce231" office:value-type="float" office:value="85.8620571876">
            <text:p>85.9</text:p>
          </table:table-cell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0" table:number-columns-repeated="2"/>
          <table:table-cell table:style-name="ce216" office:value-type="float" office:value="7.21110255093">
            <text:p>7.2</text:p>
          </table:table-cell>
          <table:table-cell table:style-name="ce229" office:value-type="float" office:value="55.4089417672">
            <text:p>55.4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7.81024967591">
            <text:p>7.8</text:p>
          </table:table-cell>
          <table:table-cell table:style-name="ce231" office:value-type="float" office:value="34.9110340914">
            <text:p>34.9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4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/>
          <table:table-cell table:style-name="ce206" office:value-type="float" office:value="206">
            <text:p>206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7.21110255093">
            <text:p>7.2</text:p>
          </table:table-cell>
          <table:table-cell table:style-name="ce231" office:value-type="float" office:value="55.4089417672">
            <text:p>55.4</text:p>
          </table:table-cell>
          <table:table-cell table:style-name="ce215"/>
          <table:table-cell table:style-name="ce228"/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4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8.0622577483">
            <text:p>8.1</text:p>
          </table:table-cell>
          <table:table-cell table:style-name="ce229" office:value-type="float" office:value="27.5856520442">
            <text:p>27.6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6.7082039325">
            <text:p>6.7</text:p>
          </table:table-cell>
          <table:table-cell table:style-name="ce229" office:value-type="float" office:value="75.7668364945">
            <text:p>75.8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/>
          <table:table-cell table:style-name="ce206" office:value-type="float" office:value="207">
            <text:p>207</text:p>
          </table:table-cell>
          <table:table-cell table:style-name="ce216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0" table:number-columns-repeated="2"/>
          <table:table-cell table:style-name="ce216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6.7082039325">
            <text:p>6.7</text:p>
          </table:table-cell>
          <table:table-cell table:style-name="ce229" office:value-type="float" office:value="75.7668364945">
            <text:p>75.8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6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8.77496438739">
            <text:p>8.8</text:p>
          </table:table-cell>
          <table:table-cell table:style-name="ce229" office:value-type="float" office:value="11.3052676773">
            <text:p>11.3</text:p>
          </table:table-cell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.9160797831">
            <text:p>5.9</text:p>
          </table:table-cell>
          <table:table-cell table:style-name="ce229" office:value-type="float" office:value="113.159868271">
            <text:p>113.2</text:p>
          </table:table-cell>
          <table:table-cell/>
          <table:table-cell table:style-name="ce206" office:value-type="float" office:value="208">
            <text:p>208</text:p>
          </table:table-cell>
          <table:table-cell table:style-name="ce21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15"/>
          <table:table-cell table:style-name="ce228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47722557505">
            <text:p>5.5</text:p>
          </table:table-cell>
          <table:table-cell table:style-name="ce231" office:value-type="float" office:value="136.436513954">
            <text:p>136.4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20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/>
          <table:table-cell table:style-name="ce206" office:value-type="float" office:value="209">
            <text:p>209</text:p>
          </table:table-cell>
          <table:table-cell table:style-name="ce216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20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0" table:number-columns-repeated="2"/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6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8.12403840464">
            <text:p>8.1</text:p>
          </table:table-cell>
          <table:table-cell table:style-name="ce229" office:value-type="float" office:value="25.9115978933">
            <text:p>25.9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/>
          <table:table-cell table:style-name="ce206" office:value-type="float" office:value="210">
            <text:p>210</text:p>
          </table:table-cell>
          <table:table-cell table:style-name="ce216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5"/>
          <table:table-cell table:style-name="ce228"/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4.35889894354">
            <text:p>4.4</text:p>
          </table:table-cell>
          <table:table-cell table:style-name="ce229" office:value-type="float" office:value="202.933637552">
            <text:p>202.9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5.74456264654">
            <text:p>5.7</text:p>
          </table:table-cell>
          <table:table-cell table:style-name="ce229" office:value-type="float" office:value="122.05133886">
            <text:p>122.1</text:p>
          </table:table-cell>
          <table:table-cell/>
          <table:table-cell table:style-name="ce206" office:value-type="float" office:value="212">
            <text:p>212</text:p>
          </table:table-cell>
          <table:table-cell table:style-name="ce216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40312423743">
            <text:p>6.4</text:p>
          </table:table-cell>
          <table:table-cell table:style-name="ce229" office:value-type="float" office:value="89.4282682096">
            <text:p>89.4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5.47722557505">
            <text:p>5.5</text:p>
          </table:table-cell>
          <table:table-cell table:style-name="ce229" office:value-type="float" office:value="136.436513954">
            <text:p>136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0" table:number-columns-repeated="2"/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5.9160797831">
            <text:p>5.9</text:p>
          </table:table-cell>
          <table:table-cell table:style-name="ce229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5" office:value-type="string">
            <text:p><text:s text:c="2"/></text:p>
          </table:table-cell>
          <table:table-cell table:style-name="ce228"/>
          <table:table-cell/>
          <table:table-cell table:style-name="ce206" office:value-type="float" office:value="213">
            <text:p>213</text:p>
          </table:table-cell>
          <table:table-cell table:style-name="ce216" office:value-type="float" office:value="4.69041575982">
            <text:p>4.7</text:p>
          </table:table-cell>
          <table:table-cell table:style-name="ce231" office:value-type="float" office:value="182.229238703">
            <text:p>182.2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8.48528137424">
            <text:p>8.5</text:p>
          </table:table-cell>
          <table:table-cell table:style-name="ce231" office:value-type="float" office:value="17.1101206482">
            <text:p>17.1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5"/>
          <table:table-cell table:style-name="ce228"/>
        </table:table-row>
        <table:table-row table:style-name="ro11" table:number-rows-repeated="2">
          <table:table-cell table:style-name="ce210"/>
          <table:table-cell table:style-name="ce222" table:number-columns-repeated="24"/>
          <table:table-cell/>
          <table:table-cell table:style-name="ce210"/>
          <table:table-cell table:style-name="ce222" table:number-columns-repeated="24"/>
        </table:table-row>
        <table:table-row table:style-name="ro1">
          <table:table-cell/>
          <table:table-cell table:style-name="ce217" table:number-columns-repeated="24"/>
          <table:table-cell table:number-columns-repeated="2"/>
          <table:table-cell table:style-name="ce217" table:number-columns-repeated="24"/>
        </table:table-row>
        <table:table-row table:style-name="ro1">
          <table:table-cell table:style-name="ce203" office:value-type="string" table:number-columns-spanned="1" table:number-rows-spanned="3">
            <text:p>ROI2 (nati, R = 5)</text:p>
          </table:table-cell>
          <table:table-cell table:style-name="ce217" table:number-columns-repeated="24"/>
          <table:table-cell/>
          <table:table-cell table:style-name="ce203" office:value-type="string" table:number-columns-spanned="1" table:number-rows-spanned="3">
            <text:p>ROI2 (nati, R = 5)</text:p>
          </table:table-cell>
          <table:table-cell table:style-name="ce217" table:number-columns-repeated="24"/>
        </table:table-row>
        <table:table-row table:style-name="ro21">
          <table:covered-table-cell table:style-name="ce203" office:value-type="string">
            <text:p>ROI2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03" office:value-type="string">
            <text:p>ROI2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4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/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6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4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/>
          <table:table-cell table:style-name="ce170" office:value-type="float" office:value="202">
            <text:p>202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0" table:number-columns-repeated="2"/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/>
          <table:table-cell table:style-name="ce170" office:value-type="float" office:value="203">
            <text:p>203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5"/>
          <table:table-cell table:style-name="ce228"/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8.54400374532">
            <text:p>8.5</text:p>
          </table:table-cell>
          <table:table-cell table:style-name="ce229" office:value-type="float" office:value="15.841781976">
            <text:p>15.8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/>
          <table:table-cell table:style-name="ce170" office:value-type="float" office:value="204">
            <text:p>204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0" table:number-columns-repeated="2"/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8.54400374532">
            <text:p>8.5</text:p>
          </table:table-cell>
          <table:table-cell table:style-name="ce231" office:value-type="float" office:value="15.841781976">
            <text:p>15.8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1" office:value-type="float" office:value="6.16441400297">
            <text:p>6.2</text:p>
          </table:table-cell>
          <table:table-cell table:style-name="ce231" office:value-type="float" office:value="100.772744823">
            <text:p>100.8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/>
          <table:table-cell table:style-name="ce170" office:value-type="float" office:value="205">
            <text:p>20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5"/>
          <table:table-cell table:style-name="ce228"/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8">
            <text:p>8.0</text:p>
          </table:table-cell>
          <table:table-cell table:style-name="ce229" office:value-type="float" office:value="29.3215314335">
            <text:p>29.3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8.24621125124">
            <text:p>8.2</text:p>
          </table:table-cell>
          <table:table-cell table:style-name="ce229" office:value-type="float" office:value="22.7448663196">
            <text:p>22.7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8.0622577483">
            <text:p>8.1</text:p>
          </table:table-cell>
          <table:table-cell table:style-name="ce229" office:value-type="float" office:value="27.5856520442">
            <text:p>27.6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/>
          <table:table-cell table:style-name="ce170" office:value-type="float" office:value="206">
            <text:p>206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0" table:number-columns-repeated="2"/>
          <table:table-cell table:style-name="ce216" office:value-type="float" office:value="5.83095189485">
            <text:p>5.8</text:p>
          </table:table-cell>
          <table:table-cell table:style-name="ce229" office:value-type="float" office:value="117.539232327">
            <text:p>117.5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/>
          <table:table-cell table:style-name="ce170" office:value-type="float" office:value="207">
            <text:p>207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5.83095189485">
            <text:p>5.8</text:p>
          </table:table-cell>
          <table:table-cell table:style-name="ce231" office:value-type="float" office:value="117.539232327">
            <text:p>117.5</text:p>
          </table:table-cell>
          <table:table-cell table:style-name="ce215"/>
          <table:table-cell table:style-name="ce228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6.32455532034">
            <text:p>6.3</text:p>
          </table:table-cell>
          <table:table-cell table:style-name="ce229" office:value-type="float" office:value="93.0999507471">
            <text:p>93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/>
          <table:table-cell table:style-name="ce170" office:value-type="float" office:value="208">
            <text:p>208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0" table:number-columns-repeated="2"/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6" office:value-type="float" office:value="0">
            <text:p>0.0</text:p>
          </table:table-cell>
          <table:table-cell table:style-name="ce229" office:value-type="float" office:value="850.1">
            <text:p>850.1</text:p>
          </table:table-cell>
          <table:table-cell/>
          <table:table-cell table:style-name="ce170" office:value-type="float" office:value="209">
            <text:p>209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8">
            <text:p>8.0</text:p>
          </table:table-cell>
          <table:table-cell table:style-name="ce229" office:value-type="float" office:value="29.3215314335">
            <text:p>29.3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6.32455532034">
            <text:p>6.3</text:p>
          </table:table-cell>
          <table:table-cell table:style-name="ce229" office:value-type="float" office:value="93.0999507471">
            <text:p>93.1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/>
          <table:table-cell table:style-name="ce228"/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20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/>
          <table:table-cell table:style-name="ce170" office:value-type="float" office:value="210">
            <text:p>210</text:p>
          </table:table-cell>
          <table:table-cell table:style-name="ce220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0" table:number-columns-repeated="2"/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5.9160797831">
            <text:p>5.9</text:p>
          </table:table-cell>
          <table:table-cell table:style-name="ce229" office:value-type="float" office:value="113.159868271">
            <text:p>113.2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/>
          <table:table-cell table:style-name="ce170" office:value-type="float" office:value="212">
            <text:p>212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5"/>
          <table:table-cell table:style-name="ce228"/>
          <table:table-cell table:style-name="ce231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8" office:value-type="float" office:value="0">
            <text:p>0.0</text:p>
          </table:table-cell>
          <table:table-cell table:style-name="ce229" office:value-type="float" office:value="850.1">
            <text:p>850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/>
          <table:table-cell table:style-name="ce229" office:value-type="float" office:value="157.830644351">
            <text:p>157.8</text:p>
          </table:table-cell>
          <table:table-cell table:style-name="ce230"/>
          <table:table-cell table:style-name="ce228"/>
          <table:table-cell/>
          <table:table-cell table:style-name="ce170" office:value-type="float" office:value="213">
            <text:p>21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8.24621125124">
            <text:p>8.2</text:p>
          </table:table-cell>
          <table:table-cell table:style-name="ce229" office:value-type="float" office:value="22.7448663196">
            <text:p>22.7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8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5.9160797831">
            <text:p>5.9</text:p>
          </table:table-cell>
          <table:table-cell table:style-name="ce231" office:value-type="float" office:value="113.159868271">
            <text:p>113.2</text:p>
          </table:table-cell>
          <table:table-cell table:style-name="ce216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  <table:table-cell table:style-name="ce230"/>
          <table:table-cell table:style-name="ce228"/>
        </table:table-row>
        <table:table-row table:style-name="ro11" table:number-rows-repeated="4">
          <table:table-cell table:style-name="ce62"/>
          <table:table-cell table:style-name="ce217" table:number-columns-repeated="16"/>
          <table:table-cell table:style-name="ce252" table:number-columns-repeated="8"/>
          <table:table-cell/>
          <table:table-cell table:style-name="ce62"/>
          <table:table-cell table:style-name="ce217" table:number-columns-repeated="16"/>
          <table:table-cell table:style-name="ce252" table:number-columns-repeated="8"/>
        </table:table-row>
        <table:table-row table:style-name="ro11">
          <table:table-cell table:style-name="ce62"/>
          <table:table-cell table:style-name="ce219" table:number-columns-repeated="13"/>
          <table:table-cell table:style-name="ce221" table:number-columns-repeated="11"/>
          <table:table-cell/>
          <table:table-cell table:style-name="ce62"/>
          <table:table-cell table:style-name="ce219" table:number-columns-repeated="13"/>
          <table:table-cell table:style-name="ce221" table:number-columns-repeated="11"/>
        </table:table-row>
        <table:table-row table:style-name="ro1">
          <table:table-cell table:style-name="ce207" office:value-type="string" table:number-columns-spanned="1" table:number-rows-spanned="3">
            <text:p>AVG (nati, R = 5)</text:p>
          </table:table-cell>
          <table:table-cell table:style-name="ce219" table:number-columns-repeated="13"/>
          <table:table-cell table:style-name="ce221" table:number-columns-repeated="11"/>
          <table:table-cell/>
          <table:table-cell table:style-name="ce207" office:value-type="string" table:number-columns-spanned="1" table:number-rows-spanned="3">
            <text:p>AVG (nati, R = 5)</text:p>
          </table:table-cell>
          <table:table-cell table:style-name="ce219" table:number-columns-repeated="13"/>
          <table:table-cell table:style-name="ce221" table:number-columns-repeated="11"/>
        </table:table-row>
        <table:table-row table:style-name="ro22">
          <table:covered-table-cell table:style-name="ce211" office:value-type="string">
            <text:p>AVG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11" office:value-type="string">
            <text:p>AVG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1" table:formula="of:=([.D102]+[.D120])/2" office:value-type="float" office:value="2.23205080757">
            <text:p>2.2</text:p>
          </table:table-cell>
          <table:table-cell table:style-name="ce231" table:formula="of:=([.E102]+[.E120])/2" office:value-type="float" office:value="353.8662128975">
            <text:p>353.9</text:p>
          </table:table-cell>
          <table:table-cell table:style-name="ce216" table:formula="of:=([.F102]+[.F120])/2" office:value-type="float" office:value="1.825140769935">
            <text:p>1.8</text:p>
          </table:table-cell>
          <table:table-cell table:style-name="ce229" table:formula="of:=([.G102]+[.G120])/2" office:value-type="float" office:value="382.086298047">
            <text:p>382.1</text:p>
          </table:table-cell>
          <table:table-cell table:style-name="ce231" table:formula="of:=([.H102]+[.H120])/2" office:value-type="float" office:value="5.80783263039">
            <text:p>5.8</text:p>
          </table:table-cell>
          <table:table-cell table:style-name="ce231" table:formula="of:=([.I102]+[.I120])/2" office:value-type="float" office:value="138.21333643705">
            <text:p>138.2</text:p>
          </table:table-cell>
          <table:table-cell table:style-name="ce216" table:formula="of:=([.J102]+[.J120])/2" office:value-type="float" office:value="6.816298482785">
            <text:p>6.8</text:p>
          </table:table-cell>
          <table:table-cell table:style-name="ce229" table:formula="of:=([.K102]+[.K120])/2" office:value-type="float" office:value="74.0399674593">
            <text:p>74.0</text:p>
          </table:table-cell>
          <table:table-cell table:style-name="ce231" table:formula="of:=([.L102]+[.L120])/2" office:value-type="float" office:value="1.931851652575">
            <text:p>1.9</text:p>
          </table:table-cell>
          <table:table-cell table:style-name="ce231" table:formula="of:=([.M102]+[.M120])/2" office:value-type="float" office:value="374.1655665995">
            <text:p>374.2</text:p>
          </table:table-cell>
          <table:table-cell table:style-name="ce216" table:formula="of:=([.N102]+[.N120])/2" office:value-type="float" office:value="4.453420153355">
            <text:p>4.5</text:p>
          </table:table-cell>
          <table:table-cell table:style-name="ce229" table:formula="of:=([.O102]+[.O120])/2" office:value-type="float" office:value="202.782115684">
            <text:p>202.8</text:p>
          </table:table-cell>
          <table:table-cell table:style-name="ce236" table:formula="of:=([.P102]+[.P120])/2" office:value-type="float" office:value="1.366025403785">
            <text:p>1.4</text:p>
          </table:table-cell>
          <table:table-cell table:style-name="ce231" table:formula="of:=([.Q102]+[.Q120])/2" office:value-type="float" office:value="417.122465725">
            <text:p>417.1</text:p>
          </table:table-cell>
          <table:table-cell table:style-name="ce216" table:formula="of:=([.R102]+[.R120])/2" office:value-type="float" office:value="3.5">
            <text:p>3.5</text:p>
          </table:table-cell>
          <table:table-cell table:style-name="ce229" table:formula="of:=([.S102]+[.S120])/2" office:value-type="float" office:value="260.621290554">
            <text:p>260.6</text:p>
          </table:table-cell>
          <table:table-cell table:style-name="ce231" table:formula="of:=([.T102]+[.T120])/2" office:value-type="float" office:value="3.102093381285">
            <text:p>3.1</text:p>
          </table:table-cell>
          <table:table-cell table:style-name="ce231" table:formula="of:=([.U102]+[.U120])/2" office:value-type="float" office:value="292.349130477">
            <text:p>292.3</text:p>
          </table:table-cell>
          <table:table-cell table:style-name="ce216" table:formula="of:=([.V102]+[.V120])/2" office:value-type="float" office:value="2.998394628665">
            <text:p>3.0</text:p>
          </table:table-cell>
          <table:table-cell table:style-name="ce229" table:formula="of:=([.W102]+[.W120])/2" office:value-type="float" office:value="301.0726652645">
            <text:p>301.1</text:p>
          </table:table-cell>
          <table:table-cell table:style-name="ce231" table:formula="of:=([.X102]+[.X120])/2" office:value-type="float" office:value="4.2360679775">
            <text:p>4.2</text:p>
          </table:table-cell>
          <table:table-cell table:style-name="ce229" table:formula="of:=([.Y102]+[.Y120])/2" office:value-type="float" office:value="210.984379604">
            <text:p>211.0</text:p>
          </table:table-cell>
          <table:table-cell/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table:formula="of:=([.AD102]+[.AD120])/2" office:value-type="float" office:value="1.914213562375">
            <text:p>1.9</text:p>
          </table:table-cell>
          <table:table-cell table:style-name="ce231" table:formula="of:=([.AE102]+[.AE120])/2" office:value-type="float" office:value="376.349615627">
            <text:p>376.3</text:p>
          </table:table-cell>
          <table:table-cell table:style-name="ce218" table:formula="of:=([.AF102]+[.AF120])/2" office:value-type="float" office:value="1.57313218497">
            <text:p>1.6</text:p>
          </table:table-cell>
          <table:table-cell table:style-name="ce229" table:formula="of:=([.AG102]+[.AG120])/2" office:value-type="float" office:value="401.095677719">
            <text:p>401.1</text:p>
          </table:table-cell>
          <table:table-cell table:style-name="ce231" table:formula="of:=([.AH102]+[.AH120])/2" office:value-type="float" office:value="5.35605604772">
            <text:p>5.4</text:p>
          </table:table-cell>
          <table:table-cell table:style-name="ce231" table:formula="of:=([.AI102]+[.AI120])/2" office:value-type="float" office:value="163.4059770268">
            <text:p>163.4</text:p>
          </table:table-cell>
          <table:table-cell table:style-name="ce216" table:formula="of:=([.AJ102]+[.AJ120])/2" office:value-type="float" office:value="5.301923162015">
            <text:p>5.3</text:p>
          </table:table-cell>
          <table:table-cell table:style-name="ce229" table:formula="of:=([.AK102]+[.AK120])/2" office:value-type="float" office:value="151.9915625933">
            <text:p>152.0</text:p>
          </table:table-cell>
          <table:table-cell table:style-name="ce231" table:formula="of:=([.AL102]+[.AL120])/2" office:value-type="float" office:value="2.365419176365">
            <text:p>2.4</text:p>
          </table:table-cell>
          <table:table-cell table:style-name="ce231" table:formula="of:=([.AM102]+[.AM120])/2" office:value-type="float" office:value="342.965025033">
            <text:p>343.0</text:p>
          </table:table-cell>
          <table:table-cell table:style-name="ce216" table:formula="of:=([.AN102]+[.AN120])/2" office:value-type="float" office:value="4.37228132327">
            <text:p>4.4</text:p>
          </table:table-cell>
          <table:table-cell table:style-name="ce229" table:formula="of:=([.AO102]+[.AO120])/2" office:value-type="float" office:value="208.549624455">
            <text:p>208.5</text:p>
          </table:table-cell>
          <table:table-cell table:style-name="ce236" table:formula="of:=([.AP102]+[.AP120])/2" office:value-type="float" office:value="1.207106781185">
            <text:p>1.2</text:p>
          </table:table-cell>
          <table:table-cell table:style-name="ce231" table:formula="of:=([.AQ102]+[.AQ120])/2" office:value-type="float" office:value="429.29397064">
            <text:p>429.3</text:p>
          </table:table-cell>
          <table:table-cell table:style-name="ce216" table:formula="of:=([.AR102]+[.AR120])/2" office:value-type="float" office:value="3.475766375185">
            <text:p>3.5</text:p>
          </table:table-cell>
          <table:table-cell table:style-name="ce229" table:formula="of:=([.AS102]+[.AS120])/2" office:value-type="float" office:value="262.7497703035">
            <text:p>262.7</text:p>
          </table:table-cell>
          <table:table-cell table:style-name="ce231" table:formula="of:=([.AT102]+[.AT120])/2" office:value-type="float" office:value="2.22474487139">
            <text:p>2.2</text:p>
          </table:table-cell>
          <table:table-cell table:style-name="ce231" table:formula="of:=([.AU102]+[.AU120])/2" office:value-type="float" office:value="351.838744293">
            <text:p>351.8</text:p>
          </table:table-cell>
          <table:table-cell table:style-name="ce216" table:formula="of:=([.AV102]+[.AV120])/2" office:value-type="float" office:value="3.79128784748">
            <text:p>3.8</text:p>
          </table:table-cell>
          <table:table-cell table:style-name="ce229" table:formula="of:=([.AW102]+[.AW120])/2" office:value-type="float" office:value="241.9630289725">
            <text:p>242.0</text:p>
          </table:table-cell>
          <table:table-cell table:style-name="ce231" table:formula="of:=([.AX102]+[.AX120])/2" office:value-type="float" office:value="4.40676069272">
            <text:p>4.4</text:p>
          </table:table-cell>
          <table:table-cell table:style-name="ce229" table:formula="of:=([.AY102]+[.AY120])/2" office:value-type="float" office:value="200.175153351">
            <text:p>200.2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6" table:formula="of:=([.B103]+[.B121])/2" office:value-type="float" office:value="2.23205080757">
            <text:p>2.2</text:p>
          </table:table-cell>
          <table:table-cell table:style-name="ce229" table:formula="of:=([.C103]+[.C121])/2" office:value-type="float" office:value="353.8662128975">
            <text:p>353.9</text:p>
          </table:table-cell>
          <table:table-cell table:style-name="ce230" table:number-columns-repeated="2"/>
          <table:table-cell table:style-name="ce216" table:formula="of:=([.F103]+[.F121])/2" office:value-type="float" office:value="2.57793547457">
            <text:p>2.6</text:p>
          </table:table-cell>
          <table:table-cell table:style-name="ce229" table:formula="of:=([.G103]+[.G121])/2" office:value-type="float" office:value="328.355382427">
            <text:p>328.4</text:p>
          </table:table-cell>
          <table:table-cell table:style-name="ce231" table:formula="of:=([.H103]+[.H121])/2" office:value-type="float" office:value="7.129196940075">
            <text:p>7.1</text:p>
          </table:table-cell>
          <table:table-cell table:style-name="ce231" table:formula="of:=([.I103]+[.I121])/2" office:value-type="float" office:value="101.506353468652">
            <text:p>101.5</text:p>
          </table:table-cell>
          <table:table-cell table:style-name="ce216" table:formula="of:=([.J103]+[.J121])/2" office:value-type="float" office:value="6.049509756795">
            <text:p>6.0</text:p>
          </table:table-cell>
          <table:table-cell table:style-name="ce229" table:formula="of:=([.K103]+[.K121])/2" office:value-type="float" office:value="110.7239477931">
            <text:p>110.7</text:p>
          </table:table-cell>
          <table:table-cell table:style-name="ce231" table:formula="of:=([.L103]+[.L121])/2" office:value-type="float" office:value="3.529141088565">
            <text:p>3.5</text:p>
          </table:table-cell>
          <table:table-cell table:style-name="ce231" table:formula="of:=([.M103]+[.M121])/2" office:value-type="float" office:value="258.053224826">
            <text:p>258.1</text:p>
          </table:table-cell>
          <table:table-cell table:style-name="ce216" table:formula="of:=([.N103]+[.N121])/2" office:value-type="float" office:value="5.83390451188">
            <text:p>5.8</text:p>
          </table:table-cell>
          <table:table-cell table:style-name="ce229" table:formula="of:=([.O103]+[.O121])/2" office:value-type="float" office:value="140.1380985901">
            <text:p>140.1</text:p>
          </table:table-cell>
          <table:table-cell table:style-name="ce236" table:formula="of:=([.P103]+[.P121])/2" office:value-type="float" office:value="1.57313218497">
            <text:p>1.6</text:p>
          </table:table-cell>
          <table:table-cell table:style-name="ce231" table:formula="of:=([.Q103]+[.Q121])/2" office:value-type="float" office:value="401.095677719">
            <text:p>401.1</text:p>
          </table:table-cell>
          <table:table-cell table:style-name="ce216" table:formula="of:=([.R103]+[.R121])/2" office:value-type="float" office:value="5">
            <text:p>5.0</text:p>
          </table:table-cell>
          <table:table-cell table:style-name="ce229" table:formula="of:=([.S103]+[.S121])/2" office:value-type="float" office:value="163.624617374">
            <text:p>163.6</text:p>
          </table:table-cell>
          <table:table-cell table:style-name="ce231" table:formula="of:=([.T103]+[.T121])/2" office:value-type="float" office:value="2.638958433765">
            <text:p>2.6</text:p>
          </table:table-cell>
          <table:table-cell table:style-name="ce231" table:formula="of:=([.U103]+[.U121])/2" office:value-type="float" office:value="321.2212115865">
            <text:p>321.2</text:p>
          </table:table-cell>
          <table:table-cell table:style-name="ce216" table:formula="of:=([.V103]+[.V121])/2" office:value-type="float" office:value="3.54138126515">
            <text:p>3.5</text:p>
          </table:table-cell>
          <table:table-cell table:style-name="ce229" table:formula="of:=([.W103]+[.W121])/2" office:value-type="float" office:value="275.0508160095">
            <text:p>275.1</text:p>
          </table:table-cell>
          <table:table-cell table:style-name="ce231" table:formula="of:=([.X103]+[.X121])/2" office:value-type="float" office:value="6.241657386775">
            <text:p>6.2</text:p>
          </table:table-cell>
          <table:table-cell table:style-name="ce229" table:formula="of:=([.Y103]+[.Y121])/2" office:value-type="float" office:value="104.5981748625">
            <text:p>104.6</text:p>
          </table:table-cell>
          <table:table-cell/>
          <table:table-cell table:style-name="ce170" office:value-type="float" office:value="202">
            <text:p>202</text:p>
          </table:table-cell>
          <table:table-cell table:style-name="ce216" table:formula="of:=([.AB103]+[.AB121])/2" office:value-type="float" office:value="1.914213562375">
            <text:p>1.9</text:p>
          </table:table-cell>
          <table:table-cell table:style-name="ce229" table:formula="of:=([.AC103]+[.AC121])/2" office:value-type="float" office:value="376.349615627">
            <text:p>376.3</text:p>
          </table:table-cell>
          <table:table-cell table:style-name="ce230" table:number-columns-repeated="2"/>
          <table:table-cell table:style-name="ce216" table:formula="of:=([.AF103]+[.AF121])/2" office:value-type="float" office:value="2.15831239518">
            <text:p>2.2</text:p>
          </table:table-cell>
          <table:table-cell table:style-name="ce229" table:formula="of:=([.AG103]+[.AG121])/2" office:value-type="float" office:value="358.991813039">
            <text:p>359.0</text:p>
          </table:table-cell>
          <table:table-cell table:style-name="ce231" table:formula="of:=([.AH103]+[.AH121])/2" office:value-type="float" office:value="6.68325020573">
            <text:p>6.7</text:p>
          </table:table-cell>
          <table:table-cell table:style-name="ce231" table:formula="of:=([.AI103]+[.AI121])/2" office:value-type="float" office:value="136.331433716">
            <text:p>136.3</text:p>
          </table:table-cell>
          <table:table-cell table:style-name="ce216" table:formula="of:=([.AJ103]+[.AJ121])/2" office:value-type="float" office:value="4.97230382165">
            <text:p>5.0</text:p>
          </table:table-cell>
          <table:table-cell table:style-name="ce229" table:formula="of:=([.AK103]+[.AK121])/2" office:value-type="float" office:value="178.05338469905">
            <text:p>178.1</text:p>
          </table:table-cell>
          <table:table-cell table:style-name="ce231" table:formula="of:=([.AL103]+[.AL121])/2" office:value-type="float" office:value="3.992149036945">
            <text:p>4.0</text:p>
          </table:table-cell>
          <table:table-cell table:style-name="ce231" table:formula="of:=([.AM103]+[.AM121])/2" office:value-type="float" office:value="226.909555339">
            <text:p>226.9</text:p>
          </table:table-cell>
          <table:table-cell table:style-name="ce216" table:formula="of:=([.AN103]+[.AN121])/2" office:value-type="float" office:value="5.37805680285">
            <text:p>5.4</text:p>
          </table:table-cell>
          <table:table-cell table:style-name="ce229" table:formula="of:=([.AO103]+[.AO121])/2" office:value-type="float" office:value="178.15708873185">
            <text:p>178.2</text:p>
          </table:table-cell>
          <table:table-cell table:style-name="ce236" table:formula="of:=([.AP103]+[.AP121])/2" office:value-type="float" office:value="1.984059392535">
            <text:p>2.0</text:p>
          </table:table-cell>
          <table:table-cell table:style-name="ce231" table:formula="of:=([.AQ103]+[.AQ121])/2" office:value-type="float" office:value="369.914793132">
            <text:p>369.9</text:p>
          </table:table-cell>
          <table:table-cell table:style-name="ce216" table:formula="of:=([.AR103]+[.AR121])/2" office:value-type="float" office:value="5.37793688154">
            <text:p>5.4</text:p>
          </table:table-cell>
          <table:table-cell table:style-name="ce229" table:formula="of:=([.AS103]+[.AS121])/2" office:value-type="float" office:value="142.265938737">
            <text:p>142.3</text:p>
          </table:table-cell>
          <table:table-cell table:style-name="ce231" table:formula="of:=([.AT103]+[.AT121])/2" office:value-type="float" office:value="2.11803398875">
            <text:p>2.1</text:p>
          </table:table-cell>
          <table:table-cell table:style-name="ce231" table:formula="of:=([.AU103]+[.AU121])/2" office:value-type="float" office:value="359.7594757405">
            <text:p>359.8</text:p>
          </table:table-cell>
          <table:table-cell table:style-name="ce216" table:formula="of:=([.AV103]+[.AV121])/2" office:value-type="float" office:value="4.7827009488">
            <text:p>4.8</text:p>
          </table:table-cell>
          <table:table-cell table:style-name="ce229" table:formula="of:=([.AW103]+[.AW121])/2" office:value-type="float" office:value="186.4705803588">
            <text:p>186.5</text:p>
          </table:table-cell>
          <table:table-cell table:style-name="ce231" table:formula="of:=([.AX103]+[.AX121])/2" office:value-type="float" office:value="6.08504366273">
            <text:p>6.1</text:p>
          </table:table-cell>
          <table:table-cell table:style-name="ce229" table:formula="of:=([.AY103]+[.AY121])/2" office:value-type="float" office:value="109.31455694555">
            <text:p>109.3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table:formula="of:=([.B104]+[.B122])/2" office:value-type="float" office:value="1.825140769935">
            <text:p>1.8</text:p>
          </table:table-cell>
          <table:table-cell table:style-name="ce229" table:formula="of:=([.C104]+[.C122])/2" office:value-type="float" office:value="382.086298047">
            <text:p>382.1</text:p>
          </table:table-cell>
          <table:table-cell table:style-name="ce231" table:formula="of:=([.D104]+[.D122])/2" office:value-type="float" office:value="2.57793547457">
            <text:p>2.6</text:p>
          </table:table-cell>
          <table:table-cell table:style-name="ce231" table:formula="of:=([.E104]+[.E122])/2" office:value-type="float" office:value="328.355382427">
            <text:p>328.4</text:p>
          </table:table-cell>
          <table:table-cell table:style-name="ce215"/>
          <table:table-cell table:style-name="ce228"/>
          <table:table-cell table:style-name="ce231" table:formula="of:=([.H104]+[.H122])/2" office:value-type="float" office:value="5.965522461655">
            <text:p>6.0</text:p>
          </table:table-cell>
          <table:table-cell table:style-name="ce231" table:formula="of:=([.I104]+[.I122])/2" office:value-type="float" office:value="119.6080180818">
            <text:p>119.6</text:p>
          </table:table-cell>
          <table:table-cell table:style-name="ce216" table:formula="of:=([.J104]+[.J122])/2" office:value-type="float" office:value="5.322882462275">
            <text:p>5.3</text:p>
          </table:table-cell>
          <table:table-cell table:style-name="ce229" table:formula="of:=([.K104]+[.K122])/2" office:value-type="float" office:value="149.9018983338">
            <text:p>149.9</text:p>
          </table:table-cell>
          <table:table-cell table:style-name="ce231" table:formula="of:=([.L104]+[.L122])/2" office:value-type="float" office:value="3.51603271887">
            <text:p>3.5</text:p>
          </table:table-cell>
          <table:table-cell table:style-name="ce231" table:formula="of:=([.M104]+[.M122])/2" office:value-type="float" office:value="261.97104923">
            <text:p>262.0</text:p>
          </table:table-cell>
          <table:table-cell table:style-name="ce216" table:formula="of:=([.N104]+[.N122])/2" office:value-type="float" office:value="4.495358041295">
            <text:p>4.5</text:p>
          </table:table-cell>
          <table:table-cell table:style-name="ce229" table:formula="of:=([.O104]+[.O122])/2" office:value-type="float" office:value="197.112309232">
            <text:p>197.1</text:p>
          </table:table-cell>
          <table:table-cell table:style-name="ce231" table:formula="of:=([.P104]+[.P122])/2" office:value-type="float" office:value="2.532247551125">
            <text:p>2.5</text:p>
          </table:table-cell>
          <table:table-cell table:style-name="ce231" table:formula="of:=([.Q104]+[.Q122])/2" office:value-type="float" office:value="329.141943034">
            <text:p>329.1</text:p>
          </table:table-cell>
          <table:table-cell table:style-name="ce216" table:formula="of:=([.R104]+[.R122])/2" office:value-type="float" office:value="4.54138126515">
            <text:p>4.5</text:p>
          </table:table-cell>
          <table:table-cell table:style-name="ce229" table:formula="of:=([.S104]+[.S122])/2" office:value-type="float" office:value="199.9143917115">
            <text:p>199.9</text:p>
          </table:table-cell>
          <table:table-cell table:style-name="ce231" table:formula="of:=([.T104]+[.T122])/2" office:value-type="float" office:value="3.992149036945">
            <text:p>4.0</text:p>
          </table:table-cell>
          <table:table-cell table:style-name="ce231" table:formula="of:=([.U104]+[.U122])/2" office:value-type="float" office:value="226.909555339">
            <text:p>226.9</text:p>
          </table:table-cell>
          <table:table-cell table:style-name="ce216" table:formula="of:=([.V104]+[.V122])/2" office:value-type="float" office:value="2.668801041515">
            <text:p>2.7</text:p>
          </table:table-cell>
          <table:table-cell table:style-name="ce229" table:formula="of:=([.W104]+[.W122])/2" office:value-type="float" office:value="320.80735897">
            <text:p>320.8</text:p>
          </table:table-cell>
          <table:table-cell table:style-name="ce231" table:formula="of:=([.X104]+[.X122])/2" office:value-type="float" office:value="5.590891021945">
            <text:p>5.6</text:p>
          </table:table-cell>
          <table:table-cell table:style-name="ce229" table:formula="of:=([.Y104]+[.Y122])/2" office:value-type="float" office:value="131.305758862">
            <text:p>131.3</text:p>
          </table:table-cell>
          <table:table-cell/>
          <table:table-cell table:style-name="ce170" office:value-type="float" office:value="203">
            <text:p>203</text:p>
          </table:table-cell>
          <table:table-cell table:style-name="ce216" table:formula="of:=([.AB104]+[.AB122])/2" office:value-type="float" office:value="1.57313218497">
            <text:p>1.6</text:p>
          </table:table-cell>
          <table:table-cell table:style-name="ce229" table:formula="of:=([.AC104]+[.AC122])/2" office:value-type="float" office:value="401.095677719">
            <text:p>401.1</text:p>
          </table:table-cell>
          <table:table-cell table:style-name="ce231" table:formula="of:=([.AD104]+[.AD122])/2" office:value-type="float" office:value="2.15831239518">
            <text:p>2.2</text:p>
          </table:table-cell>
          <table:table-cell table:style-name="ce231" table:formula="of:=([.AE104]+[.AE122])/2" office:value-type="float" office:value="358.991813039">
            <text:p>359.0</text:p>
          </table:table-cell>
          <table:table-cell table:style-name="ce215"/>
          <table:table-cell table:style-name="ce228"/>
          <table:table-cell table:style-name="ce231" table:formula="of:=([.AH104]+[.AH122])/2" office:value-type="float" office:value="4.97230382165">
            <text:p>5.0</text:p>
          </table:table-cell>
          <table:table-cell table:style-name="ce231" table:formula="of:=([.AI104]+[.AI122])/2" office:value-type="float" office:value="178.05338469905">
            <text:p>178.1</text:p>
          </table:table-cell>
          <table:table-cell table:style-name="ce216" table:formula="of:=([.AJ104]+[.AJ122])/2" office:value-type="float" office:value="4">
            <text:p>4.0</text:p>
          </table:table-cell>
          <table:table-cell table:style-name="ce229" table:formula="of:=([.AK104]+[.AK122])/2" office:value-type="float" office:value="229.336263712">
            <text:p>229.3</text:p>
          </table:table-cell>
          <table:table-cell table:style-name="ce231" table:formula="of:=([.AL104]+[.AL122])/2" office:value-type="float" office:value="3.17958680156">
            <text:p>3.2</text:p>
          </table:table-cell>
          <table:table-cell table:style-name="ce231" table:formula="of:=([.AM104]+[.AM122])/2" office:value-type="float" office:value="284.5132407295">
            <text:p>284.5</text:p>
          </table:table-cell>
          <table:table-cell table:style-name="ce216" table:formula="of:=([.AN104]+[.AN122])/2" office:value-type="float" office:value="3.667543745545">
            <text:p>3.7</text:p>
          </table:table-cell>
          <table:table-cell table:style-name="ce229" table:formula="of:=([.AO104]+[.AO122])/2" office:value-type="float" office:value="254.3680289055">
            <text:p>254.4</text:p>
          </table:table-cell>
          <table:table-cell table:style-name="ce231" table:formula="of:=([.AP104]+[.AP122])/2" office:value-type="float" office:value="1.931851652575">
            <text:p>1.9</text:p>
          </table:table-cell>
          <table:table-cell table:style-name="ce231" table:formula="of:=([.AQ104]+[.AQ122])/2" office:value-type="float" office:value="374.1655665995">
            <text:p>374.2</text:p>
          </table:table-cell>
          <table:table-cell table:style-name="ce216" table:formula="of:=([.AR104]+[.AR122])/2" office:value-type="float" office:value="4.15831239518">
            <text:p>4.2</text:p>
          </table:table-cell>
          <table:table-cell table:style-name="ce229" table:formula="of:=([.AS104]+[.AS122])/2" office:value-type="float" office:value="218.143742403">
            <text:p>218.1</text:p>
          </table:table-cell>
          <table:table-cell table:style-name="ce236" table:formula="of:=([.AT104]+[.AT122])/2" office:value-type="float" office:value="1.57313218497">
            <text:p>1.6</text:p>
          </table:table-cell>
          <table:table-cell table:style-name="ce231" table:formula="of:=([.AU104]+[.AU122])/2" office:value-type="float" office:value="401.095677719">
            <text:p>401.1</text:p>
          </table:table-cell>
          <table:table-cell table:style-name="ce216" table:formula="of:=([.AV104]+[.AV122])/2" office:value-type="float" office:value="2.699172818835">
            <text:p>2.7</text:p>
          </table:table-cell>
          <table:table-cell table:style-name="ce229" table:formula="of:=([.AW104]+[.AW122])/2" office:value-type="float" office:value="317.209152984">
            <text:p>317.2</text:p>
          </table:table-cell>
          <table:table-cell table:style-name="ce231" table:formula="of:=([.AX104]+[.AX122])/2" office:value-type="float" office:value="4.983870251045">
            <text:p>5.0</text:p>
          </table:table-cell>
          <table:table-cell table:style-name="ce229" table:formula="of:=([.AY104]+[.AY122])/2" office:value-type="float" office:value="165.2061106115">
            <text:p>165.2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table:formula="of:=([.B105]+[.B123])/2" office:value-type="float" office:value="5.80783263039">
            <text:p>5.8</text:p>
          </table:table-cell>
          <table:table-cell table:style-name="ce229" table:formula="of:=([.C105]+[.C123])/2" office:value-type="float" office:value="138.21333643705">
            <text:p>138.2</text:p>
          </table:table-cell>
          <table:table-cell table:style-name="ce231" table:formula="of:=([.D105]+[.D123])/2" office:value-type="float" office:value="7.129196940075">
            <text:p>7.1</text:p>
          </table:table-cell>
          <table:table-cell table:style-name="ce231" table:formula="of:=([.E105]+[.E123])/2" office:value-type="float" office:value="101.506353468652">
            <text:p>101.5</text:p>
          </table:table-cell>
          <table:table-cell table:style-name="ce216" table:formula="of:=([.F105]+[.F123])/2" office:value-type="float" office:value="5.965522461655">
            <text:p>6.0</text:p>
          </table:table-cell>
          <table:table-cell table:style-name="ce229" table:formula="of:=([.G105]+[.G123])/2" office:value-type="float" office:value="119.6080180818">
            <text:p>119.6</text:p>
          </table:table-cell>
          <table:table-cell table:style-name="ce230" table:number-columns-repeated="2"/>
          <table:table-cell table:style-name="ce240" table:formula="of:=([.J105]+[.J123])/2" office:value-type="float" office:value="8.112574746595">
            <text:p>8.1</text:p>
          </table:table-cell>
          <table:table-cell table:style-name="ce229" table:formula="of:=([.K105]+[.K123])/2" office:value-type="float" office:value="27.4045086334">
            <text:p>27.4</text:p>
          </table:table-cell>
          <table:table-cell table:style-name="ce231" table:formula="of:=([.L105]+[.L123])/2" office:value-type="float" office:value="5.674234614175">
            <text:p>5.7</text:p>
          </table:table-cell>
          <table:table-cell table:style-name="ce231" table:formula="of:=([.M105]+[.M123])/2" office:value-type="float" office:value="138.2662796633">
            <text:p>138.3</text:p>
          </table:table-cell>
          <table:table-cell table:style-name="ce216" table:formula="of:=([.N105]+[.N123])/2" office:value-type="float" office:value="1.825140769935">
            <text:p>1.8</text:p>
          </table:table-cell>
          <table:table-cell table:style-name="ce229" table:formula="of:=([.O105]+[.O123])/2" office:value-type="float" office:value="382.086298047">
            <text:p>382.1</text:p>
          </table:table-cell>
          <table:table-cell table:style-name="ce231" table:formula="of:=([.P105]+[.P123])/2" office:value-type="float" office:value="6.678770041175">
            <text:p>6.7</text:p>
          </table:table-cell>
          <table:table-cell table:style-name="ce231" table:formula="of:=([.Q105]+[.Q123])/2" office:value-type="float" office:value="100.09170778615">
            <text:p>100.1</text:p>
          </table:table-cell>
          <table:table-cell table:style-name="ce216" table:formula="of:=([.R105]+[.R123])/2" office:value-type="float" office:value="4.46890490474">
            <text:p>4.5</text:p>
          </table:table-cell>
          <table:table-cell table:style-name="ce229" table:formula="of:=([.S105]+[.S123])/2" office:value-type="float" office:value="197.8334689955">
            <text:p>197.8</text:p>
          </table:table-cell>
          <table:table-cell table:style-name="ce231" table:formula="of:=([.T105]+[.T123])/2" office:value-type="float" office:value="6.12357201513">
            <text:p>6.1</text:p>
          </table:table-cell>
          <table:table-cell table:style-name="ce231" table:formula="of:=([.U105]+[.U123])/2" office:value-type="float" office:value="122.01633294615">
            <text:p>122.0</text:p>
          </table:table-cell>
          <table:table-cell table:style-name="ce216" table:formula="of:=([.V105]+[.V123])/2" office:value-type="float" office:value="4.30076981533">
            <text:p>4.3</text:p>
          </table:table-cell>
          <table:table-cell table:style-name="ce229" table:formula="of:=([.W105]+[.W123])/2" office:value-type="float" office:value="206.654583005">
            <text:p>206.7</text:p>
          </table:table-cell>
          <table:table-cell table:style-name="ce231" table:formula="of:=([.X105]+[.X123])/2" office:value-type="float" office:value="4.95303569487">
            <text:p>5.0</text:p>
          </table:table-cell>
          <table:table-cell table:style-name="ce229" table:formula="of:=([.Y105]+[.Y123])/2" office:value-type="float" office:value="172.1081635215">
            <text:p>172.1</text:p>
          </table:table-cell>
          <table:table-cell/>
          <table:table-cell table:style-name="ce170" office:value-type="float" office:value="204">
            <text:p>204</text:p>
          </table:table-cell>
          <table:table-cell table:style-name="ce216" table:formula="of:=([.AB105]+[.AB123])/2" office:value-type="float" office:value="5.35605604772">
            <text:p>5.4</text:p>
          </table:table-cell>
          <table:table-cell table:style-name="ce229" table:formula="of:=([.AC105]+[.AC123])/2" office:value-type="float" office:value="163.4059770268">
            <text:p>163.4</text:p>
          </table:table-cell>
          <table:table-cell table:style-name="ce231" table:formula="of:=([.AD105]+[.AD123])/2" office:value-type="float" office:value="6.68325020573">
            <text:p>6.7</text:p>
          </table:table-cell>
          <table:table-cell table:style-name="ce231" table:formula="of:=([.AE105]+[.AE123])/2" office:value-type="float" office:value="136.331433716">
            <text:p>136.3</text:p>
          </table:table-cell>
          <table:table-cell table:style-name="ce216" table:formula="of:=([.AF105]+[.AF123])/2" office:value-type="float" office:value="4.97230382165">
            <text:p>5.0</text:p>
          </table:table-cell>
          <table:table-cell table:style-name="ce229" table:formula="of:=([.AG105]+[.AG123])/2" office:value-type="float" office:value="178.05338469905">
            <text:p>178.1</text:p>
          </table:table-cell>
          <table:table-cell table:style-name="ce230" table:number-columns-repeated="2"/>
          <table:table-cell table:style-name="ce240" table:formula="of:=([.AJ105]+[.AJ123])/2" office:value-type="float" office:value="6.340572873935">
            <text:p>6.3</text:p>
          </table:table-cell>
          <table:table-cell table:style-name="ce229" table:formula="of:=([.AK105]+[.AK123])/2" office:value-type="float" office:value="101.2959263324">
            <text:p>101.3</text:p>
          </table:table-cell>
          <table:table-cell table:style-name="ce231" table:formula="of:=([.AL105]+[.AL123])/2" office:value-type="float" office:value="6.07071421427">
            <text:p>6.1</text:p>
          </table:table-cell>
          <table:table-cell table:style-name="ce231" table:formula="of:=([.AM105]+[.AM123])/2" office:value-type="float" office:value="110.84380845595">
            <text:p>110.8</text:p>
          </table:table-cell>
          <table:table-cell table:style-name="ce216" table:formula="of:=([.AN105]+[.AN123])/2" office:value-type="float" office:value="2.11803398875">
            <text:p>2.1</text:p>
          </table:table-cell>
          <table:table-cell table:style-name="ce229" table:formula="of:=([.AO105]+[.AO123])/2" office:value-type="float" office:value="359.7594757405">
            <text:p>359.8</text:p>
          </table:table-cell>
          <table:table-cell table:style-name="ce231" table:formula="of:=([.AP105]+[.AP123])/2" office:value-type="float" office:value="6.24264068712">
            <text:p>6.2</text:p>
          </table:table-cell>
          <table:table-cell table:style-name="ce231" table:formula="of:=([.AQ105]+[.AQ123])/2" office:value-type="float" office:value="121.6523958531">
            <text:p>121.7</text:p>
          </table:table-cell>
          <table:table-cell table:style-name="ce216" table:formula="of:=([.AR105]+[.AR123])/2" office:value-type="float" office:value="5.192582403565">
            <text:p>5.2</text:p>
          </table:table-cell>
          <table:table-cell table:style-name="ce229" table:formula="of:=([.AS105]+[.AS123])/2" office:value-type="float" office:value="152.579345351">
            <text:p>152.6</text:p>
          </table:table-cell>
          <table:table-cell table:style-name="ce231" table:formula="of:=([.AT105]+[.AT123])/2" office:value-type="float" office:value="6.27463227502">
            <text:p>6.3</text:p>
          </table:table-cell>
          <table:table-cell table:style-name="ce231" table:formula="of:=([.AU105]+[.AU123])/2" office:value-type="float" office:value="115.81287767835">
            <text:p>115.8</text:p>
          </table:table-cell>
          <table:table-cell table:style-name="ce216" table:formula="of:=([.AV105]+[.AV123])/2" office:value-type="float" office:value="3.92409598129">
            <text:p>3.9</text:p>
          </table:table-cell>
          <table:table-cell table:style-name="ce229" table:formula="of:=([.AW105]+[.AW123])/2" office:value-type="float" office:value="231.533036797">
            <text:p>231.5</text:p>
          </table:table-cell>
          <table:table-cell table:style-name="ce231" table:formula="of:=([.AX105]+[.AX123])/2" office:value-type="float" office:value="5.29065861492">
            <text:p>5.3</text:p>
          </table:table-cell>
          <table:table-cell table:style-name="ce229" table:formula="of:=([.AY105]+[.AY123])/2" office:value-type="float" office:value="146.8787145495">
            <text:p>146.9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20" table:formula="of:=([.B106]+[.B124])/2" office:value-type="float" office:value="6.816298482785">
            <text:p>6.8</text:p>
          </table:table-cell>
          <table:table-cell table:style-name="ce229" table:formula="of:=([.C106]+[.C124])/2" office:value-type="float" office:value="74.0399674593">
            <text:p>74.0</text:p>
          </table:table-cell>
          <table:table-cell table:style-name="ce231" table:formula="of:=([.D106]+[.D124])/2" office:value-type="float" office:value="6.049509756795">
            <text:p>6.0</text:p>
          </table:table-cell>
          <table:table-cell table:style-name="ce231" table:formula="of:=([.E106]+[.E124])/2" office:value-type="float" office:value="110.7239477931">
            <text:p>110.7</text:p>
          </table:table-cell>
          <table:table-cell table:style-name="ce216" table:formula="of:=([.F106]+[.F124])/2" office:value-type="float" office:value="5.322882462275">
            <text:p>5.3</text:p>
          </table:table-cell>
          <table:table-cell table:style-name="ce229" table:formula="of:=([.G106]+[.G124])/2" office:value-type="float" office:value="149.9018983338">
            <text:p>149.9</text:p>
          </table:table-cell>
          <table:table-cell table:style-name="ce239" table:formula="of:=([.H106]+[.H124])/2" office:value-type="float" office:value="8.112574746595">
            <text:p>8.1</text:p>
          </table:table-cell>
          <table:table-cell table:style-name="ce231" table:formula="of:=([.I106]+[.I124])/2" office:value-type="float" office:value="27.4045086334">
            <text:p>27.4</text:p>
          </table:table-cell>
          <table:table-cell table:style-name="ce215"/>
          <table:table-cell table:style-name="ce228"/>
          <table:table-cell table:style-name="ce239" table:formula="of:=([.L106]+[.L124])/2" office:value-type="float" office:value="7.936253712105">
            <text:p>7.9</text:p>
          </table:table-cell>
          <table:table-cell table:style-name="ce231" table:formula="of:=([.M106]+[.M124])/2" office:value-type="float" office:value="31.2483430678">
            <text:p>31.2</text:p>
          </table:table-cell>
          <table:table-cell table:style-name="ce216" table:formula="of:=([.N106]+[.N124])/2" office:value-type="float" office:value="7.51480748811">
            <text:p>7.5</text:p>
          </table:table-cell>
          <table:table-cell table:style-name="ce229" table:formula="of:=([.O106]+[.O124])/2" office:value-type="float" office:value="44.6525617797">
            <text:p>44.7</text:p>
          </table:table-cell>
          <table:table-cell table:style-name="ce231" table:formula="of:=([.P106]+[.P124])/2" office:value-type="float" office:value="6.61774090742">
            <text:p>6.6</text:p>
          </table:table-cell>
          <table:table-cell table:style-name="ce231" table:formula="of:=([.Q106]+[.Q124])/2" office:value-type="float" office:value="80.78560718155">
            <text:p>80.8</text:p>
          </table:table-cell>
          <table:table-cell table:style-name="ce240" table:formula="of:=([.R106]+[.R124])/2" office:value-type="float" office:value="8.341562600905">
            <text:p>8.3</text:p>
          </table:table-cell>
          <table:table-cell table:style-name="ce229" table:formula="of:=([.S106]+[.S124])/2" office:value-type="float" office:value="39.51706084245">
            <text:p>39.5</text:p>
          </table:table-cell>
          <table:table-cell table:style-name="ce231" table:formula="of:=([.T106]+[.T124])/2" office:value-type="float" office:value="6.035533905935">
            <text:p>6.0</text:p>
          </table:table-cell>
          <table:table-cell table:style-name="ce231" table:formula="of:=([.U106]+[.U124])/2" office:value-type="float" office:value="112.21154345705">
            <text:p>112.2</text:p>
          </table:table-cell>
          <table:table-cell table:style-name="ce216" table:formula="of:=([.V106]+[.V124])/2" office:value-type="float" office:value="4.7360679775">
            <text:p>4.7</text:p>
          </table:table-cell>
          <table:table-cell table:style-name="ce229" table:formula="of:=([.W106]+[.W124])/2" office:value-type="float" office:value="179.699352762">
            <text:p>179.7</text:p>
          </table:table-cell>
          <table:table-cell table:style-name="ce239" table:formula="of:=([.X106]+[.X124])/2" office:value-type="float" office:value="10.0498756211">
            <text:p>10.0</text:p>
          </table:table-cell>
          <table:table-cell table:style-name="ce229" table:formula="of:=([.Y106]+[.Y124])/2" office:value-type="float" office:value="0">
            <text:p>0.0</text:p>
          </table:table-cell>
          <table:table-cell/>
          <table:table-cell table:style-name="ce170" office:value-type="float" office:value="205">
            <text:p>205</text:p>
          </table:table-cell>
          <table:table-cell table:style-name="ce220" table:formula="of:=([.AB106]+[.AB124])/2" office:value-type="float" office:value="5.301923162015">
            <text:p>5.3</text:p>
          </table:table-cell>
          <table:table-cell table:style-name="ce229" table:formula="of:=([.AC106]+[.AC124])/2" office:value-type="float" office:value="151.9915625933">
            <text:p>152.0</text:p>
          </table:table-cell>
          <table:table-cell table:style-name="ce231" table:formula="of:=([.AD106]+[.AD124])/2" office:value-type="float" office:value="4.97230382165">
            <text:p>5.0</text:p>
          </table:table-cell>
          <table:table-cell table:style-name="ce231" table:formula="of:=([.AE106]+[.AE124])/2" office:value-type="float" office:value="178.05338469905">
            <text:p>178.1</text:p>
          </table:table-cell>
          <table:table-cell table:style-name="ce216" table:formula="of:=([.AF106]+[.AF124])/2" office:value-type="float" office:value="4">
            <text:p>4.0</text:p>
          </table:table-cell>
          <table:table-cell table:style-name="ce229" table:formula="of:=([.AG106]+[.AG124])/2" office:value-type="float" office:value="229.336263712">
            <text:p>229.3</text:p>
          </table:table-cell>
          <table:table-cell table:style-name="ce239" table:formula="of:=([.AH106]+[.AH124])/2" office:value-type="float" office:value="6.340572873935">
            <text:p>6.3</text:p>
          </table:table-cell>
          <table:table-cell table:style-name="ce231" table:formula="of:=([.AI106]+[.AI124])/2" office:value-type="float" office:value="101.2959263324">
            <text:p>101.3</text:p>
          </table:table-cell>
          <table:table-cell table:style-name="ce215"/>
          <table:table-cell table:style-name="ce228"/>
          <table:table-cell table:style-name="ce239" table:formula="of:=([.AL106]+[.AL124])/2" office:value-type="float" office:value="7.1410851814">
            <text:p>7.1</text:p>
          </table:table-cell>
          <table:table-cell table:style-name="ce231" table:formula="of:=([.AM106]+[.AM124])/2" office:value-type="float" office:value="58.10370565365">
            <text:p>58.1</text:p>
          </table:table-cell>
          <table:table-cell table:style-name="ce216" table:formula="of:=([.AN106]+[.AN124])/2" office:value-type="float" office:value="4.984927776645">
            <text:p>5.0</text:p>
          </table:table-cell>
          <table:table-cell table:style-name="ce229" table:formula="of:=([.AO106]+[.AO124])/2" office:value-type="float" office:value="182.72073607295">
            <text:p>182.7</text:p>
          </table:table-cell>
          <table:table-cell table:style-name="ce231" table:formula="of:=([.AP106]+[.AP124])/2" office:value-type="float" office:value="5.63226702708">
            <text:p>5.6</text:p>
          </table:table-cell>
          <table:table-cell table:style-name="ce231" table:formula="of:=([.AQ106]+[.AQ124])/2" office:value-type="float" office:value="138.09203376845">
            <text:p>138.1</text:p>
          </table:table-cell>
          <table:table-cell table:style-name="ce240" table:formula="of:=([.AR106]+[.AR124])/2" office:value-type="float" office:value="7.674234614175">
            <text:p>7.7</text:p>
          </table:table-cell>
          <table:table-cell table:style-name="ce229" table:formula="of:=([.AS106]+[.AS124])/2" office:value-type="float" office:value="39.82970985105">
            <text:p>39.8</text:p>
          </table:table-cell>
          <table:table-cell table:style-name="ce231" table:formula="of:=([.AT106]+[.AT124])/2" office:value-type="float" office:value="4.207822151975">
            <text:p>4.2</text:p>
          </table:table-cell>
          <table:table-cell table:style-name="ce231" table:formula="of:=([.AU106]+[.AU124])/2" office:value-type="float" office:value="215.2467558915">
            <text:p>215.2</text:p>
          </table:table-cell>
          <table:table-cell table:style-name="ce216" table:formula="of:=([.AV106]+[.AV124])/2" office:value-type="float" office:value="4.29762079031">
            <text:p>4.3</text:p>
          </table:table-cell>
          <table:table-cell table:style-name="ce229" table:formula="of:=([.AW106]+[.AW124])/2" office:value-type="float" office:value="206.9475780745">
            <text:p>206.9</text:p>
          </table:table-cell>
          <table:table-cell table:style-name="ce239" table:formula="of:=([.AX106]+[.AX124])/2" office:value-type="float" office:value="8.36574631274">
            <text:p>8.4</text:p>
          </table:table-cell>
          <table:table-cell table:style-name="ce229" table:formula="of:=([.AY106]+[.AY124])/2" office:value-type="float" office:value="19.9274934839">
            <text:p>19.9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table:formula="of:=([.B107]+[.B125])/2" office:value-type="float" office:value="1.931851652575">
            <text:p>1.9</text:p>
          </table:table-cell>
          <table:table-cell table:style-name="ce229" table:formula="of:=([.C107]+[.C125])/2" office:value-type="float" office:value="374.1655665995">
            <text:p>374.2</text:p>
          </table:table-cell>
          <table:table-cell table:style-name="ce231" table:formula="of:=([.D107]+[.D125])/2" office:value-type="float" office:value="3.529141088565">
            <text:p>3.5</text:p>
          </table:table-cell>
          <table:table-cell table:style-name="ce231" table:formula="of:=([.E107]+[.E125])/2" office:value-type="float" office:value="258.053224826">
            <text:p>258.1</text:p>
          </table:table-cell>
          <table:table-cell table:style-name="ce216" table:formula="of:=([.F107]+[.F125])/2" office:value-type="float" office:value="3.51603271887">
            <text:p>3.5</text:p>
          </table:table-cell>
          <table:table-cell table:style-name="ce229" table:formula="of:=([.G107]+[.G125])/2" office:value-type="float" office:value="261.97104923">
            <text:p>262.0</text:p>
          </table:table-cell>
          <table:table-cell table:style-name="ce231" table:formula="of:=([.H107]+[.H125])/2" office:value-type="float" office:value="5.674234614175">
            <text:p>5.7</text:p>
          </table:table-cell>
          <table:table-cell table:style-name="ce231" table:formula="of:=([.I107]+[.I125])/2" office:value-type="float" office:value="138.2662796633">
            <text:p>138.3</text:p>
          </table:table-cell>
          <table:table-cell table:style-name="ce240" table:formula="of:=([.J107]+[.J125])/2" office:value-type="float" office:value="7.936253712105">
            <text:p>7.9</text:p>
          </table:table-cell>
          <table:table-cell table:style-name="ce229" table:formula="of:=([.K107]+[.K125])/2" office:value-type="float" office:value="31.2483430678">
            <text:p>31.2</text:p>
          </table:table-cell>
          <table:table-cell table:style-name="ce230" table:number-columns-repeated="2"/>
          <table:table-cell table:style-name="ce220" table:formula="of:=([.N107]+[.N125])/2" office:value-type="float" office:value="4.719396554915">
            <text:p>4.7</text:p>
          </table:table-cell>
          <table:table-cell table:style-name="ce229" table:formula="of:=([.O107]+[.O125])/2" office:value-type="float" office:value="181.2994421145">
            <text:p>181.3</text:p>
          </table:table-cell>
          <table:table-cell table:style-name="ce231" table:formula="of:=([.P107]+[.P125])/2" office:value-type="float" office:value="2.2360679775">
            <text:p>2.2</text:p>
          </table:table-cell>
          <table:table-cell table:style-name="ce231" table:formula="of:=([.Q107]+[.Q125])/2" office:value-type="float" office:value="350.90541346">
            <text:p>350.9</text:p>
          </table:table-cell>
          <table:table-cell table:style-name="ce216" table:formula="of:=([.R107]+[.R125])/2" office:value-type="float" office:value="2.34277886014">
            <text:p>2.3</text:p>
          </table:table-cell>
          <table:table-cell table:style-name="ce229" table:formula="of:=([.S107]+[.S125])/2" office:value-type="float" office:value="342.9846820125">
            <text:p>343.0</text:p>
          </table:table-cell>
          <table:table-cell table:style-name="ce231" table:formula="of:=([.T107]+[.T125])/2" office:value-type="float" office:value="2.62132034356">
            <text:p>2.6</text:p>
          </table:table-cell>
          <table:table-cell table:style-name="ce231" table:formula="of:=([.U107]+[.U125])/2" office:value-type="float" office:value="327.848143552">
            <text:p>327.8</text:p>
          </table:table-cell>
          <table:table-cell table:style-name="ce216" table:formula="of:=([.V107]+[.V125])/2" office:value-type="float" office:value="3.872426677565">
            <text:p>3.9</text:p>
          </table:table-cell>
          <table:table-cell table:style-name="ce229" table:formula="of:=([.W107]+[.W125])/2" office:value-type="float" office:value="236.1955202015">
            <text:p>236.2</text:p>
          </table:table-cell>
          <table:table-cell table:style-name="ce231" table:formula="of:=([.X107]+[.X125])/2" office:value-type="float" office:value="3.095573564775">
            <text:p>3.1</text:p>
          </table:table-cell>
          <table:table-cell table:style-name="ce229" table:formula="of:=([.Y107]+[.Y125])/2" office:value-type="float" office:value="289.2537663925">
            <text:p>289.3</text:p>
          </table:table-cell>
          <table:table-cell/>
          <table:table-cell table:style-name="ce170" office:value-type="float" office:value="206">
            <text:p>206</text:p>
          </table:table-cell>
          <table:table-cell table:style-name="ce216" table:formula="of:=([.AB107]+[.AB125])/2" office:value-type="float" office:value="2.365419176365">
            <text:p>2.4</text:p>
          </table:table-cell>
          <table:table-cell table:style-name="ce229" table:formula="of:=([.AC107]+[.AC125])/2" office:value-type="float" office:value="342.965025033">
            <text:p>343.0</text:p>
          </table:table-cell>
          <table:table-cell table:style-name="ce231" table:formula="of:=([.AD107]+[.AD125])/2" office:value-type="float" office:value="3.992149036945">
            <text:p>4.0</text:p>
          </table:table-cell>
          <table:table-cell table:style-name="ce231" table:formula="of:=([.AE107]+[.AE125])/2" office:value-type="float" office:value="226.909555339">
            <text:p>226.9</text:p>
          </table:table-cell>
          <table:table-cell table:style-name="ce216" table:formula="of:=([.AF107]+[.AF125])/2" office:value-type="float" office:value="3.17958680156">
            <text:p>3.2</text:p>
          </table:table-cell>
          <table:table-cell table:style-name="ce229" table:formula="of:=([.AG107]+[.AG125])/2" office:value-type="float" office:value="284.5132407295">
            <text:p>284.5</text:p>
          </table:table-cell>
          <table:table-cell table:style-name="ce231" table:formula="of:=([.AH107]+[.AH125])/2" office:value-type="float" office:value="6.07071421427">
            <text:p>6.1</text:p>
          </table:table-cell>
          <table:table-cell table:style-name="ce231" table:formula="of:=([.AI107]+[.AI125])/2" office:value-type="float" office:value="110.84380845595">
            <text:p>110.8</text:p>
          </table:table-cell>
          <table:table-cell table:style-name="ce240" table:formula="of:=([.AJ107]+[.AJ125])/2" office:value-type="float" office:value="7.1410851814">
            <text:p>7.1</text:p>
          </table:table-cell>
          <table:table-cell table:style-name="ce229" table:formula="of:=([.AK107]+[.AK125])/2" office:value-type="float" office:value="58.10370565365">
            <text:p>58.1</text:p>
          </table:table-cell>
          <table:table-cell table:style-name="ce230" table:number-columns-repeated="2"/>
          <table:table-cell table:style-name="ce220" table:formula="of:=([.AN107]+[.AN125])/2" office:value-type="float" office:value="5.51355215878">
            <text:p>5.5</text:p>
          </table:table-cell>
          <table:table-cell table:style-name="ce229" table:formula="of:=([.AO107]+[.AO125])/2" office:value-type="float" office:value="134.881294049">
            <text:p>134.9</text:p>
          </table:table-cell>
          <table:table-cell table:style-name="ce231" table:formula="of:=([.AP107]+[.AP125])/2" office:value-type="float" office:value="2.366025403785">
            <text:p>2.4</text:p>
          </table:table-cell>
          <table:table-cell table:style-name="ce231" table:formula="of:=([.AQ107]+[.AQ125])/2" office:value-type="float" office:value="341.986041427">
            <text:p>342.0</text:p>
          </table:table-cell>
          <table:table-cell table:style-name="ce218" table:formula="of:=([.AR107]+[.AR125])/2" office:value-type="float" office:value="1.931851652575">
            <text:p>1.9</text:p>
          </table:table-cell>
          <table:table-cell table:style-name="ce229" table:formula="of:=([.AS107]+[.AS125])/2" office:value-type="float" office:value="374.1655665995">
            <text:p>374.2</text:p>
          </table:table-cell>
          <table:table-cell table:style-name="ce231" table:formula="of:=([.AT107]+[.AT125])/2" office:value-type="float" office:value="3.642691642895">
            <text:p>3.6</text:p>
          </table:table-cell>
          <table:table-cell table:style-name="ce231" table:formula="of:=([.AU107]+[.AU125])/2" office:value-type="float" office:value="250.8169802535">
            <text:p>250.8</text:p>
          </table:table-cell>
          <table:table-cell table:style-name="ce216" table:formula="of:=([.AV107]+[.AV125])/2" office:value-type="float" office:value="4.162116540865">
            <text:p>4.2</text:p>
          </table:table-cell>
          <table:table-cell table:style-name="ce229" table:formula="of:=([.AW107]+[.AW125])/2" office:value-type="float" office:value="216.1608650575">
            <text:p>216.2</text:p>
          </table:table-cell>
          <table:table-cell table:style-name="ce231" table:formula="of:=([.AX107]+[.AX125])/2" office:value-type="float" office:value="2.95679567896">
            <text:p>3.0</text:p>
          </table:table-cell>
          <table:table-cell table:style-name="ce229" table:formula="of:=([.AY107]+[.AY125])/2" office:value-type="float" office:value="298.737808857">
            <text:p>298.7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table:formula="of:=([.B108]+[.B126])/2" office:value-type="float" office:value="4.453420153355">
            <text:p>4.5</text:p>
          </table:table-cell>
          <table:table-cell table:style-name="ce229" table:formula="of:=([.C108]+[.C126])/2" office:value-type="float" office:value="202.782115684">
            <text:p>202.8</text:p>
          </table:table-cell>
          <table:table-cell table:style-name="ce231" table:formula="of:=([.D108]+[.D126])/2" office:value-type="float" office:value="5.83390451188">
            <text:p>5.8</text:p>
          </table:table-cell>
          <table:table-cell table:style-name="ce231" table:formula="of:=([.E108]+[.E126])/2" office:value-type="float" office:value="140.1380985901">
            <text:p>140.1</text:p>
          </table:table-cell>
          <table:table-cell table:style-name="ce216" table:formula="of:=([.F108]+[.F126])/2" office:value-type="float" office:value="4.495358041295">
            <text:p>4.5</text:p>
          </table:table-cell>
          <table:table-cell table:style-name="ce229" table:formula="of:=([.G108]+[.G126])/2" office:value-type="float" office:value="197.112309232">
            <text:p>197.1</text:p>
          </table:table-cell>
          <table:table-cell table:style-name="ce231" table:formula="of:=([.H108]+[.H126])/2" office:value-type="float" office:value="1.825140769935">
            <text:p>1.8</text:p>
          </table:table-cell>
          <table:table-cell table:style-name="ce231" table:formula="of:=([.I108]+[.I126])/2" office:value-type="float" office:value="382.086298047">
            <text:p>382.1</text:p>
          </table:table-cell>
          <table:table-cell table:style-name="ce216" table:formula="of:=([.J108]+[.J126])/2" office:value-type="float" office:value="7.51480748811">
            <text:p>7.5</text:p>
          </table:table-cell>
          <table:table-cell table:style-name="ce229" table:formula="of:=([.K108]+[.K126])/2" office:value-type="float" office:value="44.6525617797">
            <text:p>44.7</text:p>
          </table:table-cell>
          <table:table-cell table:style-name="ce241" table:formula="of:=([.L108]+[.L126])/2" office:value-type="float" office:value="4.719396554915">
            <text:p>4.7</text:p>
          </table:table-cell>
          <table:table-cell table:style-name="ce231" table:formula="of:=([.M108]+[.M126])/2" office:value-type="float" office:value="181.2994421145">
            <text:p>181.3</text:p>
          </table:table-cell>
          <table:table-cell table:style-name="ce215"/>
          <table:table-cell table:style-name="ce228"/>
          <table:table-cell table:style-name="ce231" table:formula="of:=([.P108]+[.P126])/2" office:value-type="float" office:value="5.452717804375">
            <text:p>5.5</text:p>
          </table:table-cell>
          <table:table-cell table:style-name="ce231" table:formula="of:=([.Q108]+[.Q126])/2" office:value-type="float" office:value="145.35747244455">
            <text:p>145.4</text:p>
          </table:table-cell>
          <table:table-cell table:style-name="ce216" table:formula="of:=([.R108]+[.R126])/2" office:value-type="float" office:value="3.702459173645">
            <text:p>3.7</text:p>
          </table:table-cell>
          <table:table-cell table:style-name="ce229" table:formula="of:=([.S108]+[.S126])/2" office:value-type="float" office:value="246.944210483">
            <text:p>246.9</text:p>
          </table:table-cell>
          <table:table-cell table:style-name="ce231" table:formula="of:=([.T108]+[.T126])/2" office:value-type="float" office:value="5.41565477906">
            <text:p>5.4</text:p>
          </table:table-cell>
          <table:table-cell table:style-name="ce231" table:formula="of:=([.U108]+[.U126])/2" office:value-type="float" office:value="146.94395224675">
            <text:p>146.9</text:p>
          </table:table-cell>
          <table:table-cell table:style-name="ce216" table:formula="of:=([.V108]+[.V126])/2" office:value-type="float" office:value="3.45196752347">
            <text:p>3.5</text:p>
          </table:table-cell>
          <table:table-cell table:style-name="ce229" table:formula="of:=([.W108]+[.W126])/2" office:value-type="float" office:value="263.478237364">
            <text:p>263.5</text:p>
          </table:table-cell>
          <table:table-cell table:style-name="ce231" table:formula="of:=([.X108]+[.X126])/2" office:value-type="float" office:value="4.18287315637">
            <text:p>4.2</text:p>
          </table:table-cell>
          <table:table-cell table:style-name="ce229" table:formula="of:=([.Y108]+[.Y126])/2" office:value-type="float" office:value="214.2482982285">
            <text:p>214.2</text:p>
          </table:table-cell>
          <table:table-cell/>
          <table:table-cell table:style-name="ce170" office:value-type="float" office:value="207">
            <text:p>207</text:p>
          </table:table-cell>
          <table:table-cell table:style-name="ce216" table:formula="of:=([.AB108]+[.AB126])/2" office:value-type="float" office:value="4.37228132327">
            <text:p>4.4</text:p>
          </table:table-cell>
          <table:table-cell table:style-name="ce229" table:formula="of:=([.AC108]+[.AC126])/2" office:value-type="float" office:value="208.549624455">
            <text:p>208.5</text:p>
          </table:table-cell>
          <table:table-cell table:style-name="ce231" table:formula="of:=([.AD108]+[.AD126])/2" office:value-type="float" office:value="5.37805680285">
            <text:p>5.4</text:p>
          </table:table-cell>
          <table:table-cell table:style-name="ce231" table:formula="of:=([.AE108]+[.AE126])/2" office:value-type="float" office:value="178.15708873185">
            <text:p>178.2</text:p>
          </table:table-cell>
          <table:table-cell table:style-name="ce216" table:formula="of:=([.AF108]+[.AF126])/2" office:value-type="float" office:value="3.667543745545">
            <text:p>3.7</text:p>
          </table:table-cell>
          <table:table-cell table:style-name="ce229" table:formula="of:=([.AG108]+[.AG126])/2" office:value-type="float" office:value="254.3680289055">
            <text:p>254.4</text:p>
          </table:table-cell>
          <table:table-cell table:style-name="ce231" table:formula="of:=([.AH108]+[.AH126])/2" office:value-type="float" office:value="2.11803398875">
            <text:p>2.1</text:p>
          </table:table-cell>
          <table:table-cell table:style-name="ce231" table:formula="of:=([.AI108]+[.AI126])/2" office:value-type="float" office:value="359.7594757405">
            <text:p>359.8</text:p>
          </table:table-cell>
          <table:table-cell table:style-name="ce216" table:formula="of:=([.AJ108]+[.AJ126])/2" office:value-type="float" office:value="4.984927776645">
            <text:p>5.0</text:p>
          </table:table-cell>
          <table:table-cell table:style-name="ce229" table:formula="of:=([.AK108]+[.AK126])/2" office:value-type="float" office:value="182.72073607295">
            <text:p>182.7</text:p>
          </table:table-cell>
          <table:table-cell table:style-name="ce241" table:formula="of:=([.AL108]+[.AL126])/2" office:value-type="float" office:value="5.51355215878">
            <text:p>5.5</text:p>
          </table:table-cell>
          <table:table-cell table:style-name="ce231" table:formula="of:=([.AM108]+[.AM126])/2" office:value-type="float" office:value="134.881294049">
            <text:p>134.9</text:p>
          </table:table-cell>
          <table:table-cell table:style-name="ce215"/>
          <table:table-cell table:style-name="ce228"/>
          <table:table-cell table:style-name="ce231" table:formula="of:=([.AP108]+[.AP126])/2" office:value-type="float" office:value="5.119400428085">
            <text:p>5.1</text:p>
          </table:table-cell>
          <table:table-cell table:style-name="ce231" table:formula="of:=([.AQ108]+[.AQ126])/2" office:value-type="float" office:value="165.86233341045">
            <text:p>165.9</text:p>
          </table:table-cell>
          <table:table-cell table:style-name="ce216" table:formula="of:=([.AR108]+[.AR126])/2" office:value-type="float" office:value="4.9650532979">
            <text:p>5.0</text:p>
          </table:table-cell>
          <table:table-cell table:style-name="ce229" table:formula="of:=([.AS108]+[.AS126])/2" office:value-type="float" office:value="172.89524794155">
            <text:p>172.9</text:p>
          </table:table-cell>
          <table:table-cell table:style-name="ce231" table:formula="of:=([.AT108]+[.AT126])/2" office:value-type="float" office:value="5.01241436143">
            <text:p>5.0</text:p>
          </table:table-cell>
          <table:table-cell table:style-name="ce231" table:formula="of:=([.AU108]+[.AU126])/2" office:value-type="float" office:value="174.21485196325">
            <text:p>174.2</text:p>
          </table:table-cell>
          <table:table-cell table:style-name="ce216" table:formula="of:=([.AV108]+[.AV126])/2" office:value-type="float" office:value="3.313189637655">
            <text:p>3.3</text:p>
          </table:table-cell>
          <table:table-cell table:style-name="ce229" table:formula="of:=([.AW108]+[.AW126])/2" office:value-type="float" office:value="272.9622798285">
            <text:p>273.0</text:p>
          </table:table-cell>
          <table:table-cell table:style-name="ce231" table:formula="of:=([.AX108]+[.AX126])/2" office:value-type="float" office:value="4.974937185535">
            <text:p>5.0</text:p>
          </table:table-cell>
          <table:table-cell table:style-name="ce229" table:formula="of:=([.AY108]+[.AY126])/2" office:value-type="float" office:value="175.84849455845">
            <text:p>175.8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8" table:formula="of:=([.B109]+[.B127])/2" office:value-type="float" office:value="1.366025403785">
            <text:p>1.4</text:p>
          </table:table-cell>
          <table:table-cell table:style-name="ce229" table:formula="of:=([.C109]+[.C127])/2" office:value-type="float" office:value="417.122465725">
            <text:p>417.1</text:p>
          </table:table-cell>
          <table:table-cell table:style-name="ce236" table:formula="of:=([.D109]+[.D127])/2" office:value-type="float" office:value="1.57313218497">
            <text:p>1.6</text:p>
          </table:table-cell>
          <table:table-cell table:style-name="ce231" table:formula="of:=([.E109]+[.E127])/2" office:value-type="float" office:value="401.095677719">
            <text:p>401.1</text:p>
          </table:table-cell>
          <table:table-cell table:style-name="ce216" table:formula="of:=([.F109]+[.F127])/2" office:value-type="float" office:value="2.532247551125">
            <text:p>2.5</text:p>
          </table:table-cell>
          <table:table-cell table:style-name="ce229" table:formula="of:=([.G109]+[.G127])/2" office:value-type="float" office:value="329.141943034">
            <text:p>329.1</text:p>
          </table:table-cell>
          <table:table-cell table:style-name="ce231" table:formula="of:=([.H109]+[.H127])/2" office:value-type="float" office:value="6.678770041175">
            <text:p>6.7</text:p>
          </table:table-cell>
          <table:table-cell table:style-name="ce231" table:formula="of:=([.I109]+[.I127])/2" office:value-type="float" office:value="100.09170778615">
            <text:p>100.1</text:p>
          </table:table-cell>
          <table:table-cell table:style-name="ce216" table:formula="of:=([.J109]+[.J127])/2" office:value-type="float" office:value="6.61774090742">
            <text:p>6.6</text:p>
          </table:table-cell>
          <table:table-cell table:style-name="ce229" table:formula="of:=([.K109]+[.K127])/2" office:value-type="float" office:value="80.78560718155">
            <text:p>80.8</text:p>
          </table:table-cell>
          <table:table-cell table:style-name="ce231" table:formula="of:=([.L109]+[.L127])/2" office:value-type="float" office:value="2.2360679775">
            <text:p>2.2</text:p>
          </table:table-cell>
          <table:table-cell table:style-name="ce231" table:formula="of:=([.M109]+[.M127])/2" office:value-type="float" office:value="350.90541346">
            <text:p>350.9</text:p>
          </table:table-cell>
          <table:table-cell table:style-name="ce216" table:formula="of:=([.N109]+[.N127])/2" office:value-type="float" office:value="5.452717804375">
            <text:p>5.5</text:p>
          </table:table-cell>
          <table:table-cell table:style-name="ce229" table:formula="of:=([.O109]+[.O127])/2" office:value-type="float" office:value="145.35747244455">
            <text:p>145.4</text:p>
          </table:table-cell>
          <table:table-cell table:style-name="ce230" table:number-columns-repeated="2"/>
          <table:table-cell table:style-name="ce216" table:formula="of:=([.R109]+[.R127])/2" office:value-type="float" office:value="3.932381506195">
            <text:p>3.9</text:p>
          </table:table-cell>
          <table:table-cell table:style-name="ce229" table:formula="of:=([.S109]+[.S127])/2" office:value-type="float" office:value="230.7823251095">
            <text:p>230.8</text:p>
          </table:table-cell>
          <table:table-cell table:style-name="ce231" table:formula="of:=([.T109]+[.T127])/2" office:value-type="float" office:value="2.365419176365">
            <text:p>2.4</text:p>
          </table:table-cell>
          <table:table-cell table:style-name="ce231" table:formula="of:=([.U109]+[.U127])/2" office:value-type="float" office:value="342.965025033">
            <text:p>343.0</text:p>
          </table:table-cell>
          <table:table-cell table:style-name="ce216" table:formula="of:=([.V109]+[.V127])/2" office:value-type="float" office:value="3.41553516058">
            <text:p>3.4</text:p>
          </table:table-cell>
          <table:table-cell table:style-name="ce229" table:formula="of:=([.W109]+[.W127])/2" office:value-type="float" office:value="273.3774085775">
            <text:p>273.4</text:p>
          </table:table-cell>
          <table:table-cell table:style-name="ce231" table:formula="of:=([.X109]+[.X127])/2" office:value-type="float" office:value="5.01959270436">
            <text:p>5.0</text:p>
          </table:table-cell>
          <table:table-cell table:style-name="ce229" table:formula="of:=([.Y109]+[.Y127])/2" office:value-type="float" office:value="165.640468135">
            <text:p>165.6</text:p>
          </table:table-cell>
          <table:table-cell/>
          <table:table-cell table:style-name="ce170" office:value-type="float" office:value="208">
            <text:p>208</text:p>
          </table:table-cell>
          <table:table-cell table:style-name="ce218" table:formula="of:=([.AB109]+[.AB127])/2" office:value-type="float" office:value="1.207106781185">
            <text:p>1.2</text:p>
          </table:table-cell>
          <table:table-cell table:style-name="ce229" table:formula="of:=([.AC109]+[.AC127])/2" office:value-type="float" office:value="429.29397064">
            <text:p>429.3</text:p>
          </table:table-cell>
          <table:table-cell table:style-name="ce236" table:formula="of:=([.AD109]+[.AD127])/2" office:value-type="float" office:value="1.984059392535">
            <text:p>2.0</text:p>
          </table:table-cell>
          <table:table-cell table:style-name="ce231" table:formula="of:=([.AE109]+[.AE127])/2" office:value-type="float" office:value="369.914793132">
            <text:p>369.9</text:p>
          </table:table-cell>
          <table:table-cell table:style-name="ce216" table:formula="of:=([.AF109]+[.AF127])/2" office:value-type="float" office:value="1.931851652575">
            <text:p>1.9</text:p>
          </table:table-cell>
          <table:table-cell table:style-name="ce229" table:formula="of:=([.AG109]+[.AG127])/2" office:value-type="float" office:value="374.1655665995">
            <text:p>374.2</text:p>
          </table:table-cell>
          <table:table-cell table:style-name="ce231" table:formula="of:=([.AH109]+[.AH127])/2" office:value-type="float" office:value="6.24264068712">
            <text:p>6.2</text:p>
          </table:table-cell>
          <table:table-cell table:style-name="ce231" table:formula="of:=([.AI109]+[.AI127])/2" office:value-type="float" office:value="121.6523958531">
            <text:p>121.7</text:p>
          </table:table-cell>
          <table:table-cell table:style-name="ce216" table:formula="of:=([.AJ109]+[.AJ127])/2" office:value-type="float" office:value="5.63226702708">
            <text:p>5.6</text:p>
          </table:table-cell>
          <table:table-cell table:style-name="ce229" table:formula="of:=([.AK109]+[.AK127])/2" office:value-type="float" office:value="138.09203376845">
            <text:p>138.1</text:p>
          </table:table-cell>
          <table:table-cell table:style-name="ce231" table:formula="of:=([.AL109]+[.AL127])/2" office:value-type="float" office:value="2.366025403785">
            <text:p>2.4</text:p>
          </table:table-cell>
          <table:table-cell table:style-name="ce231" table:formula="of:=([.AM109]+[.AM127])/2" office:value-type="float" office:value="341.986041427">
            <text:p>342.0</text:p>
          </table:table-cell>
          <table:table-cell table:style-name="ce216" table:formula="of:=([.AN109]+[.AN127])/2" office:value-type="float" office:value="5.119400428085">
            <text:p>5.1</text:p>
          </table:table-cell>
          <table:table-cell table:style-name="ce229" table:formula="of:=([.AO109]+[.AO127])/2" office:value-type="float" office:value="165.86233341045">
            <text:p>165.9</text:p>
          </table:table-cell>
          <table:table-cell table:style-name="ce230" table:number-columns-repeated="2"/>
          <table:table-cell table:style-name="ce216" table:formula="of:=([.AR109]+[.AR127])/2" office:value-type="float" office:value="3.86432845054">
            <text:p>3.9</text:p>
          </table:table-cell>
          <table:table-cell table:style-name="ce229" table:formula="of:=([.AS109]+[.AS127])/2" office:value-type="float" office:value="235.4058065675">
            <text:p>235.4</text:p>
          </table:table-cell>
          <table:table-cell table:style-name="ce231" table:formula="of:=([.AT109]+[.AT127])/2" office:value-type="float" office:value="1.825140769935">
            <text:p>1.8</text:p>
          </table:table-cell>
          <table:table-cell table:style-name="ce231" table:formula="of:=([.AU109]+[.AU127])/2" office:value-type="float" office:value="382.086298047">
            <text:p>382.1</text:p>
          </table:table-cell>
          <table:table-cell table:style-name="ce216" table:formula="of:=([.AV109]+[.AV127])/2" office:value-type="float" office:value="3.856646776275">
            <text:p>3.9</text:p>
          </table:table-cell>
          <table:table-cell table:style-name="ce229" table:formula="of:=([.AW109]+[.AW127])/2" office:value-type="float" office:value="243.670963707">
            <text:p>243.7</text:p>
          </table:table-cell>
          <table:table-cell table:style-name="ce231" table:formula="of:=([.AX109]+[.AX127])/2" office:value-type="float" office:value="4.889364058835">
            <text:p>4.9</text:p>
          </table:table-cell>
          <table:table-cell table:style-name="ce229" table:formula="of:=([.AY109]+[.AY127])/2" office:value-type="float" office:value="170.550751833">
            <text:p>170.6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table:formula="of:=([.B110]+[.B128])/2" office:value-type="float" office:value="3.5">
            <text:p>3.5</text:p>
          </table:table-cell>
          <table:table-cell table:style-name="ce229" table:formula="of:=([.C110]+[.C128])/2" office:value-type="float" office:value="260.621290554">
            <text:p>260.6</text:p>
          </table:table-cell>
          <table:table-cell table:style-name="ce231" table:formula="of:=([.D110]+[.D128])/2" office:value-type="float" office:value="5">
            <text:p>5.0</text:p>
          </table:table-cell>
          <table:table-cell table:style-name="ce231" table:formula="of:=([.E110]+[.E128])/2" office:value-type="float" office:value="163.624617374">
            <text:p>163.6</text:p>
          </table:table-cell>
          <table:table-cell table:style-name="ce216" table:formula="of:=([.F110]+[.F128])/2" office:value-type="float" office:value="4.54138126515">
            <text:p>4.5</text:p>
          </table:table-cell>
          <table:table-cell table:style-name="ce229" table:formula="of:=([.G110]+[.G128])/2" office:value-type="float" office:value="199.9143917115">
            <text:p>199.9</text:p>
          </table:table-cell>
          <table:table-cell table:style-name="ce231" table:formula="of:=([.H110]+[.H128])/2" office:value-type="float" office:value="4.46890490474">
            <text:p>4.5</text:p>
          </table:table-cell>
          <table:table-cell table:style-name="ce231" table:formula="of:=([.I110]+[.I128])/2" office:value-type="float" office:value="197.8334689955">
            <text:p>197.8</text:p>
          </table:table-cell>
          <table:table-cell table:style-name="ce240" table:formula="of:=([.J110]+[.J128])/2" office:value-type="float" office:value="8.341562600905">
            <text:p>8.3</text:p>
          </table:table-cell>
          <table:table-cell table:style-name="ce229" table:formula="of:=([.K110]+[.K128])/2" office:value-type="float" office:value="39.51706084245">
            <text:p>39.5</text:p>
          </table:table-cell>
          <table:table-cell table:style-name="ce231" table:formula="of:=([.L110]+[.L128])/2" office:value-type="float" office:value="2.34277886014">
            <text:p>2.3</text:p>
          </table:table-cell>
          <table:table-cell table:style-name="ce231" table:formula="of:=([.M110]+[.M128])/2" office:value-type="float" office:value="342.9846820125">
            <text:p>343.0</text:p>
          </table:table-cell>
          <table:table-cell table:style-name="ce216" table:formula="of:=([.N110]+[.N128])/2" office:value-type="float" office:value="3.702459173645">
            <text:p>3.7</text:p>
          </table:table-cell>
          <table:table-cell table:style-name="ce229" table:formula="of:=([.O110]+[.O128])/2" office:value-type="float" office:value="246.944210483">
            <text:p>246.9</text:p>
          </table:table-cell>
          <table:table-cell table:style-name="ce231" table:formula="of:=([.P110]+[.P128])/2" office:value-type="float" office:value="3.932381506195">
            <text:p>3.9</text:p>
          </table:table-cell>
          <table:table-cell table:style-name="ce231" table:formula="of:=([.Q110]+[.Q128])/2" office:value-type="float" office:value="230.7823251095">
            <text:p>230.8</text:p>
          </table:table-cell>
          <table:table-cell table:style-name="ce215"/>
          <table:table-cell table:style-name="ce228"/>
          <table:table-cell table:style-name="ce231" table:formula="of:=([.T110]+[.T128])/2" office:value-type="float" office:value="3.71986520799">
            <text:p>3.7</text:p>
          </table:table-cell>
          <table:table-cell table:style-name="ce231" table:formula="of:=([.U110]+[.U128])/2" office:value-type="float" office:value="245.3919677155">
            <text:p>245.4</text:p>
          </table:table-cell>
          <table:table-cell table:style-name="ce216" table:formula="of:=([.V110]+[.V128])/2" office:value-type="float" office:value="3.96372331917">
            <text:p>4.0</text:p>
          </table:table-cell>
          <table:table-cell table:style-name="ce229" table:formula="of:=([.W110]+[.W128])/2" office:value-type="float" office:value="232.6045584795">
            <text:p>232.6</text:p>
          </table:table-cell>
          <table:table-cell table:style-name="ce231" table:formula="of:=([.X110]+[.X128])/2" office:value-type="float" office:value="1.80277563773">
            <text:p>1.8</text:p>
          </table:table-cell>
          <table:table-cell table:style-name="ce229" table:formula="of:=([.Y110]+[.Y128])/2" office:value-type="float" office:value="551.395272568">
            <text:p>551.4</text:p>
          </table:table-cell>
          <table:table-cell/>
          <table:table-cell table:style-name="ce170" office:value-type="float" office:value="209">
            <text:p>209</text:p>
          </table:table-cell>
          <table:table-cell table:style-name="ce216" table:formula="of:=([.AB110]+[.AB128])/2" office:value-type="float" office:value="3.475766375185">
            <text:p>3.5</text:p>
          </table:table-cell>
          <table:table-cell table:style-name="ce229" table:formula="of:=([.AC110]+[.AC128])/2" office:value-type="float" office:value="262.7497703035">
            <text:p>262.7</text:p>
          </table:table-cell>
          <table:table-cell table:style-name="ce231" table:formula="of:=([.AD110]+[.AD128])/2" office:value-type="float" office:value="5.37793688154">
            <text:p>5.4</text:p>
          </table:table-cell>
          <table:table-cell table:style-name="ce231" table:formula="of:=([.AE110]+[.AE128])/2" office:value-type="float" office:value="142.265938737">
            <text:p>142.3</text:p>
          </table:table-cell>
          <table:table-cell table:style-name="ce216" table:formula="of:=([.AF110]+[.AF128])/2" office:value-type="float" office:value="4.15831239518">
            <text:p>4.2</text:p>
          </table:table-cell>
          <table:table-cell table:style-name="ce229" table:formula="of:=([.AG110]+[.AG128])/2" office:value-type="float" office:value="218.143742403">
            <text:p>218.1</text:p>
          </table:table-cell>
          <table:table-cell table:style-name="ce231" table:formula="of:=([.AH110]+[.AH128])/2" office:value-type="float" office:value="5.192582403565">
            <text:p>5.2</text:p>
          </table:table-cell>
          <table:table-cell table:style-name="ce231" table:formula="of:=([.AI110]+[.AI128])/2" office:value-type="float" office:value="152.579345351">
            <text:p>152.6</text:p>
          </table:table-cell>
          <table:table-cell table:style-name="ce240" table:formula="of:=([.AJ110]+[.AJ128])/2" office:value-type="float" office:value="7.674234614175">
            <text:p>7.7</text:p>
          </table:table-cell>
          <table:table-cell table:style-name="ce229" table:formula="of:=([.AK110]+[.AK128])/2" office:value-type="float" office:value="39.82970985105">
            <text:p>39.8</text:p>
          </table:table-cell>
          <table:table-cell table:style-name="ce236" table:formula="of:=([.AL110]+[.AL128])/2" office:value-type="float" office:value="1.931851652575">
            <text:p>1.9</text:p>
          </table:table-cell>
          <table:table-cell table:style-name="ce231" table:formula="of:=([.AM110]+[.AM128])/2" office:value-type="float" office:value="374.1655665995">
            <text:p>374.2</text:p>
          </table:table-cell>
          <table:table-cell table:style-name="ce216" table:formula="of:=([.AN110]+[.AN128])/2" office:value-type="float" office:value="4.9650532979">
            <text:p>5.0</text:p>
          </table:table-cell>
          <table:table-cell table:style-name="ce229" table:formula="of:=([.AO110]+[.AO128])/2" office:value-type="float" office:value="172.89524794155">
            <text:p>172.9</text:p>
          </table:table-cell>
          <table:table-cell table:style-name="ce231" table:formula="of:=([.AP110]+[.AP128])/2" office:value-type="float" office:value="3.86432845054">
            <text:p>3.9</text:p>
          </table:table-cell>
          <table:table-cell table:style-name="ce231" table:formula="of:=([.AQ110]+[.AQ128])/2" office:value-type="float" office:value="235.4058065675">
            <text:p>235.4</text:p>
          </table:table-cell>
          <table:table-cell table:style-name="ce215"/>
          <table:table-cell table:style-name="ce228"/>
          <table:table-cell table:style-name="ce231" table:formula="of:=([.AT110]+[.AT128])/2" office:value-type="float" office:value="4.834144188855">
            <text:p>4.8</text:p>
          </table:table-cell>
          <table:table-cell table:style-name="ce231" table:formula="of:=([.AU110]+[.AU128])/2" office:value-type="float" office:value="173.9987219605">
            <text:p>174.0</text:p>
          </table:table-cell>
          <table:table-cell table:style-name="ce216" table:formula="of:=([.AV110]+[.AV128])/2" office:value-type="float" office:value="4.29762079031">
            <text:p>4.3</text:p>
          </table:table-cell>
          <table:table-cell table:style-name="ce229" table:formula="of:=([.AW110]+[.AW128])/2" office:value-type="float" office:value="206.9475780745">
            <text:p>206.9</text:p>
          </table:table-cell>
          <table:table-cell table:style-name="ce231" table:formula="of:=([.AX110]+[.AX128])/2" office:value-type="float" office:value="2.581138830085">
            <text:p>2.6</text:p>
          </table:table-cell>
          <table:table-cell table:style-name="ce229" table:formula="of:=([.AY110]+[.AY128])/2" office:value-type="float" office:value="326.0632152645">
            <text:p>326.1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16" table:formula="of:=([.B111]+[.B129])/2" office:value-type="float" office:value="3.102093381285">
            <text:p>3.1</text:p>
          </table:table-cell>
          <table:table-cell table:style-name="ce229" table:formula="of:=([.C111]+[.C129])/2" office:value-type="float" office:value="292.349130477">
            <text:p>292.3</text:p>
          </table:table-cell>
          <table:table-cell table:style-name="ce231" table:formula="of:=([.D111]+[.D129])/2" office:value-type="float" office:value="2.638958433765">
            <text:p>2.6</text:p>
          </table:table-cell>
          <table:table-cell table:style-name="ce231" table:formula="of:=([.E111]+[.E129])/2" office:value-type="float" office:value="321.2212115865">
            <text:p>321.2</text:p>
          </table:table-cell>
          <table:table-cell table:style-name="ce216" table:formula="of:=([.F111]+[.F129])/2" office:value-type="float" office:value="3.992149036945">
            <text:p>4.0</text:p>
          </table:table-cell>
          <table:table-cell table:style-name="ce229" table:formula="of:=([.G111]+[.G129])/2" office:value-type="float" office:value="226.909555339">
            <text:p>226.9</text:p>
          </table:table-cell>
          <table:table-cell table:style-name="ce231" table:formula="of:=([.H111]+[.H129])/2" office:value-type="float" office:value="6.12357201513">
            <text:p>6.1</text:p>
          </table:table-cell>
          <table:table-cell table:style-name="ce231" table:formula="of:=([.I111]+[.I129])/2" office:value-type="float" office:value="122.01633294615">
            <text:p>122.0</text:p>
          </table:table-cell>
          <table:table-cell table:style-name="ce216" table:formula="of:=([.J111]+[.J129])/2" office:value-type="float" office:value="6.035533905935">
            <text:p>6.0</text:p>
          </table:table-cell>
          <table:table-cell table:style-name="ce229" table:formula="of:=([.K111]+[.K129])/2" office:value-type="float" office:value="112.21154345705">
            <text:p>112.2</text:p>
          </table:table-cell>
          <table:table-cell table:style-name="ce231" table:formula="of:=([.L111]+[.L129])/2" office:value-type="float" office:value="2.62132034356">
            <text:p>2.6</text:p>
          </table:table-cell>
          <table:table-cell table:style-name="ce231" table:formula="of:=([.M111]+[.M129])/2" office:value-type="float" office:value="327.848143552">
            <text:p>327.8</text:p>
          </table:table-cell>
          <table:table-cell table:style-name="ce216" table:formula="of:=([.N111]+[.N129])/2" office:value-type="float" office:value="5.41565477906">
            <text:p>5.4</text:p>
          </table:table-cell>
          <table:table-cell table:style-name="ce229" table:formula="of:=([.O111]+[.O129])/2" office:value-type="float" office:value="146.94395224675">
            <text:p>146.9</text:p>
          </table:table-cell>
          <table:table-cell table:style-name="ce231" table:formula="of:=([.P111]+[.P129])/2" office:value-type="float" office:value="2.365419176365">
            <text:p>2.4</text:p>
          </table:table-cell>
          <table:table-cell table:style-name="ce231" table:formula="of:=([.Q111]+[.Q129])/2" office:value-type="float" office:value="342.965025033">
            <text:p>343.0</text:p>
          </table:table-cell>
          <table:table-cell table:style-name="ce216" table:formula="of:=([.R111]+[.R129])/2" office:value-type="float" office:value="3.71986520799">
            <text:p>3.7</text:p>
          </table:table-cell>
          <table:table-cell table:style-name="ce229" table:formula="of:=([.S111]+[.S129])/2" office:value-type="float" office:value="245.3919677155">
            <text:p>245.4</text:p>
          </table:table-cell>
          <table:table-cell table:style-name="ce230" table:number-columns-repeated="2"/>
          <table:table-cell table:style-name="ce216" table:formula="of:=([.V111]+[.V129])/2" office:value-type="float" office:value="3.40932183623">
            <text:p>3.4</text:p>
          </table:table-cell>
          <table:table-cell table:style-name="ce229" table:formula="of:=([.W111]+[.W129])/2" office:value-type="float" office:value="269.8917806775">
            <text:p>269.9</text:p>
          </table:table-cell>
          <table:table-cell table:style-name="ce231" table:formula="of:=([.X111]+[.X129])/2" office:value-type="float" office:value="5.399969781955">
            <text:p>5.4</text:p>
          </table:table-cell>
          <table:table-cell table:style-name="ce229" table:formula="of:=([.Y111]+[.Y129])/2" office:value-type="float" office:value="159.1172998915">
            <text:p>159.1</text:p>
          </table:table-cell>
          <table:table-cell/>
          <table:table-cell table:style-name="ce170" office:value-type="float" office:value="210">
            <text:p>210</text:p>
          </table:table-cell>
          <table:table-cell table:style-name="ce216" table:formula="of:=([.AB111]+[.AB129])/2" office:value-type="float" office:value="2.22474487139">
            <text:p>2.2</text:p>
          </table:table-cell>
          <table:table-cell table:style-name="ce229" table:formula="of:=([.AC111]+[.AC129])/2" office:value-type="float" office:value="351.838744293">
            <text:p>351.8</text:p>
          </table:table-cell>
          <table:table-cell table:style-name="ce231" table:formula="of:=([.AD111]+[.AD129])/2" office:value-type="float" office:value="2.11803398875">
            <text:p>2.1</text:p>
          </table:table-cell>
          <table:table-cell table:style-name="ce231" table:formula="of:=([.AE111]+[.AE129])/2" office:value-type="float" office:value="359.7594757405">
            <text:p>359.8</text:p>
          </table:table-cell>
          <table:table-cell table:style-name="ce216" table:formula="of:=([.AF111]+[.AF129])/2" office:value-type="float" office:value="1.57313218497">
            <text:p>1.6</text:p>
          </table:table-cell>
          <table:table-cell table:style-name="ce229" table:formula="of:=([.AG111]+[.AG129])/2" office:value-type="float" office:value="401.095677719">
            <text:p>401.1</text:p>
          </table:table-cell>
          <table:table-cell table:style-name="ce239" table:formula="of:=([.AH111]+[.AH129])/2" office:value-type="float" office:value="6.27463227502">
            <text:p>6.3</text:p>
          </table:table-cell>
          <table:table-cell table:style-name="ce231" table:formula="of:=([.AI111]+[.AI129])/2" office:value-type="float" office:value="115.81287767835">
            <text:p>115.8</text:p>
          </table:table-cell>
          <table:table-cell table:style-name="ce216" table:formula="of:=([.AJ111]+[.AJ129])/2" office:value-type="float" office:value="4.207822151975">
            <text:p>4.2</text:p>
          </table:table-cell>
          <table:table-cell table:style-name="ce229" table:formula="of:=([.AK111]+[.AK129])/2" office:value-type="float" office:value="215.2467558915">
            <text:p>215.2</text:p>
          </table:table-cell>
          <table:table-cell table:style-name="ce231" table:formula="of:=([.AL111]+[.AL129])/2" office:value-type="float" office:value="3.642691642895">
            <text:p>3.6</text:p>
          </table:table-cell>
          <table:table-cell table:style-name="ce231" table:formula="of:=([.AM111]+[.AM129])/2" office:value-type="float" office:value="250.8169802535">
            <text:p>250.8</text:p>
          </table:table-cell>
          <table:table-cell table:style-name="ce216" table:formula="of:=([.AN111]+[.AN129])/2" office:value-type="float" office:value="5.01241436143">
            <text:p>5.0</text:p>
          </table:table-cell>
          <table:table-cell table:style-name="ce229" table:formula="of:=([.AO111]+[.AO129])/2" office:value-type="float" office:value="174.21485196325">
            <text:p>174.2</text:p>
          </table:table-cell>
          <table:table-cell table:style-name="ce231" table:formula="of:=([.AP111]+[.AP129])/2" office:value-type="float" office:value="1.825140769935">
            <text:p>1.8</text:p>
          </table:table-cell>
          <table:table-cell table:style-name="ce231" table:formula="of:=([.AQ111]+[.AQ129])/2" office:value-type="float" office:value="382.086298047">
            <text:p>382.1</text:p>
          </table:table-cell>
          <table:table-cell table:style-name="ce216" table:formula="of:=([.AR111]+[.AR129])/2" office:value-type="float" office:value="4.834144188855">
            <text:p>4.8</text:p>
          </table:table-cell>
          <table:table-cell table:style-name="ce229" table:formula="of:=([.AS111]+[.AS129])/2" office:value-type="float" office:value="173.9987219605">
            <text:p>174.0</text:p>
          </table:table-cell>
          <table:table-cell table:style-name="ce230" table:number-columns-repeated="2"/>
          <table:table-cell table:style-name="ce216" table:formula="of:=([.AV111]+[.AV129])/2" office:value-type="float" office:value="3.157313251265">
            <text:p>3.2</text:p>
          </table:table-cell>
          <table:table-cell table:style-name="ce229" table:formula="of:=([.AW111]+[.AW129])/2" office:value-type="float" office:value="288.9011603495">
            <text:p>288.9</text:p>
          </table:table-cell>
          <table:table-cell table:style-name="ce231" table:formula="of:=([.AX111]+[.AX129])/2" office:value-type="float" office:value="6.040246893035">
            <text:p>6.0</text:p>
          </table:table-cell>
          <table:table-cell table:style-name="ce229" table:formula="of:=([.AY111]+[.AY129])/2" office:value-type="float" office:value="106.966306547">
            <text:p>107.0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table:formula="of:=([.B112]+[.B130])/2" office:value-type="float" office:value="2.998394628665">
            <text:p>3.0</text:p>
          </table:table-cell>
          <table:table-cell table:style-name="ce229" table:formula="of:=([.C112]+[.C130])/2" office:value-type="float" office:value="301.0726652645">
            <text:p>301.1</text:p>
          </table:table-cell>
          <table:table-cell table:style-name="ce231" table:formula="of:=([.D112]+[.D130])/2" office:value-type="float" office:value="3.54138126515">
            <text:p>3.5</text:p>
          </table:table-cell>
          <table:table-cell table:style-name="ce231" table:formula="of:=([.E112]+[.E130])/2" office:value-type="float" office:value="275.0508160095">
            <text:p>275.1</text:p>
          </table:table-cell>
          <table:table-cell table:style-name="ce216" table:formula="of:=([.F112]+[.F130])/2" office:value-type="float" office:value="2.668801041515">
            <text:p>2.7</text:p>
          </table:table-cell>
          <table:table-cell table:style-name="ce229" table:formula="of:=([.G112]+[.G130])/2" office:value-type="float" office:value="320.80735897">
            <text:p>320.8</text:p>
          </table:table-cell>
          <table:table-cell table:style-name="ce231" table:formula="of:=([.H112]+[.H130])/2" office:value-type="float" office:value="4.30076981533">
            <text:p>4.3</text:p>
          </table:table-cell>
          <table:table-cell table:style-name="ce231" table:formula="of:=([.I112]+[.I130])/2" office:value-type="float" office:value="206.654583005">
            <text:p>206.7</text:p>
          </table:table-cell>
          <table:table-cell table:style-name="ce216" table:formula="of:=([.J112]+[.J130])/2" office:value-type="float" office:value="4.7360679775">
            <text:p>4.7</text:p>
          </table:table-cell>
          <table:table-cell table:style-name="ce229" table:formula="of:=([.K112]+[.K130])/2" office:value-type="float" office:value="179.699352762">
            <text:p>179.7</text:p>
          </table:table-cell>
          <table:table-cell table:style-name="ce231" table:formula="of:=([.L112]+[.L130])/2" office:value-type="float" office:value="3.872426677565">
            <text:p>3.9</text:p>
          </table:table-cell>
          <table:table-cell table:style-name="ce231" table:formula="of:=([.M112]+[.M130])/2" office:value-type="float" office:value="236.1955202015">
            <text:p>236.2</text:p>
          </table:table-cell>
          <table:table-cell table:style-name="ce216" table:formula="of:=([.N112]+[.N130])/2" office:value-type="float" office:value="3.45196752347">
            <text:p>3.5</text:p>
          </table:table-cell>
          <table:table-cell table:style-name="ce229" table:formula="of:=([.O112]+[.O130])/2" office:value-type="float" office:value="263.478237364">
            <text:p>263.5</text:p>
          </table:table-cell>
          <table:table-cell table:style-name="ce231" table:formula="of:=([.P112]+[.P130])/2" office:value-type="float" office:value="3.41553516058">
            <text:p>3.4</text:p>
          </table:table-cell>
          <table:table-cell table:style-name="ce231" table:formula="of:=([.Q112]+[.Q130])/2" office:value-type="float" office:value="273.3774085775">
            <text:p>273.4</text:p>
          </table:table-cell>
          <table:table-cell table:style-name="ce216" table:formula="of:=([.R112]+[.R130])/2" office:value-type="float" office:value="3.96372331917">
            <text:p>4.0</text:p>
          </table:table-cell>
          <table:table-cell table:style-name="ce229" table:formula="of:=([.S112]+[.S130])/2" office:value-type="float" office:value="232.6045584795">
            <text:p>232.6</text:p>
          </table:table-cell>
          <table:table-cell table:style-name="ce231" table:formula="of:=([.T112]+[.T130])/2" office:value-type="float" office:value="3.40932183623">
            <text:p>3.4</text:p>
          </table:table-cell>
          <table:table-cell table:style-name="ce231" table:formula="of:=([.U112]+[.U130])/2" office:value-type="float" office:value="269.8917806775">
            <text:p>269.9</text:p>
          </table:table-cell>
          <table:table-cell table:style-name="ce215"/>
          <table:table-cell table:style-name="ce228"/>
          <table:table-cell table:style-name="ce231" table:formula="of:=([.X112]+[.X130])/2" office:value-type="float" office:value="5.421791080065">
            <text:p>5.4</text:p>
          </table:table-cell>
          <table:table-cell table:style-name="ce229" table:formula="of:=([.Y112]+[.Y130])/2" office:value-type="float" office:value="139.9409916055">
            <text:p>139.9</text:p>
          </table:table-cell>
          <table:table-cell/>
          <table:table-cell table:style-name="ce170" office:value-type="float" office:value="212">
            <text:p>212</text:p>
          </table:table-cell>
          <table:table-cell table:style-name="ce216" table:formula="of:=([.AB112]+[.AB130])/2" office:value-type="float" office:value="3.79128784748">
            <text:p>3.8</text:p>
          </table:table-cell>
          <table:table-cell table:style-name="ce229" table:formula="of:=([.AC112]+[.AC130])/2" office:value-type="float" office:value="241.9630289725">
            <text:p>242.0</text:p>
          </table:table-cell>
          <table:table-cell table:style-name="ce231" table:formula="of:=([.AD112]+[.AD130])/2" office:value-type="float" office:value="4.7827009488">
            <text:p>4.8</text:p>
          </table:table-cell>
          <table:table-cell table:style-name="ce231" table:formula="of:=([.AE112]+[.AE130])/2" office:value-type="float" office:value="186.4705803588">
            <text:p>186.5</text:p>
          </table:table-cell>
          <table:table-cell table:style-name="ce216" table:formula="of:=([.AF112]+[.AF130])/2" office:value-type="float" office:value="2.699172818835">
            <text:p>2.7</text:p>
          </table:table-cell>
          <table:table-cell table:style-name="ce229" table:formula="of:=([.AG112]+[.AG130])/2" office:value-type="float" office:value="317.209152984">
            <text:p>317.2</text:p>
          </table:table-cell>
          <table:table-cell table:style-name="ce231" table:formula="of:=([.AH112]+[.AH130])/2" office:value-type="float" office:value="3.92409598129">
            <text:p>3.9</text:p>
          </table:table-cell>
          <table:table-cell table:style-name="ce231" table:formula="of:=([.AI112]+[.AI130])/2" office:value-type="float" office:value="231.533036797">
            <text:p>231.5</text:p>
          </table:table-cell>
          <table:table-cell table:style-name="ce216" table:formula="of:=([.AJ112]+[.AJ130])/2" office:value-type="float" office:value="4.29762079031">
            <text:p>4.3</text:p>
          </table:table-cell>
          <table:table-cell table:style-name="ce229" table:formula="of:=([.AK112]+[.AK130])/2" office:value-type="float" office:value="206.9475780745">
            <text:p>206.9</text:p>
          </table:table-cell>
          <table:table-cell table:style-name="ce231" table:formula="of:=([.AL112]+[.AL130])/2" office:value-type="float" office:value="4.162116540865">
            <text:p>4.2</text:p>
          </table:table-cell>
          <table:table-cell table:style-name="ce231" table:formula="of:=([.AM112]+[.AM130])/2" office:value-type="float" office:value="216.1608650575">
            <text:p>216.2</text:p>
          </table:table-cell>
          <table:table-cell table:style-name="ce216" table:formula="of:=([.AN112]+[.AN130])/2" office:value-type="float" office:value="3.313189637655">
            <text:p>3.3</text:p>
          </table:table-cell>
          <table:table-cell table:style-name="ce229" table:formula="of:=([.AO112]+[.AO130])/2" office:value-type="float" office:value="272.9622798285">
            <text:p>273.0</text:p>
          </table:table-cell>
          <table:table-cell table:style-name="ce231" table:formula="of:=([.AP112]+[.AP130])/2" office:value-type="float" office:value="3.856646776275">
            <text:p>3.9</text:p>
          </table:table-cell>
          <table:table-cell table:style-name="ce231" table:formula="of:=([.AQ112]+[.AQ130])/2" office:value-type="float" office:value="243.670963707">
            <text:p>243.7</text:p>
          </table:table-cell>
          <table:table-cell table:style-name="ce216" table:formula="of:=([.AR112]+[.AR130])/2" office:value-type="float" office:value="4.29762079031">
            <text:p>4.3</text:p>
          </table:table-cell>
          <table:table-cell table:style-name="ce229" table:formula="of:=([.AS112]+[.AS130])/2" office:value-type="float" office:value="206.9475780745">
            <text:p>206.9</text:p>
          </table:table-cell>
          <table:table-cell table:style-name="ce231" table:formula="of:=([.AT112]+[.AT130])/2" office:value-type="float" office:value="3.157313251265">
            <text:p>3.2</text:p>
          </table:table-cell>
          <table:table-cell table:style-name="ce231" table:formula="of:=([.AU112]+[.AU130])/2" office:value-type="float" office:value="288.9011603495">
            <text:p>288.9</text:p>
          </table:table-cell>
          <table:table-cell table:style-name="ce215"/>
          <table:table-cell table:style-name="ce228"/>
          <table:table-cell table:style-name="ce231" table:formula="of:=([.AX112]+[.AX130])/2" office:value-type="float" office:value="5.119714972225">
            <text:p>5.1</text:p>
          </table:table-cell>
          <table:table-cell table:style-name="ce229" table:formula="of:=([.AY112]+[.AY130])/2" office:value-type="float" office:value="157.789690509">
            <text:p>157.8</text:p>
          </table:table-cell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table:formula="of:=([.B113]+[.B131])/2" office:value-type="float" office:value="4.2360679775">
            <text:p>4.2</text:p>
          </table:table-cell>
          <table:table-cell table:style-name="ce229" table:formula="of:=([.C113]+[.C131])/2" office:value-type="float" office:value="210.984379604">
            <text:p>211.0</text:p>
          </table:table-cell>
          <table:table-cell table:style-name="ce231" table:formula="of:=([.D113]+[.D131])/2" office:value-type="float" office:value="6.241657386775">
            <text:p>6.2</text:p>
          </table:table-cell>
          <table:table-cell table:style-name="ce231" table:formula="of:=([.E113]+[.E131])/2" office:value-type="float" office:value="104.5981748625">
            <text:p>104.6</text:p>
          </table:table-cell>
          <table:table-cell table:style-name="ce216" table:formula="of:=([.F113]+[.F131])/2" office:value-type="float" office:value="5.590891021945">
            <text:p>5.6</text:p>
          </table:table-cell>
          <table:table-cell table:style-name="ce229" table:formula="of:=([.G113]+[.G131])/2" office:value-type="float" office:value="131.305758862">
            <text:p>131.3</text:p>
          </table:table-cell>
          <table:table-cell table:style-name="ce231" table:formula="of:=([.H113]+[.H131])/2" office:value-type="float" office:value="4.95303569487">
            <text:p>5.0</text:p>
          </table:table-cell>
          <table:table-cell table:style-name="ce231" table:formula="of:=([.I113]+[.I131])/2" office:value-type="float" office:value="172.1081635215">
            <text:p>172.1</text:p>
          </table:table-cell>
          <table:table-cell table:style-name="ce240" table:formula="of:=([.J113]+[.J131])/2" office:value-type="float" office:value="10.0498756211">
            <text:p>10.0</text:p>
          </table:table-cell>
          <table:table-cell table:style-name="ce229" table:formula="of:=([.K113]+[.K131])/2" office:value-type="float" office:value="0">
            <text:p>0.0</text:p>
          </table:table-cell>
          <table:table-cell table:style-name="ce231" table:formula="of:=([.L113]+[.L131])/2" office:value-type="float" office:value="3.095573564775">
            <text:p>3.1</text:p>
          </table:table-cell>
          <table:table-cell table:style-name="ce231" table:formula="of:=([.M113]+[.M131])/2" office:value-type="float" office:value="289.2537663925">
            <text:p>289.3</text:p>
          </table:table-cell>
          <table:table-cell table:style-name="ce216" table:formula="of:=([.N113]+[.N131])/2" office:value-type="float" office:value="4.18287315637">
            <text:p>4.2</text:p>
          </table:table-cell>
          <table:table-cell table:style-name="ce229" table:formula="of:=([.O113]+[.O131])/2" office:value-type="float" office:value="214.2482982285">
            <text:p>214.2</text:p>
          </table:table-cell>
          <table:table-cell table:style-name="ce231" table:formula="of:=([.P113]+[.P131])/2" office:value-type="float" office:value="5.01959270436">
            <text:p>5.0</text:p>
          </table:table-cell>
          <table:table-cell table:style-name="ce231" table:formula="of:=([.Q113]+[.Q131])/2" office:value-type="float" office:value="109.0605339995">
            <text:p>109.1</text:p>
          </table:table-cell>
          <table:table-cell table:style-name="ce216" table:formula="of:=([.R113]+[.R131])/2" office:value-type="float" office:value="1.80277563773">
            <text:p>1.8</text:p>
          </table:table-cell>
          <table:table-cell table:style-name="ce229" table:formula="of:=([.S113]+[.S131])/2" office:value-type="float" office:value="551.395272568">
            <text:p>551.4</text:p>
          </table:table-cell>
          <table:table-cell table:style-name="ce231" table:formula="of:=([.T113]+[.T131])/2" office:value-type="float" office:value="5.399969781955">
            <text:p>5.4</text:p>
          </table:table-cell>
          <table:table-cell table:style-name="ce231" table:formula="of:=([.U113]+[.U131])/2" office:value-type="float" office:value="159.1172998915">
            <text:p>159.1</text:p>
          </table:table-cell>
          <table:table-cell table:style-name="ce216" table:formula="of:=([.V113]+[.V131])/2" office:value-type="float" office:value="2.87228132327">
            <text:p>2.9</text:p>
          </table:table-cell>
          <table:table-cell table:style-name="ce229" table:formula="of:=([.W113]+[.W131])/2" office:value-type="float" office:value="139.9409916055">
            <text:p>139.9</text:p>
          </table:table-cell>
          <table:table-cell table:style-name="ce230"/>
          <table:table-cell table:style-name="ce228"/>
          <table:table-cell/>
          <table:table-cell table:style-name="ce170" office:value-type="float" office:value="213">
            <text:p>213</text:p>
          </table:table-cell>
          <table:table-cell table:style-name="ce216" table:formula="of:=([.AB113]+[.AB131])/2" office:value-type="float" office:value="4.40676069272">
            <text:p>4.4</text:p>
          </table:table-cell>
          <table:table-cell table:style-name="ce229" table:formula="of:=([.AC113]+[.AC131])/2" office:value-type="float" office:value="200.175153351">
            <text:p>200.2</text:p>
          </table:table-cell>
          <table:table-cell table:style-name="ce231" table:formula="of:=([.AD113]+[.AD131])/2" office:value-type="float" office:value="6.08504366273">
            <text:p>6.1</text:p>
          </table:table-cell>
          <table:table-cell table:style-name="ce231" table:formula="of:=([.AE113]+[.AE131])/2" office:value-type="float" office:value="109.31455694555">
            <text:p>109.3</text:p>
          </table:table-cell>
          <table:table-cell table:style-name="ce216" table:formula="of:=([.AF113]+[.AF131])/2" office:value-type="float" office:value="4.983870251045">
            <text:p>5.0</text:p>
          </table:table-cell>
          <table:table-cell table:style-name="ce229" table:formula="of:=([.AG113]+[.AG131])/2" office:value-type="float" office:value="165.2061106115">
            <text:p>165.2</text:p>
          </table:table-cell>
          <table:table-cell table:style-name="ce231" table:formula="of:=([.AH113]+[.AH131])/2" office:value-type="float" office:value="5.29065861492">
            <text:p>5.3</text:p>
          </table:table-cell>
          <table:table-cell table:style-name="ce231" table:formula="of:=([.AI113]+[.AI131])/2" office:value-type="float" office:value="146.8787145495">
            <text:p>146.9</text:p>
          </table:table-cell>
          <table:table-cell table:style-name="ce240" table:formula="of:=([.AJ113]+[.AJ131])/2" office:value-type="float" office:value="8.36574631274">
            <text:p>8.4</text:p>
          </table:table-cell>
          <table:table-cell table:style-name="ce229" table:formula="of:=([.AK113]+[.AK131])/2" office:value-type="float" office:value="19.9274934839">
            <text:p>19.9</text:p>
          </table:table-cell>
          <table:table-cell table:style-name="ce231" table:formula="of:=([.AL113]+[.AL131])/2" office:value-type="float" office:value="2.95679567896">
            <text:p>3.0</text:p>
          </table:table-cell>
          <table:table-cell table:style-name="ce231" table:formula="of:=([.AM113]+[.AM131])/2" office:value-type="float" office:value="298.737808857">
            <text:p>298.7</text:p>
          </table:table-cell>
          <table:table-cell table:style-name="ce216" table:formula="of:=([.AN113]+[.AN131])/2" office:value-type="float" office:value="4.974937185535">
            <text:p>5.0</text:p>
          </table:table-cell>
          <table:table-cell table:style-name="ce229" table:formula="of:=([.AO113]+[.AO131])/2" office:value-type="float" office:value="175.84849455845">
            <text:p>175.8</text:p>
          </table:table-cell>
          <table:table-cell table:style-name="ce231" table:formula="of:=([.AP113]+[.AP131])/2" office:value-type="float" office:value="4.889364058835">
            <text:p>4.9</text:p>
          </table:table-cell>
          <table:table-cell table:style-name="ce231" table:formula="of:=([.AQ113]+[.AQ131])/2" office:value-type="float" office:value="170.550751833">
            <text:p>170.6</text:p>
          </table:table-cell>
          <table:table-cell table:style-name="ce216" table:formula="of:=([.AR113]+[.AR131])/2" office:value-type="float" office:value="2.581138830085">
            <text:p>2.6</text:p>
          </table:table-cell>
          <table:table-cell table:style-name="ce229" table:formula="of:=([.AS113]+[.AS131])/2" office:value-type="float" office:value="326.0632152645">
            <text:p>326.1</text:p>
          </table:table-cell>
          <table:table-cell table:style-name="ce231" table:formula="of:=([.AT113]+[.AT131])/2" office:value-type="float" office:value="6.040246893035">
            <text:p>6.0</text:p>
          </table:table-cell>
          <table:table-cell table:style-name="ce231" table:formula="of:=([.AU113]+[.AU131])/2" office:value-type="float" office:value="106.966306547">
            <text:p>107.0</text:p>
          </table:table-cell>
          <table:table-cell table:style-name="ce216" table:formula="of:=([.AV113]+[.AV131])/2" office:value-type="float" office:value="5.119714972225">
            <text:p>5.1</text:p>
          </table:table-cell>
          <table:table-cell table:style-name="ce229" table:formula="of:=([.AW113]+[.AW131])/2" office:value-type="float" office:value="157.789690509">
            <text:p>157.8</text:p>
          </table:table-cell>
          <table:table-cell table:style-name="ce230"/>
          <table:table-cell table:style-name="ce228"/>
        </table:table-row>
        <table:table-row table:style-name="ro1">
          <table:table-cell table:number-columns-repeated="51"/>
        </table:table-row>
        <table:table-row table:style-name="ro1">
          <table:table-cell table:style-name="ce167" office:value-type="string">
            <text:p>Close: (201,208); (202,208)</text:p>
          </table:table-cell>
          <table:table-cell table:number-columns-repeated="25"/>
          <table:table-cell table:style-name="ce167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67" office:value-type="string">
            <text:p>Far: (205,209); (205,213) (205,204) (205,206)</text:p>
          </table:table-cell>
          <table:table-cell table:number-columns-repeated="25"/>
          <table:table-cell table:style-name="ce167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61" table:number-columns-repeated="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986" table:default-cell-style-name="Default"/>
        <table:table-row table:style-name="ro2">
          <table:table-cell table:style-name="ce31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017"/>
        </table:table-row>
        <table:table-row table:style-name="ro23">
          <table:table-cell table:style-name="ce32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42"/>
          <table:covered-table-cell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1023"/>
        </table:table-row>
        <table:table-row table:style-name="ro11">
          <table:table-cell table:style-name="ce33"/>
          <table:table-cell/>
          <table:table-cell table:style-name="ce50" office:value-type="string">
            <text:p>R</text:p>
          </table:table-cell>
          <table:table-cell table:style-name="ce50" table:number-columns-repeated="2"/>
          <table:table-cell table:style-name="ce33" table:number-columns-repeated="2"/>
          <table:table-cell/>
          <table:table-cell table:style-name="ce50" office:value-type="string">
            <text:p>L</text:p>
          </table:table-cell>
          <table:table-cell table:style-name="ce50" table:number-columns-repeated="2"/>
          <table:table-cell table:style-name="ce33" table:number-columns-repeated="2"/>
          <table:table-cell/>
          <table:table-cell table:style-name="ce326" office:value-type="string">
            <text:p>Entropy CST_ROI dpy tractography</text:p>
          </table:table-cell>
          <table:table-cell table:style-name="ce328"/>
          <table:table-cell table:style-name="ce45" table:number-columns-repeated="6"/>
          <table:table-cell table:style-name="ce346"/>
          <table:table-cell/>
          <table:table-cell table:style-name="ce326" office:value-type="string">
            <text:p>Entropy CST_ROI trackvis tractography</text:p>
          </table:table-cell>
          <table:table-cell table:style-name="ce328"/>
          <table:table-cell table:style-name="ce45" table:number-columns-repeated="6"/>
          <table:table-cell table:style-name="ce346"/>
          <table:table-cell table:number-columns-repeated="991"/>
        </table:table-row>
        <table:table-row table:style-name="ro11">
          <table:table-cell table:style-name="ce37"/>
          <table:table-cell table:style-name="ce47" office:value-type="string">
            <text:p>id number</text:p>
          </table:table-cell>
          <table:table-cell table:style-name="ce54" office:value-type="string">
            <text:p>L/R</text:p>
          </table:table-cell>
          <table:table-cell table:style-name="ce54" office:value-type="string">
            <text:p># fibers</text:p>
          </table:table-cell>
          <table:table-cell table:style-name="ce54" office:value-type="string">
            <text:p>Comment</text:p>
          </table:table-cell>
          <table:table-cell table:style-name="ce47"/>
          <table:table-cell table:style-name="ce37"/>
          <table:table-cell table:style-name="ce47" office:value-type="string">
            <text:p>id number</text:p>
          </table:table-cell>
          <table:table-cell table:style-name="ce54" office:value-type="string">
            <text:p>L/R</text:p>
          </table:table-cell>
          <table:table-cell table:style-name="ce54" office:value-type="string">
            <text:p># fibers</text:p>
          </table:table-cell>
          <table:table-cell table:style-name="ce54" office:value-type="string">
            <text:p>Comment</text:p>
          </table:table-cell>
          <table:table-cell table:style-name="ce47"/>
          <table:table-cell table:style-name="ce321"/>
          <table:table-cell/>
          <table:table-cell table:style-name="ce271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47" office:value-type="string">
            <text:p><text:s/>Entropy </text:p>
          </table:table-cell>
          <table:table-cell/>
          <table:table-cell table:style-name="ce271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47" office:value-type="string">
            <text:p><text:s/>Entropy </text:p>
          </table:table-cell>
          <table:table-cell table:number-columns-repeated="991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575">
            <text:p>575</text:p>
          </table:table-cell>
          <table:table-cell table:style-name="ce50" table:number-columns-spanned="2" table:number-rows-spanned="1"/>
          <table:covered-table-cell table:style-name="ce33"/>
          <table:table-cell table:style-name="ce322"/>
          <table:table-cell/>
          <table:table-cell table:style-name="ce271"/>
          <table:table-cell table:style-name="ce4" office:value-type="float" office:value="201">
            <text:p>201</text:p>
          </table:table-cell>
          <table:table-cell table:style-name="ce4" office:value-type="float" office:value="25">
            <text:p>25</text:p>
          </table:table-cell>
          <table:table-cell table:style-name="ce330" office:value-type="float" office:value="0.187701578758">
            <text:p>0.188</text:p>
          </table:table-cell>
          <table:table-cell table:style-name="ce4" table:number-columns-repeated="2"/>
          <table:table-cell table:style-name="ce4" office:value-type="float" office:value="201">
            <text:p>201</text:p>
          </table:table-cell>
          <table:table-cell table:style-name="ce4" office:value-type="float" office:value="575">
            <text:p>575</text:p>
          </table:table-cell>
          <table:table-cell table:style-name="ce348" office:value-type="float" office:value="0.435414466574">
            <text:p>0.435</text:p>
          </table:table-cell>
          <table:table-cell table:style-name="ce4"/>
          <table:table-cell table:style-name="ce129"/>
          <table:table-cell table:style-name="ce4" office:value-type="float" office:value="203">
            <text:p>203</text:p>
          </table:table-cell>
          <table:table-cell table:style-name="ce4" office:value-type="float" office:value="109">
            <text:p>109</text:p>
          </table:table-cell>
          <table:table-cell table:style-name="ce330" office:value-type="float" office:value="0.742453117186">
            <text:p>0.742</text:p>
          </table:table-cell>
          <table:table-cell table:style-name="ce4" table:number-columns-repeated="2"/>
          <table:table-cell table:style-name="ce4" office:value-type="float" office:value="208">
            <text:p>208</text:p>
          </table:table-cell>
          <table:table-cell table:style-name="ce4" office:value-type="float" office:value="76">
            <text:p>76</text:p>
          </table:table-cell>
          <table:table-cell table:style-name="ce348" office:value-type="float" office:value="0.791084297118">
            <text:p>0.791</text:p>
          </table:table-cell>
          <table:table-cell table:number-columns-repeated="991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R</text:p>
          </table:table-cell>
          <table:table-cell table:style-name="ce50" office:value-type="float" office:value="335">
            <text:p>335</text:p>
          </table:table-cell>
          <table:table-cell table:style-name="ce50" office:value-type="string">
            <text:p>strange fibers</text:p>
          </table:table-cell>
          <table:table-cell table:style-name="ce33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336">
            <text:p>336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2">
            <text:p>202</text:p>
          </table:table-cell>
          <table:table-cell table:style-name="ce4" office:value-type="float" office:value="335">
            <text:p>335</text:p>
          </table:table-cell>
          <table:table-cell table:style-name="ce330" office:value-type="float" office:value="0.473278003992">
            <text:p>0.473</text:p>
          </table:table-cell>
          <table:table-cell table:style-name="ce4" table:number-columns-repeated="2"/>
          <table:table-cell table:style-name="ce4" office:value-type="float" office:value="202">
            <text:p>202</text:p>
          </table:table-cell>
          <table:table-cell table:style-name="ce4" office:value-type="float" office:value="336">
            <text:p>336</text:p>
          </table:table-cell>
          <table:table-cell table:style-name="ce348" office:value-type="float" office:value="0.675578727365">
            <text:p>0.676</text:p>
          </table:table-cell>
          <table:table-cell table:style-name="ce4"/>
          <table:table-cell table:style-name="ce129"/>
          <table:table-cell table:style-name="ce4" office:value-type="float" office:value="201">
            <text:p>201</text:p>
          </table:table-cell>
          <table:table-cell table:style-name="ce4" office:value-type="float" office:value="98">
            <text:p>98</text:p>
          </table:table-cell>
          <table:table-cell table:style-name="ce330" office:value-type="float" office:value="0.566170898499">
            <text:p>0.566</text:p>
          </table:table-cell>
          <table:table-cell table:style-name="ce4" table:number-columns-repeated="2"/>
          <table:table-cell table:style-name="ce4" office:value-type="float" office:value="201">
            <text:p>201</text:p>
          </table:table-cell>
          <table:table-cell table:style-name="ce4" office:value-type="float" office:value="102">
            <text:p>102</text:p>
          </table:table-cell>
          <table:table-cell table:style-name="ce348" office:value-type="float" office:value="0.685471748767">
            <text:p>0.685</text:p>
          </table:table-cell>
          <table:table-cell table:number-columns-repeated="991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469">
            <text:p>469</text:p>
          </table:table-cell>
          <table:table-cell table:style-name="ce50" office:value-type="string">
            <text:p>strange fibers</text:p>
          </table:table-cell>
          <table:table-cell table:style-name="ce33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01">
            <text:p>101</text:p>
          </table:table-cell>
          <table:table-cell table:style-name="ce50" office:value-type="string" table:number-columns-spanned="2" table:number-rows-spanned="1">
            <text:p>strange fibers</text:p>
          </table:table-cell>
          <table:covered-table-cell table:style-name="ce33"/>
          <table:table-cell table:style-name="ce323" office:value-type="string">
            <text:p>maybe exc</text:p>
          </table:table-cell>
          <table:table-cell/>
          <table:table-cell table:style-name="ce271"/>
          <table:table-cell table:style-name="ce4" office:value-type="float" office:value="203">
            <text:p>203</text:p>
          </table:table-cell>
          <table:table-cell table:style-name="ce4" office:value-type="float" office:value="469">
            <text:p>469</text:p>
          </table:table-cell>
          <table:table-cell table:style-name="ce330" office:value-type="float" office:value="0.994253748673">
            <text:p>0.994</text:p>
          </table:table-cell>
          <table:table-cell table:style-name="ce4" table:number-columns-repeated="2"/>
          <table:table-cell table:style-name="ce4" office:value-type="float" office:value="203">
            <text:p>203</text:p>
          </table:table-cell>
          <table:table-cell table:style-name="ce4" office:value-type="float" office:value="101">
            <text:p>101</text:p>
          </table:table-cell>
          <table:table-cell table:style-name="ce348" office:value-type="float" office:value="0.7762812419">
            <text:p>0.776</text:p>
          </table:table-cell>
          <table:table-cell table:style-name="ce4"/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50">
            <text:p>150</text:p>
          </table:table-cell>
          <table:table-cell table:style-name="ce330" office:value-type="float" office:value="0.563840018439">
            <text:p>0.564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11">
            <text:p>111</text:p>
          </table:table-cell>
          <table:table-cell table:style-name="ce348" office:value-type="float" office:value="0.529839852955">
            <text:p>0.530</text:p>
          </table:table-cell>
          <table:table-cell table:number-columns-repeated="991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29">
            <text:p>29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202">
            <text:p>202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4">
            <text:p>204</text:p>
          </table:table-cell>
          <table:table-cell table:style-name="ce4" office:value-type="float" office:value="29">
            <text:p>29</text:p>
          </table:table-cell>
          <table:table-cell table:style-name="ce330" office:value-type="float" office:value="0.112696556788">
            <text:p>0.113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202">
            <text:p>202</text:p>
          </table:table-cell>
          <table:table-cell table:style-name="ce348" office:value-type="float" office:value="0.209411430527">
            <text:p>0.209</text:p>
          </table:table-cell>
          <table:table-cell table:style-name="ce4"/>
          <table:table-cell table:style-name="ce129"/>
          <table:table-cell table:style-name="ce4" office:value-type="float" office:value="208">
            <text:p>208</text:p>
          </table:table-cell>
          <table:table-cell table:style-name="ce4" office:value-type="float" office:value="59">
            <text:p>59</text:p>
          </table:table-cell>
          <table:table-cell table:style-name="ce330" office:value-type="float" office:value="0.483998958679">
            <text:p>0.484</text:p>
          </table:table-cell>
          <table:table-cell table:style-name="ce4" table:number-columns-repeated="2"/>
          <table:table-cell table:style-name="ce4" office:value-type="float" office:value="203">
            <text:p>203</text:p>
          </table:table-cell>
          <table:table-cell table:style-name="ce4" office:value-type="float" office:value="63">
            <text:p>63</text:p>
          </table:table-cell>
          <table:table-cell table:style-name="ce348" office:value-type="float" office:value="0.44692176716">
            <text:p>0.447</text:p>
          </table:table-cell>
          <table:table-cell table:number-columns-repeated="991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73">
            <text:p>73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5">
            <text:p>205</text:p>
          </table:table-cell>
          <table:table-cell table:style-name="ce4" office:value-type="float" office:value="25">
            <text:p>25</text:p>
          </table:table-cell>
          <table:table-cell table:style-name="ce330" office:value-type="float" office:value="0.543403310938">
            <text:p>0.543</text:p>
          </table:table-cell>
          <table:table-cell table:style-name="ce4" table:number-columns-repeated="2"/>
          <table:table-cell table:style-name="ce4" office:value-type="float" office:value="205">
            <text:p>205</text:p>
          </table:table-cell>
          <table:table-cell table:style-name="ce4" office:value-type="float" office:value="73">
            <text:p>73</text:p>
          </table:table-cell>
          <table:table-cell table:style-name="ce348" office:value-type="float" office:value="0.520564406106">
            <text:p>0.521</text:p>
          </table:table-cell>
          <table:table-cell table:style-name="ce4"/>
          <table:table-cell table:style-name="ce129"/>
          <table:table-cell table:style-name="ce133" office:value-type="float" office:value="213">
            <text:p>213</text:p>
          </table:table-cell>
          <table:table-cell table:style-name="ce133" office:value-type="float" office:value="71">
            <text:p>71</text:p>
          </table:table-cell>
          <table:table-cell table:style-name="ce331" office:value-type="float" office:value="0.462921804139">
            <text:p>0.463</text:p>
          </table:table-cell>
          <table:table-cell table:style-name="ce4" table:number-columns-repeated="2"/>
          <table:table-cell table:style-name="ce133" office:value-type="float" office:value="213">
            <text:p>213</text:p>
          </table:table-cell>
          <table:table-cell table:style-name="ce133" office:value-type="float" office:value="63">
            <text:p>63</text:p>
          </table:table-cell>
          <table:table-cell table:style-name="ce349" office:value-type="float" office:value="0.414125091529">
            <text:p>0.414</text:p>
          </table:table-cell>
          <table:table-cell table:number-columns-repeated="991"/>
        </table:table-row>
        <table:table-row table:style-name="ro11">
          <table:table-cell table:style-name="ce40" office:value-type="float" office:value="206">
            <text:p>206</text:p>
          </table:table-cell>
          <table:table-cell table:style-name="ce43" office:value-type="float" office:value="12">
            <text:p>12</text:p>
          </table:table-cell>
          <table:table-cell table:style-name="ce52" office:value-type="string">
            <text:p>R</text:p>
          </table:table-cell>
          <table:table-cell table:style-name="ce52" office:value-type="float" office:value="5">
            <text:p>5</text:p>
          </table:table-cell>
          <table:table-cell table:style-name="ce52" office:value-type="string">
            <text:p>too few</text:p>
          </table:table-cell>
          <table:table-cell table:style-name="ce43" office:value-type="string">
            <text:p>exclude</text:p>
          </table:table-cell>
          <table:table-cell table:style-name="ce307" office:value-type="float" office:value="206">
            <text:p>206</text:p>
          </table:table-cell>
          <table:table-cell table:style-name="ce44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3" office:value-type="float" office:value="263">
            <text:p>263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6">
            <text:p>206</text:p>
          </table:table-cell>
          <table:table-cell table:style-name="ce4" office:value-type="float" office:value="5">
            <text:p>5</text:p>
          </table:table-cell>
          <table:table-cell table:style-name="ce330" office:value-type="float" office:value="0.814682738335">
            <text:p>0.815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263">
            <text:p>263</text:p>
          </table:table-cell>
          <table:table-cell table:style-name="ce348" office:value-type="float" office:value="0.391939068331">
            <text:p>0.392</text:p>
          </table:table-cell>
          <table:table-cell table:style-name="ce4"/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68">
            <text:p>68</text:p>
          </table:table-cell>
          <table:table-cell table:style-name="ce330" office:value-type="float" office:value="0.461508070338">
            <text:p>0.462</text:p>
          </table:table-cell>
          <table:table-cell table:style-name="ce4" table:number-columns-repeated="2"/>
          <table:table-cell table:style-name="ce4" office:value-type="float" office:value="210">
            <text:p>210</text:p>
          </table:table-cell>
          <table:table-cell table:style-name="ce4" office:value-type="float" office:value="56">
            <text:p>56</text:p>
          </table:table-cell>
          <table:table-cell table:style-name="ce348" office:value-type="float" office:value="0.405889093867">
            <text:p>0.406</text:p>
          </table:table-cell>
          <table:table-cell table:number-columns-repeated="991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 office:value-type="float" office:value="331">
            <text:p>331</text:p>
          </table:table-cell>
          <table:table-cell table:style-name="ce50" office:value-type="string">
            <text:p>good</text:p>
          </table:table-cell>
          <table:table-cell table:style-name="ce33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3" office:value-type="float" office:value="167">
            <text:p>167</text:p>
          </table:table-cell>
          <table:table-cell table:style-name="ce50" office:value-type="string" table:number-columns-spanned="2" table:number-rows-spanned="1">
            <text:p>good</text:p>
          </table:table-cell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7">
            <text:p>207</text:p>
          </table:table-cell>
          <table:table-cell table:style-name="ce4" office:value-type="float" office:value="331">
            <text:p>331</text:p>
          </table:table-cell>
          <table:table-cell table:style-name="ce330" office:value-type="float" office:value="0.280805014792">
            <text:p>0.281</text:p>
          </table:table-cell>
          <table:table-cell table:style-name="ce4" table:number-columns-repeated="2"/>
          <table:table-cell table:style-name="ce4" office:value-type="float" office:value="207">
            <text:p>207</text:p>
          </table:table-cell>
          <table:table-cell table:style-name="ce4" office:value-type="float" office:value="167">
            <text:p>167</text:p>
          </table:table-cell>
          <table:table-cell table:style-name="ce348" office:value-type="float" office:value="0.282707489966">
            <text:p>0.283</text:p>
          </table:table-cell>
          <table:table-cell table:style-name="ce4"/>
          <table:table-cell table:style-name="ce129"/>
          <table:table-cell table:style-name="ce4" office:value-type="float" office:value="206">
            <text:p>206</text:p>
          </table:table-cell>
          <table:table-cell table:style-name="ce4" office:value-type="float" office:value="65">
            <text:p>65</text:p>
          </table:table-cell>
          <table:table-cell table:style-name="ce330" office:value-type="float" office:value="0.440583728973">
            <text:p>0.441</text:p>
          </table:table-cell>
          <table:table-cell table:style-name="ce4" table:number-columns-repeated="2"/>
          <table:table-cell table:style-name="ce4" office:value-type="float" office:value="205">
            <text:p>205</text:p>
          </table:table-cell>
          <table:table-cell table:style-name="ce4" office:value-type="float" office:value="52">
            <text:p>52</text:p>
          </table:table-cell>
          <table:table-cell table:style-name="ce348" office:value-type="float" office:value="0.399950265065">
            <text:p>0.400</text:p>
          </table:table-cell>
          <table:table-cell table:number-columns-repeated="991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R</text:p>
          </table:table-cell>
          <table:table-cell table:style-name="ce50" office:value-type="float" office:value="37">
            <text:p>37</text:p>
          </table:table-cell>
          <table:table-cell table:style-name="ce50" office:value-type="string" table:number-columns-spanned="2" table:number-rows-spanned="1">
            <text:p>Few-good shape</text:p>
          </table:table-cell>
          <table:covered-table-cell table:style-name="ce33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3" office:value-type="float" office:value="416">
            <text:p>416</text:p>
          </table:table-cell>
          <table:table-cell table:style-name="ce50" office:value-type="string" table:number-columns-spanned="2" table:number-rows-spanned="1">
            <text:p>strange fibers</text:p>
          </table:table-cell>
          <table:covered-table-cell table:style-name="ce33"/>
          <table:table-cell table:style-name="ce323" office:value-type="string">
            <text:p>maybe exc</text:p>
          </table:table-cell>
          <table:table-cell/>
          <table:table-cell table:style-name="ce271"/>
          <table:table-cell table:style-name="ce4" office:value-type="float" office:value="208">
            <text:p>208</text:p>
          </table:table-cell>
          <table:table-cell table:style-name="ce4" office:value-type="float" office:value="37">
            <text:p>37</text:p>
          </table:table-cell>
          <table:table-cell table:style-name="ce330" office:value-type="float" office:value="0.0520010218317">
            <text:p>0.052</text:p>
          </table:table-cell>
          <table:table-cell table:style-name="ce4" table:number-columns-repeated="2"/>
          <table:table-cell table:style-name="ce4" office:value-type="float" office:value="208">
            <text:p>208</text:p>
          </table:table-cell>
          <table:table-cell table:style-name="ce4" office:value-type="float" office:value="416">
            <text:p>416</text:p>
          </table:table-cell>
          <table:table-cell table:style-name="ce348" office:value-type="float" office:value="0.759467906958">
            <text:p>0.759</text:p>
          </table:table-cell>
          <table:table-cell table:style-name="ce4"/>
          <table:table-cell table:style-name="ce129"/>
          <table:table-cell table:style-name="ce4" office:value-type="float" office:value="210">
            <text:p>210</text:p>
          </table:table-cell>
          <table:table-cell table:style-name="ce4" office:value-type="float" office:value="120">
            <text:p>120</text:p>
          </table:table-cell>
          <table:table-cell table:style-name="ce330" office:value-type="float" office:value="0.427720560187">
            <text:p>0.428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42">
            <text:p>42</text:p>
          </table:table-cell>
          <table:table-cell table:style-name="ce348" office:value-type="float" office:value="0.348025842748">
            <text:p>0.348</text:p>
          </table:table-cell>
          <table:table-cell table:number-columns-repeated="991"/>
        </table:table-row>
        <table:table-row table:style-name="ro11">
          <table:table-cell table:style-name="ce40" office:value-type="float" office:value="209">
            <text:p>209</text:p>
          </table:table-cell>
          <table:table-cell table:style-name="ce43" office:value-type="float" office:value="18">
            <text:p>18</text:p>
          </table:table-cell>
          <table:table-cell table:style-name="ce52" office:value-type="string">
            <text:p>R</text:p>
          </table:table-cell>
          <table:table-cell table:style-name="ce52" office:value-type="float" office:value="1">
            <text:p>1</text:p>
          </table:table-cell>
          <table:table-cell table:style-name="ce52" office:value-type="string">
            <text:p>too few</text:p>
          </table:table-cell>
          <table:table-cell table:style-name="ce43" office:value-type="string">
            <text:p>exclude</text:p>
          </table:table-cell>
          <table:table-cell table:style-name="ce307" office:value-type="float" office:value="209">
            <text:p>209</text:p>
          </table:table-cell>
          <table:table-cell table:style-name="ce44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3" office:value-type="float" office:value="113">
            <text:p>113</text:p>
          </table:table-cell>
          <table:table-cell table:style-name="ce50" office:value-type="string" table:number-columns-spanned="2" table:number-rows-spanned="1">
            <text:p>good</text:p>
          </table:table-cell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9">
            <text:p>209</text:p>
          </table:table-cell>
          <table:table-cell table:style-name="ce4" office:value-type="float" office:value="1">
            <text:p>1</text:p>
          </table:table-cell>
          <table:table-cell table:style-name="ce330" office:value-type="float" office:value="-0">
            <text:p>0.000</text:p>
          </table:table-cell>
          <table:table-cell table:style-name="ce4" table:number-columns-repeated="2"/>
          <table:table-cell table:style-name="ce4" office:value-type="float" office:value="209">
            <text:p>209</text:p>
          </table:table-cell>
          <table:table-cell table:style-name="ce4" office:value-type="float" office:value="113">
            <text:p>113</text:p>
          </table:table-cell>
          <table:table-cell table:style-name="ce348" office:value-type="float" office:value="0.125574800269">
            <text:p>0.126</text:p>
          </table:table-cell>
          <table:table-cell table:style-name="ce4"/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42">
            <text:p>42</text:p>
          </table:table-cell>
          <table:table-cell table:style-name="ce330" office:value-type="float" office:value="0.400539205109">
            <text:p>0.401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96">
            <text:p>96</text:p>
          </table:table-cell>
          <table:table-cell table:style-name="ce348" office:value-type="float" office:value="0.318782685547">
            <text:p>0.319</text:p>
          </table:table-cell>
          <table:table-cell table:number-columns-repeated="991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50"/>
          <table:table-cell table:style-name="ce33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183">
            <text:p>183</text:p>
          </table:table-cell>
          <table:table-cell table:style-name="ce50" table:number-columns-spanned="2" table:number-rows-spanned="1"/>
          <table:covered-table-cell table:style-name="ce33"/>
          <table:table-cell table:style-name="ce322"/>
          <table:table-cell/>
          <table:table-cell table:style-name="ce271"/>
          <table:table-cell table:style-name="ce4" office:value-type="float" office:value="210">
            <text:p>210</text:p>
          </table:table-cell>
          <table:table-cell table:style-name="ce4" office:value-type="float" office:value="238">
            <text:p>238</text:p>
          </table:table-cell>
          <table:table-cell table:style-name="ce330" office:value-type="float" office:value="0.250133200859">
            <text:p>0.250</text:p>
          </table:table-cell>
          <table:table-cell table:style-name="ce4" table:number-columns-repeated="2"/>
          <table:table-cell table:style-name="ce4" office:value-type="float" office:value="210">
            <text:p>210</text:p>
          </table:table-cell>
          <table:table-cell table:style-name="ce4" office:value-type="float" office:value="183">
            <text:p>183</text:p>
          </table:table-cell>
          <table:table-cell table:style-name="ce348" office:value-type="float" office:value="0.625459670368">
            <text:p>0.625</text:p>
          </table:table-cell>
          <table:table-cell table:style-name="ce4"/>
          <table:table-cell table:style-name="ce129"/>
          <table:table-cell table:style-name="ce4" office:value-type="float" office:value="207">
            <text:p>207</text:p>
          </table:table-cell>
          <table:table-cell table:style-name="ce4" office:value-type="float" office:value="33">
            <text:p>33</text:p>
          </table:table-cell>
          <table:table-cell table:style-name="ce330" office:value-type="float" office:value="0.363645428313">
            <text:p>0.364</text:p>
          </table:table-cell>
          <table:table-cell table:style-name="ce4" table:number-columns-repeated="2"/>
          <table:table-cell table:style-name="ce4" office:value-type="float" office:value="202">
            <text:p>202</text:p>
          </table:table-cell>
          <table:table-cell table:style-name="ce4" office:value-type="float" office:value="64">
            <text:p>64</text:p>
          </table:table-cell>
          <table:table-cell table:style-name="ce348" office:value-type="float" office:value="0.301147625848">
            <text:p>0.301</text:p>
          </table:table-cell>
          <table:table-cell table:number-columns-repeated="991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50" office:value-type="string">
            <text:p>good</text:p>
          </table:table-cell>
          <table:table-cell table:style-name="ce33"/>
          <table:table-cell table:style-name="ce40" office:value-type="float" office:value="212">
            <text:p>212</text:p>
          </table:table-cell>
          <table:table-cell table:style-name="ce43" office:value-type="float" office:value="22">
            <text:p>22</text:p>
          </table:table-cell>
          <table:table-cell table:style-name="ce52" office:value-type="string">
            <text:p>L</text:p>
          </table:table-cell>
          <table:table-cell table:style-name="ce52" office:value-type="float" office:value="520">
            <text:p>520</text:p>
          </table:table-cell>
          <table:table-cell table:style-name="ce52" office:value-type="string" table:number-columns-spanned="2" table:number-rows-spanned="1">
            <text:p>strange fibers</text:p>
          </table:table-cell>
          <table:covered-table-cell table:style-name="ce43"/>
          <table:table-cell table:style-name="ce324" office:value-type="string">
            <text:p>exclude</text:p>
          </table:table-cell>
          <table:table-cell/>
          <table:table-cell table:style-name="ce271"/>
          <table:table-cell table:style-name="ce4" office:value-type="float" office:value="212">
            <text:p>212</text:p>
          </table:table-cell>
          <table:table-cell table:style-name="ce4" office:value-type="float" office:value="238">
            <text:p>238</text:p>
          </table:table-cell>
          <table:table-cell table:style-name="ce330" office:value-type="float" office:value="0.173003993543">
            <text:p>0.173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520">
            <text:p>520</text:p>
          </table:table-cell>
          <table:table-cell table:style-name="ce348" office:value-type="float" office:value="0.852281592034">
            <text:p>0.852</text:p>
          </table:table-cell>
          <table:table-cell table:style-name="ce4"/>
          <table:table-cell table:style-name="ce129"/>
          <table:table-cell table:style-name="ce4" office:value-type="float" office:value="205">
            <text:p>205</text:p>
          </table:table-cell>
          <table:table-cell table:style-name="ce4" office:value-type="float" office:value="35">
            <text:p>35</text:p>
          </table:table-cell>
          <table:table-cell table:style-name="ce330" office:value-type="float" office:value="0.295046299059">
            <text:p>0.295</text:p>
          </table:table-cell>
          <table:table-cell table:style-name="ce4" table:number-columns-repeated="2"/>
          <table:table-cell table:style-name="ce4" office:value-type="float" office:value="209">
            <text:p>209</text:p>
          </table:table-cell>
          <table:table-cell table:style-name="ce4" office:value-type="float" office:value="54">
            <text:p>54</text:p>
          </table:table-cell>
          <table:table-cell table:style-name="ce348" office:value-type="float" office:value="0.282162413398">
            <text:p>0.282</text:p>
          </table:table-cell>
          <table:table-cell table:number-columns-repeated="991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56" office:value-type="float" office:value="286">
            <text:p>286</text:p>
          </table:table-cell>
          <table:table-cell table:style-name="ce60" office:value-type="string" table:number-columns-spanned="2" table:number-rows-spanned="1">
            <text:p>strange fibers</text:p>
          </table:table-cell>
          <table:covered-table-cell table:style-name="ce49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L</text:p>
          </table:table-cell>
          <table:table-cell table:style-name="ce56" office:value-type="float" office:value="224">
            <text:p>224</text:p>
          </table:table-cell>
          <table:table-cell table:style-name="ce56" table:number-columns-spanned="2" table:number-rows-spanned="1"/>
          <table:covered-table-cell table:style-name="ce49"/>
          <table:table-cell table:style-name="ce325"/>
          <table:table-cell/>
          <table:table-cell table:style-name="ce36"/>
          <table:table-cell table:style-name="ce133" office:value-type="float" office:value="213">
            <text:p>213</text:p>
          </table:table-cell>
          <table:table-cell table:style-name="ce133" office:value-type="float" office:value="286">
            <text:p>286</text:p>
          </table:table-cell>
          <table:table-cell table:style-name="ce331" office:value-type="float" office:value="0.744948541547">
            <text:p>0.745</text:p>
          </table:table-cell>
          <table:table-cell table:style-name="ce133" table:number-columns-repeated="2"/>
          <table:table-cell table:style-name="ce133" office:value-type="float" office:value="213">
            <text:p>213</text:p>
          </table:table-cell>
          <table:table-cell table:style-name="ce133" office:value-type="float" office:value="224">
            <text:p>224</text:p>
          </table:table-cell>
          <table:table-cell table:style-name="ce349" office:value-type="float" office:value="0.483894275444">
            <text:p>0.484</text:p>
          </table:table-cell>
          <table:table-cell table:style-name="ce4"/>
          <table:table-cell table:style-name="ce131"/>
          <table:table-cell table:style-name="ce4" office:value-type="float" office:value="209">
            <text:p>209</text:p>
          </table:table-cell>
          <table:table-cell table:style-name="ce4" office:value-type="float" office:value="18">
            <text:p>18</text:p>
          </table:table-cell>
          <table:table-cell table:style-name="ce330" office:value-type="float" office:value="0.180846282562">
            <text:p>0.181</text:p>
          </table:table-cell>
          <table:table-cell table:style-name="ce133" table:number-columns-repeated="2"/>
          <table:table-cell table:style-name="ce4" office:value-type="float" office:value="207">
            <text:p>207</text:p>
          </table:table-cell>
          <table:table-cell table:style-name="ce4" office:value-type="float" office:value="18">
            <text:p>18</text:p>
          </table:table-cell>
          <table:table-cell table:style-name="ce348" office:value-type="float" office:value="0.189415354826">
            <text:p>0.189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ce329"/>
          <table:table-cell table:number-columns-repeated="1007"/>
        </table:table-row>
        <table:table-row table:style-name="ro1">
          <table:table-cell table:number-columns-repeated="16"/>
          <table:table-cell table:style-name="ce329" table:number-columns-repeated="2"/>
          <table:table-cell table:number-columns-repeated="8"/>
          <table:table-cell table:style-name="ce329" table:number-columns-repeated="2"/>
          <table:table-cell table:number-columns-repeated="996"/>
        </table:table-row>
        <table:table-row table:style-name="ro1">
          <table:table-cell table:style-name="ce270"/>
          <table:table-cell table:style-name="ce45" table:number-columns-repeated="2"/>
          <table:table-cell table:style-name="ce123" office:value-type="string" table:number-columns-spanned="1" table:number-rows-spanned="2">
            <text:p>CST</text:p>
          </table:table-cell>
          <table:table-cell table:style-name="ce123" office:value-type="string" table:number-columns-spanned="1" table:number-rows-spanned="2">
            <text:p>CST plus 50SFF</text:p>
          </table:table-cell>
          <table:table-cell table:style-name="ce123" office:value-type="string" table:number-columns-spanned="1" table:number-rows-spanned="2">
            <text:p>CST Extension</text:p>
          </table:table-cell>
          <table:table-cell table:style-name="ce135" office:value-type="string" table:number-columns-spanned="1" table:number-rows-spanned="2">
            <text:p>CST Extension plus 50SFF</text:p>
          </table:table-cell>
          <table:table-cell/>
          <table:table-cell table:style-name="ce270"/>
          <table:table-cell table:style-name="ce45" table:number-columns-repeated="2"/>
          <table:table-cell table:style-name="ce123" office:value-type="string" table:number-columns-spanned="1" table:number-rows-spanned="2">
            <text:p>CST</text:p>
          </table:table-cell>
          <table:table-cell table:style-name="ce123" office:value-type="string" table:number-columns-spanned="1" table:number-rows-spanned="2">
            <text:p>CST plus 50SFF</text:p>
          </table:table-cell>
          <table:table-cell table:style-name="ce123" office:value-type="string" table:number-columns-spanned="1" table:number-rows-spanned="2">
            <text:p>CST Extension</text:p>
          </table:table-cell>
          <table:table-cell table:style-name="ce135" office:value-type="string" table:number-columns-spanned="1" table:number-rows-spanned="2">
            <text:p>CST Extension plus 50SFF</text:p>
          </table:table-cell>
          <table:table-cell table:number-columns-repeated="1009"/>
        </table:table-row>
        <table:table-row table:style-name="ro1">
          <table:table-cell table:style-name="ce271"/>
          <table:table-cell table:number-columns-repeated="2"/>
          <table:covered-table-cell table:number-columns-repeated="3" table:style-name="ce3"/>
          <table:covered-table-cell table:style-name="ce308"/>
          <table:table-cell/>
          <table:table-cell table:style-name="ce271"/>
          <table:table-cell table:number-columns-repeated="2"/>
          <table:covered-table-cell table:number-columns-repeated="3" table:style-name="ce3"/>
          <table:covered-table-cell table:style-name="ce308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62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137" office:value-type="float" office:value="105">
            <text:p>105</text:p>
          </table:table-cell>
          <table:table-cell/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137" office:value-type="float" office:value="1315">
            <text:p>131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R</text:p>
          </table:table-cell>
          <table:table-cell table:style-name="ce50" office:value-type="float" office:value="335">
            <text:p>335</text:p>
          </table:table-cell>
          <table:table-cell table:style-name="ce62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309" table:formula="of:=[.F25]+50" office:value-type="float" office:value="787">
            <text:p>787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137" office:value-type="float" office:value="789">
            <text:p>789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469">
            <text:p>469</text:p>
          </table:table-cell>
          <table:table-cell table:style-name="ce62" table:formula="of:=[.D26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309" table:formula="of:=[.F26]+50" office:value-type="float" office:value="1082">
            <text:p>1082</text:p>
          </table:table-cell>
          <table:table-cell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01">
            <text:p>101</text:p>
          </table:table-cell>
          <table:table-cell table:style-name="ce4" table:formula="of:=[.L26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137" table:formula="of:=[.N26]+50" office:value-type="float" office:value="272">
            <text:p>272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29">
            <text:p>29</text:p>
          </table:table-cell>
          <table:table-cell table:style-name="ce62" table:formula="of:=[.D27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309" table:formula="of:=[.F27]+50" office:value-type="float" office:value="114">
            <text:p>114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202">
            <text:p>202</text:p>
          </table:table-cell>
          <table:table-cell table:style-name="ce4" table:formula="of:=[.L27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137" table:formula="of:=[.N27]+50" office:value-type="float" office:value="315">
            <text:p>31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62" table:formula="of:=[.D28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309" table:formula="of:=[.F28]+50" office:value-type="float" office:value="105">
            <text:p>105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73">
            <text:p>73</text:p>
          </table:table-cell>
          <table:table-cell table:style-name="ce4" table:formula="of:=[.L28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137" table:formula="of:=[.N28]+50" office:value-type="float" office:value="211">
            <text:p>211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40" office:value-type="float" office:value="206">
            <text:p>206</text:p>
          </table:table-cell>
          <table:table-cell table:style-name="ce43" office:value-type="float" office:value="12">
            <text:p>12</text:p>
          </table:table-cell>
          <table:table-cell table:style-name="ce52" office:value-type="string">
            <text:p>R</text:p>
          </table:table-cell>
          <table:table-cell table:style-name="ce293" office:value-type="float" office:value="5">
            <text:p>5</text:p>
          </table:table-cell>
          <table:table-cell table:style-name="ce296" table:formula="of:=[.D29]+50" office:value-type="float" office:value="55">
            <text:p>55</text:p>
          </table:table-cell>
          <table:table-cell table:style-name="ce303" office:value-type="float" office:value="11">
            <text:p>11</text:p>
          </table:table-cell>
          <table:table-cell table:style-name="ce310" table:formula="of:=[.F29]+50" office:value-type="float" office:value="61">
            <text:p>61</text:p>
          </table:table-cell>
          <table:table-cell/>
          <table:table-cell table:style-name="ce307" office:value-type="float" office:value="206">
            <text:p>206</text:p>
          </table:table-cell>
          <table:table-cell table:style-name="ce44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3" office:value-type="float" office:value="263">
            <text:p>263</text:p>
          </table:table-cell>
          <table:table-cell table:style-name="ce4" table:formula="of:=[.L29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137" table:formula="of:=[.N29]+50" office:value-type="float" office:value="629">
            <text:p>629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 office:value-type="float" office:value="331">
            <text:p>331</text:p>
          </table:table-cell>
          <table:table-cell table:style-name="ce62" table:formula="of:=[.D30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309" table:formula="of:=[.F30]+50" office:value-type="float" office:value="382">
            <text:p>382</text:p>
          </table:table-cell>
          <table:table-cell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3" office:value-type="float" office:value="167">
            <text:p>167</text:p>
          </table:table-cell>
          <table:table-cell table:style-name="ce4" table:formula="of:=[.L30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137" table:formula="of:=[.N30]+50" office:value-type="float" office:value="313">
            <text:p>313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R</text:p>
          </table:table-cell>
          <table:table-cell table:style-name="ce50" office:value-type="float" office:value="37">
            <text:p>37</text:p>
          </table:table-cell>
          <table:table-cell table:style-name="ce62" table:formula="of:=[.D31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309" table:formula="of:=[.F31]+50" office:value-type="float" office:value="161">
            <text:p>161</text:p>
          </table:table-cell>
          <table:table-cell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3" office:value-type="float" office:value="416">
            <text:p>416</text:p>
          </table:table-cell>
          <table:table-cell table:style-name="ce4" table:formula="of:=[.L31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137" table:formula="of:=[.N31]+50" office:value-type="float" office:value="965">
            <text:p>96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40" office:value-type="float" office:value="209">
            <text:p>209</text:p>
          </table:table-cell>
          <table:table-cell table:style-name="ce43" office:value-type="float" office:value="18">
            <text:p>18</text:p>
          </table:table-cell>
          <table:table-cell table:style-name="ce52" office:value-type="string">
            <text:p>R</text:p>
          </table:table-cell>
          <table:table-cell table:style-name="ce293" office:value-type="float" office:value="1">
            <text:p>1</text:p>
          </table:table-cell>
          <table:table-cell table:style-name="ce296" table:formula="of:=[.D32]+50" office:value-type="float" office:value="51">
            <text:p>51</text:p>
          </table:table-cell>
          <table:table-cell table:style-name="ce303" office:value-type="float" office:value="1">
            <text:p>1</text:p>
          </table:table-cell>
          <table:table-cell table:style-name="ce310" table:formula="of:=[.F32]+50" office:value-type="float" office:value="51">
            <text:p>51</text:p>
          </table:table-cell>
          <table:table-cell/>
          <table:table-cell table:style-name="ce307" office:value-type="float" office:value="209">
            <text:p>209</text:p>
          </table:table-cell>
          <table:table-cell table:style-name="ce44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3" office:value-type="float" office:value="113">
            <text:p>113</text:p>
          </table:table-cell>
          <table:table-cell table:style-name="ce4" table:formula="of:=[.L32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137" table:formula="of:=[.N32]+50" office:value-type="float" office:value="232">
            <text:p>232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62" table:formula="of:=[.D33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309" table:formula="of:=[.F33]+50" office:value-type="float" office:value="574">
            <text:p>574</text:p>
          </table:table-cell>
          <table:table-cell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183">
            <text:p>183</text:p>
          </table:table-cell>
          <table:table-cell table:style-name="ce4" table:formula="of:=[.L33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137" table:formula="of:=[.N33]+50" office:value-type="float" office:value="453">
            <text:p>453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62" table:formula="of:=[.D34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309" table:formula="of:=[.F34]+50" office:value-type="float" office:value="350">
            <text:p>350</text:p>
          </table:table-cell>
          <table:table-cell/>
          <table:table-cell table:style-name="ce40" office:value-type="float" office:value="212">
            <text:p>212</text:p>
          </table:table-cell>
          <table:table-cell table:style-name="ce43" office:value-type="float" office:value="22">
            <text:p>22</text:p>
          </table:table-cell>
          <table:table-cell table:style-name="ce52" office:value-type="string">
            <text:p>L</text:p>
          </table:table-cell>
          <table:table-cell table:style-name="ce293" office:value-type="float" office:value="520">
            <text:p>520</text:p>
          </table:table-cell>
          <table:table-cell table:style-name="ce303" table:formula="of:=[.L34]+50" office:value-type="float" office:value="570">
            <text:p>570</text:p>
          </table:table-cell>
          <table:table-cell table:style-name="ce303" office:value-type="float" office:value="1144">
            <text:p>1144</text:p>
          </table:table-cell>
          <table:table-cell table:style-name="ce327" table:formula="of:=[.N34]+50" office:value-type="float" office:value="1194">
            <text:p>1194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60" office:value-type="string">
            <text:p>R</text:p>
          </table:table-cell>
          <table:table-cell table:style-name="ce60" office:value-type="float" office:value="286">
            <text:p>286</text:p>
          </table:table-cell>
          <table:table-cell table:style-name="ce297" table:formula="of:=[.D35]+50" office:value-type="float" office:value="336">
            <text:p>336</text:p>
          </table:table-cell>
          <table:table-cell table:style-name="ce160" office:value-type="float" office:value="629">
            <text:p>629</text:p>
          </table:table-cell>
          <table:table-cell table:style-name="ce311" table:formula="of:=[.F35]+50" office:value-type="float" office:value="679">
            <text:p>679</text:p>
          </table:table-cell>
          <table:table-cell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L</text:p>
          </table:table-cell>
          <table:table-cell table:style-name="ce56" office:value-type="float" office:value="224">
            <text:p>224</text:p>
          </table:table-cell>
          <table:table-cell table:style-name="ce133" table:formula="of:=[.L35]+50" office:value-type="float" office:value="274">
            <text:p>274</text:p>
          </table:table-cell>
          <table:table-cell table:style-name="ce133" office:value-type="float" office:value="493">
            <text:p>493</text:p>
          </table:table-cell>
          <table:table-cell table:style-name="ce139" table:formula="of:=[.N35]+50" office:value-type="float" office:value="543">
            <text:p>54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2" office:value-type="string">
            <text:p>CST_ROI_i cross ROIs_j for all (i,j) <text:s/>MNI (radius = 4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3" office:value-type="string" table:number-columns-spanned="2" table:number-rows-spanned="2">
            <text:p>Right</text:p>
          </table:table-cell>
          <table:covered-table-cell table:style-name="ce281"/>
          <table:table-cell table:style-name="ce286" office:value-type="float" office:value="201" table:number-columns-spanned="3" table:number-rows-spanned="1">
            <text:p>201</text:p>
          </table:table-cell>
          <table:covered-table-cell table:style-name="ce282"/>
          <table:covered-table-cell table:style-name="ce298"/>
          <table:table-cell table:style-name="ce286" office:value-type="float" office:value="202" table:number-columns-spanned="3" table:number-rows-spanned="1">
            <text:p>202</text:p>
          </table:table-cell>
          <table:covered-table-cell table:style-name="ce282"/>
          <table:covered-table-cell table:style-name="ce298"/>
          <table:table-cell table:style-name="ce286" office:value-type="float" office:value="203" table:number-columns-spanned="3" table:number-rows-spanned="1">
            <text:p>203</text:p>
          </table:table-cell>
          <table:covered-table-cell table:style-name="ce282"/>
          <table:covered-table-cell table:style-name="ce298"/>
          <table:table-cell table:style-name="ce286" office:value-type="float" office:value="204" table:number-columns-spanned="3" table:number-rows-spanned="1">
            <text:p>204</text:p>
          </table:table-cell>
          <table:covered-table-cell table:style-name="ce282"/>
          <table:covered-table-cell table:style-name="ce298"/>
          <table:table-cell table:style-name="ce286" office:value-type="float" office:value="205" table:number-columns-spanned="3" table:number-rows-spanned="1">
            <text:p>205</text:p>
          </table:table-cell>
          <table:covered-table-cell table:style-name="ce282"/>
          <table:covered-table-cell table:style-name="ce298"/>
          <table:table-cell table:style-name="ce332" office:value-type="float" office:value="206" table:number-columns-spanned="3" table:number-rows-spanned="1">
            <text:p>206</text:p>
          </table:table-cell>
          <table:covered-table-cell table:style-name="ce337"/>
          <table:covered-table-cell table:style-name="ce340"/>
          <table:table-cell table:style-name="ce332" office:value-type="float" office:value="207" table:number-columns-spanned="3" table:number-rows-spanned="1">
            <text:p>207</text:p>
          </table:table-cell>
          <table:covered-table-cell table:style-name="ce337"/>
          <table:covered-table-cell table:style-name="ce340"/>
          <table:table-cell table:style-name="ce332" office:value-type="float" office:value="208" table:number-columns-spanned="3" table:number-rows-spanned="1">
            <text:p>208</text:p>
          </table:table-cell>
          <table:covered-table-cell table:style-name="ce337"/>
          <table:covered-table-cell table:style-name="ce340"/>
          <table:table-cell table:style-name="ce332" office:value-type="float" office:value="209" table:number-columns-spanned="3" table:number-rows-spanned="1">
            <text:p>209</text:p>
          </table:table-cell>
          <table:covered-table-cell table:style-name="ce337"/>
          <table:covered-table-cell table:style-name="ce340"/>
          <table:table-cell table:style-name="ce286" office:value-type="float" office:value="210" table:number-columns-spanned="3" table:number-rows-spanned="1">
            <text:p>210</text:p>
          </table:table-cell>
          <table:covered-table-cell table:style-name="ce282"/>
          <table:covered-table-cell table:style-name="ce298"/>
          <table:table-cell table:style-name="ce286" office:value-type="float" office:value="212" table:number-columns-spanned="3" table:number-rows-spanned="1">
            <text:p>212</text:p>
          </table:table-cell>
          <table:covered-table-cell table:style-name="ce282"/>
          <table:covered-table-cell table:style-name="ce298"/>
          <table:table-cell table:style-name="ce286" office:value-type="float" office:value="213" table:number-columns-spanned="3" table:number-rows-spanned="1">
            <text:p>213</text:p>
          </table:table-cell>
          <table:covered-table-cell table:style-name="ce282"/>
          <table:covered-table-cell table:style-name="ce298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number-columns-repeated="980"/>
        </table:table-row>
        <table:table-row table:style-name="ro4">
          <table:covered-table-cell table:style-name="ce274"/>
          <table:covered-table-cell table:style-name="ce282"/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33" office:value-type="string">
            <text:p>ROI 1</text:p>
          </table:table-cell>
          <table:table-cell table:style-name="ce338" office:value-type="string">
            <text:p>ROI 2</text:p>
          </table:table-cell>
          <table:table-cell table:style-name="ce341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33" office:value-type="string">
            <text:p>ROI 1</text:p>
          </table:table-cell>
          <table:table-cell table:style-name="ce338" office:value-type="string">
            <text:p>ROI 2</text:p>
          </table:table-cell>
          <table:table-cell table:style-name="ce341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358" table:number-columns-repeated="6"/>
          <table:table-cell table:number-columns-repeated="980"/>
        </table:table-row>
        <table:table-row table:style-name="ro2">
          <table:table-cell table:style-name="ce273" office:value-type="string" table:number-columns-spanned="2" table:number-rows-spanned="1">
            <text:p>Len CST_ROI</text:p>
          </table:table-cell>
          <table:covered-table-cell table:style-name="ce282"/>
          <table:table-cell table:style-name="ce287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299"/>
          <table:table-cell table:style-name="ce304" office:value-type="float" office:value="335" table:number-columns-spanned="3" table:number-rows-spanned="1">
            <text:p>335</text:p>
          </table:table-cell>
          <table:covered-table-cell table:style-name="ce312"/>
          <table:covered-table-cell table:style-name="ce314"/>
          <table:table-cell table:style-name="ce287" office:value-type="float" office:value="469" table:number-columns-spanned="3" table:number-rows-spanned="1">
            <text:p>469</text:p>
          </table:table-cell>
          <table:covered-table-cell table:style-name="ce58"/>
          <table:covered-table-cell table:style-name="ce299"/>
          <table:table-cell table:style-name="ce304" office:value-type="float" office:value="29" table:number-columns-spanned="3" table:number-rows-spanned="1">
            <text:p>29</text:p>
          </table:table-cell>
          <table:covered-table-cell table:style-name="ce312"/>
          <table:covered-table-cell table:style-name="ce314"/>
          <table:table-cell table:style-name="ce287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299"/>
          <table:table-cell table:style-name="ce304" office:value-type="float" office:value="5" table:number-columns-spanned="3" table:number-rows-spanned="1">
            <text:p>5</text:p>
          </table:table-cell>
          <table:covered-table-cell table:style-name="ce312"/>
          <table:covered-table-cell table:style-name="ce314"/>
          <table:table-cell table:style-name="ce287" office:value-type="float" office:value="331" table:number-columns-spanned="3" table:number-rows-spanned="1">
            <text:p>331</text:p>
          </table:table-cell>
          <table:covered-table-cell table:style-name="ce58"/>
          <table:covered-table-cell table:style-name="ce299"/>
          <table:table-cell table:style-name="ce304" office:value-type="float" office:value="37" table:number-columns-spanned="3" table:number-rows-spanned="1">
            <text:p>37</text:p>
          </table:table-cell>
          <table:covered-table-cell table:style-name="ce312"/>
          <table:covered-table-cell table:style-name="ce314"/>
          <table:table-cell table:style-name="ce287" office:value-type="float" office:value="1" table:number-columns-spanned="3" table:number-rows-spanned="1">
            <text:p>1</text:p>
          </table:table-cell>
          <table:covered-table-cell table:style-name="ce58"/>
          <table:covered-table-cell table:style-name="ce299"/>
          <table:table-cell table:style-name="ce304" office:value-type="float" office:value="238" table:number-columns-spanned="3" table:number-rows-spanned="1">
            <text:p>238</text:p>
          </table:table-cell>
          <table:covered-table-cell table:style-name="ce312"/>
          <table:covered-table-cell table:style-name="ce314"/>
          <table:table-cell table:style-name="ce287" office:value-type="float" office:value="238" table:number-columns-spanned="3" table:number-rows-spanned="1">
            <text:p>238</text:p>
          </table:table-cell>
          <table:covered-table-cell table:style-name="ce58"/>
          <table:covered-table-cell table:style-name="ce299"/>
          <table:table-cell table:style-name="ce354" office:value-type="float" office:value="286" table:number-columns-spanned="3" table:number-rows-spanned="1">
            <text:p>286</text:p>
          </table:table-cell>
          <table:covered-table-cell table:style-name="ce312"/>
          <table:covered-table-cell table:style-name="ce314"/>
          <table:table-cell table:style-name="ce358" table:number-columns-repeated="6"/>
          <table:table-cell table:number-columns-repeated="980"/>
        </table:table-row>
        <table:table-row table:style-name="ro11">
          <table:table-cell table:style-name="ce275" office:value-type="float" office:value="201" table:number-columns-spanned="2" table:number-rows-spanned="1">
            <text:p>201</text:p>
          </table:table-cell>
          <table:covered-table-cell table:style-name="ce62"/>
          <table:table-cell table:style-name="ce288" office:value-type="float" office:value="19">
            <text:p>19</text:p>
          </table:table-cell>
          <table:table-cell table:style-name="ce294" office:value-type="float" office:value="16">
            <text:p>16</text:p>
          </table:table-cell>
          <table:table-cell table:style-name="ce300" office:value-type="float" office:value="12">
            <text:p>12</text:p>
          </table:table-cell>
          <table:table-cell table:style-name="ce305" office:value-type="float" office:value="252">
            <text:p>252</text:p>
          </table:table-cell>
          <table:table-cell table:style-name="ce125" office:value-type="float" office:value="0">
            <text:p>0</text:p>
          </table:table-cell>
          <table:table-cell table:style-name="ce315" office:value-type="float" office:value="0">
            <text:p>0</text:p>
          </table:table-cell>
          <table:table-cell table:style-name="ce289" office:value-type="float" office:value="466">
            <text:p>466</text:p>
          </table:table-cell>
          <table:table-cell table:style-name="ce50" office:value-type="float" office:value="1">
            <text:p>1</text:p>
          </table:table-cell>
          <table:table-cell table:style-name="ce224" office:value-type="float" office:value="1">
            <text:p>1</text:p>
          </table:table-cell>
          <table:table-cell table:style-name="ce305" office:value-type="float" office:value="29">
            <text:p>29</text:p>
          </table:table-cell>
          <table:table-cell table:style-name="ce125" office:value-type="float" office:value="2">
            <text:p>2</text:p>
          </table:table-cell>
          <table:table-cell table:style-name="ce315" office:value-type="float" office:value="2">
            <text:p>2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4" office:value-type="float" office:value="0">
            <text:p>0</text:p>
          </table:table-cell>
          <table:table-cell table:style-name="ce339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289" office:value-type="float" office:value="285">
            <text:p>28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37">
            <text:p>37</text:p>
          </table:table-cell>
          <table:table-cell table:style-name="ce125" office:value-type="float" office:value="0">
            <text:p>0</text:p>
          </table:table-cell>
          <table:table-cell table:style-name="ce315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305" office:value-type="float" office:value="26">
            <text:p>26</text:p>
          </table:table-cell>
          <table:table-cell table:style-name="ce125" office:value-type="float" office:value="112">
            <text:p>112</text:p>
          </table:table-cell>
          <table:table-cell table:style-name="ce315" office:value-type="float" office:value="0">
            <text:p>0</text:p>
          </table:table-cell>
          <table:table-cell table:style-name="ce289" office:value-type="float" office:value="184">
            <text:p>184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129">
            <text:p>129</text:p>
          </table:table-cell>
          <table:table-cell table:style-name="ce125" office:value-type="float" office:value="285">
            <text:p>285</text:p>
          </table:table-cell>
          <table:table-cell table:style-name="ce315" office:value-type="float" office:value="129">
            <text:p>12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number-columns-repeated="980"/>
        </table:table-row>
        <table:table-row table:style-name="ro11">
          <table:table-cell table:style-name="ce276" office:value-type="float" office:value="202" table:number-columns-spanned="2" table:number-rows-spanned="1">
            <text:p>202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3">
            <text:p>23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335">
            <text:p>335</text:p>
          </table:table-cell>
          <table:table-cell table:style-name="ce9" office:value-type="float" office:value="335">
            <text:p>335</text:p>
          </table:table-cell>
          <table:table-cell table:style-name="ce316" office:value-type="float" office:value="335">
            <text:p>335</text:p>
          </table:table-cell>
          <table:table-cell table:style-name="ce289" office:value-type="float" office:value="108">
            <text:p>108</text:p>
          </table:table-cell>
          <table:table-cell table:style-name="ce50" office:value-type="float" office:value="383">
            <text:p>383</text:p>
          </table:table-cell>
          <table:table-cell table:style-name="ce224" office:value-type="float" office:value="77">
            <text:p>77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12">
            <text:p>12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12">
            <text:p>12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289" office:value-type="float" office:value="297">
            <text:p>297</text:p>
          </table:table-cell>
          <table:table-cell table:style-name="ce50" office:value-type="float" office:value="268">
            <text:p>268</text:p>
          </table:table-cell>
          <table:table-cell table:style-name="ce224" office:value-type="float" office:value="239">
            <text:p>239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81">
            <text:p>81</text:p>
          </table:table-cell>
          <table:table-cell table:style-name="ce4" office:value-type="float" office:value="67">
            <text:p>67</text:p>
          </table:table-cell>
          <table:table-cell table:style-name="ce317" office:value-type="float" office:value="19">
            <text:p>19</text:p>
          </table:table-cell>
          <table:table-cell table:style-name="ce289" office:value-type="float" office:value="230">
            <text:p>230</text:p>
          </table:table-cell>
          <table:table-cell table:style-name="ce50" office:value-type="float" office:value="138">
            <text:p>138</text:p>
          </table:table-cell>
          <table:table-cell table:style-name="ce224" office:value-type="float" office:value="130">
            <text:p>130</text:p>
          </table:table-cell>
          <table:table-cell table:style-name="ce289" office:value-type="float" office:value="20">
            <text:p>20</text:p>
          </table:table-cell>
          <table:table-cell table:style-name="ce4" office:value-type="float" office:value="91">
            <text:p>91</text:p>
          </table:table-cell>
          <table:table-cell table:style-name="ce317" office:value-type="float" office:value="14">
            <text:p>14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3" table:number-columns-spanned="2" table:number-rows-spanned="1">
            <text:p>203</text:p>
          </table:table-cell>
          <table:covered-table-cell table:style-name="ce62"/>
          <table:table-cell table:style-name="ce289" office:value-type="float" office:value="5">
            <text:p>5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4">
            <text:p>4</text:p>
          </table:table-cell>
          <table:table-cell table:style-name="ce289" office:value-type="float" office:value="214">
            <text:p>214</text:p>
          </table:table-cell>
          <table:table-cell table:style-name="ce4" office:value-type="float" office:value="335">
            <text:p>335</text:p>
          </table:table-cell>
          <table:table-cell table:style-name="ce317" office:value-type="float" office:value="214">
            <text:p>214</text:p>
          </table:table-cell>
          <table:table-cell table:style-name="ce288" office:value-type="float" office:value="469">
            <text:p>469</text:p>
          </table:table-cell>
          <table:table-cell table:style-name="ce294" office:value-type="float" office:value="469">
            <text:p>469</text:p>
          </table:table-cell>
          <table:table-cell table:style-name="ce300" office:value-type="float" office:value="469">
            <text:p>469</text:p>
          </table:table-cell>
          <table:table-cell table:style-name="ce289" office:value-type="float" office:value="29">
            <text:p>29</text:p>
          </table:table-cell>
          <table:table-cell table:style-name="ce4" office:value-type="float" office:value="29">
            <text:p>29</text:p>
          </table:table-cell>
          <table:table-cell table:style-name="ce317" office:value-type="float" office:value="29">
            <text:p>29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25">
            <text:p>2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129">
            <text:p>129</text:p>
          </table:table-cell>
          <table:table-cell table:style-name="ce50" office:value-type="float" office:value="318">
            <text:p>318</text:p>
          </table:table-cell>
          <table:table-cell table:style-name="ce224" office:value-type="float" office:value="129">
            <text:p>129</text:p>
          </table:table-cell>
          <table:table-cell table:style-name="ce289" office:value-type="float" office:value="37">
            <text:p>37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37">
            <text:p>37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">
            <text:p>2</text:p>
          </table:table-cell>
          <table:table-cell table:style-name="ce4" office:value-type="float" office:value="128">
            <text:p>128</text:p>
          </table:table-cell>
          <table:table-cell table:style-name="ce317" office:value-type="float" office:value="2">
            <text:p>2</text:p>
          </table:table-cell>
          <table:table-cell table:style-name="ce289" office:value-type="float" office:value="225">
            <text:p>225</text:p>
          </table:table-cell>
          <table:table-cell table:style-name="ce50" office:value-type="float" office:value="161">
            <text:p>161</text:p>
          </table:table-cell>
          <table:table-cell table:style-name="ce224" office:value-type="float" office:value="149">
            <text:p>149</text:p>
          </table:table-cell>
          <table:table-cell table:style-name="ce289" office:value-type="float" office:value="40">
            <text:p>40</text:p>
          </table:table-cell>
          <table:table-cell table:style-name="ce4" office:value-type="float" office:value="112">
            <text:p>112</text:p>
          </table:table-cell>
          <table:table-cell table:style-name="ce317" office:value-type="float" office:value="10">
            <text:p>10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4" table:number-columns-spanned="2" table:number-rows-spanned="1">
            <text:p>204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93">
            <text:p>293</text:p>
          </table:table-cell>
          <table:table-cell table:style-name="ce50" office:value-type="float" office:value="7">
            <text:p>7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26">
            <text:p>26</text:p>
          </table:table-cell>
          <table:table-cell table:style-name="ce9" office:value-type="float" office:value="22">
            <text:p>22</text:p>
          </table:table-cell>
          <table:table-cell table:style-name="ce316" office:value-type="float" office:value="20">
            <text:p>20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215">
            <text:p>21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317" office:value-type="float" office:value="12">
            <text:p>12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9">
            <text:p>19</text:p>
          </table:table-cell>
          <table:table-cell table:style-name="ce4" office:value-type="float" office:value="286">
            <text:p>286</text:p>
          </table:table-cell>
          <table:table-cell table:style-name="ce317" office:value-type="float" office:value="19">
            <text:p>1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5" table:number-columns-spanned="2" table:number-rows-spanned="1">
            <text:p>205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7">
            <text:p>7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42">
            <text:p>242</text:p>
          </table:table-cell>
          <table:table-cell table:style-name="ce4" office:value-type="float" office:value="263">
            <text:p>263</text:p>
          </table:table-cell>
          <table:table-cell table:style-name="ce317" office:value-type="float" office:value="177">
            <text:p>177</text:p>
          </table:table-cell>
          <table:table-cell table:style-name="ce289" office:value-type="float" office:value="221">
            <text:p>221</text:p>
          </table:table-cell>
          <table:table-cell table:style-name="ce50" office:value-type="float" office:value="302">
            <text:p>302</text:p>
          </table:table-cell>
          <table:table-cell table:style-name="ce224" office:value-type="float" office:value="142">
            <text:p>142</text:p>
          </table:table-cell>
          <table:table-cell table:style-name="ce289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25">
            <text:p>25</text:p>
          </table:table-cell>
          <table:table-cell table:style-name="ce294" office:value-type="float" office:value="25">
            <text:p>25</text:p>
          </table:table-cell>
          <table:table-cell table:style-name="ce300" office:value-type="float" office:value="25">
            <text:p>2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110">
            <text:p>110</text:p>
          </table:table-cell>
          <table:table-cell table:style-name="ce50" office:value-type="float" office:value="286">
            <text:p>286</text:p>
          </table:table-cell>
          <table:table-cell table:style-name="ce224" office:value-type="float" office:value="89">
            <text:p>89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230">
            <text:p>230</text:p>
          </table:table-cell>
          <table:table-cell table:style-name="ce224" office:value-type="float" office:value="230">
            <text:p>230</text:p>
          </table:table-cell>
          <table:table-cell table:style-name="ce289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317" office:value-type="float" office:value="7">
            <text:p>7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7" office:value-type="float" office:value="206" table:number-columns-spanned="2" table:number-rows-spanned="1">
            <text:p>206</text:p>
          </table:table-cell>
          <table:covered-table-cell table:style-name="ce283"/>
          <table:table-cell table:style-name="ce290" office:value-type="float" office:value="0">
            <text:p>0</text:p>
          </table:table-cell>
          <table:table-cell table:style-name="ce295" office:value-type="float" office:value="14">
            <text:p>14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277">
            <text:p>277</text:p>
          </table:table-cell>
          <table:table-cell table:style-name="ce313" office:value-type="float" office:value="1">
            <text:p>1</text:p>
          </table:table-cell>
          <table:table-cell table:style-name="ce318" office:value-type="float" office:value="1">
            <text:p>1</text:p>
          </table:table-cell>
          <table:table-cell table:style-name="ce290" office:value-type="float" office:value="273">
            <text:p>273</text:p>
          </table:table-cell>
          <table:table-cell table:style-name="ce295" office:value-type="float" office:value="116">
            <text:p>116</text:p>
          </table:table-cell>
          <table:table-cell table:style-name="ce301" office:value-type="float" office:value="27">
            <text:p>27</text:p>
          </table:table-cell>
          <table:table-cell table:style-name="ce290" office:value-type="float" office:value="28">
            <text:p>28</text:p>
          </table:table-cell>
          <table:table-cell table:style-name="ce313" office:value-type="float" office:value="14">
            <text:p>14</text:p>
          </table:table-cell>
          <table:table-cell table:style-name="ce318" office:value-type="float" office:value="13">
            <text:p>13</text:p>
          </table:table-cell>
          <table:table-cell table:style-name="ce290" office:value-type="float" office:value="25">
            <text:p>25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5">
            <text:p>5</text:p>
          </table:table-cell>
          <table:table-cell table:style-name="ce313" office:value-type="float" office:value="5">
            <text:p>5</text:p>
          </table:table-cell>
          <table:table-cell table:style-name="ce318" office:value-type="float" office:value="5">
            <text:p>5</text:p>
          </table:table-cell>
          <table:table-cell table:style-name="ce290" office:value-type="float" office:value="264">
            <text:p>264</text:p>
          </table:table-cell>
          <table:table-cell table:style-name="ce295" office:value-type="float" office:value="2">
            <text:p>2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14">
            <text:p>14</text:p>
          </table:table-cell>
          <table:table-cell table:style-name="ce313" office:value-type="float" office:value="37">
            <text:p>37</text:p>
          </table:table-cell>
          <table:table-cell table:style-name="ce318" office:value-type="float" office:value="14">
            <text:p>14</text:p>
          </table:table-cell>
          <table:table-cell table:style-name="ce290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82">
            <text:p>82</text:p>
          </table:table-cell>
          <table:table-cell table:style-name="ce313" office:value-type="float" office:value="21">
            <text:p>21</text:p>
          </table:table-cell>
          <table:table-cell table:style-name="ce318" office:value-type="float" office:value="1">
            <text:p>1</text:p>
          </table:table-cell>
          <table:table-cell table:style-name="ce290" office:value-type="float" office:value="238">
            <text:p>238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95">
            <text:p>95</text:p>
          </table:table-cell>
          <table:table-cell table:style-name="ce313" office:value-type="float" office:value="80">
            <text:p>80</text:p>
          </table:table-cell>
          <table:table-cell table:style-name="ce318" office:value-type="float" office:value="33">
            <text:p>33</text:p>
          </table:table-cell>
          <table:table-cell table:style-name="ce359"/>
          <table:table-cell table:style-name="ce360"/>
          <table:table-cell table:style-name="ce363"/>
          <table:table-cell table:style-name="ce359"/>
          <table:table-cell table:style-name="ce18"/>
          <table:table-cell table:style-name="ce359"/>
          <table:table-cell table:style-name="ce364" table:number-columns-repeated="980"/>
        </table:table-row>
        <table:table-row table:style-name="ro11">
          <table:table-cell table:style-name="ce276" office:value-type="float" office:value="207" table:number-columns-spanned="2" table:number-rows-spanned="1">
            <text:p>207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73">
            <text:p>273</text:p>
          </table:table-cell>
          <table:table-cell table:style-name="ce4" office:value-type="float" office:value="335">
            <text:p>335</text:p>
          </table:table-cell>
          <table:table-cell table:style-name="ce317" office:value-type="float" office:value="273">
            <text:p>273</text:p>
          </table:table-cell>
          <table:table-cell table:style-name="ce289" office:value-type="float" office:value="193">
            <text:p>193</text:p>
          </table:table-cell>
          <table:table-cell table:style-name="ce50" office:value-type="float" office:value="462">
            <text:p>462</text:p>
          </table:table-cell>
          <table:table-cell table:style-name="ce224" office:value-type="float" office:value="188">
            <text:p>188</text:p>
          </table:table-cell>
          <table:table-cell table:style-name="ce289" office:value-type="float" office:value="3">
            <text:p>3</text:p>
          </table:table-cell>
          <table:table-cell table:style-name="ce4" office:value-type="float" office:value="29">
            <text:p>29</text:p>
          </table:table-cell>
          <table:table-cell table:style-name="ce317" office:value-type="float" office:value="3">
            <text:p>3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25">
            <text:p>25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288" office:value-type="float" office:value="331">
            <text:p>331</text:p>
          </table:table-cell>
          <table:table-cell table:style-name="ce294" office:value-type="float" office:value="331">
            <text:p>331</text:p>
          </table:table-cell>
          <table:table-cell table:style-name="ce300" office:value-type="float" office:value="331">
            <text:p>331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32">
            <text:p>232</text:p>
          </table:table-cell>
          <table:table-cell table:style-name="ce4" office:value-type="float" office:value="121">
            <text:p>121</text:p>
          </table:table-cell>
          <table:table-cell table:style-name="ce317" office:value-type="float" office:value="117">
            <text:p>117</text:p>
          </table:table-cell>
          <table:table-cell table:style-name="ce289" office:value-type="float" office:value="182">
            <text:p>182</text:p>
          </table:table-cell>
          <table:table-cell table:style-name="ce50" office:value-type="float" office:value="174">
            <text:p>174</text:p>
          </table:table-cell>
          <table:table-cell table:style-name="ce224" office:value-type="float" office:value="118">
            <text:p>118</text:p>
          </table:table-cell>
          <table:table-cell table:style-name="ce289" office:value-type="float" office:value="158">
            <text:p>158</text:p>
          </table:table-cell>
          <table:table-cell table:style-name="ce4" office:value-type="float" office:value="107">
            <text:p>107</text:p>
          </table:table-cell>
          <table:table-cell table:style-name="ce317" office:value-type="float" office:value="88">
            <text:p>88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8" table:number-columns-spanned="2" table:number-rows-spanned="1">
            <text:p>208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3">
            <text:p>13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77">
            <text:p>277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368">
            <text:p>368</text:p>
          </table:table-cell>
          <table:table-cell table:style-name="ce50" office:value-type="float" office:value="76">
            <text:p>76</text:p>
          </table:table-cell>
          <table:table-cell table:style-name="ce224" office:value-type="float" office:value="31">
            <text:p>31</text:p>
          </table:table-cell>
          <table:table-cell table:style-name="ce289" office:value-type="float" office:value="29">
            <text:p>29</text:p>
          </table:table-cell>
          <table:table-cell table:style-name="ce4" office:value-type="float" office:value="13">
            <text:p>13</text:p>
          </table:table-cell>
          <table:table-cell table:style-name="ce317" office:value-type="float" office:value="13">
            <text:p>13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316">
            <text:p>316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37">
            <text:p>37</text:p>
          </table:table-cell>
          <table:table-cell table:style-name="ce9" office:value-type="float" office:value="37">
            <text:p>37</text:p>
          </table:table-cell>
          <table:table-cell table:style-name="ce316" office:value-type="float" office:value="37">
            <text:p>37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109">
            <text:p>109</text:p>
          </table:table-cell>
          <table:table-cell table:style-name="ce4" office:value-type="float" office:value="22">
            <text:p>22</text:p>
          </table:table-cell>
          <table:table-cell table:style-name="ce317" office:value-type="float" office:value="1">
            <text:p>1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0">
            <text:p>80</text:p>
          </table:table-cell>
          <table:table-cell table:style-name="ce4" office:value-type="float" office:value="111">
            <text:p>111</text:p>
          </table:table-cell>
          <table:table-cell table:style-name="ce317" office:value-type="float" office:value="36">
            <text:p>36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8" office:value-type="float" office:value="209" table:number-columns-spanned="2" table:number-rows-spanned="1">
            <text:p>209</text:p>
          </table:table-cell>
          <table:covered-table-cell table:style-name="ce284"/>
          <table:table-cell table:style-name="ce288" office:value-type="float" office:value="1">
            <text:p>1</text:p>
          </table:table-cell>
          <table:table-cell table:style-name="ce294" office:value-type="float" office:value="24">
            <text:p>24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220">
            <text:p>220</text:p>
          </table:table-cell>
          <table:table-cell table:style-name="ce9" office:value-type="float" office:value="26">
            <text:p>26</text:p>
          </table:table-cell>
          <table:table-cell table:style-name="ce316" office:value-type="float" office:value="13">
            <text:p>13</text:p>
          </table:table-cell>
          <table:table-cell table:style-name="ce288" office:value-type="float" office:value="97">
            <text:p>97</text:p>
          </table:table-cell>
          <table:table-cell table:style-name="ce294" office:value-type="float" office:value="189">
            <text:p>189</text:p>
          </table:table-cell>
          <table:table-cell table:style-name="ce300" office:value-type="float" office:value="52">
            <text:p>52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9">
            <text:p>29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9">
            <text:p>19</text:p>
          </table:table-cell>
          <table:table-cell table:style-name="ce294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29">
            <text:p>129</text:p>
          </table:table-cell>
          <table:table-cell table:style-name="ce294" office:value-type="float" office:value="26">
            <text:p>26</text:p>
          </table:table-cell>
          <table:table-cell table:style-name="ce300" office:value-type="float" office:value="7">
            <text:p>7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294" office:value-type="float" office:value="1">
            <text:p>1</text:p>
          </table:table-cell>
          <table:table-cell table:style-name="ce300" office:value-type="float" office:value="1">
            <text:p>1</text:p>
          </table:table-cell>
          <table:table-cell table:style-name="ce288" office:value-type="float" office:value="6">
            <text:p>6</text:p>
          </table:table-cell>
          <table:table-cell table:style-name="ce9" office:value-type="float" office:value="236">
            <text:p>236</text:p>
          </table:table-cell>
          <table:table-cell table:style-name="ce316" office:value-type="float" office:value="6">
            <text:p>6</text:p>
          </table:table-cell>
          <table:table-cell table:style-name="ce288" office:value-type="float" office:value="238">
            <text:p>238</text:p>
          </table:table-cell>
          <table:table-cell table:style-name="ce294" office:value-type="float" office:value="1">
            <text:p>1</text:p>
          </table:table-cell>
          <table:table-cell table:style-name="ce300" office:value-type="float" office:value="1">
            <text:p>1</text:p>
          </table:table-cell>
          <table:table-cell table:style-name="ce288" office:value-type="float" office:value="25">
            <text:p>25</text:p>
          </table:table-cell>
          <table:table-cell table:style-name="ce9" office:value-type="float" office:value="276">
            <text:p>276</text:p>
          </table:table-cell>
          <table:table-cell table:style-name="ce316" office:value-type="float" office:value="19">
            <text:p>1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980"/>
        </table:table-row>
        <table:table-row table:style-name="ro11">
          <table:table-cell table:style-name="ce276" office:value-type="float" office:value="210" table:number-columns-spanned="2" table:number-rows-spanned="1">
            <text:p>210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2">
            <text:p>12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08">
            <text:p>208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81">
            <text:p>81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3">
            <text:p>23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202">
            <text:p>202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288" office:value-type="float" office:value="232">
            <text:p>232</text:p>
          </table:table-cell>
          <table:table-cell table:style-name="ce9" office:value-type="float" office:value="238">
            <text:p>238</text:p>
          </table:table-cell>
          <table:table-cell table:style-name="ce316" office:value-type="float" office:value="232">
            <text:p>232</text:p>
          </table:table-cell>
          <table:table-cell table:style-name="ce289" office:value-type="float" office:value="89">
            <text:p>89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3">
            <text:p>83</text:p>
          </table:table-cell>
          <table:table-cell table:style-name="ce4" office:value-type="float" office:value="272">
            <text:p>272</text:p>
          </table:table-cell>
          <table:table-cell table:style-name="ce317" office:value-type="float" office:value="71">
            <text:p>71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12" table:number-columns-spanned="2" table:number-rows-spanned="1">
            <text:p>212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4">
            <text:p>1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74">
            <text:p>174</text:p>
          </table:table-cell>
          <table:table-cell table:style-name="ce4" office:value-type="float" office:value="290">
            <text:p>290</text:p>
          </table:table-cell>
          <table:table-cell table:style-name="ce317" office:value-type="float" office:value="141">
            <text:p>141</text:p>
          </table:table-cell>
          <table:table-cell table:style-name="ce289" office:value-type="float" office:value="75">
            <text:p>75</text:p>
          </table:table-cell>
          <table:table-cell table:style-name="ce50" office:value-type="float" office:value="341">
            <text:p>341</text:p>
          </table:table-cell>
          <table:table-cell table:style-name="ce224" office:value-type="float" office:value="35">
            <text:p>35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15">
            <text:p>1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15">
            <text:p>1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38">
            <text:p>38</text:p>
          </table:table-cell>
          <table:table-cell table:style-name="ce50" office:value-type="float" office:value="285">
            <text:p>285</text:p>
          </table:table-cell>
          <table:table-cell table:style-name="ce224" office:value-type="float" office:value="36">
            <text:p>36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238">
            <text:p>238</text:p>
          </table:table-cell>
          <table:table-cell table:style-name="ce294" office:value-type="float" office:value="237">
            <text:p>237</text:p>
          </table:table-cell>
          <table:table-cell table:style-name="ce300" office:value-type="float" office:value="237">
            <text:p>237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317" office:value-type="float" office:value="0">
            <text:p>0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9" office:value-type="float" office:value="213" table:number-columns-spanned="2" table:number-rows-spanned="1">
            <text:p>213</text:p>
          </table:table-cell>
          <table:covered-table-cell table:style-name="ce285"/>
          <table:table-cell table:style-name="ce291" office:value-type="float" office:value="24">
            <text:p>24</text:p>
          </table:table-cell>
          <table:table-cell table:style-name="ce60" office:value-type="float" office:value="24">
            <text:p>24</text:p>
          </table:table-cell>
          <table:table-cell table:style-name="ce225" office:value-type="float" office:value="23">
            <text:p>23</text:p>
          </table:table-cell>
          <table:table-cell table:style-name="ce306" office:value-type="float" office:value="258">
            <text:p>258</text:p>
          </table:table-cell>
          <table:table-cell table:style-name="ce160" office:value-type="float" office:value="0">
            <text:p>0</text:p>
          </table:table-cell>
          <table:table-cell table:style-name="ce319" office:value-type="float" office:value="0">
            <text:p>0</text:p>
          </table:table-cell>
          <table:table-cell table:style-name="ce291" office:value-type="float" office:value="464">
            <text:p>464</text:p>
          </table:table-cell>
          <table:table-cell table:style-name="ce60" office:value-type="float" office:value="3">
            <text:p>3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29">
            <text:p>29</text:p>
          </table:table-cell>
          <table:table-cell table:style-name="ce160" office:value-type="float" office:value="11">
            <text:p>11</text:p>
          </table:table-cell>
          <table:table-cell table:style-name="ce319" office:value-type="float" office:value="11">
            <text:p>11</text:p>
          </table:table-cell>
          <table:table-cell table:style-name="ce291" office:value-type="float" office:value="25">
            <text:p>25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36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343" office:value-type="float" office:value="0">
            <text:p>0</text:p>
          </table:table-cell>
          <table:table-cell table:style-name="ce291" office:value-type="float" office:value="331">
            <text:p>331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37">
            <text:p>37</text:p>
          </table:table-cell>
          <table:table-cell table:style-name="ce160" office:value-type="float" office:value="11">
            <text:p>11</text:p>
          </table:table-cell>
          <table:table-cell table:style-name="ce319" office:value-type="float" office:value="11">
            <text:p>11</text:p>
          </table:table-cell>
          <table:table-cell table:style-name="ce336" office:value-type="float" office:value="0">
            <text:p>0</text:p>
          </table:table-cell>
          <table:table-cell table:style-name="ce351" office:value-type="float" office:value="1">
            <text:p>1</text:p>
          </table:table-cell>
          <table:table-cell table:style-name="ce353" office:value-type="float" office:value="0">
            <text:p>0</text:p>
          </table:table-cell>
          <table:table-cell table:style-name="ce306" office:value-type="float" office:value="103">
            <text:p>103</text:p>
          </table:table-cell>
          <table:table-cell table:style-name="ce160" office:value-type="float" office:value="102">
            <text:p>102</text:p>
          </table:table-cell>
          <table:table-cell table:style-name="ce319" office:value-type="float" office:value="32">
            <text:p>32</text:p>
          </table:table-cell>
          <table:table-cell table:style-name="ce291" office:value-type="float" office:value="206">
            <text:p>206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55" office:value-type="float" office:value="283">
            <text:p>283</text:p>
          </table:table-cell>
          <table:table-cell table:style-name="ce126" office:value-type="float" office:value="286">
            <text:p>286</text:p>
          </table:table-cell>
          <table:table-cell table:style-name="ce356" office:value-type="float" office:value="283">
            <text:p>283</text:p>
          </table:table-cell>
          <table:table-cell table:style-name="ce210"/>
          <table:table-cell table:style-name="ce361" table:number-columns-repeated="2"/>
          <table:table-cell table:style-name="ce210"/>
          <table:table-cell table:style-name="ce157"/>
          <table:table-cell table:style-name="ce210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73" office:value-type="string" table:number-columns-spanned="2" table:number-rows-spanned="2">
            <text:p>Left</text:p>
          </table:table-cell>
          <table:covered-table-cell table:style-name="ce281"/>
          <table:table-cell table:style-name="ce286" office:value-type="float" office:value="201" table:number-columns-spanned="3" table:number-rows-spanned="1">
            <text:p>201</text:p>
          </table:table-cell>
          <table:covered-table-cell table:style-name="ce282"/>
          <table:covered-table-cell table:style-name="ce298"/>
          <table:table-cell table:style-name="ce286" office:value-type="float" office:value="202" table:number-columns-spanned="3" table:number-rows-spanned="1">
            <text:p>202</text:p>
          </table:table-cell>
          <table:covered-table-cell table:style-name="ce282"/>
          <table:covered-table-cell table:style-name="ce298"/>
          <table:table-cell table:style-name="ce286" office:value-type="float" office:value="203" table:number-columns-spanned="3" table:number-rows-spanned="1">
            <text:p>203</text:p>
          </table:table-cell>
          <table:covered-table-cell table:style-name="ce282"/>
          <table:covered-table-cell table:style-name="ce298"/>
          <table:table-cell table:style-name="ce286" office:value-type="float" office:value="204" table:number-columns-spanned="3" table:number-rows-spanned="1">
            <text:p>204</text:p>
          </table:table-cell>
          <table:covered-table-cell table:style-name="ce282"/>
          <table:covered-table-cell table:style-name="ce298"/>
          <table:table-cell table:style-name="ce286" office:value-type="float" office:value="205" table:number-columns-spanned="3" table:number-rows-spanned="1">
            <text:p>205</text:p>
          </table:table-cell>
          <table:covered-table-cell table:style-name="ce282"/>
          <table:covered-table-cell table:style-name="ce298"/>
          <table:table-cell table:style-name="ce286" office:value-type="float" office:value="206" table:number-columns-spanned="3" table:number-rows-spanned="1">
            <text:p>206</text:p>
          </table:table-cell>
          <table:covered-table-cell table:style-name="ce282"/>
          <table:covered-table-cell table:style-name="ce298"/>
          <table:table-cell table:style-name="ce286" office:value-type="float" office:value="207" table:number-columns-spanned="3" table:number-rows-spanned="1">
            <text:p>207</text:p>
          </table:table-cell>
          <table:covered-table-cell table:style-name="ce282"/>
          <table:covered-table-cell table:style-name="ce298"/>
          <table:table-cell table:style-name="ce286" office:value-type="float" office:value="208" table:number-columns-spanned="3" table:number-rows-spanned="1">
            <text:p>208</text:p>
          </table:table-cell>
          <table:covered-table-cell table:style-name="ce282"/>
          <table:covered-table-cell table:style-name="ce298"/>
          <table:table-cell table:style-name="ce286" office:value-type="float" office:value="209" table:number-columns-spanned="3" table:number-rows-spanned="1">
            <text:p>209</text:p>
          </table:table-cell>
          <table:covered-table-cell table:style-name="ce282"/>
          <table:covered-table-cell table:style-name="ce298"/>
          <table:table-cell table:style-name="ce286" office:value-type="float" office:value="210" table:number-columns-spanned="3" table:number-rows-spanned="1">
            <text:p>210</text:p>
          </table:table-cell>
          <table:covered-table-cell table:style-name="ce282"/>
          <table:covered-table-cell table:style-name="ce298"/>
          <table:table-cell table:style-name="ce332" office:value-type="float" office:value="212" table:number-columns-spanned="3" table:number-rows-spanned="1">
            <text:p>212</text:p>
          </table:table-cell>
          <table:covered-table-cell table:style-name="ce337"/>
          <table:covered-table-cell table:style-name="ce340"/>
          <table:table-cell table:style-name="ce286" office:value-type="float" office:value="213" table:number-columns-spanned="3" table:number-rows-spanned="1">
            <text:p>213</text:p>
          </table:table-cell>
          <table:covered-table-cell table:style-name="ce282"/>
          <table:covered-table-cell table:style-name="ce298"/>
          <table:table-cell table:number-columns-repeated="986"/>
        </table:table-row>
        <table:table-row table:style-name="ro4">
          <table:covered-table-cell table:style-name="ce274"/>
          <table:covered-table-cell table:style-name="ce282"/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number-columns-repeated="986"/>
        </table:table-row>
        <table:table-row table:style-name="ro2">
          <table:table-cell table:style-name="ce273" office:value-type="string" table:number-columns-spanned="2" table:number-rows-spanned="1">
            <text:p>Len CST_ROI</text:p>
          </table:table-cell>
          <table:covered-table-cell table:style-name="ce282"/>
          <table:table-cell table:style-name="ce287" office:value-type="float" office:value="575" table:number-columns-spanned="3" table:number-rows-spanned="1">
            <text:p>575</text:p>
          </table:table-cell>
          <table:covered-table-cell table:style-name="ce58"/>
          <table:covered-table-cell table:style-name="ce299"/>
          <table:table-cell table:style-name="ce304" office:value-type="float" office:value="336" table:number-columns-spanned="3" table:number-rows-spanned="1">
            <text:p>336</text:p>
          </table:table-cell>
          <table:covered-table-cell table:style-name="ce312"/>
          <table:covered-table-cell table:style-name="ce314"/>
          <table:table-cell table:style-name="ce287" office:value-type="float" office:value="101" table:number-columns-spanned="3" table:number-rows-spanned="1">
            <text:p>101</text:p>
          </table:table-cell>
          <table:covered-table-cell table:style-name="ce58"/>
          <table:covered-table-cell table:style-name="ce299"/>
          <table:table-cell table:style-name="ce304" office:value-type="float" office:value="202" table:number-columns-spanned="3" table:number-rows-spanned="1">
            <text:p>202</text:p>
          </table:table-cell>
          <table:covered-table-cell table:style-name="ce312"/>
          <table:covered-table-cell table:style-name="ce314"/>
          <table:table-cell table:style-name="ce287" office:value-type="float" office:value="73" table:number-columns-spanned="3" table:number-rows-spanned="1">
            <text:p>73</text:p>
          </table:table-cell>
          <table:covered-table-cell table:style-name="ce58"/>
          <table:covered-table-cell table:style-name="ce299"/>
          <table:table-cell table:style-name="ce304" office:value-type="float" office:value="263" table:number-columns-spanned="3" table:number-rows-spanned="1">
            <text:p>263</text:p>
          </table:table-cell>
          <table:covered-table-cell table:style-name="ce312"/>
          <table:covered-table-cell table:style-name="ce314"/>
          <table:table-cell table:style-name="ce287" office:value-type="float" office:value="167" table:number-columns-spanned="3" table:number-rows-spanned="1">
            <text:p>167</text:p>
          </table:table-cell>
          <table:covered-table-cell table:style-name="ce58"/>
          <table:covered-table-cell table:style-name="ce299"/>
          <table:table-cell table:style-name="ce304" office:value-type="float" office:value="416" table:number-columns-spanned="3" table:number-rows-spanned="1">
            <text:p>416</text:p>
          </table:table-cell>
          <table:covered-table-cell table:style-name="ce312"/>
          <table:covered-table-cell table:style-name="ce314"/>
          <table:table-cell table:style-name="ce287" office:value-type="float" office:value="113" table:number-columns-spanned="3" table:number-rows-spanned="1">
            <text:p>113</text:p>
          </table:table-cell>
          <table:covered-table-cell table:style-name="ce58"/>
          <table:covered-table-cell table:style-name="ce299"/>
          <table:table-cell table:style-name="ce304" office:value-type="float" office:value="183" table:number-columns-spanned="3" table:number-rows-spanned="1">
            <text:p>183</text:p>
          </table:table-cell>
          <table:covered-table-cell table:style-name="ce312"/>
          <table:covered-table-cell table:style-name="ce314"/>
          <table:table-cell table:style-name="ce287" office:value-type="float" office:value="520" table:number-columns-spanned="3" table:number-rows-spanned="1">
            <text:p>520</text:p>
          </table:table-cell>
          <table:covered-table-cell table:style-name="ce58"/>
          <table:covered-table-cell table:style-name="ce299"/>
          <table:table-cell table:style-name="ce304" office:value-type="float" office:value="224" table:number-columns-spanned="3" table:number-rows-spanned="1">
            <text:p>224</text:p>
          </table:table-cell>
          <table:covered-table-cell table:style-name="ce312"/>
          <table:covered-table-cell table:style-name="ce314"/>
          <table:table-cell table:number-columns-repeated="986"/>
        </table:table-row>
        <table:table-row table:style-name="ro11">
          <table:table-cell table:style-name="ce275" office:value-type="float" office:value="201" table:number-columns-spanned="2" table:number-rows-spanned="1">
            <text:p>201</text:p>
          </table:table-cell>
          <table:covered-table-cell table:style-name="ce62"/>
          <table:table-cell table:style-name="ce288" office:value-type="float" office:value="553">
            <text:p>553</text:p>
          </table:table-cell>
          <table:table-cell table:style-name="ce294" office:value-type="float" office:value="544">
            <text:p>544</text:p>
          </table:table-cell>
          <table:table-cell table:style-name="ce300" office:value-type="float" office:value="526">
            <text:p>526</text:p>
          </table:table-cell>
          <table:table-cell table:style-name="ce305" office:value-type="float" office:value="117">
            <text:p>117</text:p>
          </table:table-cell>
          <table:table-cell table:style-name="ce125" office:value-type="float" office:value="212">
            <text:p>212</text:p>
          </table:table-cell>
          <table:table-cell table:style-name="ce315" office:value-type="float" office:value="114">
            <text:p>114</text:p>
          </table:table-cell>
          <table:table-cell table:style-name="ce289" office:value-type="float" office:value="8">
            <text:p>8</text:p>
          </table:table-cell>
          <table:table-cell table:style-name="ce50" office:value-type="float" office:value="95">
            <text:p>95</text:p>
          </table:table-cell>
          <table:table-cell table:style-name="ce224" office:value-type="float" office:value="2">
            <text:p>2</text:p>
          </table:table-cell>
          <table:table-cell table:style-name="ce305" office:value-type="float" office:value="14">
            <text:p>14</text:p>
          </table:table-cell>
          <table:table-cell table:style-name="ce125" office:value-type="float" office:value="193">
            <text:p>193</text:p>
          </table:table-cell>
          <table:table-cell table:style-name="ce315" office:value-type="float" office:value="14">
            <text:p>14</text:p>
          </table:table-cell>
          <table:table-cell table:style-name="ce289" office:value-type="float" office:value="45">
            <text:p>45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45">
            <text:p>45</text:p>
          </table:table-cell>
          <table:table-cell table:style-name="ce305" office:value-type="float" office:value="133">
            <text:p>133</text:p>
          </table:table-cell>
          <table:table-cell table:style-name="ce125" office:value-type="float" office:value="217">
            <text:p>217</text:p>
          </table:table-cell>
          <table:table-cell table:style-name="ce315" office:value-type="float" office:value="97">
            <text:p>97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2">
            <text:p>12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73">
            <text:p>73</text:p>
          </table:table-cell>
          <table:table-cell table:style-name="ce125" office:value-type="float" office:value="230">
            <text:p>230</text:p>
          </table:table-cell>
          <table:table-cell table:style-name="ce315" office:value-type="float" office:value="71">
            <text:p>71</text:p>
          </table:table-cell>
          <table:table-cell table:style-name="ce289" office:value-type="float" office:value="112">
            <text:p>112</text:p>
          </table:table-cell>
          <table:table-cell table:style-name="ce50" office:value-type="float" office:value="113">
            <text:p>113</text:p>
          </table:table-cell>
          <table:table-cell table:style-name="ce224" office:value-type="float" office:value="112">
            <text:p>112</text:p>
          </table:table-cell>
          <table:table-cell table:style-name="ce305" office:value-type="float" office:value="43">
            <text:p>43</text:p>
          </table:table-cell>
          <table:table-cell table:style-name="ce125" office:value-type="float" office:value="166">
            <text:p>166</text:p>
          </table:table-cell>
          <table:table-cell table:style-name="ce315" office:value-type="float" office:value="43">
            <text:p>43</text:p>
          </table:table-cell>
          <table:table-cell table:style-name="ce335" office:value-type="float" office:value="366">
            <text:p>366</text:p>
          </table:table-cell>
          <table:table-cell table:style-name="ce293" office:value-type="float" office:value="308">
            <text:p>308</text:p>
          </table:table-cell>
          <table:table-cell table:style-name="ce352" office:value-type="float" office:value="232">
            <text:p>232</text:p>
          </table:table-cell>
          <table:table-cell table:style-name="ce305" office:value-type="float" office:value="0">
            <text:p>0</text:p>
          </table:table-cell>
          <table:table-cell table:style-name="ce125" office:value-type="float" office:value="224">
            <text:p>224</text:p>
          </table:table-cell>
          <table:table-cell table:style-name="ce315" office:value-type="float" office:value="0">
            <text:p>0</text:p>
          </table:table-cell>
          <table:table-cell table:number-columns-repeated="986"/>
        </table:table-row>
        <table:table-row table:style-name="ro11">
          <table:table-cell table:style-name="ce276" office:value-type="float" office:value="202" table:number-columns-spanned="2" table:number-rows-spanned="1">
            <text:p>202</text:p>
          </table:table-cell>
          <table:covered-table-cell table:style-name="ce62"/>
          <table:table-cell table:style-name="ce289" office:value-type="float" office:value="182">
            <text:p>182</text:p>
          </table:table-cell>
          <table:table-cell table:style-name="ce50" office:value-type="float" office:value="108">
            <text:p>108</text:p>
          </table:table-cell>
          <table:table-cell table:style-name="ce224" office:value-type="float" office:value="45">
            <text:p>45</text:p>
          </table:table-cell>
          <table:table-cell table:style-name="ce288" office:value-type="float" office:value="336">
            <text:p>336</text:p>
          </table:table-cell>
          <table:table-cell table:style-name="ce9" office:value-type="float" office:value="336">
            <text:p>336</text:p>
          </table:table-cell>
          <table:table-cell table:style-name="ce316" office:value-type="float" office:value="336">
            <text:p>336</text:p>
          </table:table-cell>
          <table:table-cell table:style-name="ce289" office:value-type="float" office:value="42">
            <text:p>42</text:p>
          </table:table-cell>
          <table:table-cell table:style-name="ce50" office:value-type="float" office:value="8">
            <text:p>8</text:p>
          </table:table-cell>
          <table:table-cell table:style-name="ce224" office:value-type="float" office:value="5">
            <text:p>5</text:p>
          </table:table-cell>
          <table:table-cell table:style-name="ce289" office:value-type="float" office:value="202">
            <text:p>202</text:p>
          </table:table-cell>
          <table:table-cell table:style-name="ce4" office:value-type="float" office:value="151">
            <text:p>151</text:p>
          </table:table-cell>
          <table:table-cell table:style-name="ce317" office:value-type="float" office:value="151">
            <text:p>151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57">
            <text:p>57</text:p>
          </table:table-cell>
          <table:table-cell table:style-name="ce224" office:value-type="float" office:value="57">
            <text:p>57</text:p>
          </table:table-cell>
          <table:table-cell table:style-name="ce289" office:value-type="float" office:value="76">
            <text:p>76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87">
            <text:p>87</text:p>
          </table:table-cell>
          <table:table-cell table:style-name="ce50" office:value-type="float" office:value="128">
            <text:p>128</text:p>
          </table:table-cell>
          <table:table-cell table:style-name="ce224" office:value-type="float" office:value="69">
            <text:p>69</text:p>
          </table:table-cell>
          <table:table-cell table:style-name="ce289" office:value-type="float" office:value="312">
            <text:p>312</text:p>
          </table:table-cell>
          <table:table-cell table:style-name="ce4" office:value-type="float" office:value="305">
            <text:p>305</text:p>
          </table:table-cell>
          <table:table-cell table:style-name="ce317" office:value-type="float" office:value="227">
            <text:p>227</text:p>
          </table:table-cell>
          <table:table-cell table:style-name="ce289" office:value-type="float" office:value="65">
            <text:p>6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8">
            <text:p>88</text:p>
          </table:table-cell>
          <table:table-cell table:style-name="ce4" office:value-type="float" office:value="59">
            <text:p>59</text:p>
          </table:table-cell>
          <table:table-cell table:style-name="ce317" office:value-type="float" office:value="36">
            <text:p>36</text:p>
          </table:table-cell>
          <table:table-cell table:style-name="ce335" office:value-type="float" office:value="483">
            <text:p>483</text:p>
          </table:table-cell>
          <table:table-cell table:style-name="ce293" office:value-type="float" office:value="45">
            <text:p>45</text:p>
          </table:table-cell>
          <table:table-cell table:style-name="ce352" office:value-type="float" office:value="11">
            <text:p>11</text:p>
          </table:table-cell>
          <table:table-cell table:style-name="ce289" office:value-type="float" office:value="210">
            <text:p>210</text:p>
          </table:table-cell>
          <table:table-cell table:style-name="ce4" office:value-type="float" office:value="52">
            <text:p>52</text:p>
          </table:table-cell>
          <table:table-cell table:style-name="ce317" office:value-type="float" office:value="52">
            <text:p>52</text:p>
          </table:table-cell>
          <table:table-cell table:number-columns-repeated="986"/>
        </table:table-row>
        <table:table-row table:style-name="ro11">
          <table:table-cell table:style-name="ce276" office:value-type="float" office:value="203" table:number-columns-spanned="2" table:number-rows-spanned="1">
            <text:p>203</text:p>
          </table:table-cell>
          <table:covered-table-cell table:style-name="ce62"/>
          <table:table-cell table:style-name="ce289" office:value-type="float" office:value="243">
            <text:p>243</text:p>
          </table:table-cell>
          <table:table-cell table:style-name="ce50" office:value-type="float" office:value="216">
            <text:p>216</text:p>
          </table:table-cell>
          <table:table-cell table:style-name="ce224" office:value-type="float" office:value="79">
            <text:p>79</text:p>
          </table:table-cell>
          <table:table-cell table:style-name="ce289" office:value-type="float" office:value="336">
            <text:p>336</text:p>
          </table:table-cell>
          <table:table-cell table:style-name="ce4" office:value-type="float" office:value="247">
            <text:p>247</text:p>
          </table:table-cell>
          <table:table-cell table:style-name="ce317" office:value-type="float" office:value="247">
            <text:p>247</text:p>
          </table:table-cell>
          <table:table-cell table:style-name="ce288" office:value-type="float" office:value="101">
            <text:p>101</text:p>
          </table:table-cell>
          <table:table-cell table:style-name="ce294" office:value-type="float" office:value="101">
            <text:p>101</text:p>
          </table:table-cell>
          <table:table-cell table:style-name="ce300" office:value-type="float" office:value="101">
            <text:p>101</text:p>
          </table:table-cell>
          <table:table-cell table:style-name="ce289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17" office:value-type="float" office:value="201">
            <text:p>201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114">
            <text:p>114</text:p>
          </table:table-cell>
          <table:table-cell table:style-name="ce4" office:value-type="float" office:value="58">
            <text:p>58</text:p>
          </table:table-cell>
          <table:table-cell table:style-name="ce317" office:value-type="float" office:value="4">
            <text:p>4</text:p>
          </table:table-cell>
          <table:table-cell table:style-name="ce289" office:value-type="float" office:value="83">
            <text:p>83</text:p>
          </table:table-cell>
          <table:table-cell table:style-name="ce50" office:value-type="float" office:value="29">
            <text:p>29</text:p>
          </table:table-cell>
          <table:table-cell table:style-name="ce224" office:value-type="float" office:value="11">
            <text:p>11</text:p>
          </table:table-cell>
          <table:table-cell table:style-name="ce289" office:value-type="float" office:value="348">
            <text:p>348</text:p>
          </table:table-cell>
          <table:table-cell table:style-name="ce4" office:value-type="float" office:value="296">
            <text:p>296</text:p>
          </table:table-cell>
          <table:table-cell table:style-name="ce317" office:value-type="float" office:value="251">
            <text:p>251</text:p>
          </table:table-cell>
          <table:table-cell table:style-name="ce289" office:value-type="float" office:value="60">
            <text:p>60</text:p>
          </table:table-cell>
          <table:table-cell table:style-name="ce50" office:value-type="float" office:value="4">
            <text:p>4</text:p>
          </table:table-cell>
          <table:table-cell table:style-name="ce224" office:value-type="float" office:value="4">
            <text:p>4</text:p>
          </table:table-cell>
          <table:table-cell table:style-name="ce289" office:value-type="float" office:value="101">
            <text:p>101</text:p>
          </table:table-cell>
          <table:table-cell table:style-name="ce4" office:value-type="float" office:value="141">
            <text:p>141</text:p>
          </table:table-cell>
          <table:table-cell table:style-name="ce317" office:value-type="float" office:value="71">
            <text:p>71</text:p>
          </table:table-cell>
          <table:table-cell table:style-name="ce335" office:value-type="float" office:value="430">
            <text:p>430</text:p>
          </table:table-cell>
          <table:table-cell table:style-name="ce293" office:value-type="float" office:value="68">
            <text:p>68</text:p>
          </table:table-cell>
          <table:table-cell table:style-name="ce352" office:value-type="float" office:value="32">
            <text:p>32</text:p>
          </table:table-cell>
          <table:table-cell table:style-name="ce289" office:value-type="float" office:value="224">
            <text:p>224</text:p>
          </table:table-cell>
          <table:table-cell table:style-name="ce4" office:value-type="float" office:value="184">
            <text:p>184</text:p>
          </table:table-cell>
          <table:table-cell table:style-name="ce317" office:value-type="float" office:value="184">
            <text:p>184</text:p>
          </table:table-cell>
          <table:table-cell table:number-columns-repeated="986"/>
        </table:table-row>
        <table:table-row table:style-name="ro11">
          <table:table-cell table:style-name="ce276" office:value-type="float" office:value="204" table:number-columns-spanned="2" table:number-rows-spanned="1">
            <text:p>204</text:p>
          </table:table-cell>
          <table:covered-table-cell table:style-name="ce62"/>
          <table:table-cell table:style-name="ce289" office:value-type="float" office:value="281">
            <text:p>281</text:p>
          </table:table-cell>
          <table:table-cell table:style-name="ce50" office:value-type="float" office:value="193">
            <text:p>193</text:p>
          </table:table-cell>
          <table:table-cell table:style-name="ce224" office:value-type="float" office:value="116">
            <text:p>116</text:p>
          </table:table-cell>
          <table:table-cell table:style-name="ce289" office:value-type="float" office:value="186">
            <text:p>186</text:p>
          </table:table-cell>
          <table:table-cell table:style-name="ce4" office:value-type="float" office:value="323">
            <text:p>323</text:p>
          </table:table-cell>
          <table:table-cell table:style-name="ce317" office:value-type="float" office:value="180">
            <text:p>180</text:p>
          </table:table-cell>
          <table:table-cell table:style-name="ce289" office:value-type="float" office:value="10">
            <text:p>10</text:p>
          </table:table-cell>
          <table:table-cell table:style-name="ce50" office:value-type="float" office:value="5">
            <text:p>5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199">
            <text:p>199</text:p>
          </table:table-cell>
          <table:table-cell table:style-name="ce9" office:value-type="float" office:value="202">
            <text:p>202</text:p>
          </table:table-cell>
          <table:table-cell table:style-name="ce316" office:value-type="float" office:value="199">
            <text:p>199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58">
            <text:p>58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42">
            <text:p>142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96">
            <text:p>196</text:p>
          </table:table-cell>
          <table:table-cell table:style-name="ce4" office:value-type="float" office:value="356">
            <text:p>356</text:p>
          </table:table-cell>
          <table:table-cell table:style-name="ce317" office:value-type="float" office:value="156">
            <text:p>156</text:p>
          </table:table-cell>
          <table:table-cell table:style-name="ce289" office:value-type="float" office:value="16">
            <text:p>16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4">
            <text:p>4</text:p>
          </table:table-cell>
          <table:table-cell table:style-name="ce4" office:value-type="float" office:value="83">
            <text:p>83</text:p>
          </table:table-cell>
          <table:table-cell table:style-name="ce317" office:value-type="float" office:value="1">
            <text:p>1</text:p>
          </table:table-cell>
          <table:table-cell table:style-name="ce335" office:value-type="float" office:value="456">
            <text:p>456</text:p>
          </table:table-cell>
          <table:table-cell table:style-name="ce293" office:value-type="float" office:value="347">
            <text:p>347</text:p>
          </table:table-cell>
          <table:table-cell table:style-name="ce352" office:value-type="float" office:value="308">
            <text:p>308</text:p>
          </table:table-cell>
          <table:table-cell table:style-name="ce289" office:value-type="float" office:value="113">
            <text:p>113</text:p>
          </table:table-cell>
          <table:table-cell table:style-name="ce4" office:value-type="float" office:value="53">
            <text:p>53</text:p>
          </table:table-cell>
          <table:table-cell table:style-name="ce317" office:value-type="float" office:value="19">
            <text:p>19</text:p>
          </table:table-cell>
          <table:table-cell table:number-columns-repeated="986"/>
        </table:table-row>
        <table:table-row table:style-name="ro11">
          <table:table-cell table:style-name="ce276" office:value-type="float" office:value="205" table:number-columns-spanned="2" table:number-rows-spanned="1">
            <text:p>205</text:p>
          </table:table-cell>
          <table:covered-table-cell table:style-name="ce62"/>
          <table:table-cell table:style-name="ce289" office:value-type="float" office:value="135">
            <text:p>135</text:p>
          </table:table-cell>
          <table:table-cell table:style-name="ce50" office:value-type="float" office:value="180">
            <text:p>180</text:p>
          </table:table-cell>
          <table:table-cell table:style-name="ce224" office:value-type="float" office:value="57">
            <text:p>57</text:p>
          </table:table-cell>
          <table:table-cell table:style-name="ce289" office:value-type="float" office:value="127">
            <text:p>127</text:p>
          </table:table-cell>
          <table:table-cell table:style-name="ce4" office:value-type="float" office:value="336">
            <text:p>336</text:p>
          </table:table-cell>
          <table:table-cell table:style-name="ce317" office:value-type="float" office:value="127">
            <text:p>127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9">
            <text:p>9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44">
            <text:p>144</text:p>
          </table:table-cell>
          <table:table-cell table:style-name="ce4" office:value-type="float" office:value="200">
            <text:p>200</text:p>
          </table:table-cell>
          <table:table-cell table:style-name="ce317" office:value-type="float" office:value="142">
            <text:p>142</text:p>
          </table:table-cell>
          <table:table-cell table:style-name="ce288" office:value-type="float" office:value="73">
            <text:p>73</text:p>
          </table:table-cell>
          <table:table-cell table:style-name="ce294" office:value-type="float" office:value="73">
            <text:p>73</text:p>
          </table:table-cell>
          <table:table-cell table:style-name="ce300" office:value-type="float" office:value="73">
            <text:p>73</text:p>
          </table:table-cell>
          <table:table-cell table:style-name="ce289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40">
            <text:p>14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11">
            <text:p>111</text:p>
          </table:table-cell>
          <table:table-cell table:style-name="ce4" office:value-type="float" office:value="350">
            <text:p>350</text:p>
          </table:table-cell>
          <table:table-cell table:style-name="ce317" office:value-type="float" office:value="80">
            <text:p>8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4">
            <text:p>4</text:p>
          </table:table-cell>
          <table:table-cell table:style-name="ce4" office:value-type="float" office:value="78">
            <text:p>78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306">
            <text:p>306</text:p>
          </table:table-cell>
          <table:table-cell table:style-name="ce293" office:value-type="float" office:value="280">
            <text:p>280</text:p>
          </table:table-cell>
          <table:table-cell table:style-name="ce352" office:value-type="float" office:value="150">
            <text:p>150</text:p>
          </table:table-cell>
          <table:table-cell table:style-name="ce289" office:value-type="float" office:value="88">
            <text:p>88</text:p>
          </table:table-cell>
          <table:table-cell table:style-name="ce4" office:value-type="float" office:value="68">
            <text:p>68</text:p>
          </table:table-cell>
          <table:table-cell table:style-name="ce317" office:value-type="float" office:value="25">
            <text:p>25</text:p>
          </table:table-cell>
          <table:table-cell table:number-columns-repeated="986"/>
        </table:table-row>
        <table:table-row table:style-name="ro11">
          <table:table-cell table:style-name="ce280" office:value-type="float" office:value="206" table:number-columns-spanned="2" table:number-rows-spanned="1">
            <text:p>206</text:p>
          </table:table-cell>
          <table:covered-table-cell table:style-name="ce134"/>
          <table:table-cell table:style-name="ce292" office:value-type="float" office:value="547">
            <text:p>547</text:p>
          </table:table-cell>
          <table:table-cell table:style-name="ce53" office:value-type="float" office:value="405">
            <text:p>405</text:p>
          </table:table-cell>
          <table:table-cell table:style-name="ce302" office:value-type="float" office:value="380">
            <text:p>380</text:p>
          </table:table-cell>
          <table:table-cell table:style-name="ce292" office:value-type="float" office:value="206">
            <text:p>206</text:p>
          </table:table-cell>
          <table:table-cell table:style-name="ce18" office:value-type="float" office:value="86">
            <text:p>86</text:p>
          </table:table-cell>
          <table:table-cell table:style-name="ce320" office:value-type="float" office:value="75">
            <text:p>75</text:p>
          </table:table-cell>
          <table:table-cell table:style-name="ce292" office:value-type="float" office:value="47">
            <text:p>47</text:p>
          </table:table-cell>
          <table:table-cell table:style-name="ce53" office:value-type="float" office:value="95">
            <text:p>95</text:p>
          </table:table-cell>
          <table:table-cell table:style-name="ce302" office:value-type="float" office:value="41">
            <text:p>41</text:p>
          </table:table-cell>
          <table:table-cell table:style-name="ce292" office:value-type="float" office:value="127">
            <text:p>127</text:p>
          </table:table-cell>
          <table:table-cell table:style-name="ce18" office:value-type="float" office:value="41">
            <text:p>41</text:p>
          </table:table-cell>
          <table:table-cell table:style-name="ce320" office:value-type="float" office:value="40">
            <text:p>40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21">
            <text:p>21</text:p>
          </table:table-cell>
          <table:table-cell table:style-name="ce302" office:value-type="float" office:value="21">
            <text:p>21</text:p>
          </table:table-cell>
          <table:table-cell table:style-name="ce288" office:value-type="float" office:value="263">
            <text:p>263</text:p>
          </table:table-cell>
          <table:table-cell table:style-name="ce313" office:value-type="float" office:value="263">
            <text:p>263</text:p>
          </table:table-cell>
          <table:table-cell table:style-name="ce318" office:value-type="float" office:value="263">
            <text:p>263</text:p>
          </table:table-cell>
          <table:table-cell table:style-name="ce292" office:value-type="float" office:value="56">
            <text:p>56</text:p>
          </table:table-cell>
          <table:table-cell table:style-name="ce53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305">
            <text:p>305</text:p>
          </table:table-cell>
          <table:table-cell table:style-name="ce18" office:value-type="float" office:value="82">
            <text:p>82</text:p>
          </table:table-cell>
          <table:table-cell table:style-name="ce320" office:value-type="float" office:value="72">
            <text:p>72</text:p>
          </table:table-cell>
          <table:table-cell table:style-name="ce292" office:value-type="float" office:value="113">
            <text:p>113</text:p>
          </table:table-cell>
          <table:table-cell table:style-name="ce53" office:value-type="float" office:value="112">
            <text:p>112</text:p>
          </table:table-cell>
          <table:table-cell table:style-name="ce302" office:value-type="float" office:value="112">
            <text:p>112</text:p>
          </table:table-cell>
          <table:table-cell table:style-name="ce292" office:value-type="float" office:value="175">
            <text:p>175</text:p>
          </table:table-cell>
          <table:table-cell table:style-name="ce18" office:value-type="float" office:value="96">
            <text:p>96</text:p>
          </table:table-cell>
          <table:table-cell table:style-name="ce320" office:value-type="float" office:value="96">
            <text:p>96</text:p>
          </table:table-cell>
          <table:table-cell table:style-name="ce335" office:value-type="float" office:value="453">
            <text:p>453</text:p>
          </table:table-cell>
          <table:table-cell table:style-name="ce293" office:value-type="float" office:value="44">
            <text:p>44</text:p>
          </table:table-cell>
          <table:table-cell table:style-name="ce352" office:value-type="float" office:value="31">
            <text:p>31</text:p>
          </table:table-cell>
          <table:table-cell table:style-name="ce292" office:value-type="float" office:value="139">
            <text:p>139</text:p>
          </table:table-cell>
          <table:table-cell table:style-name="ce18" office:value-type="float" office:value="212">
            <text:p>212</text:p>
          </table:table-cell>
          <table:table-cell table:style-name="ce320" office:value-type="float" office:value="139">
            <text:p>139</text:p>
          </table:table-cell>
          <table:table-cell table:number-columns-repeated="986"/>
        </table:table-row>
        <table:table-row table:style-name="ro11">
          <table:table-cell table:style-name="ce280" office:value-type="float" office:value="207" table:number-columns-spanned="2" table:number-rows-spanned="1">
            <text:p>207</text:p>
          </table:table-cell>
          <table:covered-table-cell table:style-name="ce134"/>
          <table:table-cell table:style-name="ce292" office:value-type="float" office:value="489">
            <text:p>489</text:p>
          </table:table-cell>
          <table:table-cell table:style-name="ce53" office:value-type="float" office:value="45">
            <text:p>45</text:p>
          </table:table-cell>
          <table:table-cell table:style-name="ce302" office:value-type="float" office:value="45">
            <text:p>45</text:p>
          </table:table-cell>
          <table:table-cell table:style-name="ce292" office:value-type="float" office:value="260">
            <text:p>260</text:p>
          </table:table-cell>
          <table:table-cell table:style-name="ce27" office:value-type="float" office:value="147">
            <text:p>147</text:p>
          </table:table-cell>
          <table:table-cell table:style-name="ce317" office:value-type="float" office:value="91">
            <text:p>91</text:p>
          </table:table-cell>
          <table:table-cell table:style-name="ce292" office:value-type="float" office:value="85">
            <text:p>85</text:p>
          </table:table-cell>
          <table:table-cell table:style-name="ce53" office:value-type="float" office:value="3">
            <text:p>3</text:p>
          </table:table-cell>
          <table:table-cell table:style-name="ce302" office:value-type="float" office:value="2">
            <text:p>2</text:p>
          </table:table-cell>
          <table:table-cell table:style-name="ce292" office:value-type="float" office:value="144">
            <text:p>144</text:p>
          </table:table-cell>
          <table:table-cell table:style-name="ce27" office:value-type="float" office:value="22">
            <text:p>22</text:p>
          </table:table-cell>
          <table:table-cell table:style-name="ce317" office:value-type="float" office:value="14">
            <text:p>14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1">
            <text:p>1</text:p>
          </table:table-cell>
          <table:table-cell table:style-name="ce302" office:value-type="float" office:value="1">
            <text:p>1</text:p>
          </table:table-cell>
          <table:table-cell table:style-name="ce292" office:value-type="float" office:value="261">
            <text:p>261</text:p>
          </table:table-cell>
          <table:table-cell table:style-name="ce27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167">
            <text:p>167</text:p>
          </table:table-cell>
          <table:table-cell table:style-name="ce294" office:value-type="float" office:value="167">
            <text:p>167</text:p>
          </table:table-cell>
          <table:table-cell table:style-name="ce300" office:value-type="float" office:value="167">
            <text:p>167</text:p>
          </table:table-cell>
          <table:table-cell table:style-name="ce292" office:value-type="float" office:value="345">
            <text:p>345</text:p>
          </table:table-cell>
          <table:table-cell table:style-name="ce27" office:value-type="float" office:value="251">
            <text:p>251</text:p>
          </table:table-cell>
          <table:table-cell table:style-name="ce317" office:value-type="float" office:value="198">
            <text:p>198</text:p>
          </table:table-cell>
          <table:table-cell table:style-name="ce292" office:value-type="float" office:value="104">
            <text:p>104</text:p>
          </table:table-cell>
          <table:table-cell table:style-name="ce53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178">
            <text:p>178</text:p>
          </table:table-cell>
          <table:table-cell table:style-name="ce27" office:value-type="float" office:value="34">
            <text:p>34</text:p>
          </table:table-cell>
          <table:table-cell table:style-name="ce317" office:value-type="float" office:value="34">
            <text:p>34</text:p>
          </table:table-cell>
          <table:table-cell table:style-name="ce335" office:value-type="float" office:value="256">
            <text:p>256</text:p>
          </table:table-cell>
          <table:table-cell table:style-name="ce293" office:value-type="float" office:value="53">
            <text:p>53</text:p>
          </table:table-cell>
          <table:table-cell table:style-name="ce352" office:value-type="float" office:value="37">
            <text:p>37</text:p>
          </table:table-cell>
          <table:table-cell table:style-name="ce292" office:value-type="float" office:value="168">
            <text:p>168</text:p>
          </table:table-cell>
          <table:table-cell table:style-name="ce27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number-columns-repeated="986"/>
        </table:table-row>
        <table:table-row table:style-name="ro11">
          <table:table-cell table:style-name="ce280" office:value-type="float" office:value="208" table:number-columns-spanned="2" table:number-rows-spanned="1">
            <text:p>208</text:p>
          </table:table-cell>
          <table:covered-table-cell table:style-name="ce134"/>
          <table:table-cell table:style-name="ce292" office:value-type="float" office:value="477">
            <text:p>477</text:p>
          </table:table-cell>
          <table:table-cell table:style-name="ce53" office:value-type="float" office:value="268">
            <text:p>268</text:p>
          </table:table-cell>
          <table:table-cell table:style-name="ce302" office:value-type="float" office:value="240">
            <text:p>240</text:p>
          </table:table-cell>
          <table:table-cell table:style-name="ce292" office:value-type="float" office:value="325">
            <text:p>325</text:p>
          </table:table-cell>
          <table:table-cell table:style-name="ce27" office:value-type="float" office:value="336">
            <text:p>336</text:p>
          </table:table-cell>
          <table:table-cell table:style-name="ce317" office:value-type="float" office:value="325">
            <text:p>325</text:p>
          </table:table-cell>
          <table:table-cell table:style-name="ce292" office:value-type="float" office:value="98">
            <text:p>98</text:p>
          </table:table-cell>
          <table:table-cell table:style-name="ce53" office:value-type="float" office:value="71">
            <text:p>71</text:p>
          </table:table-cell>
          <table:table-cell table:style-name="ce302" office:value-type="float" office:value="68">
            <text:p>68</text:p>
          </table:table-cell>
          <table:table-cell table:style-name="ce292" office:value-type="float" office:value="200">
            <text:p>200</text:p>
          </table:table-cell>
          <table:table-cell table:style-name="ce27" office:value-type="float" office:value="202">
            <text:p>202</text:p>
          </table:table-cell>
          <table:table-cell table:style-name="ce317" office:value-type="float" office:value="200">
            <text:p>200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73">
            <text:p>73</text:p>
          </table:table-cell>
          <table:table-cell table:style-name="ce302" office:value-type="float" office:value="73">
            <text:p>73</text:p>
          </table:table-cell>
          <table:table-cell table:style-name="ce292" office:value-type="float" office:value="246">
            <text:p>246</text:p>
          </table:table-cell>
          <table:table-cell table:style-name="ce27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2" office:value-type="float" office:value="137">
            <text:p>137</text:p>
          </table:table-cell>
          <table:table-cell table:style-name="ce53" office:value-type="float" office:value="97">
            <text:p>97</text:p>
          </table:table-cell>
          <table:table-cell table:style-name="ce302" office:value-type="float" office:value="81">
            <text:p>81</text:p>
          </table:table-cell>
          <table:table-cell table:style-name="ce288" office:value-type="float" office:value="416">
            <text:p>416</text:p>
          </table:table-cell>
          <table:table-cell table:style-name="ce9" office:value-type="float" office:value="416">
            <text:p>416</text:p>
          </table:table-cell>
          <table:table-cell table:style-name="ce316" office:value-type="float" office:value="416">
            <text:p>416</text:p>
          </table:table-cell>
          <table:table-cell table:style-name="ce292" office:value-type="float" office:value="110">
            <text:p>110</text:p>
          </table:table-cell>
          <table:table-cell table:style-name="ce53" office:value-type="float" office:value="5">
            <text:p>5</text:p>
          </table:table-cell>
          <table:table-cell table:style-name="ce302" office:value-type="float" office:value="5">
            <text:p>5</text:p>
          </table:table-cell>
          <table:table-cell table:style-name="ce292" office:value-type="float" office:value="178">
            <text:p>178</text:p>
          </table:table-cell>
          <table:table-cell table:style-name="ce27" office:value-type="float" office:value="129">
            <text:p>129</text:p>
          </table:table-cell>
          <table:table-cell table:style-name="ce317" office:value-type="float" office:value="124">
            <text:p>124</text:p>
          </table:table-cell>
          <table:table-cell table:style-name="ce335" office:value-type="float" office:value="458">
            <text:p>458</text:p>
          </table:table-cell>
          <table:table-cell table:style-name="ce293" office:value-type="float" office:value="385">
            <text:p>385</text:p>
          </table:table-cell>
          <table:table-cell table:style-name="ce352" office:value-type="float" office:value="344">
            <text:p>344</text:p>
          </table:table-cell>
          <table:table-cell table:style-name="ce292" office:value-type="float" office:value="224">
            <text:p>224</text:p>
          </table:table-cell>
          <table:table-cell table:style-name="ce27" office:value-type="float" office:value="131">
            <text:p>131</text:p>
          </table:table-cell>
          <table:table-cell table:style-name="ce317" office:value-type="float" office:value="131">
            <text:p>131</text:p>
          </table:table-cell>
          <table:table-cell table:number-columns-repeated="986"/>
        </table:table-row>
        <table:table-row table:style-name="ro11">
          <table:table-cell table:style-name="ce280" office:value-type="float" office:value="209" table:number-columns-spanned="2" table:number-rows-spanned="1">
            <text:p>209</text:p>
          </table:table-cell>
          <table:covered-table-cell table:style-name="ce134"/>
          <table:table-cell table:style-name="ce292" office:value-type="float" office:value="497">
            <text:p>497</text:p>
          </table:table-cell>
          <table:table-cell table:style-name="ce53" office:value-type="float" office:value="482">
            <text:p>482</text:p>
          </table:table-cell>
          <table:table-cell table:style-name="ce302" office:value-type="float" office:value="417">
            <text:p>417</text:p>
          </table:table-cell>
          <table:table-cell table:style-name="ce292" office:value-type="float" office:value="124">
            <text:p>124</text:p>
          </table:table-cell>
          <table:table-cell table:style-name="ce27" office:value-type="float" office:value="219">
            <text:p>219</text:p>
          </table:table-cell>
          <table:table-cell table:style-name="ce317" office:value-type="float" office:value="124">
            <text:p>124</text:p>
          </table:table-cell>
          <table:table-cell table:style-name="ce292" office:value-type="float" office:value="8">
            <text:p>8</text:p>
          </table:table-cell>
          <table:table-cell table:style-name="ce53" office:value-type="float" office:value="96">
            <text:p>96</text:p>
          </table:table-cell>
          <table:table-cell table:style-name="ce302" office:value-type="float" office:value="3">
            <text:p>3</text:p>
          </table:table-cell>
          <table:table-cell table:style-name="ce292" office:value-type="float" office:value="49">
            <text:p>49</text:p>
          </table:table-cell>
          <table:table-cell table:style-name="ce27" office:value-type="float" office:value="201">
            <text:p>201</text:p>
          </table:table-cell>
          <table:table-cell table:style-name="ce317" office:value-type="float" office:value="49">
            <text:p>49</text:p>
          </table:table-cell>
          <table:table-cell table:style-name="ce292" office:value-type="float" office:value="60">
            <text:p>60</text:p>
          </table:table-cell>
          <table:table-cell table:style-name="ce53" office:value-type="float" office:value="73">
            <text:p>73</text:p>
          </table:table-cell>
          <table:table-cell table:style-name="ce302" office:value-type="float" office:value="60">
            <text:p>60</text:p>
          </table:table-cell>
          <table:table-cell table:style-name="ce292" office:value-type="float" office:value="78">
            <text:p>78</text:p>
          </table:table-cell>
          <table:table-cell table:style-name="ce27" office:value-type="float" office:value="157">
            <text:p>157</text:p>
          </table:table-cell>
          <table:table-cell table:style-name="ce317" office:value-type="float" office:value="23">
            <text:p>23</text:p>
          </table:table-cell>
          <table:table-cell table:style-name="ce292" office:value-type="float" office:value="0">
            <text:p>0</text:p>
          </table:table-cell>
          <table:table-cell table:style-name="ce53" office:value-type="float" office:value="14">
            <text:p>14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97">
            <text:p>97</text:p>
          </table:table-cell>
          <table:table-cell table:style-name="ce27" office:value-type="float" office:value="204">
            <text:p>204</text:p>
          </table:table-cell>
          <table:table-cell table:style-name="ce317" office:value-type="float" office:value="90">
            <text:p>90</text:p>
          </table:table-cell>
          <table:table-cell table:style-name="ce288" office:value-type="float" office:value="113">
            <text:p>113</text:p>
          </table:table-cell>
          <table:table-cell table:style-name="ce294" office:value-type="float" office:value="113">
            <text:p>113</text:p>
          </table:table-cell>
          <table:table-cell table:style-name="ce300" office:value-type="float" office:value="113">
            <text:p>113</text:p>
          </table:table-cell>
          <table:table-cell table:style-name="ce292" office:value-type="float" office:value="8">
            <text:p>8</text:p>
          </table:table-cell>
          <table:table-cell table:style-name="ce27" office:value-type="float" office:value="167">
            <text:p>167</text:p>
          </table:table-cell>
          <table:table-cell table:style-name="ce317" office:value-type="float" office:value="8">
            <text:p>8</text:p>
          </table:table-cell>
          <table:table-cell table:style-name="ce335" office:value-type="float" office:value="448">
            <text:p>448</text:p>
          </table:table-cell>
          <table:table-cell table:style-name="ce293" office:value-type="float" office:value="300">
            <text:p>300</text:p>
          </table:table-cell>
          <table:table-cell table:style-name="ce352" office:value-type="float" office:value="258">
            <text:p>258</text:p>
          </table:table-cell>
          <table:table-cell table:style-name="ce292" office:value-type="float" office:value="3">
            <text:p>3</text:p>
          </table:table-cell>
          <table:table-cell table:style-name="ce27" office:value-type="float" office:value="224">
            <text:p>224</text:p>
          </table:table-cell>
          <table:table-cell table:style-name="ce317" office:value-type="float" office:value="3">
            <text:p>3</text:p>
          </table:table-cell>
          <table:table-cell table:number-columns-repeated="986"/>
        </table:table-row>
        <table:table-row table:style-name="ro11">
          <table:table-cell table:style-name="ce276" office:value-type="float" office:value="210" table:number-columns-spanned="2" table:number-rows-spanned="1">
            <text:p>210</text:p>
          </table:table-cell>
          <table:covered-table-cell table:style-name="ce62"/>
          <table:table-cell table:style-name="ce289" office:value-type="float" office:value="523">
            <text:p>523</text:p>
          </table:table-cell>
          <table:table-cell table:style-name="ce50" office:value-type="float" office:value="351">
            <text:p>351</text:p>
          </table:table-cell>
          <table:table-cell table:style-name="ce224" office:value-type="float" office:value="325">
            <text:p>325</text:p>
          </table:table-cell>
          <table:table-cell table:style-name="ce289" office:value-type="float" office:value="244">
            <text:p>244</text:p>
          </table:table-cell>
          <table:table-cell table:style-name="ce4" office:value-type="float" office:value="311">
            <text:p>311</text:p>
          </table:table-cell>
          <table:table-cell table:style-name="ce317" office:value-type="float" office:value="241">
            <text:p>241</text:p>
          </table:table-cell>
          <table:table-cell table:style-name="ce289" office:value-type="float" office:value="56">
            <text:p>56</text:p>
          </table:table-cell>
          <table:table-cell table:style-name="ce50" office:value-type="float" office:value="98">
            <text:p>98</text:p>
          </table:table-cell>
          <table:table-cell table:style-name="ce224" office:value-type="float" office:value="53">
            <text:p>53</text:p>
          </table:table-cell>
          <table:table-cell table:style-name="ce289" office:value-type="float" office:value="160">
            <text:p>160</text:p>
          </table:table-cell>
          <table:table-cell table:style-name="ce4" office:value-type="float" office:value="202">
            <text:p>202</text:p>
          </table:table-cell>
          <table:table-cell table:style-name="ce317" office:value-type="float" office:value="160">
            <text:p>160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243">
            <text:p>243</text:p>
          </table:table-cell>
          <table:table-cell table:style-name="ce4" office:value-type="float" office:value="31">
            <text:p>31</text:p>
          </table:table-cell>
          <table:table-cell table:style-name="ce317" office:value-type="float" office:value="29">
            <text:p>29</text:p>
          </table:table-cell>
          <table:table-cell table:style-name="ce289" office:value-type="float" office:value="68">
            <text:p>68</text:p>
          </table:table-cell>
          <table:table-cell table:style-name="ce50" office:value-type="float" office:value="75">
            <text:p>75</text:p>
          </table:table-cell>
          <table:table-cell table:style-name="ce224" office:value-type="float" office:value="46">
            <text:p>46</text:p>
          </table:table-cell>
          <table:table-cell table:style-name="ce289" office:value-type="float" office:value="323">
            <text:p>323</text:p>
          </table:table-cell>
          <table:table-cell table:style-name="ce4" office:value-type="float" office:value="371">
            <text:p>371</text:p>
          </table:table-cell>
          <table:table-cell table:style-name="ce317" office:value-type="float" office:value="302">
            <text:p>302</text:p>
          </table:table-cell>
          <table:table-cell table:style-name="ce289" office:value-type="float" office:value="111">
            <text:p>111</text:p>
          </table:table-cell>
          <table:table-cell table:style-name="ce50" office:value-type="float" office:value="34">
            <text:p>34</text:p>
          </table:table-cell>
          <table:table-cell table:style-name="ce224" office:value-type="float" office:value="34">
            <text:p>34</text:p>
          </table:table-cell>
          <table:table-cell table:style-name="ce288" office:value-type="float" office:value="182">
            <text:p>182</text:p>
          </table:table-cell>
          <table:table-cell table:style-name="ce9" office:value-type="float" office:value="182">
            <text:p>182</text:p>
          </table:table-cell>
          <table:table-cell table:style-name="ce316" office:value-type="float" office:value="181">
            <text:p>181</text:p>
          </table:table-cell>
          <table:table-cell table:style-name="ce335" office:value-type="float" office:value="478">
            <text:p>478</text:p>
          </table:table-cell>
          <table:table-cell table:style-name="ce293" office:value-type="float" office:value="482">
            <text:p>482</text:p>
          </table:table-cell>
          <table:table-cell table:style-name="ce352" office:value-type="float" office:value="440">
            <text:p>440</text:p>
          </table:table-cell>
          <table:table-cell table:style-name="ce289" office:value-type="float" office:value="172">
            <text:p>172</text:p>
          </table:table-cell>
          <table:table-cell table:style-name="ce4" office:value-type="float" office:value="160">
            <text:p>160</text:p>
          </table:table-cell>
          <table:table-cell table:style-name="ce317" office:value-type="float" office:value="120">
            <text:p>120</text:p>
          </table:table-cell>
          <table:table-cell table:number-columns-repeated="986"/>
        </table:table-row>
        <table:table-row table:style-name="ro11">
          <table:table-cell table:style-name="ce278" office:value-type="float" office:value="212" table:number-columns-spanned="2" table:number-rows-spanned="1">
            <text:p>212</text:p>
          </table:table-cell>
          <table:covered-table-cell table:style-name="ce284"/>
          <table:table-cell table:style-name="ce288" office:value-type="float" office:value="322">
            <text:p>322</text:p>
          </table:table-cell>
          <table:table-cell table:style-name="ce294" office:value-type="float" office:value="298">
            <text:p>298</text:p>
          </table:table-cell>
          <table:table-cell table:style-name="ce300" office:value-type="float" office:value="185">
            <text:p>185</text:p>
          </table:table-cell>
          <table:table-cell table:style-name="ce288" office:value-type="float" office:value="126">
            <text:p>126</text:p>
          </table:table-cell>
          <table:table-cell table:style-name="ce9" office:value-type="float" office:value="324">
            <text:p>324</text:p>
          </table:table-cell>
          <table:table-cell table:style-name="ce316" office:value-type="float" office:value="126">
            <text:p>126</text:p>
          </table:table-cell>
          <table:table-cell table:style-name="ce288" office:value-type="float" office:value="0">
            <text:p>0</text:p>
          </table:table-cell>
          <table:table-cell table:style-name="ce294" office:value-type="float" office:value="50">
            <text:p>50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02">
            <text:p>202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56">
            <text:p>56</text:p>
          </table:table-cell>
          <table:table-cell table:style-name="ce294" office:value-type="float" office:value="73">
            <text:p>73</text:p>
          </table:table-cell>
          <table:table-cell table:style-name="ce300" office:value-type="float" office:value="56">
            <text:p>56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294" office:value-type="float" office:value="83">
            <text:p>83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360">
            <text:p>360</text:p>
          </table:table-cell>
          <table:table-cell table:style-name="ce316" office:value-type="float" office:value="1">
            <text:p>1</text:p>
          </table:table-cell>
          <table:table-cell table:style-name="ce288" office:value-type="float" office:value="2">
            <text:p>2</text:p>
          </table:table-cell>
          <table:table-cell table:style-name="ce294" office:value-type="float" office:value="13">
            <text:p>13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144">
            <text:p>144</text:p>
          </table:table-cell>
          <table:table-cell table:style-name="ce316" office:value-type="float" office:value="1">
            <text:p>1</text:p>
          </table:table-cell>
          <table:table-cell table:style-name="ce288" office:value-type="float" office:value="517">
            <text:p>517</text:p>
          </table:table-cell>
          <table:table-cell table:style-name="ce294" office:value-type="float" office:value="518">
            <text:p>518</text:p>
          </table:table-cell>
          <table:table-cell table:style-name="ce300" office:value-type="float" office:value="515">
            <text:p>515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122">
            <text:p>122</text:p>
          </table:table-cell>
          <table:table-cell table:style-name="ce316" office:value-type="float" office:value="1">
            <text:p>1</text:p>
          </table:table-cell>
          <table:table-cell table:style-name="ce30" table:number-columns-repeated="986"/>
        </table:table-row>
        <table:table-row table:style-name="ro11">
          <table:table-cell table:style-name="ce279" office:value-type="float" office:value="213" table:number-columns-spanned="2" table:number-rows-spanned="1">
            <text:p>213</text:p>
          </table:table-cell>
          <table:covered-table-cell table:style-name="ce285"/>
          <table:table-cell table:style-name="ce291" office:value-type="float" office:value="318">
            <text:p>318</text:p>
          </table:table-cell>
          <table:table-cell table:style-name="ce60" office:value-type="float" office:value="162">
            <text:p>162</text:p>
          </table:table-cell>
          <table:table-cell table:style-name="ce225" office:value-type="float" office:value="32">
            <text:p>32</text:p>
          </table:table-cell>
          <table:table-cell table:style-name="ce306" office:value-type="float" office:value="280">
            <text:p>280</text:p>
          </table:table-cell>
          <table:table-cell table:style-name="ce160" office:value-type="float" office:value="211">
            <text:p>211</text:p>
          </table:table-cell>
          <table:table-cell table:style-name="ce319" office:value-type="float" office:value="190">
            <text:p>190</text:p>
          </table:table-cell>
          <table:table-cell table:style-name="ce291" office:value-type="float" office:value="63">
            <text:p>63</text:p>
          </table:table-cell>
          <table:table-cell table:style-name="ce60" office:value-type="float" office:value="100">
            <text:p>100</text:p>
          </table:table-cell>
          <table:table-cell table:style-name="ce225" office:value-type="float" office:value="63">
            <text:p>63</text:p>
          </table:table-cell>
          <table:table-cell table:style-name="ce306" office:value-type="float" office:value="202">
            <text:p>202</text:p>
          </table:table-cell>
          <table:table-cell table:style-name="ce160" office:value-type="float" office:value="139">
            <text:p>139</text:p>
          </table:table-cell>
          <table:table-cell table:style-name="ce319" office:value-type="float" office:value="139">
            <text:p>139</text:p>
          </table:table-cell>
          <table:table-cell table:style-name="ce291" office:value-type="float" office:value="73">
            <text:p>73</text:p>
          </table:table-cell>
          <table:table-cell table:style-name="ce60" office:value-type="float" office:value="73">
            <text:p>73</text:p>
          </table:table-cell>
          <table:table-cell table:style-name="ce225" office:value-type="float" office:value="73">
            <text:p>73</text:p>
          </table:table-cell>
          <table:table-cell table:style-name="ce306" office:value-type="float" office:value="115">
            <text:p>115</text:p>
          </table:table-cell>
          <table:table-cell table:style-name="ce160" office:value-type="float" office:value="115">
            <text:p>115</text:p>
          </table:table-cell>
          <table:table-cell table:style-name="ce319" office:value-type="float" office:value="34">
            <text:p>34</text:p>
          </table:table-cell>
          <table:table-cell table:style-name="ce291" office:value-type="float" office:value="34">
            <text:p>34</text:p>
          </table:table-cell>
          <table:table-cell table:style-name="ce60" office:value-type="float" office:value="4">
            <text:p>4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325">
            <text:p>325</text:p>
          </table:table-cell>
          <table:table-cell table:style-name="ce160" office:value-type="float" office:value="168">
            <text:p>168</text:p>
          </table:table-cell>
          <table:table-cell table:style-name="ce319" office:value-type="float" office:value="143">
            <text:p>143</text:p>
          </table:table-cell>
          <table:table-cell table:style-name="ce291" office:value-type="float" office:value="50">
            <text:p>50</text:p>
          </table:table-cell>
          <table:table-cell table:style-name="ce60" office:value-type="float" office:value="6">
            <text:p>6</text:p>
          </table:table-cell>
          <table:table-cell table:style-name="ce225" office:value-type="float" office:value="3">
            <text:p>3</text:p>
          </table:table-cell>
          <table:table-cell table:style-name="ce306" office:value-type="float" office:value="111">
            <text:p>111</text:p>
          </table:table-cell>
          <table:table-cell table:style-name="ce160" office:value-type="float" office:value="93">
            <text:p>93</text:p>
          </table:table-cell>
          <table:table-cell table:style-name="ce319" office:value-type="float" office:value="42">
            <text:p>42</text:p>
          </table:table-cell>
          <table:table-cell table:style-name="ce336" office:value-type="float" office:value="469">
            <text:p>469</text:p>
          </table:table-cell>
          <table:table-cell table:style-name="ce351" office:value-type="float" office:value="35">
            <text:p>35</text:p>
          </table:table-cell>
          <table:table-cell table:style-name="ce353" office:value-type="float" office:value="5">
            <text:p>5</text:p>
          </table:table-cell>
          <table:table-cell table:style-name="ce355" office:value-type="float" office:value="224">
            <text:p>224</text:p>
          </table:table-cell>
          <table:table-cell table:style-name="ce126" office:value-type="float" office:value="224">
            <text:p>224</text:p>
          </table:table-cell>
          <table:table-cell table:style-name="ce356" office:value-type="float" office:value="224">
            <text:p>224</text:p>
          </table:table-cell>
          <table:table-cell table:number-columns-repeated="98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374"/>
        <table:table-column table:style-name="co63" table:default-cell-style-name="ce374"/>
        <table:table-column table:style-name="co6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7" table:number-columns-repeated="2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35" table:default-cell-style-name="Default"/>
        <table:table-row table:style-name="ro2">
          <table:table-cell table:style-name="ce13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18"/>
          <table:covered-table-cell table:number-columns-repeated="4" table:style-name="ce17"/>
          <table:covered-table-cell table:number-columns-repeated="2" table:style-name="ce367"/>
          <table:covered-table-cell table:number-columns-repeated="2" table:style-name="ce17"/>
          <table:covered-table-cell table:number-columns-repeated="6"/>
          <table:table-cell table:number-columns-repeated="44"/>
        </table:table-row>
        <table:table-row table:style-name="ro1">
          <table:table-cell table:style-name="ce272" office:value-type="string">
            <text:p>Native space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1">
          <table:table-cell table:style-name="ce272" office:value-type="string">
            <text:p>CST_Left_ROI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368" office:value-type="string" table:number-columns-spanned="1" table:number-rows-spanned="2">
            <text:p>1NN loss function value</text:p>
          </table:table-cell>
          <table:table-cell table:style-name="ce368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22" office:value-type="string" table:number-columns-spanned="3" table:number-rows-spanned="1">
            <text:p>CST_ROI_MNI</text:p>
          </table:table-cell>
          <table:covered-table-cell table:number-columns-repeated="2" table:style-name="ce24"/>
          <table:table-cell table:number-columns-repeated="38"/>
        </table:table-row>
        <table:table-row table:style-name="ro24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369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number-columns-repeated="38"/>
        </table:table-row>
        <table:table-row table:style-name="ro11">
          <table:table-cell table:style-name="ce1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281.191098481">
            <text:p>281.19</text:p>
          </table:table-cell>
          <table:table-cell table:style-name="ce370" office:value-type="float" office:value="233.976039254">
            <text:p>233.9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77">
            <text:p>7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77">
            <text:p>77</text:p>
          </table:table-cell>
          <table:table-cell table:style-name="ce129" office:value-type="float" office:value="8">
            <text:p>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50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1315">
            <text:p>1315</text:p>
          </table:table-cell>
          <table:table-cell table:style-name="ce33" office:value-type="float" office:value="201">
            <text:p>201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278.429070658">
            <text:p>278.43</text:p>
          </table:table-cell>
          <table:table-cell table:style-name="ce371" office:value-type="float" office:value="246.26708004">
            <text:p>246.2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8">
            <text:p>88</text:p>
          </table:table-cell>
          <table:table-cell table:style-name="ce303" office:value-type="float" office:value="13">
            <text:p>13</text:p>
          </table:table-cell>
          <table:table-cell table:style-name="ce303" table:number-columns-repeated="3"/>
          <table:table-cell table:style-name="ce303" office:value-type="float" office:value="86">
            <text:p>86</text:p>
          </table:table-cell>
          <table:table-cell table:style-name="ce303" office:value-type="float" office:value="15">
            <text:p>15</text:p>
          </table:table-cell>
          <table:table-cell table:style-name="ce303" office:value-type="float" office:value="95">
            <text:p>95</text:p>
          </table:table-cell>
          <table:table-cell table:style-name="ce303" office:value-type="float" office:value="92">
            <text:p>92</text:p>
          </table:table-cell>
          <table:table-cell table:style-name="ce303" office:value-type="float" office:value="86">
            <text:p>86</text:p>
          </table:table-cell>
          <table:table-cell table:style-name="ce377" office:value-type="float" office:value="42">
            <text:p>42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5">
            <text:p>5</text:p>
          </table:table-cell>
          <table:table-cell table:number-columns-repeated="2"/>
          <table:table-cell table:style-name="ce50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4" office:value-type="float" office:value="789">
            <text:p>789</text:p>
          </table:table-cell>
          <table:table-cell table:style-name="ce33" office:value-type="float" office:value="202">
            <text:p>202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202">
            <text:p>202</text:p>
          </table:table-cell>
          <table:table-cell table:style-name="ce370" office:value-type="float" office:value="362.983367662">
            <text:p>362.98</text:p>
          </table:table-cell>
          <table:table-cell table:style-name="ce370" office:value-type="float" office:value="276.088292646">
            <text:p>276.0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0">
            <text:p>9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0">
            <text:p>90</text:p>
          </table:table-cell>
          <table:table-cell table:style-name="ce129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50" office:value-type="float" office:value="101">
            <text:p>101</text:p>
          </table:table-cell>
          <table:table-cell table:style-name="ce4" table:formula="of:=[.Y8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4" table:formula="of:=[.AA8]+50" office:value-type="float" office:value="272">
            <text:p>272</text:p>
          </table:table-cell>
          <table:table-cell table:style-name="ce33" office:value-type="float" office:value="203">
            <text:p>203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302.442619032">
            <text:p>302.44</text:p>
          </table:table-cell>
          <table:table-cell table:style-name="ce371" office:value-type="float" office:value="264.886674243">
            <text:p>264.89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5">
            <text:p>5</text:p>
          </table:table-cell>
          <table:table-cell table:style-name="ce303" office:value-type="float" office:value="96">
            <text:p>96</text:p>
          </table:table-cell>
          <table:table-cell table:style-name="ce303" table:number-columns-repeated="3"/>
          <table:table-cell table:style-name="ce303" office:value-type="float" office:value="14">
            <text:p>14</text:p>
          </table:table-cell>
          <table:table-cell table:style-name="ce303" office:value-type="float" office:value="87">
            <text:p>87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18">
            <text:p>18</text:p>
          </table:table-cell>
          <table:table-cell table:style-name="ce303" office:value-type="float" office:value="14">
            <text:p>14</text:p>
          </table:table-cell>
          <table:table-cell table:style-name="ce377" office:value-type="float" office:value="0">
            <text:p>0</text:p>
          </table:table-cell>
          <table:table-cell table:style-name="ce303" office:value-type="float" office:value="9">
            <text:p>9</text:p>
          </table:table-cell>
          <table:table-cell table:style-name="ce303" office:value-type="float" office:value="0">
            <text:p>0</text:p>
          </table:table-cell>
          <table:table-cell table:number-columns-repeated="2"/>
          <table:table-cell table:style-name="ce50" office:value-type="float" office:value="202">
            <text:p>202</text:p>
          </table:table-cell>
          <table:table-cell table:style-name="ce4" table:formula="of:=[.Y9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4" table:formula="of:=[.AA9]+50" office:value-type="float" office:value="315">
            <text:p>315</text:p>
          </table:table-cell>
          <table:table-cell table:style-name="ce33" office:value-type="float" office:value="204">
            <text:p>204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218.805734631">
            <text:p>218.81</text:p>
          </table:table-cell>
          <table:table-cell table:style-name="ce370" office:value-type="float" office:value="188.833589599">
            <text:p>188.83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4">
            <text:p>94</text:p>
          </table:table-cell>
          <table:table-cell table:style-name="ce4" table:number-columns-repeated="3"/>
          <table:table-cell table:style-name="ce4" office:value-type="float" office:value="21">
            <text:p>2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1">
            <text:p>21</text:p>
          </table:table-cell>
          <table:table-cell table:style-name="ce129" office:value-type="float" office:value="47">
            <text:p>47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2"/>
          <table:table-cell table:style-name="ce50" office:value-type="float" office:value="73">
            <text:p>73</text:p>
          </table:table-cell>
          <table:table-cell table:style-name="ce4" table:formula="of:=[.Y10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4" table:formula="of:=[.AA10]+50" office:value-type="float" office:value="211">
            <text:p>211</text:p>
          </table:table-cell>
          <table:table-cell table:style-name="ce33" office:value-type="float" office:value="205">
            <text:p>205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290.020357623">
            <text:p>290.02</text:p>
          </table:table-cell>
          <table:table-cell table:style-name="ce371" office:value-type="float" office:value="246.398017074">
            <text:p>246.4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21">
            <text:p>21</text:p>
          </table:table-cell>
          <table:table-cell table:style-name="ce303" table:number-columns-repeated="3"/>
          <table:table-cell table:style-name="ce303" office:value-type="float" office:value="79">
            <text:p>79</text:p>
          </table:table-cell>
          <table:table-cell table:style-name="ce303" office:value-type="float" office:value="22">
            <text:p>22</text:p>
          </table:table-cell>
          <table:table-cell table:style-name="ce303" office:value-type="float" office:value="79">
            <text:p>79</text:p>
          </table:table-cell>
          <table:table-cell table:style-name="ce303" office:value-type="float" office:value="101">
            <text:p>101</text:p>
          </table:table-cell>
          <table:table-cell table:style-name="ce303" office:value-type="float" office:value="79">
            <text:p>79</text:p>
          </table:table-cell>
          <table:table-cell table:style-name="ce377" office:value-type="float" office:value="85">
            <text:p>85</text:p>
          </table:table-cell>
          <table:table-cell table:style-name="ce303" office:value-type="float" office:value="3">
            <text:p>3</text:p>
          </table:table-cell>
          <table:table-cell table:style-name="ce303" office:value-type="float" office:value="2">
            <text:p>2</text:p>
          </table:table-cell>
          <table:table-cell table:number-columns-repeated="2"/>
          <table:table-cell table:style-name="ce53" office:value-type="float" office:value="263">
            <text:p>263</text:p>
          </table:table-cell>
          <table:table-cell table:style-name="ce4" table:formula="of:=[.Y11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4" table:formula="of:=[.AA11]+50" office:value-type="float" office:value="629">
            <text:p>629</text:p>
          </table:table-cell>
          <table:table-cell table:style-name="ce44" office:value-type="float" office:value="206">
            <text:p>206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252.714439633">
            <text:p>252.71</text:p>
          </table:table-cell>
          <table:table-cell table:style-name="ce370" office:value-type="float" office:value="227.62859015">
            <text:p>227.6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7">
            <text:p>9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7">
            <text:p>97</text:p>
          </table:table-cell>
          <table:table-cell table:style-name="ce129" office:value-type="float" office:value="98">
            <text:p>98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number-columns-repeated="2"/>
          <table:table-cell table:style-name="ce53" office:value-type="float" office:value="167">
            <text:p>167</text:p>
          </table:table-cell>
          <table:table-cell table:style-name="ce4" table:formula="of:=[.Y12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4" table:formula="of:=[.AA12]+50" office:value-type="float" office:value="313">
            <text:p>313</text:p>
          </table:table-cell>
          <table:table-cell table:style-name="ce33" office:value-type="float" office:value="207">
            <text:p>207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242.42913567">
            <text:p>242.43</text:p>
          </table:table-cell>
          <table:table-cell table:style-name="ce371" office:value-type="float" office:value="208.327990444">
            <text:p>208.33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70">
            <text:p>70</text:p>
          </table:table-cell>
          <table:table-cell table:style-name="ce303" office:value-type="float" office:value="31">
            <text:p>31</text:p>
          </table:table-cell>
          <table:table-cell table:style-name="ce303" table:number-columns-repeated="3"/>
          <table:table-cell table:style-name="ce303" office:value-type="float" office:value="45">
            <text:p>45</text:p>
          </table:table-cell>
          <table:table-cell table:style-name="ce303" office:value-type="float" office:value="56">
            <text:p>56</text:p>
          </table:table-cell>
          <table:table-cell table:style-name="ce303" office:value-type="float" office:value="45">
            <text:p>45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45">
            <text:p>45</text:p>
          </table:table-cell>
          <table:table-cell table:style-name="ce377" office:value-type="float" office:value="8">
            <text:p>8</text:p>
          </table:table-cell>
          <table:table-cell table:style-name="ce303" office:value-type="float" office:value="96">
            <text:p>96</text:p>
          </table:table-cell>
          <table:table-cell table:style-name="ce303" office:value-type="float" office:value="3">
            <text:p>3</text:p>
          </table:table-cell>
          <table:table-cell table:number-columns-repeated="2"/>
          <table:table-cell table:style-name="ce53" office:value-type="float" office:value="416">
            <text:p>416</text:p>
          </table:table-cell>
          <table:table-cell table:style-name="ce4" table:formula="of:=[.Y13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4" table:formula="of:=[.AA13]+50" office:value-type="float" office:value="965">
            <text:p>965</text:p>
          </table:table-cell>
          <table:table-cell table:style-name="ce33" office:value-type="float" office:value="208">
            <text:p>208</text:p>
          </table:table-cell>
          <table:table-cell table:number-columns-repeated="31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275.561309192">
            <text:p>275.56</text:p>
          </table:table-cell>
          <table:table-cell table:style-name="ce370" office:value-type="float" office:value="222.044437707">
            <text:p>222.04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59">
            <text:p>59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59">
            <text:p>59</text:p>
          </table:table-cell>
          <table:table-cell table:style-name="ce129" office:value-type="float" office:value="56">
            <text:p>5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3">
            <text:p>53</text:p>
          </table:table-cell>
          <table:table-cell table:number-columns-repeated="2"/>
          <table:table-cell table:style-name="ce53" office:value-type="float" office:value="113">
            <text:p>113</text:p>
          </table:table-cell>
          <table:table-cell table:style-name="ce4" table:formula="of:=[.Y14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4" table:formula="of:=[.AA14]+50" office:value-type="float" office:value="232">
            <text:p>232</text:p>
          </table:table-cell>
          <table:table-cell table:style-name="ce44" office:value-type="float" office:value="209">
            <text:p>209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321.964021864">
            <text:p>321.96</text:p>
          </table:table-cell>
          <table:table-cell table:style-name="ce371" office:value-type="float" office:value="271.009361365">
            <text:p>271.01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93">
            <text:p>93</text:p>
          </table:table-cell>
          <table:table-cell table:style-name="ce303" table:number-columns-repeated="3"/>
          <table:table-cell table:style-name="ce303" office:value-type="float" office:value="16">
            <text:p>16</text:p>
          </table:table-cell>
          <table:table-cell table:style-name="ce303" office:value-type="float" office:value="85">
            <text:p>85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17">
            <text:p>17</text:p>
          </table:table-cell>
          <table:table-cell table:style-name="ce303" office:value-type="float" office:value="16">
            <text:p>16</text:p>
          </table:table-cell>
          <table:table-cell table:style-name="ce377" office:value-type="float" office:value="63">
            <text:p>63</text:p>
          </table:table-cell>
          <table:table-cell table:style-name="ce303" office:value-type="float" office:value="100">
            <text:p>100</text:p>
          </table:table-cell>
          <table:table-cell table:style-name="ce303" office:value-type="float" office:value="63">
            <text:p>63</text:p>
          </table:table-cell>
          <table:table-cell table:number-columns-repeated="2"/>
          <table:table-cell table:style-name="ce50" office:value-type="float" office:value="183">
            <text:p>183</text:p>
          </table:table-cell>
          <table:table-cell table:style-name="ce4" table:formula="of:=[.Y15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4" table:formula="of:=[.AA15]+50" office:value-type="float" office:value="453">
            <text:p>453</text:p>
          </table:table-cell>
          <table:table-cell table:style-name="ce33" office:value-type="float" office:value="210">
            <text:p>210</text:p>
          </table:table-cell>
          <table:table-cell table:number-columns-repeated="31"/>
        </table:table-row>
        <table:table-row table:style-name="ro11">
          <table:table-cell/>
          <table:table-cell table:style-name="ce27"/>
          <table:table-cell table:style-name="ce11" table:number-columns-repeated="2"/>
          <table:table-cell table:style-name="ce27" table:number-columns-repeated="2"/>
          <table:table-cell table:style-name="ce372" table:number-columns-repeated="2"/>
          <table:table-cell table:style-name="ce11"/>
          <table:table-cell table:style-name="ce27" table:number-columns-repeated="13"/>
          <table:table-cell table:number-columns-repeated="2"/>
          <table:table-cell table:style-name="ce50" office:value-type="float" office:value="224">
            <text:p>224</text:p>
          </table:table-cell>
          <table:table-cell table:style-name="ce4" table:formula="of:=[.Y16]+50" office:value-type="float" office:value="274">
            <text:p>274</text:p>
          </table:table-cell>
          <table:table-cell table:style-name="ce4" office:value-type="float" office:value="493">
            <text:p>493</text:p>
          </table:table-cell>
          <table:table-cell table:style-name="ce4" table:formula="of:=[.AA16]+50" office:value-type="float" office:value="543">
            <text:p>543</text:p>
          </table:table-cell>
          <table:table-cell table:style-name="ce33" office:value-type="float" office:value="213">
            <text:p>213</text:p>
          </table:table-cell>
          <table:table-cell table:number-columns-repeated="31"/>
        </table:table-row>
        <table:table-row table:style-name="ro11">
          <table:table-cell table:style-name="ce17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271.516164898">
            <text:p>271.52</text:p>
          </table:table-cell>
          <table:table-cell table:style-name="ce370" office:value-type="float" office:value="232.578446325">
            <text:p>232.5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49">
            <text:p>49</text:p>
          </table:table-cell>
          <table:table-cell table:style-name="ce129" office:value-type="float" office:value="45">
            <text:p>4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231.603804854">
            <text:p>231.60</text:p>
          </table:table-cell>
          <table:table-cell table:style-name="ce371" office:value-type="float" office:value="203.739745352">
            <text:p>203.74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72">
            <text:p>72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70">
            <text:p>70</text:p>
          </table:table-cell>
          <table:table-cell table:style-name="ce303" office:value-type="float" office:value="3">
            <text:p>3</text:p>
          </table:table-cell>
          <table:table-cell table:style-name="ce303" office:value-type="float" office:value="70">
            <text:p>70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70">
            <text:p>70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57">
            <text:p>57</text:p>
          </table:table-cell>
          <table:table-cell table:style-name="ce4"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290.850348522">
            <text:p>290.85</text:p>
          </table:table-cell>
          <table:table-cell table:style-name="ce370" office:value-type="float" office:value="245.528201073">
            <text:p>245.53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27">
            <text:p>27</text:p>
          </table:table-cell>
          <table:table-cell table:style-name="ce4" table:number-columns-repeated="3"/>
          <table:table-cell table:style-name="ce4" office:value-type="float" office:value="45">
            <text:p>4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315">
            <text:p>315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202">
            <text:p>202</text:p>
          </table:table-cell>
          <table:table-cell table:style-name="ce371" office:value-type="float" office:value="323.183206759">
            <text:p>323.18</text:p>
          </table:table-cell>
          <table:table-cell table:style-name="ce371" office:value-type="float" office:value="272.759054229">
            <text:p>272.7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5">
            <text:p>55</text:p>
          </table:table-cell>
          <table:table-cell table:style-name="ce303" office:value-type="float" office:value="18">
            <text:p>18</text:p>
          </table:table-cell>
          <table:table-cell table:style-name="ce303" table:number-columns-repeated="3"/>
          <table:table-cell table:style-name="ce303" office:value-type="float" office:value="48">
            <text:p>48</text:p>
          </table:table-cell>
          <table:table-cell table:style-name="ce303" office:value-type="float" office:value="25">
            <text:p>25</text:p>
          </table:table-cell>
          <table:table-cell table:style-name="ce303" office:value-type="float" office:value="67">
            <text:p>67</text:p>
          </table:table-cell>
          <table:table-cell table:style-name="ce303" office:value-type="float" office:value="54">
            <text:p>54</text:p>
          </table:table-cell>
          <table:table-cell table:style-name="ce303" office:value-type="float" office:value="48">
            <text:p>48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284.730764055">
            <text:p>284.73</text:p>
          </table:table-cell>
          <table:table-cell table:style-name="ce370" office:value-type="float" office:value="249.750256774">
            <text:p>249.75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21">
            <text:p>21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297.637840175">
            <text:p>297.64</text:p>
          </table:table-cell>
          <table:table-cell table:style-name="ce371" office:value-type="float" office:value="237.868955592">
            <text:p>237.8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45">
            <text:p>45</text:p>
          </table:table-cell>
          <table:table-cell table:style-name="ce303" office:value-type="float" office:value="28">
            <text:p>28</text:p>
          </table:table-cell>
          <table:table-cell table:style-name="ce303" table:number-columns-repeated="3"/>
          <table:table-cell table:style-name="ce303" office:value-type="float" office:value="42">
            <text:p>42</text:p>
          </table:table-cell>
          <table:table-cell table:style-name="ce303" office:value-type="float" office:value="31">
            <text:p>31</text:p>
          </table:table-cell>
          <table:table-cell table:style-name="ce303" office:value-type="float" office:value="42">
            <text:p>42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42">
            <text:p>42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1">
            <text:p>1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238.832998018">
            <text:p>238.83</text:p>
          </table:table-cell>
          <table:table-cell table:style-name="ce370" office:value-type="float" office:value="197.122378744">
            <text:p>197.12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9">
            <text:p>6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9">
            <text:p>69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293.240197949">
            <text:p>293.24</text:p>
          </table:table-cell>
          <table:table-cell table:style-name="ce371" office:value-type="float" office:value="245.878705018">
            <text:p>245.8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72">
            <text:p>72</text:p>
          </table:table-cell>
          <table:table-cell table:style-name="ce303" table:number-columns-repeated="3"/>
          <table:table-cell table:style-name="ce303" office:value-type="float" office:value="2">
            <text:p>2</text:p>
          </table:table-cell>
          <table:table-cell table:style-name="ce303" office:value-type="float" office:value="71">
            <text:p>71</text:p>
          </table:table-cell>
          <table:table-cell table:style-name="ce303" office:value-type="float" office:value="2">
            <text:p>2</text:p>
          </table:table-cell>
          <table:table-cell table:style-name="ce303" office:value-type="float" office:value="64">
            <text:p>64</text:p>
          </table:table-cell>
          <table:table-cell table:style-name="ce303" office:value-type="float" office:value="2">
            <text:p>2</text:p>
          </table:table-cell>
          <table:table-cell table:style-name="ce377" office:value-type="float" office:value="60">
            <text:p>60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60">
            <text:p>60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243.607299766">
            <text:p>243.61</text:p>
          </table:table-cell>
          <table:table-cell table:style-name="ce370" office:value-type="float" office:value="224.72734295">
            <text:p>224.73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7">
            <text:p>6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7">
            <text:p>67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289.080460497">
            <text:p>289.08</text:p>
          </table:table-cell>
          <table:table-cell table:style-name="ce371" office:value-type="float" office:value="231.297045652">
            <text:p>231.3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0">
            <text:p>0</text:p>
          </table:table-cell>
          <table:table-cell table:style-name="ce303" office:value-type="float" office:value="73">
            <text:p>73</text:p>
          </table:table-cell>
          <table:table-cell table:style-name="ce303" table:number-columns-repeated="3"/>
          <table:table-cell table:style-name="ce303" office:value-type="float" office:value="23">
            <text:p>23</text:p>
          </table:table-cell>
          <table:table-cell table:style-name="ce303" office:value-type="float" office:value="50">
            <text:p>50</text:p>
          </table:table-cell>
          <table:table-cell table:style-name="ce303" office:value-type="float" office:value="47">
            <text:p>47</text:p>
          </table:table-cell>
          <table:table-cell table:style-name="ce303" office:value-type="float" office:value="49">
            <text:p>49</text:p>
          </table:table-cell>
          <table:table-cell table:style-name="ce303" office:value-type="float" office:value="23">
            <text:p>23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73">
            <text:p>73</text:p>
          </table:table-cell>
          <table:table-cell table:style-name="ce30"/>
          <table:table-cell table:style-name="ce210"/>
          <table:table-cell table:style-name="ce361" table:number-columns-repeated="2"/>
          <table:table-cell table:style-name="ce30"/>
          <table:table-cell table:number-columns-repeated="33"/>
        </table:table-row>
        <table:table-row table:style-name="ro11">
          <table:table-cell/>
          <table:table-cell table:style-name="ce44" table:number-columns-repeated="2"/>
          <table:table-cell table:style-name="ce53" table:number-columns-repeated="2"/>
          <table:table-cell table:style-name="ce30"/>
          <table:table-cell table:style-name="ce373" table:number-columns-repeated="2"/>
          <table:table-cell table:style-name="ce30" table:number-columns-repeated="6"/>
          <table:table-cell table:number-columns-repeated="8"/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789">
            <text:p>789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336">
            <text:p>336</text:p>
          </table:table-cell>
          <table:table-cell table:style-name="ce370" office:value-type="float" office:value="590.469066212">
            <text:p>590.47</text:p>
          </table:table-cell>
          <table:table-cell table:style-name="ce370" office:value-type="float" office:value="556.792753284">
            <text:p>556.7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315">
            <text:p>315</text:p>
          </table:table-cell>
          <table:table-cell table:style-name="ce4" table:number-columns-repeated="3"/>
          <table:table-cell table:style-name="ce4" office:value-type="float" office:value="258">
            <text:p>258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434">
            <text:p>434</text:p>
          </table:table-cell>
          <table:table-cell table:style-name="ce4" office:value-type="float" office:value="258">
            <text:p>258</text:p>
          </table:table-cell>
          <table:table-cell table:style-name="ce129" office:value-type="float" office:value="182">
            <text:p>182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45">
            <text:p>4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72">
            <text:p>272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01">
            <text:p>101</text:p>
          </table:table-cell>
          <table:table-cell table:style-name="ce371" office:value-type="float" office:value="833.500302125">
            <text:p>833.50</text:p>
          </table:table-cell>
          <table:table-cell table:style-name="ce371" office:value-type="float" office:value="780.898910559">
            <text:p>780.9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63">
            <text:p>563</text:p>
          </table:table-cell>
          <table:table-cell table:style-name="ce303" office:value-type="float" office:value="12">
            <text:p>12</text:p>
          </table:table-cell>
          <table:table-cell table:style-name="ce303" table:number-columns-repeated="3"/>
          <table:table-cell table:style-name="ce303" office:value-type="float" office:value="562">
            <text:p>562</text:p>
          </table:table-cell>
          <table:table-cell table:style-name="ce303" office:value-type="float" office:value="13">
            <text:p>13</text:p>
          </table:table-cell>
          <table:table-cell table:style-name="ce303" office:value-type="float" office:value="562">
            <text:p>562</text:p>
          </table:table-cell>
          <table:table-cell table:style-name="ce303" office:value-type="float" office:value="575">
            <text:p>575</text:p>
          </table:table-cell>
          <table:table-cell table:style-name="ce303" office:value-type="float" office:value="562">
            <text:p>562</text:p>
          </table:table-cell>
          <table:table-cell table:style-name="ce377" office:value-type="float" office:value="243">
            <text:p>243</text:p>
          </table:table-cell>
          <table:table-cell table:style-name="ce303" office:value-type="float" office:value="216">
            <text:p>216</text:p>
          </table:table-cell>
          <table:table-cell table:style-name="ce303" office:value-type="float" office:value="79">
            <text:p>79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202">
            <text:p>202</text:p>
          </table:table-cell>
          <table:table-cell table:style-name="ce370" office:value-type="float" office:value="946.649825684">
            <text:p>946.65</text:p>
          </table:table-cell>
          <table:table-cell table:style-name="ce370" office:value-type="float" office:value="800.124800877">
            <text:p>800.1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563">
            <text:p>56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571">
            <text:p>571</text:p>
          </table:table-cell>
          <table:table-cell table:style-name="ce4" office:value-type="float" office:value="563">
            <text:p>563</text:p>
          </table:table-cell>
          <table:table-cell table:style-name="ce129" office:value-type="float" office:value="281">
            <text:p>281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16">
            <text:p>116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980.926967441">
            <text:p>980.93</text:p>
          </table:table-cell>
          <table:table-cell table:style-name="ce371" office:value-type="float" office:value="912.799676332">
            <text:p>912.8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43">
            <text:p>43</text:p>
          </table:table-cell>
          <table:table-cell table:style-name="ce303" office:value-type="float" office:value="532">
            <text:p>532</text:p>
          </table:table-cell>
          <table:table-cell table:style-name="ce303" table:number-columns-repeated="3"/>
          <table:table-cell table:style-name="ce303" office:value-type="float" office:value="59">
            <text:p>59</text:p>
          </table:table-cell>
          <table:table-cell table:style-name="ce303" office:value-type="float" office:value="516">
            <text:p>516</text:p>
          </table:table-cell>
          <table:table-cell table:style-name="ce303" office:value-type="float" office:value="59">
            <text:p>59</text:p>
          </table:table-cell>
          <table:table-cell table:style-name="ce303" office:value-type="float" office:value="96">
            <text:p>96</text:p>
          </table:table-cell>
          <table:table-cell table:style-name="ce303" office:value-type="float" office:value="59">
            <text:p>59</text:p>
          </table:table-cell>
          <table:table-cell table:style-name="ce377" office:value-type="float" office:value="135">
            <text:p>135</text:p>
          </table:table-cell>
          <table:table-cell table:style-name="ce303" office:value-type="float" office:value="180">
            <text:p>180</text:p>
          </table:table-cell>
          <table:table-cell table:style-name="ce303" office:value-type="float" office:value="57">
            <text:p>57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632.086128015">
            <text:p>632.09</text:p>
          </table:table-cell>
          <table:table-cell table:style-name="ce370" office:value-type="float" office:value="590.288405492">
            <text:p>590.2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11">
            <text:p>511</text:p>
          </table:table-cell>
          <table:table-cell table:style-name="ce4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66">
            <text:p>66</text:p>
          </table:table-cell>
          <table:table-cell table:style-name="ce129" office:value-type="float" office:value="547">
            <text:p>547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380">
            <text:p>380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804.778536084">
            <text:p>804.78</text:p>
          </table:table-cell>
          <table:table-cell table:style-name="ce371" office:value-type="float" office:value="733.465392086">
            <text:p>733.4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64">
            <text:p>564</text:p>
          </table:table-cell>
          <table:table-cell table:style-name="ce303" office:value-type="float" office:value="11">
            <text:p>11</text:p>
          </table:table-cell>
          <table:table-cell table:style-name="ce303" table:number-columns-repeated="3"/>
          <table:table-cell table:style-name="ce303" office:value-type="float" office:value="543">
            <text:p>543</text:p>
          </table:table-cell>
          <table:table-cell table:style-name="ce303" office:value-type="float" office:value="32">
            <text:p>32</text:p>
          </table:table-cell>
          <table:table-cell table:style-name="ce303" office:value-type="float" office:value="543">
            <text:p>543</text:p>
          </table:table-cell>
          <table:table-cell table:style-name="ce303" office:value-type="float" office:value="574">
            <text:p>574</text:p>
          </table:table-cell>
          <table:table-cell table:style-name="ce303" office:value-type="float" office:value="543">
            <text:p>543</text:p>
          </table:table-cell>
          <table:table-cell table:style-name="ce377" office:value-type="float" office:value="489">
            <text:p>489</text:p>
          </table:table-cell>
          <table:table-cell table:number-columns-repeated="2" table:style-name="ce303" office:value-type="float" office:value="45">
            <text:p>4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657.022273244">
            <text:p>657.02</text:p>
          </table:table-cell>
          <table:table-cell table:style-name="ce370" office:value-type="float" office:value="628.38331358">
            <text:p>628.3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552">
            <text:p>55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569">
            <text:p>56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552">
            <text:p>552</text:p>
          </table:table-cell>
          <table:table-cell table:style-name="ce129" office:value-type="float" office:value="477">
            <text:p>477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240">
            <text:p>240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1072.98828558">
            <text:p>1072.99</text:p>
          </table:table-cell>
          <table:table-cell table:style-name="ce371" office:value-type="float" office:value="1012.6068162">
            <text:p>1012.61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15">
            <text:p>115</text:p>
          </table:table-cell>
          <table:table-cell table:style-name="ce303" office:value-type="float" office:value="460">
            <text:p>460</text:p>
          </table:table-cell>
          <table:table-cell table:style-name="ce303" table:number-columns-repeated="3"/>
          <table:table-cell table:style-name="ce303" office:value-type="float" office:value="102">
            <text:p>102</text:p>
          </table:table-cell>
          <table:table-cell table:style-name="ce303" office:value-type="float" office:value="473">
            <text:p>473</text:p>
          </table:table-cell>
          <table:table-cell table:style-name="ce303" office:value-type="float" office:value="102">
            <text:p>102</text:p>
          </table:table-cell>
          <table:table-cell table:style-name="ce303" office:value-type="float" office:value="528">
            <text:p>528</text:p>
          </table:table-cell>
          <table:table-cell table:style-name="ce303" office:value-type="float" office:value="102">
            <text:p>102</text:p>
          </table:table-cell>
          <table:table-cell table:style-name="ce377" office:value-type="float" office:value="497">
            <text:p>497</text:p>
          </table:table-cell>
          <table:table-cell table:style-name="ce303" office:value-type="float" office:value="482">
            <text:p>482</text:p>
          </table:table-cell>
          <table:table-cell table:style-name="ce303" office:value-type="float" office:value="417">
            <text:p>417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586.646811649">
            <text:p>586.65</text:p>
          </table:table-cell>
          <table:table-cell table:style-name="ce370" office:value-type="float" office:value="548.366554467">
            <text:p>548.37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259">
            <text:p>259</text:p>
          </table:table-cell>
          <table:table-cell table:style-name="ce4" table:number-columns-repeated="3"/>
          <table:table-cell table:style-name="ce4" office:value-type="float" office:value="314">
            <text:p>314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449">
            <text:p>449</text:p>
          </table:table-cell>
          <table:table-cell table:style-name="ce4" office:value-type="float" office:value="314">
            <text:p>314</text:p>
          </table:table-cell>
          <table:table-cell table:style-name="ce129" office:value-type="float" office:value="523">
            <text:p>523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325">
            <text:p>32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 table:number-columns-repeated="13"/>
          <table:table-cell table:number-columns-repeated="2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1050.28558165">
            <text:p>1050.29</text:p>
          </table:table-cell>
          <table:table-cell table:style-name="ce371" office:value-type="float" office:value="952.937205025">
            <text:p>952.9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567">
            <text:p>567</text:p>
          </table:table-cell>
          <table:table-cell table:style-name="ce303" table:number-columns-repeated="3"/>
          <table:table-cell table:style-name="ce303" office:value-type="float" office:value="63">
            <text:p>63</text:p>
          </table:table-cell>
          <table:table-cell table:style-name="ce303" office:value-type="float" office:value="512">
            <text:p>512</text:p>
          </table:table-cell>
          <table:table-cell table:style-name="ce303" office:value-type="float" office:value="551">
            <text:p>551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63">
            <text:p>63</text:p>
          </table:table-cell>
          <table:table-cell table:style-name="ce377" office:value-type="float" office:value="318">
            <text:p>318</text:p>
          </table:table-cell>
          <table:table-cell table:style-name="ce303" office:value-type="float" office:value="162">
            <text:p>162</text:p>
          </table:table-cell>
          <table:table-cell table:style-name="ce303" office:value-type="float" office:value="32">
            <text:p>32</text:p>
          </table:table-cell>
          <table:table-cell table:style-name="ce30"/>
          <table:table-cell table:style-name="ce210"/>
          <table:table-cell table:style-name="ce361" table:number-columns-repeated="2"/>
          <table:table-cell table:style-name="ce30" table:number-columns-repeated="13"/>
          <table:table-cell table:number-columns-repeated="21"/>
        </table:table-row>
        <table:table-row table:style-name="ro1">
          <table:table-cell table:number-columns-repeated="22"/>
          <table:table-cell table:style-name="ce30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0"/>
          <table:table-cell table:number-columns-repeated="21"/>
        </table:table-row>
        <table:table-row table:style-name="ro11">
          <table:table-cell table:style-name="ce17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575">
            <text:p>575</text:p>
          </table:table-cell>
          <table:table-cell table:style-name="ce370" table:number-columns-repeated="2"/>
          <table:table-cell table:style-name="ce3"/>
          <table:table-cell table:style-name="ce4" office:value-type="float" office:value="247">
            <text:p>247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3"/>
          <table:table-cell table:style-name="ce4" office:value-type="float" office:value="250">
            <text:p>25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50">
            <text:p>250</text:p>
          </table:table-cell>
          <table:table-cell table:style-name="ce129" office:value-type="float" office:value="117">
            <text:p>117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14">
            <text:p>114</text:p>
          </table:table-cell>
          <table:table-cell table:style-name="ce30"/>
          <table:table-cell table:style-name="ce358" table:number-columns-repeated="15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72">
            <text:p>272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01">
            <text:p>101</text:p>
          </table:table-cell>
          <table:table-cell table:style-name="ce371" table:number-columns-repeated="2"/>
          <table:table-cell table:style-name="ce366"/>
          <table:table-cell table:style-name="ce303" office:value-type="float" office:value="303">
            <text:p>303</text:p>
          </table:table-cell>
          <table:table-cell table:style-name="ce303" office:value-type="float" office:value="33">
            <text:p>33</text:p>
          </table:table-cell>
          <table:table-cell table:style-name="ce303" table:number-columns-repeated="3"/>
          <table:table-cell table:style-name="ce303" office:value-type="float" office:value="303">
            <text:p>303</text:p>
          </table:table-cell>
          <table:table-cell table:style-name="ce303" office:value-type="float" office:value="33">
            <text:p>33</text:p>
          </table:table-cell>
          <table:table-cell table:style-name="ce303" office:value-type="float" office:value="303">
            <text:p>303</text:p>
          </table:table-cell>
          <table:table-cell table:style-name="ce303" office:value-type="float" office:value="336">
            <text:p>336</text:p>
          </table:table-cell>
          <table:table-cell table:style-name="ce303" office:value-type="float" office:value="303">
            <text:p>303</text:p>
          </table:table-cell>
          <table:table-cell table:style-name="ce377" office:value-type="float" office:value="336">
            <text:p>336</text:p>
          </table:table-cell>
          <table:table-cell table:number-columns-repeated="2" table:style-name="ce303" office:value-type="float" office:value="247">
            <text:p>247</text:p>
          </table:table-cell>
          <table:table-cell table:style-name="ce30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386">
            <text:p>386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202">
            <text:p>202</text:p>
          </table:table-cell>
          <table:table-cell table:style-name="ce370" table:number-columns-repeated="2"/>
          <table:table-cell table:style-name="ce3"/>
          <table:table-cell table:style-name="ce4" office:value-type="float" office:value="310">
            <text:p>310</text:p>
          </table:table-cell>
          <table:table-cell table:style-name="ce4" office:value-type="float" office:value="26">
            <text:p>26</text:p>
          </table:table-cell>
          <table:table-cell table:style-name="ce4" table:number-columns-repeated="3"/>
          <table:table-cell table:style-name="ce4" office:value-type="float" office:value="308">
            <text:p>308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9">
            <text:p>309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308">
            <text:p>308</text:p>
          </table:table-cell>
          <table:table-cell table:style-name="ce129" office:value-type="float" office:value="186">
            <text:p>186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80">
            <text:p>180</text:p>
          </table:table-cell>
          <table:table-cell table:style-name="ce30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73">
            <text:p>73</text:p>
          </table:table-cell>
          <table:table-cell table:style-name="ce371" table:number-columns-repeated="2"/>
          <table:table-cell table:style-name="ce366"/>
          <table:table-cell table:style-name="ce303" office:value-type="float" office:value="111">
            <text:p>111</text:p>
          </table:table-cell>
          <table:table-cell table:style-name="ce303" office:value-type="float" office:value="225">
            <text:p>225</text:p>
          </table:table-cell>
          <table:table-cell table:style-name="ce303" table:number-columns-repeated="3"/>
          <table:table-cell table:style-name="ce303" office:value-type="float" office:value="137">
            <text:p>137</text:p>
          </table:table-cell>
          <table:table-cell table:style-name="ce303" office:value-type="float" office:value="199">
            <text:p>199</text:p>
          </table:table-cell>
          <table:table-cell table:style-name="ce303" office:value-type="float" office:value="138">
            <text:p>138</text:p>
          </table:table-cell>
          <table:table-cell table:style-name="ce303" office:value-type="float" office:value="157">
            <text:p>157</text:p>
          </table:table-cell>
          <table:table-cell table:style-name="ce303" office:value-type="float" office:value="137">
            <text:p>137</text:p>
          </table:table-cell>
          <table:table-cell table:style-name="ce377" office:value-type="float" office:value="127">
            <text:p>127</text:p>
          </table:table-cell>
          <table:table-cell table:style-name="ce303" office:value-type="float" office:value="336">
            <text:p>336</text:p>
          </table:table-cell>
          <table:table-cell table:style-name="ce303" office:value-type="float" office:value="127">
            <text:p>127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386">
            <text:p>386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263">
            <text:p>263</text:p>
          </table:table-cell>
          <table:table-cell table:style-name="ce370" table:number-columns-repeated="2"/>
          <table:table-cell table:style-name="ce3"/>
          <table:table-cell table:style-name="ce4" office:value-type="float" office:value="3">
            <text:p>3</text:p>
          </table:table-cell>
          <table:table-cell table:style-name="ce4" office:value-type="float" office:value="333">
            <text:p>33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9">
            <text:p>49</text:p>
          </table:table-cell>
          <table:table-cell table:style-name="ce129" office:value-type="float" office:value="206">
            <text:p>206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5">
            <text:p>75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67">
            <text:p>167</text:p>
          </table:table-cell>
          <table:table-cell table:style-name="ce371" table:number-columns-repeated="2"/>
          <table:table-cell table:style-name="ce366"/>
          <table:table-cell table:style-name="ce303" office:value-type="float" office:value="301">
            <text:p>301</text:p>
          </table:table-cell>
          <table:table-cell table:style-name="ce303" office:value-type="float" office:value="35">
            <text:p>35</text:p>
          </table:table-cell>
          <table:table-cell table:style-name="ce303" table:number-columns-repeated="3"/>
          <table:table-cell table:style-name="ce303" office:value-type="float" office:value="300">
            <text:p>300</text:p>
          </table:table-cell>
          <table:table-cell table:style-name="ce303" office:value-type="float" office:value="36">
            <text:p>36</text:p>
          </table:table-cell>
          <table:table-cell table:style-name="ce303" office:value-type="float" office:value="301">
            <text:p>301</text:p>
          </table:table-cell>
          <table:table-cell table:style-name="ce303" office:value-type="float" office:value="335">
            <text:p>335</text:p>
          </table:table-cell>
          <table:table-cell table:style-name="ce303" office:value-type="float" office:value="300">
            <text:p>300</text:p>
          </table:table-cell>
          <table:table-cell table:style-name="ce377" office:value-type="float" office:value="260">
            <text:p>260</text:p>
          </table:table-cell>
          <table:table-cell table:style-name="ce303" office:value-type="float" office:value="147">
            <text:p>147</text:p>
          </table:table-cell>
          <table:table-cell table:style-name="ce303" office:value-type="float" office:value="91">
            <text:p>91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416">
            <text:p>416</text:p>
          </table:table-cell>
          <table:table-cell table:style-name="ce370" table:number-columns-repeated="2"/>
          <table:table-cell table:style-name="ce3"/>
          <table:table-cell table:style-name="ce4" office:value-type="float" office:value="303">
            <text:p>303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3"/>
          <table:table-cell table:style-name="ce4" office:value-type="float" office:value="288">
            <text:p>288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288">
            <text:p>288</text:p>
          </table:table-cell>
          <table:table-cell table:style-name="ce129" office:value-type="float" office:value="325">
            <text:p>325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325">
            <text:p>325</text:p>
          </table:table-cell>
          <table:table-cell table:style-name="ce30"/>
          <table:table-cell table:style-name="ce210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210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709.082003518">
            <text:p>709.08</text:p>
          </table:table-cell>
          <table:table-cell table:style-name="ce371" office:value-type="float" office:value="647.702709087">
            <text:p>647.7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51">
            <text:p>51</text:p>
          </table:table-cell>
          <table:table-cell table:style-name="ce303" office:value-type="float" office:value="285">
            <text:p>285</text:p>
          </table:table-cell>
          <table:table-cell table:style-name="ce303" table:number-columns-repeated="3"/>
          <table:table-cell table:style-name="ce303" office:value-type="float" office:value="71">
            <text:p>71</text:p>
          </table:table-cell>
          <table:table-cell table:style-name="ce303" office:value-type="float" office:value="265">
            <text:p>265</text:p>
          </table:table-cell>
          <table:table-cell table:style-name="ce303" office:value-type="float" office:value="71">
            <text:p>71</text:p>
          </table:table-cell>
          <table:table-cell table:style-name="ce303" office:value-type="float" office:value="303">
            <text:p>303</text:p>
          </table:table-cell>
          <table:table-cell table:style-name="ce303" office:value-type="float" office:value="71">
            <text:p>71</text:p>
          </table:table-cell>
          <table:table-cell table:style-name="ce377" office:value-type="float" office:value="124">
            <text:p>124</text:p>
          </table:table-cell>
          <table:table-cell table:style-name="ce303" office:value-type="float" office:value="219">
            <text:p>219</text:p>
          </table:table-cell>
          <table:table-cell table:style-name="ce303" office:value-type="float" office:value="124">
            <text:p>124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510.533813222">
            <text:p>510.53</text:p>
          </table:table-cell>
          <table:table-cell table:style-name="ce370" office:value-type="float" office:value="459.189909432">
            <text:p>459.19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02">
            <text:p>102</text:p>
          </table:table-cell>
          <table:table-cell table:style-name="ce4" table:number-columns-repeated="3"/>
          <table:table-cell table:style-name="ce4" office:value-type="float" office:value="221">
            <text:p>22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221">
            <text:p>221</text:p>
          </table:table-cell>
          <table:table-cell table:style-name="ce129" office:value-type="float" office:value="244">
            <text:p>244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241">
            <text:p>241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879.437836012">
            <text:p>879.44</text:p>
          </table:table-cell>
          <table:table-cell table:style-name="ce371" office:value-type="float" office:value="765.784025017">
            <text:p>765.7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">
            <text:p>25</text:p>
          </table:table-cell>
          <table:table-cell table:style-name="ce303" office:value-type="float" office:value="311">
            <text:p>311</text:p>
          </table:table-cell>
          <table:table-cell table:style-name="ce303" table:number-columns-repeated="3"/>
          <table:table-cell table:style-name="ce303" office:value-type="float" office:value="64">
            <text:p>64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298">
            <text:p>298</text:p>
          </table:table-cell>
          <table:table-cell table:style-name="ce303" office:value-type="float" office:value="93">
            <text:p>93</text:p>
          </table:table-cell>
          <table:table-cell table:style-name="ce303" office:value-type="float" office:value="64">
            <text:p>64</text:p>
          </table:table-cell>
          <table:table-cell table:style-name="ce377" office:value-type="float" office:value="280">
            <text:p>280</text:p>
          </table:table-cell>
          <table:table-cell table:style-name="ce303" office:value-type="float" office:value="211">
            <text:p>211</text:p>
          </table:table-cell>
          <table:table-cell table:style-name="ce303" office:value-type="float" office:value="190">
            <text:p>190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number-columns-repeated="22"/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352.344431248">
            <text:p>352.34</text:p>
          </table:table-cell>
          <table:table-cell table:style-name="ce370" office:value-type="float" office:value="299.666200757">
            <text:p>299.67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190">
            <text:p>19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90">
            <text:p>190</text:p>
          </table:table-cell>
          <table:table-cell table:style-name="ce129" office:value-type="float" office:value="14">
            <text:p>14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4">
            <text:p>14</text:p>
          </table:table-cell>
          <table:table-cell table:style-name="ce30"/>
          <table:table-cell table:style-name="ce210"/>
          <table:table-cell table:style-name="ce15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383.553041532">
            <text:p>383.55</text:p>
          </table:table-cell>
          <table:table-cell table:style-name="ce371" office:value-type="float" office:value="320.956551328">
            <text:p>320.9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6">
            <text:p>26</text:p>
          </table:table-cell>
          <table:table-cell table:style-name="ce303" office:value-type="float" office:value="176">
            <text:p>176</text:p>
          </table:table-cell>
          <table:table-cell table:style-name="ce303" table:number-columns-repeated="3"/>
          <table:table-cell table:style-name="ce303" office:value-type="float" office:value="61">
            <text:p>61</text:p>
          </table:table-cell>
          <table:table-cell table:style-name="ce303" office:value-type="float" office:value="141">
            <text:p>141</text:p>
          </table:table-cell>
          <table:table-cell table:style-name="ce303" office:value-type="float" office:value="194">
            <text:p>194</text:p>
          </table:table-cell>
          <table:table-cell table:style-name="ce303" office:value-type="float" office:value="69">
            <text:p>69</text:p>
          </table:table-cell>
          <table:table-cell table:style-name="ce303" office:value-type="float" office:value="61">
            <text:p>61</text:p>
          </table:table-cell>
          <table:table-cell table:style-name="ce377" office:value-type="float" office:value="202">
            <text:p>202</text:p>
          </table:table-cell>
          <table:table-cell table:number-columns-repeated="2" table:style-name="ce303" office:value-type="float" office:value="151">
            <text:p>151</text:p>
          </table:table-cell>
          <table:table-cell table:style-name="ce30" table:number-columns-repeated="4"/>
          <table:table-cell table:style-name="ce210"/>
          <table:table-cell table:style-name="ce53"/>
          <table:table-cell table:style-name="ce361"/>
          <table:table-cell table:style-name="ce30" table:number-columns-repeated="3"/>
          <table:table-cell table:style-name="ce210"/>
          <table:table-cell table:style-name="ce53"/>
          <table:table-cell table:style-name="ce361"/>
          <table:table-cell table:style-name="ce30" table:number-columns-repeated="4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52">
            <text:p>252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407.648306557">
            <text:p>407.65</text:p>
          </table:table-cell>
          <table:table-cell table:style-name="ce370" office:value-type="float" office:value="392.100319347">
            <text:p>392.1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0">
            <text:p>200</text:p>
          </table:table-cell>
          <table:table-cell table:style-name="ce129" office:value-type="float" office:value="202">
            <text:p>202</text:p>
          </table:table-cell>
          <table:table-cell table:number-columns-repeated="2" table:style-name="ce4" office:value-type="float" office:value="201">
            <text:p>201</text:p>
          </table:table-cell>
          <table:table-cell table:style-name="ce30" table:number-columns-repeated="4"/>
          <table:table-cell table:style-name="ce210"/>
          <table:table-cell table:style-name="ce361" table:number-columns-repeated="2"/>
          <table:table-cell table:style-name="ce30" table:number-columns-repeated="3"/>
          <table:table-cell table:style-name="ce210"/>
          <table:table-cell table:style-name="ce361" table:number-columns-repeated="2"/>
          <table:table-cell table:style-name="ce30" table:number-columns-repeated="4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483.990062146">
            <text:p>483.99</text:p>
          </table:table-cell>
          <table:table-cell table:style-name="ce371" office:value-type="float" office:value="428.619618365">
            <text:p>428.62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201">
            <text:p>201</text:p>
          </table:table-cell>
          <table:table-cell table:style-name="ce303" table:number-columns-repeated="3"/>
          <table:table-cell table:style-name="ce303" office:value-type="float" office:value="4">
            <text:p>4</text:p>
          </table:table-cell>
          <table:table-cell table:style-name="ce303" office:value-type="float" office:value="198">
            <text:p>198</text:p>
          </table:table-cell>
          <table:table-cell table:number-columns-repeated="3" table:style-name="ce303" office:value-type="float" office:value="4">
            <text:p>4</text:p>
          </table:table-cell>
          <table:table-cell table:style-name="ce377" office:value-type="float" office:value="144">
            <text:p>144</text:p>
          </table:table-cell>
          <table:table-cell table:style-name="ce303" office:value-type="float" office:value="200">
            <text:p>200</text:p>
          </table:table-cell>
          <table:table-cell table:style-name="ce303" office:value-type="float" office:value="142">
            <text:p>142</text:p>
          </table:table-cell>
          <table:table-cell table:style-name="ce30" table:number-columns-repeated="17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252">
            <text:p>252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362.791134398">
            <text:p>362.79</text:p>
          </table:table-cell>
          <table:table-cell table:style-name="ce370" office:value-type="float" office:value="317.743610265">
            <text:p>317.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1">
            <text:p>19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91">
            <text:p>191</text:p>
          </table:table-cell>
          <table:table-cell table:style-name="ce129" office:value-type="float" office:value="127">
            <text:p>127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0">
            <text:p>40</text:p>
          </table:table-cell>
          <table:table-cell table:style-name="ce30" table:number-columns-repeated="17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389.109176791">
            <text:p>389.11</text:p>
          </table:table-cell>
          <table:table-cell table:style-name="ce371" office:value-type="float" office:value="361.525458884">
            <text:p>361.53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198">
            <text:p>198</text:p>
          </table:table-cell>
          <table:table-cell table:style-name="ce303" office:value-type="float" office:value="4">
            <text:p>4</text:p>
          </table:table-cell>
          <table:table-cell table:style-name="ce303" office:value-type="float" office:value="198">
            <text:p>198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198">
            <text:p>198</text:p>
          </table:table-cell>
          <table:table-cell table:style-name="ce377" office:value-type="float" office:value="144">
            <text:p>144</text:p>
          </table:table-cell>
          <table:table-cell table:style-name="ce303" office:value-type="float" office:value="22">
            <text:p>22</text:p>
          </table:table-cell>
          <table:table-cell table:style-name="ce303" office:value-type="float" office:value="14">
            <text:p>14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386.876785538">
            <text:p>386.88</text:p>
          </table:table-cell>
          <table:table-cell table:style-name="ce370" office:value-type="float" office:value="349.701710802">
            <text:p>349.70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67">
            <text:p>167</text:p>
          </table:table-cell>
          <table:table-cell table:style-name="ce4" table:number-columns-repeated="3"/>
          <table:table-cell table:style-name="ce4" office:value-type="float" office:value="70">
            <text:p>70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style-name="ce129" office:value-type="float" office:value="200">
            <text:p>200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200">
            <text:p>20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351.204499507">
            <text:p>351.20</text:p>
          </table:table-cell>
          <table:table-cell table:style-name="ce371" office:value-type="float" office:value="313.277586857">
            <text:p>313.28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160">
            <text:p>160</text:p>
          </table:table-cell>
          <table:table-cell table:style-name="ce303" office:value-type="float" office:value="42">
            <text:p>42</text:p>
          </table:table-cell>
          <table:table-cell table:style-name="ce303" table:number-columns-repeated="3"/>
          <table:table-cell table:style-name="ce303" office:value-type="float" office:value="168">
            <text:p>168</text:p>
          </table:table-cell>
          <table:table-cell table:style-name="ce303" office:value-type="float" office:value="34">
            <text:p>34</text:p>
          </table:table-cell>
          <table:table-cell table:style-name="ce303" office:value-type="float" office:value="168">
            <text:p>168</text:p>
          </table:table-cell>
          <table:table-cell table:style-name="ce303" office:value-type="float" office:value="202">
            <text:p>202</text:p>
          </table:table-cell>
          <table:table-cell table:style-name="ce303" office:value-type="float" office:value="168">
            <text:p>168</text:p>
          </table:table-cell>
          <table:table-cell table:style-name="ce377" office:value-type="float" office:value="49">
            <text:p>49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49">
            <text:p>49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418.425573647">
            <text:p>418.43</text:p>
          </table:table-cell>
          <table:table-cell table:style-name="ce370" office:value-type="float" office:value="356.250432179">
            <text:p>356.25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90">
            <text:p>190</text:p>
          </table:table-cell>
          <table:table-cell table:style-name="ce4" table:number-columns-repeated="3"/>
          <table:table-cell table:style-name="ce4" office:value-type="float" office:value="22">
            <text:p>22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2">
            <text:p>22</text:p>
          </table:table-cell>
          <table:table-cell table:style-name="ce129" office:value-type="float" office:value="160">
            <text:p>160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60">
            <text:p>16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430.039933729">
            <text:p>430.04</text:p>
          </table:table-cell>
          <table:table-cell table:style-name="ce371" office:value-type="float" office:value="365.959384664">
            <text:p>365.9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98">
            <text:p>98</text:p>
          </table:table-cell>
          <table:table-cell table:style-name="ce303" office:value-type="float" office:value="104">
            <text:p>104</text:p>
          </table:table-cell>
          <table:table-cell table:style-name="ce303" table:number-columns-repeated="3"/>
          <table:table-cell table:style-name="ce303" office:value-type="float" office:value="108">
            <text:p>108</text:p>
          </table:table-cell>
          <table:table-cell table:style-name="ce303" office:value-type="float" office:value="94">
            <text:p>94</text:p>
          </table:table-cell>
          <table:table-cell table:style-name="ce303" office:value-type="float" office:value="175">
            <text:p>175</text:p>
          </table:table-cell>
          <table:table-cell table:style-name="ce303" office:value-type="float" office:value="110">
            <text:p>110</text:p>
          </table:table-cell>
          <table:table-cell table:style-name="ce303" office:value-type="float" office:value="108">
            <text:p>108</text:p>
          </table:table-cell>
          <table:table-cell table:style-name="ce377" office:value-type="float" office:value="202">
            <text:p>202</text:p>
          </table:table-cell>
          <table:table-cell table:number-columns-repeated="2" table:style-name="ce303" office:value-type="float" office:value="139">
            <text:p>139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406.396698026">
            <text:p>406.40</text:p>
          </table:table-cell>
          <table:table-cell table:style-name="ce370" office:value-type="float" office:value="353.592716414">
            <text:p>353.5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59">
            <text:p>159</text:p>
          </table:table-cell>
          <table:table-cell table:style-name="ce4" table:number-columns-repeated="3"/>
          <table:table-cell table:style-name="ce4" office:value-type="float" office:value="97">
            <text:p>97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7">
            <text:p>97</text:p>
          </table:table-cell>
          <table:table-cell table:style-name="ce129" office:value-type="float" office:value="133">
            <text:p>133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97">
            <text:p>97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513.405354029">
            <text:p>513.41</text:p>
          </table:table-cell>
          <table:table-cell table:style-name="ce371" office:value-type="float" office:value="481.284950385">
            <text:p>481.2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6">
            <text:p>6</text:p>
          </table:table-cell>
          <table:table-cell table:style-name="ce303" office:value-type="float" office:value="257">
            <text:p>257</text:p>
          </table:table-cell>
          <table:table-cell table:style-name="ce303" table:number-columns-repeated="3"/>
          <table:table-cell table:style-name="ce303" office:value-type="float" office:value="6">
            <text:p>6</text:p>
          </table:table-cell>
          <table:table-cell table:style-name="ce303" office:value-type="float" office:value="257">
            <text:p>257</text:p>
          </table:table-cell>
          <table:table-cell table:style-name="ce303" office:value-type="float" office:value="109">
            <text:p>109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6">
            <text:p>6</text:p>
          </table:table-cell>
          <table:table-cell table:style-name="ce377" office:value-type="float" office:value="76">
            <text:p>76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13">
            <text:p>313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554.918798908">
            <text:p>554.92</text:p>
          </table:table-cell>
          <table:table-cell table:style-name="ce370" office:value-type="float" office:value="480.780462787">
            <text:p>480.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52">
            <text:p>52</text:p>
          </table:table-cell>
          <table:table-cell table:style-name="ce4" table:number-columns-repeated="3"/>
          <table:table-cell table:style-name="ce4" office:value-type="float" office:value="227">
            <text:p>227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227">
            <text:p>227</text:p>
          </table:table-cell>
          <table:table-cell table:style-name="ce129" office:value-type="float" office:value="114">
            <text:p>11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4">
            <text:p>4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315">
            <text:p>315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202">
            <text:p>202</text:p>
          </table:table-cell>
          <table:table-cell table:style-name="ce371" office:value-type="float" office:value="527.391833932">
            <text:p>527.39</text:p>
          </table:table-cell>
          <table:table-cell table:style-name="ce371" office:value-type="float" office:value="507.931752044">
            <text:p>507.93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5">
            <text:p>255</text:p>
          </table:table-cell>
          <table:table-cell table:style-name="ce303" office:value-type="float" office:value="8">
            <text:p>8</text:p>
          </table:table-cell>
          <table:table-cell table:style-name="ce303" table:number-columns-repeated="3"/>
          <table:table-cell table:style-name="ce303" office:value-type="float" office:value="256">
            <text:p>256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257">
            <text:p>257</text:p>
          </table:table-cell>
          <table:table-cell table:number-columns-repeated="2" table:style-name="ce303" office:value-type="float" office:value="256">
            <text:p>256</text:p>
          </table:table-cell>
          <table:table-cell table:style-name="ce377" office:value-type="float" office:value="58">
            <text:p>58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05">
            <text:p>205</text:p>
          </table:table-cell>
          <table:table-cell table:style-name="ce3" office:value-type="float" office:value="313">
            <text:p>313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73">
            <text:p>73</text:p>
          </table:table-cell>
          <table:table-cell table:style-name="ce370" office:value-type="float" office:value="561.17743602">
            <text:p>561.18</text:p>
          </table:table-cell>
          <table:table-cell table:style-name="ce370" office:value-type="float" office:value="537.719516629">
            <text:p>537.72</text:p>
          </table:table-cell>
          <table:table-cell table:style-name="ce3" office:value-type="float" office:value="85">
            <text:p>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62">
            <text:p>262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262">
            <text:p>262</text:p>
          </table:table-cell>
          <table:table-cell table:number-columns-repeated="3" table:style-name="ce4" office:value-type="float" office:value="1">
            <text:p>1</text:p>
          </table:table-cell>
          <table:table-cell table:style-name="ce129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7">
            <text:p>207</text:p>
          </table:table-cell>
          <table:table-cell table:number-columns-repeated="2" table:style-name="ce366" office:value-type="float" office:value="313">
            <text:p>313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610.517962707">
            <text:p>610.52</text:p>
          </table:table-cell>
          <table:table-cell table:style-name="ce371" office:value-type="float" office:value="509.096406485">
            <text:p>509.1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7">
            <text:p>257</text:p>
          </table:table-cell>
          <table:table-cell table:style-name="ce303" office:value-type="float" office:value="6">
            <text:p>6</text:p>
          </table:table-cell>
          <table:table-cell table:style-name="ce303" table:number-columns-repeated="3"/>
          <table:table-cell table:style-name="ce303" office:value-type="float" office:value="234">
            <text:p>234</text:p>
          </table:table-cell>
          <table:table-cell table:style-name="ce303" office:value-type="float" office:value="29">
            <text:p>29</text:p>
          </table:table-cell>
          <table:table-cell table:style-name="ce303" office:value-type="float" office:value="240">
            <text:p>240</text:p>
          </table:table-cell>
          <table:table-cell table:style-name="ce303" office:value-type="float" office:value="243">
            <text:p>243</text:p>
          </table:table-cell>
          <table:table-cell table:style-name="ce303" office:value-type="float" office:value="234">
            <text:p>234</text:p>
          </table:table-cell>
          <table:table-cell table:style-name="ce377" office:value-type="float" office:value="261">
            <text:p>261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08">
            <text:p>208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498.863862365">
            <text:p>498.86</text:p>
          </table:table-cell>
          <table:table-cell table:style-name="ce370" office:value-type="float" office:value="435.857080283">
            <text:p>435.8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6">
            <text:p>126</text:p>
          </table:table-cell>
          <table:table-cell table:style-name="ce4" table:number-columns-repeated="3"/>
          <table:table-cell table:style-name="ce4" office:value-type="float" office:value="144">
            <text:p>144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44">
            <text:p>144</text:p>
          </table:table-cell>
          <table:table-cell table:style-name="ce129" office:value-type="float" office:value="246">
            <text:p>246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464.29859281">
            <text:p>464.30</text:p>
          </table:table-cell>
          <table:table-cell table:style-name="ce371" office:value-type="float" office:value="410.121488239">
            <text:p>410.12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3">
            <text:p>253</text:p>
          </table:table-cell>
          <table:table-cell table:style-name="ce303" office:value-type="float" office:value="10">
            <text:p>10</text:p>
          </table:table-cell>
          <table:table-cell table:style-name="ce303" table:number-columns-repeated="3"/>
          <table:table-cell table:style-name="ce303" office:value-type="float" office:value="236">
            <text:p>236</text:p>
          </table:table-cell>
          <table:table-cell table:style-name="ce303" office:value-type="float" office:value="27">
            <text:p>27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62">
            <text:p>262</text:p>
          </table:table-cell>
          <table:table-cell table:style-name="ce303" office:value-type="float" office:value="236">
            <text:p>236</text:p>
          </table:table-cell>
          <table:table-cell table:style-name="ce377" office:value-type="float" office:value="78">
            <text:p>78</text:p>
          </table:table-cell>
          <table:table-cell table:style-name="ce303" office:value-type="float" office:value="157">
            <text:p>157</text:p>
          </table:table-cell>
          <table:table-cell table:style-name="ce303" office:value-type="float" office:value="23">
            <text:p>23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417.238855123">
            <text:p>417.24</text:p>
          </table:table-cell>
          <table:table-cell table:style-name="ce370" office:value-type="float" office:value="385.89627586">
            <text:p>385.9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08">
            <text:p>208</text:p>
          </table:table-cell>
          <table:table-cell table:style-name="ce4" table:number-columns-repeated="3"/>
          <table:table-cell table:style-name="ce4" office:value-type="float" office:value="54">
            <text:p>54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243">
            <text:p>24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9">
            <text:p>29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516.246998076">
            <text:p>516.25</text:p>
          </table:table-cell>
          <table:table-cell table:style-name="ce371" office:value-type="float" office:value="452.962806978">
            <text:p>452.9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61">
            <text:p>261</text:p>
          </table:table-cell>
          <table:table-cell table:style-name="ce303" office:value-type="float" office:value="2">
            <text:p>2</text:p>
          </table:table-cell>
          <table:table-cell table:style-name="ce303" table:number-columns-repeated="3"/>
          <table:table-cell table:style-name="ce303" office:value-type="float" office:value="200">
            <text:p>200</text:p>
          </table:table-cell>
          <table:table-cell table:style-name="ce303" office:value-type="float" office:value="63">
            <text:p>63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23">
            <text:p>223</text:p>
          </table:table-cell>
          <table:table-cell table:style-name="ce303" office:value-type="float" office:value="200">
            <text:p>200</text:p>
          </table:table-cell>
          <table:table-cell table:style-name="ce377" office:value-type="float" office:value="115">
            <text:p>115</text:p>
          </table:table-cell>
          <table:table-cell table:style-name="ce303" office:value-type="float" office:value="115">
            <text:p>115</text:p>
          </table:table-cell>
          <table:table-cell table:style-name="ce303" office:value-type="float" office:value="34">
            <text:p>34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">
          <table:table-cell table:style-name="ce272" office:value-type="string">
            <text:p>Native space</text:p>
          </table:table-cell>
          <table:table-cell table:number-columns-repeated="59"/>
        </table:table-row>
        <table:table-row table:style-name="ro1">
          <table:table-cell table:style-name="ce365" office:value-type="string">
            <text:p>CST_Right_ROI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368" office:value-type="string" table:number-columns-spanned="1" table:number-rows-spanned="2">
            <text:p>1NN loss function value</text:p>
          </table:table-cell>
          <table:table-cell table:style-name="ce368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22" office:value-type="string" table:number-columns-spanned="3" table:number-rows-spanned="1">
            <text:p>CST_ROI_MNI</text:p>
          </table:table-cell>
          <table:covered-table-cell table:number-columns-repeated="2" table:style-name="ce24"/>
          <table:table-cell table:number-columns-repeated="38"/>
        </table:table-row>
        <table:table-row table:style-name="ro24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369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number-columns-repeated="38"/>
        </table:table-row>
        <table:table-row table:style-name="ro11">
          <table:table-cell table:style-name="ce17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66.301128612">
            <text:p>566.30</text:p>
          </table:table-cell>
          <table:table-cell table:style-name="ce370" office:value-type="float" office:value="535.993818695">
            <text:p>535.99</text:p>
          </table:table-cell>
          <table:table-cell table:style-name="ce3" office:value-type="float" office:value="95">
            <text:p>95</text:p>
          </table:table-cell>
          <table:table-cell table:style-name="ce4" office:value-type="float" office:value="313">
            <text:p>313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314">
            <text:p>314</text:p>
          </table:table-cell>
          <table:table-cell table:style-name="ce4" office:value-type="float" office:value="309">
            <text:p>309</text:p>
          </table:table-cell>
          <table:table-cell table:style-name="ce129" office:value-type="float" office:value="252">
            <text:p>25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1">
            <text:p>201</text:p>
          </table:table-cell>
          <table:table-cell table:style-name="ce50" office:value-type="float" office:value="25">
            <text:p>25</text:p>
          </table:table-cell>
          <table:table-cell table:style-name="ce62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05">
            <text:p>105</text:p>
          </table:table-cell>
          <table:table-cell table:number-columns-repeated="30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082">
            <text:p>1082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469">
            <text:p>469</text:p>
          </table:table-cell>
          <table:table-cell table:style-name="ce371" office:value-type="float" office:value="444.305978677">
            <text:p>444.31</text:p>
          </table:table-cell>
          <table:table-cell table:style-name="ce371" office:value-type="float" office:value="412.923617301">
            <text:p>412.92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322">
            <text:p>322</text:p>
          </table:table-cell>
          <table:table-cell table:style-name="ce303" office:value-type="float" office:value="13">
            <text:p>13</text:p>
          </table:table-cell>
          <table:table-cell table:style-name="ce303" table:number-columns-repeated="3"/>
          <table:table-cell table:style-name="ce303" office:value-type="float" office:value="319">
            <text:p>319</text:p>
          </table:table-cell>
          <table:table-cell table:style-name="ce303" office:value-type="float" office:value="16">
            <text:p>16</text:p>
          </table:table-cell>
          <table:table-cell table:style-name="ce303" office:value-type="float" office:value="323">
            <text:p>323</text:p>
          </table:table-cell>
          <table:table-cell table:style-name="ce303" office:value-type="float" office:value="331">
            <text:p>331</text:p>
          </table:table-cell>
          <table:table-cell table:style-name="ce303" office:value-type="float" office:value="319">
            <text:p>319</text:p>
          </table:table-cell>
          <table:table-cell table:style-name="ce377" office:value-type="float" office:value="214">
            <text:p>214</text:p>
          </table:table-cell>
          <table:table-cell table:style-name="ce303" office:value-type="float" office:value="335">
            <text:p>335</text:p>
          </table:table-cell>
          <table:table-cell table:style-name="ce303" office:value-type="float" office:value="214">
            <text:p>214</text:p>
          </table:table-cell>
          <table:table-cell table:number-columns-repeated="3"/>
          <table:table-cell table:style-name="ce33" office:value-type="float" office:value="202">
            <text:p>202</text:p>
          </table:table-cell>
          <table:table-cell table:style-name="ce50" office:value-type="float" office:value="335">
            <text:p>335</text:p>
          </table:table-cell>
          <table:table-cell table:style-name="ce62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62" table:formula="of:=[.AC77]+50" office:value-type="float" office:value="787">
            <text:p>787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114">
            <text:p>114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9">
            <text:p>29</text:p>
          </table:table-cell>
          <table:table-cell table:style-name="ce370" office:value-type="float" office:value="522.104062063">
            <text:p>522.10</text:p>
          </table:table-cell>
          <table:table-cell table:style-name="ce370" office:value-type="float" office:value="446.782455677">
            <text:p>446.7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9">
            <text:p>309</text:p>
          </table:table-cell>
          <table:table-cell table:style-name="ce129" office:value-type="float" office:value="250">
            <text:p>25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3">
            <text:p>203</text:p>
          </table:table-cell>
          <table:table-cell table:style-name="ce50" office:value-type="float" office:value="469">
            <text:p>469</text:p>
          </table:table-cell>
          <table:table-cell table:style-name="ce62" table:formula="of:=[.AA78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62" table:formula="of:=[.AC78]+50" office:value-type="float" office:value="1082">
            <text:p>1082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05">
            <text:p>105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25">
            <text:p>25</text:p>
          </table:table-cell>
          <table:table-cell table:style-name="ce371" office:value-type="float" office:value="518.321943249">
            <text:p>518.32</text:p>
          </table:table-cell>
          <table:table-cell table:style-name="ce371" office:value-type="float" office:value="484.70481064">
            <text:p>484.7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328">
            <text:p>328</text:p>
          </table:table-cell>
          <table:table-cell table:style-name="ce303" table:number-columns-repeated="3"/>
          <table:table-cell table:style-name="ce303" office:value-type="float" office:value="33">
            <text:p>33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62">
            <text:p>62</text:p>
          </table:table-cell>
          <table:table-cell table:style-name="ce303" office:value-type="float" office:value="104">
            <text:p>104</text:p>
          </table:table-cell>
          <table:table-cell table:style-name="ce303" office:value-type="float" office:value="33">
            <text:p>33</text:p>
          </table:table-cell>
          <table:table-cell table:style-name="ce377" office:value-type="float" office:value="242">
            <text:p>242</text:p>
          </table:table-cell>
          <table:table-cell table:style-name="ce303" office:value-type="float" office:value="263">
            <text:p>263</text:p>
          </table:table-cell>
          <table:table-cell table:style-name="ce303" office:value-type="float" office:value="177">
            <text:p>177</text:p>
          </table:table-cell>
          <table:table-cell table:number-columns-repeated="3"/>
          <table:table-cell table:style-name="ce33" office:value-type="float" office:value="204">
            <text:p>204</text:p>
          </table:table-cell>
          <table:table-cell table:style-name="ce50" office:value-type="float" office:value="29">
            <text:p>29</text:p>
          </table:table-cell>
          <table:table-cell table:style-name="ce62" table:formula="of:=[.AA79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62" table:formula="of:=[.AC79]+50" office:value-type="float" office:value="114">
            <text:p>114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07">
            <text:p>207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382">
            <text:p>382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331">
            <text:p>331</text:p>
          </table:table-cell>
          <table:table-cell table:style-name="ce370" office:value-type="float" office:value="581.915937319">
            <text:p>581.92</text:p>
          </table:table-cell>
          <table:table-cell table:style-name="ce370" office:value-type="float" office:value="504.338866382">
            <text:p>504.3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0">
            <text:p>330</text:p>
          </table:table-cell>
          <table:table-cell table:style-name="ce129" office:value-type="float" office:value="273">
            <text:p>273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73">
            <text:p>273</text:p>
          </table:table-cell>
          <table:table-cell table:number-columns-repeated="3"/>
          <table:table-cell table:style-name="ce33" office:value-type="float" office:value="205">
            <text:p>205</text:p>
          </table:table-cell>
          <table:table-cell table:style-name="ce50" office:value-type="float" office:value="25">
            <text:p>25</text:p>
          </table:table-cell>
          <table:table-cell table:style-name="ce62" table:formula="of:=[.AA80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62" table:formula="of:=[.AC80]+50" office:value-type="float" office:value="105">
            <text:p>105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303" office:value-type="float" office:value="208">
            <text:p>208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571.560077882">
            <text:p>571.56</text:p>
          </table:table-cell>
          <table:table-cell table:style-name="ce371" office:value-type="float" office:value="505.009161169">
            <text:p>505.01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169">
            <text:p>169</text:p>
          </table:table-cell>
          <table:table-cell table:style-name="ce303" office:value-type="float" office:value="166">
            <text:p>166</text:p>
          </table:table-cell>
          <table:table-cell table:style-name="ce303" table:number-columns-repeated="3"/>
          <table:table-cell table:style-name="ce303" office:value-type="float" office:value="131">
            <text:p>131</text:p>
          </table:table-cell>
          <table:table-cell table:style-name="ce303" office:value-type="float" office:value="204">
            <text:p>204</text:p>
          </table:table-cell>
          <table:table-cell table:style-name="ce303" office:value-type="float" office:value="327">
            <text:p>327</text:p>
          </table:table-cell>
          <table:table-cell table:style-name="ce303" office:value-type="float" office:value="139">
            <text:p>139</text:p>
          </table:table-cell>
          <table:table-cell table:style-name="ce303" office:value-type="float" office:value="131">
            <text:p>131</text:p>
          </table:table-cell>
          <table:table-cell table:style-name="ce377" office:value-type="float" office:value="277">
            <text:p>277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"/>
          <table:table-cell table:style-name="ce33" office:value-type="float" office:value="207">
            <text:p>207</text:p>
          </table:table-cell>
          <table:table-cell table:style-name="ce50" office:value-type="float" office:value="331">
            <text:p>331</text:p>
          </table:table-cell>
          <table:table-cell table:style-name="ce62" table:formula="of:=[.AA81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62" table:formula="of:=[.AC81]+50" office:value-type="float" office:value="382">
            <text:p>382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10">
            <text:p>210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400.145957356">
            <text:p>400.15</text:p>
          </table:table-cell>
          <table:table-cell table:style-name="ce370" office:value-type="float" office:value="378.142799452">
            <text:p>378.1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27">
            <text:p>127</text:p>
          </table:table-cell>
          <table:table-cell table:style-name="ce4" table:number-columns-repeated="3"/>
          <table:table-cell table:style-name="ce4" office:value-type="float" office:value="212">
            <text:p>212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212">
            <text:p>212</text:p>
          </table:table-cell>
          <table:table-cell table:style-name="ce129" office:value-type="float" office:value="208">
            <text:p>208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8">
            <text:p>208</text:p>
          </table:table-cell>
          <table:table-cell table:style-name="ce50" office:value-type="float" office:value="37">
            <text:p>37</text:p>
          </table:table-cell>
          <table:table-cell table:style-name="ce62" table:formula="of:=[.AA82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62" table:formula="of:=[.AC82]+50" office:value-type="float" office:value="161">
            <text:p>161</text:p>
          </table:table-cell>
          <table:table-cell table:number-columns-repeated="30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634.95715134">
            <text:p>634.96</text:p>
          </table:table-cell>
          <table:table-cell table:style-name="ce371" office:value-type="float" office:value="595.55710944">
            <text:p>595.5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329">
            <text:p>329</text:p>
          </table:table-cell>
          <table:table-cell table:style-name="ce303" office:value-type="float" office:value="6">
            <text:p>6</text:p>
          </table:table-cell>
          <table:table-cell table:style-name="ce303" table:number-columns-repeated="3"/>
          <table:table-cell table:style-name="ce303" office:value-type="float" office:value="321">
            <text:p>321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312">
            <text:p>312</text:p>
          </table:table-cell>
          <table:table-cell table:style-name="ce303" office:value-type="float" office:value="334">
            <text:p>334</text:p>
          </table:table-cell>
          <table:table-cell table:style-name="ce303" office:value-type="float" office:value="321">
            <text:p>321</text:p>
          </table:table-cell>
          <table:table-cell table:style-name="ce377" office:value-type="float" office:value="174">
            <text:p>174</text:p>
          </table:table-cell>
          <table:table-cell table:style-name="ce303" office:value-type="float" office:value="290">
            <text:p>290</text:p>
          </table:table-cell>
          <table:table-cell table:style-name="ce303" office:value-type="float" office:value="141">
            <text:p>141</text:p>
          </table:table-cell>
          <table:table-cell table:number-columns-repeated="3"/>
          <table:table-cell table:style-name="ce33" office:value-type="float" office:value="210">
            <text:p>210</text:p>
          </table:table-cell>
          <table:table-cell table:style-name="ce50" office:value-type="float" office:value="238">
            <text:p>238</text:p>
          </table:table-cell>
          <table:table-cell table:style-name="ce62" table:formula="of:=[.AA83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62" table:formula="of:=[.AC83]+50" office:value-type="float" office:value="574">
            <text:p>574</text:p>
          </table:table-cell>
          <table:table-cell table:number-columns-repeated="30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557.273456963">
            <text:p>557.27</text:p>
          </table:table-cell>
          <table:table-cell table:style-name="ce370" office:value-type="float" office:value="451.040356862">
            <text:p>451.0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4" office:value-type="float" office:value="302">
            <text:p>30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302">
            <text:p>302</text:p>
          </table:table-cell>
          <table:table-cell table:style-name="ce129" office:value-type="float" office:value="258">
            <text:p>258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12">
            <text:p>212</text:p>
          </table:table-cell>
          <table:table-cell table:style-name="ce50" office:value-type="float" office:value="238">
            <text:p>238</text:p>
          </table:table-cell>
          <table:table-cell table:style-name="ce62" table:formula="of:=[.AA84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62" table:formula="of:=[.AC84]+50" office:value-type="float" office:value="350">
            <text:p>350</text:p>
          </table:table-cell>
          <table:table-cell table:number-columns-repeated="30"/>
        </table:table-row>
        <table:table-row table:style-name="ro11">
          <table:table-cell/>
          <table:table-cell table:style-name="ce27"/>
          <table:table-cell table:style-name="ce11" table:number-columns-repeated="2"/>
          <table:table-cell table:style-name="ce27" table:number-columns-repeated="2"/>
          <table:table-cell table:style-name="ce372" table:number-columns-repeated="2"/>
          <table:table-cell table:style-name="ce11"/>
          <table:table-cell table:style-name="ce27" table:number-columns-repeated="13"/>
          <table:table-cell table:number-columns-repeated="3"/>
          <table:table-cell table:style-name="ce33" office:value-type="float" office:value="213">
            <text:p>213</text:p>
          </table:table-cell>
          <table:table-cell table:style-name="ce53" office:value-type="float" office:value="286">
            <text:p>286</text:p>
          </table:table-cell>
          <table:table-cell table:style-name="ce62" table:formula="of:=[.AA85]+50" office:value-type="float" office:value="336">
            <text:p>336</text:p>
          </table:table-cell>
          <table:table-cell table:style-name="ce27" office:value-type="float" office:value="629">
            <text:p>629</text:p>
          </table:table-cell>
          <table:table-cell table:style-name="ce62" table:formula="of:=[.AC85]+50" office:value-type="float" office:value="679">
            <text:p>679</text:p>
          </table:table-cell>
          <table:table-cell table:number-columns-repeated="30"/>
        </table:table-row>
        <table:table-row table:style-name="ro11">
          <table:table-cell table:style-name="ce17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358.766442797">
            <text:p>358.77</text:p>
          </table:table-cell>
          <table:table-cell table:style-name="ce370" office:value-type="float" office:value="303.39375222">
            <text:p>303.3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number-columns-repeated="2" table:style-name="ce4" office:value-type="float" office:value="237">
            <text:p>237</text:p>
          </table:table-cell>
          <table:table-cell table:style-name="ce129" office:value-type="float" office:value="184">
            <text:p>184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464.91556458">
            <text:p>464.92</text:p>
          </table:table-cell>
          <table:table-cell table:style-name="ce371" office:value-type="float" office:value="414.807953815">
            <text:p>414.81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67">
            <text:p>167</text:p>
          </table:table-cell>
          <table:table-cell table:style-name="ce303" office:value-type="float" office:value="71">
            <text:p>71</text:p>
          </table:table-cell>
          <table:table-cell table:style-name="ce303" table:number-columns-repeated="3"/>
          <table:table-cell table:style-name="ce303" office:value-type="float" office:value="167">
            <text:p>167</text:p>
          </table:table-cell>
          <table:table-cell table:style-name="ce303" office:value-type="float" office:value="71">
            <text:p>71</text:p>
          </table:table-cell>
          <table:table-cell table:style-name="ce376" office:value-type="float" office:value="187">
            <text:p>187</text:p>
          </table:table-cell>
          <table:table-cell table:style-name="ce376" office:value-type="float" office:value="218">
            <text:p>218</text:p>
          </table:table-cell>
          <table:table-cell table:style-name="ce376" office:value-type="float" office:value="167">
            <text:p>167</text:p>
          </table:table-cell>
          <table:table-cell table:style-name="ce377" office:value-type="float" office:value="230">
            <text:p>230</text:p>
          </table:table-cell>
          <table:table-cell table:style-name="ce376" office:value-type="float" office:value="138">
            <text:p>138</text:p>
          </table:table-cell>
          <table:table-cell table:style-name="ce376" office:value-type="float" office:value="130">
            <text:p>130</text:p>
          </table:table-cell>
          <table:table-cell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409.549980416">
            <text:p>409.55</text:p>
          </table:table-cell>
          <table:table-cell table:style-name="ce370" office:value-type="float" office:value="370.595097905">
            <text:p>370.6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238">
            <text:p>238</text:p>
          </table:table-cell>
          <table:table-cell table:style-name="ce129" office:value-type="float" office:value="225">
            <text:p>225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49">
            <text:p>149</text:p>
          </table:table-cell>
          <table:table-cell/>
          <table:table-cell table:style-name="ce358" table:number-columns-repeated="36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434.181545502">
            <text:p>434.18</text:p>
          </table:table-cell>
          <table:table-cell table:style-name="ce371" office:value-type="float" office:value="377.64160806">
            <text:p>377.6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64">
            <text:p>64</text:p>
          </table:table-cell>
          <table:table-cell table:style-name="ce303" office:value-type="float" office:value="174">
            <text:p>174</text:p>
          </table:table-cell>
          <table:table-cell table:style-name="ce303" table:number-columns-repeated="3"/>
          <table:table-cell table:style-name="ce303" office:value-type="float" office:value="50">
            <text:p>50</text:p>
          </table:table-cell>
          <table:table-cell table:style-name="ce303" office:value-type="float" office:value="188">
            <text:p>188</text:p>
          </table:table-cell>
          <table:table-cell table:style-name="ce303" office:value-type="float" office:value="183">
            <text:p>183</text:p>
          </table:table-cell>
          <table:table-cell table:style-name="ce303" office:value-type="float" office:value="60">
            <text:p>60</text:p>
          </table:table-cell>
          <table:table-cell table:style-name="ce303" office:value-type="float" office:value="50">
            <text:p>50</text:p>
          </table:table-cell>
          <table:table-cell table:style-name="ce377" office:value-type="float" office:value="238">
            <text:p>238</text:p>
          </table:table-cell>
          <table:table-cell table:number-columns-repeated="2" table:style-name="ce303" office:value-type="float" office:value="0">
            <text:p>0</text:p>
          </table:table-cell>
          <table:table-cell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07.129358026">
            <text:p>507.13</text:p>
          </table:table-cell>
          <table:table-cell table:style-name="ce370" office:value-type="float" office:value="455.223010241">
            <text:p>455.2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38">
            <text:p>238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129" office:value-type="float" office:value="238">
            <text:p>238</text:p>
          </table:table-cell>
          <table:table-cell table:number-columns-repeated="2" table:style-name="ce4" office:value-type="float" office:value="230">
            <text:p>23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370.321658175">
            <text:p>370.32</text:p>
          </table:table-cell>
          <table:table-cell table:style-name="ce371" office:value-type="float" office:value="293.878148341">
            <text:p>293.8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number-columns-repeated="3" table:style-name="ce303" office:value-type="float" office:value="238">
            <text:p>238</text:p>
          </table:table-cell>
          <table:table-cell table:style-name="ce377" office:value-type="float" office:value="182">
            <text:p>182</text:p>
          </table:table-cell>
          <table:table-cell table:style-name="ce303" office:value-type="float" office:value="174">
            <text:p>174</text:p>
          </table:table-cell>
          <table:table-cell table:style-name="ce303" office:value-type="float" office:value="118">
            <text:p>118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37">
            <text:p>37</text:p>
          </table:table-cell>
          <table:table-cell table:style-name="ce370" office:value-type="float" office:value="383.485129728">
            <text:p>383.49</text:p>
          </table:table-cell>
          <table:table-cell table:style-name="ce370" office:value-type="float" office:value="334.197380376">
            <text:p>334.2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76">
            <text:p>17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76">
            <text:p>176</text:p>
          </table:table-cell>
          <table:table-cell table:style-name="ce129" office:value-type="float" office:value="238">
            <text:p>238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303" office:value-type="float" office:value="210">
            <text:p>210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574">
            <text:p>57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394.666275019">
            <text:p>394.67</text:p>
          </table:table-cell>
          <table:table-cell table:style-name="ce371" office:value-type="float" office:value="349.272305609">
            <text:p>349.2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92">
            <text:p>192</text:p>
          </table:table-cell>
          <table:table-cell table:style-name="ce303" office:value-type="float" office:value="46">
            <text:p>46</text:p>
          </table:table-cell>
          <table:table-cell table:style-name="ce303" table:number-columns-repeated="3"/>
          <table:table-cell table:style-name="ce303" office:value-type="float" office:value="190">
            <text:p>190</text:p>
          </table:table-cell>
          <table:table-cell table:style-name="ce303" office:value-type="float" office:value="48">
            <text:p>48</text:p>
          </table:table-cell>
          <table:table-cell table:style-name="ce303" office:value-type="float" office:value="193">
            <text:p>193</text:p>
          </table:table-cell>
          <table:table-cell table:style-name="ce303" office:value-type="float" office:value="235">
            <text:p>235</text:p>
          </table:table-cell>
          <table:table-cell table:style-name="ce303" office:value-type="float" office:value="190">
            <text:p>190</text:p>
          </table:table-cell>
          <table:table-cell table:style-name="ce377" office:value-type="float" office:value="89">
            <text:p>89</text:p>
          </table:table-cell>
          <table:table-cell table:number-columns-repeated="2" table:style-name="ce303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45.511780826">
            <text:p>445.51</text:p>
          </table:table-cell>
          <table:table-cell table:style-name="ce370" office:value-type="float" office:value="369.083198877">
            <text:p>369.0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3"/>
          <table:table-cell table:style-name="ce4" office:value-type="float" office:value="112">
            <text:p>112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112">
            <text:p>112</text:p>
          </table:table-cell>
          <table:table-cell table:style-name="ce129" office:value-type="float" office:value="206">
            <text:p>206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44" table:number-columns-repeated="2"/>
          <table:table-cell table:style-name="ce53" table:number-columns-repeated="2"/>
          <table:table-cell table:style-name="ce30"/>
          <table:table-cell table:style-name="ce373" table:number-columns-repeated="2"/>
          <table:table-cell table:style-name="ce30" table:number-columns-repeated="6"/>
          <table:table-cell table:number-columns-repeated="9"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59"/>
          <table:table-cell table:style-name="ce18"/>
          <table:table-cell table:style-name="ce359" table:number-columns-repeated="2"/>
          <table:table-cell table:style-name="ce360"/>
          <table:table-cell table:style-name="ce363"/>
          <table:table-cell table:style-name="ce359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359"/>
          <table:table-cell table:style-name="ce18"/>
          <table:table-cell table:style-name="ce359" table:number-columns-repeated="2"/>
          <table:table-cell table:style-name="ce360"/>
          <table:table-cell table:style-name="ce36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 office:value-type="float" office:value="213">
            <text:p>21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739.838251188">
            <text:p>739.84</text:p>
          </table:table-cell>
          <table:table-cell table:style-name="ce370" office:value-type="float" office:value="670.057346725">
            <text:p>670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60">
            <text:p>60</text:p>
          </table:table-cell>
          <table:table-cell table:style-name="ce4" office:value-type="float" office:value="226">
            <text:p>226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60">
            <text:p>60</text:p>
          </table:table-cell>
          <table:table-cell table:style-name="ce129" office:value-type="float" office:value="129">
            <text:p>129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129">
            <text:p>129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685.02171869">
            <text:p>685.02</text:p>
          </table:table-cell>
          <table:table-cell table:style-name="ce371" office:value-type="float" office:value="590.166354184">
            <text:p>590.1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">
            <text:p>2</text:p>
          </table:table-cell>
          <table:table-cell table:style-name="ce303" office:value-type="float" office:value="284">
            <text:p>284</text:p>
          </table:table-cell>
          <table:table-cell table:style-name="ce303" table:number-columns-repeated="3"/>
          <table:table-cell table:style-name="ce303" office:value-type="float" office:value="16">
            <text:p>16</text:p>
          </table:table-cell>
          <table:table-cell table:style-name="ce303" office:value-type="float" office:value="270">
            <text:p>270</text:p>
          </table:table-cell>
          <table:table-cell table:style-name="ce376" office:value-type="float" office:value="56">
            <text:p>56</text:p>
          </table:table-cell>
          <table:table-cell table:style-name="ce376" office:value-type="float" office:value="205">
            <text:p>205</text:p>
          </table:table-cell>
          <table:table-cell table:style-name="ce376" office:value-type="float" office:value="16">
            <text:p>16</text:p>
          </table:table-cell>
          <table:table-cell table:style-name="ce377" office:value-type="float" office:value="20">
            <text:p>20</text:p>
          </table:table-cell>
          <table:table-cell table:style-name="ce376" office:value-type="float" office:value="91">
            <text:p>91</text:p>
          </table:table-cell>
          <table:table-cell table:style-name="ce376" office:value-type="float" office:value="14">
            <text:p>14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587.239449077">
            <text:p>587.24</text:p>
          </table:table-cell>
          <table:table-cell table:style-name="ce370" office:value-type="float" office:value="544.280341693">
            <text:p>544.2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5">
            <text:p>245</text:p>
          </table:table-cell>
          <table:table-cell table:style-name="ce4" table:number-columns-repeated="3"/>
          <table:table-cell table:style-name="ce4" office:value-type="float" office:value="29">
            <text:p>29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9">
            <text:p>29</text:p>
          </table:table-cell>
          <table:table-cell table:style-name="ce129" office:value-type="float" office:value="40">
            <text:p>4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0">
            <text:p>10</text:p>
          </table:table-cell>
          <table:table-cell/>
          <table:table-cell table:style-name="ce210"/>
          <table:table-cell table:style-name="ce361" table:number-columns-repeated="2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676.357213754">
            <text:p>676.36</text:p>
          </table:table-cell>
          <table:table-cell table:style-name="ce371" office:value-type="float" office:value="614.718906315">
            <text:p>614.72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11">
            <text:p>111</text:p>
          </table:table-cell>
          <table:table-cell table:style-name="ce303" office:value-type="float" office:value="175">
            <text:p>175</text:p>
          </table:table-cell>
          <table:table-cell table:style-name="ce303" table:number-columns-repeated="3"/>
          <table:table-cell table:style-name="ce303" office:value-type="float" office:value="112">
            <text:p>112</text:p>
          </table:table-cell>
          <table:table-cell table:style-name="ce303" office:value-type="float" office:value="174">
            <text:p>174</text:p>
          </table:table-cell>
          <table:table-cell table:style-name="ce303" office:value-type="float" office:value="153">
            <text:p>153</text:p>
          </table:table-cell>
          <table:table-cell table:style-name="ce303" office:value-type="float" office:value="118">
            <text:p>118</text:p>
          </table:table-cell>
          <table:table-cell table:style-name="ce303" office:value-type="float" office:value="112">
            <text:p>112</text:p>
          </table:table-cell>
          <table:table-cell table:style-name="ce377" office:value-type="float" office:value="19">
            <text:p>19</text:p>
          </table:table-cell>
          <table:table-cell table:style-name="ce303" office:value-type="float" office:value="286">
            <text:p>286</text:p>
          </table:table-cell>
          <table:table-cell table:style-name="ce303" office:value-type="float" office:value="19">
            <text:p>19</text:p>
          </table:table-cell>
          <table:table-cell/>
          <table:table-cell table:style-name="ce30" table:number-columns-repeated="9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0" table:number-columns-repeated="6"/>
          <table:table-cell table:style-name="ce210"/>
          <table:table-cell table:style-name="ce15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979.720664022">
            <text:p>979.72</text:p>
          </table:table-cell>
          <table:table-cell table:style-name="ce370" office:value-type="float" office:value="917.060799535">
            <text:p>917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style-name="ce4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number-columns-repeated="2" table:style-name="ce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29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27" office:value-type="float" office:value="7">
            <text:p>7</text:p>
          </table:table-cell>
          <table:table-cell/>
          <table:table-cell table:style-name="ce30" table:number-columns-repeated="9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0" table:number-columns-repeated="10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686.866864006">
            <text:p>686.87</text:p>
          </table:table-cell>
          <table:table-cell table:style-name="ce371" office:value-type="float" office:value="598.537854784">
            <text:p>598.5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70">
            <text:p>270</text:p>
          </table:table-cell>
          <table:table-cell table:style-name="ce303" office:value-type="float" office:value="16">
            <text:p>16</text:p>
          </table:table-cell>
          <table:table-cell table:style-name="ce303" table:number-columns-repeated="3"/>
          <table:table-cell table:style-name="ce303" office:value-type="float" office:value="272">
            <text:p>272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272">
            <text:p>272</text:p>
          </table:table-cell>
          <table:table-cell table:style-name="ce377" office:value-type="float" office:value="158">
            <text:p>158</text:p>
          </table:table-cell>
          <table:table-cell table:style-name="ce303" office:value-type="float" office:value="107">
            <text:p>107</text:p>
          </table:table-cell>
          <table:table-cell table:style-name="ce303" office:value-type="float" office:value="88">
            <text:p>88</text:p>
          </table:table-cell>
          <table:table-cell/>
          <table:table-cell table:style-name="ce30" table:number-columns-repeated="9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157"/>
          <table:table-cell table:style-name="ce210"/>
          <table:table-cell table:style-name="ce30" table:number-columns-repeated="3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30" table:number-columns-repeated="1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37">
            <text:p>37</text:p>
          </table:table-cell>
          <table:table-cell table:style-name="ce370" office:value-type="float" office:value="756.595311417">
            <text:p>756.60</text:p>
          </table:table-cell>
          <table:table-cell table:style-name="ce370" office:value-type="float" office:value="698.277681078">
            <text:p>698.28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2">
            <text:p>2</text:p>
          </table:table-cell>
          <table:table-cell table:style-name="ce129" office:value-type="float" office:value="80">
            <text:p>8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36">
            <text:p>36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0">
            <text:p>210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574">
            <text:p>574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661.726803197">
            <text:p>661.73</text:p>
          </table:table-cell>
          <table:table-cell table:style-name="ce371" office:value-type="float" office:value="574.696577649">
            <text:p>574.7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285">
            <text:p>285</text:p>
          </table:table-cell>
          <table:table-cell table:style-name="ce303" table:number-columns-repeated="3"/>
          <table:table-cell table:style-name="ce303" office:value-type="float" office:value="1">
            <text:p>1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15">
            <text:p>15</text:p>
          </table:table-cell>
          <table:table-cell table:style-name="ce303" office:value-type="float" office:value="58">
            <text:p>58</text:p>
          </table:table-cell>
          <table:table-cell table:style-name="ce303" office:value-type="float" office:value="1">
            <text:p>1</text:p>
          </table:table-cell>
          <table:table-cell table:style-name="ce377" office:value-type="float" office:value="83">
            <text:p>83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71">
            <text:p>71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2">
            <text:p>212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695.377431917">
            <text:p>695.38</text:p>
          </table:table-cell>
          <table:table-cell table:style-name="ce370" office:value-type="float" office:value="630.252235507">
            <text:p>630.2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table:number-columns-repeated="3"/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5">
            <text:p>25</text:p>
          </table:table-cell>
          <table:table-cell table:style-name="ce370" table:number-columns-repeated="2"/>
          <table:table-cell table:style-name="ce3"/>
          <table:table-cell table:style-name="ce4" office:value-type="float" office:value="354">
            <text:p>354</text:p>
          </table:table-cell>
          <table:table-cell table:style-name="ce4" office:value-type="float" office:value="115">
            <text:p>115</text:p>
          </table:table-cell>
          <table:table-cell table:style-name="ce4" table:number-columns-repeated="3"/>
          <table:table-cell table:style-name="ce4" office:value-type="float" office:value="328">
            <text:p>3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28">
            <text:p>328</text:p>
          </table:table-cell>
          <table:table-cell table:style-name="ce129" office:value-type="float" office:value="466">
            <text:p>466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335">
            <text:p>335</text:p>
          </table:table-cell>
          <table:table-cell table:style-name="ce371" table:number-columns-repeated="2"/>
          <table:table-cell table:style-name="ce366"/>
          <table:table-cell table:style-name="ce303" office:value-type="float" office:value="363">
            <text:p>363</text:p>
          </table:table-cell>
          <table:table-cell table:style-name="ce303" office:value-type="float" office:value="106">
            <text:p>106</text:p>
          </table:table-cell>
          <table:table-cell table:style-name="ce303" table:number-columns-repeated="3"/>
          <table:table-cell table:style-name="ce303" office:value-type="float" office:value="329">
            <text:p>329</text:p>
          </table:table-cell>
          <table:table-cell table:style-name="ce303" office:value-type="float" office:value="140">
            <text:p>140</text:p>
          </table:table-cell>
          <table:table-cell table:style-name="ce303" office:value-type="float" office:value="425">
            <text:p>425</text:p>
          </table:table-cell>
          <table:table-cell table:style-name="ce303" office:value-type="float" office:value="373">
            <text:p>373</text:p>
          </table:table-cell>
          <table:table-cell table:style-name="ce303" office:value-type="float" office:value="329">
            <text:p>329</text:p>
          </table:table-cell>
          <table:table-cell table:style-name="ce377" office:value-type="float" office:value="108">
            <text:p>108</text:p>
          </table:table-cell>
          <table:table-cell table:style-name="ce303" office:value-type="float" office:value="383">
            <text:p>383</text:p>
          </table:table-cell>
          <table:table-cell table:style-name="ce303" office:value-type="float" office:value="77">
            <text:p>77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19">
            <text:p>519</text:p>
          </table:table-cell>
          <table:table-cell table:style-name="ce4" office:value-type="float" office:value="114">
            <text:p>114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9">
            <text:p>29</text:p>
          </table:table-cell>
          <table:table-cell table:style-name="ce370" table:number-columns-repeated="2"/>
          <table:table-cell table:style-name="ce3"/>
          <table:table-cell table:style-name="ce4" office:value-type="float" office:value="400">
            <text:p>400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3"/>
          <table:table-cell table:style-name="ce4" office:value-type="float" office:value="339">
            <text:p>33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39">
            <text:p>339</text:p>
          </table:table-cell>
          <table:table-cell table:style-name="ce129" office:value-type="float" office:value="293">
            <text:p>29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105">
            <text:p>105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25">
            <text:p>25</text:p>
          </table:table-cell>
          <table:table-cell table:style-name="ce371" table:number-columns-repeated="2"/>
          <table:table-cell table:style-name="ce366"/>
          <table:table-cell table:style-name="ce303" office:value-type="float" office:value="41">
            <text:p>41</text:p>
          </table:table-cell>
          <table:table-cell table:style-name="ce303" office:value-type="float" office:value="428">
            <text:p>428</text:p>
          </table:table-cell>
          <table:table-cell table:style-name="ce303" table:number-columns-repeated="3"/>
          <table:table-cell table:style-name="ce303" office:value-type="float" office:value="109">
            <text:p>109</text:p>
          </table:table-cell>
          <table:table-cell table:style-name="ce303" office:value-type="float" office:value="360">
            <text:p>360</text:p>
          </table:table-cell>
          <table:table-cell table:style-name="ce303" office:value-type="float" office:value="109">
            <text:p>109</text:p>
          </table:table-cell>
          <table:table-cell table:style-name="ce303" office:value-type="float" office:value="290">
            <text:p>290</text:p>
          </table:table-cell>
          <table:table-cell table:style-name="ce303" office:value-type="float" office:value="109">
            <text:p>109</text:p>
          </table:table-cell>
          <table:table-cell table:style-name="ce377" office:value-type="float" office:value="221">
            <text:p>221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142">
            <text:p>14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7">
            <text:p>207</text:p>
          </table:table-cell>
          <table:table-cell table:style-name="ce3" office:value-type="float" office:value="519">
            <text:p>519</text:p>
          </table:table-cell>
          <table:table-cell table:style-name="ce4" office:value-type="float" office:value="382">
            <text:p>382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331">
            <text:p>331</text:p>
          </table:table-cell>
          <table:table-cell table:style-name="ce370" office:value-type="float" office:value="1079.0113207">
            <text:p>1079.01</text:p>
          </table:table-cell>
          <table:table-cell table:style-name="ce370" office:value-type="float" office:value="1010.28683999">
            <text:p>1010.2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32">
            <text:p>32</text:p>
          </table:table-cell>
          <table:table-cell table:style-name="ce4" table:number-columns-repeated="3"/>
          <table:table-cell table:style-name="ce4" office:value-type="float" office:value="431">
            <text:p>431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431">
            <text:p>431</text:p>
          </table:table-cell>
          <table:table-cell table:style-name="ce129" office:value-type="float" office:value="193">
            <text:p>19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88">
            <text:p>188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8">
            <text:p>208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1113.59190577">
            <text:p>1113.59</text:p>
          </table:table-cell>
          <table:table-cell table:style-name="ce371" office:value-type="float" office:value="1022.07177476">
            <text:p>1022.0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167">
            <text:p>167</text:p>
          </table:table-cell>
          <table:table-cell table:style-name="ce303" table:number-columns-repeated="3"/>
          <table:table-cell table:style-name="ce303" office:value-type="float" office:value="254">
            <text:p>254</text:p>
          </table:table-cell>
          <table:table-cell table:style-name="ce303" office:value-type="float" office:value="215">
            <text:p>215</text:p>
          </table:table-cell>
          <table:table-cell table:style-name="ce303" office:value-type="float" office:value="443">
            <text:p>443</text:p>
          </table:table-cell>
          <table:table-cell table:style-name="ce303" office:value-type="float" office:value="273">
            <text:p>273</text:p>
          </table:table-cell>
          <table:table-cell table:style-name="ce303" office:value-type="float" office:value="254">
            <text:p>254</text:p>
          </table:table-cell>
          <table:table-cell table:style-name="ce377" office:value-type="float" office:value="368">
            <text:p>368</text:p>
          </table:table-cell>
          <table:table-cell table:style-name="ce303" office:value-type="float" office:value="76">
            <text:p>76</text:p>
          </table:table-cell>
          <table:table-cell table:style-name="ce303" office:value-type="float" office:value="31">
            <text:p>31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10">
            <text:p>210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735.834230595">
            <text:p>735.83</text:p>
          </table:table-cell>
          <table:table-cell table:style-name="ce370" office:value-type="float" office:value="696.832709159">
            <text:p>696.8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3"/>
          <table:table-cell table:style-name="ce4" office:value-type="float" office:value="171">
            <text:p>171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171">
            <text:p>171</text:p>
          </table:table-cell>
          <table:table-cell table:style-name="ce129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1167.88605997">
            <text:p>1167.89</text:p>
          </table:table-cell>
          <table:table-cell table:style-name="ce371" office:value-type="float" office:value="1121.04325214">
            <text:p>1121.04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78">
            <text:p>278</text:p>
          </table:table-cell>
          <table:table-cell table:style-name="ce303" office:value-type="float" office:value="191">
            <text:p>191</text:p>
          </table:table-cell>
          <table:table-cell table:style-name="ce303" table:number-columns-repeated="3"/>
          <table:table-cell table:style-name="ce303" office:value-type="float" office:value="250">
            <text:p>250</text:p>
          </table:table-cell>
          <table:table-cell table:style-name="ce303" office:value-type="float" office:value="219">
            <text:p>219</text:p>
          </table:table-cell>
          <table:table-cell table:style-name="ce303" office:value-type="float" office:value="280">
            <text:p>280</text:p>
          </table:table-cell>
          <table:table-cell table:style-name="ce303" office:value-type="float" office:value="417">
            <text:p>417</text:p>
          </table:table-cell>
          <table:table-cell table:style-name="ce303" office:value-type="float" office:value="250">
            <text:p>250</text:p>
          </table:table-cell>
          <table:table-cell table:style-name="ce377" office:value-type="float" office:value="75">
            <text:p>75</text:p>
          </table:table-cell>
          <table:table-cell table:style-name="ce303" office:value-type="float" office:value="341">
            <text:p>341</text:p>
          </table:table-cell>
          <table:table-cell table:style-name="ce303" office:value-type="float" office:value="35">
            <text:p>35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883.71814132">
            <text:p>883.72</text:p>
          </table:table-cell>
          <table:table-cell table:style-name="ce370" office:value-type="float" office:value="830.655444488">
            <text:p>830.6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45">
            <text:p>445</text:p>
          </table:table-cell>
          <table:table-cell table:style-name="ce4" office:value-type="float" office:value="24">
            <text:p>24</text:p>
          </table:table-cell>
          <table:table-cell table:style-name="ce4" table:number-columns-repeated="3"/>
          <table:table-cell table:style-name="ce4" office:value-type="float" office:value="401">
            <text:p>40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461">
            <text:p>461</text:p>
          </table:table-cell>
          <table:table-cell table:style-name="ce4" office:value-type="float" office:value="401">
            <text:p>401</text:p>
          </table:table-cell>
          <table:table-cell table:style-name="ce129" office:value-type="float" office:value="464">
            <text:p>46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75.57675622">
            <text:p>575.58</text:p>
          </table:table-cell>
          <table:table-cell table:style-name="ce370" office:value-type="float" office:value="496.152609684">
            <text:p>496.1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44">
            <text:p>144</text:p>
          </table:table-cell>
          <table:table-cell table:style-name="ce4" table:number-columns-repeated="3"/>
          <table:table-cell table:style-name="ce4" office:value-type="float" office:value="213">
            <text:p>21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31">
            <text:p>331</text:p>
          </table:table-cell>
          <table:table-cell table:number-columns-repeated="2" table:style-name="ce4" office:value-type="float" office:value="213">
            <text:p>213</text:p>
          </table:table-cell>
          <table:table-cell table:style-name="ce129" office:value-type="float" office:value="285">
            <text:p>285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516.93076568">
            <text:p>516.93</text:p>
          </table:table-cell>
          <table:table-cell table:style-name="ce371" office:value-type="float" office:value="484.20208499">
            <text:p>484.2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9">
            <text:p>39</text:p>
          </table:table-cell>
          <table:table-cell table:style-name="ce303" office:value-type="float" office:value="292">
            <text:p>292</text:p>
          </table:table-cell>
          <table:table-cell table:style-name="ce303" table:number-columns-repeated="3"/>
          <table:table-cell table:style-name="ce303" office:value-type="float" office:value="59">
            <text:p>59</text:p>
          </table:table-cell>
          <table:table-cell table:style-name="ce303" office:value-type="float" office:value="272">
            <text:p>272</text:p>
          </table:table-cell>
          <table:table-cell table:style-name="ce376" office:value-type="float" office:value="259">
            <text:p>259</text:p>
          </table:table-cell>
          <table:table-cell table:style-name="ce376" office:value-type="float" office:value="131">
            <text:p>131</text:p>
          </table:table-cell>
          <table:table-cell table:style-name="ce376" office:value-type="float" office:value="59">
            <text:p>59</text:p>
          </table:table-cell>
          <table:table-cell table:style-name="ce377" office:value-type="float" office:value="297">
            <text:p>297</text:p>
          </table:table-cell>
          <table:table-cell table:style-name="ce376" office:value-type="float" office:value="268">
            <text:p>268</text:p>
          </table:table-cell>
          <table:table-cell table:style-name="ce376" office:value-type="float" office:value="239">
            <text:p>23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81">
            <text:p>381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458.787475831">
            <text:p>458.79</text:p>
          </table:table-cell>
          <table:table-cell table:style-name="ce370" office:value-type="float" office:value="413.380301538">
            <text:p>413.3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175">
            <text:p>175</text:p>
          </table:table-cell>
          <table:table-cell table:style-name="ce4" table:number-columns-repeated="3"/>
          <table:table-cell table:style-name="ce4" office:value-type="float" office:value="170">
            <text:p>17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331">
            <text:p>331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129" office:value-type="float" office:value="129">
            <text:p>129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129">
            <text:p>12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617.154543399">
            <text:p>617.15</text:p>
          </table:table-cell>
          <table:table-cell table:style-name="ce371" office:value-type="float" office:value="531.145363874">
            <text:p>531.15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31">
            <text:p>331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322">
            <text:p>322</text:p>
          </table:table-cell>
          <table:table-cell table:style-name="ce303" office:value-type="float" office:value="9">
            <text:p>9</text:p>
          </table:table-cell>
          <table:table-cell table:style-name="ce303" office:value-type="float" office:value="331">
            <text:p>331</text:p>
          </table:table-cell>
          <table:table-cell table:number-columns-repeated="2" table:style-name="ce303" office:value-type="float" office:value="322">
            <text:p>322</text:p>
          </table:table-cell>
          <table:table-cell table:style-name="ce377" office:value-type="float" office:value="215">
            <text:p>215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381">
            <text:p>381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921.991707847">
            <text:p>921.99</text:p>
          </table:table-cell>
          <table:table-cell table:style-name="ce370" office:value-type="float" office:value="792.373649622">
            <text:p>792.37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1">
            <text:p>33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float" office:value="327">
            <text:p>327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129" office:value-type="float" office:value="110">
            <text:p>110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89">
            <text:p>89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8">
            <text:p>208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441.784328311">
            <text:p>441.78</text:p>
          </table:table-cell>
          <table:table-cell table:style-name="ce371" office:value-type="float" office:value="376.688722498">
            <text:p>376.69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05">
            <text:p>205</text:p>
          </table:table-cell>
          <table:table-cell table:style-name="ce303" office:value-type="float" office:value="126">
            <text:p>126</text:p>
          </table:table-cell>
          <table:table-cell table:style-name="ce303" table:number-columns-repeated="3"/>
          <table:table-cell table:style-name="ce303" office:value-type="float" office:value="197">
            <text:p>197</text:p>
          </table:table-cell>
          <table:table-cell table:style-name="ce303" office:value-type="float" office:value="134">
            <text:p>134</text:p>
          </table:table-cell>
          <table:table-cell table:style-name="ce303" office:value-type="float" office:value="331">
            <text:p>331</text:p>
          </table:table-cell>
          <table:table-cell table:number-columns-repeated="2" table:style-name="ce303" office:value-type="float" office:value="197">
            <text:p>197</text:p>
          </table:table-cell>
          <table:table-cell table:style-name="ce377" office:value-type="float" office:value="316">
            <text:p>316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506.02165905">
            <text:p>506.02</text:p>
          </table:table-cell>
          <table:table-cell table:style-name="ce370" office:value-type="float" office:value="418.622946371">
            <text:p>418.6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0">
            <text:p>330</text:p>
          </table:table-cell>
          <table:table-cell table:style-name="ce4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0">
            <text:p>0</text:p>
          </table:table-cell>
          <table:table-cell table:style-name="ce129" office:value-type="float" office:value="202">
            <text:p>20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438.443874585">
            <text:p>438.44</text:p>
          </table:table-cell>
          <table:table-cell table:style-name="ce371" office:value-type="float" office:value="391.7037418">
            <text:p>391.7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15">
            <text:p>215</text:p>
          </table:table-cell>
          <table:table-cell table:style-name="ce303" office:value-type="float" office:value="116">
            <text:p>116</text:p>
          </table:table-cell>
          <table:table-cell table:style-name="ce303" table:number-columns-repeated="3"/>
          <table:table-cell table:style-name="ce303" office:value-type="float" office:value="231">
            <text:p>231</text:p>
          </table:table-cell>
          <table:table-cell table:style-name="ce303" office:value-type="float" office:value="100">
            <text:p>100</text:p>
          </table:table-cell>
          <table:table-cell table:style-name="ce303" office:value-type="float" office:value="231">
            <text:p>231</text:p>
          </table:table-cell>
          <table:table-cell table:style-name="ce303" office:value-type="float" office:value="330">
            <text:p>330</text:p>
          </table:table-cell>
          <table:table-cell table:style-name="ce303" office:value-type="float" office:value="231">
            <text:p>231</text:p>
          </table:table-cell>
          <table:table-cell table:style-name="ce377" office:value-type="float" office:value="38">
            <text:p>38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36">
            <text:p>36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73.962376716">
            <text:p>473.96</text:p>
          </table:table-cell>
          <table:table-cell table:style-name="ce370" office:value-type="float" office:value="394.496363209">
            <text:p>394.5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232">
            <text:p>23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303">
            <text:p>303</text:p>
          </table:table-cell>
          <table:table-cell table:style-name="ce4" office:value-type="float" office:value="232">
            <text:p>232</text:p>
          </table:table-cell>
          <table:table-cell table:style-name="ce129" office:value-type="float" office:value="331">
            <text:p>33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444.339607881">
            <text:p>444.34</text:p>
          </table:table-cell>
          <table:table-cell table:style-name="ce370" office:value-type="float" office:value="397.53721394">
            <text:p>397.5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45">
            <text:p>45</text:p>
          </table:table-cell>
          <table:table-cell table:style-name="ce4" table:number-columns-repeated="3"/>
          <table:table-cell table:style-name="ce4" office:value-type="float" office:value="193">
            <text:p>1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38">
            <text:p>238</text:p>
          </table:table-cell>
          <table:table-cell table:number-columns-repeated="2" table:style-name="ce4" office:value-type="float" office:value="193">
            <text:p>193</text:p>
          </table:table-cell>
          <table:table-cell table:style-name="ce129" office:value-type="float" office:value="26">
            <text:p>26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362.312760241">
            <text:p>362.31</text:p>
          </table:table-cell>
          <table:table-cell table:style-name="ce371" office:value-type="float" office:value="340.049074783">
            <text:p>340.05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45">
            <text:p>145</text:p>
          </table:table-cell>
          <table:table-cell table:style-name="ce303" office:value-type="float" office:value="93">
            <text:p>93</text:p>
          </table:table-cell>
          <table:table-cell table:style-name="ce303" table:number-columns-repeated="3"/>
          <table:table-cell table:style-name="ce303" office:value-type="float" office:value="143">
            <text:p>143</text:p>
          </table:table-cell>
          <table:table-cell table:style-name="ce303" office:value-type="float" office:value="95">
            <text:p>95</text:p>
          </table:table-cell>
          <table:table-cell table:style-name="ce376" office:value-type="float" office:value="232">
            <text:p>232</text:p>
          </table:table-cell>
          <table:table-cell table:style-name="ce376" office:value-type="float" office:value="149">
            <text:p>149</text:p>
          </table:table-cell>
          <table:table-cell table:style-name="ce376" office:value-type="float" office:value="143">
            <text:p>143</text:p>
          </table:table-cell>
          <table:table-cell table:style-name="ce377" office:value-type="float" office:value="81">
            <text:p>81</text:p>
          </table:table-cell>
          <table:table-cell table:style-name="ce376" office:value-type="float" office:value="67">
            <text:p>67</text:p>
          </table:table-cell>
          <table:table-cell table:style-name="ce376" office:value-type="float" office:value="19">
            <text:p>1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391.893452554">
            <text:p>391.89</text:p>
          </table:table-cell>
          <table:table-cell table:style-name="ce370" office:value-type="float" office:value="334.210045067">
            <text:p>334.2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36">
            <text:p>36</text:p>
          </table:table-cell>
          <table:table-cell table:style-name="ce4" table:number-columns-repeated="3"/>
          <table:table-cell table:style-name="ce4" office:value-type="float" office:value="214">
            <text:p>21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14">
            <text:p>214</text:p>
          </table:table-cell>
          <table:table-cell table:style-name="ce129" office:value-type="float" office:value="2">
            <text:p>2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2">
            <text:p>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432.754307423">
            <text:p>432.75</text:p>
          </table:table-cell>
          <table:table-cell table:style-name="ce371" office:value-type="float" office:value="399.928290713">
            <text:p>399.93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224">
            <text:p>224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25">
            <text:p>225</text:p>
          </table:table-cell>
          <table:table-cell table:style-name="ce303" office:value-type="float" office:value="224">
            <text:p>224</text:p>
          </table:table-cell>
          <table:table-cell table:style-name="ce377" office:value-type="float" office:value="77">
            <text:p>77</text:p>
          </table:table-cell>
          <table:table-cell table:style-name="ce303" office:value-type="float" office:value="132">
            <text:p>132</text:p>
          </table:table-cell>
          <table:table-cell table:style-name="ce303" office:value-type="float" office:value="12">
            <text:p>1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450.355284265">
            <text:p>450.36</text:p>
          </table:table-cell>
          <table:table-cell table:style-name="ce370" office:value-type="float" office:value="423.614883706">
            <text:p>423.6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12">
            <text:p>212</text:p>
          </table:table-cell>
          <table:table-cell table:style-name="ce4" table:number-columns-repeated="3"/>
          <table:table-cell table:style-name="ce4" office:value-type="float" office:value="30">
            <text:p>30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30">
            <text:p>30</text:p>
          </table:table-cell>
          <table:table-cell table:style-name="ce129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7">
            <text:p>207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464.276249981">
            <text:p>464.28</text:p>
          </table:table-cell>
          <table:table-cell table:style-name="ce371" office:value-type="float" office:value="414.671797229">
            <text:p>414.6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number-columns-repeated="3" table:style-name="ce303" office:value-type="float" office:value="237">
            <text:p>237</text:p>
          </table:table-cell>
          <table:table-cell table:style-name="ce377" office:value-type="float" office:value="232">
            <text:p>232</text:p>
          </table:table-cell>
          <table:table-cell table:style-name="ce303" office:value-type="float" office:value="121">
            <text:p>121</text:p>
          </table:table-cell>
          <table:table-cell table:style-name="ce303" office:value-type="float" office:value="117">
            <text:p>117</text:p>
          </table:table-cell>
          <table:table-cell table:number-columns-repeated="38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61">
            <text:p>161</text:p>
          </table:table-cell>
          <table:table-cell table:style-name="ce3" office:value-type="float" office:value="238">
            <text:p>238</text:p>
          </table:table-cell>
          <table:table-cell table:style-name="ce4" office:value-type="float" office:value="37">
            <text:p>37</text:p>
          </table:table-cell>
          <table:table-cell table:style-name="ce375" office:value-type="float" office:value="440.053066917">
            <text:p>440.05</text:p>
          </table:table-cell>
          <table:table-cell table:style-name="ce375" office:value-type="float" office:value="359.380548413">
            <text:p>359.3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14">
            <text:p>114</text:p>
          </table:table-cell>
          <table:table-cell table:style-name="ce4" table:number-columns-repeated="3"/>
          <table:table-cell table:style-name="ce4" office:value-type="float" office:value="95">
            <text:p>95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95">
            <text:p>95</text:p>
          </table:table-cell>
          <table:table-cell table:style-name="ce129" office:value-type="float" office:value="109">
            <text:p>10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">
            <text:p>1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509.706760966">
            <text:p>509.71</text:p>
          </table:table-cell>
          <table:table-cell table:style-name="ce371" office:value-type="float" office:value="450.461828448">
            <text:p>450.4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233">
            <text:p>233</text:p>
          </table:table-cell>
          <table:table-cell table:style-name="ce303" office:value-type="float" office:value="5">
            <text:p>5</text:p>
          </table:table-cell>
          <table:table-cell table:style-name="ce303" office:value-type="float" office:value="233">
            <text:p>233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233">
            <text:p>233</text:p>
          </table:table-cell>
          <table:table-cell table:style-name="ce377" office:value-type="float" office:value="0">
            <text:p>0</text:p>
          </table:table-cell>
          <table:table-cell table:style-name="ce303" office:value-type="float" office:value="12">
            <text:p>12</text:p>
          </table:table-cell>
          <table:table-cell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36.554157221">
            <text:p>436.55</text:p>
          </table:table-cell>
          <table:table-cell table:style-name="ce370" office:value-type="float" office:value="360.728920205">
            <text:p>360.7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4" table:number-columns-repeated="3"/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44">
            <text:p>144</text:p>
          </table:table-cell>
          <table:table-cell table:style-name="ce129" office:value-type="float" office:value="103">
            <text:p>103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32">
            <text:p>32</text:p>
          </table:table-cell>
          <table:table-cell table:number-columns-repeated="38"/>
        </table:table-row>
        <table:table-row table:style-name="ro1" table:number-rows-repeated="1048439">
          <table:table-cell table:number-columns-repeated="60"/>
        </table:table-row>
        <table:table-row table:style-name="ro5" table:number-rows-repeated="2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ROI_tvis_tractography" table:style-name="ta1">
        <table:table-column table:style-name="co6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4" table:number-columns-repeated="2" table:default-cell-style-name="Default"/>
        <table:table-column table:style-name="co64" table:number-columns-repeated="25" table:default-cell-style-name="Default"/>
        <table:table-column table:style-name="co9" table:number-columns-repeated="993" table:default-cell-style-name="Default"/>
        <table:table-row table:style-name="ro5">
          <table:table-cell table:number-columns-repeated="1024"/>
        </table:table-row>
        <table:table-row table:style-name="ro1">
          <table:table-cell office:value-type="string">
            <text:p>Final evaluation_140515</text:p>
          </table:table-cell>
          <table:table-cell table:number-columns-repeated="1023"/>
        </table:table-row>
        <table:table-row table:style-name="ro25">
          <table:table-cell table:style-name="ce380" office:value-type="string">
            <text:p>Run on trackvis tractography – ROI_segmentation</text:p>
          </table:table-cell>
          <table:table-cell table:style-name="ce380" table:number-columns-repeated="3"/>
          <table:table-cell table:number-columns-repeated="1020"/>
        </table:table-row>
        <table:table-row table:style-name="ro1">
          <table:table-cell office:value-type="string">
            <text:p>Three evaluations: </text:p>
          </table:table-cell>
          <table:table-cell table:number-columns-repeated="1023"/>
        </table:table-row>
        <table:table-row table:style-name="ro1">
          <table:table-cell office:value-type="string">
            <text:p>1- Cross the ROIs</text:p>
          </table:table-cell>
          <table:table-cell table:number-columns-repeated="1023"/>
        </table:table-row>
        <table:table-row table:style-name="ro1">
          <table:table-cell office:value-type="string">
            <text:p>2- Overlap with target (use two index: overlap with respect to soure and overlap with respect to target)</text:p>
          </table:table-cell>
          <table:table-cell table:number-columns-repeated="1023"/>
        </table:table-row>
        <table:table-row table:style-name="ro1">
          <table:table-cell office:value-type="string">
            <text:p>2- Volume of overlap between mapped and target</text:p>
          </table:table-cell>
          <table:table-cell table:number-columns-repeated="1023"/>
        </table:table-row>
        <table:table-row table:style-name="ro1">
          <table:table-cell office:value-type="string">
            <text:p>Native</text:p>
          </table:table-cell>
          <table:table-cell table:number-columns-repeated="13"/>
          <table:table-cell office:value-type="string">
            <text:p>MNI</text:p>
          </table:table-cell>
          <table:table-cell office:value-type="string">
            <text:p>Radius = 4.</text:p>
          </table:table-cell>
          <table:table-cell table:number-columns-repeated="1008"/>
        </table:table-row>
        <table:table-row table:style-name="ro1"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3"/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999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71">
            <text:p>471</text:p>
          </table:table-cell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string">
            <text:p>few strange fibers</text:p>
          </table:table-cell>
          <table:table-cell/>
          <table:table-cell office:value-type="float" office:value="201">
            <text:p>201</text:p>
          </table:table-cell>
          <table:table-cell office:value-type="float" office:value="507">
            <text:p>507</text:p>
          </table:table-cell>
          <table:table-cell office:value-type="float" office:value="618">
            <text:p>618</text:p>
          </table:table-cell>
          <table:table-cell office:value-type="float" office:value="160">
            <text:p>160</text:p>
          </table:table-cell>
          <table:table-cell office:value-type="string">
            <text:p>strange fibers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440">
            <text:p>440</text:p>
          </table:table-cell>
          <table:table-cell office:value-type="float" office:value="601">
            <text:p>60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464">
            <text:p>464</text:p>
          </table:table-cell>
          <table:table-cell office:value-type="float" office:value="554">
            <text:p>554</text:p>
          </table:table-cell>
          <table:table-cell office:value-type="float" office:value="132">
            <text:p>132</text:p>
          </table:table-cell>
          <table:table-cell table:number-columns-repeated="1000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22">
            <text:p>522</text:p>
          </table:table-cell>
          <table:table-cell office:value-type="float" office:value="705">
            <text:p>705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08">
            <text:p>608</text:p>
          </table:table-cell>
          <table:table-cell office:value-type="float" office:value="793">
            <text:p>793</text:p>
          </table:table-cell>
          <table:table-cell office:value-type="float" office:value="333">
            <text:p>333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548">
            <text:p>548</text:p>
          </table:table-cell>
          <table:table-cell office:value-type="float" office:value="721">
            <text:p>7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27">
            <text:p>627</text:p>
          </table:table-cell>
          <table:table-cell office:value-type="float" office:value="815">
            <text:p>815</text:p>
          </table:table-cell>
          <table:table-cell office:value-type="float" office:value="341">
            <text:p>341</text:p>
          </table:table-cell>
          <table:table-cell table:number-columns-repeated="1000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5">
            <text:p>485</text:p>
          </table:table-cell>
          <table:table-cell office:value-type="float" office:value="536">
            <text:p>536</text:p>
          </table:table-cell>
          <table:table-cell office:value-type="float" office:value="118">
            <text:p>118</text:p>
          </table:table-cell>
          <table:table-cell office:value-type="string">
            <text:p>one strange fibers</text:p>
          </table:table-cell>
          <table:table-cell/>
          <table:table-cell office:value-type="float" office:value="203">
            <text:p>203</text:p>
          </table:table-cell>
          <table:table-cell office:value-type="float" office:value="371">
            <text:p>371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string">
            <text:p>strange fibers + strange shape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391">
            <text:p>391</text:p>
          </table:table-cell>
          <table:table-cell office:value-type="float" office:value="693">
            <text:p>693</text:p>
          </table:table-cell>
          <table:table-cell office:value-type="float" office:value="223">
            <text:p>223</text:p>
          </table:table-cell>
          <table:table-cell table:number-columns-repeated="1000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4">
            <text:p>344</text:p>
          </table:table-cell>
          <table:table-cell office:value-type="float" office:value="597">
            <text:p>597</text:p>
          </table:table-cell>
          <table:table-cell office:value-type="float" office:value="163">
            <text:p>163</text:p>
          </table:table-cell>
          <table:table-cell office:value-type="string">
            <text:p>good</text:p>
          </table:table-cell>
          <table:table-cell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0">
            <text:p>680</text:p>
          </table:table-cell>
          <table:table-cell office:value-type="float" office:value="124">
            <text:p>124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343">
            <text:p>343</text:p>
          </table:table-cell>
          <table:table-cell office:value-type="float" office:value="608">
            <text:p>608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1">
            <text:p>681</text:p>
          </table:table-cell>
          <table:table-cell office:value-type="float" office:value="121">
            <text:p>121</text:p>
          </table:table-cell>
          <table:table-cell table:number-columns-repeated="1000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7">
            <text:p>187</text:p>
          </table:table-cell>
          <table:table-cell office:value-type="float" office:value="747">
            <text:p>747</text:p>
          </table:table-cell>
          <table:table-cell office:value-type="float" office:value="104">
            <text:p>104</text:p>
          </table:table-cell>
          <table:table-cell office:value-type="string">
            <text:p>few strange fibers</text:p>
          </table:table-cell>
          <table:table-cell/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645">
            <text:p>645</text:p>
          </table:table-cell>
          <table:table-cell office:value-type="float" office:value="60">
            <text:p>60</text:p>
          </table:table-cell>
          <table:table-cell office:value-type="string">
            <text:p>not good(short fiber)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790">
            <text:p>79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708">
            <text:p>708</text:p>
          </table:table-cell>
          <table:table-cell office:value-type="float" office:value="61">
            <text:p>61</text:p>
          </table:table-cell>
          <table:table-cell table:number-columns-repeated="1000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647">
            <text:p>647</text:p>
          </table:table-cell>
          <table:table-cell office:value-type="float" office:value="173">
            <text:p>173</text:p>
          </table:table-cell>
          <table:table-cell office:value-type="string">
            <text:p>good</text:p>
          </table:table-cell>
          <table:table-cell/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683">
            <text:p>683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2">
            <text:p>552</text:p>
          </table:table-cell>
          <table:table-cell office:value-type="float" office:value="107">
            <text:p>107</text:p>
          </table:table-cell>
          <table:table-cell table:number-columns-repeated="1000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625">
            <text:p>625</text:p>
          </table:table-cell>
          <table:table-cell office:value-type="float" office:value="39">
            <text:p>39</text:p>
          </table:table-cell>
          <table:table-cell office:value-type="string">
            <text:p>few </text:p>
          </table:table-cell>
          <table:table-cell/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738">
            <text:p>738</text:p>
          </table:table-cell>
          <table:table-cell office:value-type="float" office:value="58">
            <text:p>58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179">
            <text:p>179</text:p>
          </table:table-cell>
          <table:table-cell office:value-type="float" office:value="689">
            <text:p>689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  <table:table-cell office:value-type="float" office:value="70">
            <text:p>70</text:p>
          </table:table-cell>
          <table:table-cell table:number-columns-repeated="1000"/>
        </table:table-row>
        <table:table-row table:style-name="ro1">
          <table:table-cell table:style-name="ce30" office:value-type="float" office:value="208">
            <text:p>208</text:p>
          </table:table-cell>
          <table:table-cell table:style-name="ce30" office:value-type="float" office:value="389">
            <text:p>389</text:p>
          </table:table-cell>
          <table:table-cell table:style-name="ce30" office:value-type="float" office:value="635">
            <text:p>635</text:p>
          </table:table-cell>
          <table:table-cell table:style-name="ce30" office:value-type="float" office:value="166">
            <text:p>166</text:p>
          </table:table-cell>
          <table:table-cell table:style-name="ce30" office:value-type="string">
            <text:p>strange fibers</text:p>
          </table:table-cell>
          <table:table-cell table:style-name="ce30"/>
          <table:table-cell table:style-name="ce30" office:value-type="float" office:value="208">
            <text:p>208</text:p>
          </table:table-cell>
          <table:table-cell table:style-name="ce30" office:value-type="float" office:value="408">
            <text:p>408</text:p>
          </table:table-cell>
          <table:table-cell table:style-name="ce30" office:value-type="float" office:value="625">
            <text:p>625</text:p>
          </table:table-cell>
          <table:table-cell table:style-name="ce30" office:value-type="float" office:value="121">
            <text:p>121</text:p>
          </table:table-cell>
          <table:table-cell table:style-name="ce30" office:value-type="string">
            <text:p>strange shape</text:p>
          </table:table-cell>
          <table:table-cell table:style-name="ce30" table:number-columns-repeated="3"/>
          <table:table-cell table:style-name="ce30" office:value-type="float" office:value="208">
            <text:p>208</text:p>
          </table:table-cell>
          <table:table-cell table:style-name="ce30" office:value-type="float" office:value="436">
            <text:p>436</text:p>
          </table:table-cell>
          <table:table-cell table:style-name="ce30" office:value-type="float" office:value="712">
            <text:p>712</text:p>
          </table:table-cell>
          <table:table-cell table:style-name="ce30" office:value-type="float" office:value="180">
            <text:p>180</text:p>
          </table:table-cell>
          <table:table-cell table:style-name="ce30" table:number-columns-repeated="2"/>
          <table:table-cell table:style-name="ce30" office:value-type="float" office:value="208">
            <text:p>208</text:p>
          </table:table-cell>
          <table:table-cell table:style-name="ce30" office:value-type="float" office:value="450">
            <text:p>450</text:p>
          </table:table-cell>
          <table:table-cell table:style-name="ce30" office:value-type="float" office:value="676">
            <text:p>676</text:p>
          </table:table-cell>
          <table:table-cell table:style-name="ce30" office:value-type="float" office:value="140">
            <text:p>140</text:p>
          </table:table-cell>
          <table:table-cell table:style-name="ce30" table:number-columns-repeated="1000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98">
            <text:p>298</text:p>
          </table:table-cell>
          <table:table-cell office:value-type="float" office:value="461">
            <text:p>461</text:p>
          </table:table-cell>
          <table:table-cell office:value-type="float" office:value="95">
            <text:p>95</text:p>
          </table:table-cell>
          <table:table-cell office:value-type="string">
            <text:p>not good shape</text:p>
          </table:table-cell>
          <table:table-cell/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office:value-type="float" office:value="503">
            <text:p>503</text:p>
          </table:table-cell>
          <table:table-cell office:value-type="float" office:value="34">
            <text:p>34</text:p>
          </table:table-cell>
          <table:table-cell office:value-type="string">
            <text:p>few but good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  <table:table-cell office:value-type="float" office:value="459">
            <text:p>45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table:number-columns-repeated="100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70">
            <text:p>77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402">
            <text:p>402</text:p>
          </table:table-cell>
          <table:table-cell office:value-type="float" office:value="782">
            <text:p>782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398">
            <text:p>398</text:p>
          </table:table-cell>
          <table:table-cell office:value-type="float" office:value="766">
            <text:p>766</text:p>
          </table:table-cell>
          <table:table-cell office:value-type="float" office:value="224">
            <text:p>224</text:p>
          </table:table-cell>
          <table:table-cell table:number-columns-repeated="1000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631">
            <text:p>6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55">
            <text:p>755</text:p>
          </table:table-cell>
          <table:table-cell office:value-type="float" office:value="68">
            <text:p>68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153">
            <text:p>153</text:p>
          </table:table-cell>
          <table:table-cell office:value-type="float" office:value="620">
            <text:p>62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48">
            <text:p>748</text:p>
          </table:table-cell>
          <table:table-cell office:value-type="float" office:value="67">
            <text:p>67</text:p>
          </table:table-cell>
          <table:table-cell table:number-columns-repeated="1000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3">
            <text:p>313</text:p>
          </table:table-cell>
          <table:table-cell office:value-type="float" office:value="461">
            <text:p>461</text:p>
          </table:table-cell>
          <table:table-cell office:value-type="float" office:value="98">
            <text:p>98</text:p>
          </table:table-cell>
          <table:table-cell office:value-type="string">
            <text:p>strange fibers</text:p>
          </table:table-cell>
          <table:table-cell/>
          <table:table-cell office:value-type="float" office:value="213">
            <text:p>213</text:p>
          </table:table-cell>
          <table:table-cell office:value-type="float" office:value="310">
            <text:p>310</text:p>
          </table:table-cell>
          <table:table-cell office:value-type="float" office:value="731">
            <text:p>731</text:p>
          </table:table-cell>
          <table:table-cell office:value-type="float" office:value="114">
            <text:p>114</text:p>
          </table:table-cell>
          <table:table-cell office:value-type="string">
            <text:p>one strange fiber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317">
            <text:p>317</text:p>
          </table:table-cell>
          <table:table-cell office:value-type="float" office:value="470">
            <text:p>47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320">
            <text:p>320</text:p>
          </table:table-cell>
          <table:table-cell office:value-type="float" office:value="760">
            <text:p>760</text:p>
          </table:table-cell>
          <table:table-cell office:value-type="float" office:value="118">
            <text:p>11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ntropy</text:p>
          </table:table-cell>
          <table:table-cell table:number-columns-repeated="1023"/>
        </table:table-row>
        <table:table-row table:style-name="ro1">
          <table:table-cell office:value-type="string">
            <text:p>Lef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3"/>
          <table:table-cell office:value-type="string">
            <text:p>Righ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1015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  <table:table-cell office:value-type="float" office:value="0.800267353711">
            <text:p>0.8002673537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0.73889114297">
            <text:p>0.738891143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0.714537989425">
            <text:p>0.7145379894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0.564248021303">
            <text:p>0.5642480213</text:p>
          </table:table-cell>
          <table:table-cell table:number-columns-repeated="1015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0.523172524225">
            <text:p>0.5231725242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0.556273094729">
            <text:p>0.5562730947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0.442682133119">
            <text:p>0.4426821331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0.503753181428">
            <text:p>0.5037531814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0.425995921507">
            <text:p>0.4259959215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0.450137907323">
            <text:p>0.4501379073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office:value-type="float" office:value="0.420416989877">
            <text:p>0.4204169899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114">
            <text:p>114</text:p>
          </table:table-cell>
          <table:table-cell office:value-type="float" office:value="0.443643810621">
            <text:p>0.4436438106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0.389492995912">
            <text:p>0.3894929959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0.442020449097">
            <text:p>0.4420204491</text:p>
          </table:table-cell>
          <table:table-cell table:number-columns-repeated="101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0.332018969845">
            <text:p>0.3320189698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0.441767505198">
            <text:p>0.4417675052</text:p>
          </table:table-cell>
          <table:table-cell table:number-columns-repeated="1015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0.32618140121">
            <text:p>0.3261814012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0.437064727361">
            <text:p>0.4370647274</text:p>
          </table:table-cell>
          <table:table-cell table:number-columns-repeated="1015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0.311083982762">
            <text:p>0.3110839828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0.423165861577">
            <text:p>0.4231658616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0.298882510428">
            <text:p>0.2988825104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0.283865309146">
            <text:p>0.2838653091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.224968384935">
            <text:p>0.2249683849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.162311682439">
            <text:p>0.1623116824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124">
            <text:p>124</text:p>
          </table:table-cell>
          <table:table-cell office:value-type="float" office:value="163">
            <text:p>163</text:p>
          </table:table-cell>
          <table:table-cell office:value-type="float" office:value="213">
            <text:p>213</text:p>
          </table:table-cell>
          <table:table-cell/>
          <table:table-cell office:value-type="float" office:value="206">
            <text:p>206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206">
            <text:p>206</text:p>
          </table:table-cell>
          <table:table-cell office:value-type="float" office:value="343">
            <text:p>343</text:p>
          </table:table-cell>
          <table:table-cell office:value-type="float" office:value="393">
            <text:p>393</text:p>
          </table:table-cell>
          <table:table-cell/>
          <table:table-cell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213">
            <text:p>213</text:p>
          </table:table-cell>
          <table:table-cell office:value-type="float" office:value="359">
            <text:p>359</text:p>
          </table:table-cell>
          <table:table-cell office:value-type="float" office:value="409">
            <text:p>409</text:p>
          </table:table-cell>
          <table:table-cell/>
          <table:table-cell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145">
            <text:p>145</text:p>
          </table:table-cell>
          <table:table-cell table:number-columns-repeated="3"/>
          <table:table-cell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381" office:value-type="float" office:value="204">
            <text:p>204</text:p>
          </table:table-cell>
          <table:table-cell table:style-name="ce381" office:value-type="float" office:value="202">
            <text:p>202</text:p>
          </table:table-cell>
          <table:table-cell table:style-name="ce381" office:value-type="float" office:value="212">
            <text:p>212</text:p>
          </table:table-cell>
          <table:table-cell table:number-columns-repeated="2"/>
          <table:table-cell table:style-name="ce381" office:value-type="float" office:value="205">
            <text:p>205</text:p>
          </table:table-cell>
          <table:table-cell table:style-name="ce381" office:value-type="float" office:value="212">
            <text:p>212</text:p>
          </table:table-cell>
          <table:table-cell table:style-name="ce381" office:value-type="float" office:value="204">
            <text:p>204</text:p>
          </table:table-cell>
          <table:table-cell table:style-name="ce381" office:value-type="float" office:value="206">
            <text:p>20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67" office:value-type="string">
            <text:p>Basedline of source tractography cross ANATOMY ROIS of target <text:s/>in MNI space</text:p>
          </table:table-cell>
          <table:table-cell table:number-columns-repeated="4"/>
          <table:table-cell table:style-name="ce167"/>
          <table:table-cell table:number-columns-repeated="1018"/>
        </table:table-row>
        <table:table-row table:style-name="ro1">
          <table:table-cell table:style-name="ce382" office:value-type="string" table:number-columns-spanned="1" table:number-rows-spanned="3">
            <text:p>Left</text:p>
          </table:table-cell>
          <table:table-cell table:style-name="ce387" office:value-type="string" table:number-columns-spanned="1" table:number-rows-spanned="3">
            <text:p>Len CST (native)</text:p>
          </table:table-cell>
          <table:table-cell table:style-name="ce387" office:value-type="string" table:number-columns-spanned="1" table:number-rows-spanned="3">
            <text:p>Len CST (MNI)</text:p>
          </table:table-cell>
          <table:table-cell table:style-name="ce382" office:value-type="string" table:number-columns-spanned="12" table:number-rows-spanned="1">
            <text:p>Cross MNI-ROIs of </text:p>
          </table:table-cell>
          <table:covered-table-cell table:number-columns-repeated="10" table:style-name="ce392"/>
          <table:covered-table-cell table:style-name="ce398"/>
          <table:table-cell/>
          <table:table-cell table:style-name="ce382" office:value-type="string" table:number-columns-spanned="1" table:number-rows-spanned="3">
            <text:p>Right</text:p>
          </table:table-cell>
          <table:table-cell table:style-name="ce387" office:value-type="string" table:number-columns-spanned="1" table:number-rows-spanned="3">
            <text:p>Len CST (native)</text:p>
          </table:table-cell>
          <table:table-cell table:style-name="ce387" office:value-type="string" table:number-columns-spanned="1" table:number-rows-spanned="3">
            <text:p>Len CST (MNI)</text:p>
          </table:table-cell>
          <table:table-cell table:style-name="ce382" office:value-type="string" table:number-columns-spanned="12" table:number-rows-spanned="1">
            <text:p>Cross MNI-ROIs of </text:p>
          </table:table-cell>
          <table:covered-table-cell table:number-columns-repeated="10" table:style-name="ce392"/>
          <table:covered-table-cell table:style-name="ce398"/>
          <table:table-cell table:number-columns-repeated="993"/>
        </table:table-row>
        <table:table-row table:style-name="ro1">
          <table:covered-table-cell table:style-name="ce383"/>
          <table:covered-table-cell table:number-columns-repeated="2" table:style-name="ce388"/>
          <table:table-cell table:style-name="ce390" office:value-type="float" office:value="212" table:number-columns-spanned="3" table:number-rows-spanned="1">
            <text:p>212</text:p>
          </table:table-cell>
          <table:covered-table-cell table:number-columns-repeated="2" table:style-name="ce393"/>
          <table:table-cell table:style-name="ce394" office:value-type="float" office:value="202" table:number-columns-spanned="3" table:number-rows-spanned="1">
            <text:p>202</text:p>
          </table:table-cell>
          <table:covered-table-cell table:style-name="ce393"/>
          <table:covered-table-cell table:style-name="ce395"/>
          <table:table-cell table:style-name="ce396" office:value-type="float" office:value="204" table:number-columns-spanned="3" table:number-rows-spanned="1">
            <text:p>204</text:p>
          </table:table-cell>
          <table:covered-table-cell table:number-columns-repeated="2" table:style-name="ce393"/>
          <table:table-cell table:style-name="ce394" office:value-type="float" office:value="209" table:number-columns-spanned="3" table:number-rows-spanned="1">
            <text:p>209</text:p>
          </table:table-cell>
          <table:covered-table-cell table:style-name="ce393"/>
          <table:covered-table-cell table:style-name="ce395"/>
          <table:table-cell/>
          <table:covered-table-cell table:style-name="ce383"/>
          <table:covered-table-cell table:number-columns-repeated="2" table:style-name="ce388"/>
          <table:table-cell table:style-name="ce390" office:value-type="float" office:value="205" table:number-columns-spanned="3" table:number-rows-spanned="1">
            <text:p>205</text:p>
          </table:table-cell>
          <table:covered-table-cell table:number-columns-repeated="2" table:style-name="ce393"/>
          <table:table-cell table:style-name="ce394" office:value-type="float" office:value="212" table:number-columns-spanned="3" table:number-rows-spanned="1">
            <text:p>212</text:p>
          </table:table-cell>
          <table:covered-table-cell table:style-name="ce393"/>
          <table:covered-table-cell table:style-name="ce395"/>
          <table:table-cell table:style-name="ce396" office:value-type="float" office:value="204" table:number-columns-spanned="3" table:number-rows-spanned="1">
            <text:p>204</text:p>
          </table:table-cell>
          <table:covered-table-cell table:number-columns-repeated="2" table:style-name="ce393"/>
          <table:table-cell table:style-name="ce394" office:value-type="float" office:value="206" table:number-columns-spanned="3" table:number-rows-spanned="1">
            <text:p>206</text:p>
          </table:table-cell>
          <table:covered-table-cell table:style-name="ce393"/>
          <table:covered-table-cell table:style-name="ce395"/>
          <table:table-cell table:number-columns-repeated="993"/>
        </table:table-row>
        <table:table-row table:style-name="ro1">
          <table:covered-table-cell table:style-name="ce384"/>
          <table:covered-table-cell table:number-columns-repeated="2" table:style-name="ce389"/>
          <table:table-cell table:style-name="ce391" office:value-type="string">
            <text:p>ROI1</text:p>
          </table:table-cell>
          <table:table-cell table:style-name="ce393" office:value-type="string">
            <text:p>ROI2</text:p>
          </table:table-cell>
          <table:table-cell table:style-name="ce393" office:value-type="string">
            <text:p>ROI1&amp;2</text:p>
          </table:table-cell>
          <table:table-cell table:style-name="ce391" office:value-type="string">
            <text:p>ROI1</text:p>
          </table:table-cell>
          <table:table-cell table:style-name="ce393" office:value-type="string">
            <text:p>ROI2</text:p>
          </table:table-cell>
          <table:table-cell table:style-name="ce395" office:value-type="string">
            <text:p>ROI1&amp;2</text:p>
          </table:table-cell>
          <table:table-cell table:style-name="ce393" office:value-type="string">
            <text:p>ROI1</text:p>
          </table:table-cell>
          <table:table-cell table:style-name="ce393" office:value-type="string">
            <text:p>ROI2</text:p>
          </table:table-cell>
          <table:table-cell table:style-name="ce393" office:value-type="string">
            <text:p>ROI1&amp;2</text:p>
          </table:table-cell>
          <table:table-cell table:style-name="ce391" office:value-type="string">
            <text:p>ROI1</text:p>
          </table:table-cell>
          <table:table-cell table:style-name="ce393" office:value-type="string">
            <text:p>ROI2</text:p>
          </table:table-cell>
          <table:table-cell table:style-name="ce395" office:value-type="string">
            <text:p>ROI1&amp;2</text:p>
          </table:table-cell>
          <table:table-cell/>
          <table:covered-table-cell table:style-name="ce384"/>
          <table:covered-table-cell table:number-columns-repeated="2" table:style-name="ce389"/>
          <table:table-cell table:style-name="ce391" office:value-type="string">
            <text:p>ROI1</text:p>
          </table:table-cell>
          <table:table-cell table:style-name="ce393" office:value-type="string">
            <text:p>ROI2</text:p>
          </table:table-cell>
          <table:table-cell table:style-name="ce393" office:value-type="string">
            <text:p>ROI1&amp;2</text:p>
          </table:table-cell>
          <table:table-cell table:style-name="ce391" office:value-type="string">
            <text:p>ROI1</text:p>
          </table:table-cell>
          <table:table-cell table:style-name="ce393" office:value-type="string">
            <text:p>ROI2</text:p>
          </table:table-cell>
          <table:table-cell table:style-name="ce395" office:value-type="string">
            <text:p>ROI1&amp;2</text:p>
          </table:table-cell>
          <table:table-cell table:style-name="ce393" office:value-type="string">
            <text:p>ROI1</text:p>
          </table:table-cell>
          <table:table-cell table:style-name="ce393" office:value-type="string">
            <text:p>ROI2</text:p>
          </table:table-cell>
          <table:table-cell table:style-name="ce393" office:value-type="string">
            <text:p>ROI1&amp;2</text:p>
          </table:table-cell>
          <table:table-cell table:style-name="ce391" office:value-type="string">
            <text:p>ROI1</text:p>
          </table:table-cell>
          <table:table-cell table:style-name="ce393" office:value-type="string">
            <text:p>ROI2</text:p>
          </table:table-cell>
          <table:table-cell table:style-name="ce395" office:value-type="string">
            <text:p>ROI1&amp;2</text:p>
          </table:table-cell>
          <table:table-cell table:number-columns-repeated="993"/>
        </table:table-row>
        <table:table-row table:style-name="ro1">
          <table:table-cell table:style-name="ce385" office:value-type="float" office:value="212">
            <text:p>212</text:p>
          </table:table-cell>
          <table:table-cell table:style-name="ce4" office:value-type="float" office:value="74">
            <text:p>74</text:p>
          </table:table-cell>
          <table:table-cell table:style-name="ce385" office:value-type="float" office:value="69">
            <text:p>69</text:p>
          </table:table-cell>
          <table:table-cell table:style-name="ce9" table:number-columns-repeated="3"/>
          <table:table-cell table:style-name="ce129" office:value-type="float" office:value="447">
            <text:p>447</text:p>
          </table:table-cell>
          <table:table-cell table:style-name="ce4" office:value-type="float" office:value="519">
            <text:p>519</text:p>
          </table:table-cell>
          <table:table-cell table:style-name="ce137" office:value-type="float" office:value="46">
            <text:p>46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04">
            <text:p>604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312">
            <text:p>312</text:p>
          </table:table-cell>
          <table:table-cell table:style-name="ce4" office:value-type="float" office:value="647">
            <text:p>647</text:p>
          </table:table-cell>
          <table:table-cell table:style-name="ce137" office:value-type="float" office:value="117">
            <text:p>117</text:p>
          </table:table-cell>
          <table:table-cell/>
          <table:table-cell table:style-name="ce385" office:value-type="float" office:value="205">
            <text:p>205</text:p>
          </table:table-cell>
          <table:table-cell table:style-name="ce4" office:value-type="float" office:value="60">
            <text:p>60</text:p>
          </table:table-cell>
          <table:table-cell table:style-name="ce385" office:value-type="float" office:value="61">
            <text:p>61</text:p>
          </table:table-cell>
          <table:table-cell table:style-name="ce9" table:number-columns-repeated="3"/>
          <table:table-cell table:style-name="ce129" office:value-type="float" office:value="177">
            <text:p>177</text:p>
          </table:table-cell>
          <table:table-cell table:style-name="ce4" office:value-type="float" office:value="813">
            <text:p>813</text:p>
          </table:table-cell>
          <table:table-cell table:style-name="ce137" office:value-type="float" office:value="60">
            <text:p>6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759">
            <text:p>759</text:p>
          </table:table-cell>
          <table:table-cell table:style-name="ce4" office:value-type="float" office:value="0">
            <text:p>0</text:p>
          </table:table-cell>
          <table:table-cell table:style-name="ce129" office:value-type="float" office:value="203">
            <text:p>203</text:p>
          </table:table-cell>
          <table:table-cell table:style-name="ce4" office:value-type="float" office:value="659">
            <text:p>659</text:p>
          </table:table-cell>
          <table:table-cell table:style-name="ce137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style-name="ce385" office:value-type="float" office:value="202">
            <text:p>202</text:p>
          </table:table-cell>
          <table:table-cell table:style-name="ce4" office:value-type="float" office:value="156">
            <text:p>156</text:p>
          </table:table-cell>
          <table:table-cell table:style-name="ce385" office:value-type="float" office:value="162">
            <text:p>162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663">
            <text:p>663</text:p>
          </table:table-cell>
          <table:table-cell table:style-name="ce4" office:value-type="float" office:value="158">
            <text:p>158</text:p>
          </table:table-cell>
          <table:table-cell table:style-name="ce130"/>
          <table:table-cell table:style-name="ce9"/>
          <table:table-cell table:style-name="ce138"/>
          <table:table-cell table:style-name="ce4" office:value-type="float" office:value="399">
            <text:p>399</text:p>
          </table:table-cell>
          <table:table-cell table:style-name="ce4" office:value-type="float" office:value="578">
            <text:p>578</text:p>
          </table:table-cell>
          <table:table-cell table:style-name="ce4" office:value-type="float" office:value="123">
            <text:p>123</text:p>
          </table:table-cell>
          <table:table-cell table:style-name="ce129" office:value-type="float" office:value="347">
            <text:p>347</text:p>
          </table:table-cell>
          <table:table-cell table:style-name="ce4" office:value-type="float" office:value="847">
            <text:p>847</text:p>
          </table:table-cell>
          <table:table-cell table:style-name="ce137" office:value-type="float" office:value="127">
            <text:p>127</text:p>
          </table:table-cell>
          <table:table-cell/>
          <table:table-cell table:style-name="ce385" office:value-type="float" office:value="212">
            <text:p>212</text:p>
          </table:table-cell>
          <table:table-cell table:style-name="ce4" office:value-type="float" office:value="68">
            <text:p>68</text:p>
          </table:table-cell>
          <table:table-cell table:style-name="ce385" office:value-type="float" office:value="67">
            <text:p>67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703">
            <text:p>703</text:p>
          </table:table-cell>
          <table:table-cell table:style-name="ce4" office:value-type="float" office:value="81">
            <text:p>81</text:p>
          </table:table-cell>
          <table:table-cell table:style-name="ce130"/>
          <table:table-cell table:style-name="ce9"/>
          <table:table-cell table:style-name="ce138"/>
          <table:table-cell table:style-name="ce4" office:value-type="float" office:value="211">
            <text:p>211</text:p>
          </table:table-cell>
          <table:table-cell table:style-name="ce4" office:value-type="float" office:value="621">
            <text:p>621</text:p>
          </table:table-cell>
          <table:table-cell table:style-name="ce4" office:value-type="float" office:value="41">
            <text:p>41</text:p>
          </table:table-cell>
          <table:table-cell table:style-name="ce129" office:value-type="float" office:value="281">
            <text:p>281</text:p>
          </table:table-cell>
          <table:table-cell table:style-name="ce4" office:value-type="float" office:value="580">
            <text:p>580</text:p>
          </table:table-cell>
          <table:table-cell table:style-name="ce137" office:value-type="float" office:value="60">
            <text:p>60</text:p>
          </table:table-cell>
          <table:table-cell table:number-columns-repeated="993"/>
        </table:table-row>
        <table:table-row table:style-name="ro1">
          <table:table-cell table:style-name="ce385" office:value-type="float" office:value="204">
            <text:p>204</text:p>
          </table:table-cell>
          <table:table-cell table:style-name="ce4" office:value-type="float" office:value="163">
            <text:p>163</text:p>
          </table:table-cell>
          <table:table-cell table:style-name="ce385" office:value-type="float" office:value="165">
            <text:p>165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658">
            <text:p>658</text:p>
          </table:table-cell>
          <table:table-cell table:style-name="ce4" office:value-type="float" office:value="154">
            <text:p>154</text:p>
          </table:table-cell>
          <table:table-cell table:style-name="ce129" office:value-type="float" office:value="521">
            <text:p>521</text:p>
          </table:table-cell>
          <table:table-cell table:style-name="ce4" office:value-type="float" office:value="358">
            <text:p>358</text:p>
          </table:table-cell>
          <table:table-cell table:style-name="ce137" office:value-type="float" office:value="54">
            <text:p>54</text:p>
          </table:table-cell>
          <table:table-cell table:style-name="ce130"/>
          <table:table-cell table:style-name="ce9"/>
          <table:table-cell table:style-name="ce138"/>
          <table:table-cell table:style-name="ce129" office:value-type="float" office:value="322">
            <text:p>322</text:p>
          </table:table-cell>
          <table:table-cell table:style-name="ce4" office:value-type="float" office:value="648">
            <text:p>648</text:p>
          </table:table-cell>
          <table:table-cell table:style-name="ce137" office:value-type="float" office:value="165">
            <text:p>165</text:p>
          </table:table-cell>
          <table:table-cell/>
          <table:table-cell table:style-name="ce385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385" office:value-type="float" office:value="121">
            <text:p>121</text:p>
          </table:table-cell>
          <table:table-cell table:style-name="ce4" office:value-type="float" office:value="224">
            <text:p>224</text:p>
          </table:table-cell>
          <table:table-cell table:style-name="ce4" office:value-type="float" office:value="460">
            <text:p>460</text:p>
          </table:table-cell>
          <table:table-cell table:style-name="ce4" office:value-type="float" office:value="92">
            <text:p>92</text:p>
          </table:table-cell>
          <table:table-cell table:style-name="ce129" office:value-type="float" office:value="222">
            <text:p>222</text:p>
          </table:table-cell>
          <table:table-cell table:style-name="ce4" office:value-type="float" office:value="646">
            <text:p>646</text:p>
          </table:table-cell>
          <table:table-cell table:style-name="ce137" office:value-type="float" office:value="151">
            <text:p>151</text:p>
          </table:table-cell>
          <table:table-cell table:style-name="ce130"/>
          <table:table-cell table:style-name="ce9"/>
          <table:table-cell table:style-name="ce138"/>
          <table:table-cell table:style-name="ce129" office:value-type="float" office:value="241">
            <text:p>241</text:p>
          </table:table-cell>
          <table:table-cell table:style-name="ce4" office:value-type="float" office:value="727">
            <text:p>727</text:p>
          </table:table-cell>
          <table:table-cell table:style-name="ce137" office:value-type="float" office:value="160">
            <text:p>160</text:p>
          </table:table-cell>
          <table:table-cell table:number-columns-repeated="993"/>
        </table:table-row>
        <table:table-row table:style-name="ro1">
          <table:table-cell table:style-name="ce386" office:value-type="float" office:value="209">
            <text:p>209</text:p>
          </table:table-cell>
          <table:table-cell table:style-name="ce133" office:value-type="float" office:value="95">
            <text:p>95</text:p>
          </table:table-cell>
          <table:table-cell table:style-name="ce386" office:value-type="float" office:value="92">
            <text:p>92</text:p>
          </table:table-cell>
          <table:table-cell table:style-name="ce133" office:value-type="float" office:value="194">
            <text:p>194</text:p>
          </table:table-cell>
          <table:table-cell table:style-name="ce133" office:value-type="float" office:value="499">
            <text:p>499</text:p>
          </table:table-cell>
          <table:table-cell table:style-name="ce133" office:value-type="float" office:value="5">
            <text:p>5</text:p>
          </table:table-cell>
          <table:table-cell table:style-name="ce131" office:value-type="float" office:value="263">
            <text:p>263</text:p>
          </table:table-cell>
          <table:table-cell table:style-name="ce133" office:value-type="float" office:value="359">
            <text:p>359</text:p>
          </table:table-cell>
          <table:table-cell table:style-name="ce139" office:value-type="float" office:value="0">
            <text:p>0</text:p>
          </table:table-cell>
          <table:table-cell table:style-name="ce133" office:value-type="float" office:value="134">
            <text:p>134</text:p>
          </table:table-cell>
          <table:table-cell table:style-name="ce133" office:value-type="float" office:value="529">
            <text:p>529</text:p>
          </table:table-cell>
          <table:table-cell table:style-name="ce133" office:value-type="float" office:value="1">
            <text:p>1</text:p>
          </table:table-cell>
          <table:table-cell table:style-name="ce397"/>
          <table:table-cell table:style-name="ce126"/>
          <table:table-cell table:style-name="ce399"/>
          <table:table-cell/>
          <table:table-cell table:style-name="ce386" office:value-type="float" office:value="206">
            <text:p>206</text:p>
          </table:table-cell>
          <table:table-cell table:style-name="ce133" office:value-type="float" office:value="100">
            <text:p>100</text:p>
          </table:table-cell>
          <table:table-cell table:style-name="ce386" office:value-type="float" office:value="107">
            <text:p>107</text:p>
          </table:table-cell>
          <table:table-cell table:style-name="ce133" office:value-type="float" office:value="242">
            <text:p>242</text:p>
          </table:table-cell>
          <table:table-cell table:style-name="ce133" office:value-type="float" office:value="428">
            <text:p>428</text:p>
          </table:table-cell>
          <table:table-cell table:style-name="ce133" office:value-type="float" office:value="41">
            <text:p>41</text:p>
          </table:table-cell>
          <table:table-cell table:style-name="ce131" office:value-type="float" office:value="210">
            <text:p>210</text:p>
          </table:table-cell>
          <table:table-cell table:style-name="ce133" office:value-type="float" office:value="530">
            <text:p>530</text:p>
          </table:table-cell>
          <table:table-cell table:style-name="ce139" office:value-type="float" office:value="22">
            <text:p>22</text:p>
          </table:table-cell>
          <table:table-cell table:style-name="ce133" office:value-type="float" office:value="223">
            <text:p>223</text:p>
          </table:table-cell>
          <table:table-cell table:style-name="ce133" office:value-type="float" office:value="600">
            <text:p>600</text:p>
          </table:table-cell>
          <table:table-cell table:style-name="ce133" office:value-type="float" office:value="44">
            <text:p>44</text:p>
          </table:table-cell>
          <table:table-cell table:style-name="ce397"/>
          <table:table-cell table:style-name="ce126"/>
          <table:table-cell table:style-name="ce399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1">
          <table:table-cell office:value-type="string">
            <text:p>Cross ROIs</text:p>
          </table:table-cell>
          <table:table-cell table:number-columns-repeated="3"/>
          <table:table-cell office:value-type="string">
            <text:p>1-NN</text:p>
          </table:table-cell>
          <table:table-cell table:number-columns-repeated="2"/>
          <table:table-cell office:value-type="string">
            <text:p>100 Annealing</text:p>
          </table:table-cell>
          <table:table-cell table:number-columns-repeated="2"/>
          <table:table-cell office:value-type="string">
            <text:p>100 Annealing</text:p>
          </table:table-cell>
          <table:table-cell table:number-columns-repeated="2"/>
          <table:table-cell office:value-type="string">
            <text:p>200 Annealing</text:p>
          </table:table-cell>
          <table:table-cell table:number-columns-repeated="2"/>
          <table:table-cell office:value-type="string">
            <text:p>400 Annealing</text:p>
          </table:table-cell>
          <table:table-cell table:number-columns-repeated="2"/>
          <table:table-cell office:value-type="string">
            <text:p>600 Annealing</text:p>
          </table:table-cell>
          <table:table-cell table:number-columns-repeated="2"/>
          <table:table-cell office:value-type="string">
            <text:p>800 Annealing</text:p>
          </table:table-cell>
          <table:table-cell table:number-columns-repeated="2"/>
          <table:table-cell office:value-type="string">
            <text:p>1000 Annealing</text:p>
          </table:table-cell>
          <table:table-cell table:number-columns-repeated="998"/>
        </table:table-row>
        <table:table-row table:style-name="ro1"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Len source</text:p>
          </table:table-cell>
          <table:table-cell office:value-type="string">
            <text:p>Len targe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table:number-columns-repeated="996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0">
            <text:p>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7" table:target-range-address="'QC of CST_ROI'.Z8:'QC of CST_ROI'.AB1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ROI_tvis_tractography.A25:ROI_tvis_tractography.C3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5-23T20:04:33</dc:date>
    <dc:creator>bao </dc:creator>
    <meta:editing-duration>P32DT15H19M39S</meta:editing-duration>
    <meta:editing-cycles>134</meta:editing-cycles>
    <meta:printed-by>bao </meta:printed-by>
    <meta:print-date>2014-04-30T16:21:59</meta:print-date>
    <meta:document-statistic meta:table-count="10" meta:cell-count="12811" meta:object-count="0"/>
    <meta:user-defined meta:name="qrichtext">1</meta:user-defined>
  </office:meta>
</office:document-meta>
</file>